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130" calcext:value-type="float">
            <text:p>130</text:p>
          </table:table-cell>
          <table:table-cell office:value-type="string" calcext:value-type="string">
            <text:p>1 LOREM IPSUM DOLOR</text:p>
          </table:table-cell>
          <table:table-cell office:value-type="float" office:value="1503955977" calcext:value-type="float">
            <text:p>1503955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874" calcext:value-type="float">
            <text:p>874</text:p>
          </table:table-cell>
          <table:table-cell office:value-type="string" calcext:value-type="string">
            <text:p>2 LOREM IPSUM DOLOR</text:p>
          </table:table-cell>
          <table:table-cell office:value-type="float" office:value="1503955978" calcext:value-type="float">
            <text:p>1503955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383" calcext:value-type="float">
            <text:p>383</text:p>
          </table:table-cell>
          <table:table-cell office:value-type="string" calcext:value-type="string">
            <text:p>3 LOREM IPSUM DOLOR</text:p>
          </table:table-cell>
          <table:table-cell office:value-type="float" office:value="1503955979" calcext:value-type="float">
            <text:p>1503955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801" calcext:value-type="float">
            <text:p>801</text:p>
          </table:table-cell>
          <table:table-cell office:value-type="string" calcext:value-type="string">
            <text:p>4 LOREM IPSUM DOLOR</text:p>
          </table:table-cell>
          <table:table-cell office:value-type="float" office:value="1503955980" calcext:value-type="float">
            <text:p>15039559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916" calcext:value-type="float">
            <text:p>916</text:p>
          </table:table-cell>
          <table:table-cell office:value-type="string" calcext:value-type="string">
            <text:p>5 LOREM IPSUM DOLOR</text:p>
          </table:table-cell>
          <table:table-cell office:value-type="float" office:value="1503955981" calcext:value-type="float">
            <text:p>15039559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627" calcext:value-type="float">
            <text:p>627</text:p>
          </table:table-cell>
          <table:table-cell office:value-type="string" calcext:value-type="string">
            <text:p>6 LOREM IPSUM DOLOR</text:p>
          </table:table-cell>
          <table:table-cell office:value-type="float" office:value="1503955982" calcext:value-type="float">
            <text:p>15039559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967" calcext:value-type="float">
            <text:p>967</text:p>
          </table:table-cell>
          <table:table-cell office:value-type="string" calcext:value-type="string">
            <text:p>7 LOREM IPSUM DOLOR</text:p>
          </table:table-cell>
          <table:table-cell office:value-type="float" office:value="1503955983" calcext:value-type="float">
            <text:p>1503955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777" calcext:value-type="float">
            <text:p>777</text:p>
          </table:table-cell>
          <table:table-cell office:value-type="string" calcext:value-type="string">
            <text:p>8 LOREM IPSUM DOLOR</text:p>
          </table:table-cell>
          <table:table-cell office:value-type="float" office:value="1503955984" calcext:value-type="float">
            <text:p>1503955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204" calcext:value-type="float">
            <text:p>204</text:p>
          </table:table-cell>
          <table:table-cell office:value-type="string" calcext:value-type="string">
            <text:p>9 LOREM IPSUM DOLOR</text:p>
          </table:table-cell>
          <table:table-cell office:value-type="float" office:value="1503955985" calcext:value-type="float">
            <text:p>15039559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157" calcext:value-type="float">
            <text:p>157</text:p>
          </table:table-cell>
          <table:table-cell office:value-type="string" calcext:value-type="string">
            <text:p>10 LOREM IPSUM DOLOR</text:p>
          </table:table-cell>
          <table:table-cell office:value-type="float" office:value="1503955986" calcext:value-type="float">
            <text:p>1503955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233" calcext:value-type="float">
            <text:p>233</text:p>
          </table:table-cell>
          <table:table-cell office:value-type="string" calcext:value-type="string">
            <text:p>11 LOREM IPSUM DOLOR</text:p>
          </table:table-cell>
          <table:table-cell office:value-type="float" office:value="1503955987" calcext:value-type="float">
            <text:p>15039559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641" calcext:value-type="float">
            <text:p>641</text:p>
          </table:table-cell>
          <table:table-cell office:value-type="string" calcext:value-type="string">
            <text:p>12 LOREM IPSUM DOLOR</text:p>
          </table:table-cell>
          <table:table-cell office:value-type="float" office:value="1503955988" calcext:value-type="float">
            <text:p>15039559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670" calcext:value-type="float">
            <text:p>670</text:p>
          </table:table-cell>
          <table:table-cell office:value-type="string" calcext:value-type="string">
            <text:p>13 LOREM IPSUM DOLOR</text:p>
          </table:table-cell>
          <table:table-cell office:value-type="float" office:value="1503955989" calcext:value-type="float">
            <text:p>15039559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694" calcext:value-type="float">
            <text:p>694</text:p>
          </table:table-cell>
          <table:table-cell office:value-type="string" calcext:value-type="string">
            <text:p>14 LOREM IPSUM DOLOR</text:p>
          </table:table-cell>
          <table:table-cell office:value-type="float" office:value="1503955990" calcext:value-type="float">
            <text:p>15039559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598" calcext:value-type="float">
            <text:p>598</text:p>
          </table:table-cell>
          <table:table-cell office:value-type="string" calcext:value-type="string">
            <text:p>15 LOREM IPSUM DOLOR</text:p>
          </table:table-cell>
          <table:table-cell office:value-type="float" office:value="1503955991" calcext:value-type="float">
            <text:p>1503955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40" calcext:value-type="float">
            <text:p>40</text:p>
          </table:table-cell>
          <table:table-cell office:value-type="string" calcext:value-type="string">
            <text:p>16 LOREM IPSUM DOLOR</text:p>
          </table:table-cell>
          <table:table-cell office:value-type="float" office:value="1503955992" calcext:value-type="float">
            <text:p>15039559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403" calcext:value-type="float">
            <text:p>403</text:p>
          </table:table-cell>
          <table:table-cell office:value-type="string" calcext:value-type="string">
            <text:p>17 LOREM IPSUM DOLOR</text:p>
          </table:table-cell>
          <table:table-cell office:value-type="float" office:value="1503955993" calcext:value-type="float">
            <text:p>15039559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467" calcext:value-type="float">
            <text:p>467</text:p>
          </table:table-cell>
          <table:table-cell office:value-type="string" calcext:value-type="string">
            <text:p>18 LOREM IPSUM DOLOR</text:p>
          </table:table-cell>
          <table:table-cell office:value-type="float" office:value="1503955994" calcext:value-type="float">
            <text:p>15039559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280" calcext:value-type="float">
            <text:p>280</text:p>
          </table:table-cell>
          <table:table-cell office:value-type="string" calcext:value-type="string">
            <text:p>19 LOREM IPSUM DOLOR</text:p>
          </table:table-cell>
          <table:table-cell office:value-type="float" office:value="1503955995" calcext:value-type="float">
            <text:p>15039559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846" calcext:value-type="float">
            <text:p>846</text:p>
          </table:table-cell>
          <table:table-cell office:value-type="string" calcext:value-type="string">
            <text:p>20 LOREM IPSUM DOLOR</text:p>
          </table:table-cell>
          <table:table-cell office:value-type="float" office:value="1503955996" calcext:value-type="float">
            <text:p>15039559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544" calcext:value-type="float">
            <text:p>544</text:p>
          </table:table-cell>
          <table:table-cell office:value-type="string" calcext:value-type="string">
            <text:p>21 LOREM IPSUM DOLOR</text:p>
          </table:table-cell>
          <table:table-cell office:value-type="float" office:value="1503955997" calcext:value-type="float">
            <text:p>15039559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193" calcext:value-type="float">
            <text:p>193</text:p>
          </table:table-cell>
          <table:table-cell office:value-type="string" calcext:value-type="string">
            <text:p>22 LOREM IPSUM DOLOR</text:p>
          </table:table-cell>
          <table:table-cell office:value-type="float" office:value="1503955998" calcext:value-type="float">
            <text:p>1503955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966" calcext:value-type="float">
            <text:p>966</text:p>
          </table:table-cell>
          <table:table-cell office:value-type="string" calcext:value-type="string">
            <text:p>23 LOREM IPSUM DOLOR</text:p>
          </table:table-cell>
          <table:table-cell office:value-type="float" office:value="1503955999" calcext:value-type="float">
            <text:p>15039559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323" calcext:value-type="float">
            <text:p>323</text:p>
          </table:table-cell>
          <table:table-cell office:value-type="string" calcext:value-type="string">
            <text:p>24 LOREM IPSUM DOLOR</text:p>
          </table:table-cell>
          <table:table-cell office:value-type="float" office:value="1503956000" calcext:value-type="float">
            <text:p>1503956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261" calcext:value-type="float">
            <text:p>261</text:p>
          </table:table-cell>
          <table:table-cell office:value-type="string" calcext:value-type="string">
            <text:p>25 LOREM IPSUM DOLOR</text:p>
          </table:table-cell>
          <table:table-cell office:value-type="float" office:value="1503956001" calcext:value-type="float">
            <text:p>1503956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246" calcext:value-type="float">
            <text:p>246</text:p>
          </table:table-cell>
          <table:table-cell office:value-type="string" calcext:value-type="string">
            <text:p>26 LOREM IPSUM DOLOR</text:p>
          </table:table-cell>
          <table:table-cell office:value-type="float" office:value="1503956002" calcext:value-type="float">
            <text:p>15039560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977" calcext:value-type="float">
            <text:p>977</text:p>
          </table:table-cell>
          <table:table-cell office:value-type="string" calcext:value-type="string">
            <text:p>27 LOREM IPSUM DOLOR</text:p>
          </table:table-cell>
          <table:table-cell office:value-type="float" office:value="1503956003" calcext:value-type="float">
            <text:p>15039560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308" calcext:value-type="float">
            <text:p>308</text:p>
          </table:table-cell>
          <table:table-cell office:value-type="string" calcext:value-type="string">
            <text:p>28 LOREM IPSUM DOLOR</text:p>
          </table:table-cell>
          <table:table-cell office:value-type="float" office:value="1503956004" calcext:value-type="float">
            <text:p>15039560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133" calcext:value-type="float">
            <text:p>133</text:p>
          </table:table-cell>
          <table:table-cell office:value-type="string" calcext:value-type="string">
            <text:p>29 LOREM IPSUM DOLOR</text:p>
          </table:table-cell>
          <table:table-cell office:value-type="float" office:value="1503956005" calcext:value-type="float">
            <text:p>1503956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189" calcext:value-type="float">
            <text:p>189</text:p>
          </table:table-cell>
          <table:table-cell office:value-type="string" calcext:value-type="string">
            <text:p>30 LOREM IPSUM DOLOR</text:p>
          </table:table-cell>
          <table:table-cell office:value-type="float" office:value="1503956006" calcext:value-type="float">
            <text:p>15039560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634" calcext:value-type="float">
            <text:p>634</text:p>
          </table:table-cell>
          <table:table-cell office:value-type="string" calcext:value-type="string">
            <text:p>31 LOREM IPSUM DOLOR</text:p>
          </table:table-cell>
          <table:table-cell office:value-type="float" office:value="1503956007" calcext:value-type="float">
            <text:p>1503956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390" calcext:value-type="float">
            <text:p>390</text:p>
          </table:table-cell>
          <table:table-cell office:value-type="string" calcext:value-type="string">
            <text:p>32 LOREM IPSUM DOLOR</text:p>
          </table:table-cell>
          <table:table-cell office:value-type="float" office:value="1503956008" calcext:value-type="float">
            <text:p>15039560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295" calcext:value-type="float">
            <text:p>295</text:p>
          </table:table-cell>
          <table:table-cell office:value-type="string" calcext:value-type="string">
            <text:p>33 LOREM IPSUM DOLOR</text:p>
          </table:table-cell>
          <table:table-cell office:value-type="float" office:value="1503956009" calcext:value-type="float">
            <text:p>15039560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29" calcext:value-type="float">
            <text:p>29</text:p>
          </table:table-cell>
          <table:table-cell office:value-type="string" calcext:value-type="string">
            <text:p>34 LOREM IPSUM DOLOR</text:p>
          </table:table-cell>
          <table:table-cell office:value-type="float" office:value="1503956010" calcext:value-type="float">
            <text:p>15039560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555" calcext:value-type="float">
            <text:p>555</text:p>
          </table:table-cell>
          <table:table-cell office:value-type="string" calcext:value-type="string">
            <text:p>35 LOREM IPSUM DOLOR</text:p>
          </table:table-cell>
          <table:table-cell office:value-type="float" office:value="1503956011" calcext:value-type="float">
            <text:p>15039560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945" calcext:value-type="float">
            <text:p>945</text:p>
          </table:table-cell>
          <table:table-cell office:value-type="string" calcext:value-type="string">
            <text:p>36 LOREM IPSUM DOLOR</text:p>
          </table:table-cell>
          <table:table-cell office:value-type="float" office:value="1503956012" calcext:value-type="float">
            <text:p>15039560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416" calcext:value-type="float">
            <text:p>416</text:p>
          </table:table-cell>
          <table:table-cell office:value-type="string" calcext:value-type="string">
            <text:p>37 LOREM IPSUM DOLOR</text:p>
          </table:table-cell>
          <table:table-cell office:value-type="float" office:value="1503956013" calcext:value-type="float">
            <text:p>1503956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891" calcext:value-type="float">
            <text:p>891</text:p>
          </table:table-cell>
          <table:table-cell office:value-type="string" calcext:value-type="string">
            <text:p>38 LOREM IPSUM DOLOR</text:p>
          </table:table-cell>
          <table:table-cell office:value-type="float" office:value="1503956014" calcext:value-type="float">
            <text:p>15039560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100" calcext:value-type="float">
            <text:p>100</text:p>
          </table:table-cell>
          <table:table-cell office:value-type="string" calcext:value-type="string">
            <text:p>39 LOREM IPSUM DOLOR</text:p>
          </table:table-cell>
          <table:table-cell office:value-type="float" office:value="1503956015" calcext:value-type="float">
            <text:p>1503956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699" calcext:value-type="float">
            <text:p>699</text:p>
          </table:table-cell>
          <table:table-cell office:value-type="string" calcext:value-type="string">
            <text:p>40 LOREM IPSUM DOLOR</text:p>
          </table:table-cell>
          <table:table-cell office:value-type="float" office:value="1503956016" calcext:value-type="float">
            <text:p>15039560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680" calcext:value-type="float">
            <text:p>680</text:p>
          </table:table-cell>
          <table:table-cell office:value-type="string" calcext:value-type="string">
            <text:p>41 LOREM IPSUM DOLOR</text:p>
          </table:table-cell>
          <table:table-cell office:value-type="float" office:value="1503956017" calcext:value-type="float">
            <text:p>15039560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713" calcext:value-type="float">
            <text:p>713</text:p>
          </table:table-cell>
          <table:table-cell office:value-type="string" calcext:value-type="string">
            <text:p>42 LOREM IPSUM DOLOR</text:p>
          </table:table-cell>
          <table:table-cell office:value-type="float" office:value="1503956018" calcext:value-type="float">
            <text:p>1503956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709" calcext:value-type="float">
            <text:p>709</text:p>
          </table:table-cell>
          <table:table-cell office:value-type="string" calcext:value-type="string">
            <text:p>43 LOREM IPSUM DOLOR</text:p>
          </table:table-cell>
          <table:table-cell office:value-type="float" office:value="1503956019" calcext:value-type="float">
            <text:p>15039560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626" calcext:value-type="float">
            <text:p>626</text:p>
          </table:table-cell>
          <table:table-cell office:value-type="string" calcext:value-type="string">
            <text:p>44 LOREM IPSUM DOLOR</text:p>
          </table:table-cell>
          <table:table-cell office:value-type="float" office:value="1503956020" calcext:value-type="float">
            <text:p>1503956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14" calcext:value-type="float">
            <text:p>14</text:p>
          </table:table-cell>
          <table:table-cell office:value-type="string" calcext:value-type="string">
            <text:p>45 LOREM IPSUM DOLOR</text:p>
          </table:table-cell>
          <table:table-cell office:value-type="float" office:value="1503956021" calcext:value-type="float">
            <text:p>1503956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676" calcext:value-type="float">
            <text:p>676</text:p>
          </table:table-cell>
          <table:table-cell office:value-type="string" calcext:value-type="string">
            <text:p>46 LOREM IPSUM DOLOR</text:p>
          </table:table-cell>
          <table:table-cell office:value-type="float" office:value="1503956022" calcext:value-type="float">
            <text:p>15039560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202" calcext:value-type="float">
            <text:p>202</text:p>
          </table:table-cell>
          <table:table-cell office:value-type="string" calcext:value-type="string">
            <text:p>47 LOREM IPSUM DOLOR</text:p>
          </table:table-cell>
          <table:table-cell office:value-type="float" office:value="1503956023" calcext:value-type="float">
            <text:p>15039560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793" calcext:value-type="float">
            <text:p>793</text:p>
          </table:table-cell>
          <table:table-cell office:value-type="string" calcext:value-type="string">
            <text:p>48 LOREM IPSUM DOLOR</text:p>
          </table:table-cell>
          <table:table-cell office:value-type="float" office:value="1503956024" calcext:value-type="float">
            <text:p>15039560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985" calcext:value-type="float">
            <text:p>985</text:p>
          </table:table-cell>
          <table:table-cell office:value-type="string" calcext:value-type="string">
            <text:p>49 LOREM IPSUM DOLOR</text:p>
          </table:table-cell>
          <table:table-cell office:value-type="float" office:value="1503956025" calcext:value-type="float">
            <text:p>15039560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818" calcext:value-type="float">
            <text:p>818</text:p>
          </table:table-cell>
          <table:table-cell office:value-type="string" calcext:value-type="string">
            <text:p>50 LOREM IPSUM DOLOR</text:p>
          </table:table-cell>
          <table:table-cell office:value-type="float" office:value="1503956026" calcext:value-type="float">
            <text:p>15039560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765" calcext:value-type="float">
            <text:p>765</text:p>
          </table:table-cell>
          <table:table-cell office:value-type="string" calcext:value-type="string">
            <text:p>51 LOREM IPSUM DOLOR</text:p>
          </table:table-cell>
          <table:table-cell office:value-type="float" office:value="1503956027" calcext:value-type="float">
            <text:p>15039560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846" calcext:value-type="float">
            <text:p>846</text:p>
          </table:table-cell>
          <table:table-cell office:value-type="string" calcext:value-type="string">
            <text:p>52 LOREM IPSUM DOLOR</text:p>
          </table:table-cell>
          <table:table-cell office:value-type="float" office:value="1503956028" calcext:value-type="float">
            <text:p>15039560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544" calcext:value-type="float">
            <text:p>544</text:p>
          </table:table-cell>
          <table:table-cell office:value-type="string" calcext:value-type="string">
            <text:p>53 LOREM IPSUM DOLOR</text:p>
          </table:table-cell>
          <table:table-cell office:value-type="float" office:value="1503956029" calcext:value-type="float">
            <text:p>15039560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648" calcext:value-type="float">
            <text:p>648</text:p>
          </table:table-cell>
          <table:table-cell office:value-type="string" calcext:value-type="string">
            <text:p>54 LOREM IPSUM DOLOR</text:p>
          </table:table-cell>
          <table:table-cell office:value-type="float" office:value="1503956030" calcext:value-type="float">
            <text:p>15039560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151" calcext:value-type="float">
            <text:p>151</text:p>
          </table:table-cell>
          <table:table-cell office:value-type="string" calcext:value-type="string">
            <text:p>55 LOREM IPSUM DOLOR</text:p>
          </table:table-cell>
          <table:table-cell office:value-type="float" office:value="1503956031" calcext:value-type="float">
            <text:p>15039560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107" calcext:value-type="float">
            <text:p>107</text:p>
          </table:table-cell>
          <table:table-cell office:value-type="string" calcext:value-type="string">
            <text:p>56 LOREM IPSUM DOLOR</text:p>
          </table:table-cell>
          <table:table-cell office:value-type="float" office:value="1503956032" calcext:value-type="float">
            <text:p>15039560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374" calcext:value-type="float">
            <text:p>374</text:p>
          </table:table-cell>
          <table:table-cell office:value-type="string" calcext:value-type="string">
            <text:p>57 LOREM IPSUM DOLOR</text:p>
          </table:table-cell>
          <table:table-cell office:value-type="float" office:value="1503956033" calcext:value-type="float">
            <text:p>15039560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493" calcext:value-type="float">
            <text:p>493</text:p>
          </table:table-cell>
          <table:table-cell office:value-type="string" calcext:value-type="string">
            <text:p>58 LOREM IPSUM DOLOR</text:p>
          </table:table-cell>
          <table:table-cell office:value-type="float" office:value="1503956034" calcext:value-type="float">
            <text:p>15039560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710" calcext:value-type="float">
            <text:p>710</text:p>
          </table:table-cell>
          <table:table-cell office:value-type="string" calcext:value-type="string">
            <text:p>59 LOREM IPSUM DOLOR</text:p>
          </table:table-cell>
          <table:table-cell office:value-type="float" office:value="1503956035" calcext:value-type="float">
            <text:p>15039560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440" calcext:value-type="float">
            <text:p>440</text:p>
          </table:table-cell>
          <table:table-cell office:value-type="string" calcext:value-type="string">
            <text:p>60 LOREM IPSUM DOLOR</text:p>
          </table:table-cell>
          <table:table-cell office:value-type="float" office:value="1503956036" calcext:value-type="float">
            <text:p>15039560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300" calcext:value-type="float">
            <text:p>300</text:p>
          </table:table-cell>
          <table:table-cell office:value-type="string" calcext:value-type="string">
            <text:p>61 LOREM IPSUM DOLOR</text:p>
          </table:table-cell>
          <table:table-cell office:value-type="float" office:value="1503956037" calcext:value-type="float">
            <text:p>15039560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436" calcext:value-type="float">
            <text:p>436</text:p>
          </table:table-cell>
          <table:table-cell office:value-type="string" calcext:value-type="string">
            <text:p>62 LOREM IPSUM DOLOR</text:p>
          </table:table-cell>
          <table:table-cell office:value-type="float" office:value="1503956038" calcext:value-type="float">
            <text:p>15039560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748" calcext:value-type="float">
            <text:p>748</text:p>
          </table:table-cell>
          <table:table-cell office:value-type="string" calcext:value-type="string">
            <text:p>63 LOREM IPSUM DOLOR</text:p>
          </table:table-cell>
          <table:table-cell office:value-type="float" office:value="1503956039" calcext:value-type="float">
            <text:p>15039560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435" calcext:value-type="float">
            <text:p>435</text:p>
          </table:table-cell>
          <table:table-cell office:value-type="string" calcext:value-type="string">
            <text:p>64 LOREM IPSUM DOLOR</text:p>
          </table:table-cell>
          <table:table-cell office:value-type="float" office:value="1503956040" calcext:value-type="float">
            <text:p>15039560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961" calcext:value-type="float">
            <text:p>961</text:p>
          </table:table-cell>
          <table:table-cell office:value-type="string" calcext:value-type="string">
            <text:p>65 LOREM IPSUM DOLOR</text:p>
          </table:table-cell>
          <table:table-cell office:value-type="float" office:value="1503956041" calcext:value-type="float">
            <text:p>15039560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310" calcext:value-type="float">
            <text:p>310</text:p>
          </table:table-cell>
          <table:table-cell office:value-type="string" calcext:value-type="string">
            <text:p>66 LOREM IPSUM DOLOR</text:p>
          </table:table-cell>
          <table:table-cell office:value-type="float" office:value="1503956042" calcext:value-type="float">
            <text:p>15039560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520" calcext:value-type="float">
            <text:p>520</text:p>
          </table:table-cell>
          <table:table-cell office:value-type="string" calcext:value-type="string">
            <text:p>67 LOREM IPSUM DOLOR</text:p>
          </table:table-cell>
          <table:table-cell office:value-type="float" office:value="1503956043" calcext:value-type="float">
            <text:p>15039560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673" calcext:value-type="float">
            <text:p>673</text:p>
          </table:table-cell>
          <table:table-cell office:value-type="string" calcext:value-type="string">
            <text:p>68 LOREM IPSUM DOLOR</text:p>
          </table:table-cell>
          <table:table-cell office:value-type="float" office:value="1503956044" calcext:value-type="float">
            <text:p>15039560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194" calcext:value-type="float">
            <text:p>194</text:p>
          </table:table-cell>
          <table:table-cell office:value-type="string" calcext:value-type="string">
            <text:p>69 LOREM IPSUM DOLOR</text:p>
          </table:table-cell>
          <table:table-cell office:value-type="float" office:value="1503956045" calcext:value-type="float">
            <text:p>15039560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374" calcext:value-type="float">
            <text:p>374</text:p>
          </table:table-cell>
          <table:table-cell office:value-type="string" calcext:value-type="string">
            <text:p>70 LOREM IPSUM DOLOR</text:p>
          </table:table-cell>
          <table:table-cell office:value-type="float" office:value="1503956046" calcext:value-type="float">
            <text:p>15039560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168" calcext:value-type="float">
            <text:p>168</text:p>
          </table:table-cell>
          <table:table-cell office:value-type="string" calcext:value-type="string">
            <text:p>71 LOREM IPSUM DOLOR</text:p>
          </table:table-cell>
          <table:table-cell office:value-type="float" office:value="1503956047" calcext:value-type="float">
            <text:p>15039560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830" calcext:value-type="float">
            <text:p>830</text:p>
          </table:table-cell>
          <table:table-cell office:value-type="string" calcext:value-type="string">
            <text:p>72 LOREM IPSUM DOLOR</text:p>
          </table:table-cell>
          <table:table-cell office:value-type="float" office:value="1503956048" calcext:value-type="float">
            <text:p>15039560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638" calcext:value-type="float">
            <text:p>638</text:p>
          </table:table-cell>
          <table:table-cell office:value-type="string" calcext:value-type="string">
            <text:p>73 LOREM IPSUM DOLOR</text:p>
          </table:table-cell>
          <table:table-cell office:value-type="float" office:value="1503956049" calcext:value-type="float">
            <text:p>15039560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593" calcext:value-type="float">
            <text:p>593</text:p>
          </table:table-cell>
          <table:table-cell office:value-type="string" calcext:value-type="string">
            <text:p>74 LOREM IPSUM DOLOR</text:p>
          </table:table-cell>
          <table:table-cell office:value-type="float" office:value="1503956050" calcext:value-type="float">
            <text:p>15039560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258" calcext:value-type="float">
            <text:p>258</text:p>
          </table:table-cell>
          <table:table-cell office:value-type="string" calcext:value-type="string">
            <text:p>75 LOREM IPSUM DOLOR</text:p>
          </table:table-cell>
          <table:table-cell office:value-type="float" office:value="1503956051" calcext:value-type="float">
            <text:p>15039560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577" calcext:value-type="float">
            <text:p>577</text:p>
          </table:table-cell>
          <table:table-cell office:value-type="string" calcext:value-type="string">
            <text:p>76 LOREM IPSUM DOLOR</text:p>
          </table:table-cell>
          <table:table-cell office:value-type="float" office:value="1503956052" calcext:value-type="float">
            <text:p>15039560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428" calcext:value-type="float">
            <text:p>428</text:p>
          </table:table-cell>
          <table:table-cell office:value-type="string" calcext:value-type="string">
            <text:p>77 LOREM IPSUM DOLOR</text:p>
          </table:table-cell>
          <table:table-cell office:value-type="float" office:value="1503956053" calcext:value-type="float">
            <text:p>15039560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682" calcext:value-type="float">
            <text:p>682</text:p>
          </table:table-cell>
          <table:table-cell office:value-type="string" calcext:value-type="string">
            <text:p>78 LOREM IPSUM DOLOR</text:p>
          </table:table-cell>
          <table:table-cell office:value-type="float" office:value="1503956054" calcext:value-type="float">
            <text:p>15039560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63" calcext:value-type="float">
            <text:p>63</text:p>
          </table:table-cell>
          <table:table-cell office:value-type="string" calcext:value-type="string">
            <text:p>79 LOREM IPSUM DOLOR</text:p>
          </table:table-cell>
          <table:table-cell office:value-type="float" office:value="1503956055" calcext:value-type="float">
            <text:p>15039560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788" calcext:value-type="float">
            <text:p>788</text:p>
          </table:table-cell>
          <table:table-cell office:value-type="string" calcext:value-type="string">
            <text:p>80 LOREM IPSUM DOLOR</text:p>
          </table:table-cell>
          <table:table-cell office:value-type="float" office:value="1503956056" calcext:value-type="float">
            <text:p>1503956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774" calcext:value-type="float">
            <text:p>774</text:p>
          </table:table-cell>
          <table:table-cell office:value-type="string" calcext:value-type="string">
            <text:p>81 LOREM IPSUM DOLOR</text:p>
          </table:table-cell>
          <table:table-cell office:value-type="float" office:value="1503956057" calcext:value-type="float">
            <text:p>15039560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225" calcext:value-type="float">
            <text:p>225</text:p>
          </table:table-cell>
          <table:table-cell office:value-type="string" calcext:value-type="string">
            <text:p>82 LOREM IPSUM DOLOR</text:p>
          </table:table-cell>
          <table:table-cell office:value-type="float" office:value="1503956058" calcext:value-type="float">
            <text:p>15039560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313" calcext:value-type="float">
            <text:p>313</text:p>
          </table:table-cell>
          <table:table-cell office:value-type="string" calcext:value-type="string">
            <text:p>83 LOREM IPSUM DOLOR</text:p>
          </table:table-cell>
          <table:table-cell office:value-type="float" office:value="1503956059" calcext:value-type="float">
            <text:p>150395605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738" calcext:value-type="float">
            <text:p>738</text:p>
          </table:table-cell>
          <table:table-cell office:value-type="string" calcext:value-type="string">
            <text:p>84 LOREM IPSUM DOLOR</text:p>
          </table:table-cell>
          <table:table-cell office:value-type="float" office:value="1503956060" calcext:value-type="float">
            <text:p>15039560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934" calcext:value-type="float">
            <text:p>934</text:p>
          </table:table-cell>
          <table:table-cell office:value-type="string" calcext:value-type="string">
            <text:p>85 LOREM IPSUM DOLOR</text:p>
          </table:table-cell>
          <table:table-cell office:value-type="float" office:value="1503956061" calcext:value-type="float">
            <text:p>15039560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75" calcext:value-type="float">
            <text:p>75</text:p>
          </table:table-cell>
          <table:table-cell office:value-type="string" calcext:value-type="string">
            <text:p>86 LOREM IPSUM DOLOR</text:p>
          </table:table-cell>
          <table:table-cell office:value-type="float" office:value="1503956062" calcext:value-type="float">
            <text:p>15039560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408" calcext:value-type="float">
            <text:p>408</text:p>
          </table:table-cell>
          <table:table-cell office:value-type="string" calcext:value-type="string">
            <text:p>87 LOREM IPSUM DOLOR</text:p>
          </table:table-cell>
          <table:table-cell office:value-type="float" office:value="1503956063" calcext:value-type="float">
            <text:p>15039560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460" calcext:value-type="float">
            <text:p>460</text:p>
          </table:table-cell>
          <table:table-cell office:value-type="string" calcext:value-type="string">
            <text:p>88 LOREM IPSUM DOLOR</text:p>
          </table:table-cell>
          <table:table-cell office:value-type="float" office:value="1503956064" calcext:value-type="float">
            <text:p>15039560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468" calcext:value-type="float">
            <text:p>468</text:p>
          </table:table-cell>
          <table:table-cell office:value-type="string" calcext:value-type="string">
            <text:p>89 LOREM IPSUM DOLOR</text:p>
          </table:table-cell>
          <table:table-cell office:value-type="float" office:value="1503956065" calcext:value-type="float">
            <text:p>15039560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759" calcext:value-type="float">
            <text:p>759</text:p>
          </table:table-cell>
          <table:table-cell office:value-type="string" calcext:value-type="string">
            <text:p>90 LOREM IPSUM DOLOR</text:p>
          </table:table-cell>
          <table:table-cell office:value-type="float" office:value="1503956066" calcext:value-type="float">
            <text:p>15039560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384" calcext:value-type="float">
            <text:p>384</text:p>
          </table:table-cell>
          <table:table-cell office:value-type="string" calcext:value-type="string">
            <text:p>91 LOREM IPSUM DOLOR</text:p>
          </table:table-cell>
          <table:table-cell office:value-type="float" office:value="1503956067" calcext:value-type="float">
            <text:p>15039560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365" calcext:value-type="float">
            <text:p>365</text:p>
          </table:table-cell>
          <table:table-cell office:value-type="string" calcext:value-type="string">
            <text:p>92 LOREM IPSUM DOLOR</text:p>
          </table:table-cell>
          <table:table-cell office:value-type="float" office:value="1503956068" calcext:value-type="float">
            <text:p>15039560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608" calcext:value-type="float">
            <text:p>608</text:p>
          </table:table-cell>
          <table:table-cell office:value-type="string" calcext:value-type="string">
            <text:p>93 LOREM IPSUM DOLOR</text:p>
          </table:table-cell>
          <table:table-cell office:value-type="float" office:value="1503956069" calcext:value-type="float">
            <text:p>15039560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934" calcext:value-type="float">
            <text:p>934</text:p>
          </table:table-cell>
          <table:table-cell office:value-type="string" calcext:value-type="string">
            <text:p>94 LOREM IPSUM DOLOR</text:p>
          </table:table-cell>
          <table:table-cell office:value-type="float" office:value="1503956070" calcext:value-type="float">
            <text:p>15039560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616" calcext:value-type="float">
            <text:p>616</text:p>
          </table:table-cell>
          <table:table-cell office:value-type="string" calcext:value-type="string">
            <text:p>95 LOREM IPSUM DOLOR</text:p>
          </table:table-cell>
          <table:table-cell office:value-type="float" office:value="1503956071" calcext:value-type="float">
            <text:p>15039560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945" calcext:value-type="float">
            <text:p>945</text:p>
          </table:table-cell>
          <table:table-cell office:value-type="string" calcext:value-type="string">
            <text:p>96 LOREM IPSUM DOLOR</text:p>
          </table:table-cell>
          <table:table-cell office:value-type="float" office:value="1503956072" calcext:value-type="float">
            <text:p>15039560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593" calcext:value-type="float">
            <text:p>593</text:p>
          </table:table-cell>
          <table:table-cell office:value-type="string" calcext:value-type="string">
            <text:p>97 LOREM IPSUM DOLOR</text:p>
          </table:table-cell>
          <table:table-cell office:value-type="float" office:value="1503956073" calcext:value-type="float">
            <text:p>15039560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723" calcext:value-type="float">
            <text:p>723</text:p>
          </table:table-cell>
          <table:table-cell office:value-type="string" calcext:value-type="string">
            <text:p>98 LOREM IPSUM DOLOR</text:p>
          </table:table-cell>
          <table:table-cell office:value-type="float" office:value="1503956074" calcext:value-type="float">
            <text:p>15039560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324" calcext:value-type="float">
            <text:p>324</text:p>
          </table:table-cell>
          <table:table-cell office:value-type="string" calcext:value-type="string">
            <text:p>99 LOREM IPSUM DOLOR</text:p>
          </table:table-cell>
          <table:table-cell office:value-type="float" office:value="1503956075" calcext:value-type="float">
            <text:p>15039560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995" calcext:value-type="float">
            <text:p>995</text:p>
          </table:table-cell>
          <table:table-cell office:value-type="string" calcext:value-type="string">
            <text:p>100 LOREM IPSUM DOLOR</text:p>
          </table:table-cell>
          <table:table-cell office:value-type="float" office:value="1503956076" calcext:value-type="float">
            <text:p>15039560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250" calcext:value-type="float">
            <text:p>250</text:p>
          </table:table-cell>
          <table:table-cell office:value-type="string" calcext:value-type="string">
            <text:p>101 LOREM IPSUM DOLOR</text:p>
          </table:table-cell>
          <table:table-cell office:value-type="float" office:value="1503956077" calcext:value-type="float">
            <text:p>15039560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456" calcext:value-type="float">
            <text:p>456</text:p>
          </table:table-cell>
          <table:table-cell office:value-type="string" calcext:value-type="string">
            <text:p>102 LOREM IPSUM DOLOR</text:p>
          </table:table-cell>
          <table:table-cell office:value-type="float" office:value="1503956078" calcext:value-type="float">
            <text:p>15039560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641" calcext:value-type="float">
            <text:p>641</text:p>
          </table:table-cell>
          <table:table-cell office:value-type="string" calcext:value-type="string">
            <text:p>103 LOREM IPSUM DOLOR</text:p>
          </table:table-cell>
          <table:table-cell office:value-type="float" office:value="1503956079" calcext:value-type="float">
            <text:p>150395607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962" calcext:value-type="float">
            <text:p>962</text:p>
          </table:table-cell>
          <table:table-cell office:value-type="string" calcext:value-type="string">
            <text:p>104 LOREM IPSUM DOLOR</text:p>
          </table:table-cell>
          <table:table-cell office:value-type="float" office:value="1503956080" calcext:value-type="float">
            <text:p>15039560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722" calcext:value-type="float">
            <text:p>722</text:p>
          </table:table-cell>
          <table:table-cell office:value-type="string" calcext:value-type="string">
            <text:p>105 LOREM IPSUM DOLOR</text:p>
          </table:table-cell>
          <table:table-cell office:value-type="float" office:value="1503956081" calcext:value-type="float">
            <text:p>15039560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605" calcext:value-type="float">
            <text:p>605</text:p>
          </table:table-cell>
          <table:table-cell office:value-type="string" calcext:value-type="string">
            <text:p>106 LOREM IPSUM DOLOR</text:p>
          </table:table-cell>
          <table:table-cell office:value-type="float" office:value="1503956082" calcext:value-type="float">
            <text:p>150395608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629" calcext:value-type="float">
            <text:p>629</text:p>
          </table:table-cell>
          <table:table-cell office:value-type="string" calcext:value-type="string">
            <text:p>107 LOREM IPSUM DOLOR</text:p>
          </table:table-cell>
          <table:table-cell office:value-type="float" office:value="1503956083" calcext:value-type="float">
            <text:p>15039560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879" calcext:value-type="float">
            <text:p>879</text:p>
          </table:table-cell>
          <table:table-cell office:value-type="string" calcext:value-type="string">
            <text:p>108 LOREM IPSUM DOLOR</text:p>
          </table:table-cell>
          <table:table-cell office:value-type="float" office:value="1503956084" calcext:value-type="float">
            <text:p>15039560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66" calcext:value-type="float">
            <text:p>66</text:p>
          </table:table-cell>
          <table:table-cell office:value-type="string" calcext:value-type="string">
            <text:p>109 LOREM IPSUM DOLOR</text:p>
          </table:table-cell>
          <table:table-cell office:value-type="float" office:value="1503956085" calcext:value-type="float">
            <text:p>15039560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119" calcext:value-type="float">
            <text:p>119</text:p>
          </table:table-cell>
          <table:table-cell office:value-type="string" calcext:value-type="string">
            <text:p>110 LOREM IPSUM DOLOR</text:p>
          </table:table-cell>
          <table:table-cell office:value-type="float" office:value="1503956086" calcext:value-type="float">
            <text:p>150395608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844" calcext:value-type="float">
            <text:p>844</text:p>
          </table:table-cell>
          <table:table-cell office:value-type="string" calcext:value-type="string">
            <text:p>111 LOREM IPSUM DOLOR</text:p>
          </table:table-cell>
          <table:table-cell office:value-type="float" office:value="1503956087" calcext:value-type="float">
            <text:p>15039560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993" calcext:value-type="float">
            <text:p>993</text:p>
          </table:table-cell>
          <table:table-cell office:value-type="string" calcext:value-type="string">
            <text:p>112 LOREM IPSUM DOLOR</text:p>
          </table:table-cell>
          <table:table-cell office:value-type="float" office:value="1503956088" calcext:value-type="float">
            <text:p>15039560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953" calcext:value-type="float">
            <text:p>953</text:p>
          </table:table-cell>
          <table:table-cell office:value-type="string" calcext:value-type="string">
            <text:p>113 LOREM IPSUM DOLOR</text:p>
          </table:table-cell>
          <table:table-cell office:value-type="float" office:value="1503956089" calcext:value-type="float">
            <text:p>15039560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205" calcext:value-type="float">
            <text:p>205</text:p>
          </table:table-cell>
          <table:table-cell office:value-type="string" calcext:value-type="string">
            <text:p>114 LOREM IPSUM DOLOR</text:p>
          </table:table-cell>
          <table:table-cell office:value-type="float" office:value="1503956090" calcext:value-type="float">
            <text:p>15039560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21" calcext:value-type="float">
            <text:p>21</text:p>
          </table:table-cell>
          <table:table-cell office:value-type="string" calcext:value-type="string">
            <text:p>115 LOREM IPSUM DOLOR</text:p>
          </table:table-cell>
          <table:table-cell office:value-type="float" office:value="1503956091" calcext:value-type="float">
            <text:p>15039560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953" calcext:value-type="float">
            <text:p>953</text:p>
          </table:table-cell>
          <table:table-cell office:value-type="string" calcext:value-type="string">
            <text:p>116 LOREM IPSUM DOLOR</text:p>
          </table:table-cell>
          <table:table-cell office:value-type="float" office:value="1503956092" calcext:value-type="float">
            <text:p>15039560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786" calcext:value-type="float">
            <text:p>786</text:p>
          </table:table-cell>
          <table:table-cell office:value-type="string" calcext:value-type="string">
            <text:p>117 LOREM IPSUM DOLOR</text:p>
          </table:table-cell>
          <table:table-cell office:value-type="float" office:value="1503956093" calcext:value-type="float">
            <text:p>15039560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261" calcext:value-type="float">
            <text:p>261</text:p>
          </table:table-cell>
          <table:table-cell office:value-type="string" calcext:value-type="string">
            <text:p>118 LOREM IPSUM DOLOR</text:p>
          </table:table-cell>
          <table:table-cell office:value-type="float" office:value="1503956094" calcext:value-type="float">
            <text:p>150395609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319" calcext:value-type="float">
            <text:p>319</text:p>
          </table:table-cell>
          <table:table-cell office:value-type="string" calcext:value-type="string">
            <text:p>119 LOREM IPSUM DOLOR</text:p>
          </table:table-cell>
          <table:table-cell office:value-type="float" office:value="1503956095" calcext:value-type="float">
            <text:p>150395609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857" calcext:value-type="float">
            <text:p>857</text:p>
          </table:table-cell>
          <table:table-cell office:value-type="string" calcext:value-type="string">
            <text:p>120 LOREM IPSUM DOLOR</text:p>
          </table:table-cell>
          <table:table-cell office:value-type="float" office:value="1503956096" calcext:value-type="float">
            <text:p>15039560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471" calcext:value-type="float">
            <text:p>471</text:p>
          </table:table-cell>
          <table:table-cell office:value-type="string" calcext:value-type="string">
            <text:p>121 LOREM IPSUM DOLOR</text:p>
          </table:table-cell>
          <table:table-cell office:value-type="float" office:value="1503956097" calcext:value-type="float">
            <text:p>15039560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831" calcext:value-type="float">
            <text:p>831</text:p>
          </table:table-cell>
          <table:table-cell office:value-type="string" calcext:value-type="string">
            <text:p>122 LOREM IPSUM DOLOR</text:p>
          </table:table-cell>
          <table:table-cell office:value-type="float" office:value="1503956098" calcext:value-type="float">
            <text:p>15039560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693" calcext:value-type="float">
            <text:p>693</text:p>
          </table:table-cell>
          <table:table-cell office:value-type="string" calcext:value-type="string">
            <text:p>123 LOREM IPSUM DOLOR</text:p>
          </table:table-cell>
          <table:table-cell office:value-type="float" office:value="1503956099" calcext:value-type="float">
            <text:p>15039560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149" calcext:value-type="float">
            <text:p>149</text:p>
          </table:table-cell>
          <table:table-cell office:value-type="string" calcext:value-type="string">
            <text:p>124 LOREM IPSUM DOLOR</text:p>
          </table:table-cell>
          <table:table-cell office:value-type="float" office:value="1503956100" calcext:value-type="float">
            <text:p>1503956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912" calcext:value-type="float">
            <text:p>912</text:p>
          </table:table-cell>
          <table:table-cell office:value-type="string" calcext:value-type="string">
            <text:p>125 LOREM IPSUM DOLOR</text:p>
          </table:table-cell>
          <table:table-cell office:value-type="float" office:value="1503956101" calcext:value-type="float">
            <text:p>150395610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844" calcext:value-type="float">
            <text:p>844</text:p>
          </table:table-cell>
          <table:table-cell office:value-type="string" calcext:value-type="string">
            <text:p>126 LOREM IPSUM DOLOR</text:p>
          </table:table-cell>
          <table:table-cell office:value-type="float" office:value="1503956102" calcext:value-type="float">
            <text:p>150395610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316" calcext:value-type="float">
            <text:p>316</text:p>
          </table:table-cell>
          <table:table-cell office:value-type="string" calcext:value-type="string">
            <text:p>127 LOREM IPSUM DOLOR</text:p>
          </table:table-cell>
          <table:table-cell office:value-type="float" office:value="1503956103" calcext:value-type="float">
            <text:p>1503956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935" calcext:value-type="float">
            <text:p>935</text:p>
          </table:table-cell>
          <table:table-cell office:value-type="string" calcext:value-type="string">
            <text:p>128 LOREM IPSUM DOLOR</text:p>
          </table:table-cell>
          <table:table-cell office:value-type="float" office:value="1503956104" calcext:value-type="float">
            <text:p>15039561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138" calcext:value-type="float">
            <text:p>138</text:p>
          </table:table-cell>
          <table:table-cell office:value-type="string" calcext:value-type="string">
            <text:p>129 LOREM IPSUM DOLOR</text:p>
          </table:table-cell>
          <table:table-cell office:value-type="float" office:value="1503956105" calcext:value-type="float">
            <text:p>15039561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503" calcext:value-type="float">
            <text:p>503</text:p>
          </table:table-cell>
          <table:table-cell office:value-type="string" calcext:value-type="string">
            <text:p>130 LOREM IPSUM DOLOR</text:p>
          </table:table-cell>
          <table:table-cell office:value-type="float" office:value="1503956106" calcext:value-type="float">
            <text:p>150395610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718" calcext:value-type="float">
            <text:p>718</text:p>
          </table:table-cell>
          <table:table-cell office:value-type="string" calcext:value-type="string">
            <text:p>131 LOREM IPSUM DOLOR</text:p>
          </table:table-cell>
          <table:table-cell office:value-type="float" office:value="1503956107" calcext:value-type="float">
            <text:p>15039561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225" calcext:value-type="float">
            <text:p>225</text:p>
          </table:table-cell>
          <table:table-cell office:value-type="string" calcext:value-type="string">
            <text:p>132 LOREM IPSUM DOLOR</text:p>
          </table:table-cell>
          <table:table-cell office:value-type="float" office:value="1503956108" calcext:value-type="float">
            <text:p>15039561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814" calcext:value-type="float">
            <text:p>814</text:p>
          </table:table-cell>
          <table:table-cell office:value-type="string" calcext:value-type="string">
            <text:p>133 LOREM IPSUM DOLOR</text:p>
          </table:table-cell>
          <table:table-cell office:value-type="float" office:value="1503956109" calcext:value-type="float">
            <text:p>15039561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794" calcext:value-type="float">
            <text:p>794</text:p>
          </table:table-cell>
          <table:table-cell office:value-type="string" calcext:value-type="string">
            <text:p>134 LOREM IPSUM DOLOR</text:p>
          </table:table-cell>
          <table:table-cell office:value-type="float" office:value="1503956110" calcext:value-type="float">
            <text:p>150395611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622" calcext:value-type="float">
            <text:p>622</text:p>
          </table:table-cell>
          <table:table-cell office:value-type="string" calcext:value-type="string">
            <text:p>135 LOREM IPSUM DOLOR</text:p>
          </table:table-cell>
          <table:table-cell office:value-type="float" office:value="1503956111" calcext:value-type="float">
            <text:p>15039561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678" calcext:value-type="float">
            <text:p>678</text:p>
          </table:table-cell>
          <table:table-cell office:value-type="string" calcext:value-type="string">
            <text:p>136 LOREM IPSUM DOLOR</text:p>
          </table:table-cell>
          <table:table-cell office:value-type="float" office:value="1503956112" calcext:value-type="float">
            <text:p>15039561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354" calcext:value-type="float">
            <text:p>354</text:p>
          </table:table-cell>
          <table:table-cell office:value-type="string" calcext:value-type="string">
            <text:p>137 LOREM IPSUM DOLOR</text:p>
          </table:table-cell>
          <table:table-cell office:value-type="float" office:value="1503956113" calcext:value-type="float">
            <text:p>150395611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275" calcext:value-type="float">
            <text:p>275</text:p>
          </table:table-cell>
          <table:table-cell office:value-type="string" calcext:value-type="string">
            <text:p>138 LOREM IPSUM DOLOR</text:p>
          </table:table-cell>
          <table:table-cell office:value-type="float" office:value="1503956114" calcext:value-type="float">
            <text:p>15039561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766" calcext:value-type="float">
            <text:p>766</text:p>
          </table:table-cell>
          <table:table-cell office:value-type="string" calcext:value-type="string">
            <text:p>139 LOREM IPSUM DOLOR</text:p>
          </table:table-cell>
          <table:table-cell office:value-type="float" office:value="1503956115" calcext:value-type="float">
            <text:p>15039561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110" calcext:value-type="float">
            <text:p>110</text:p>
          </table:table-cell>
          <table:table-cell office:value-type="string" calcext:value-type="string">
            <text:p>140 LOREM IPSUM DOLOR</text:p>
          </table:table-cell>
          <table:table-cell office:value-type="float" office:value="1503956116" calcext:value-type="float">
            <text:p>15039561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10" calcext:value-type="float">
            <text:p>10</text:p>
          </table:table-cell>
          <table:table-cell office:value-type="string" calcext:value-type="string">
            <text:p>141 LOREM IPSUM DOLOR</text:p>
          </table:table-cell>
          <table:table-cell office:value-type="float" office:value="1503956117" calcext:value-type="float">
            <text:p>15039561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886" calcext:value-type="float">
            <text:p>886</text:p>
          </table:table-cell>
          <table:table-cell office:value-type="string" calcext:value-type="string">
            <text:p>142 LOREM IPSUM DOLOR</text:p>
          </table:table-cell>
          <table:table-cell office:value-type="float" office:value="1503956118" calcext:value-type="float">
            <text:p>15039561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140" calcext:value-type="float">
            <text:p>140</text:p>
          </table:table-cell>
          <table:table-cell office:value-type="string" calcext:value-type="string">
            <text:p>143 LOREM IPSUM DOLOR</text:p>
          </table:table-cell>
          <table:table-cell office:value-type="float" office:value="1503956119" calcext:value-type="float">
            <text:p>1503956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159" calcext:value-type="float">
            <text:p>159</text:p>
          </table:table-cell>
          <table:table-cell office:value-type="string" calcext:value-type="string">
            <text:p>144 LOREM IPSUM DOLOR</text:p>
          </table:table-cell>
          <table:table-cell office:value-type="float" office:value="1503956120" calcext:value-type="float">
            <text:p>15039561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135" calcext:value-type="float">
            <text:p>135</text:p>
          </table:table-cell>
          <table:table-cell office:value-type="string" calcext:value-type="string">
            <text:p>145 LOREM IPSUM DOLOR</text:p>
          </table:table-cell>
          <table:table-cell office:value-type="float" office:value="1503956121" calcext:value-type="float">
            <text:p>150395612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966" calcext:value-type="float">
            <text:p>966</text:p>
          </table:table-cell>
          <table:table-cell office:value-type="string" calcext:value-type="string">
            <text:p>146 LOREM IPSUM DOLOR</text:p>
          </table:table-cell>
          <table:table-cell office:value-type="float" office:value="1503956122" calcext:value-type="float">
            <text:p>150395612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301" calcext:value-type="float">
            <text:p>301</text:p>
          </table:table-cell>
          <table:table-cell office:value-type="string" calcext:value-type="string">
            <text:p>147 LOREM IPSUM DOLOR</text:p>
          </table:table-cell>
          <table:table-cell office:value-type="float" office:value="1503956123" calcext:value-type="float">
            <text:p>150395612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650" calcext:value-type="float">
            <text:p>650</text:p>
          </table:table-cell>
          <table:table-cell office:value-type="string" calcext:value-type="string">
            <text:p>148 LOREM IPSUM DOLOR</text:p>
          </table:table-cell>
          <table:table-cell office:value-type="float" office:value="1503956124" calcext:value-type="float">
            <text:p>15039561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313" calcext:value-type="float">
            <text:p>313</text:p>
          </table:table-cell>
          <table:table-cell office:value-type="string" calcext:value-type="string">
            <text:p>149 LOREM IPSUM DOLOR</text:p>
          </table:table-cell>
          <table:table-cell office:value-type="float" office:value="1503956125" calcext:value-type="float">
            <text:p>1503956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746" calcext:value-type="float">
            <text:p>746</text:p>
          </table:table-cell>
          <table:table-cell office:value-type="string" calcext:value-type="string">
            <text:p>150 LOREM IPSUM DOLOR</text:p>
          </table:table-cell>
          <table:table-cell office:value-type="float" office:value="1503956126" calcext:value-type="float">
            <text:p>15039561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825" calcext:value-type="float">
            <text:p>825</text:p>
          </table:table-cell>
          <table:table-cell office:value-type="string" calcext:value-type="string">
            <text:p>151 LOREM IPSUM DOLOR</text:p>
          </table:table-cell>
          <table:table-cell office:value-type="float" office:value="1503956127" calcext:value-type="float">
            <text:p>15039561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918" calcext:value-type="float">
            <text:p>918</text:p>
          </table:table-cell>
          <table:table-cell office:value-type="string" calcext:value-type="string">
            <text:p>152 LOREM IPSUM DOLOR</text:p>
          </table:table-cell>
          <table:table-cell office:value-type="float" office:value="1503956128" calcext:value-type="float">
            <text:p>150395612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544" calcext:value-type="float">
            <text:p>544</text:p>
          </table:table-cell>
          <table:table-cell office:value-type="string" calcext:value-type="string">
            <text:p>153 LOREM IPSUM DOLOR</text:p>
          </table:table-cell>
          <table:table-cell office:value-type="float" office:value="1503956129" calcext:value-type="float">
            <text:p>15039561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37" calcext:value-type="float">
            <text:p>37</text:p>
          </table:table-cell>
          <table:table-cell office:value-type="string" calcext:value-type="string">
            <text:p>154 LOREM IPSUM DOLOR</text:p>
          </table:table-cell>
          <table:table-cell office:value-type="float" office:value="1503956130" calcext:value-type="float">
            <text:p>15039561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776" calcext:value-type="float">
            <text:p>776</text:p>
          </table:table-cell>
          <table:table-cell office:value-type="string" calcext:value-type="string">
            <text:p>155 LOREM IPSUM DOLOR</text:p>
          </table:table-cell>
          <table:table-cell office:value-type="float" office:value="1503956131" calcext:value-type="float">
            <text:p>150395613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666" calcext:value-type="float">
            <text:p>666</text:p>
          </table:table-cell>
          <table:table-cell office:value-type="string" calcext:value-type="string">
            <text:p>156 LOREM IPSUM DOLOR</text:p>
          </table:table-cell>
          <table:table-cell office:value-type="float" office:value="1503956132" calcext:value-type="float">
            <text:p>150395613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4" calcext:value-type="float">
            <text:p>4</text:p>
          </table:table-cell>
          <table:table-cell office:value-type="string" calcext:value-type="string">
            <text:p>157 LOREM IPSUM DOLOR</text:p>
          </table:table-cell>
          <table:table-cell office:value-type="float" office:value="1503956133" calcext:value-type="float">
            <text:p>15039561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578" calcext:value-type="float">
            <text:p>578</text:p>
          </table:table-cell>
          <table:table-cell office:value-type="string" calcext:value-type="string">
            <text:p>158 LOREM IPSUM DOLOR</text:p>
          </table:table-cell>
          <table:table-cell office:value-type="float" office:value="1503956134" calcext:value-type="float">
            <text:p>15039561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391" calcext:value-type="float">
            <text:p>391</text:p>
          </table:table-cell>
          <table:table-cell office:value-type="string" calcext:value-type="string">
            <text:p>159 LOREM IPSUM DOLOR</text:p>
          </table:table-cell>
          <table:table-cell office:value-type="float" office:value="1503956135" calcext:value-type="float">
            <text:p>150395613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737" calcext:value-type="float">
            <text:p>737</text:p>
          </table:table-cell>
          <table:table-cell office:value-type="string" calcext:value-type="string">
            <text:p>160 LOREM IPSUM DOLOR</text:p>
          </table:table-cell>
          <table:table-cell office:value-type="float" office:value="1503956136" calcext:value-type="float">
            <text:p>150395613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906" calcext:value-type="float">
            <text:p>906</text:p>
          </table:table-cell>
          <table:table-cell office:value-type="string" calcext:value-type="string">
            <text:p>161 LOREM IPSUM DOLOR</text:p>
          </table:table-cell>
          <table:table-cell office:value-type="float" office:value="1503956137" calcext:value-type="float">
            <text:p>15039561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326" calcext:value-type="float">
            <text:p>326</text:p>
          </table:table-cell>
          <table:table-cell office:value-type="string" calcext:value-type="string">
            <text:p>162 LOREM IPSUM DOLOR</text:p>
          </table:table-cell>
          <table:table-cell office:value-type="float" office:value="1503956138" calcext:value-type="float">
            <text:p>15039561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890" calcext:value-type="float">
            <text:p>890</text:p>
          </table:table-cell>
          <table:table-cell office:value-type="string" calcext:value-type="string">
            <text:p>163 LOREM IPSUM DOLOR</text:p>
          </table:table-cell>
          <table:table-cell office:value-type="float" office:value="1503956139" calcext:value-type="float">
            <text:p>15039561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773" calcext:value-type="float">
            <text:p>773</text:p>
          </table:table-cell>
          <table:table-cell office:value-type="string" calcext:value-type="string">
            <text:p>164 LOREM IPSUM DOLOR</text:p>
          </table:table-cell>
          <table:table-cell office:value-type="float" office:value="1503956140" calcext:value-type="float">
            <text:p>15039561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996" calcext:value-type="float">
            <text:p>996</text:p>
          </table:table-cell>
          <table:table-cell office:value-type="string" calcext:value-type="string">
            <text:p>165 LOREM IPSUM DOLOR</text:p>
          </table:table-cell>
          <table:table-cell office:value-type="float" office:value="1503956141" calcext:value-type="float">
            <text:p>150395614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531" calcext:value-type="float">
            <text:p>531</text:p>
          </table:table-cell>
          <table:table-cell office:value-type="string" calcext:value-type="string">
            <text:p>166 LOREM IPSUM DOLOR</text:p>
          </table:table-cell>
          <table:table-cell office:value-type="float" office:value="1503956142" calcext:value-type="float">
            <text:p>150395614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898" calcext:value-type="float">
            <text:p>898</text:p>
          </table:table-cell>
          <table:table-cell office:value-type="string" calcext:value-type="string">
            <text:p>167 LOREM IPSUM DOLOR</text:p>
          </table:table-cell>
          <table:table-cell office:value-type="float" office:value="1503956143" calcext:value-type="float">
            <text:p>1503956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549" calcext:value-type="float">
            <text:p>549</text:p>
          </table:table-cell>
          <table:table-cell office:value-type="string" calcext:value-type="string">
            <text:p>168 LOREM IPSUM DOLOR</text:p>
          </table:table-cell>
          <table:table-cell office:value-type="float" office:value="1503956144" calcext:value-type="float">
            <text:p>15039561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31" calcext:value-type="float">
            <text:p>31</text:p>
          </table:table-cell>
          <table:table-cell office:value-type="string" calcext:value-type="string">
            <text:p>169 LOREM IPSUM DOLOR</text:p>
          </table:table-cell>
          <table:table-cell office:value-type="float" office:value="1503956145" calcext:value-type="float">
            <text:p>15039561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49" calcext:value-type="float">
            <text:p>49</text:p>
          </table:table-cell>
          <table:table-cell office:value-type="string" calcext:value-type="string">
            <text:p>170 LOREM IPSUM DOLOR</text:p>
          </table:table-cell>
          <table:table-cell office:value-type="float" office:value="1503956146" calcext:value-type="float">
            <text:p>15039561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977" calcext:value-type="float">
            <text:p>977</text:p>
          </table:table-cell>
          <table:table-cell office:value-type="string" calcext:value-type="string">
            <text:p>171 LOREM IPSUM DOLOR</text:p>
          </table:table-cell>
          <table:table-cell office:value-type="float" office:value="1503956147" calcext:value-type="float">
            <text:p>15039561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595" calcext:value-type="float">
            <text:p>595</text:p>
          </table:table-cell>
          <table:table-cell office:value-type="string" calcext:value-type="string">
            <text:p>172 LOREM IPSUM DOLOR</text:p>
          </table:table-cell>
          <table:table-cell office:value-type="float" office:value="1503956148" calcext:value-type="float">
            <text:p>15039561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830" calcext:value-type="float">
            <text:p>830</text:p>
          </table:table-cell>
          <table:table-cell office:value-type="string" calcext:value-type="string">
            <text:p>173 LOREM IPSUM DOLOR</text:p>
          </table:table-cell>
          <table:table-cell office:value-type="float" office:value="1503956149" calcext:value-type="float">
            <text:p>15039561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398" calcext:value-type="float">
            <text:p>398</text:p>
          </table:table-cell>
          <table:table-cell office:value-type="string" calcext:value-type="string">
            <text:p>174 LOREM IPSUM DOLOR</text:p>
          </table:table-cell>
          <table:table-cell office:value-type="float" office:value="1503956150" calcext:value-type="float">
            <text:p>150395615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432" calcext:value-type="float">
            <text:p>432</text:p>
          </table:table-cell>
          <table:table-cell office:value-type="string" calcext:value-type="string">
            <text:p>175 LOREM IPSUM DOLOR</text:p>
          </table:table-cell>
          <table:table-cell office:value-type="float" office:value="1503956151" calcext:value-type="float">
            <text:p>150395615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675" calcext:value-type="float">
            <text:p>675</text:p>
          </table:table-cell>
          <table:table-cell office:value-type="string" calcext:value-type="string">
            <text:p>176 LOREM IPSUM DOLOR</text:p>
          </table:table-cell>
          <table:table-cell office:value-type="float" office:value="1503956152" calcext:value-type="float">
            <text:p>15039561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183" calcext:value-type="float">
            <text:p>183</text:p>
          </table:table-cell>
          <table:table-cell office:value-type="string" calcext:value-type="string">
            <text:p>177 LOREM IPSUM DOLOR</text:p>
          </table:table-cell>
          <table:table-cell office:value-type="float" office:value="1503956153" calcext:value-type="float">
            <text:p>15039561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691" calcext:value-type="float">
            <text:p>691</text:p>
          </table:table-cell>
          <table:table-cell office:value-type="string" calcext:value-type="string">
            <text:p>178 LOREM IPSUM DOLOR</text:p>
          </table:table-cell>
          <table:table-cell office:value-type="float" office:value="1503956154" calcext:value-type="float">
            <text:p>15039561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210" calcext:value-type="float">
            <text:p>210</text:p>
          </table:table-cell>
          <table:table-cell office:value-type="string" calcext:value-type="string">
            <text:p>179 LOREM IPSUM DOLOR</text:p>
          </table:table-cell>
          <table:table-cell office:value-type="float" office:value="1503956155" calcext:value-type="float">
            <text:p>15039561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439" calcext:value-type="float">
            <text:p>439</text:p>
          </table:table-cell>
          <table:table-cell office:value-type="string" calcext:value-type="string">
            <text:p>180 LOREM IPSUM DOLOR</text:p>
          </table:table-cell>
          <table:table-cell office:value-type="float" office:value="1503956156" calcext:value-type="float">
            <text:p>15039561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167" calcext:value-type="float">
            <text:p>167</text:p>
          </table:table-cell>
          <table:table-cell office:value-type="string" calcext:value-type="string">
            <text:p>181 LOREM IPSUM DOLOR</text:p>
          </table:table-cell>
          <table:table-cell office:value-type="float" office:value="1503956157" calcext:value-type="float">
            <text:p>150395615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294" calcext:value-type="float">
            <text:p>294</text:p>
          </table:table-cell>
          <table:table-cell office:value-type="string" calcext:value-type="string">
            <text:p>182 LOREM IPSUM DOLOR</text:p>
          </table:table-cell>
          <table:table-cell office:value-type="float" office:value="1503956158" calcext:value-type="float">
            <text:p>150395615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611" calcext:value-type="float">
            <text:p>611</text:p>
          </table:table-cell>
          <table:table-cell office:value-type="string" calcext:value-type="string">
            <text:p>183 LOREM IPSUM DOLOR</text:p>
          </table:table-cell>
          <table:table-cell office:value-type="float" office:value="1503956159" calcext:value-type="float">
            <text:p>15039561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367" calcext:value-type="float">
            <text:p>367</text:p>
          </table:table-cell>
          <table:table-cell office:value-type="string" calcext:value-type="string">
            <text:p>184 LOREM IPSUM DOLOR</text:p>
          </table:table-cell>
          <table:table-cell office:value-type="float" office:value="1503956160" calcext:value-type="float">
            <text:p>15039561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656" calcext:value-type="float">
            <text:p>656</text:p>
          </table:table-cell>
          <table:table-cell office:value-type="string" calcext:value-type="string">
            <text:p>185 LOREM IPSUM DOLOR</text:p>
          </table:table-cell>
          <table:table-cell office:value-type="float" office:value="1503956161" calcext:value-type="float">
            <text:p>150395616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187" calcext:value-type="float">
            <text:p>187</text:p>
          </table:table-cell>
          <table:table-cell office:value-type="string" calcext:value-type="string">
            <text:p>186 LOREM IPSUM DOLOR</text:p>
          </table:table-cell>
          <table:table-cell office:value-type="float" office:value="1503956162" calcext:value-type="float">
            <text:p>15039561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957" calcext:value-type="float">
            <text:p>957</text:p>
          </table:table-cell>
          <table:table-cell office:value-type="string" calcext:value-type="string">
            <text:p>187 LOREM IPSUM DOLOR</text:p>
          </table:table-cell>
          <table:table-cell office:value-type="float" office:value="1503956163" calcext:value-type="float">
            <text:p>150395616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464" calcext:value-type="float">
            <text:p>464</text:p>
          </table:table-cell>
          <table:table-cell office:value-type="string" calcext:value-type="string">
            <text:p>188 LOREM IPSUM DOLOR</text:p>
          </table:table-cell>
          <table:table-cell office:value-type="float" office:value="1503956164" calcext:value-type="float">
            <text:p>15039561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69" calcext:value-type="float">
            <text:p>69</text:p>
          </table:table-cell>
          <table:table-cell office:value-type="string" calcext:value-type="string">
            <text:p>189 LOREM IPSUM DOLOR</text:p>
          </table:table-cell>
          <table:table-cell office:value-type="float" office:value="1503956165" calcext:value-type="float">
            <text:p>15039561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231" calcext:value-type="float">
            <text:p>231</text:p>
          </table:table-cell>
          <table:table-cell office:value-type="string" calcext:value-type="string">
            <text:p>190 LOREM IPSUM DOLOR</text:p>
          </table:table-cell>
          <table:table-cell office:value-type="float" office:value="1503956166" calcext:value-type="float">
            <text:p>150395616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322" calcext:value-type="float">
            <text:p>322</text:p>
          </table:table-cell>
          <table:table-cell office:value-type="string" calcext:value-type="string">
            <text:p>191 LOREM IPSUM DOLOR</text:p>
          </table:table-cell>
          <table:table-cell office:value-type="float" office:value="1503956167" calcext:value-type="float">
            <text:p>15039561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480" calcext:value-type="float">
            <text:p>480</text:p>
          </table:table-cell>
          <table:table-cell office:value-type="string" calcext:value-type="string">
            <text:p>192 LOREM IPSUM DOLOR</text:p>
          </table:table-cell>
          <table:table-cell office:value-type="float" office:value="1503956168" calcext:value-type="float">
            <text:p>15039561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691" calcext:value-type="float">
            <text:p>691</text:p>
          </table:table-cell>
          <table:table-cell office:value-type="string" calcext:value-type="string">
            <text:p>193 LOREM IPSUM DOLOR</text:p>
          </table:table-cell>
          <table:table-cell office:value-type="float" office:value="1503956169" calcext:value-type="float">
            <text:p>15039561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710" calcext:value-type="float">
            <text:p>710</text:p>
          </table:table-cell>
          <table:table-cell office:value-type="string" calcext:value-type="string">
            <text:p>194 LOREM IPSUM DOLOR</text:p>
          </table:table-cell>
          <table:table-cell office:value-type="float" office:value="1503956170" calcext:value-type="float">
            <text:p>150395617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772" calcext:value-type="float">
            <text:p>772</text:p>
          </table:table-cell>
          <table:table-cell office:value-type="string" calcext:value-type="string">
            <text:p>195 LOREM IPSUM DOLOR</text:p>
          </table:table-cell>
          <table:table-cell office:value-type="float" office:value="1503956171" calcext:value-type="float">
            <text:p>15039561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359" calcext:value-type="float">
            <text:p>359</text:p>
          </table:table-cell>
          <table:table-cell office:value-type="string" calcext:value-type="string">
            <text:p>196 LOREM IPSUM DOLOR</text:p>
          </table:table-cell>
          <table:table-cell office:value-type="float" office:value="1503956172" calcext:value-type="float">
            <text:p>150395617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926" calcext:value-type="float">
            <text:p>926</text:p>
          </table:table-cell>
          <table:table-cell office:value-type="string" calcext:value-type="string">
            <text:p>197 LOREM IPSUM DOLOR</text:p>
          </table:table-cell>
          <table:table-cell office:value-type="float" office:value="1503956173" calcext:value-type="float">
            <text:p>15039561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107" calcext:value-type="float">
            <text:p>107</text:p>
          </table:table-cell>
          <table:table-cell office:value-type="string" calcext:value-type="string">
            <text:p>198 LOREM IPSUM DOLOR</text:p>
          </table:table-cell>
          <table:table-cell office:value-type="float" office:value="1503956174" calcext:value-type="float">
            <text:p>15039561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17" calcext:value-type="float">
            <text:p>17</text:p>
          </table:table-cell>
          <table:table-cell office:value-type="string" calcext:value-type="string">
            <text:p>199 LOREM IPSUM DOLOR</text:p>
          </table:table-cell>
          <table:table-cell office:value-type="float" office:value="1503956175" calcext:value-type="float">
            <text:p>15039561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637" calcext:value-type="float">
            <text:p>637</text:p>
          </table:table-cell>
          <table:table-cell office:value-type="string" calcext:value-type="string">
            <text:p>200 LOREM IPSUM DOLOR</text:p>
          </table:table-cell>
          <table:table-cell office:value-type="float" office:value="1503956176" calcext:value-type="float">
            <text:p>150395617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252" calcext:value-type="float">
            <text:p>252</text:p>
          </table:table-cell>
          <table:table-cell office:value-type="string" calcext:value-type="string">
            <text:p>201 LOREM IPSUM DOLOR</text:p>
          </table:table-cell>
          <table:table-cell office:value-type="float" office:value="1503956177" calcext:value-type="float">
            <text:p>150395617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136" calcext:value-type="float">
            <text:p>136</text:p>
          </table:table-cell>
          <table:table-cell office:value-type="string" calcext:value-type="string">
            <text:p>202 LOREM IPSUM DOLOR</text:p>
          </table:table-cell>
          <table:table-cell office:value-type="float" office:value="1503956178" calcext:value-type="float">
            <text:p>15039561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45" calcext:value-type="float">
            <text:p>45</text:p>
          </table:table-cell>
          <table:table-cell office:value-type="string" calcext:value-type="string">
            <text:p>203 LOREM IPSUM DOLOR</text:p>
          </table:table-cell>
          <table:table-cell office:value-type="float" office:value="1503956179" calcext:value-type="float">
            <text:p>150395617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314" calcext:value-type="float">
            <text:p>314</text:p>
          </table:table-cell>
          <table:table-cell office:value-type="string" calcext:value-type="string">
            <text:p>204 LOREM IPSUM DOLOR</text:p>
          </table:table-cell>
          <table:table-cell office:value-type="float" office:value="1503956180" calcext:value-type="float">
            <text:p>150395618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882" calcext:value-type="float">
            <text:p>882</text:p>
          </table:table-cell>
          <table:table-cell office:value-type="string" calcext:value-type="string">
            <text:p>205 LOREM IPSUM DOLOR</text:p>
          </table:table-cell>
          <table:table-cell office:value-type="float" office:value="1503956181" calcext:value-type="float">
            <text:p>150395618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102" calcext:value-type="float">
            <text:p>102</text:p>
          </table:table-cell>
          <table:table-cell office:value-type="string" calcext:value-type="string">
            <text:p>206 LOREM IPSUM DOLOR</text:p>
          </table:table-cell>
          <table:table-cell office:value-type="float" office:value="1503956182" calcext:value-type="float">
            <text:p>15039561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299" calcext:value-type="float">
            <text:p>299</text:p>
          </table:table-cell>
          <table:table-cell office:value-type="string" calcext:value-type="string">
            <text:p>207 LOREM IPSUM DOLOR</text:p>
          </table:table-cell>
          <table:table-cell office:value-type="float" office:value="1503956183" calcext:value-type="float">
            <text:p>15039561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896" calcext:value-type="float">
            <text:p>896</text:p>
          </table:table-cell>
          <table:table-cell office:value-type="string" calcext:value-type="string">
            <text:p>208 LOREM IPSUM DOLOR</text:p>
          </table:table-cell>
          <table:table-cell office:value-type="float" office:value="1503956184" calcext:value-type="float">
            <text:p>15039561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525" calcext:value-type="float">
            <text:p>525</text:p>
          </table:table-cell>
          <table:table-cell office:value-type="string" calcext:value-type="string">
            <text:p>209 LOREM IPSUM DOLOR</text:p>
          </table:table-cell>
          <table:table-cell office:value-type="float" office:value="1503956185" calcext:value-type="float">
            <text:p>150395618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965" calcext:value-type="float">
            <text:p>965</text:p>
          </table:table-cell>
          <table:table-cell office:value-type="string" calcext:value-type="string">
            <text:p>210 LOREM IPSUM DOLOR</text:p>
          </table:table-cell>
          <table:table-cell office:value-type="float" office:value="1503956186" calcext:value-type="float">
            <text:p>15039561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128" calcext:value-type="float">
            <text:p>128</text:p>
          </table:table-cell>
          <table:table-cell office:value-type="string" calcext:value-type="string">
            <text:p>211 LOREM IPSUM DOLOR</text:p>
          </table:table-cell>
          <table:table-cell office:value-type="float" office:value="1503956187" calcext:value-type="float">
            <text:p>150395618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545" calcext:value-type="float">
            <text:p>545</text:p>
          </table:table-cell>
          <table:table-cell office:value-type="string" calcext:value-type="string">
            <text:p>212 LOREM IPSUM DOLOR</text:p>
          </table:table-cell>
          <table:table-cell office:value-type="float" office:value="1503956188" calcext:value-type="float">
            <text:p>15039561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545" calcext:value-type="float">
            <text:p>545</text:p>
          </table:table-cell>
          <table:table-cell office:value-type="string" calcext:value-type="string">
            <text:p>213 LOREM IPSUM DOLOR</text:p>
          </table:table-cell>
          <table:table-cell office:value-type="float" office:value="1503956189" calcext:value-type="float">
            <text:p>150395618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734" calcext:value-type="float">
            <text:p>734</text:p>
          </table:table-cell>
          <table:table-cell office:value-type="string" calcext:value-type="string">
            <text:p>214 LOREM IPSUM DOLOR</text:p>
          </table:table-cell>
          <table:table-cell office:value-type="float" office:value="1503956190" calcext:value-type="float">
            <text:p>150395619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469" calcext:value-type="float">
            <text:p>469</text:p>
          </table:table-cell>
          <table:table-cell office:value-type="string" calcext:value-type="string">
            <text:p>215 LOREM IPSUM DOLOR</text:p>
          </table:table-cell>
          <table:table-cell office:value-type="float" office:value="1503956191" calcext:value-type="float">
            <text:p>15039561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386" calcext:value-type="float">
            <text:p>386</text:p>
          </table:table-cell>
          <table:table-cell office:value-type="string" calcext:value-type="string">
            <text:p>216 LOREM IPSUM DOLOR</text:p>
          </table:table-cell>
          <table:table-cell office:value-type="float" office:value="1503956192" calcext:value-type="float">
            <text:p>15039561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375" calcext:value-type="float">
            <text:p>375</text:p>
          </table:table-cell>
          <table:table-cell office:value-type="string" calcext:value-type="string">
            <text:p>217 LOREM IPSUM DOLOR</text:p>
          </table:table-cell>
          <table:table-cell office:value-type="float" office:value="1503956193" calcext:value-type="float">
            <text:p>150395619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374" calcext:value-type="float">
            <text:p>374</text:p>
          </table:table-cell>
          <table:table-cell office:value-type="string" calcext:value-type="string">
            <text:p>218 LOREM IPSUM DOLOR</text:p>
          </table:table-cell>
          <table:table-cell office:value-type="float" office:value="1503956194" calcext:value-type="float">
            <text:p>150395619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421" calcext:value-type="float">
            <text:p>421</text:p>
          </table:table-cell>
          <table:table-cell office:value-type="string" calcext:value-type="string">
            <text:p>219 LOREM IPSUM DOLOR</text:p>
          </table:table-cell>
          <table:table-cell office:value-type="float" office:value="1503956195" calcext:value-type="float">
            <text:p>15039561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509" calcext:value-type="float">
            <text:p>509</text:p>
          </table:table-cell>
          <table:table-cell office:value-type="string" calcext:value-type="string">
            <text:p>220 LOREM IPSUM DOLOR</text:p>
          </table:table-cell>
          <table:table-cell office:value-type="float" office:value="1503956196" calcext:value-type="float">
            <text:p>150395619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195" calcext:value-type="float">
            <text:p>195</text:p>
          </table:table-cell>
          <table:table-cell office:value-type="string" calcext:value-type="string">
            <text:p>221 LOREM IPSUM DOLOR</text:p>
          </table:table-cell>
          <table:table-cell office:value-type="float" office:value="1503956197" calcext:value-type="float">
            <text:p>15039561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745" calcext:value-type="float">
            <text:p>745</text:p>
          </table:table-cell>
          <table:table-cell office:value-type="string" calcext:value-type="string">
            <text:p>222 LOREM IPSUM DOLOR</text:p>
          </table:table-cell>
          <table:table-cell office:value-type="float" office:value="1503956198" calcext:value-type="float">
            <text:p>15039561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418" calcext:value-type="float">
            <text:p>418</text:p>
          </table:table-cell>
          <table:table-cell office:value-type="string" calcext:value-type="string">
            <text:p>223 LOREM IPSUM DOLOR</text:p>
          </table:table-cell>
          <table:table-cell office:value-type="float" office:value="1503956199" calcext:value-type="float">
            <text:p>150395619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754" calcext:value-type="float">
            <text:p>754</text:p>
          </table:table-cell>
          <table:table-cell office:value-type="string" calcext:value-type="string">
            <text:p>224 LOREM IPSUM DOLOR</text:p>
          </table:table-cell>
          <table:table-cell office:value-type="float" office:value="1503956200" calcext:value-type="float">
            <text:p>15039562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960" calcext:value-type="float">
            <text:p>960</text:p>
          </table:table-cell>
          <table:table-cell office:value-type="string" calcext:value-type="string">
            <text:p>225 LOREM IPSUM DOLOR</text:p>
          </table:table-cell>
          <table:table-cell office:value-type="float" office:value="1503956201" calcext:value-type="float">
            <text:p>15039562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555" calcext:value-type="float">
            <text:p>555</text:p>
          </table:table-cell>
          <table:table-cell office:value-type="string" calcext:value-type="string">
            <text:p>226 LOREM IPSUM DOLOR</text:p>
          </table:table-cell>
          <table:table-cell office:value-type="float" office:value="1503956202" calcext:value-type="float">
            <text:p>150395620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915" calcext:value-type="float">
            <text:p>915</text:p>
          </table:table-cell>
          <table:table-cell office:value-type="string" calcext:value-type="string">
            <text:p>227 LOREM IPSUM DOLOR</text:p>
          </table:table-cell>
          <table:table-cell office:value-type="float" office:value="1503956203" calcext:value-type="float">
            <text:p>15039562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140" calcext:value-type="float">
            <text:p>140</text:p>
          </table:table-cell>
          <table:table-cell office:value-type="string" calcext:value-type="string">
            <text:p>228 LOREM IPSUM DOLOR</text:p>
          </table:table-cell>
          <table:table-cell office:value-type="float" office:value="1503956204" calcext:value-type="float">
            <text:p>15039562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266" calcext:value-type="float">
            <text:p>266</text:p>
          </table:table-cell>
          <table:table-cell office:value-type="string" calcext:value-type="string">
            <text:p>229 LOREM IPSUM DOLOR</text:p>
          </table:table-cell>
          <table:table-cell office:value-type="float" office:value="1503956205" calcext:value-type="float">
            <text:p>15039562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578" calcext:value-type="float">
            <text:p>578</text:p>
          </table:table-cell>
          <table:table-cell office:value-type="string" calcext:value-type="string">
            <text:p>230 LOREM IPSUM DOLOR</text:p>
          </table:table-cell>
          <table:table-cell office:value-type="float" office:value="1503956206" calcext:value-type="float">
            <text:p>15039562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137" calcext:value-type="float">
            <text:p>137</text:p>
          </table:table-cell>
          <table:table-cell office:value-type="string" calcext:value-type="string">
            <text:p>231 LOREM IPSUM DOLOR</text:p>
          </table:table-cell>
          <table:table-cell office:value-type="float" office:value="1503956207" calcext:value-type="float">
            <text:p>150395620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865" calcext:value-type="float">
            <text:p>865</text:p>
          </table:table-cell>
          <table:table-cell office:value-type="string" calcext:value-type="string">
            <text:p>232 LOREM IPSUM DOLOR</text:p>
          </table:table-cell>
          <table:table-cell office:value-type="float" office:value="1503956208" calcext:value-type="float">
            <text:p>150395620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487" calcext:value-type="float">
            <text:p>487</text:p>
          </table:table-cell>
          <table:table-cell office:value-type="string" calcext:value-type="string">
            <text:p>233 LOREM IPSUM DOLOR</text:p>
          </table:table-cell>
          <table:table-cell office:value-type="float" office:value="1503956209" calcext:value-type="float">
            <text:p>150395620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925" calcext:value-type="float">
            <text:p>925</text:p>
          </table:table-cell>
          <table:table-cell office:value-type="string" calcext:value-type="string">
            <text:p>234 LOREM IPSUM DOLOR</text:p>
          </table:table-cell>
          <table:table-cell office:value-type="float" office:value="1503956210" calcext:value-type="float">
            <text:p>15039562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967" calcext:value-type="float">
            <text:p>967</text:p>
          </table:table-cell>
          <table:table-cell office:value-type="string" calcext:value-type="string">
            <text:p>235 LOREM IPSUM DOLOR</text:p>
          </table:table-cell>
          <table:table-cell office:value-type="float" office:value="1503956211" calcext:value-type="float">
            <text:p>150395621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22" calcext:value-type="float">
            <text:p>22</text:p>
          </table:table-cell>
          <table:table-cell office:value-type="string" calcext:value-type="string">
            <text:p>236 LOREM IPSUM DOLOR</text:p>
          </table:table-cell>
          <table:table-cell office:value-type="float" office:value="1503956212" calcext:value-type="float">
            <text:p>15039562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600" calcext:value-type="float">
            <text:p>600</text:p>
          </table:table-cell>
          <table:table-cell office:value-type="string" calcext:value-type="string">
            <text:p>237 LOREM IPSUM DOLOR</text:p>
          </table:table-cell>
          <table:table-cell office:value-type="float" office:value="1503956213" calcext:value-type="float">
            <text:p>15039562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514" calcext:value-type="float">
            <text:p>514</text:p>
          </table:table-cell>
          <table:table-cell office:value-type="string" calcext:value-type="string">
            <text:p>238 LOREM IPSUM DOLOR</text:p>
          </table:table-cell>
          <table:table-cell office:value-type="float" office:value="1503956214" calcext:value-type="float">
            <text:p>15039562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137" calcext:value-type="float">
            <text:p>137</text:p>
          </table:table-cell>
          <table:table-cell office:value-type="string" calcext:value-type="string">
            <text:p>239 LOREM IPSUM DOLOR</text:p>
          </table:table-cell>
          <table:table-cell office:value-type="float" office:value="1503956215" calcext:value-type="float">
            <text:p>15039562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670" calcext:value-type="float">
            <text:p>670</text:p>
          </table:table-cell>
          <table:table-cell office:value-type="string" calcext:value-type="string">
            <text:p>240 LOREM IPSUM DOLOR</text:p>
          </table:table-cell>
          <table:table-cell office:value-type="float" office:value="1503956216" calcext:value-type="float">
            <text:p>15039562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32" calcext:value-type="float">
            <text:p>32</text:p>
          </table:table-cell>
          <table:table-cell office:value-type="string" calcext:value-type="string">
            <text:p>241 LOREM IPSUM DOLOR</text:p>
          </table:table-cell>
          <table:table-cell office:value-type="float" office:value="1503956217" calcext:value-type="float">
            <text:p>15039562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13" calcext:value-type="float">
            <text:p>13</text:p>
          </table:table-cell>
          <table:table-cell office:value-type="string" calcext:value-type="string">
            <text:p>242 LOREM IPSUM DOLOR</text:p>
          </table:table-cell>
          <table:table-cell office:value-type="float" office:value="1503956218" calcext:value-type="float">
            <text:p>15039562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685" calcext:value-type="float">
            <text:p>685</text:p>
          </table:table-cell>
          <table:table-cell office:value-type="string" calcext:value-type="string">
            <text:p>243 LOREM IPSUM DOLOR</text:p>
          </table:table-cell>
          <table:table-cell office:value-type="float" office:value="1503956219" calcext:value-type="float">
            <text:p>15039562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923" calcext:value-type="float">
            <text:p>923</text:p>
          </table:table-cell>
          <table:table-cell office:value-type="string" calcext:value-type="string">
            <text:p>244 LOREM IPSUM DOLOR</text:p>
          </table:table-cell>
          <table:table-cell office:value-type="float" office:value="1503956220" calcext:value-type="float">
            <text:p>15039562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679" calcext:value-type="float">
            <text:p>679</text:p>
          </table:table-cell>
          <table:table-cell office:value-type="string" calcext:value-type="string">
            <text:p>245 LOREM IPSUM DOLOR</text:p>
          </table:table-cell>
          <table:table-cell office:value-type="float" office:value="1503956221" calcext:value-type="float">
            <text:p>150395622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241" calcext:value-type="float">
            <text:p>241</text:p>
          </table:table-cell>
          <table:table-cell office:value-type="string" calcext:value-type="string">
            <text:p>246 LOREM IPSUM DOLOR</text:p>
          </table:table-cell>
          <table:table-cell office:value-type="float" office:value="1503956222" calcext:value-type="float">
            <text:p>15039562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790" calcext:value-type="float">
            <text:p>790</text:p>
          </table:table-cell>
          <table:table-cell office:value-type="string" calcext:value-type="string">
            <text:p>247 LOREM IPSUM DOLOR</text:p>
          </table:table-cell>
          <table:table-cell office:value-type="float" office:value="1503956223" calcext:value-type="float">
            <text:p>150395622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159" calcext:value-type="float">
            <text:p>159</text:p>
          </table:table-cell>
          <table:table-cell office:value-type="string" calcext:value-type="string">
            <text:p>248 LOREM IPSUM DOLOR</text:p>
          </table:table-cell>
          <table:table-cell office:value-type="float" office:value="1503956224" calcext:value-type="float">
            <text:p>150395622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390" calcext:value-type="float">
            <text:p>390</text:p>
          </table:table-cell>
          <table:table-cell office:value-type="string" calcext:value-type="string">
            <text:p>249 LOREM IPSUM DOLOR</text:p>
          </table:table-cell>
          <table:table-cell office:value-type="float" office:value="1503956225" calcext:value-type="float">
            <text:p>15039562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876" calcext:value-type="float">
            <text:p>876</text:p>
          </table:table-cell>
          <table:table-cell office:value-type="string" calcext:value-type="string">
            <text:p>250 LOREM IPSUM DOLOR</text:p>
          </table:table-cell>
          <table:table-cell office:value-type="float" office:value="1503956226" calcext:value-type="float">
            <text:p>15039562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625" calcext:value-type="float">
            <text:p>625</text:p>
          </table:table-cell>
          <table:table-cell office:value-type="string" calcext:value-type="string">
            <text:p>251 LOREM IPSUM DOLOR</text:p>
          </table:table-cell>
          <table:table-cell office:value-type="float" office:value="1503956227" calcext:value-type="float">
            <text:p>15039562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41" calcext:value-type="float">
            <text:p>41</text:p>
          </table:table-cell>
          <table:table-cell office:value-type="string" calcext:value-type="string">
            <text:p>252 LOREM IPSUM DOLOR</text:p>
          </table:table-cell>
          <table:table-cell office:value-type="float" office:value="1503956228" calcext:value-type="float">
            <text:p>15039562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282" calcext:value-type="float">
            <text:p>282</text:p>
          </table:table-cell>
          <table:table-cell office:value-type="string" calcext:value-type="string">
            <text:p>253 LOREM IPSUM DOLOR</text:p>
          </table:table-cell>
          <table:table-cell office:value-type="float" office:value="1503956229" calcext:value-type="float">
            <text:p>15039562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82" calcext:value-type="float">
            <text:p>82</text:p>
          </table:table-cell>
          <table:table-cell office:value-type="string" calcext:value-type="string">
            <text:p>254 LOREM IPSUM DOLOR</text:p>
          </table:table-cell>
          <table:table-cell office:value-type="float" office:value="1503956230" calcext:value-type="float">
            <text:p>15039562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162" calcext:value-type="float">
            <text:p>162</text:p>
          </table:table-cell>
          <table:table-cell office:value-type="string" calcext:value-type="string">
            <text:p>255 LOREM IPSUM DOLOR</text:p>
          </table:table-cell>
          <table:table-cell office:value-type="float" office:value="1503956231" calcext:value-type="float">
            <text:p>15039562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974" calcext:value-type="float">
            <text:p>974</text:p>
          </table:table-cell>
          <table:table-cell office:value-type="string" calcext:value-type="string">
            <text:p>256 LOREM IPSUM DOLOR</text:p>
          </table:table-cell>
          <table:table-cell office:value-type="float" office:value="1503956232" calcext:value-type="float">
            <text:p>150395623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656" calcext:value-type="float">
            <text:p>656</text:p>
          </table:table-cell>
          <table:table-cell office:value-type="string" calcext:value-type="string">
            <text:p>257 LOREM IPSUM DOLOR</text:p>
          </table:table-cell>
          <table:table-cell office:value-type="float" office:value="1503956233" calcext:value-type="float">
            <text:p>150395623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516" calcext:value-type="float">
            <text:p>516</text:p>
          </table:table-cell>
          <table:table-cell office:value-type="string" calcext:value-type="string">
            <text:p>258 LOREM IPSUM DOLOR</text:p>
          </table:table-cell>
          <table:table-cell office:value-type="float" office:value="1503956234" calcext:value-type="float">
            <text:p>150395623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364" calcext:value-type="float">
            <text:p>364</text:p>
          </table:table-cell>
          <table:table-cell office:value-type="string" calcext:value-type="string">
            <text:p>259 LOREM IPSUM DOLOR</text:p>
          </table:table-cell>
          <table:table-cell office:value-type="float" office:value="1503956235" calcext:value-type="float">
            <text:p>15039562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119" calcext:value-type="float">
            <text:p>119</text:p>
          </table:table-cell>
          <table:table-cell office:value-type="string" calcext:value-type="string">
            <text:p>260 LOREM IPSUM DOLOR</text:p>
          </table:table-cell>
          <table:table-cell office:value-type="float" office:value="1503956236" calcext:value-type="float">
            <text:p>15039562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643" calcext:value-type="float">
            <text:p>643</text:p>
          </table:table-cell>
          <table:table-cell office:value-type="string" calcext:value-type="string">
            <text:p>261 LOREM IPSUM DOLOR</text:p>
          </table:table-cell>
          <table:table-cell office:value-type="float" office:value="1503956237" calcext:value-type="float">
            <text:p>15039562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786" calcext:value-type="float">
            <text:p>786</text:p>
          </table:table-cell>
          <table:table-cell office:value-type="string" calcext:value-type="string">
            <text:p>262 LOREM IPSUM DOLOR</text:p>
          </table:table-cell>
          <table:table-cell office:value-type="float" office:value="1503956238" calcext:value-type="float">
            <text:p>15039562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125" calcext:value-type="float">
            <text:p>125</text:p>
          </table:table-cell>
          <table:table-cell office:value-type="string" calcext:value-type="string">
            <text:p>263 LOREM IPSUM DOLOR</text:p>
          </table:table-cell>
          <table:table-cell office:value-type="float" office:value="1503956239" calcext:value-type="float">
            <text:p>15039562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48" calcext:value-type="float">
            <text:p>48</text:p>
          </table:table-cell>
          <table:table-cell office:value-type="string" calcext:value-type="string">
            <text:p>264 LOREM IPSUM DOLOR</text:p>
          </table:table-cell>
          <table:table-cell office:value-type="float" office:value="1503956240" calcext:value-type="float">
            <text:p>150395624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981" calcext:value-type="float">
            <text:p>981</text:p>
          </table:table-cell>
          <table:table-cell office:value-type="string" calcext:value-type="string">
            <text:p>265 LOREM IPSUM DOLOR</text:p>
          </table:table-cell>
          <table:table-cell office:value-type="float" office:value="1503956241" calcext:value-type="float">
            <text:p>150395624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639" calcext:value-type="float">
            <text:p>639</text:p>
          </table:table-cell>
          <table:table-cell office:value-type="string" calcext:value-type="string">
            <text:p>266 LOREM IPSUM DOLOR</text:p>
          </table:table-cell>
          <table:table-cell office:value-type="float" office:value="1503956242" calcext:value-type="float">
            <text:p>150395624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259" calcext:value-type="float">
            <text:p>259</text:p>
          </table:table-cell>
          <table:table-cell office:value-type="string" calcext:value-type="string">
            <text:p>267 LOREM IPSUM DOLOR</text:p>
          </table:table-cell>
          <table:table-cell office:value-type="float" office:value="1503956243" calcext:value-type="float">
            <text:p>150395624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918" calcext:value-type="float">
            <text:p>918</text:p>
          </table:table-cell>
          <table:table-cell office:value-type="string" calcext:value-type="string">
            <text:p>268 LOREM IPSUM DOLOR</text:p>
          </table:table-cell>
          <table:table-cell office:value-type="float" office:value="1503956244" calcext:value-type="float">
            <text:p>15039562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214" calcext:value-type="float">
            <text:p>214</text:p>
          </table:table-cell>
          <table:table-cell office:value-type="string" calcext:value-type="string">
            <text:p>269 LOREM IPSUM DOLOR</text:p>
          </table:table-cell>
          <table:table-cell office:value-type="float" office:value="1503956245" calcext:value-type="float">
            <text:p>15039562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377" calcext:value-type="float">
            <text:p>377</text:p>
          </table:table-cell>
          <table:table-cell office:value-type="string" calcext:value-type="string">
            <text:p>270 LOREM IPSUM DOLOR</text:p>
          </table:table-cell>
          <table:table-cell office:value-type="float" office:value="1503956246" calcext:value-type="float">
            <text:p>150395624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32" calcext:value-type="float">
            <text:p>32</text:p>
          </table:table-cell>
          <table:table-cell office:value-type="string" calcext:value-type="string">
            <text:p>271 LOREM IPSUM DOLOR</text:p>
          </table:table-cell>
          <table:table-cell office:value-type="float" office:value="1503956247" calcext:value-type="float">
            <text:p>15039562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821" calcext:value-type="float">
            <text:p>821</text:p>
          </table:table-cell>
          <table:table-cell office:value-type="string" calcext:value-type="string">
            <text:p>272 LOREM IPSUM DOLOR</text:p>
          </table:table-cell>
          <table:table-cell office:value-type="float" office:value="1503956248" calcext:value-type="float">
            <text:p>15039562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765" calcext:value-type="float">
            <text:p>765</text:p>
          </table:table-cell>
          <table:table-cell office:value-type="string" calcext:value-type="string">
            <text:p>273 LOREM IPSUM DOLOR</text:p>
          </table:table-cell>
          <table:table-cell office:value-type="float" office:value="1503956249" calcext:value-type="float">
            <text:p>15039562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884" calcext:value-type="float">
            <text:p>884</text:p>
          </table:table-cell>
          <table:table-cell office:value-type="string" calcext:value-type="string">
            <text:p>274 LOREM IPSUM DOLOR</text:p>
          </table:table-cell>
          <table:table-cell office:value-type="float" office:value="1503956250" calcext:value-type="float">
            <text:p>150395625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381" calcext:value-type="float">
            <text:p>381</text:p>
          </table:table-cell>
          <table:table-cell office:value-type="string" calcext:value-type="string">
            <text:p>275 LOREM IPSUM DOLOR</text:p>
          </table:table-cell>
          <table:table-cell office:value-type="float" office:value="1503956251" calcext:value-type="float">
            <text:p>15039562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917" calcext:value-type="float">
            <text:p>917</text:p>
          </table:table-cell>
          <table:table-cell office:value-type="string" calcext:value-type="string">
            <text:p>276 LOREM IPSUM DOLOR</text:p>
          </table:table-cell>
          <table:table-cell office:value-type="float" office:value="1503956252" calcext:value-type="float">
            <text:p>15039562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983" calcext:value-type="float">
            <text:p>983</text:p>
          </table:table-cell>
          <table:table-cell office:value-type="string" calcext:value-type="string">
            <text:p>277 LOREM IPSUM DOLOR</text:p>
          </table:table-cell>
          <table:table-cell office:value-type="float" office:value="1503956253" calcext:value-type="float">
            <text:p>15039562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190" calcext:value-type="float">
            <text:p>190</text:p>
          </table:table-cell>
          <table:table-cell office:value-type="string" calcext:value-type="string">
            <text:p>278 LOREM IPSUM DOLOR</text:p>
          </table:table-cell>
          <table:table-cell office:value-type="float" office:value="1503956254" calcext:value-type="float">
            <text:p>150395625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302" calcext:value-type="float">
            <text:p>302</text:p>
          </table:table-cell>
          <table:table-cell office:value-type="string" calcext:value-type="string">
            <text:p>279 LOREM IPSUM DOLOR</text:p>
          </table:table-cell>
          <table:table-cell office:value-type="float" office:value="1503956255" calcext:value-type="float">
            <text:p>15039562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10" calcext:value-type="float">
            <text:p>10</text:p>
          </table:table-cell>
          <table:table-cell office:value-type="string" calcext:value-type="string">
            <text:p>280 LOREM IPSUM DOLOR</text:p>
          </table:table-cell>
          <table:table-cell office:value-type="float" office:value="1503956256" calcext:value-type="float">
            <text:p>15039562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471" calcext:value-type="float">
            <text:p>471</text:p>
          </table:table-cell>
          <table:table-cell office:value-type="string" calcext:value-type="string">
            <text:p>281 LOREM IPSUM DOLOR</text:p>
          </table:table-cell>
          <table:table-cell office:value-type="float" office:value="1503956257" calcext:value-type="float">
            <text:p>150395625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293" calcext:value-type="float">
            <text:p>293</text:p>
          </table:table-cell>
          <table:table-cell office:value-type="string" calcext:value-type="string">
            <text:p>282 LOREM IPSUM DOLOR</text:p>
          </table:table-cell>
          <table:table-cell office:value-type="float" office:value="1503956258" calcext:value-type="float">
            <text:p>150395625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469" calcext:value-type="float">
            <text:p>469</text:p>
          </table:table-cell>
          <table:table-cell office:value-type="string" calcext:value-type="string">
            <text:p>283 LOREM IPSUM DOLOR</text:p>
          </table:table-cell>
          <table:table-cell office:value-type="float" office:value="1503956259" calcext:value-type="float">
            <text:p>150395625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828" calcext:value-type="float">
            <text:p>828</text:p>
          </table:table-cell>
          <table:table-cell office:value-type="string" calcext:value-type="string">
            <text:p>284 LOREM IPSUM DOLOR</text:p>
          </table:table-cell>
          <table:table-cell office:value-type="float" office:value="1503956260" calcext:value-type="float">
            <text:p>150395626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870" calcext:value-type="float">
            <text:p>870</text:p>
          </table:table-cell>
          <table:table-cell office:value-type="string" calcext:value-type="string">
            <text:p>285 LOREM IPSUM DOLOR</text:p>
          </table:table-cell>
          <table:table-cell office:value-type="float" office:value="1503956261" calcext:value-type="float">
            <text:p>15039562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833" calcext:value-type="float">
            <text:p>833</text:p>
          </table:table-cell>
          <table:table-cell office:value-type="string" calcext:value-type="string">
            <text:p>286 LOREM IPSUM DOLOR</text:p>
          </table:table-cell>
          <table:table-cell office:value-type="float" office:value="1503956262" calcext:value-type="float">
            <text:p>150395626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816" calcext:value-type="float">
            <text:p>816</text:p>
          </table:table-cell>
          <table:table-cell office:value-type="string" calcext:value-type="string">
            <text:p>287 LOREM IPSUM DOLOR</text:p>
          </table:table-cell>
          <table:table-cell office:value-type="float" office:value="1503956263" calcext:value-type="float">
            <text:p>150395626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866" calcext:value-type="float">
            <text:p>866</text:p>
          </table:table-cell>
          <table:table-cell office:value-type="string" calcext:value-type="string">
            <text:p>288 LOREM IPSUM DOLOR</text:p>
          </table:table-cell>
          <table:table-cell office:value-type="float" office:value="1503956264" calcext:value-type="float">
            <text:p>150395626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177" calcext:value-type="float">
            <text:p>177</text:p>
          </table:table-cell>
          <table:table-cell office:value-type="string" calcext:value-type="string">
            <text:p>289 LOREM IPSUM DOLOR</text:p>
          </table:table-cell>
          <table:table-cell office:value-type="float" office:value="1503956265" calcext:value-type="float">
            <text:p>15039562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719" calcext:value-type="float">
            <text:p>719</text:p>
          </table:table-cell>
          <table:table-cell office:value-type="string" calcext:value-type="string">
            <text:p>290 LOREM IPSUM DOLOR</text:p>
          </table:table-cell>
          <table:table-cell office:value-type="float" office:value="1503956266" calcext:value-type="float">
            <text:p>15039562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725" calcext:value-type="float">
            <text:p>725</text:p>
          </table:table-cell>
          <table:table-cell office:value-type="string" calcext:value-type="string">
            <text:p>291 LOREM IPSUM DOLOR</text:p>
          </table:table-cell>
          <table:table-cell office:value-type="float" office:value="1503956267" calcext:value-type="float">
            <text:p>150395626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402" calcext:value-type="float">
            <text:p>402</text:p>
          </table:table-cell>
          <table:table-cell office:value-type="string" calcext:value-type="string">
            <text:p>292 LOREM IPSUM DOLOR</text:p>
          </table:table-cell>
          <table:table-cell office:value-type="float" office:value="1503956268" calcext:value-type="float">
            <text:p>150395626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772" calcext:value-type="float">
            <text:p>772</text:p>
          </table:table-cell>
          <table:table-cell office:value-type="string" calcext:value-type="string">
            <text:p>293 LOREM IPSUM DOLOR</text:p>
          </table:table-cell>
          <table:table-cell office:value-type="float" office:value="1503956269" calcext:value-type="float">
            <text:p>150395626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730" calcext:value-type="float">
            <text:p>730</text:p>
          </table:table-cell>
          <table:table-cell office:value-type="string" calcext:value-type="string">
            <text:p>294 LOREM IPSUM DOLOR</text:p>
          </table:table-cell>
          <table:table-cell office:value-type="float" office:value="1503956270" calcext:value-type="float">
            <text:p>150395627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27" calcext:value-type="float">
            <text:p>27</text:p>
          </table:table-cell>
          <table:table-cell office:value-type="string" calcext:value-type="string">
            <text:p>295 LOREM IPSUM DOLOR</text:p>
          </table:table-cell>
          <table:table-cell office:value-type="float" office:value="1503956271" calcext:value-type="float">
            <text:p>150395627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496" calcext:value-type="float">
            <text:p>496</text:p>
          </table:table-cell>
          <table:table-cell office:value-type="string" calcext:value-type="string">
            <text:p>296 LOREM IPSUM DOLOR</text:p>
          </table:table-cell>
          <table:table-cell office:value-type="float" office:value="1503956272" calcext:value-type="float">
            <text:p>15039562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640" calcext:value-type="float">
            <text:p>640</text:p>
          </table:table-cell>
          <table:table-cell office:value-type="string" calcext:value-type="string">
            <text:p>297 LOREM IPSUM DOLOR</text:p>
          </table:table-cell>
          <table:table-cell office:value-type="float" office:value="1503956273" calcext:value-type="float">
            <text:p>150395627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573" calcext:value-type="float">
            <text:p>573</text:p>
          </table:table-cell>
          <table:table-cell office:value-type="string" calcext:value-type="string">
            <text:p>298 LOREM IPSUM DOLOR</text:p>
          </table:table-cell>
          <table:table-cell office:value-type="float" office:value="1503956274" calcext:value-type="float">
            <text:p>150395627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88" calcext:value-type="float">
            <text:p>88</text:p>
          </table:table-cell>
          <table:table-cell office:value-type="string" calcext:value-type="string">
            <text:p>299 LOREM IPSUM DOLOR</text:p>
          </table:table-cell>
          <table:table-cell office:value-type="float" office:value="1503956275" calcext:value-type="float">
            <text:p>1503956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845" calcext:value-type="float">
            <text:p>845</text:p>
          </table:table-cell>
          <table:table-cell office:value-type="string" calcext:value-type="string">
            <text:p>300 LOREM IPSUM DOLOR</text:p>
          </table:table-cell>
          <table:table-cell office:value-type="float" office:value="1503956276" calcext:value-type="float">
            <text:p>15039562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883" calcext:value-type="float">
            <text:p>883</text:p>
          </table:table-cell>
          <table:table-cell office:value-type="string" calcext:value-type="string">
            <text:p>301 LOREM IPSUM DOLOR</text:p>
          </table:table-cell>
          <table:table-cell office:value-type="float" office:value="1503956277" calcext:value-type="float">
            <text:p>150395627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426" calcext:value-type="float">
            <text:p>426</text:p>
          </table:table-cell>
          <table:table-cell office:value-type="string" calcext:value-type="string">
            <text:p>302 LOREM IPSUM DOLOR</text:p>
          </table:table-cell>
          <table:table-cell office:value-type="float" office:value="1503956278" calcext:value-type="float">
            <text:p>150395627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590" calcext:value-type="float">
            <text:p>590</text:p>
          </table:table-cell>
          <table:table-cell office:value-type="string" calcext:value-type="string">
            <text:p>303 LOREM IPSUM DOLOR</text:p>
          </table:table-cell>
          <table:table-cell office:value-type="float" office:value="1503956279" calcext:value-type="float">
            <text:p>150395627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733" calcext:value-type="float">
            <text:p>733</text:p>
          </table:table-cell>
          <table:table-cell office:value-type="string" calcext:value-type="string">
            <text:p>304 LOREM IPSUM DOLOR</text:p>
          </table:table-cell>
          <table:table-cell office:value-type="float" office:value="1503956280" calcext:value-type="float">
            <text:p>150395628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779" calcext:value-type="float">
            <text:p>779</text:p>
          </table:table-cell>
          <table:table-cell office:value-type="string" calcext:value-type="string">
            <text:p>305 LOREM IPSUM DOLOR</text:p>
          </table:table-cell>
          <table:table-cell office:value-type="float" office:value="1503956281" calcext:value-type="float">
            <text:p>15039562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443" calcext:value-type="float">
            <text:p>443</text:p>
          </table:table-cell>
          <table:table-cell office:value-type="string" calcext:value-type="string">
            <text:p>306 LOREM IPSUM DOLOR</text:p>
          </table:table-cell>
          <table:table-cell office:value-type="float" office:value="1503956282" calcext:value-type="float">
            <text:p>150395628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857" calcext:value-type="float">
            <text:p>857</text:p>
          </table:table-cell>
          <table:table-cell office:value-type="string" calcext:value-type="string">
            <text:p>307 LOREM IPSUM DOLOR</text:p>
          </table:table-cell>
          <table:table-cell office:value-type="float" office:value="1503956283" calcext:value-type="float">
            <text:p>15039562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154" calcext:value-type="float">
            <text:p>154</text:p>
          </table:table-cell>
          <table:table-cell office:value-type="string" calcext:value-type="string">
            <text:p>308 LOREM IPSUM DOLOR</text:p>
          </table:table-cell>
          <table:table-cell office:value-type="float" office:value="1503956284" calcext:value-type="float">
            <text:p>150395628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922" calcext:value-type="float">
            <text:p>922</text:p>
          </table:table-cell>
          <table:table-cell office:value-type="string" calcext:value-type="string">
            <text:p>309 LOREM IPSUM DOLOR</text:p>
          </table:table-cell>
          <table:table-cell office:value-type="float" office:value="1503956285" calcext:value-type="float">
            <text:p>150395628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391" calcext:value-type="float">
            <text:p>391</text:p>
          </table:table-cell>
          <table:table-cell office:value-type="string" calcext:value-type="string">
            <text:p>310 LOREM IPSUM DOLOR</text:p>
          </table:table-cell>
          <table:table-cell office:value-type="float" office:value="1503956286" calcext:value-type="float">
            <text:p>15039562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294" calcext:value-type="float">
            <text:p>294</text:p>
          </table:table-cell>
          <table:table-cell office:value-type="string" calcext:value-type="string">
            <text:p>311 LOREM IPSUM DOLOR</text:p>
          </table:table-cell>
          <table:table-cell office:value-type="float" office:value="1503956287" calcext:value-type="float">
            <text:p>150395628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105" calcext:value-type="float">
            <text:p>105</text:p>
          </table:table-cell>
          <table:table-cell office:value-type="string" calcext:value-type="string">
            <text:p>312 LOREM IPSUM DOLOR</text:p>
          </table:table-cell>
          <table:table-cell office:value-type="float" office:value="1503956288" calcext:value-type="float">
            <text:p>150395628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419" calcext:value-type="float">
            <text:p>419</text:p>
          </table:table-cell>
          <table:table-cell office:value-type="string" calcext:value-type="string">
            <text:p>313 LOREM IPSUM DOLOR</text:p>
          </table:table-cell>
          <table:table-cell office:value-type="float" office:value="1503956289" calcext:value-type="float">
            <text:p>150395628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892" calcext:value-type="float">
            <text:p>892</text:p>
          </table:table-cell>
          <table:table-cell office:value-type="string" calcext:value-type="string">
            <text:p>314 LOREM IPSUM DOLOR</text:p>
          </table:table-cell>
          <table:table-cell office:value-type="float" office:value="1503956290" calcext:value-type="float">
            <text:p>150395629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474" calcext:value-type="float">
            <text:p>474</text:p>
          </table:table-cell>
          <table:table-cell office:value-type="string" calcext:value-type="string">
            <text:p>315 LOREM IPSUM DOLOR</text:p>
          </table:table-cell>
          <table:table-cell office:value-type="float" office:value="1503956291" calcext:value-type="float">
            <text:p>15039562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93" calcext:value-type="float">
            <text:p>93</text:p>
          </table:table-cell>
          <table:table-cell office:value-type="string" calcext:value-type="string">
            <text:p>316 LOREM IPSUM DOLOR</text:p>
          </table:table-cell>
          <table:table-cell office:value-type="float" office:value="1503956292" calcext:value-type="float">
            <text:p>150395629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424" calcext:value-type="float">
            <text:p>424</text:p>
          </table:table-cell>
          <table:table-cell office:value-type="string" calcext:value-type="string">
            <text:p>317 LOREM IPSUM DOLOR</text:p>
          </table:table-cell>
          <table:table-cell office:value-type="float" office:value="1503956293" calcext:value-type="float">
            <text:p>150395629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413" calcext:value-type="float">
            <text:p>413</text:p>
          </table:table-cell>
          <table:table-cell office:value-type="string" calcext:value-type="string">
            <text:p>318 LOREM IPSUM DOLOR</text:p>
          </table:table-cell>
          <table:table-cell office:value-type="float" office:value="1503956294" calcext:value-type="float">
            <text:p>150395629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571" calcext:value-type="float">
            <text:p>571</text:p>
          </table:table-cell>
          <table:table-cell office:value-type="string" calcext:value-type="string">
            <text:p>319 LOREM IPSUM DOLOR</text:p>
          </table:table-cell>
          <table:table-cell office:value-type="float" office:value="1503956295" calcext:value-type="float">
            <text:p>150395629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43" calcext:value-type="float">
            <text:p>43</text:p>
          </table:table-cell>
          <table:table-cell office:value-type="string" calcext:value-type="string">
            <text:p>320 LOREM IPSUM DOLOR</text:p>
          </table:table-cell>
          <table:table-cell office:value-type="float" office:value="1503956296" calcext:value-type="float">
            <text:p>150395629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162" calcext:value-type="float">
            <text:p>162</text:p>
          </table:table-cell>
          <table:table-cell office:value-type="string" calcext:value-type="string">
            <text:p>321 LOREM IPSUM DOLOR</text:p>
          </table:table-cell>
          <table:table-cell office:value-type="float" office:value="1503956297" calcext:value-type="float">
            <text:p>150395629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434" calcext:value-type="float">
            <text:p>434</text:p>
          </table:table-cell>
          <table:table-cell office:value-type="string" calcext:value-type="string">
            <text:p>322 LOREM IPSUM DOLOR</text:p>
          </table:table-cell>
          <table:table-cell office:value-type="float" office:value="1503956298" calcext:value-type="float">
            <text:p>150395629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239" calcext:value-type="float">
            <text:p>239</text:p>
          </table:table-cell>
          <table:table-cell office:value-type="string" calcext:value-type="string">
            <text:p>323 LOREM IPSUM DOLOR</text:p>
          </table:table-cell>
          <table:table-cell office:value-type="float" office:value="1503956299" calcext:value-type="float">
            <text:p>150395629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401" calcext:value-type="float">
            <text:p>401</text:p>
          </table:table-cell>
          <table:table-cell office:value-type="string" calcext:value-type="string">
            <text:p>324 LOREM IPSUM DOLOR</text:p>
          </table:table-cell>
          <table:table-cell office:value-type="float" office:value="1503956300" calcext:value-type="float">
            <text:p>15039563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513" calcext:value-type="float">
            <text:p>513</text:p>
          </table:table-cell>
          <table:table-cell office:value-type="string" calcext:value-type="string">
            <text:p>325 LOREM IPSUM DOLOR</text:p>
          </table:table-cell>
          <table:table-cell office:value-type="float" office:value="1503956301" calcext:value-type="float">
            <text:p>15039563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740" calcext:value-type="float">
            <text:p>740</text:p>
          </table:table-cell>
          <table:table-cell office:value-type="string" calcext:value-type="string">
            <text:p>326 LOREM IPSUM DOLOR</text:p>
          </table:table-cell>
          <table:table-cell office:value-type="float" office:value="1503956302" calcext:value-type="float">
            <text:p>150395630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808" calcext:value-type="float">
            <text:p>808</text:p>
          </table:table-cell>
          <table:table-cell office:value-type="string" calcext:value-type="string">
            <text:p>327 LOREM IPSUM DOLOR</text:p>
          </table:table-cell>
          <table:table-cell office:value-type="float" office:value="1503956303" calcext:value-type="float">
            <text:p>150395630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ROUND(RAND()*99+1)" office:value-type="float" office:value="1" calcext:value-type="float">
            <text:p>1</text:p>
          </table:table-cell>
          <table:table-cell table:formula="of:=ROUND(RAND()*999+1)" office:value-type="float" office:value="756" calcext:value-type="float">
            <text:p>756</text:p>
          </table:table-cell>
          <table:table-cell office:value-type="string" calcext:value-type="string">
            <text:p>328 LOREM IPSUM DOLOR</text:p>
          </table:table-cell>
          <table:table-cell office:value-type="float" office:value="1503956304" calcext:value-type="float">
            <text:p>150395630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400" calcext:value-type="float">
            <text:p>400</text:p>
          </table:table-cell>
          <table:table-cell office:value-type="string" calcext:value-type="string">
            <text:p>329 LOREM IPSUM DOLOR</text:p>
          </table:table-cell>
          <table:table-cell office:value-type="float" office:value="1503956305" calcext:value-type="float">
            <text:p>15039563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810" calcext:value-type="float">
            <text:p>810</text:p>
          </table:table-cell>
          <table:table-cell office:value-type="string" calcext:value-type="string">
            <text:p>330 LOREM IPSUM DOLOR</text:p>
          </table:table-cell>
          <table:table-cell office:value-type="float" office:value="1503956306" calcext:value-type="float">
            <text:p>150395630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ROUND(RAND()*99+1)" office:value-type="float" office:value="1" calcext:value-type="float">
            <text:p>1</text:p>
          </table:table-cell>
          <table:table-cell table:formula="of:=ROUND(RAND()*999+1)" office:value-type="float" office:value="62" calcext:value-type="float">
            <text:p>62</text:p>
          </table:table-cell>
          <table:table-cell office:value-type="string" calcext:value-type="string">
            <text:p>331 LOREM IPSUM DOLOR</text:p>
          </table:table-cell>
          <table:table-cell office:value-type="float" office:value="1503956307" calcext:value-type="float">
            <text:p>150395630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152" calcext:value-type="float">
            <text:p>152</text:p>
          </table:table-cell>
          <table:table-cell office:value-type="string" calcext:value-type="string">
            <text:p>332 LOREM IPSUM DOLOR</text:p>
          </table:table-cell>
          <table:table-cell office:value-type="float" office:value="1503956308" calcext:value-type="float">
            <text:p>15039563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451" calcext:value-type="float">
            <text:p>451</text:p>
          </table:table-cell>
          <table:table-cell office:value-type="string" calcext:value-type="string">
            <text:p>333 LOREM IPSUM DOLOR</text:p>
          </table:table-cell>
          <table:table-cell office:value-type="float" office:value="1503956309" calcext:value-type="float">
            <text:p>150395630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683" calcext:value-type="float">
            <text:p>683</text:p>
          </table:table-cell>
          <table:table-cell office:value-type="string" calcext:value-type="string">
            <text:p>334 LOREM IPSUM DOLOR</text:p>
          </table:table-cell>
          <table:table-cell office:value-type="float" office:value="1503956310" calcext:value-type="float">
            <text:p>15039563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532" calcext:value-type="float">
            <text:p>532</text:p>
          </table:table-cell>
          <table:table-cell office:value-type="string" calcext:value-type="string">
            <text:p>335 LOREM IPSUM DOLOR</text:p>
          </table:table-cell>
          <table:table-cell office:value-type="float" office:value="1503956311" calcext:value-type="float">
            <text:p>150395631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414" calcext:value-type="float">
            <text:p>414</text:p>
          </table:table-cell>
          <table:table-cell office:value-type="string" calcext:value-type="string">
            <text:p>336 LOREM IPSUM DOLOR</text:p>
          </table:table-cell>
          <table:table-cell office:value-type="float" office:value="1503956312" calcext:value-type="float">
            <text:p>15039563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158" calcext:value-type="float">
            <text:p>158</text:p>
          </table:table-cell>
          <table:table-cell office:value-type="string" calcext:value-type="string">
            <text:p>337 LOREM IPSUM DOLOR</text:p>
          </table:table-cell>
          <table:table-cell office:value-type="float" office:value="1503956313" calcext:value-type="float">
            <text:p>15039563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567" calcext:value-type="float">
            <text:p>567</text:p>
          </table:table-cell>
          <table:table-cell office:value-type="string" calcext:value-type="string">
            <text:p>338 LOREM IPSUM DOLOR</text:p>
          </table:table-cell>
          <table:table-cell office:value-type="float" office:value="1503956314" calcext:value-type="float">
            <text:p>150395631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232" calcext:value-type="float">
            <text:p>232</text:p>
          </table:table-cell>
          <table:table-cell office:value-type="string" calcext:value-type="string">
            <text:p>339 LOREM IPSUM DOLOR</text:p>
          </table:table-cell>
          <table:table-cell office:value-type="float" office:value="1503956315" calcext:value-type="float">
            <text:p>15039563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17" calcext:value-type="float">
            <text:p>17</text:p>
          </table:table-cell>
          <table:table-cell office:value-type="string" calcext:value-type="string">
            <text:p>340 LOREM IPSUM DOLOR</text:p>
          </table:table-cell>
          <table:table-cell office:value-type="float" office:value="1503956316" calcext:value-type="float">
            <text:p>15039563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895" calcext:value-type="float">
            <text:p>895</text:p>
          </table:table-cell>
          <table:table-cell office:value-type="string" calcext:value-type="string">
            <text:p>341 LOREM IPSUM DOLOR</text:p>
          </table:table-cell>
          <table:table-cell office:value-type="float" office:value="1503956317" calcext:value-type="float">
            <text:p>150395631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324" calcext:value-type="float">
            <text:p>324</text:p>
          </table:table-cell>
          <table:table-cell office:value-type="string" calcext:value-type="string">
            <text:p>342 LOREM IPSUM DOLOR</text:p>
          </table:table-cell>
          <table:table-cell office:value-type="float" office:value="1503956318" calcext:value-type="float">
            <text:p>15039563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154" calcext:value-type="float">
            <text:p>154</text:p>
          </table:table-cell>
          <table:table-cell office:value-type="string" calcext:value-type="string">
            <text:p>343 LOREM IPSUM DOLOR</text:p>
          </table:table-cell>
          <table:table-cell office:value-type="float" office:value="1503956319" calcext:value-type="float">
            <text:p>150395631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146" calcext:value-type="float">
            <text:p>146</text:p>
          </table:table-cell>
          <table:table-cell office:value-type="string" calcext:value-type="string">
            <text:p>344 LOREM IPSUM DOLOR</text:p>
          </table:table-cell>
          <table:table-cell office:value-type="float" office:value="1503956320" calcext:value-type="float">
            <text:p>15039563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158" calcext:value-type="float">
            <text:p>158</text:p>
          </table:table-cell>
          <table:table-cell office:value-type="string" calcext:value-type="string">
            <text:p>345 LOREM IPSUM DOLOR</text:p>
          </table:table-cell>
          <table:table-cell office:value-type="float" office:value="1503956321" calcext:value-type="float">
            <text:p>15039563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139" calcext:value-type="float">
            <text:p>139</text:p>
          </table:table-cell>
          <table:table-cell office:value-type="string" calcext:value-type="string">
            <text:p>346 LOREM IPSUM DOLOR</text:p>
          </table:table-cell>
          <table:table-cell office:value-type="float" office:value="1503956322" calcext:value-type="float">
            <text:p>150395632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207" calcext:value-type="float">
            <text:p>207</text:p>
          </table:table-cell>
          <table:table-cell office:value-type="string" calcext:value-type="string">
            <text:p>347 LOREM IPSUM DOLOR</text:p>
          </table:table-cell>
          <table:table-cell office:value-type="float" office:value="1503956323" calcext:value-type="float">
            <text:p>150395632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494" calcext:value-type="float">
            <text:p>494</text:p>
          </table:table-cell>
          <table:table-cell office:value-type="string" calcext:value-type="string">
            <text:p>348 LOREM IPSUM DOLOR</text:p>
          </table:table-cell>
          <table:table-cell office:value-type="float" office:value="1503956324" calcext:value-type="float">
            <text:p>150395632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303" calcext:value-type="float">
            <text:p>303</text:p>
          </table:table-cell>
          <table:table-cell office:value-type="string" calcext:value-type="string">
            <text:p>349 LOREM IPSUM DOLOR</text:p>
          </table:table-cell>
          <table:table-cell office:value-type="float" office:value="1503956325" calcext:value-type="float">
            <text:p>15039563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404" calcext:value-type="float">
            <text:p>404</text:p>
          </table:table-cell>
          <table:table-cell office:value-type="string" calcext:value-type="string">
            <text:p>350 LOREM IPSUM DOLOR</text:p>
          </table:table-cell>
          <table:table-cell office:value-type="float" office:value="1503956326" calcext:value-type="float">
            <text:p>150395632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10" calcext:value-type="float">
            <text:p>10</text:p>
          </table:table-cell>
          <table:table-cell office:value-type="string" calcext:value-type="string">
            <text:p>351 LOREM IPSUM DOLOR</text:p>
          </table:table-cell>
          <table:table-cell office:value-type="float" office:value="1503956327" calcext:value-type="float">
            <text:p>150395632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218" calcext:value-type="float">
            <text:p>218</text:p>
          </table:table-cell>
          <table:table-cell office:value-type="string" calcext:value-type="string">
            <text:p>352 LOREM IPSUM DOLOR</text:p>
          </table:table-cell>
          <table:table-cell office:value-type="float" office:value="1503956328" calcext:value-type="float">
            <text:p>150395632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358" calcext:value-type="float">
            <text:p>358</text:p>
          </table:table-cell>
          <table:table-cell office:value-type="string" calcext:value-type="string">
            <text:p>353 LOREM IPSUM DOLOR</text:p>
          </table:table-cell>
          <table:table-cell office:value-type="float" office:value="1503956329" calcext:value-type="float">
            <text:p>15039563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860" calcext:value-type="float">
            <text:p>860</text:p>
          </table:table-cell>
          <table:table-cell office:value-type="string" calcext:value-type="string">
            <text:p>354 LOREM IPSUM DOLOR</text:p>
          </table:table-cell>
          <table:table-cell office:value-type="float" office:value="1503956330" calcext:value-type="float">
            <text:p>150395633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636" calcext:value-type="float">
            <text:p>636</text:p>
          </table:table-cell>
          <table:table-cell office:value-type="string" calcext:value-type="string">
            <text:p>355 LOREM IPSUM DOLOR</text:p>
          </table:table-cell>
          <table:table-cell office:value-type="float" office:value="1503956331" calcext:value-type="float">
            <text:p>150395633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66" calcext:value-type="float">
            <text:p>66</text:p>
          </table:table-cell>
          <table:table-cell office:value-type="string" calcext:value-type="string">
            <text:p>356 LOREM IPSUM DOLOR</text:p>
          </table:table-cell>
          <table:table-cell office:value-type="float" office:value="1503956332" calcext:value-type="float">
            <text:p>150395633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476" calcext:value-type="float">
            <text:p>476</text:p>
          </table:table-cell>
          <table:table-cell office:value-type="string" calcext:value-type="string">
            <text:p>357 LOREM IPSUM DOLOR</text:p>
          </table:table-cell>
          <table:table-cell office:value-type="float" office:value="1503956333" calcext:value-type="float">
            <text:p>150395633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627" calcext:value-type="float">
            <text:p>627</text:p>
          </table:table-cell>
          <table:table-cell office:value-type="string" calcext:value-type="string">
            <text:p>358 LOREM IPSUM DOLOR</text:p>
          </table:table-cell>
          <table:table-cell office:value-type="float" office:value="1503956334" calcext:value-type="float">
            <text:p>150395633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882" calcext:value-type="float">
            <text:p>882</text:p>
          </table:table-cell>
          <table:table-cell office:value-type="string" calcext:value-type="string">
            <text:p>359 LOREM IPSUM DOLOR</text:p>
          </table:table-cell>
          <table:table-cell office:value-type="float" office:value="1503956335" calcext:value-type="float">
            <text:p>150395633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582" calcext:value-type="float">
            <text:p>582</text:p>
          </table:table-cell>
          <table:table-cell office:value-type="string" calcext:value-type="string">
            <text:p>360 LOREM IPSUM DOLOR</text:p>
          </table:table-cell>
          <table:table-cell office:value-type="float" office:value="1503956336" calcext:value-type="float">
            <text:p>150395633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887" calcext:value-type="float">
            <text:p>887</text:p>
          </table:table-cell>
          <table:table-cell office:value-type="string" calcext:value-type="string">
            <text:p>361 LOREM IPSUM DOLOR</text:p>
          </table:table-cell>
          <table:table-cell office:value-type="float" office:value="1503956337" calcext:value-type="float">
            <text:p>150395633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67" calcext:value-type="float">
            <text:p>67</text:p>
          </table:table-cell>
          <table:table-cell office:value-type="string" calcext:value-type="string">
            <text:p>362 LOREM IPSUM DOLOR</text:p>
          </table:table-cell>
          <table:table-cell office:value-type="float" office:value="1503956338" calcext:value-type="float">
            <text:p>150395633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487" calcext:value-type="float">
            <text:p>487</text:p>
          </table:table-cell>
          <table:table-cell office:value-type="string" calcext:value-type="string">
            <text:p>363 LOREM IPSUM DOLOR</text:p>
          </table:table-cell>
          <table:table-cell office:value-type="float" office:value="1503956339" calcext:value-type="float">
            <text:p>150395633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252" calcext:value-type="float">
            <text:p>252</text:p>
          </table:table-cell>
          <table:table-cell office:value-type="string" calcext:value-type="string">
            <text:p>364 LOREM IPSUM DOLOR</text:p>
          </table:table-cell>
          <table:table-cell office:value-type="float" office:value="1503956340" calcext:value-type="float">
            <text:p>150395634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855" calcext:value-type="float">
            <text:p>855</text:p>
          </table:table-cell>
          <table:table-cell office:value-type="string" calcext:value-type="string">
            <text:p>365 LOREM IPSUM DOLOR</text:p>
          </table:table-cell>
          <table:table-cell office:value-type="float" office:value="1503956341" calcext:value-type="float">
            <text:p>150395634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866" calcext:value-type="float">
            <text:p>866</text:p>
          </table:table-cell>
          <table:table-cell office:value-type="string" calcext:value-type="string">
            <text:p>366 LOREM IPSUM DOLOR</text:p>
          </table:table-cell>
          <table:table-cell office:value-type="float" office:value="1503956342" calcext:value-type="float">
            <text:p>150395634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863" calcext:value-type="float">
            <text:p>863</text:p>
          </table:table-cell>
          <table:table-cell office:value-type="string" calcext:value-type="string">
            <text:p>367 LOREM IPSUM DOLOR</text:p>
          </table:table-cell>
          <table:table-cell office:value-type="float" office:value="1503956343" calcext:value-type="float">
            <text:p>150395634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581" calcext:value-type="float">
            <text:p>581</text:p>
          </table:table-cell>
          <table:table-cell office:value-type="string" calcext:value-type="string">
            <text:p>368 LOREM IPSUM DOLOR</text:p>
          </table:table-cell>
          <table:table-cell office:value-type="float" office:value="1503956344" calcext:value-type="float">
            <text:p>150395634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268" calcext:value-type="float">
            <text:p>268</text:p>
          </table:table-cell>
          <table:table-cell office:value-type="string" calcext:value-type="string">
            <text:p>369 LOREM IPSUM DOLOR</text:p>
          </table:table-cell>
          <table:table-cell office:value-type="float" office:value="1503956345" calcext:value-type="float">
            <text:p>15039563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997" calcext:value-type="float">
            <text:p>997</text:p>
          </table:table-cell>
          <table:table-cell office:value-type="string" calcext:value-type="string">
            <text:p>370 LOREM IPSUM DOLOR</text:p>
          </table:table-cell>
          <table:table-cell office:value-type="float" office:value="1503956346" calcext:value-type="float">
            <text:p>150395634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909" calcext:value-type="float">
            <text:p>909</text:p>
          </table:table-cell>
          <table:table-cell office:value-type="string" calcext:value-type="string">
            <text:p>371 LOREM IPSUM DOLOR</text:p>
          </table:table-cell>
          <table:table-cell office:value-type="float" office:value="1503956347" calcext:value-type="float">
            <text:p>150395634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47" calcext:value-type="float">
            <text:p>47</text:p>
          </table:table-cell>
          <table:table-cell office:value-type="string" calcext:value-type="string">
            <text:p>372 LOREM IPSUM DOLOR</text:p>
          </table:table-cell>
          <table:table-cell office:value-type="float" office:value="1503956348" calcext:value-type="float">
            <text:p>150395634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280" calcext:value-type="float">
            <text:p>280</text:p>
          </table:table-cell>
          <table:table-cell office:value-type="string" calcext:value-type="string">
            <text:p>373 LOREM IPSUM DOLOR</text:p>
          </table:table-cell>
          <table:table-cell office:value-type="float" office:value="1503956349" calcext:value-type="float">
            <text:p>150395634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428" calcext:value-type="float">
            <text:p>428</text:p>
          </table:table-cell>
          <table:table-cell office:value-type="string" calcext:value-type="string">
            <text:p>374 LOREM IPSUM DOLOR</text:p>
          </table:table-cell>
          <table:table-cell office:value-type="float" office:value="1503956350" calcext:value-type="float">
            <text:p>150395635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51" calcext:value-type="float">
            <text:p>51</text:p>
          </table:table-cell>
          <table:table-cell office:value-type="string" calcext:value-type="string">
            <text:p>375 LOREM IPSUM DOLOR</text:p>
          </table:table-cell>
          <table:table-cell office:value-type="float" office:value="1503956351" calcext:value-type="float">
            <text:p>150395635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324" calcext:value-type="float">
            <text:p>324</text:p>
          </table:table-cell>
          <table:table-cell office:value-type="string" calcext:value-type="string">
            <text:p>376 LOREM IPSUM DOLOR</text:p>
          </table:table-cell>
          <table:table-cell office:value-type="float" office:value="1503956352" calcext:value-type="float">
            <text:p>150395635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326" calcext:value-type="float">
            <text:p>326</text:p>
          </table:table-cell>
          <table:table-cell office:value-type="string" calcext:value-type="string">
            <text:p>377 LOREM IPSUM DOLOR</text:p>
          </table:table-cell>
          <table:table-cell office:value-type="float" office:value="1503956353" calcext:value-type="float">
            <text:p>150395635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921" calcext:value-type="float">
            <text:p>921</text:p>
          </table:table-cell>
          <table:table-cell office:value-type="string" calcext:value-type="string">
            <text:p>378 LOREM IPSUM DOLOR</text:p>
          </table:table-cell>
          <table:table-cell office:value-type="float" office:value="1503956354" calcext:value-type="float">
            <text:p>150395635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808" calcext:value-type="float">
            <text:p>808</text:p>
          </table:table-cell>
          <table:table-cell office:value-type="string" calcext:value-type="string">
            <text:p>379 LOREM IPSUM DOLOR</text:p>
          </table:table-cell>
          <table:table-cell office:value-type="float" office:value="1503956355" calcext:value-type="float">
            <text:p>150395635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790" calcext:value-type="float">
            <text:p>790</text:p>
          </table:table-cell>
          <table:table-cell office:value-type="string" calcext:value-type="string">
            <text:p>380 LOREM IPSUM DOLOR</text:p>
          </table:table-cell>
          <table:table-cell office:value-type="float" office:value="1503956356" calcext:value-type="float">
            <text:p>150395635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236" calcext:value-type="float">
            <text:p>236</text:p>
          </table:table-cell>
          <table:table-cell office:value-type="string" calcext:value-type="string">
            <text:p>381 LOREM IPSUM DOLOR</text:p>
          </table:table-cell>
          <table:table-cell office:value-type="float" office:value="1503956357" calcext:value-type="float">
            <text:p>15039563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159" calcext:value-type="float">
            <text:p>159</text:p>
          </table:table-cell>
          <table:table-cell office:value-type="string" calcext:value-type="string">
            <text:p>382 LOREM IPSUM DOLOR</text:p>
          </table:table-cell>
          <table:table-cell office:value-type="float" office:value="1503956358" calcext:value-type="float">
            <text:p>150395635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784" calcext:value-type="float">
            <text:p>784</text:p>
          </table:table-cell>
          <table:table-cell office:value-type="string" calcext:value-type="string">
            <text:p>383 LOREM IPSUM DOLOR</text:p>
          </table:table-cell>
          <table:table-cell office:value-type="float" office:value="1503956359" calcext:value-type="float">
            <text:p>150395635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312" calcext:value-type="float">
            <text:p>312</text:p>
          </table:table-cell>
          <table:table-cell office:value-type="string" calcext:value-type="string">
            <text:p>384 LOREM IPSUM DOLOR</text:p>
          </table:table-cell>
          <table:table-cell office:value-type="float" office:value="1503956360" calcext:value-type="float">
            <text:p>150395636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946" calcext:value-type="float">
            <text:p>946</text:p>
          </table:table-cell>
          <table:table-cell office:value-type="string" calcext:value-type="string">
            <text:p>385 LOREM IPSUM DOLOR</text:p>
          </table:table-cell>
          <table:table-cell office:value-type="float" office:value="1503956361" calcext:value-type="float">
            <text:p>150395636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321" calcext:value-type="float">
            <text:p>321</text:p>
          </table:table-cell>
          <table:table-cell office:value-type="string" calcext:value-type="string">
            <text:p>386 LOREM IPSUM DOLOR</text:p>
          </table:table-cell>
          <table:table-cell office:value-type="float" office:value="1503956362" calcext:value-type="float">
            <text:p>150395636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319" calcext:value-type="float">
            <text:p>319</text:p>
          </table:table-cell>
          <table:table-cell office:value-type="string" calcext:value-type="string">
            <text:p>387 LOREM IPSUM DOLOR</text:p>
          </table:table-cell>
          <table:table-cell office:value-type="float" office:value="1503956363" calcext:value-type="float">
            <text:p>150395636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390" calcext:value-type="float">
            <text:p>390</text:p>
          </table:table-cell>
          <table:table-cell office:value-type="string" calcext:value-type="string">
            <text:p>388 LOREM IPSUM DOLOR</text:p>
          </table:table-cell>
          <table:table-cell office:value-type="float" office:value="1503956364" calcext:value-type="float">
            <text:p>150395636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588" calcext:value-type="float">
            <text:p>588</text:p>
          </table:table-cell>
          <table:table-cell office:value-type="string" calcext:value-type="string">
            <text:p>389 LOREM IPSUM DOLOR</text:p>
          </table:table-cell>
          <table:table-cell office:value-type="float" office:value="1503956365" calcext:value-type="float">
            <text:p>150395636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632" calcext:value-type="float">
            <text:p>632</text:p>
          </table:table-cell>
          <table:table-cell office:value-type="string" calcext:value-type="string">
            <text:p>390 LOREM IPSUM DOLOR</text:p>
          </table:table-cell>
          <table:table-cell office:value-type="float" office:value="1503956366" calcext:value-type="float">
            <text:p>150395636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984" calcext:value-type="float">
            <text:p>984</text:p>
          </table:table-cell>
          <table:table-cell office:value-type="string" calcext:value-type="string">
            <text:p>391 LOREM IPSUM DOLOR</text:p>
          </table:table-cell>
          <table:table-cell office:value-type="float" office:value="1503956367" calcext:value-type="float">
            <text:p>150395636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625" calcext:value-type="float">
            <text:p>625</text:p>
          </table:table-cell>
          <table:table-cell office:value-type="string" calcext:value-type="string">
            <text:p>392 LOREM IPSUM DOLOR</text:p>
          </table:table-cell>
          <table:table-cell office:value-type="float" office:value="1503956368" calcext:value-type="float">
            <text:p>150395636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20" calcext:value-type="float">
            <text:p>20</text:p>
          </table:table-cell>
          <table:table-cell office:value-type="string" calcext:value-type="string">
            <text:p>393 LOREM IPSUM DOLOR</text:p>
          </table:table-cell>
          <table:table-cell office:value-type="float" office:value="1503956369" calcext:value-type="float">
            <text:p>150395636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216" calcext:value-type="float">
            <text:p>216</text:p>
          </table:table-cell>
          <table:table-cell office:value-type="string" calcext:value-type="string">
            <text:p>394 LOREM IPSUM DOLOR</text:p>
          </table:table-cell>
          <table:table-cell office:value-type="float" office:value="1503956370" calcext:value-type="float">
            <text:p>150395637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468" calcext:value-type="float">
            <text:p>468</text:p>
          </table:table-cell>
          <table:table-cell office:value-type="string" calcext:value-type="string">
            <text:p>395 LOREM IPSUM DOLOR</text:p>
          </table:table-cell>
          <table:table-cell office:value-type="float" office:value="1503956371" calcext:value-type="float">
            <text:p>15039563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820" calcext:value-type="float">
            <text:p>820</text:p>
          </table:table-cell>
          <table:table-cell office:value-type="string" calcext:value-type="string">
            <text:p>396 LOREM IPSUM DOLOR</text:p>
          </table:table-cell>
          <table:table-cell office:value-type="float" office:value="1503956372" calcext:value-type="float">
            <text:p>150395637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787" calcext:value-type="float">
            <text:p>787</text:p>
          </table:table-cell>
          <table:table-cell office:value-type="string" calcext:value-type="string">
            <text:p>397 LOREM IPSUM DOLOR</text:p>
          </table:table-cell>
          <table:table-cell office:value-type="float" office:value="1503956373" calcext:value-type="float">
            <text:p>150395637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402" calcext:value-type="float">
            <text:p>402</text:p>
          </table:table-cell>
          <table:table-cell office:value-type="string" calcext:value-type="string">
            <text:p>398 LOREM IPSUM DOLOR</text:p>
          </table:table-cell>
          <table:table-cell office:value-type="float" office:value="1503956374" calcext:value-type="float">
            <text:p>150395637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161" calcext:value-type="float">
            <text:p>161</text:p>
          </table:table-cell>
          <table:table-cell office:value-type="string" calcext:value-type="string">
            <text:p>399 LOREM IPSUM DOLOR</text:p>
          </table:table-cell>
          <table:table-cell office:value-type="float" office:value="1503956375" calcext:value-type="float">
            <text:p>1503956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315" calcext:value-type="float">
            <text:p>315</text:p>
          </table:table-cell>
          <table:table-cell office:value-type="string" calcext:value-type="string">
            <text:p>400 LOREM IPSUM DOLOR</text:p>
          </table:table-cell>
          <table:table-cell office:value-type="float" office:value="1503956376" calcext:value-type="float">
            <text:p>150395637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494" calcext:value-type="float">
            <text:p>494</text:p>
          </table:table-cell>
          <table:table-cell office:value-type="string" calcext:value-type="string">
            <text:p>401 LOREM IPSUM DOLOR</text:p>
          </table:table-cell>
          <table:table-cell office:value-type="float" office:value="1503956377" calcext:value-type="float">
            <text:p>150395637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894" calcext:value-type="float">
            <text:p>894</text:p>
          </table:table-cell>
          <table:table-cell office:value-type="string" calcext:value-type="string">
            <text:p>402 LOREM IPSUM DOLOR</text:p>
          </table:table-cell>
          <table:table-cell office:value-type="float" office:value="1503956378" calcext:value-type="float">
            <text:p>150395637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729" calcext:value-type="float">
            <text:p>729</text:p>
          </table:table-cell>
          <table:table-cell office:value-type="string" calcext:value-type="string">
            <text:p>403 LOREM IPSUM DOLOR</text:p>
          </table:table-cell>
          <table:table-cell office:value-type="float" office:value="1503956379" calcext:value-type="float">
            <text:p>150395637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403" calcext:value-type="float">
            <text:p>403</text:p>
          </table:table-cell>
          <table:table-cell office:value-type="string" calcext:value-type="string">
            <text:p>404 LOREM IPSUM DOLOR</text:p>
          </table:table-cell>
          <table:table-cell office:value-type="float" office:value="1503956380" calcext:value-type="float">
            <text:p>150395638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633" calcext:value-type="float">
            <text:p>633</text:p>
          </table:table-cell>
          <table:table-cell office:value-type="string" calcext:value-type="string">
            <text:p>405 LOREM IPSUM DOLOR</text:p>
          </table:table-cell>
          <table:table-cell office:value-type="float" office:value="1503956381" calcext:value-type="float">
            <text:p>150395638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608" calcext:value-type="float">
            <text:p>608</text:p>
          </table:table-cell>
          <table:table-cell office:value-type="string" calcext:value-type="string">
            <text:p>406 LOREM IPSUM DOLOR</text:p>
          </table:table-cell>
          <table:table-cell office:value-type="float" office:value="1503956382" calcext:value-type="float">
            <text:p>150395638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448" calcext:value-type="float">
            <text:p>448</text:p>
          </table:table-cell>
          <table:table-cell office:value-type="string" calcext:value-type="string">
            <text:p>407 LOREM IPSUM DOLOR</text:p>
          </table:table-cell>
          <table:table-cell office:value-type="float" office:value="1503956383" calcext:value-type="float">
            <text:p>150395638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765" calcext:value-type="float">
            <text:p>765</text:p>
          </table:table-cell>
          <table:table-cell office:value-type="string" calcext:value-type="string">
            <text:p>408 LOREM IPSUM DOLOR</text:p>
          </table:table-cell>
          <table:table-cell office:value-type="float" office:value="1503956384" calcext:value-type="float">
            <text:p>150395638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671" calcext:value-type="float">
            <text:p>671</text:p>
          </table:table-cell>
          <table:table-cell office:value-type="string" calcext:value-type="string">
            <text:p>409 LOREM IPSUM DOLOR</text:p>
          </table:table-cell>
          <table:table-cell office:value-type="float" office:value="1503956385" calcext:value-type="float">
            <text:p>150395638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679" calcext:value-type="float">
            <text:p>679</text:p>
          </table:table-cell>
          <table:table-cell office:value-type="string" calcext:value-type="string">
            <text:p>410 LOREM IPSUM DOLOR</text:p>
          </table:table-cell>
          <table:table-cell office:value-type="float" office:value="1503956386" calcext:value-type="float">
            <text:p>150395638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287" calcext:value-type="float">
            <text:p>287</text:p>
          </table:table-cell>
          <table:table-cell office:value-type="string" calcext:value-type="string">
            <text:p>411 LOREM IPSUM DOLOR</text:p>
          </table:table-cell>
          <table:table-cell office:value-type="float" office:value="1503956387" calcext:value-type="float">
            <text:p>150395638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932" calcext:value-type="float">
            <text:p>932</text:p>
          </table:table-cell>
          <table:table-cell office:value-type="string" calcext:value-type="string">
            <text:p>412 LOREM IPSUM DOLOR</text:p>
          </table:table-cell>
          <table:table-cell office:value-type="float" office:value="1503956388" calcext:value-type="float">
            <text:p>150395638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355" calcext:value-type="float">
            <text:p>355</text:p>
          </table:table-cell>
          <table:table-cell office:value-type="string" calcext:value-type="string">
            <text:p>413 LOREM IPSUM DOLOR</text:p>
          </table:table-cell>
          <table:table-cell office:value-type="float" office:value="1503956389" calcext:value-type="float">
            <text:p>150395638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528" calcext:value-type="float">
            <text:p>528</text:p>
          </table:table-cell>
          <table:table-cell office:value-type="string" calcext:value-type="string">
            <text:p>414 LOREM IPSUM DOLOR</text:p>
          </table:table-cell>
          <table:table-cell office:value-type="float" office:value="1503956390" calcext:value-type="float">
            <text:p>150395639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906" calcext:value-type="float">
            <text:p>906</text:p>
          </table:table-cell>
          <table:table-cell office:value-type="string" calcext:value-type="string">
            <text:p>415 LOREM IPSUM DOLOR</text:p>
          </table:table-cell>
          <table:table-cell office:value-type="float" office:value="1503956391" calcext:value-type="float">
            <text:p>150395639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879" calcext:value-type="float">
            <text:p>879</text:p>
          </table:table-cell>
          <table:table-cell office:value-type="string" calcext:value-type="string">
            <text:p>416 LOREM IPSUM DOLOR</text:p>
          </table:table-cell>
          <table:table-cell office:value-type="float" office:value="1503956392" calcext:value-type="float">
            <text:p>150395639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459" calcext:value-type="float">
            <text:p>459</text:p>
          </table:table-cell>
          <table:table-cell office:value-type="string" calcext:value-type="string">
            <text:p>417 LOREM IPSUM DOLOR</text:p>
          </table:table-cell>
          <table:table-cell office:value-type="float" office:value="1503956393" calcext:value-type="float">
            <text:p>150395639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151" calcext:value-type="float">
            <text:p>151</text:p>
          </table:table-cell>
          <table:table-cell office:value-type="string" calcext:value-type="string">
            <text:p>418 LOREM IPSUM DOLOR</text:p>
          </table:table-cell>
          <table:table-cell office:value-type="float" office:value="1503956394" calcext:value-type="float">
            <text:p>150395639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524" calcext:value-type="float">
            <text:p>524</text:p>
          </table:table-cell>
          <table:table-cell office:value-type="string" calcext:value-type="string">
            <text:p>419 LOREM IPSUM DOLOR</text:p>
          </table:table-cell>
          <table:table-cell office:value-type="float" office:value="1503956395" calcext:value-type="float">
            <text:p>150395639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137" calcext:value-type="float">
            <text:p>137</text:p>
          </table:table-cell>
          <table:table-cell office:value-type="string" calcext:value-type="string">
            <text:p>420 LOREM IPSUM DOLOR</text:p>
          </table:table-cell>
          <table:table-cell office:value-type="float" office:value="1503956396" calcext:value-type="float">
            <text:p>150395639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432" calcext:value-type="float">
            <text:p>432</text:p>
          </table:table-cell>
          <table:table-cell office:value-type="string" calcext:value-type="string">
            <text:p>421 LOREM IPSUM DOLOR</text:p>
          </table:table-cell>
          <table:table-cell office:value-type="float" office:value="1503956397" calcext:value-type="float">
            <text:p>150395639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132" calcext:value-type="float">
            <text:p>132</text:p>
          </table:table-cell>
          <table:table-cell office:value-type="string" calcext:value-type="string">
            <text:p>422 LOREM IPSUM DOLOR</text:p>
          </table:table-cell>
          <table:table-cell office:value-type="float" office:value="1503956398" calcext:value-type="float">
            <text:p>150395639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257" calcext:value-type="float">
            <text:p>257</text:p>
          </table:table-cell>
          <table:table-cell office:value-type="string" calcext:value-type="string">
            <text:p>423 LOREM IPSUM DOLOR</text:p>
          </table:table-cell>
          <table:table-cell office:value-type="float" office:value="1503956399" calcext:value-type="float">
            <text:p>150395639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964" calcext:value-type="float">
            <text:p>964</text:p>
          </table:table-cell>
          <table:table-cell office:value-type="string" calcext:value-type="string">
            <text:p>424 LOREM IPSUM DOLOR</text:p>
          </table:table-cell>
          <table:table-cell office:value-type="float" office:value="1503956400" calcext:value-type="float">
            <text:p>150395640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633" calcext:value-type="float">
            <text:p>633</text:p>
          </table:table-cell>
          <table:table-cell office:value-type="string" calcext:value-type="string">
            <text:p>425 LOREM IPSUM DOLOR</text:p>
          </table:table-cell>
          <table:table-cell office:value-type="float" office:value="1503956401" calcext:value-type="float">
            <text:p>150395640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5" calcext:value-type="float">
            <text:p>5</text:p>
          </table:table-cell>
          <table:table-cell office:value-type="string" calcext:value-type="string">
            <text:p>426 LOREM IPSUM DOLOR</text:p>
          </table:table-cell>
          <table:table-cell office:value-type="float" office:value="1503956402" calcext:value-type="float">
            <text:p>150395640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579" calcext:value-type="float">
            <text:p>579</text:p>
          </table:table-cell>
          <table:table-cell office:value-type="string" calcext:value-type="string">
            <text:p>427 LOREM IPSUM DOLOR</text:p>
          </table:table-cell>
          <table:table-cell office:value-type="float" office:value="1503956403" calcext:value-type="float">
            <text:p>150395640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376" calcext:value-type="float">
            <text:p>376</text:p>
          </table:table-cell>
          <table:table-cell office:value-type="string" calcext:value-type="string">
            <text:p>428 LOREM IPSUM DOLOR</text:p>
          </table:table-cell>
          <table:table-cell office:value-type="float" office:value="1503956404" calcext:value-type="float">
            <text:p>150395640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453" calcext:value-type="float">
            <text:p>453</text:p>
          </table:table-cell>
          <table:table-cell office:value-type="string" calcext:value-type="string">
            <text:p>429 LOREM IPSUM DOLOR</text:p>
          </table:table-cell>
          <table:table-cell office:value-type="float" office:value="1503956405" calcext:value-type="float">
            <text:p>15039564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255" calcext:value-type="float">
            <text:p>255</text:p>
          </table:table-cell>
          <table:table-cell office:value-type="string" calcext:value-type="string">
            <text:p>430 LOREM IPSUM DOLOR</text:p>
          </table:table-cell>
          <table:table-cell office:value-type="float" office:value="1503956406" calcext:value-type="float">
            <text:p>150395640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725" calcext:value-type="float">
            <text:p>725</text:p>
          </table:table-cell>
          <table:table-cell office:value-type="string" calcext:value-type="string">
            <text:p>431 LOREM IPSUM DOLOR</text:p>
          </table:table-cell>
          <table:table-cell office:value-type="float" office:value="1503956407" calcext:value-type="float">
            <text:p>150395640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674" calcext:value-type="float">
            <text:p>674</text:p>
          </table:table-cell>
          <table:table-cell office:value-type="string" calcext:value-type="string">
            <text:p>432 LOREM IPSUM DOLOR</text:p>
          </table:table-cell>
          <table:table-cell office:value-type="float" office:value="1503956408" calcext:value-type="float">
            <text:p>150395640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349" calcext:value-type="float">
            <text:p>349</text:p>
          </table:table-cell>
          <table:table-cell office:value-type="string" calcext:value-type="string">
            <text:p>433 LOREM IPSUM DOLOR</text:p>
          </table:table-cell>
          <table:table-cell office:value-type="float" office:value="1503956409" calcext:value-type="float">
            <text:p>150395640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140" calcext:value-type="float">
            <text:p>140</text:p>
          </table:table-cell>
          <table:table-cell office:value-type="string" calcext:value-type="string">
            <text:p>434 LOREM IPSUM DOLOR</text:p>
          </table:table-cell>
          <table:table-cell office:value-type="float" office:value="1503956410" calcext:value-type="float">
            <text:p>15039564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756" calcext:value-type="float">
            <text:p>756</text:p>
          </table:table-cell>
          <table:table-cell office:value-type="string" calcext:value-type="string">
            <text:p>435 LOREM IPSUM DOLOR</text:p>
          </table:table-cell>
          <table:table-cell office:value-type="float" office:value="1503956411" calcext:value-type="float">
            <text:p>150395641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377" calcext:value-type="float">
            <text:p>377</text:p>
          </table:table-cell>
          <table:table-cell office:value-type="string" calcext:value-type="string">
            <text:p>436 LOREM IPSUM DOLOR</text:p>
          </table:table-cell>
          <table:table-cell office:value-type="float" office:value="1503956412" calcext:value-type="float">
            <text:p>15039564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56" calcext:value-type="float">
            <text:p>56</text:p>
          </table:table-cell>
          <table:table-cell office:value-type="string" calcext:value-type="string">
            <text:p>437 LOREM IPSUM DOLOR</text:p>
          </table:table-cell>
          <table:table-cell office:value-type="float" office:value="1503956413" calcext:value-type="float">
            <text:p>150395641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554" calcext:value-type="float">
            <text:p>554</text:p>
          </table:table-cell>
          <table:table-cell office:value-type="string" calcext:value-type="string">
            <text:p>438 LOREM IPSUM DOLOR</text:p>
          </table:table-cell>
          <table:table-cell office:value-type="float" office:value="1503956414" calcext:value-type="float">
            <text:p>150395641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366" calcext:value-type="float">
            <text:p>366</text:p>
          </table:table-cell>
          <table:table-cell office:value-type="string" calcext:value-type="string">
            <text:p>439 LOREM IPSUM DOLOR</text:p>
          </table:table-cell>
          <table:table-cell office:value-type="float" office:value="1503956415" calcext:value-type="float">
            <text:p>15039564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443" calcext:value-type="float">
            <text:p>443</text:p>
          </table:table-cell>
          <table:table-cell office:value-type="string" calcext:value-type="string">
            <text:p>440 LOREM IPSUM DOLOR</text:p>
          </table:table-cell>
          <table:table-cell office:value-type="float" office:value="1503956416" calcext:value-type="float">
            <text:p>15039564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842" calcext:value-type="float">
            <text:p>842</text:p>
          </table:table-cell>
          <table:table-cell office:value-type="string" calcext:value-type="string">
            <text:p>441 LOREM IPSUM DOLOR</text:p>
          </table:table-cell>
          <table:table-cell office:value-type="float" office:value="1503956417" calcext:value-type="float">
            <text:p>15039564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741" calcext:value-type="float">
            <text:p>741</text:p>
          </table:table-cell>
          <table:table-cell office:value-type="string" calcext:value-type="string">
            <text:p>442 LOREM IPSUM DOLOR</text:p>
          </table:table-cell>
          <table:table-cell office:value-type="float" office:value="1503956418" calcext:value-type="float">
            <text:p>15039564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263" calcext:value-type="float">
            <text:p>263</text:p>
          </table:table-cell>
          <table:table-cell office:value-type="string" calcext:value-type="string">
            <text:p>443 LOREM IPSUM DOLOR</text:p>
          </table:table-cell>
          <table:table-cell office:value-type="float" office:value="1503956419" calcext:value-type="float">
            <text:p>150395641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224" calcext:value-type="float">
            <text:p>224</text:p>
          </table:table-cell>
          <table:table-cell office:value-type="string" calcext:value-type="string">
            <text:p>444 LOREM IPSUM DOLOR</text:p>
          </table:table-cell>
          <table:table-cell office:value-type="float" office:value="1503956420" calcext:value-type="float">
            <text:p>15039564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920" calcext:value-type="float">
            <text:p>920</text:p>
          </table:table-cell>
          <table:table-cell office:value-type="string" calcext:value-type="string">
            <text:p>445 LOREM IPSUM DOLOR</text:p>
          </table:table-cell>
          <table:table-cell office:value-type="float" office:value="1503956421" calcext:value-type="float">
            <text:p>150395642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703" calcext:value-type="float">
            <text:p>703</text:p>
          </table:table-cell>
          <table:table-cell office:value-type="string" calcext:value-type="string">
            <text:p>446 LOREM IPSUM DOLOR</text:p>
          </table:table-cell>
          <table:table-cell office:value-type="float" office:value="1503956422" calcext:value-type="float">
            <text:p>150395642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286" calcext:value-type="float">
            <text:p>286</text:p>
          </table:table-cell>
          <table:table-cell office:value-type="string" calcext:value-type="string">
            <text:p>447 LOREM IPSUM DOLOR</text:p>
          </table:table-cell>
          <table:table-cell office:value-type="float" office:value="1503956423" calcext:value-type="float">
            <text:p>15039564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427" calcext:value-type="float">
            <text:p>427</text:p>
          </table:table-cell>
          <table:table-cell office:value-type="string" calcext:value-type="string">
            <text:p>448 LOREM IPSUM DOLOR</text:p>
          </table:table-cell>
          <table:table-cell office:value-type="float" office:value="1503956424" calcext:value-type="float">
            <text:p>150395642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52" calcext:value-type="float">
            <text:p>52</text:p>
          </table:table-cell>
          <table:table-cell office:value-type="string" calcext:value-type="string">
            <text:p>449 LOREM IPSUM DOLOR</text:p>
          </table:table-cell>
          <table:table-cell office:value-type="float" office:value="1503956425" calcext:value-type="float">
            <text:p>15039564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49" calcext:value-type="float">
            <text:p>49</text:p>
          </table:table-cell>
          <table:table-cell office:value-type="string" calcext:value-type="string">
            <text:p>450 LOREM IPSUM DOLOR</text:p>
          </table:table-cell>
          <table:table-cell office:value-type="float" office:value="1503956426" calcext:value-type="float">
            <text:p>15039564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855" calcext:value-type="float">
            <text:p>855</text:p>
          </table:table-cell>
          <table:table-cell office:value-type="string" calcext:value-type="string">
            <text:p>451 LOREM IPSUM DOLOR</text:p>
          </table:table-cell>
          <table:table-cell office:value-type="float" office:value="1503956427" calcext:value-type="float">
            <text:p>150395642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962" calcext:value-type="float">
            <text:p>962</text:p>
          </table:table-cell>
          <table:table-cell office:value-type="string" calcext:value-type="string">
            <text:p>452 LOREM IPSUM DOLOR</text:p>
          </table:table-cell>
          <table:table-cell office:value-type="float" office:value="1503956428" calcext:value-type="float">
            <text:p>150395642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441" calcext:value-type="float">
            <text:p>441</text:p>
          </table:table-cell>
          <table:table-cell office:value-type="string" calcext:value-type="string">
            <text:p>453 LOREM IPSUM DOLOR</text:p>
          </table:table-cell>
          <table:table-cell office:value-type="float" office:value="1503956429" calcext:value-type="float">
            <text:p>15039564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358" calcext:value-type="float">
            <text:p>358</text:p>
          </table:table-cell>
          <table:table-cell office:value-type="string" calcext:value-type="string">
            <text:p>454 LOREM IPSUM DOLOR</text:p>
          </table:table-cell>
          <table:table-cell office:value-type="float" office:value="1503956430" calcext:value-type="float">
            <text:p>150395643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958" calcext:value-type="float">
            <text:p>958</text:p>
          </table:table-cell>
          <table:table-cell office:value-type="string" calcext:value-type="string">
            <text:p>455 LOREM IPSUM DOLOR</text:p>
          </table:table-cell>
          <table:table-cell office:value-type="float" office:value="1503956431" calcext:value-type="float">
            <text:p>150395643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771" calcext:value-type="float">
            <text:p>771</text:p>
          </table:table-cell>
          <table:table-cell office:value-type="string" calcext:value-type="string">
            <text:p>456 LOREM IPSUM DOLOR</text:p>
          </table:table-cell>
          <table:table-cell office:value-type="float" office:value="1503956432" calcext:value-type="float">
            <text:p>150395643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724" calcext:value-type="float">
            <text:p>724</text:p>
          </table:table-cell>
          <table:table-cell office:value-type="string" calcext:value-type="string">
            <text:p>457 LOREM IPSUM DOLOR</text:p>
          </table:table-cell>
          <table:table-cell office:value-type="float" office:value="1503956433" calcext:value-type="float">
            <text:p>150395643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226" calcext:value-type="float">
            <text:p>226</text:p>
          </table:table-cell>
          <table:table-cell office:value-type="string" calcext:value-type="string">
            <text:p>458 LOREM IPSUM DOLOR</text:p>
          </table:table-cell>
          <table:table-cell office:value-type="float" office:value="1503956434" calcext:value-type="float">
            <text:p>150395643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820" calcext:value-type="float">
            <text:p>820</text:p>
          </table:table-cell>
          <table:table-cell office:value-type="string" calcext:value-type="string">
            <text:p>459 LOREM IPSUM DOLOR</text:p>
          </table:table-cell>
          <table:table-cell office:value-type="float" office:value="1503956435" calcext:value-type="float">
            <text:p>150395643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527" calcext:value-type="float">
            <text:p>527</text:p>
          </table:table-cell>
          <table:table-cell office:value-type="string" calcext:value-type="string">
            <text:p>460 LOREM IPSUM DOLOR</text:p>
          </table:table-cell>
          <table:table-cell office:value-type="float" office:value="1503956436" calcext:value-type="float">
            <text:p>150395643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871" calcext:value-type="float">
            <text:p>871</text:p>
          </table:table-cell>
          <table:table-cell office:value-type="string" calcext:value-type="string">
            <text:p>461 LOREM IPSUM DOLOR</text:p>
          </table:table-cell>
          <table:table-cell office:value-type="float" office:value="1503956437" calcext:value-type="float">
            <text:p>150395643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850" calcext:value-type="float">
            <text:p>850</text:p>
          </table:table-cell>
          <table:table-cell office:value-type="string" calcext:value-type="string">
            <text:p>462 LOREM IPSUM DOLOR</text:p>
          </table:table-cell>
          <table:table-cell office:value-type="float" office:value="1503956438" calcext:value-type="float">
            <text:p>15039564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980" calcext:value-type="float">
            <text:p>980</text:p>
          </table:table-cell>
          <table:table-cell office:value-type="string" calcext:value-type="string">
            <text:p>463 LOREM IPSUM DOLOR</text:p>
          </table:table-cell>
          <table:table-cell office:value-type="float" office:value="1503956439" calcext:value-type="float">
            <text:p>150395643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753" calcext:value-type="float">
            <text:p>753</text:p>
          </table:table-cell>
          <table:table-cell office:value-type="string" calcext:value-type="string">
            <text:p>464 LOREM IPSUM DOLOR</text:p>
          </table:table-cell>
          <table:table-cell office:value-type="float" office:value="1503956440" calcext:value-type="float">
            <text:p>150395644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947" calcext:value-type="float">
            <text:p>947</text:p>
          </table:table-cell>
          <table:table-cell office:value-type="string" calcext:value-type="string">
            <text:p>465 LOREM IPSUM DOLOR</text:p>
          </table:table-cell>
          <table:table-cell office:value-type="float" office:value="1503956441" calcext:value-type="float">
            <text:p>150395644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113" calcext:value-type="float">
            <text:p>113</text:p>
          </table:table-cell>
          <table:table-cell office:value-type="string" calcext:value-type="string">
            <text:p>466 LOREM IPSUM DOLOR</text:p>
          </table:table-cell>
          <table:table-cell office:value-type="float" office:value="1503956442" calcext:value-type="float">
            <text:p>150395644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22" calcext:value-type="float">
            <text:p>22</text:p>
          </table:table-cell>
          <table:table-cell office:value-type="string" calcext:value-type="string">
            <text:p>467 LOREM IPSUM DOLOR</text:p>
          </table:table-cell>
          <table:table-cell office:value-type="float" office:value="1503956443" calcext:value-type="float">
            <text:p>150395644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460" calcext:value-type="float">
            <text:p>460</text:p>
          </table:table-cell>
          <table:table-cell office:value-type="string" calcext:value-type="string">
            <text:p>468 LOREM IPSUM DOLOR</text:p>
          </table:table-cell>
          <table:table-cell office:value-type="float" office:value="1503956444" calcext:value-type="float">
            <text:p>150395644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813" calcext:value-type="float">
            <text:p>813</text:p>
          </table:table-cell>
          <table:table-cell office:value-type="string" calcext:value-type="string">
            <text:p>469 LOREM IPSUM DOLOR</text:p>
          </table:table-cell>
          <table:table-cell office:value-type="float" office:value="1503956445" calcext:value-type="float">
            <text:p>150395644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419" calcext:value-type="float">
            <text:p>419</text:p>
          </table:table-cell>
          <table:table-cell office:value-type="string" calcext:value-type="string">
            <text:p>470 LOREM IPSUM DOLOR</text:p>
          </table:table-cell>
          <table:table-cell office:value-type="float" office:value="1503956446" calcext:value-type="float">
            <text:p>150395644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186" calcext:value-type="float">
            <text:p>186</text:p>
          </table:table-cell>
          <table:table-cell office:value-type="string" calcext:value-type="string">
            <text:p>471 LOREM IPSUM DOLOR</text:p>
          </table:table-cell>
          <table:table-cell office:value-type="float" office:value="1503956447" calcext:value-type="float">
            <text:p>150395644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127" calcext:value-type="float">
            <text:p>127</text:p>
          </table:table-cell>
          <table:table-cell office:value-type="string" calcext:value-type="string">
            <text:p>472 LOREM IPSUM DOLOR</text:p>
          </table:table-cell>
          <table:table-cell office:value-type="float" office:value="1503956448" calcext:value-type="float">
            <text:p>150395644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927" calcext:value-type="float">
            <text:p>927</text:p>
          </table:table-cell>
          <table:table-cell office:value-type="string" calcext:value-type="string">
            <text:p>473 LOREM IPSUM DOLOR</text:p>
          </table:table-cell>
          <table:table-cell office:value-type="float" office:value="1503956449" calcext:value-type="float">
            <text:p>150395644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325" calcext:value-type="float">
            <text:p>325</text:p>
          </table:table-cell>
          <table:table-cell office:value-type="string" calcext:value-type="string">
            <text:p>474 LOREM IPSUM DOLOR</text:p>
          </table:table-cell>
          <table:table-cell office:value-type="float" office:value="1503956450" calcext:value-type="float">
            <text:p>150395645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890" calcext:value-type="float">
            <text:p>890</text:p>
          </table:table-cell>
          <table:table-cell office:value-type="string" calcext:value-type="string">
            <text:p>475 LOREM IPSUM DOLOR</text:p>
          </table:table-cell>
          <table:table-cell office:value-type="float" office:value="1503956451" calcext:value-type="float">
            <text:p>15039564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746" calcext:value-type="float">
            <text:p>746</text:p>
          </table:table-cell>
          <table:table-cell office:value-type="string" calcext:value-type="string">
            <text:p>476 LOREM IPSUM DOLOR</text:p>
          </table:table-cell>
          <table:table-cell office:value-type="float" office:value="1503956452" calcext:value-type="float">
            <text:p>150395645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233" calcext:value-type="float">
            <text:p>233</text:p>
          </table:table-cell>
          <table:table-cell office:value-type="string" calcext:value-type="string">
            <text:p>477 LOREM IPSUM DOLOR</text:p>
          </table:table-cell>
          <table:table-cell office:value-type="float" office:value="1503956453" calcext:value-type="float">
            <text:p>150395645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159" calcext:value-type="float">
            <text:p>159</text:p>
          </table:table-cell>
          <table:table-cell office:value-type="string" calcext:value-type="string">
            <text:p>478 LOREM IPSUM DOLOR</text:p>
          </table:table-cell>
          <table:table-cell office:value-type="float" office:value="1503956454" calcext:value-type="float">
            <text:p>150395645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820" calcext:value-type="float">
            <text:p>820</text:p>
          </table:table-cell>
          <table:table-cell office:value-type="string" calcext:value-type="string">
            <text:p>479 LOREM IPSUM DOLOR</text:p>
          </table:table-cell>
          <table:table-cell office:value-type="float" office:value="1503956455" calcext:value-type="float">
            <text:p>15039564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186" calcext:value-type="float">
            <text:p>186</text:p>
          </table:table-cell>
          <table:table-cell office:value-type="string" calcext:value-type="string">
            <text:p>480 LOREM IPSUM DOLOR</text:p>
          </table:table-cell>
          <table:table-cell office:value-type="float" office:value="1503956456" calcext:value-type="float">
            <text:p>150395645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686" calcext:value-type="float">
            <text:p>686</text:p>
          </table:table-cell>
          <table:table-cell office:value-type="string" calcext:value-type="string">
            <text:p>481 LOREM IPSUM DOLOR</text:p>
          </table:table-cell>
          <table:table-cell office:value-type="float" office:value="1503956457" calcext:value-type="float">
            <text:p>150395645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559" calcext:value-type="float">
            <text:p>559</text:p>
          </table:table-cell>
          <table:table-cell office:value-type="string" calcext:value-type="string">
            <text:p>482 LOREM IPSUM DOLOR</text:p>
          </table:table-cell>
          <table:table-cell office:value-type="float" office:value="1503956458" calcext:value-type="float">
            <text:p>150395645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39" calcext:value-type="float">
            <text:p>39</text:p>
          </table:table-cell>
          <table:table-cell office:value-type="string" calcext:value-type="string">
            <text:p>483 LOREM IPSUM DOLOR</text:p>
          </table:table-cell>
          <table:table-cell office:value-type="float" office:value="1503956459" calcext:value-type="float">
            <text:p>150395645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574" calcext:value-type="float">
            <text:p>574</text:p>
          </table:table-cell>
          <table:table-cell office:value-type="string" calcext:value-type="string">
            <text:p>484 LOREM IPSUM DOLOR</text:p>
          </table:table-cell>
          <table:table-cell office:value-type="float" office:value="1503956460" calcext:value-type="float">
            <text:p>150395646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367" calcext:value-type="float">
            <text:p>367</text:p>
          </table:table-cell>
          <table:table-cell office:value-type="string" calcext:value-type="string">
            <text:p>485 LOREM IPSUM DOLOR</text:p>
          </table:table-cell>
          <table:table-cell office:value-type="float" office:value="1503956461" calcext:value-type="float">
            <text:p>150395646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666" calcext:value-type="float">
            <text:p>666</text:p>
          </table:table-cell>
          <table:table-cell office:value-type="string" calcext:value-type="string">
            <text:p>486 LOREM IPSUM DOLOR</text:p>
          </table:table-cell>
          <table:table-cell office:value-type="float" office:value="1503956462" calcext:value-type="float">
            <text:p>150395646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288" calcext:value-type="float">
            <text:p>288</text:p>
          </table:table-cell>
          <table:table-cell office:value-type="string" calcext:value-type="string">
            <text:p>487 LOREM IPSUM DOLOR</text:p>
          </table:table-cell>
          <table:table-cell office:value-type="float" office:value="1503956463" calcext:value-type="float">
            <text:p>150395646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471" calcext:value-type="float">
            <text:p>471</text:p>
          </table:table-cell>
          <table:table-cell office:value-type="string" calcext:value-type="string">
            <text:p>488 LOREM IPSUM DOLOR</text:p>
          </table:table-cell>
          <table:table-cell office:value-type="float" office:value="1503956464" calcext:value-type="float">
            <text:p>150395646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124" calcext:value-type="float">
            <text:p>124</text:p>
          </table:table-cell>
          <table:table-cell office:value-type="string" calcext:value-type="string">
            <text:p>489 LOREM IPSUM DOLOR</text:p>
          </table:table-cell>
          <table:table-cell office:value-type="float" office:value="1503956465" calcext:value-type="float">
            <text:p>150395646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190" calcext:value-type="float">
            <text:p>190</text:p>
          </table:table-cell>
          <table:table-cell office:value-type="string" calcext:value-type="string">
            <text:p>490 LOREM IPSUM DOLOR</text:p>
          </table:table-cell>
          <table:table-cell office:value-type="float" office:value="1503956466" calcext:value-type="float">
            <text:p>150395646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707" calcext:value-type="float">
            <text:p>707</text:p>
          </table:table-cell>
          <table:table-cell office:value-type="string" calcext:value-type="string">
            <text:p>491 LOREM IPSUM DOLOR</text:p>
          </table:table-cell>
          <table:table-cell office:value-type="float" office:value="1503956467" calcext:value-type="float">
            <text:p>150395646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810" calcext:value-type="float">
            <text:p>810</text:p>
          </table:table-cell>
          <table:table-cell office:value-type="string" calcext:value-type="string">
            <text:p>492 LOREM IPSUM DOLOR</text:p>
          </table:table-cell>
          <table:table-cell office:value-type="float" office:value="1503956468" calcext:value-type="float">
            <text:p>150395646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973" calcext:value-type="float">
            <text:p>973</text:p>
          </table:table-cell>
          <table:table-cell office:value-type="string" calcext:value-type="string">
            <text:p>493 LOREM IPSUM DOLOR</text:p>
          </table:table-cell>
          <table:table-cell office:value-type="float" office:value="1503956469" calcext:value-type="float">
            <text:p>150395646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62" calcext:value-type="float">
            <text:p>62</text:p>
          </table:table-cell>
          <table:table-cell office:value-type="string" calcext:value-type="string">
            <text:p>494 LOREM IPSUM DOLOR</text:p>
          </table:table-cell>
          <table:table-cell office:value-type="float" office:value="1503956470" calcext:value-type="float">
            <text:p>150395647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5" calcext:value-type="float">
            <text:p>5</text:p>
          </table:table-cell>
          <table:table-cell office:value-type="string" calcext:value-type="string">
            <text:p>495 LOREM IPSUM DOLOR</text:p>
          </table:table-cell>
          <table:table-cell office:value-type="float" office:value="1503956471" calcext:value-type="float">
            <text:p>150395647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14" calcext:value-type="float">
            <text:p>14</text:p>
          </table:table-cell>
          <table:table-cell office:value-type="string" calcext:value-type="string">
            <text:p>496 LOREM IPSUM DOLOR</text:p>
          </table:table-cell>
          <table:table-cell office:value-type="float" office:value="1503956472" calcext:value-type="float">
            <text:p>150395647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936" calcext:value-type="float">
            <text:p>936</text:p>
          </table:table-cell>
          <table:table-cell office:value-type="string" calcext:value-type="string">
            <text:p>497 LOREM IPSUM DOLOR</text:p>
          </table:table-cell>
          <table:table-cell office:value-type="float" office:value="1503956473" calcext:value-type="float">
            <text:p>150395647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268" calcext:value-type="float">
            <text:p>268</text:p>
          </table:table-cell>
          <table:table-cell office:value-type="string" calcext:value-type="string">
            <text:p>498 LOREM IPSUM DOLOR</text:p>
          </table:table-cell>
          <table:table-cell office:value-type="float" office:value="1503956474" calcext:value-type="float">
            <text:p>150395647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504" calcext:value-type="float">
            <text:p>504</text:p>
          </table:table-cell>
          <table:table-cell office:value-type="string" calcext:value-type="string">
            <text:p>499 LOREM IPSUM DOLOR</text:p>
          </table:table-cell>
          <table:table-cell office:value-type="float" office:value="1503956475" calcext:value-type="float">
            <text:p>15039564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639" calcext:value-type="float">
            <text:p>639</text:p>
          </table:table-cell>
          <table:table-cell office:value-type="string" calcext:value-type="string">
            <text:p>500 LOREM IPSUM DOLOR</text:p>
          </table:table-cell>
          <table:table-cell office:value-type="float" office:value="1503956476" calcext:value-type="float">
            <text:p>150395647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247" calcext:value-type="float">
            <text:p>247</text:p>
          </table:table-cell>
          <table:table-cell office:value-type="string" calcext:value-type="string">
            <text:p>501 LOREM IPSUM DOLOR</text:p>
          </table:table-cell>
          <table:table-cell office:value-type="float" office:value="1503956477" calcext:value-type="float">
            <text:p>150395647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454" calcext:value-type="float">
            <text:p>454</text:p>
          </table:table-cell>
          <table:table-cell office:value-type="string" calcext:value-type="string">
            <text:p>502 LOREM IPSUM DOLOR</text:p>
          </table:table-cell>
          <table:table-cell office:value-type="float" office:value="1503956478" calcext:value-type="float">
            <text:p>150395647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386" calcext:value-type="float">
            <text:p>386</text:p>
          </table:table-cell>
          <table:table-cell office:value-type="string" calcext:value-type="string">
            <text:p>503 LOREM IPSUM DOLOR</text:p>
          </table:table-cell>
          <table:table-cell office:value-type="float" office:value="1503956479" calcext:value-type="float">
            <text:p>150395647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159" calcext:value-type="float">
            <text:p>159</text:p>
          </table:table-cell>
          <table:table-cell office:value-type="string" calcext:value-type="string">
            <text:p>504 LOREM IPSUM DOLOR</text:p>
          </table:table-cell>
          <table:table-cell office:value-type="float" office:value="1503956480" calcext:value-type="float">
            <text:p>150395648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587" calcext:value-type="float">
            <text:p>587</text:p>
          </table:table-cell>
          <table:table-cell office:value-type="string" calcext:value-type="string">
            <text:p>505 LOREM IPSUM DOLOR</text:p>
          </table:table-cell>
          <table:table-cell office:value-type="float" office:value="1503956481" calcext:value-type="float">
            <text:p>150395648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152" calcext:value-type="float">
            <text:p>152</text:p>
          </table:table-cell>
          <table:table-cell office:value-type="string" calcext:value-type="string">
            <text:p>506 LOREM IPSUM DOLOR</text:p>
          </table:table-cell>
          <table:table-cell office:value-type="float" office:value="1503956482" calcext:value-type="float">
            <text:p>150395648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689" calcext:value-type="float">
            <text:p>689</text:p>
          </table:table-cell>
          <table:table-cell office:value-type="string" calcext:value-type="string">
            <text:p>507 LOREM IPSUM DOLOR</text:p>
          </table:table-cell>
          <table:table-cell office:value-type="float" office:value="1503956483" calcext:value-type="float">
            <text:p>150395648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374" calcext:value-type="float">
            <text:p>374</text:p>
          </table:table-cell>
          <table:table-cell office:value-type="string" calcext:value-type="string">
            <text:p>508 LOREM IPSUM DOLOR</text:p>
          </table:table-cell>
          <table:table-cell office:value-type="float" office:value="1503956484" calcext:value-type="float">
            <text:p>150395648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669" calcext:value-type="float">
            <text:p>669</text:p>
          </table:table-cell>
          <table:table-cell office:value-type="string" calcext:value-type="string">
            <text:p>509 LOREM IPSUM DOLOR</text:p>
          </table:table-cell>
          <table:table-cell office:value-type="float" office:value="1503956485" calcext:value-type="float">
            <text:p>150395648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650" calcext:value-type="float">
            <text:p>650</text:p>
          </table:table-cell>
          <table:table-cell office:value-type="string" calcext:value-type="string">
            <text:p>510 LOREM IPSUM DOLOR</text:p>
          </table:table-cell>
          <table:table-cell office:value-type="float" office:value="1503956486" calcext:value-type="float">
            <text:p>150395648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936" calcext:value-type="float">
            <text:p>936</text:p>
          </table:table-cell>
          <table:table-cell office:value-type="string" calcext:value-type="string">
            <text:p>511 LOREM IPSUM DOLOR</text:p>
          </table:table-cell>
          <table:table-cell office:value-type="float" office:value="1503956487" calcext:value-type="float">
            <text:p>15039564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924" calcext:value-type="float">
            <text:p>924</text:p>
          </table:table-cell>
          <table:table-cell office:value-type="string" calcext:value-type="string">
            <text:p>512 LOREM IPSUM DOLOR</text:p>
          </table:table-cell>
          <table:table-cell office:value-type="float" office:value="1503956488" calcext:value-type="float">
            <text:p>150395648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133" calcext:value-type="float">
            <text:p>133</text:p>
          </table:table-cell>
          <table:table-cell office:value-type="string" calcext:value-type="string">
            <text:p>513 LOREM IPSUM DOLOR</text:p>
          </table:table-cell>
          <table:table-cell office:value-type="float" office:value="1503956489" calcext:value-type="float">
            <text:p>150395648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350" calcext:value-type="float">
            <text:p>350</text:p>
          </table:table-cell>
          <table:table-cell office:value-type="string" calcext:value-type="string">
            <text:p>514 LOREM IPSUM DOLOR</text:p>
          </table:table-cell>
          <table:table-cell office:value-type="float" office:value="1503956490" calcext:value-type="float">
            <text:p>150395649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808" calcext:value-type="float">
            <text:p>808</text:p>
          </table:table-cell>
          <table:table-cell office:value-type="string" calcext:value-type="string">
            <text:p>515 LOREM IPSUM DOLOR</text:p>
          </table:table-cell>
          <table:table-cell office:value-type="float" office:value="1503956491" calcext:value-type="float">
            <text:p>150395649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852" calcext:value-type="float">
            <text:p>852</text:p>
          </table:table-cell>
          <table:table-cell office:value-type="string" calcext:value-type="string">
            <text:p>516 LOREM IPSUM DOLOR</text:p>
          </table:table-cell>
          <table:table-cell office:value-type="float" office:value="1503956492" calcext:value-type="float">
            <text:p>150395649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502" calcext:value-type="float">
            <text:p>502</text:p>
          </table:table-cell>
          <table:table-cell office:value-type="string" calcext:value-type="string">
            <text:p>517 LOREM IPSUM DOLOR</text:p>
          </table:table-cell>
          <table:table-cell office:value-type="float" office:value="1503956493" calcext:value-type="float">
            <text:p>150395649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101" calcext:value-type="float">
            <text:p>101</text:p>
          </table:table-cell>
          <table:table-cell office:value-type="string" calcext:value-type="string">
            <text:p>518 LOREM IPSUM DOLOR</text:p>
          </table:table-cell>
          <table:table-cell office:value-type="float" office:value="1503956494" calcext:value-type="float">
            <text:p>150395649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464" calcext:value-type="float">
            <text:p>464</text:p>
          </table:table-cell>
          <table:table-cell office:value-type="string" calcext:value-type="string">
            <text:p>519 LOREM IPSUM DOLOR</text:p>
          </table:table-cell>
          <table:table-cell office:value-type="float" office:value="1503956495" calcext:value-type="float">
            <text:p>150395649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386" calcext:value-type="float">
            <text:p>386</text:p>
          </table:table-cell>
          <table:table-cell office:value-type="string" calcext:value-type="string">
            <text:p>520 LOREM IPSUM DOLOR</text:p>
          </table:table-cell>
          <table:table-cell office:value-type="float" office:value="1503956496" calcext:value-type="float">
            <text:p>150395649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217" calcext:value-type="float">
            <text:p>217</text:p>
          </table:table-cell>
          <table:table-cell office:value-type="string" calcext:value-type="string">
            <text:p>521 LOREM IPSUM DOLOR</text:p>
          </table:table-cell>
          <table:table-cell office:value-type="float" office:value="1503956497" calcext:value-type="float">
            <text:p>150395649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69" calcext:value-type="float">
            <text:p>69</text:p>
          </table:table-cell>
          <table:table-cell office:value-type="string" calcext:value-type="string">
            <text:p>522 LOREM IPSUM DOLOR</text:p>
          </table:table-cell>
          <table:table-cell office:value-type="float" office:value="1503956498" calcext:value-type="float">
            <text:p>150395649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718" calcext:value-type="float">
            <text:p>718</text:p>
          </table:table-cell>
          <table:table-cell office:value-type="string" calcext:value-type="string">
            <text:p>523 LOREM IPSUM DOLOR</text:p>
          </table:table-cell>
          <table:table-cell office:value-type="float" office:value="1503956499" calcext:value-type="float">
            <text:p>150395649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415" calcext:value-type="float">
            <text:p>415</text:p>
          </table:table-cell>
          <table:table-cell office:value-type="string" calcext:value-type="string">
            <text:p>524 LOREM IPSUM DOLOR</text:p>
          </table:table-cell>
          <table:table-cell office:value-type="float" office:value="1503956500" calcext:value-type="float">
            <text:p>15039565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198" calcext:value-type="float">
            <text:p>198</text:p>
          </table:table-cell>
          <table:table-cell office:value-type="string" calcext:value-type="string">
            <text:p>525 LOREM IPSUM DOLOR</text:p>
          </table:table-cell>
          <table:table-cell office:value-type="float" office:value="1503956501" calcext:value-type="float">
            <text:p>150395650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940" calcext:value-type="float">
            <text:p>940</text:p>
          </table:table-cell>
          <table:table-cell office:value-type="string" calcext:value-type="string">
            <text:p>526 LOREM IPSUM DOLOR</text:p>
          </table:table-cell>
          <table:table-cell office:value-type="float" office:value="1503956502" calcext:value-type="float">
            <text:p>150395650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378" calcext:value-type="float">
            <text:p>378</text:p>
          </table:table-cell>
          <table:table-cell office:value-type="string" calcext:value-type="string">
            <text:p>527 LOREM IPSUM DOLOR</text:p>
          </table:table-cell>
          <table:table-cell office:value-type="float" office:value="1503956503" calcext:value-type="float">
            <text:p>150395650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446" calcext:value-type="float">
            <text:p>446</text:p>
          </table:table-cell>
          <table:table-cell office:value-type="string" calcext:value-type="string">
            <text:p>528 LOREM IPSUM DOLOR</text:p>
          </table:table-cell>
          <table:table-cell office:value-type="float" office:value="1503956504" calcext:value-type="float">
            <text:p>150395650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349" calcext:value-type="float">
            <text:p>349</text:p>
          </table:table-cell>
          <table:table-cell office:value-type="string" calcext:value-type="string">
            <text:p>529 LOREM IPSUM DOLOR</text:p>
          </table:table-cell>
          <table:table-cell office:value-type="float" office:value="1503956505" calcext:value-type="float">
            <text:p>150395650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567" calcext:value-type="float">
            <text:p>567</text:p>
          </table:table-cell>
          <table:table-cell office:value-type="string" calcext:value-type="string">
            <text:p>530 LOREM IPSUM DOLOR</text:p>
          </table:table-cell>
          <table:table-cell office:value-type="float" office:value="1503956506" calcext:value-type="float">
            <text:p>150395650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304" calcext:value-type="float">
            <text:p>304</text:p>
          </table:table-cell>
          <table:table-cell office:value-type="string" calcext:value-type="string">
            <text:p>531 LOREM IPSUM DOLOR</text:p>
          </table:table-cell>
          <table:table-cell office:value-type="float" office:value="1503956507" calcext:value-type="float">
            <text:p>150395650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633" calcext:value-type="float">
            <text:p>633</text:p>
          </table:table-cell>
          <table:table-cell office:value-type="string" calcext:value-type="string">
            <text:p>532 LOREM IPSUM DOLOR</text:p>
          </table:table-cell>
          <table:table-cell office:value-type="float" office:value="1503956508" calcext:value-type="float">
            <text:p>150395650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930" calcext:value-type="float">
            <text:p>930</text:p>
          </table:table-cell>
          <table:table-cell office:value-type="string" calcext:value-type="string">
            <text:p>533 LOREM IPSUM DOLOR</text:p>
          </table:table-cell>
          <table:table-cell office:value-type="float" office:value="1503956509" calcext:value-type="float">
            <text:p>150395650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519" calcext:value-type="float">
            <text:p>519</text:p>
          </table:table-cell>
          <table:table-cell office:value-type="string" calcext:value-type="string">
            <text:p>534 LOREM IPSUM DOLOR</text:p>
          </table:table-cell>
          <table:table-cell office:value-type="float" office:value="1503956510" calcext:value-type="float">
            <text:p>150395651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674" calcext:value-type="float">
            <text:p>674</text:p>
          </table:table-cell>
          <table:table-cell office:value-type="string" calcext:value-type="string">
            <text:p>535 LOREM IPSUM DOLOR</text:p>
          </table:table-cell>
          <table:table-cell office:value-type="float" office:value="1503956511" calcext:value-type="float">
            <text:p>15039565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687" calcext:value-type="float">
            <text:p>687</text:p>
          </table:table-cell>
          <table:table-cell office:value-type="string" calcext:value-type="string">
            <text:p>536 LOREM IPSUM DOLOR</text:p>
          </table:table-cell>
          <table:table-cell office:value-type="float" office:value="1503956512" calcext:value-type="float">
            <text:p>150395651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818" calcext:value-type="float">
            <text:p>818</text:p>
          </table:table-cell>
          <table:table-cell office:value-type="string" calcext:value-type="string">
            <text:p>537 LOREM IPSUM DOLOR</text:p>
          </table:table-cell>
          <table:table-cell office:value-type="float" office:value="1503956513" calcext:value-type="float">
            <text:p>150395651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747" calcext:value-type="float">
            <text:p>747</text:p>
          </table:table-cell>
          <table:table-cell office:value-type="string" calcext:value-type="string">
            <text:p>538 LOREM IPSUM DOLOR</text:p>
          </table:table-cell>
          <table:table-cell office:value-type="float" office:value="1503956514" calcext:value-type="float">
            <text:p>15039565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64" calcext:value-type="float">
            <text:p>64</text:p>
          </table:table-cell>
          <table:table-cell office:value-type="string" calcext:value-type="string">
            <text:p>539 LOREM IPSUM DOLOR</text:p>
          </table:table-cell>
          <table:table-cell office:value-type="float" office:value="1503956515" calcext:value-type="float">
            <text:p>15039565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887" calcext:value-type="float">
            <text:p>887</text:p>
          </table:table-cell>
          <table:table-cell office:value-type="string" calcext:value-type="string">
            <text:p>540 LOREM IPSUM DOLOR</text:p>
          </table:table-cell>
          <table:table-cell office:value-type="float" office:value="1503956516" calcext:value-type="float">
            <text:p>15039565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607" calcext:value-type="float">
            <text:p>607</text:p>
          </table:table-cell>
          <table:table-cell office:value-type="string" calcext:value-type="string">
            <text:p>541 LOREM IPSUM DOLOR</text:p>
          </table:table-cell>
          <table:table-cell office:value-type="float" office:value="1503956517" calcext:value-type="float">
            <text:p>15039565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919" calcext:value-type="float">
            <text:p>919</text:p>
          </table:table-cell>
          <table:table-cell office:value-type="string" calcext:value-type="string">
            <text:p>542 LOREM IPSUM DOLOR</text:p>
          </table:table-cell>
          <table:table-cell office:value-type="float" office:value="1503956518" calcext:value-type="float">
            <text:p>15039565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339" calcext:value-type="float">
            <text:p>339</text:p>
          </table:table-cell>
          <table:table-cell office:value-type="string" calcext:value-type="string">
            <text:p>543 LOREM IPSUM DOLOR</text:p>
          </table:table-cell>
          <table:table-cell office:value-type="float" office:value="1503956519" calcext:value-type="float">
            <text:p>15039565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148" calcext:value-type="float">
            <text:p>148</text:p>
          </table:table-cell>
          <table:table-cell office:value-type="string" calcext:value-type="string">
            <text:p>544 LOREM IPSUM DOLOR</text:p>
          </table:table-cell>
          <table:table-cell office:value-type="float" office:value="1503956520" calcext:value-type="float">
            <text:p>150395652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932" calcext:value-type="float">
            <text:p>932</text:p>
          </table:table-cell>
          <table:table-cell office:value-type="string" calcext:value-type="string">
            <text:p>545 LOREM IPSUM DOLOR</text:p>
          </table:table-cell>
          <table:table-cell office:value-type="float" office:value="1503956521" calcext:value-type="float">
            <text:p>150395652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776" calcext:value-type="float">
            <text:p>776</text:p>
          </table:table-cell>
          <table:table-cell office:value-type="string" calcext:value-type="string">
            <text:p>546 LOREM IPSUM DOLOR</text:p>
          </table:table-cell>
          <table:table-cell office:value-type="float" office:value="1503956522" calcext:value-type="float">
            <text:p>150395652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679" calcext:value-type="float">
            <text:p>679</text:p>
          </table:table-cell>
          <table:table-cell office:value-type="string" calcext:value-type="string">
            <text:p>547 LOREM IPSUM DOLOR</text:p>
          </table:table-cell>
          <table:table-cell office:value-type="float" office:value="1503956523" calcext:value-type="float">
            <text:p>150395652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222" calcext:value-type="float">
            <text:p>222</text:p>
          </table:table-cell>
          <table:table-cell office:value-type="string" calcext:value-type="string">
            <text:p>548 LOREM IPSUM DOLOR</text:p>
          </table:table-cell>
          <table:table-cell office:value-type="float" office:value="1503956524" calcext:value-type="float">
            <text:p>150395652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325" calcext:value-type="float">
            <text:p>325</text:p>
          </table:table-cell>
          <table:table-cell office:value-type="string" calcext:value-type="string">
            <text:p>549 LOREM IPSUM DOLOR</text:p>
          </table:table-cell>
          <table:table-cell office:value-type="float" office:value="1503956525" calcext:value-type="float">
            <text:p>15039565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918" calcext:value-type="float">
            <text:p>918</text:p>
          </table:table-cell>
          <table:table-cell office:value-type="string" calcext:value-type="string">
            <text:p>550 LOREM IPSUM DOLOR</text:p>
          </table:table-cell>
          <table:table-cell office:value-type="float" office:value="1503956526" calcext:value-type="float">
            <text:p>150395652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184" calcext:value-type="float">
            <text:p>184</text:p>
          </table:table-cell>
          <table:table-cell office:value-type="string" calcext:value-type="string">
            <text:p>551 LOREM IPSUM DOLOR</text:p>
          </table:table-cell>
          <table:table-cell office:value-type="float" office:value="1503956527" calcext:value-type="float">
            <text:p>150395652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410" calcext:value-type="float">
            <text:p>410</text:p>
          </table:table-cell>
          <table:table-cell office:value-type="string" calcext:value-type="string">
            <text:p>552 LOREM IPSUM DOLOR</text:p>
          </table:table-cell>
          <table:table-cell office:value-type="float" office:value="1503956528" calcext:value-type="float">
            <text:p>150395652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263" calcext:value-type="float">
            <text:p>263</text:p>
          </table:table-cell>
          <table:table-cell office:value-type="string" calcext:value-type="string">
            <text:p>553 LOREM IPSUM DOLOR</text:p>
          </table:table-cell>
          <table:table-cell office:value-type="float" office:value="1503956529" calcext:value-type="float">
            <text:p>150395652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656" calcext:value-type="float">
            <text:p>656</text:p>
          </table:table-cell>
          <table:table-cell office:value-type="string" calcext:value-type="string">
            <text:p>554 LOREM IPSUM DOLOR</text:p>
          </table:table-cell>
          <table:table-cell office:value-type="float" office:value="1503956530" calcext:value-type="float">
            <text:p>150395653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357" calcext:value-type="float">
            <text:p>357</text:p>
          </table:table-cell>
          <table:table-cell office:value-type="string" calcext:value-type="string">
            <text:p>555 LOREM IPSUM DOLOR</text:p>
          </table:table-cell>
          <table:table-cell office:value-type="float" office:value="1503956531" calcext:value-type="float">
            <text:p>150395653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46" calcext:value-type="float">
            <text:p>46</text:p>
          </table:table-cell>
          <table:table-cell office:value-type="string" calcext:value-type="string">
            <text:p>556 LOREM IPSUM DOLOR</text:p>
          </table:table-cell>
          <table:table-cell office:value-type="float" office:value="1503956532" calcext:value-type="float">
            <text:p>150395653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148" calcext:value-type="float">
            <text:p>148</text:p>
          </table:table-cell>
          <table:table-cell office:value-type="string" calcext:value-type="string">
            <text:p>557 LOREM IPSUM DOLOR</text:p>
          </table:table-cell>
          <table:table-cell office:value-type="float" office:value="1503956533" calcext:value-type="float">
            <text:p>150395653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602" calcext:value-type="float">
            <text:p>602</text:p>
          </table:table-cell>
          <table:table-cell office:value-type="string" calcext:value-type="string">
            <text:p>558 LOREM IPSUM DOLOR</text:p>
          </table:table-cell>
          <table:table-cell office:value-type="float" office:value="1503956534" calcext:value-type="float">
            <text:p>150395653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36" calcext:value-type="float">
            <text:p>36</text:p>
          </table:table-cell>
          <table:table-cell office:value-type="string" calcext:value-type="string">
            <text:p>559 LOREM IPSUM DOLOR</text:p>
          </table:table-cell>
          <table:table-cell office:value-type="float" office:value="1503956535" calcext:value-type="float">
            <text:p>150395653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869" calcext:value-type="float">
            <text:p>869</text:p>
          </table:table-cell>
          <table:table-cell office:value-type="string" calcext:value-type="string">
            <text:p>560 LOREM IPSUM DOLOR</text:p>
          </table:table-cell>
          <table:table-cell office:value-type="float" office:value="1503956536" calcext:value-type="float">
            <text:p>150395653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268" calcext:value-type="float">
            <text:p>268</text:p>
          </table:table-cell>
          <table:table-cell office:value-type="string" calcext:value-type="string">
            <text:p>561 LOREM IPSUM DOLOR</text:p>
          </table:table-cell>
          <table:table-cell office:value-type="float" office:value="1503956537" calcext:value-type="float">
            <text:p>150395653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813" calcext:value-type="float">
            <text:p>813</text:p>
          </table:table-cell>
          <table:table-cell office:value-type="string" calcext:value-type="string">
            <text:p>562 LOREM IPSUM DOLOR</text:p>
          </table:table-cell>
          <table:table-cell office:value-type="float" office:value="1503956538" calcext:value-type="float">
            <text:p>150395653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678" calcext:value-type="float">
            <text:p>678</text:p>
          </table:table-cell>
          <table:table-cell office:value-type="string" calcext:value-type="string">
            <text:p>563 LOREM IPSUM DOLOR</text:p>
          </table:table-cell>
          <table:table-cell office:value-type="float" office:value="1503956539" calcext:value-type="float">
            <text:p>150395653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229" calcext:value-type="float">
            <text:p>229</text:p>
          </table:table-cell>
          <table:table-cell office:value-type="string" calcext:value-type="string">
            <text:p>564 LOREM IPSUM DOLOR</text:p>
          </table:table-cell>
          <table:table-cell office:value-type="float" office:value="1503956540" calcext:value-type="float">
            <text:p>150395654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102" calcext:value-type="float">
            <text:p>102</text:p>
          </table:table-cell>
          <table:table-cell office:value-type="string" calcext:value-type="string">
            <text:p>565 LOREM IPSUM DOLOR</text:p>
          </table:table-cell>
          <table:table-cell office:value-type="float" office:value="1503956541" calcext:value-type="float">
            <text:p>150395654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616" calcext:value-type="float">
            <text:p>616</text:p>
          </table:table-cell>
          <table:table-cell office:value-type="string" calcext:value-type="string">
            <text:p>566 LOREM IPSUM DOLOR</text:p>
          </table:table-cell>
          <table:table-cell office:value-type="float" office:value="1503956542" calcext:value-type="float">
            <text:p>150395654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362" calcext:value-type="float">
            <text:p>362</text:p>
          </table:table-cell>
          <table:table-cell office:value-type="string" calcext:value-type="string">
            <text:p>567 LOREM IPSUM DOLOR</text:p>
          </table:table-cell>
          <table:table-cell office:value-type="float" office:value="1503956543" calcext:value-type="float">
            <text:p>150395654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384" calcext:value-type="float">
            <text:p>384</text:p>
          </table:table-cell>
          <table:table-cell office:value-type="string" calcext:value-type="string">
            <text:p>568 LOREM IPSUM DOLOR</text:p>
          </table:table-cell>
          <table:table-cell office:value-type="float" office:value="1503956544" calcext:value-type="float">
            <text:p>150395654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161" calcext:value-type="float">
            <text:p>161</text:p>
          </table:table-cell>
          <table:table-cell office:value-type="string" calcext:value-type="string">
            <text:p>569 LOREM IPSUM DOLOR</text:p>
          </table:table-cell>
          <table:table-cell office:value-type="float" office:value="1503956545" calcext:value-type="float">
            <text:p>150395654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151" calcext:value-type="float">
            <text:p>151</text:p>
          </table:table-cell>
          <table:table-cell office:value-type="string" calcext:value-type="string">
            <text:p>570 LOREM IPSUM DOLOR</text:p>
          </table:table-cell>
          <table:table-cell office:value-type="float" office:value="1503956546" calcext:value-type="float">
            <text:p>150395654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622" calcext:value-type="float">
            <text:p>622</text:p>
          </table:table-cell>
          <table:table-cell office:value-type="string" calcext:value-type="string">
            <text:p>571 LOREM IPSUM DOLOR</text:p>
          </table:table-cell>
          <table:table-cell office:value-type="float" office:value="1503956547" calcext:value-type="float">
            <text:p>150395654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713" calcext:value-type="float">
            <text:p>713</text:p>
          </table:table-cell>
          <table:table-cell office:value-type="string" calcext:value-type="string">
            <text:p>572 LOREM IPSUM DOLOR</text:p>
          </table:table-cell>
          <table:table-cell office:value-type="float" office:value="1503956548" calcext:value-type="float">
            <text:p>150395654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977" calcext:value-type="float">
            <text:p>977</text:p>
          </table:table-cell>
          <table:table-cell office:value-type="string" calcext:value-type="string">
            <text:p>573 LOREM IPSUM DOLOR</text:p>
          </table:table-cell>
          <table:table-cell office:value-type="float" office:value="1503956549" calcext:value-type="float">
            <text:p>150395654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714" calcext:value-type="float">
            <text:p>714</text:p>
          </table:table-cell>
          <table:table-cell office:value-type="string" calcext:value-type="string">
            <text:p>574 LOREM IPSUM DOLOR</text:p>
          </table:table-cell>
          <table:table-cell office:value-type="float" office:value="1503956550" calcext:value-type="float">
            <text:p>150395655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40" calcext:value-type="float">
            <text:p>40</text:p>
          </table:table-cell>
          <table:table-cell office:value-type="string" calcext:value-type="string">
            <text:p>575 LOREM IPSUM DOLOR</text:p>
          </table:table-cell>
          <table:table-cell office:value-type="float" office:value="1503956551" calcext:value-type="float">
            <text:p>150395655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178" calcext:value-type="float">
            <text:p>178</text:p>
          </table:table-cell>
          <table:table-cell office:value-type="string" calcext:value-type="string">
            <text:p>576 LOREM IPSUM DOLOR</text:p>
          </table:table-cell>
          <table:table-cell office:value-type="float" office:value="1503956552" calcext:value-type="float">
            <text:p>15039565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860" calcext:value-type="float">
            <text:p>860</text:p>
          </table:table-cell>
          <table:table-cell office:value-type="string" calcext:value-type="string">
            <text:p>577 LOREM IPSUM DOLOR</text:p>
          </table:table-cell>
          <table:table-cell office:value-type="float" office:value="1503956553" calcext:value-type="float">
            <text:p>150395655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418" calcext:value-type="float">
            <text:p>418</text:p>
          </table:table-cell>
          <table:table-cell office:value-type="string" calcext:value-type="string">
            <text:p>578 LOREM IPSUM DOLOR</text:p>
          </table:table-cell>
          <table:table-cell office:value-type="float" office:value="1503956554" calcext:value-type="float">
            <text:p>150395655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435" calcext:value-type="float">
            <text:p>435</text:p>
          </table:table-cell>
          <table:table-cell office:value-type="string" calcext:value-type="string">
            <text:p>579 LOREM IPSUM DOLOR</text:p>
          </table:table-cell>
          <table:table-cell office:value-type="float" office:value="1503956555" calcext:value-type="float">
            <text:p>150395655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815" calcext:value-type="float">
            <text:p>815</text:p>
          </table:table-cell>
          <table:table-cell office:value-type="string" calcext:value-type="string">
            <text:p>580 LOREM IPSUM DOLOR</text:p>
          </table:table-cell>
          <table:table-cell office:value-type="float" office:value="1503956556" calcext:value-type="float">
            <text:p>150395655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199" calcext:value-type="float">
            <text:p>199</text:p>
          </table:table-cell>
          <table:table-cell office:value-type="string" calcext:value-type="string">
            <text:p>581 LOREM IPSUM DOLOR</text:p>
          </table:table-cell>
          <table:table-cell office:value-type="float" office:value="1503956557" calcext:value-type="float">
            <text:p>150395655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585" calcext:value-type="float">
            <text:p>585</text:p>
          </table:table-cell>
          <table:table-cell office:value-type="string" calcext:value-type="string">
            <text:p>582 LOREM IPSUM DOLOR</text:p>
          </table:table-cell>
          <table:table-cell office:value-type="float" office:value="1503956558" calcext:value-type="float">
            <text:p>150395655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664" calcext:value-type="float">
            <text:p>664</text:p>
          </table:table-cell>
          <table:table-cell office:value-type="string" calcext:value-type="string">
            <text:p>583 LOREM IPSUM DOLOR</text:p>
          </table:table-cell>
          <table:table-cell office:value-type="float" office:value="1503956559" calcext:value-type="float">
            <text:p>150395655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242" calcext:value-type="float">
            <text:p>242</text:p>
          </table:table-cell>
          <table:table-cell office:value-type="string" calcext:value-type="string">
            <text:p>584 LOREM IPSUM DOLOR</text:p>
          </table:table-cell>
          <table:table-cell office:value-type="float" office:value="1503956560" calcext:value-type="float">
            <text:p>150395656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310" calcext:value-type="float">
            <text:p>310</text:p>
          </table:table-cell>
          <table:table-cell office:value-type="string" calcext:value-type="string">
            <text:p>585 LOREM IPSUM DOLOR</text:p>
          </table:table-cell>
          <table:table-cell office:value-type="float" office:value="1503956561" calcext:value-type="float">
            <text:p>150395656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521" calcext:value-type="float">
            <text:p>521</text:p>
          </table:table-cell>
          <table:table-cell office:value-type="string" calcext:value-type="string">
            <text:p>586 LOREM IPSUM DOLOR</text:p>
          </table:table-cell>
          <table:table-cell office:value-type="float" office:value="1503956562" calcext:value-type="float">
            <text:p>150395656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99" calcext:value-type="float">
            <text:p>99</text:p>
          </table:table-cell>
          <table:table-cell office:value-type="string" calcext:value-type="string">
            <text:p>587 LOREM IPSUM DOLOR</text:p>
          </table:table-cell>
          <table:table-cell office:value-type="float" office:value="1503956563" calcext:value-type="float">
            <text:p>150395656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246" calcext:value-type="float">
            <text:p>246</text:p>
          </table:table-cell>
          <table:table-cell office:value-type="string" calcext:value-type="string">
            <text:p>588 LOREM IPSUM DOLOR</text:p>
          </table:table-cell>
          <table:table-cell office:value-type="float" office:value="1503956564" calcext:value-type="float">
            <text:p>150395656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973" calcext:value-type="float">
            <text:p>973</text:p>
          </table:table-cell>
          <table:table-cell office:value-type="string" calcext:value-type="string">
            <text:p>589 LOREM IPSUM DOLOR</text:p>
          </table:table-cell>
          <table:table-cell office:value-type="float" office:value="1503956565" calcext:value-type="float">
            <text:p>150395656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158" calcext:value-type="float">
            <text:p>158</text:p>
          </table:table-cell>
          <table:table-cell office:value-type="string" calcext:value-type="string">
            <text:p>590 LOREM IPSUM DOLOR</text:p>
          </table:table-cell>
          <table:table-cell office:value-type="float" office:value="1503956566" calcext:value-type="float">
            <text:p>150395656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921" calcext:value-type="float">
            <text:p>921</text:p>
          </table:table-cell>
          <table:table-cell office:value-type="string" calcext:value-type="string">
            <text:p>591 LOREM IPSUM DOLOR</text:p>
          </table:table-cell>
          <table:table-cell office:value-type="float" office:value="1503956567" calcext:value-type="float">
            <text:p>150395656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905" calcext:value-type="float">
            <text:p>905</text:p>
          </table:table-cell>
          <table:table-cell office:value-type="string" calcext:value-type="string">
            <text:p>592 LOREM IPSUM DOLOR</text:p>
          </table:table-cell>
          <table:table-cell office:value-type="float" office:value="1503956568" calcext:value-type="float">
            <text:p>150395656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927" calcext:value-type="float">
            <text:p>927</text:p>
          </table:table-cell>
          <table:table-cell office:value-type="string" calcext:value-type="string">
            <text:p>593 LOREM IPSUM DOLOR</text:p>
          </table:table-cell>
          <table:table-cell office:value-type="float" office:value="1503956569" calcext:value-type="float">
            <text:p>150395656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573" calcext:value-type="float">
            <text:p>573</text:p>
          </table:table-cell>
          <table:table-cell office:value-type="string" calcext:value-type="string">
            <text:p>594 LOREM IPSUM DOLOR</text:p>
          </table:table-cell>
          <table:table-cell office:value-type="float" office:value="1503956570" calcext:value-type="float">
            <text:p>150395657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855" calcext:value-type="float">
            <text:p>855</text:p>
          </table:table-cell>
          <table:table-cell office:value-type="string" calcext:value-type="string">
            <text:p>595 LOREM IPSUM DOLOR</text:p>
          </table:table-cell>
          <table:table-cell office:value-type="float" office:value="1503956571" calcext:value-type="float">
            <text:p>150395657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689" calcext:value-type="float">
            <text:p>689</text:p>
          </table:table-cell>
          <table:table-cell office:value-type="string" calcext:value-type="string">
            <text:p>596 LOREM IPSUM DOLOR</text:p>
          </table:table-cell>
          <table:table-cell office:value-type="float" office:value="1503956572" calcext:value-type="float">
            <text:p>150395657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62" calcext:value-type="float">
            <text:p>62</text:p>
          </table:table-cell>
          <table:table-cell office:value-type="string" calcext:value-type="string">
            <text:p>597 LOREM IPSUM DOLOR</text:p>
          </table:table-cell>
          <table:table-cell office:value-type="float" office:value="1503956573" calcext:value-type="float">
            <text:p>150395657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817" calcext:value-type="float">
            <text:p>817</text:p>
          </table:table-cell>
          <table:table-cell office:value-type="string" calcext:value-type="string">
            <text:p>598 LOREM IPSUM DOLOR</text:p>
          </table:table-cell>
          <table:table-cell office:value-type="float" office:value="1503956574" calcext:value-type="float">
            <text:p>150395657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227" calcext:value-type="float">
            <text:p>227</text:p>
          </table:table-cell>
          <table:table-cell office:value-type="string" calcext:value-type="string">
            <text:p>599 LOREM IPSUM DOLOR</text:p>
          </table:table-cell>
          <table:table-cell office:value-type="float" office:value="1503956575" calcext:value-type="float">
            <text:p>15039565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535" calcext:value-type="float">
            <text:p>535</text:p>
          </table:table-cell>
          <table:table-cell office:value-type="string" calcext:value-type="string">
            <text:p>600 LOREM IPSUM DOLOR</text:p>
          </table:table-cell>
          <table:table-cell office:value-type="float" office:value="1503956576" calcext:value-type="float">
            <text:p>150395657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446" calcext:value-type="float">
            <text:p>446</text:p>
          </table:table-cell>
          <table:table-cell office:value-type="string" calcext:value-type="string">
            <text:p>601 LOREM IPSUM DOLOR</text:p>
          </table:table-cell>
          <table:table-cell office:value-type="float" office:value="1503956577" calcext:value-type="float">
            <text:p>150395657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85" calcext:value-type="float">
            <text:p>85</text:p>
          </table:table-cell>
          <table:table-cell office:value-type="string" calcext:value-type="string">
            <text:p>602 LOREM IPSUM DOLOR</text:p>
          </table:table-cell>
          <table:table-cell office:value-type="float" office:value="1503956578" calcext:value-type="float">
            <text:p>150395657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891" calcext:value-type="float">
            <text:p>891</text:p>
          </table:table-cell>
          <table:table-cell office:value-type="string" calcext:value-type="string">
            <text:p>603 LOREM IPSUM DOLOR</text:p>
          </table:table-cell>
          <table:table-cell office:value-type="float" office:value="1503956579" calcext:value-type="float">
            <text:p>150395657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951" calcext:value-type="float">
            <text:p>951</text:p>
          </table:table-cell>
          <table:table-cell office:value-type="string" calcext:value-type="string">
            <text:p>604 LOREM IPSUM DOLOR</text:p>
          </table:table-cell>
          <table:table-cell office:value-type="float" office:value="1503956580" calcext:value-type="float">
            <text:p>150395658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917" calcext:value-type="float">
            <text:p>917</text:p>
          </table:table-cell>
          <table:table-cell office:value-type="string" calcext:value-type="string">
            <text:p>605 LOREM IPSUM DOLOR</text:p>
          </table:table-cell>
          <table:table-cell office:value-type="float" office:value="1503956581" calcext:value-type="float">
            <text:p>150395658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161" calcext:value-type="float">
            <text:p>161</text:p>
          </table:table-cell>
          <table:table-cell office:value-type="string" calcext:value-type="string">
            <text:p>606 LOREM IPSUM DOLOR</text:p>
          </table:table-cell>
          <table:table-cell office:value-type="float" office:value="1503956582" calcext:value-type="float">
            <text:p>150395658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601" calcext:value-type="float">
            <text:p>601</text:p>
          </table:table-cell>
          <table:table-cell office:value-type="string" calcext:value-type="string">
            <text:p>607 LOREM IPSUM DOLOR</text:p>
          </table:table-cell>
          <table:table-cell office:value-type="float" office:value="1503956583" calcext:value-type="float">
            <text:p>150395658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268" calcext:value-type="float">
            <text:p>268</text:p>
          </table:table-cell>
          <table:table-cell office:value-type="string" calcext:value-type="string">
            <text:p>608 LOREM IPSUM DOLOR</text:p>
          </table:table-cell>
          <table:table-cell office:value-type="float" office:value="1503956584" calcext:value-type="float">
            <text:p>150395658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348" calcext:value-type="float">
            <text:p>348</text:p>
          </table:table-cell>
          <table:table-cell office:value-type="string" calcext:value-type="string">
            <text:p>609 LOREM IPSUM DOLOR</text:p>
          </table:table-cell>
          <table:table-cell office:value-type="float" office:value="1503956585" calcext:value-type="float">
            <text:p>150395658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257" calcext:value-type="float">
            <text:p>257</text:p>
          </table:table-cell>
          <table:table-cell office:value-type="string" calcext:value-type="string">
            <text:p>610 LOREM IPSUM DOLOR</text:p>
          </table:table-cell>
          <table:table-cell office:value-type="float" office:value="1503956586" calcext:value-type="float">
            <text:p>150395658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12" calcext:value-type="float">
            <text:p>12</text:p>
          </table:table-cell>
          <table:table-cell office:value-type="string" calcext:value-type="string">
            <text:p>611 LOREM IPSUM DOLOR</text:p>
          </table:table-cell>
          <table:table-cell office:value-type="float" office:value="1503956587" calcext:value-type="float">
            <text:p>150395658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308" calcext:value-type="float">
            <text:p>308</text:p>
          </table:table-cell>
          <table:table-cell office:value-type="string" calcext:value-type="string">
            <text:p>612 LOREM IPSUM DOLOR</text:p>
          </table:table-cell>
          <table:table-cell office:value-type="float" office:value="1503956588" calcext:value-type="float">
            <text:p>150395658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5" calcext:value-type="float">
            <text:p>5</text:p>
          </table:table-cell>
          <table:table-cell office:value-type="string" calcext:value-type="string">
            <text:p>613 LOREM IPSUM DOLOR</text:p>
          </table:table-cell>
          <table:table-cell office:value-type="float" office:value="1503956589" calcext:value-type="float">
            <text:p>150395658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504" calcext:value-type="float">
            <text:p>504</text:p>
          </table:table-cell>
          <table:table-cell office:value-type="string" calcext:value-type="string">
            <text:p>614 LOREM IPSUM DOLOR</text:p>
          </table:table-cell>
          <table:table-cell office:value-type="float" office:value="1503956590" calcext:value-type="float">
            <text:p>150395659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267" calcext:value-type="float">
            <text:p>267</text:p>
          </table:table-cell>
          <table:table-cell office:value-type="string" calcext:value-type="string">
            <text:p>615 LOREM IPSUM DOLOR</text:p>
          </table:table-cell>
          <table:table-cell office:value-type="float" office:value="1503956591" calcext:value-type="float">
            <text:p>150395659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942" calcext:value-type="float">
            <text:p>942</text:p>
          </table:table-cell>
          <table:table-cell office:value-type="string" calcext:value-type="string">
            <text:p>616 LOREM IPSUM DOLOR</text:p>
          </table:table-cell>
          <table:table-cell office:value-type="float" office:value="1503956592" calcext:value-type="float">
            <text:p>150395659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174" calcext:value-type="float">
            <text:p>174</text:p>
          </table:table-cell>
          <table:table-cell office:value-type="string" calcext:value-type="string">
            <text:p>617 LOREM IPSUM DOLOR</text:p>
          </table:table-cell>
          <table:table-cell office:value-type="float" office:value="1503956593" calcext:value-type="float">
            <text:p>150395659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576" calcext:value-type="float">
            <text:p>576</text:p>
          </table:table-cell>
          <table:table-cell office:value-type="string" calcext:value-type="string">
            <text:p>618 LOREM IPSUM DOLOR</text:p>
          </table:table-cell>
          <table:table-cell office:value-type="float" office:value="1503956594" calcext:value-type="float">
            <text:p>150395659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494" calcext:value-type="float">
            <text:p>494</text:p>
          </table:table-cell>
          <table:table-cell office:value-type="string" calcext:value-type="string">
            <text:p>619 LOREM IPSUM DOLOR</text:p>
          </table:table-cell>
          <table:table-cell office:value-type="float" office:value="1503956595" calcext:value-type="float">
            <text:p>15039565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21" calcext:value-type="float">
            <text:p>21</text:p>
          </table:table-cell>
          <table:table-cell office:value-type="string" calcext:value-type="string">
            <text:p>620 LOREM IPSUM DOLOR</text:p>
          </table:table-cell>
          <table:table-cell office:value-type="float" office:value="1503956596" calcext:value-type="float">
            <text:p>150395659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953" calcext:value-type="float">
            <text:p>953</text:p>
          </table:table-cell>
          <table:table-cell office:value-type="string" calcext:value-type="string">
            <text:p>621 LOREM IPSUM DOLOR</text:p>
          </table:table-cell>
          <table:table-cell office:value-type="float" office:value="1503956597" calcext:value-type="float">
            <text:p>150395659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344" calcext:value-type="float">
            <text:p>344</text:p>
          </table:table-cell>
          <table:table-cell office:value-type="string" calcext:value-type="string">
            <text:p>622 LOREM IPSUM DOLOR</text:p>
          </table:table-cell>
          <table:table-cell office:value-type="float" office:value="1503956598" calcext:value-type="float">
            <text:p>150395659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141" calcext:value-type="float">
            <text:p>141</text:p>
          </table:table-cell>
          <table:table-cell office:value-type="string" calcext:value-type="string">
            <text:p>623 LOREM IPSUM DOLOR</text:p>
          </table:table-cell>
          <table:table-cell office:value-type="float" office:value="1503956599" calcext:value-type="float">
            <text:p>150395659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91" calcext:value-type="float">
            <text:p>91</text:p>
          </table:table-cell>
          <table:table-cell office:value-type="string" calcext:value-type="string">
            <text:p>624 LOREM IPSUM DOLOR</text:p>
          </table:table-cell>
          <table:table-cell office:value-type="float" office:value="1503956600" calcext:value-type="float">
            <text:p>15039566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444" calcext:value-type="float">
            <text:p>444</text:p>
          </table:table-cell>
          <table:table-cell office:value-type="string" calcext:value-type="string">
            <text:p>625 LOREM IPSUM DOLOR</text:p>
          </table:table-cell>
          <table:table-cell office:value-type="float" office:value="1503956601" calcext:value-type="float">
            <text:p>150395660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630" calcext:value-type="float">
            <text:p>630</text:p>
          </table:table-cell>
          <table:table-cell office:value-type="string" calcext:value-type="string">
            <text:p>626 LOREM IPSUM DOLOR</text:p>
          </table:table-cell>
          <table:table-cell office:value-type="float" office:value="1503956602" calcext:value-type="float">
            <text:p>150395660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129" calcext:value-type="float">
            <text:p>129</text:p>
          </table:table-cell>
          <table:table-cell office:value-type="string" calcext:value-type="string">
            <text:p>627 LOREM IPSUM DOLOR</text:p>
          </table:table-cell>
          <table:table-cell office:value-type="float" office:value="1503956603" calcext:value-type="float">
            <text:p>150395660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718" calcext:value-type="float">
            <text:p>718</text:p>
          </table:table-cell>
          <table:table-cell office:value-type="string" calcext:value-type="string">
            <text:p>628 LOREM IPSUM DOLOR</text:p>
          </table:table-cell>
          <table:table-cell office:value-type="float" office:value="1503956604" calcext:value-type="float">
            <text:p>150395660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922" calcext:value-type="float">
            <text:p>922</text:p>
          </table:table-cell>
          <table:table-cell office:value-type="string" calcext:value-type="string">
            <text:p>629 LOREM IPSUM DOLOR</text:p>
          </table:table-cell>
          <table:table-cell office:value-type="float" office:value="1503956605" calcext:value-type="float">
            <text:p>15039566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602" calcext:value-type="float">
            <text:p>602</text:p>
          </table:table-cell>
          <table:table-cell office:value-type="string" calcext:value-type="string">
            <text:p>630 LOREM IPSUM DOLOR</text:p>
          </table:table-cell>
          <table:table-cell office:value-type="float" office:value="1503956606" calcext:value-type="float">
            <text:p>150395660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798" calcext:value-type="float">
            <text:p>798</text:p>
          </table:table-cell>
          <table:table-cell office:value-type="string" calcext:value-type="string">
            <text:p>631 LOREM IPSUM DOLOR</text:p>
          </table:table-cell>
          <table:table-cell office:value-type="float" office:value="1503956607" calcext:value-type="float">
            <text:p>150395660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263" calcext:value-type="float">
            <text:p>263</text:p>
          </table:table-cell>
          <table:table-cell office:value-type="string" calcext:value-type="string">
            <text:p>632 LOREM IPSUM DOLOR</text:p>
          </table:table-cell>
          <table:table-cell office:value-type="float" office:value="1503956608" calcext:value-type="float">
            <text:p>150395660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162" calcext:value-type="float">
            <text:p>162</text:p>
          </table:table-cell>
          <table:table-cell office:value-type="string" calcext:value-type="string">
            <text:p>633 LOREM IPSUM DOLOR</text:p>
          </table:table-cell>
          <table:table-cell office:value-type="float" office:value="1503956609" calcext:value-type="float">
            <text:p>150395660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481" calcext:value-type="float">
            <text:p>481</text:p>
          </table:table-cell>
          <table:table-cell office:value-type="string" calcext:value-type="string">
            <text:p>634 LOREM IPSUM DOLOR</text:p>
          </table:table-cell>
          <table:table-cell office:value-type="float" office:value="1503956610" calcext:value-type="float">
            <text:p>15039566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441" calcext:value-type="float">
            <text:p>441</text:p>
          </table:table-cell>
          <table:table-cell office:value-type="string" calcext:value-type="string">
            <text:p>635 LOREM IPSUM DOLOR</text:p>
          </table:table-cell>
          <table:table-cell office:value-type="float" office:value="1503956611" calcext:value-type="float">
            <text:p>150395661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393" calcext:value-type="float">
            <text:p>393</text:p>
          </table:table-cell>
          <table:table-cell office:value-type="string" calcext:value-type="string">
            <text:p>636 LOREM IPSUM DOLOR</text:p>
          </table:table-cell>
          <table:table-cell office:value-type="float" office:value="1503956612" calcext:value-type="float">
            <text:p>15039566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394" calcext:value-type="float">
            <text:p>394</text:p>
          </table:table-cell>
          <table:table-cell office:value-type="string" calcext:value-type="string">
            <text:p>637 LOREM IPSUM DOLOR</text:p>
          </table:table-cell>
          <table:table-cell office:value-type="float" office:value="1503956613" calcext:value-type="float">
            <text:p>150395661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675" calcext:value-type="float">
            <text:p>675</text:p>
          </table:table-cell>
          <table:table-cell office:value-type="string" calcext:value-type="string">
            <text:p>638 LOREM IPSUM DOLOR</text:p>
          </table:table-cell>
          <table:table-cell office:value-type="float" office:value="1503956614" calcext:value-type="float">
            <text:p>150395661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940" calcext:value-type="float">
            <text:p>940</text:p>
          </table:table-cell>
          <table:table-cell office:value-type="string" calcext:value-type="string">
            <text:p>639 LOREM IPSUM DOLOR</text:p>
          </table:table-cell>
          <table:table-cell office:value-type="float" office:value="1503956615" calcext:value-type="float">
            <text:p>15039566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921" calcext:value-type="float">
            <text:p>921</text:p>
          </table:table-cell>
          <table:table-cell office:value-type="string" calcext:value-type="string">
            <text:p>640 LOREM IPSUM DOLOR</text:p>
          </table:table-cell>
          <table:table-cell office:value-type="float" office:value="1503956616" calcext:value-type="float">
            <text:p>15039566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628" calcext:value-type="float">
            <text:p>628</text:p>
          </table:table-cell>
          <table:table-cell office:value-type="string" calcext:value-type="string">
            <text:p>641 LOREM IPSUM DOLOR</text:p>
          </table:table-cell>
          <table:table-cell office:value-type="float" office:value="1503956617" calcext:value-type="float">
            <text:p>150395661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790" calcext:value-type="float">
            <text:p>790</text:p>
          </table:table-cell>
          <table:table-cell office:value-type="string" calcext:value-type="string">
            <text:p>642 LOREM IPSUM DOLOR</text:p>
          </table:table-cell>
          <table:table-cell office:value-type="float" office:value="1503956618" calcext:value-type="float">
            <text:p>15039566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332" calcext:value-type="float">
            <text:p>332</text:p>
          </table:table-cell>
          <table:table-cell office:value-type="string" calcext:value-type="string">
            <text:p>643 LOREM IPSUM DOLOR</text:p>
          </table:table-cell>
          <table:table-cell office:value-type="float" office:value="1503956619" calcext:value-type="float">
            <text:p>150395661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896" calcext:value-type="float">
            <text:p>896</text:p>
          </table:table-cell>
          <table:table-cell office:value-type="string" calcext:value-type="string">
            <text:p>644 LOREM IPSUM DOLOR</text:p>
          </table:table-cell>
          <table:table-cell office:value-type="float" office:value="1503956620" calcext:value-type="float">
            <text:p>150395662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22" calcext:value-type="float">
            <text:p>22</text:p>
          </table:table-cell>
          <table:table-cell office:value-type="string" calcext:value-type="string">
            <text:p>645 LOREM IPSUM DOLOR</text:p>
          </table:table-cell>
          <table:table-cell office:value-type="float" office:value="1503956621" calcext:value-type="float">
            <text:p>150395662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594" calcext:value-type="float">
            <text:p>594</text:p>
          </table:table-cell>
          <table:table-cell office:value-type="string" calcext:value-type="string">
            <text:p>646 LOREM IPSUM DOLOR</text:p>
          </table:table-cell>
          <table:table-cell office:value-type="float" office:value="1503956622" calcext:value-type="float">
            <text:p>150395662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776" calcext:value-type="float">
            <text:p>776</text:p>
          </table:table-cell>
          <table:table-cell office:value-type="string" calcext:value-type="string">
            <text:p>647 LOREM IPSUM DOLOR</text:p>
          </table:table-cell>
          <table:table-cell office:value-type="float" office:value="1503956623" calcext:value-type="float">
            <text:p>150395662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872" calcext:value-type="float">
            <text:p>872</text:p>
          </table:table-cell>
          <table:table-cell office:value-type="string" calcext:value-type="string">
            <text:p>648 LOREM IPSUM DOLOR</text:p>
          </table:table-cell>
          <table:table-cell office:value-type="float" office:value="1503956624" calcext:value-type="float">
            <text:p>150395662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166" calcext:value-type="float">
            <text:p>166</text:p>
          </table:table-cell>
          <table:table-cell office:value-type="string" calcext:value-type="string">
            <text:p>649 LOREM IPSUM DOLOR</text:p>
          </table:table-cell>
          <table:table-cell office:value-type="float" office:value="1503956625" calcext:value-type="float">
            <text:p>15039566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395" calcext:value-type="float">
            <text:p>395</text:p>
          </table:table-cell>
          <table:table-cell office:value-type="string" calcext:value-type="string">
            <text:p>650 LOREM IPSUM DOLOR</text:p>
          </table:table-cell>
          <table:table-cell office:value-type="float" office:value="1503956626" calcext:value-type="float">
            <text:p>150395662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271" calcext:value-type="float">
            <text:p>271</text:p>
          </table:table-cell>
          <table:table-cell office:value-type="string" calcext:value-type="string">
            <text:p>651 LOREM IPSUM DOLOR</text:p>
          </table:table-cell>
          <table:table-cell office:value-type="float" office:value="1503956627" calcext:value-type="float">
            <text:p>150395662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292" calcext:value-type="float">
            <text:p>292</text:p>
          </table:table-cell>
          <table:table-cell office:value-type="string" calcext:value-type="string">
            <text:p>652 LOREM IPSUM DOLOR</text:p>
          </table:table-cell>
          <table:table-cell office:value-type="float" office:value="1503956628" calcext:value-type="float">
            <text:p>150395662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874" calcext:value-type="float">
            <text:p>874</text:p>
          </table:table-cell>
          <table:table-cell office:value-type="string" calcext:value-type="string">
            <text:p>653 LOREM IPSUM DOLOR</text:p>
          </table:table-cell>
          <table:table-cell office:value-type="float" office:value="1503956629" calcext:value-type="float">
            <text:p>150395662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615" calcext:value-type="float">
            <text:p>615</text:p>
          </table:table-cell>
          <table:table-cell office:value-type="string" calcext:value-type="string">
            <text:p>654 LOREM IPSUM DOLOR</text:p>
          </table:table-cell>
          <table:table-cell office:value-type="float" office:value="1503956630" calcext:value-type="float">
            <text:p>150395663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918" calcext:value-type="float">
            <text:p>918</text:p>
          </table:table-cell>
          <table:table-cell office:value-type="string" calcext:value-type="string">
            <text:p>655 LOREM IPSUM DOLOR</text:p>
          </table:table-cell>
          <table:table-cell office:value-type="float" office:value="1503956631" calcext:value-type="float">
            <text:p>150395663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243" calcext:value-type="float">
            <text:p>243</text:p>
          </table:table-cell>
          <table:table-cell office:value-type="string" calcext:value-type="string">
            <text:p>656 LOREM IPSUM DOLOR</text:p>
          </table:table-cell>
          <table:table-cell office:value-type="float" office:value="1503956632" calcext:value-type="float">
            <text:p>150395663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110" calcext:value-type="float">
            <text:p>110</text:p>
          </table:table-cell>
          <table:table-cell office:value-type="string" calcext:value-type="string">
            <text:p>657 LOREM IPSUM DOLOR</text:p>
          </table:table-cell>
          <table:table-cell office:value-type="float" office:value="1503956633" calcext:value-type="float">
            <text:p>150395663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340" calcext:value-type="float">
            <text:p>340</text:p>
          </table:table-cell>
          <table:table-cell office:value-type="string" calcext:value-type="string">
            <text:p>658 LOREM IPSUM DOLOR</text:p>
          </table:table-cell>
          <table:table-cell office:value-type="float" office:value="1503956634" calcext:value-type="float">
            <text:p>150395663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801" calcext:value-type="float">
            <text:p>801</text:p>
          </table:table-cell>
          <table:table-cell office:value-type="string" calcext:value-type="string">
            <text:p>659 LOREM IPSUM DOLOR</text:p>
          </table:table-cell>
          <table:table-cell office:value-type="float" office:value="1503956635" calcext:value-type="float">
            <text:p>150395663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416" calcext:value-type="float">
            <text:p>416</text:p>
          </table:table-cell>
          <table:table-cell office:value-type="string" calcext:value-type="string">
            <text:p>660 LOREM IPSUM DOLOR</text:p>
          </table:table-cell>
          <table:table-cell office:value-type="float" office:value="1503956636" calcext:value-type="float">
            <text:p>150395663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478" calcext:value-type="float">
            <text:p>478</text:p>
          </table:table-cell>
          <table:table-cell office:value-type="string" calcext:value-type="string">
            <text:p>661 LOREM IPSUM DOLOR</text:p>
          </table:table-cell>
          <table:table-cell office:value-type="float" office:value="1503956637" calcext:value-type="float">
            <text:p>150395663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450" calcext:value-type="float">
            <text:p>450</text:p>
          </table:table-cell>
          <table:table-cell office:value-type="string" calcext:value-type="string">
            <text:p>662 LOREM IPSUM DOLOR</text:p>
          </table:table-cell>
          <table:table-cell office:value-type="float" office:value="1503956638" calcext:value-type="float">
            <text:p>150395663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533" calcext:value-type="float">
            <text:p>533</text:p>
          </table:table-cell>
          <table:table-cell office:value-type="string" calcext:value-type="string">
            <text:p>663 LOREM IPSUM DOLOR</text:p>
          </table:table-cell>
          <table:table-cell office:value-type="float" office:value="1503956639" calcext:value-type="float">
            <text:p>150395663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918" calcext:value-type="float">
            <text:p>918</text:p>
          </table:table-cell>
          <table:table-cell office:value-type="string" calcext:value-type="string">
            <text:p>664 LOREM IPSUM DOLOR</text:p>
          </table:table-cell>
          <table:table-cell office:value-type="float" office:value="1503956640" calcext:value-type="float">
            <text:p>150395664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322" calcext:value-type="float">
            <text:p>322</text:p>
          </table:table-cell>
          <table:table-cell office:value-type="string" calcext:value-type="string">
            <text:p>665 LOREM IPSUM DOLOR</text:p>
          </table:table-cell>
          <table:table-cell office:value-type="float" office:value="1503956641" calcext:value-type="float">
            <text:p>150395664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980" calcext:value-type="float">
            <text:p>980</text:p>
          </table:table-cell>
          <table:table-cell office:value-type="string" calcext:value-type="string">
            <text:p>666 LOREM IPSUM DOLOR</text:p>
          </table:table-cell>
          <table:table-cell office:value-type="float" office:value="1503956642" calcext:value-type="float">
            <text:p>150395664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537" calcext:value-type="float">
            <text:p>537</text:p>
          </table:table-cell>
          <table:table-cell office:value-type="string" calcext:value-type="string">
            <text:p>667 LOREM IPSUM DOLOR</text:p>
          </table:table-cell>
          <table:table-cell office:value-type="float" office:value="1503956643" calcext:value-type="float">
            <text:p>150395664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725" calcext:value-type="float">
            <text:p>725</text:p>
          </table:table-cell>
          <table:table-cell office:value-type="string" calcext:value-type="string">
            <text:p>668 LOREM IPSUM DOLOR</text:p>
          </table:table-cell>
          <table:table-cell office:value-type="float" office:value="1503956644" calcext:value-type="float">
            <text:p>150395664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767" calcext:value-type="float">
            <text:p>767</text:p>
          </table:table-cell>
          <table:table-cell office:value-type="string" calcext:value-type="string">
            <text:p>669 LOREM IPSUM DOLOR</text:p>
          </table:table-cell>
          <table:table-cell office:value-type="float" office:value="1503956645" calcext:value-type="float">
            <text:p>150395664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85" calcext:value-type="float">
            <text:p>85</text:p>
          </table:table-cell>
          <table:table-cell office:value-type="string" calcext:value-type="string">
            <text:p>670 LOREM IPSUM DOLOR</text:p>
          </table:table-cell>
          <table:table-cell office:value-type="float" office:value="1503956646" calcext:value-type="float">
            <text:p>150395664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369" calcext:value-type="float">
            <text:p>369</text:p>
          </table:table-cell>
          <table:table-cell office:value-type="string" calcext:value-type="string">
            <text:p>671 LOREM IPSUM DOLOR</text:p>
          </table:table-cell>
          <table:table-cell office:value-type="float" office:value="1503956647" calcext:value-type="float">
            <text:p>150395664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398" calcext:value-type="float">
            <text:p>398</text:p>
          </table:table-cell>
          <table:table-cell office:value-type="string" calcext:value-type="string">
            <text:p>672 LOREM IPSUM DOLOR</text:p>
          </table:table-cell>
          <table:table-cell office:value-type="float" office:value="1503956648" calcext:value-type="float">
            <text:p>150395664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910" calcext:value-type="float">
            <text:p>910</text:p>
          </table:table-cell>
          <table:table-cell office:value-type="string" calcext:value-type="string">
            <text:p>673 LOREM IPSUM DOLOR</text:p>
          </table:table-cell>
          <table:table-cell office:value-type="float" office:value="1503956649" calcext:value-type="float">
            <text:p>150395664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705" calcext:value-type="float">
            <text:p>705</text:p>
          </table:table-cell>
          <table:table-cell office:value-type="string" calcext:value-type="string">
            <text:p>674 LOREM IPSUM DOLOR</text:p>
          </table:table-cell>
          <table:table-cell office:value-type="float" office:value="1503956650" calcext:value-type="float">
            <text:p>150395665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819" calcext:value-type="float">
            <text:p>819</text:p>
          </table:table-cell>
          <table:table-cell office:value-type="string" calcext:value-type="string">
            <text:p>675 LOREM IPSUM DOLOR</text:p>
          </table:table-cell>
          <table:table-cell office:value-type="float" office:value="1503956651" calcext:value-type="float">
            <text:p>150395665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687" calcext:value-type="float">
            <text:p>687</text:p>
          </table:table-cell>
          <table:table-cell office:value-type="string" calcext:value-type="string">
            <text:p>676 LOREM IPSUM DOLOR</text:p>
          </table:table-cell>
          <table:table-cell office:value-type="float" office:value="1503956652" calcext:value-type="float">
            <text:p>150395665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551" calcext:value-type="float">
            <text:p>551</text:p>
          </table:table-cell>
          <table:table-cell office:value-type="string" calcext:value-type="string">
            <text:p>677 LOREM IPSUM DOLOR</text:p>
          </table:table-cell>
          <table:table-cell office:value-type="float" office:value="1503956653" calcext:value-type="float">
            <text:p>150395665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838" calcext:value-type="float">
            <text:p>838</text:p>
          </table:table-cell>
          <table:table-cell office:value-type="string" calcext:value-type="string">
            <text:p>678 LOREM IPSUM DOLOR</text:p>
          </table:table-cell>
          <table:table-cell office:value-type="float" office:value="1503956654" calcext:value-type="float">
            <text:p>150395665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922" calcext:value-type="float">
            <text:p>922</text:p>
          </table:table-cell>
          <table:table-cell office:value-type="string" calcext:value-type="string">
            <text:p>679 LOREM IPSUM DOLOR</text:p>
          </table:table-cell>
          <table:table-cell office:value-type="float" office:value="1503956655" calcext:value-type="float">
            <text:p>150395665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634" calcext:value-type="float">
            <text:p>634</text:p>
          </table:table-cell>
          <table:table-cell office:value-type="string" calcext:value-type="string">
            <text:p>680 LOREM IPSUM DOLOR</text:p>
          </table:table-cell>
          <table:table-cell office:value-type="float" office:value="1503956656" calcext:value-type="float">
            <text:p>150395665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906" calcext:value-type="float">
            <text:p>906</text:p>
          </table:table-cell>
          <table:table-cell office:value-type="string" calcext:value-type="string">
            <text:p>681 LOREM IPSUM DOLOR</text:p>
          </table:table-cell>
          <table:table-cell office:value-type="float" office:value="1503956657" calcext:value-type="float">
            <text:p>150395665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825" calcext:value-type="float">
            <text:p>825</text:p>
          </table:table-cell>
          <table:table-cell office:value-type="string" calcext:value-type="string">
            <text:p>682 LOREM IPSUM DOLOR</text:p>
          </table:table-cell>
          <table:table-cell office:value-type="float" office:value="1503956658" calcext:value-type="float">
            <text:p>150395665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644" calcext:value-type="float">
            <text:p>644</text:p>
          </table:table-cell>
          <table:table-cell office:value-type="string" calcext:value-type="string">
            <text:p>683 LOREM IPSUM DOLOR</text:p>
          </table:table-cell>
          <table:table-cell office:value-type="float" office:value="1503956659" calcext:value-type="float">
            <text:p>150395665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46" calcext:value-type="float">
            <text:p>46</text:p>
          </table:table-cell>
          <table:table-cell office:value-type="string" calcext:value-type="string">
            <text:p>684 LOREM IPSUM DOLOR</text:p>
          </table:table-cell>
          <table:table-cell office:value-type="float" office:value="1503956660" calcext:value-type="float">
            <text:p>150395666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105" calcext:value-type="float">
            <text:p>105</text:p>
          </table:table-cell>
          <table:table-cell office:value-type="string" calcext:value-type="string">
            <text:p>685 LOREM IPSUM DOLOR</text:p>
          </table:table-cell>
          <table:table-cell office:value-type="float" office:value="1503956661" calcext:value-type="float">
            <text:p>150395666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312" calcext:value-type="float">
            <text:p>312</text:p>
          </table:table-cell>
          <table:table-cell office:value-type="string" calcext:value-type="string">
            <text:p>686 LOREM IPSUM DOLOR</text:p>
          </table:table-cell>
          <table:table-cell office:value-type="float" office:value="1503956662" calcext:value-type="float">
            <text:p>150395666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948" calcext:value-type="float">
            <text:p>948</text:p>
          </table:table-cell>
          <table:table-cell office:value-type="string" calcext:value-type="string">
            <text:p>687 LOREM IPSUM DOLOR</text:p>
          </table:table-cell>
          <table:table-cell office:value-type="float" office:value="1503956663" calcext:value-type="float">
            <text:p>150395666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244" calcext:value-type="float">
            <text:p>244</text:p>
          </table:table-cell>
          <table:table-cell office:value-type="string" calcext:value-type="string">
            <text:p>688 LOREM IPSUM DOLOR</text:p>
          </table:table-cell>
          <table:table-cell office:value-type="float" office:value="1503956664" calcext:value-type="float">
            <text:p>150395666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177" calcext:value-type="float">
            <text:p>177</text:p>
          </table:table-cell>
          <table:table-cell office:value-type="string" calcext:value-type="string">
            <text:p>689 LOREM IPSUM DOLOR</text:p>
          </table:table-cell>
          <table:table-cell office:value-type="float" office:value="1503956665" calcext:value-type="float">
            <text:p>150395666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987" calcext:value-type="float">
            <text:p>987</text:p>
          </table:table-cell>
          <table:table-cell office:value-type="string" calcext:value-type="string">
            <text:p>690 LOREM IPSUM DOLOR</text:p>
          </table:table-cell>
          <table:table-cell office:value-type="float" office:value="1503956666" calcext:value-type="float">
            <text:p>150395666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633" calcext:value-type="float">
            <text:p>633</text:p>
          </table:table-cell>
          <table:table-cell office:value-type="string" calcext:value-type="string">
            <text:p>691 LOREM IPSUM DOLOR</text:p>
          </table:table-cell>
          <table:table-cell office:value-type="float" office:value="1503956667" calcext:value-type="float">
            <text:p>150395666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511" calcext:value-type="float">
            <text:p>511</text:p>
          </table:table-cell>
          <table:table-cell office:value-type="string" calcext:value-type="string">
            <text:p>692 LOREM IPSUM DOLOR</text:p>
          </table:table-cell>
          <table:table-cell office:value-type="float" office:value="1503956668" calcext:value-type="float">
            <text:p>150395666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986" calcext:value-type="float">
            <text:p>986</text:p>
          </table:table-cell>
          <table:table-cell office:value-type="string" calcext:value-type="string">
            <text:p>693 LOREM IPSUM DOLOR</text:p>
          </table:table-cell>
          <table:table-cell office:value-type="float" office:value="1503956669" calcext:value-type="float">
            <text:p>150395666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553" calcext:value-type="float">
            <text:p>553</text:p>
          </table:table-cell>
          <table:table-cell office:value-type="string" calcext:value-type="string">
            <text:p>694 LOREM IPSUM DOLOR</text:p>
          </table:table-cell>
          <table:table-cell office:value-type="float" office:value="1503956670" calcext:value-type="float">
            <text:p>150395667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279" calcext:value-type="float">
            <text:p>279</text:p>
          </table:table-cell>
          <table:table-cell office:value-type="string" calcext:value-type="string">
            <text:p>695 LOREM IPSUM DOLOR</text:p>
          </table:table-cell>
          <table:table-cell office:value-type="float" office:value="1503956671" calcext:value-type="float">
            <text:p>150395667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231" calcext:value-type="float">
            <text:p>231</text:p>
          </table:table-cell>
          <table:table-cell office:value-type="string" calcext:value-type="string">
            <text:p>696 LOREM IPSUM DOLOR</text:p>
          </table:table-cell>
          <table:table-cell office:value-type="float" office:value="1503956672" calcext:value-type="float">
            <text:p>150395667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687" calcext:value-type="float">
            <text:p>687</text:p>
          </table:table-cell>
          <table:table-cell office:value-type="string" calcext:value-type="string">
            <text:p>697 LOREM IPSUM DOLOR</text:p>
          </table:table-cell>
          <table:table-cell office:value-type="float" office:value="1503956673" calcext:value-type="float">
            <text:p>150395667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774" calcext:value-type="float">
            <text:p>774</text:p>
          </table:table-cell>
          <table:table-cell office:value-type="string" calcext:value-type="string">
            <text:p>698 LOREM IPSUM DOLOR</text:p>
          </table:table-cell>
          <table:table-cell office:value-type="float" office:value="1503956674" calcext:value-type="float">
            <text:p>150395667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353" calcext:value-type="float">
            <text:p>353</text:p>
          </table:table-cell>
          <table:table-cell office:value-type="string" calcext:value-type="string">
            <text:p>699 LOREM IPSUM DOLOR</text:p>
          </table:table-cell>
          <table:table-cell office:value-type="float" office:value="1503956675" calcext:value-type="float">
            <text:p>150395667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424" calcext:value-type="float">
            <text:p>424</text:p>
          </table:table-cell>
          <table:table-cell office:value-type="string" calcext:value-type="string">
            <text:p>700 LOREM IPSUM DOLOR</text:p>
          </table:table-cell>
          <table:table-cell office:value-type="float" office:value="1503956676" calcext:value-type="float">
            <text:p>150395667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974" calcext:value-type="float">
            <text:p>974</text:p>
          </table:table-cell>
          <table:table-cell office:value-type="string" calcext:value-type="string">
            <text:p>701 LOREM IPSUM DOLOR</text:p>
          </table:table-cell>
          <table:table-cell office:value-type="float" office:value="1503956677" calcext:value-type="float">
            <text:p>150395667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185" calcext:value-type="float">
            <text:p>185</text:p>
          </table:table-cell>
          <table:table-cell office:value-type="string" calcext:value-type="string">
            <text:p>702 LOREM IPSUM DOLOR</text:p>
          </table:table-cell>
          <table:table-cell office:value-type="float" office:value="1503956678" calcext:value-type="float">
            <text:p>150395667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517" calcext:value-type="float">
            <text:p>517</text:p>
          </table:table-cell>
          <table:table-cell office:value-type="string" calcext:value-type="string">
            <text:p>703 LOREM IPSUM DOLOR</text:p>
          </table:table-cell>
          <table:table-cell office:value-type="float" office:value="1503956679" calcext:value-type="float">
            <text:p>150395667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432" calcext:value-type="float">
            <text:p>432</text:p>
          </table:table-cell>
          <table:table-cell office:value-type="string" calcext:value-type="string">
            <text:p>704 LOREM IPSUM DOLOR</text:p>
          </table:table-cell>
          <table:table-cell office:value-type="float" office:value="1503956680" calcext:value-type="float">
            <text:p>150395668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285" calcext:value-type="float">
            <text:p>285</text:p>
          </table:table-cell>
          <table:table-cell office:value-type="string" calcext:value-type="string">
            <text:p>705 LOREM IPSUM DOLOR</text:p>
          </table:table-cell>
          <table:table-cell office:value-type="float" office:value="1503956681" calcext:value-type="float">
            <text:p>150395668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965" calcext:value-type="float">
            <text:p>965</text:p>
          </table:table-cell>
          <table:table-cell office:value-type="string" calcext:value-type="string">
            <text:p>706 LOREM IPSUM DOLOR</text:p>
          </table:table-cell>
          <table:table-cell office:value-type="float" office:value="1503956682" calcext:value-type="float">
            <text:p>150395668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929" calcext:value-type="float">
            <text:p>929</text:p>
          </table:table-cell>
          <table:table-cell office:value-type="string" calcext:value-type="string">
            <text:p>707 LOREM IPSUM DOLOR</text:p>
          </table:table-cell>
          <table:table-cell office:value-type="float" office:value="1503956683" calcext:value-type="float">
            <text:p>150395668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257" calcext:value-type="float">
            <text:p>257</text:p>
          </table:table-cell>
          <table:table-cell office:value-type="string" calcext:value-type="string">
            <text:p>708 LOREM IPSUM DOLOR</text:p>
          </table:table-cell>
          <table:table-cell office:value-type="float" office:value="1503956684" calcext:value-type="float">
            <text:p>150395668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599" calcext:value-type="float">
            <text:p>599</text:p>
          </table:table-cell>
          <table:table-cell office:value-type="string" calcext:value-type="string">
            <text:p>709 LOREM IPSUM DOLOR</text:p>
          </table:table-cell>
          <table:table-cell office:value-type="float" office:value="1503956685" calcext:value-type="float">
            <text:p>150395668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614" calcext:value-type="float">
            <text:p>614</text:p>
          </table:table-cell>
          <table:table-cell office:value-type="string" calcext:value-type="string">
            <text:p>710 LOREM IPSUM DOLOR</text:p>
          </table:table-cell>
          <table:table-cell office:value-type="float" office:value="1503956686" calcext:value-type="float">
            <text:p>150395668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873" calcext:value-type="float">
            <text:p>873</text:p>
          </table:table-cell>
          <table:table-cell office:value-type="string" calcext:value-type="string">
            <text:p>711 LOREM IPSUM DOLOR</text:p>
          </table:table-cell>
          <table:table-cell office:value-type="float" office:value="1503956687" calcext:value-type="float">
            <text:p>150395668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981" calcext:value-type="float">
            <text:p>981</text:p>
          </table:table-cell>
          <table:table-cell office:value-type="string" calcext:value-type="string">
            <text:p>712 LOREM IPSUM DOLOR</text:p>
          </table:table-cell>
          <table:table-cell office:value-type="float" office:value="1503956688" calcext:value-type="float">
            <text:p>150395668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187" calcext:value-type="float">
            <text:p>187</text:p>
          </table:table-cell>
          <table:table-cell office:value-type="string" calcext:value-type="string">
            <text:p>713 LOREM IPSUM DOLOR</text:p>
          </table:table-cell>
          <table:table-cell office:value-type="float" office:value="1503956689" calcext:value-type="float">
            <text:p>150395668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911" calcext:value-type="float">
            <text:p>911</text:p>
          </table:table-cell>
          <table:table-cell office:value-type="string" calcext:value-type="string">
            <text:p>714 LOREM IPSUM DOLOR</text:p>
          </table:table-cell>
          <table:table-cell office:value-type="float" office:value="1503956690" calcext:value-type="float">
            <text:p>150395669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335" calcext:value-type="float">
            <text:p>335</text:p>
          </table:table-cell>
          <table:table-cell office:value-type="string" calcext:value-type="string">
            <text:p>715 LOREM IPSUM DOLOR</text:p>
          </table:table-cell>
          <table:table-cell office:value-type="float" office:value="1503956691" calcext:value-type="float">
            <text:p>150395669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670" calcext:value-type="float">
            <text:p>670</text:p>
          </table:table-cell>
          <table:table-cell office:value-type="string" calcext:value-type="string">
            <text:p>716 LOREM IPSUM DOLOR</text:p>
          </table:table-cell>
          <table:table-cell office:value-type="float" office:value="1503956692" calcext:value-type="float">
            <text:p>150395669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317" calcext:value-type="float">
            <text:p>317</text:p>
          </table:table-cell>
          <table:table-cell office:value-type="string" calcext:value-type="string">
            <text:p>717 LOREM IPSUM DOLOR</text:p>
          </table:table-cell>
          <table:table-cell office:value-type="float" office:value="1503956693" calcext:value-type="float">
            <text:p>150395669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339" calcext:value-type="float">
            <text:p>339</text:p>
          </table:table-cell>
          <table:table-cell office:value-type="string" calcext:value-type="string">
            <text:p>718 LOREM IPSUM DOLOR</text:p>
          </table:table-cell>
          <table:table-cell office:value-type="float" office:value="1503956694" calcext:value-type="float">
            <text:p>150395669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68" calcext:value-type="float">
            <text:p>68</text:p>
          </table:table-cell>
          <table:table-cell office:value-type="string" calcext:value-type="string">
            <text:p>719 LOREM IPSUM DOLOR</text:p>
          </table:table-cell>
          <table:table-cell office:value-type="float" office:value="1503956695" calcext:value-type="float">
            <text:p>150395669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353" calcext:value-type="float">
            <text:p>353</text:p>
          </table:table-cell>
          <table:table-cell office:value-type="string" calcext:value-type="string">
            <text:p>720 LOREM IPSUM DOLOR</text:p>
          </table:table-cell>
          <table:table-cell office:value-type="float" office:value="1503956696" calcext:value-type="float">
            <text:p>150395669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114" calcext:value-type="float">
            <text:p>114</text:p>
          </table:table-cell>
          <table:table-cell office:value-type="string" calcext:value-type="string">
            <text:p>721 LOREM IPSUM DOLOR</text:p>
          </table:table-cell>
          <table:table-cell office:value-type="float" office:value="1503956697" calcext:value-type="float">
            <text:p>150395669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367" calcext:value-type="float">
            <text:p>367</text:p>
          </table:table-cell>
          <table:table-cell office:value-type="string" calcext:value-type="string">
            <text:p>722 LOREM IPSUM DOLOR</text:p>
          </table:table-cell>
          <table:table-cell office:value-type="float" office:value="1503956698" calcext:value-type="float">
            <text:p>150395669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650" calcext:value-type="float">
            <text:p>650</text:p>
          </table:table-cell>
          <table:table-cell office:value-type="string" calcext:value-type="string">
            <text:p>723 LOREM IPSUM DOLOR</text:p>
          </table:table-cell>
          <table:table-cell office:value-type="float" office:value="1503956699" calcext:value-type="float">
            <text:p>150395669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262" calcext:value-type="float">
            <text:p>262</text:p>
          </table:table-cell>
          <table:table-cell office:value-type="string" calcext:value-type="string">
            <text:p>724 LOREM IPSUM DOLOR</text:p>
          </table:table-cell>
          <table:table-cell office:value-type="float" office:value="1503956700" calcext:value-type="float">
            <text:p>150395670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733" calcext:value-type="float">
            <text:p>733</text:p>
          </table:table-cell>
          <table:table-cell office:value-type="string" calcext:value-type="string">
            <text:p>725 LOREM IPSUM DOLOR</text:p>
          </table:table-cell>
          <table:table-cell office:value-type="float" office:value="1503956701" calcext:value-type="float">
            <text:p>150395670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27" calcext:value-type="float">
            <text:p>27</text:p>
          </table:table-cell>
          <table:table-cell office:value-type="string" calcext:value-type="string">
            <text:p>726 LOREM IPSUM DOLOR</text:p>
          </table:table-cell>
          <table:table-cell office:value-type="float" office:value="1503956702" calcext:value-type="float">
            <text:p>150395670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967" calcext:value-type="float">
            <text:p>967</text:p>
          </table:table-cell>
          <table:table-cell office:value-type="string" calcext:value-type="string">
            <text:p>727 LOREM IPSUM DOLOR</text:p>
          </table:table-cell>
          <table:table-cell office:value-type="float" office:value="1503956703" calcext:value-type="float">
            <text:p>150395670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97" calcext:value-type="float">
            <text:p>97</text:p>
          </table:table-cell>
          <table:table-cell office:value-type="string" calcext:value-type="string">
            <text:p>728 LOREM IPSUM DOLOR</text:p>
          </table:table-cell>
          <table:table-cell office:value-type="float" office:value="1503956704" calcext:value-type="float">
            <text:p>150395670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763" calcext:value-type="float">
            <text:p>763</text:p>
          </table:table-cell>
          <table:table-cell office:value-type="string" calcext:value-type="string">
            <text:p>729 LOREM IPSUM DOLOR</text:p>
          </table:table-cell>
          <table:table-cell office:value-type="float" office:value="1503956705" calcext:value-type="float">
            <text:p>150395670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637" calcext:value-type="float">
            <text:p>637</text:p>
          </table:table-cell>
          <table:table-cell office:value-type="string" calcext:value-type="string">
            <text:p>730 LOREM IPSUM DOLOR</text:p>
          </table:table-cell>
          <table:table-cell office:value-type="float" office:value="1503956706" calcext:value-type="float">
            <text:p>150395670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115" calcext:value-type="float">
            <text:p>115</text:p>
          </table:table-cell>
          <table:table-cell office:value-type="string" calcext:value-type="string">
            <text:p>731 LOREM IPSUM DOLOR</text:p>
          </table:table-cell>
          <table:table-cell office:value-type="float" office:value="1503956707" calcext:value-type="float">
            <text:p>150395670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265" calcext:value-type="float">
            <text:p>265</text:p>
          </table:table-cell>
          <table:table-cell office:value-type="string" calcext:value-type="string">
            <text:p>732 LOREM IPSUM DOLOR</text:p>
          </table:table-cell>
          <table:table-cell office:value-type="float" office:value="1503956708" calcext:value-type="float">
            <text:p>150395670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114" calcext:value-type="float">
            <text:p>114</text:p>
          </table:table-cell>
          <table:table-cell office:value-type="string" calcext:value-type="string">
            <text:p>733 LOREM IPSUM DOLOR</text:p>
          </table:table-cell>
          <table:table-cell office:value-type="float" office:value="1503956709" calcext:value-type="float">
            <text:p>150395670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613" calcext:value-type="float">
            <text:p>613</text:p>
          </table:table-cell>
          <table:table-cell office:value-type="string" calcext:value-type="string">
            <text:p>734 LOREM IPSUM DOLOR</text:p>
          </table:table-cell>
          <table:table-cell office:value-type="float" office:value="1503956710" calcext:value-type="float">
            <text:p>15039567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312" calcext:value-type="float">
            <text:p>312</text:p>
          </table:table-cell>
          <table:table-cell office:value-type="string" calcext:value-type="string">
            <text:p>735 LOREM IPSUM DOLOR</text:p>
          </table:table-cell>
          <table:table-cell office:value-type="float" office:value="1503956711" calcext:value-type="float">
            <text:p>150395671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96" calcext:value-type="float">
            <text:p>96</text:p>
          </table:table-cell>
          <table:table-cell office:value-type="string" calcext:value-type="string">
            <text:p>736 LOREM IPSUM DOLOR</text:p>
          </table:table-cell>
          <table:table-cell office:value-type="float" office:value="1503956712" calcext:value-type="float">
            <text:p>150395671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996" calcext:value-type="float">
            <text:p>996</text:p>
          </table:table-cell>
          <table:table-cell office:value-type="string" calcext:value-type="string">
            <text:p>737 LOREM IPSUM DOLOR</text:p>
          </table:table-cell>
          <table:table-cell office:value-type="float" office:value="1503956713" calcext:value-type="float">
            <text:p>150395671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821" calcext:value-type="float">
            <text:p>821</text:p>
          </table:table-cell>
          <table:table-cell office:value-type="string" calcext:value-type="string">
            <text:p>738 LOREM IPSUM DOLOR</text:p>
          </table:table-cell>
          <table:table-cell office:value-type="float" office:value="1503956714" calcext:value-type="float">
            <text:p>150395671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197" calcext:value-type="float">
            <text:p>197</text:p>
          </table:table-cell>
          <table:table-cell office:value-type="string" calcext:value-type="string">
            <text:p>739 LOREM IPSUM DOLOR</text:p>
          </table:table-cell>
          <table:table-cell office:value-type="float" office:value="1503956715" calcext:value-type="float">
            <text:p>150395671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783" calcext:value-type="float">
            <text:p>783</text:p>
          </table:table-cell>
          <table:table-cell office:value-type="string" calcext:value-type="string">
            <text:p>740 LOREM IPSUM DOLOR</text:p>
          </table:table-cell>
          <table:table-cell office:value-type="float" office:value="1503956716" calcext:value-type="float">
            <text:p>15039567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656" calcext:value-type="float">
            <text:p>656</text:p>
          </table:table-cell>
          <table:table-cell office:value-type="string" calcext:value-type="string">
            <text:p>741 LOREM IPSUM DOLOR</text:p>
          </table:table-cell>
          <table:table-cell office:value-type="float" office:value="1503956717" calcext:value-type="float">
            <text:p>15039567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809" calcext:value-type="float">
            <text:p>809</text:p>
          </table:table-cell>
          <table:table-cell office:value-type="string" calcext:value-type="string">
            <text:p>742 LOREM IPSUM DOLOR</text:p>
          </table:table-cell>
          <table:table-cell office:value-type="float" office:value="1503956718" calcext:value-type="float">
            <text:p>15039567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819" calcext:value-type="float">
            <text:p>819</text:p>
          </table:table-cell>
          <table:table-cell office:value-type="string" calcext:value-type="string">
            <text:p>743 LOREM IPSUM DOLOR</text:p>
          </table:table-cell>
          <table:table-cell office:value-type="float" office:value="1503956719" calcext:value-type="float">
            <text:p>150395671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97" calcext:value-type="float">
            <text:p>97</text:p>
          </table:table-cell>
          <table:table-cell office:value-type="string" calcext:value-type="string">
            <text:p>744 LOREM IPSUM DOLOR</text:p>
          </table:table-cell>
          <table:table-cell office:value-type="float" office:value="1503956720" calcext:value-type="float">
            <text:p>150395672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518" calcext:value-type="float">
            <text:p>518</text:p>
          </table:table-cell>
          <table:table-cell office:value-type="string" calcext:value-type="string">
            <text:p>745 LOREM IPSUM DOLOR</text:p>
          </table:table-cell>
          <table:table-cell office:value-type="float" office:value="1503956721" calcext:value-type="float">
            <text:p>150395672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353" calcext:value-type="float">
            <text:p>353</text:p>
          </table:table-cell>
          <table:table-cell office:value-type="string" calcext:value-type="string">
            <text:p>746 LOREM IPSUM DOLOR</text:p>
          </table:table-cell>
          <table:table-cell office:value-type="float" office:value="1503956722" calcext:value-type="float">
            <text:p>150395672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69" calcext:value-type="float">
            <text:p>69</text:p>
          </table:table-cell>
          <table:table-cell office:value-type="string" calcext:value-type="string">
            <text:p>747 LOREM IPSUM DOLOR</text:p>
          </table:table-cell>
          <table:table-cell office:value-type="float" office:value="1503956723" calcext:value-type="float">
            <text:p>150395672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858" calcext:value-type="float">
            <text:p>858</text:p>
          </table:table-cell>
          <table:table-cell office:value-type="string" calcext:value-type="string">
            <text:p>748 LOREM IPSUM DOLOR</text:p>
          </table:table-cell>
          <table:table-cell office:value-type="float" office:value="1503956724" calcext:value-type="float">
            <text:p>150395672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678" calcext:value-type="float">
            <text:p>678</text:p>
          </table:table-cell>
          <table:table-cell office:value-type="string" calcext:value-type="string">
            <text:p>749 LOREM IPSUM DOLOR</text:p>
          </table:table-cell>
          <table:table-cell office:value-type="float" office:value="1503956725" calcext:value-type="float">
            <text:p>150395672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788" calcext:value-type="float">
            <text:p>788</text:p>
          </table:table-cell>
          <table:table-cell office:value-type="string" calcext:value-type="string">
            <text:p>750 LOREM IPSUM DOLOR</text:p>
          </table:table-cell>
          <table:table-cell office:value-type="float" office:value="1503956726" calcext:value-type="float">
            <text:p>150395672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766" calcext:value-type="float">
            <text:p>766</text:p>
          </table:table-cell>
          <table:table-cell office:value-type="string" calcext:value-type="string">
            <text:p>751 LOREM IPSUM DOLOR</text:p>
          </table:table-cell>
          <table:table-cell office:value-type="float" office:value="1503956727" calcext:value-type="float">
            <text:p>150395672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937" calcext:value-type="float">
            <text:p>937</text:p>
          </table:table-cell>
          <table:table-cell office:value-type="string" calcext:value-type="string">
            <text:p>752 LOREM IPSUM DOLOR</text:p>
          </table:table-cell>
          <table:table-cell office:value-type="float" office:value="1503956728" calcext:value-type="float">
            <text:p>150395672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364" calcext:value-type="float">
            <text:p>364</text:p>
          </table:table-cell>
          <table:table-cell office:value-type="string" calcext:value-type="string">
            <text:p>753 LOREM IPSUM DOLOR</text:p>
          </table:table-cell>
          <table:table-cell office:value-type="float" office:value="1503956729" calcext:value-type="float">
            <text:p>150395672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845" calcext:value-type="float">
            <text:p>845</text:p>
          </table:table-cell>
          <table:table-cell office:value-type="string" calcext:value-type="string">
            <text:p>754 LOREM IPSUM DOLOR</text:p>
          </table:table-cell>
          <table:table-cell office:value-type="float" office:value="1503956730" calcext:value-type="float">
            <text:p>150395673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56" calcext:value-type="float">
            <text:p>56</text:p>
          </table:table-cell>
          <table:table-cell office:value-type="string" calcext:value-type="string">
            <text:p>755 LOREM IPSUM DOLOR</text:p>
          </table:table-cell>
          <table:table-cell office:value-type="float" office:value="1503956731" calcext:value-type="float">
            <text:p>150395673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363" calcext:value-type="float">
            <text:p>363</text:p>
          </table:table-cell>
          <table:table-cell office:value-type="string" calcext:value-type="string">
            <text:p>756 LOREM IPSUM DOLOR</text:p>
          </table:table-cell>
          <table:table-cell office:value-type="float" office:value="1503956732" calcext:value-type="float">
            <text:p>150395673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793" calcext:value-type="float">
            <text:p>793</text:p>
          </table:table-cell>
          <table:table-cell office:value-type="string" calcext:value-type="string">
            <text:p>757 LOREM IPSUM DOLOR</text:p>
          </table:table-cell>
          <table:table-cell office:value-type="float" office:value="1503956733" calcext:value-type="float">
            <text:p>150395673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845" calcext:value-type="float">
            <text:p>845</text:p>
          </table:table-cell>
          <table:table-cell office:value-type="string" calcext:value-type="string">
            <text:p>758 LOREM IPSUM DOLOR</text:p>
          </table:table-cell>
          <table:table-cell office:value-type="float" office:value="1503956734" calcext:value-type="float">
            <text:p>150395673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15" calcext:value-type="float">
            <text:p>15</text:p>
          </table:table-cell>
          <table:table-cell office:value-type="string" calcext:value-type="string">
            <text:p>759 LOREM IPSUM DOLOR</text:p>
          </table:table-cell>
          <table:table-cell office:value-type="float" office:value="1503956735" calcext:value-type="float">
            <text:p>150395673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554" calcext:value-type="float">
            <text:p>554</text:p>
          </table:table-cell>
          <table:table-cell office:value-type="string" calcext:value-type="string">
            <text:p>760 LOREM IPSUM DOLOR</text:p>
          </table:table-cell>
          <table:table-cell office:value-type="float" office:value="1503956736" calcext:value-type="float">
            <text:p>150395673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737" calcext:value-type="float">
            <text:p>737</text:p>
          </table:table-cell>
          <table:table-cell office:value-type="string" calcext:value-type="string">
            <text:p>761 LOREM IPSUM DOLOR</text:p>
          </table:table-cell>
          <table:table-cell office:value-type="float" office:value="1503956737" calcext:value-type="float">
            <text:p>150395673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903" calcext:value-type="float">
            <text:p>903</text:p>
          </table:table-cell>
          <table:table-cell office:value-type="string" calcext:value-type="string">
            <text:p>762 LOREM IPSUM DOLOR</text:p>
          </table:table-cell>
          <table:table-cell office:value-type="float" office:value="1503956738" calcext:value-type="float">
            <text:p>150395673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307" calcext:value-type="float">
            <text:p>307</text:p>
          </table:table-cell>
          <table:table-cell office:value-type="string" calcext:value-type="string">
            <text:p>763 LOREM IPSUM DOLOR</text:p>
          </table:table-cell>
          <table:table-cell office:value-type="float" office:value="1503956739" calcext:value-type="float">
            <text:p>150395673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583" calcext:value-type="float">
            <text:p>583</text:p>
          </table:table-cell>
          <table:table-cell office:value-type="string" calcext:value-type="string">
            <text:p>764 LOREM IPSUM DOLOR</text:p>
          </table:table-cell>
          <table:table-cell office:value-type="float" office:value="1503956740" calcext:value-type="float">
            <text:p>150395674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124" calcext:value-type="float">
            <text:p>124</text:p>
          </table:table-cell>
          <table:table-cell office:value-type="string" calcext:value-type="string">
            <text:p>765 LOREM IPSUM DOLOR</text:p>
          </table:table-cell>
          <table:table-cell office:value-type="float" office:value="1503956741" calcext:value-type="float">
            <text:p>150395674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11" calcext:value-type="float">
            <text:p>11</text:p>
          </table:table-cell>
          <table:table-cell office:value-type="string" calcext:value-type="string">
            <text:p>766 LOREM IPSUM DOLOR</text:p>
          </table:table-cell>
          <table:table-cell office:value-type="float" office:value="1503956742" calcext:value-type="float">
            <text:p>150395674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271" calcext:value-type="float">
            <text:p>271</text:p>
          </table:table-cell>
          <table:table-cell office:value-type="string" calcext:value-type="string">
            <text:p>767 LOREM IPSUM DOLOR</text:p>
          </table:table-cell>
          <table:table-cell office:value-type="float" office:value="1503956743" calcext:value-type="float">
            <text:p>150395674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796" calcext:value-type="float">
            <text:p>796</text:p>
          </table:table-cell>
          <table:table-cell office:value-type="string" calcext:value-type="string">
            <text:p>768 LOREM IPSUM DOLOR</text:p>
          </table:table-cell>
          <table:table-cell office:value-type="float" office:value="1503956744" calcext:value-type="float">
            <text:p>150395674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44" calcext:value-type="float">
            <text:p>44</text:p>
          </table:table-cell>
          <table:table-cell office:value-type="string" calcext:value-type="string">
            <text:p>769 LOREM IPSUM DOLOR</text:p>
          </table:table-cell>
          <table:table-cell office:value-type="float" office:value="1503956745" calcext:value-type="float">
            <text:p>150395674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799" calcext:value-type="float">
            <text:p>799</text:p>
          </table:table-cell>
          <table:table-cell office:value-type="string" calcext:value-type="string">
            <text:p>770 LOREM IPSUM DOLOR</text:p>
          </table:table-cell>
          <table:table-cell office:value-type="float" office:value="1503956746" calcext:value-type="float">
            <text:p>150395674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35" calcext:value-type="float">
            <text:p>35</text:p>
          </table:table-cell>
          <table:table-cell office:value-type="string" calcext:value-type="string">
            <text:p>771 LOREM IPSUM DOLOR</text:p>
          </table:table-cell>
          <table:table-cell office:value-type="float" office:value="1503956747" calcext:value-type="float">
            <text:p>150395674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780" calcext:value-type="float">
            <text:p>780</text:p>
          </table:table-cell>
          <table:table-cell office:value-type="string" calcext:value-type="string">
            <text:p>772 LOREM IPSUM DOLOR</text:p>
          </table:table-cell>
          <table:table-cell office:value-type="float" office:value="1503956748" calcext:value-type="float">
            <text:p>150395674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412" calcext:value-type="float">
            <text:p>412</text:p>
          </table:table-cell>
          <table:table-cell office:value-type="string" calcext:value-type="string">
            <text:p>773 LOREM IPSUM DOLOR</text:p>
          </table:table-cell>
          <table:table-cell office:value-type="float" office:value="1503956749" calcext:value-type="float">
            <text:p>150395674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256" calcext:value-type="float">
            <text:p>256</text:p>
          </table:table-cell>
          <table:table-cell office:value-type="string" calcext:value-type="string">
            <text:p>774 LOREM IPSUM DOLOR</text:p>
          </table:table-cell>
          <table:table-cell office:value-type="float" office:value="1503956750" calcext:value-type="float">
            <text:p>150395675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754" calcext:value-type="float">
            <text:p>754</text:p>
          </table:table-cell>
          <table:table-cell office:value-type="string" calcext:value-type="string">
            <text:p>775 LOREM IPSUM DOLOR</text:p>
          </table:table-cell>
          <table:table-cell office:value-type="float" office:value="1503956751" calcext:value-type="float">
            <text:p>150395675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750" calcext:value-type="float">
            <text:p>750</text:p>
          </table:table-cell>
          <table:table-cell office:value-type="string" calcext:value-type="string">
            <text:p>776 LOREM IPSUM DOLOR</text:p>
          </table:table-cell>
          <table:table-cell office:value-type="float" office:value="1503956752" calcext:value-type="float">
            <text:p>150395675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192" calcext:value-type="float">
            <text:p>192</text:p>
          </table:table-cell>
          <table:table-cell office:value-type="string" calcext:value-type="string">
            <text:p>777 LOREM IPSUM DOLOR</text:p>
          </table:table-cell>
          <table:table-cell office:value-type="float" office:value="1503956753" calcext:value-type="float">
            <text:p>150395675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478" calcext:value-type="float">
            <text:p>478</text:p>
          </table:table-cell>
          <table:table-cell office:value-type="string" calcext:value-type="string">
            <text:p>778 LOREM IPSUM DOLOR</text:p>
          </table:table-cell>
          <table:table-cell office:value-type="float" office:value="1503956754" calcext:value-type="float">
            <text:p>150395675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455" calcext:value-type="float">
            <text:p>455</text:p>
          </table:table-cell>
          <table:table-cell office:value-type="string" calcext:value-type="string">
            <text:p>779 LOREM IPSUM DOLOR</text:p>
          </table:table-cell>
          <table:table-cell office:value-type="float" office:value="1503956755" calcext:value-type="float">
            <text:p>150395675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485" calcext:value-type="float">
            <text:p>485</text:p>
          </table:table-cell>
          <table:table-cell office:value-type="string" calcext:value-type="string">
            <text:p>780 LOREM IPSUM DOLOR</text:p>
          </table:table-cell>
          <table:table-cell office:value-type="float" office:value="1503956756" calcext:value-type="float">
            <text:p>150395675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828" calcext:value-type="float">
            <text:p>828</text:p>
          </table:table-cell>
          <table:table-cell office:value-type="string" calcext:value-type="string">
            <text:p>781 LOREM IPSUM DOLOR</text:p>
          </table:table-cell>
          <table:table-cell office:value-type="float" office:value="1503956757" calcext:value-type="float">
            <text:p>150395675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851" calcext:value-type="float">
            <text:p>851</text:p>
          </table:table-cell>
          <table:table-cell office:value-type="string" calcext:value-type="string">
            <text:p>782 LOREM IPSUM DOLOR</text:p>
          </table:table-cell>
          <table:table-cell office:value-type="float" office:value="1503956758" calcext:value-type="float">
            <text:p>150395675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537" calcext:value-type="float">
            <text:p>537</text:p>
          </table:table-cell>
          <table:table-cell office:value-type="string" calcext:value-type="string">
            <text:p>783 LOREM IPSUM DOLOR</text:p>
          </table:table-cell>
          <table:table-cell office:value-type="float" office:value="1503956759" calcext:value-type="float">
            <text:p>150395675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200" calcext:value-type="float">
            <text:p>200</text:p>
          </table:table-cell>
          <table:table-cell office:value-type="string" calcext:value-type="string">
            <text:p>784 LOREM IPSUM DOLOR</text:p>
          </table:table-cell>
          <table:table-cell office:value-type="float" office:value="1503956760" calcext:value-type="float">
            <text:p>150395676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428" calcext:value-type="float">
            <text:p>428</text:p>
          </table:table-cell>
          <table:table-cell office:value-type="string" calcext:value-type="string">
            <text:p>785 LOREM IPSUM DOLOR</text:p>
          </table:table-cell>
          <table:table-cell office:value-type="float" office:value="1503956761" calcext:value-type="float">
            <text:p>150395676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968" calcext:value-type="float">
            <text:p>968</text:p>
          </table:table-cell>
          <table:table-cell office:value-type="string" calcext:value-type="string">
            <text:p>786 LOREM IPSUM DOLOR</text:p>
          </table:table-cell>
          <table:table-cell office:value-type="float" office:value="1503956762" calcext:value-type="float">
            <text:p>150395676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148" calcext:value-type="float">
            <text:p>148</text:p>
          </table:table-cell>
          <table:table-cell office:value-type="string" calcext:value-type="string">
            <text:p>787 LOREM IPSUM DOLOR</text:p>
          </table:table-cell>
          <table:table-cell office:value-type="float" office:value="1503956763" calcext:value-type="float">
            <text:p>150395676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339" calcext:value-type="float">
            <text:p>339</text:p>
          </table:table-cell>
          <table:table-cell office:value-type="string" calcext:value-type="string">
            <text:p>788 LOREM IPSUM DOLOR</text:p>
          </table:table-cell>
          <table:table-cell office:value-type="float" office:value="1503956764" calcext:value-type="float">
            <text:p>150395676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664" calcext:value-type="float">
            <text:p>664</text:p>
          </table:table-cell>
          <table:table-cell office:value-type="string" calcext:value-type="string">
            <text:p>789 LOREM IPSUM DOLOR</text:p>
          </table:table-cell>
          <table:table-cell office:value-type="float" office:value="1503956765" calcext:value-type="float">
            <text:p>150395676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562" calcext:value-type="float">
            <text:p>562</text:p>
          </table:table-cell>
          <table:table-cell office:value-type="string" calcext:value-type="string">
            <text:p>790 LOREM IPSUM DOLOR</text:p>
          </table:table-cell>
          <table:table-cell office:value-type="float" office:value="1503956766" calcext:value-type="float">
            <text:p>150395676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162" calcext:value-type="float">
            <text:p>162</text:p>
          </table:table-cell>
          <table:table-cell office:value-type="string" calcext:value-type="string">
            <text:p>791 LOREM IPSUM DOLOR</text:p>
          </table:table-cell>
          <table:table-cell office:value-type="float" office:value="1503956767" calcext:value-type="float">
            <text:p>150395676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504" calcext:value-type="float">
            <text:p>504</text:p>
          </table:table-cell>
          <table:table-cell office:value-type="string" calcext:value-type="string">
            <text:p>792 LOREM IPSUM DOLOR</text:p>
          </table:table-cell>
          <table:table-cell office:value-type="float" office:value="1503956768" calcext:value-type="float">
            <text:p>150395676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369" calcext:value-type="float">
            <text:p>369</text:p>
          </table:table-cell>
          <table:table-cell office:value-type="string" calcext:value-type="string">
            <text:p>793 LOREM IPSUM DOLOR</text:p>
          </table:table-cell>
          <table:table-cell office:value-type="float" office:value="1503956769" calcext:value-type="float">
            <text:p>150395676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921" calcext:value-type="float">
            <text:p>921</text:p>
          </table:table-cell>
          <table:table-cell office:value-type="string" calcext:value-type="string">
            <text:p>794 LOREM IPSUM DOLOR</text:p>
          </table:table-cell>
          <table:table-cell office:value-type="float" office:value="1503956770" calcext:value-type="float">
            <text:p>150395677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69" calcext:value-type="float">
            <text:p>69</text:p>
          </table:table-cell>
          <table:table-cell office:value-type="string" calcext:value-type="string">
            <text:p>795 LOREM IPSUM DOLOR</text:p>
          </table:table-cell>
          <table:table-cell office:value-type="float" office:value="1503956771" calcext:value-type="float">
            <text:p>150395677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503" calcext:value-type="float">
            <text:p>503</text:p>
          </table:table-cell>
          <table:table-cell office:value-type="string" calcext:value-type="string">
            <text:p>796 LOREM IPSUM DOLOR</text:p>
          </table:table-cell>
          <table:table-cell office:value-type="float" office:value="1503956772" calcext:value-type="float">
            <text:p>150395677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674" calcext:value-type="float">
            <text:p>674</text:p>
          </table:table-cell>
          <table:table-cell office:value-type="string" calcext:value-type="string">
            <text:p>797 LOREM IPSUM DOLOR</text:p>
          </table:table-cell>
          <table:table-cell office:value-type="float" office:value="1503956773" calcext:value-type="float">
            <text:p>150395677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555" calcext:value-type="float">
            <text:p>555</text:p>
          </table:table-cell>
          <table:table-cell office:value-type="string" calcext:value-type="string">
            <text:p>798 LOREM IPSUM DOLOR</text:p>
          </table:table-cell>
          <table:table-cell office:value-type="float" office:value="1503956774" calcext:value-type="float">
            <text:p>150395677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279" calcext:value-type="float">
            <text:p>279</text:p>
          </table:table-cell>
          <table:table-cell office:value-type="string" calcext:value-type="string">
            <text:p>799 LOREM IPSUM DOLOR</text:p>
          </table:table-cell>
          <table:table-cell office:value-type="float" office:value="1503956775" calcext:value-type="float">
            <text:p>15039567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887" calcext:value-type="float">
            <text:p>887</text:p>
          </table:table-cell>
          <table:table-cell office:value-type="string" calcext:value-type="string">
            <text:p>800 LOREM IPSUM DOLOR</text:p>
          </table:table-cell>
          <table:table-cell office:value-type="float" office:value="1503956776" calcext:value-type="float">
            <text:p>150395677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158" calcext:value-type="float">
            <text:p>158</text:p>
          </table:table-cell>
          <table:table-cell office:value-type="string" calcext:value-type="string">
            <text:p>801 LOREM IPSUM DOLOR</text:p>
          </table:table-cell>
          <table:table-cell office:value-type="float" office:value="1503956777" calcext:value-type="float">
            <text:p>150395677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173" calcext:value-type="float">
            <text:p>173</text:p>
          </table:table-cell>
          <table:table-cell office:value-type="string" calcext:value-type="string">
            <text:p>802 LOREM IPSUM DOLOR</text:p>
          </table:table-cell>
          <table:table-cell office:value-type="float" office:value="1503956778" calcext:value-type="float">
            <text:p>150395677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491" calcext:value-type="float">
            <text:p>491</text:p>
          </table:table-cell>
          <table:table-cell office:value-type="string" calcext:value-type="string">
            <text:p>803 LOREM IPSUM DOLOR</text:p>
          </table:table-cell>
          <table:table-cell office:value-type="float" office:value="1503956779" calcext:value-type="float">
            <text:p>150395677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220" calcext:value-type="float">
            <text:p>220</text:p>
          </table:table-cell>
          <table:table-cell office:value-type="string" calcext:value-type="string">
            <text:p>804 LOREM IPSUM DOLOR</text:p>
          </table:table-cell>
          <table:table-cell office:value-type="float" office:value="1503956780" calcext:value-type="float">
            <text:p>150395678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655" calcext:value-type="float">
            <text:p>655</text:p>
          </table:table-cell>
          <table:table-cell office:value-type="string" calcext:value-type="string">
            <text:p>805 LOREM IPSUM DOLOR</text:p>
          </table:table-cell>
          <table:table-cell office:value-type="float" office:value="1503956781" calcext:value-type="float">
            <text:p>150395678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354" calcext:value-type="float">
            <text:p>354</text:p>
          </table:table-cell>
          <table:table-cell office:value-type="string" calcext:value-type="string">
            <text:p>806 LOREM IPSUM DOLOR</text:p>
          </table:table-cell>
          <table:table-cell office:value-type="float" office:value="1503956782" calcext:value-type="float">
            <text:p>150395678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415" calcext:value-type="float">
            <text:p>415</text:p>
          </table:table-cell>
          <table:table-cell office:value-type="string" calcext:value-type="string">
            <text:p>807 LOREM IPSUM DOLOR</text:p>
          </table:table-cell>
          <table:table-cell office:value-type="float" office:value="1503956783" calcext:value-type="float">
            <text:p>150395678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834" calcext:value-type="float">
            <text:p>834</text:p>
          </table:table-cell>
          <table:table-cell office:value-type="string" calcext:value-type="string">
            <text:p>808 LOREM IPSUM DOLOR</text:p>
          </table:table-cell>
          <table:table-cell office:value-type="float" office:value="1503956784" calcext:value-type="float">
            <text:p>150395678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576" calcext:value-type="float">
            <text:p>576</text:p>
          </table:table-cell>
          <table:table-cell office:value-type="string" calcext:value-type="string">
            <text:p>809 LOREM IPSUM DOLOR</text:p>
          </table:table-cell>
          <table:table-cell office:value-type="float" office:value="1503956785" calcext:value-type="float">
            <text:p>150395678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93" calcext:value-type="float">
            <text:p>93</text:p>
          </table:table-cell>
          <table:table-cell office:value-type="string" calcext:value-type="string">
            <text:p>810 LOREM IPSUM DOLOR</text:p>
          </table:table-cell>
          <table:table-cell office:value-type="float" office:value="1503956786" calcext:value-type="float">
            <text:p>150395678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705" calcext:value-type="float">
            <text:p>705</text:p>
          </table:table-cell>
          <table:table-cell office:value-type="string" calcext:value-type="string">
            <text:p>811 LOREM IPSUM DOLOR</text:p>
          </table:table-cell>
          <table:table-cell office:value-type="float" office:value="1503956787" calcext:value-type="float">
            <text:p>150395678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309" calcext:value-type="float">
            <text:p>309</text:p>
          </table:table-cell>
          <table:table-cell office:value-type="string" calcext:value-type="string">
            <text:p>812 LOREM IPSUM DOLOR</text:p>
          </table:table-cell>
          <table:table-cell office:value-type="float" office:value="1503956788" calcext:value-type="float">
            <text:p>150395678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841" calcext:value-type="float">
            <text:p>841</text:p>
          </table:table-cell>
          <table:table-cell office:value-type="string" calcext:value-type="string">
            <text:p>813 LOREM IPSUM DOLOR</text:p>
          </table:table-cell>
          <table:table-cell office:value-type="float" office:value="1503956789" calcext:value-type="float">
            <text:p>150395678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908" calcext:value-type="float">
            <text:p>908</text:p>
          </table:table-cell>
          <table:table-cell office:value-type="string" calcext:value-type="string">
            <text:p>814 LOREM IPSUM DOLOR</text:p>
          </table:table-cell>
          <table:table-cell office:value-type="float" office:value="1503956790" calcext:value-type="float">
            <text:p>150395679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280" calcext:value-type="float">
            <text:p>280</text:p>
          </table:table-cell>
          <table:table-cell office:value-type="string" calcext:value-type="string">
            <text:p>815 LOREM IPSUM DOLOR</text:p>
          </table:table-cell>
          <table:table-cell office:value-type="float" office:value="1503956791" calcext:value-type="float">
            <text:p>150395679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653" calcext:value-type="float">
            <text:p>653</text:p>
          </table:table-cell>
          <table:table-cell office:value-type="string" calcext:value-type="string">
            <text:p>816 LOREM IPSUM DOLOR</text:p>
          </table:table-cell>
          <table:table-cell office:value-type="float" office:value="1503956792" calcext:value-type="float">
            <text:p>150395679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380" calcext:value-type="float">
            <text:p>380</text:p>
          </table:table-cell>
          <table:table-cell office:value-type="string" calcext:value-type="string">
            <text:p>817 LOREM IPSUM DOLOR</text:p>
          </table:table-cell>
          <table:table-cell office:value-type="float" office:value="1503956793" calcext:value-type="float">
            <text:p>150395679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531" calcext:value-type="float">
            <text:p>531</text:p>
          </table:table-cell>
          <table:table-cell office:value-type="string" calcext:value-type="string">
            <text:p>818 LOREM IPSUM DOLOR</text:p>
          </table:table-cell>
          <table:table-cell office:value-type="float" office:value="1503956794" calcext:value-type="float">
            <text:p>150395679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674" calcext:value-type="float">
            <text:p>674</text:p>
          </table:table-cell>
          <table:table-cell office:value-type="string" calcext:value-type="string">
            <text:p>819 LOREM IPSUM DOLOR</text:p>
          </table:table-cell>
          <table:table-cell office:value-type="float" office:value="1503956795" calcext:value-type="float">
            <text:p>150395679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208" calcext:value-type="float">
            <text:p>208</text:p>
          </table:table-cell>
          <table:table-cell office:value-type="string" calcext:value-type="string">
            <text:p>820 LOREM IPSUM DOLOR</text:p>
          </table:table-cell>
          <table:table-cell office:value-type="float" office:value="1503956796" calcext:value-type="float">
            <text:p>150395679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336" calcext:value-type="float">
            <text:p>336</text:p>
          </table:table-cell>
          <table:table-cell office:value-type="string" calcext:value-type="string">
            <text:p>821 LOREM IPSUM DOLOR</text:p>
          </table:table-cell>
          <table:table-cell office:value-type="float" office:value="1503956797" calcext:value-type="float">
            <text:p>150395679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337" calcext:value-type="float">
            <text:p>337</text:p>
          </table:table-cell>
          <table:table-cell office:value-type="string" calcext:value-type="string">
            <text:p>822 LOREM IPSUM DOLOR</text:p>
          </table:table-cell>
          <table:table-cell office:value-type="float" office:value="1503956798" calcext:value-type="float">
            <text:p>150395679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334" calcext:value-type="float">
            <text:p>334</text:p>
          </table:table-cell>
          <table:table-cell office:value-type="string" calcext:value-type="string">
            <text:p>823 LOREM IPSUM DOLOR</text:p>
          </table:table-cell>
          <table:table-cell office:value-type="float" office:value="1503956799" calcext:value-type="float">
            <text:p>150395679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390" calcext:value-type="float">
            <text:p>390</text:p>
          </table:table-cell>
          <table:table-cell office:value-type="string" calcext:value-type="string">
            <text:p>824 LOREM IPSUM DOLOR</text:p>
          </table:table-cell>
          <table:table-cell office:value-type="float" office:value="1503956800" calcext:value-type="float">
            <text:p>150395680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22" calcext:value-type="float">
            <text:p>22</text:p>
          </table:table-cell>
          <table:table-cell office:value-type="string" calcext:value-type="string">
            <text:p>825 LOREM IPSUM DOLOR</text:p>
          </table:table-cell>
          <table:table-cell office:value-type="float" office:value="1503956801" calcext:value-type="float">
            <text:p>150395680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946" calcext:value-type="float">
            <text:p>946</text:p>
          </table:table-cell>
          <table:table-cell office:value-type="string" calcext:value-type="string">
            <text:p>826 LOREM IPSUM DOLOR</text:p>
          </table:table-cell>
          <table:table-cell office:value-type="float" office:value="1503956802" calcext:value-type="float">
            <text:p>150395680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75" calcext:value-type="float">
            <text:p>75</text:p>
          </table:table-cell>
          <table:table-cell office:value-type="string" calcext:value-type="string">
            <text:p>827 LOREM IPSUM DOLOR</text:p>
          </table:table-cell>
          <table:table-cell office:value-type="float" office:value="1503956803" calcext:value-type="float">
            <text:p>150395680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742" calcext:value-type="float">
            <text:p>742</text:p>
          </table:table-cell>
          <table:table-cell office:value-type="string" calcext:value-type="string">
            <text:p>828 LOREM IPSUM DOLOR</text:p>
          </table:table-cell>
          <table:table-cell office:value-type="float" office:value="1503956804" calcext:value-type="float">
            <text:p>150395680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211" calcext:value-type="float">
            <text:p>211</text:p>
          </table:table-cell>
          <table:table-cell office:value-type="string" calcext:value-type="string">
            <text:p>829 LOREM IPSUM DOLOR</text:p>
          </table:table-cell>
          <table:table-cell office:value-type="float" office:value="1503956805" calcext:value-type="float">
            <text:p>150395680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258" calcext:value-type="float">
            <text:p>258</text:p>
          </table:table-cell>
          <table:table-cell office:value-type="string" calcext:value-type="string">
            <text:p>830 LOREM IPSUM DOLOR</text:p>
          </table:table-cell>
          <table:table-cell office:value-type="float" office:value="1503956806" calcext:value-type="float">
            <text:p>150395680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753" calcext:value-type="float">
            <text:p>753</text:p>
          </table:table-cell>
          <table:table-cell office:value-type="string" calcext:value-type="string">
            <text:p>831 LOREM IPSUM DOLOR</text:p>
          </table:table-cell>
          <table:table-cell office:value-type="float" office:value="1503956807" calcext:value-type="float">
            <text:p>150395680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955" calcext:value-type="float">
            <text:p>955</text:p>
          </table:table-cell>
          <table:table-cell office:value-type="string" calcext:value-type="string">
            <text:p>832 LOREM IPSUM DOLOR</text:p>
          </table:table-cell>
          <table:table-cell office:value-type="float" office:value="1503956808" calcext:value-type="float">
            <text:p>150395680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909" calcext:value-type="float">
            <text:p>909</text:p>
          </table:table-cell>
          <table:table-cell office:value-type="string" calcext:value-type="string">
            <text:p>833 LOREM IPSUM DOLOR</text:p>
          </table:table-cell>
          <table:table-cell office:value-type="float" office:value="1503956809" calcext:value-type="float">
            <text:p>150395680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748" calcext:value-type="float">
            <text:p>748</text:p>
          </table:table-cell>
          <table:table-cell office:value-type="string" calcext:value-type="string">
            <text:p>834 LOREM IPSUM DOLOR</text:p>
          </table:table-cell>
          <table:table-cell office:value-type="float" office:value="1503956810" calcext:value-type="float">
            <text:p>15039568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116" calcext:value-type="float">
            <text:p>116</text:p>
          </table:table-cell>
          <table:table-cell office:value-type="string" calcext:value-type="string">
            <text:p>835 LOREM IPSUM DOLOR</text:p>
          </table:table-cell>
          <table:table-cell office:value-type="float" office:value="1503956811" calcext:value-type="float">
            <text:p>150395681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16" calcext:value-type="float">
            <text:p>16</text:p>
          </table:table-cell>
          <table:table-cell office:value-type="string" calcext:value-type="string">
            <text:p>836 LOREM IPSUM DOLOR</text:p>
          </table:table-cell>
          <table:table-cell office:value-type="float" office:value="1503956812" calcext:value-type="float">
            <text:p>150395681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600" calcext:value-type="float">
            <text:p>600</text:p>
          </table:table-cell>
          <table:table-cell office:value-type="string" calcext:value-type="string">
            <text:p>837 LOREM IPSUM DOLOR</text:p>
          </table:table-cell>
          <table:table-cell office:value-type="float" office:value="1503956813" calcext:value-type="float">
            <text:p>15039568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57" calcext:value-type="float">
            <text:p>57</text:p>
          </table:table-cell>
          <table:table-cell office:value-type="string" calcext:value-type="string">
            <text:p>838 LOREM IPSUM DOLOR</text:p>
          </table:table-cell>
          <table:table-cell office:value-type="float" office:value="1503956814" calcext:value-type="float">
            <text:p>15039568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936" calcext:value-type="float">
            <text:p>936</text:p>
          </table:table-cell>
          <table:table-cell office:value-type="string" calcext:value-type="string">
            <text:p>839 LOREM IPSUM DOLOR</text:p>
          </table:table-cell>
          <table:table-cell office:value-type="float" office:value="1503956815" calcext:value-type="float">
            <text:p>15039568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259" calcext:value-type="float">
            <text:p>259</text:p>
          </table:table-cell>
          <table:table-cell office:value-type="string" calcext:value-type="string">
            <text:p>840 LOREM IPSUM DOLOR</text:p>
          </table:table-cell>
          <table:table-cell office:value-type="float" office:value="1503956816" calcext:value-type="float">
            <text:p>15039568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561" calcext:value-type="float">
            <text:p>561</text:p>
          </table:table-cell>
          <table:table-cell office:value-type="string" calcext:value-type="string">
            <text:p>841 LOREM IPSUM DOLOR</text:p>
          </table:table-cell>
          <table:table-cell office:value-type="float" office:value="1503956817" calcext:value-type="float">
            <text:p>150395681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355" calcext:value-type="float">
            <text:p>355</text:p>
          </table:table-cell>
          <table:table-cell office:value-type="string" calcext:value-type="string">
            <text:p>842 LOREM IPSUM DOLOR</text:p>
          </table:table-cell>
          <table:table-cell office:value-type="float" office:value="1503956818" calcext:value-type="float">
            <text:p>15039568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871" calcext:value-type="float">
            <text:p>871</text:p>
          </table:table-cell>
          <table:table-cell office:value-type="string" calcext:value-type="string">
            <text:p>843 LOREM IPSUM DOLOR</text:p>
          </table:table-cell>
          <table:table-cell office:value-type="float" office:value="1503956819" calcext:value-type="float">
            <text:p>150395681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555" calcext:value-type="float">
            <text:p>555</text:p>
          </table:table-cell>
          <table:table-cell office:value-type="string" calcext:value-type="string">
            <text:p>844 LOREM IPSUM DOLOR</text:p>
          </table:table-cell>
          <table:table-cell office:value-type="float" office:value="1503956820" calcext:value-type="float">
            <text:p>150395682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380" calcext:value-type="float">
            <text:p>380</text:p>
          </table:table-cell>
          <table:table-cell office:value-type="string" calcext:value-type="string">
            <text:p>845 LOREM IPSUM DOLOR</text:p>
          </table:table-cell>
          <table:table-cell office:value-type="float" office:value="1503956821" calcext:value-type="float">
            <text:p>150395682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615" calcext:value-type="float">
            <text:p>615</text:p>
          </table:table-cell>
          <table:table-cell office:value-type="string" calcext:value-type="string">
            <text:p>846 LOREM IPSUM DOLOR</text:p>
          </table:table-cell>
          <table:table-cell office:value-type="float" office:value="1503956822" calcext:value-type="float">
            <text:p>150395682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657" calcext:value-type="float">
            <text:p>657</text:p>
          </table:table-cell>
          <table:table-cell office:value-type="string" calcext:value-type="string">
            <text:p>847 LOREM IPSUM DOLOR</text:p>
          </table:table-cell>
          <table:table-cell office:value-type="float" office:value="1503956823" calcext:value-type="float">
            <text:p>150395682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717" calcext:value-type="float">
            <text:p>717</text:p>
          </table:table-cell>
          <table:table-cell office:value-type="string" calcext:value-type="string">
            <text:p>848 LOREM IPSUM DOLOR</text:p>
          </table:table-cell>
          <table:table-cell office:value-type="float" office:value="1503956824" calcext:value-type="float">
            <text:p>150395682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419" calcext:value-type="float">
            <text:p>419</text:p>
          </table:table-cell>
          <table:table-cell office:value-type="string" calcext:value-type="string">
            <text:p>849 LOREM IPSUM DOLOR</text:p>
          </table:table-cell>
          <table:table-cell office:value-type="float" office:value="1503956825" calcext:value-type="float">
            <text:p>15039568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740" calcext:value-type="float">
            <text:p>740</text:p>
          </table:table-cell>
          <table:table-cell office:value-type="string" calcext:value-type="string">
            <text:p>850 LOREM IPSUM DOLOR</text:p>
          </table:table-cell>
          <table:table-cell office:value-type="float" office:value="1503956826" calcext:value-type="float">
            <text:p>150395682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531" calcext:value-type="float">
            <text:p>531</text:p>
          </table:table-cell>
          <table:table-cell office:value-type="string" calcext:value-type="string">
            <text:p>851 LOREM IPSUM DOLOR</text:p>
          </table:table-cell>
          <table:table-cell office:value-type="float" office:value="1503956827" calcext:value-type="float">
            <text:p>150395682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374" calcext:value-type="float">
            <text:p>374</text:p>
          </table:table-cell>
          <table:table-cell office:value-type="string" calcext:value-type="string">
            <text:p>852 LOREM IPSUM DOLOR</text:p>
          </table:table-cell>
          <table:table-cell office:value-type="float" office:value="1503956828" calcext:value-type="float">
            <text:p>150395682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846" calcext:value-type="float">
            <text:p>846</text:p>
          </table:table-cell>
          <table:table-cell office:value-type="string" calcext:value-type="string">
            <text:p>853 LOREM IPSUM DOLOR</text:p>
          </table:table-cell>
          <table:table-cell office:value-type="float" office:value="1503956829" calcext:value-type="float">
            <text:p>150395682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367" calcext:value-type="float">
            <text:p>367</text:p>
          </table:table-cell>
          <table:table-cell office:value-type="string" calcext:value-type="string">
            <text:p>854 LOREM IPSUM DOLOR</text:p>
          </table:table-cell>
          <table:table-cell office:value-type="float" office:value="1503956830" calcext:value-type="float">
            <text:p>150395683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95" calcext:value-type="float">
            <text:p>95</text:p>
          </table:table-cell>
          <table:table-cell office:value-type="string" calcext:value-type="string">
            <text:p>855 LOREM IPSUM DOLOR</text:p>
          </table:table-cell>
          <table:table-cell office:value-type="float" office:value="1503956831" calcext:value-type="float">
            <text:p>150395683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822" calcext:value-type="float">
            <text:p>822</text:p>
          </table:table-cell>
          <table:table-cell office:value-type="string" calcext:value-type="string">
            <text:p>856 LOREM IPSUM DOLOR</text:p>
          </table:table-cell>
          <table:table-cell office:value-type="float" office:value="1503956832" calcext:value-type="float">
            <text:p>150395683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873" calcext:value-type="float">
            <text:p>873</text:p>
          </table:table-cell>
          <table:table-cell office:value-type="string" calcext:value-type="string">
            <text:p>857 LOREM IPSUM DOLOR</text:p>
          </table:table-cell>
          <table:table-cell office:value-type="float" office:value="1503956833" calcext:value-type="float">
            <text:p>150395683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508" calcext:value-type="float">
            <text:p>508</text:p>
          </table:table-cell>
          <table:table-cell office:value-type="string" calcext:value-type="string">
            <text:p>858 LOREM IPSUM DOLOR</text:p>
          </table:table-cell>
          <table:table-cell office:value-type="float" office:value="1503956834" calcext:value-type="float">
            <text:p>150395683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532" calcext:value-type="float">
            <text:p>532</text:p>
          </table:table-cell>
          <table:table-cell office:value-type="string" calcext:value-type="string">
            <text:p>859 LOREM IPSUM DOLOR</text:p>
          </table:table-cell>
          <table:table-cell office:value-type="float" office:value="1503956835" calcext:value-type="float">
            <text:p>150395683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779" calcext:value-type="float">
            <text:p>779</text:p>
          </table:table-cell>
          <table:table-cell office:value-type="string" calcext:value-type="string">
            <text:p>860 LOREM IPSUM DOLOR</text:p>
          </table:table-cell>
          <table:table-cell office:value-type="float" office:value="1503956836" calcext:value-type="float">
            <text:p>150395683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489" calcext:value-type="float">
            <text:p>489</text:p>
          </table:table-cell>
          <table:table-cell office:value-type="string" calcext:value-type="string">
            <text:p>861 LOREM IPSUM DOLOR</text:p>
          </table:table-cell>
          <table:table-cell office:value-type="float" office:value="1503956837" calcext:value-type="float">
            <text:p>150395683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914" calcext:value-type="float">
            <text:p>914</text:p>
          </table:table-cell>
          <table:table-cell office:value-type="string" calcext:value-type="string">
            <text:p>862 LOREM IPSUM DOLOR</text:p>
          </table:table-cell>
          <table:table-cell office:value-type="float" office:value="1503956838" calcext:value-type="float">
            <text:p>150395683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716" calcext:value-type="float">
            <text:p>716</text:p>
          </table:table-cell>
          <table:table-cell office:value-type="string" calcext:value-type="string">
            <text:p>863 LOREM IPSUM DOLOR</text:p>
          </table:table-cell>
          <table:table-cell office:value-type="float" office:value="1503956839" calcext:value-type="float">
            <text:p>150395683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36" calcext:value-type="float">
            <text:p>36</text:p>
          </table:table-cell>
          <table:table-cell office:value-type="string" calcext:value-type="string">
            <text:p>864 LOREM IPSUM DOLOR</text:p>
          </table:table-cell>
          <table:table-cell office:value-type="float" office:value="1503956840" calcext:value-type="float">
            <text:p>150395684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170" calcext:value-type="float">
            <text:p>170</text:p>
          </table:table-cell>
          <table:table-cell office:value-type="string" calcext:value-type="string">
            <text:p>865 LOREM IPSUM DOLOR</text:p>
          </table:table-cell>
          <table:table-cell office:value-type="float" office:value="1503956841" calcext:value-type="float">
            <text:p>150395684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770" calcext:value-type="float">
            <text:p>770</text:p>
          </table:table-cell>
          <table:table-cell office:value-type="string" calcext:value-type="string">
            <text:p>866 LOREM IPSUM DOLOR</text:p>
          </table:table-cell>
          <table:table-cell office:value-type="float" office:value="1503956842" calcext:value-type="float">
            <text:p>150395684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891" calcext:value-type="float">
            <text:p>891</text:p>
          </table:table-cell>
          <table:table-cell office:value-type="string" calcext:value-type="string">
            <text:p>867 LOREM IPSUM DOLOR</text:p>
          </table:table-cell>
          <table:table-cell office:value-type="float" office:value="1503956843" calcext:value-type="float">
            <text:p>150395684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220" calcext:value-type="float">
            <text:p>220</text:p>
          </table:table-cell>
          <table:table-cell office:value-type="string" calcext:value-type="string">
            <text:p>868 LOREM IPSUM DOLOR</text:p>
          </table:table-cell>
          <table:table-cell office:value-type="float" office:value="1503956844" calcext:value-type="float">
            <text:p>150395684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479" calcext:value-type="float">
            <text:p>479</text:p>
          </table:table-cell>
          <table:table-cell office:value-type="string" calcext:value-type="string">
            <text:p>869 LOREM IPSUM DOLOR</text:p>
          </table:table-cell>
          <table:table-cell office:value-type="float" office:value="1503956845" calcext:value-type="float">
            <text:p>150395684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682" calcext:value-type="float">
            <text:p>682</text:p>
          </table:table-cell>
          <table:table-cell office:value-type="string" calcext:value-type="string">
            <text:p>870 LOREM IPSUM DOLOR</text:p>
          </table:table-cell>
          <table:table-cell office:value-type="float" office:value="1503956846" calcext:value-type="float">
            <text:p>150395684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538" calcext:value-type="float">
            <text:p>538</text:p>
          </table:table-cell>
          <table:table-cell office:value-type="string" calcext:value-type="string">
            <text:p>871 LOREM IPSUM DOLOR</text:p>
          </table:table-cell>
          <table:table-cell office:value-type="float" office:value="1503956847" calcext:value-type="float">
            <text:p>150395684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137" calcext:value-type="float">
            <text:p>137</text:p>
          </table:table-cell>
          <table:table-cell office:value-type="string" calcext:value-type="string">
            <text:p>872 LOREM IPSUM DOLOR</text:p>
          </table:table-cell>
          <table:table-cell office:value-type="float" office:value="1503956848" calcext:value-type="float">
            <text:p>150395684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802" calcext:value-type="float">
            <text:p>802</text:p>
          </table:table-cell>
          <table:table-cell office:value-type="string" calcext:value-type="string">
            <text:p>873 LOREM IPSUM DOLOR</text:p>
          </table:table-cell>
          <table:table-cell office:value-type="float" office:value="1503956849" calcext:value-type="float">
            <text:p>150395684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834" calcext:value-type="float">
            <text:p>834</text:p>
          </table:table-cell>
          <table:table-cell office:value-type="string" calcext:value-type="string">
            <text:p>874 LOREM IPSUM DOLOR</text:p>
          </table:table-cell>
          <table:table-cell office:value-type="float" office:value="1503956850" calcext:value-type="float">
            <text:p>150395685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95" calcext:value-type="float">
            <text:p>95</text:p>
          </table:table-cell>
          <table:table-cell office:value-type="string" calcext:value-type="string">
            <text:p>875 LOREM IPSUM DOLOR</text:p>
          </table:table-cell>
          <table:table-cell office:value-type="float" office:value="1503956851" calcext:value-type="float">
            <text:p>150395685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425" calcext:value-type="float">
            <text:p>425</text:p>
          </table:table-cell>
          <table:table-cell office:value-type="string" calcext:value-type="string">
            <text:p>876 LOREM IPSUM DOLOR</text:p>
          </table:table-cell>
          <table:table-cell office:value-type="float" office:value="1503956852" calcext:value-type="float">
            <text:p>150395685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43" calcext:value-type="float">
            <text:p>43</text:p>
          </table:table-cell>
          <table:table-cell office:value-type="string" calcext:value-type="string">
            <text:p>877 LOREM IPSUM DOLOR</text:p>
          </table:table-cell>
          <table:table-cell office:value-type="float" office:value="1503956853" calcext:value-type="float">
            <text:p>150395685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258" calcext:value-type="float">
            <text:p>258</text:p>
          </table:table-cell>
          <table:table-cell office:value-type="string" calcext:value-type="string">
            <text:p>878 LOREM IPSUM DOLOR</text:p>
          </table:table-cell>
          <table:table-cell office:value-type="float" office:value="1503956854" calcext:value-type="float">
            <text:p>150395685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661" calcext:value-type="float">
            <text:p>661</text:p>
          </table:table-cell>
          <table:table-cell office:value-type="string" calcext:value-type="string">
            <text:p>879 LOREM IPSUM DOLOR</text:p>
          </table:table-cell>
          <table:table-cell office:value-type="float" office:value="1503956855" calcext:value-type="float">
            <text:p>150395685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441" calcext:value-type="float">
            <text:p>441</text:p>
          </table:table-cell>
          <table:table-cell office:value-type="string" calcext:value-type="string">
            <text:p>880 LOREM IPSUM DOLOR</text:p>
          </table:table-cell>
          <table:table-cell office:value-type="float" office:value="1503956856" calcext:value-type="float">
            <text:p>150395685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254" calcext:value-type="float">
            <text:p>254</text:p>
          </table:table-cell>
          <table:table-cell office:value-type="string" calcext:value-type="string">
            <text:p>881 LOREM IPSUM DOLOR</text:p>
          </table:table-cell>
          <table:table-cell office:value-type="float" office:value="1503956857" calcext:value-type="float">
            <text:p>150395685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789" calcext:value-type="float">
            <text:p>789</text:p>
          </table:table-cell>
          <table:table-cell office:value-type="string" calcext:value-type="string">
            <text:p>882 LOREM IPSUM DOLOR</text:p>
          </table:table-cell>
          <table:table-cell office:value-type="float" office:value="1503956858" calcext:value-type="float">
            <text:p>150395685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636" calcext:value-type="float">
            <text:p>636</text:p>
          </table:table-cell>
          <table:table-cell office:value-type="string" calcext:value-type="string">
            <text:p>883 LOREM IPSUM DOLOR</text:p>
          </table:table-cell>
          <table:table-cell office:value-type="float" office:value="1503956859" calcext:value-type="float">
            <text:p>150395685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340" calcext:value-type="float">
            <text:p>340</text:p>
          </table:table-cell>
          <table:table-cell office:value-type="string" calcext:value-type="string">
            <text:p>884 LOREM IPSUM DOLOR</text:p>
          </table:table-cell>
          <table:table-cell office:value-type="float" office:value="1503956860" calcext:value-type="float">
            <text:p>150395686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204" calcext:value-type="float">
            <text:p>204</text:p>
          </table:table-cell>
          <table:table-cell office:value-type="string" calcext:value-type="string">
            <text:p>885 LOREM IPSUM DOLOR</text:p>
          </table:table-cell>
          <table:table-cell office:value-type="float" office:value="1503956861" calcext:value-type="float">
            <text:p>150395686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679" calcext:value-type="float">
            <text:p>679</text:p>
          </table:table-cell>
          <table:table-cell office:value-type="string" calcext:value-type="string">
            <text:p>886 LOREM IPSUM DOLOR</text:p>
          </table:table-cell>
          <table:table-cell office:value-type="float" office:value="1503956862" calcext:value-type="float">
            <text:p>150395686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759" calcext:value-type="float">
            <text:p>759</text:p>
          </table:table-cell>
          <table:table-cell office:value-type="string" calcext:value-type="string">
            <text:p>887 LOREM IPSUM DOLOR</text:p>
          </table:table-cell>
          <table:table-cell office:value-type="float" office:value="1503956863" calcext:value-type="float">
            <text:p>150395686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10" calcext:value-type="float">
            <text:p>10</text:p>
          </table:table-cell>
          <table:table-cell office:value-type="string" calcext:value-type="string">
            <text:p>888 LOREM IPSUM DOLOR</text:p>
          </table:table-cell>
          <table:table-cell office:value-type="float" office:value="1503956864" calcext:value-type="float">
            <text:p>150395686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13" calcext:value-type="float">
            <text:p>13</text:p>
          </table:table-cell>
          <table:table-cell office:value-type="string" calcext:value-type="string">
            <text:p>889 LOREM IPSUM DOLOR</text:p>
          </table:table-cell>
          <table:table-cell office:value-type="float" office:value="1503956865" calcext:value-type="float">
            <text:p>150395686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769" calcext:value-type="float">
            <text:p>769</text:p>
          </table:table-cell>
          <table:table-cell office:value-type="string" calcext:value-type="string">
            <text:p>890 LOREM IPSUM DOLOR</text:p>
          </table:table-cell>
          <table:table-cell office:value-type="float" office:value="1503956866" calcext:value-type="float">
            <text:p>150395686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539" calcext:value-type="float">
            <text:p>539</text:p>
          </table:table-cell>
          <table:table-cell office:value-type="string" calcext:value-type="string">
            <text:p>891 LOREM IPSUM DOLOR</text:p>
          </table:table-cell>
          <table:table-cell office:value-type="float" office:value="1503956867" calcext:value-type="float">
            <text:p>150395686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60" calcext:value-type="float">
            <text:p>60</text:p>
          </table:table-cell>
          <table:table-cell office:value-type="string" calcext:value-type="string">
            <text:p>892 LOREM IPSUM DOLOR</text:p>
          </table:table-cell>
          <table:table-cell office:value-type="float" office:value="1503956868" calcext:value-type="float">
            <text:p>150395686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838" calcext:value-type="float">
            <text:p>838</text:p>
          </table:table-cell>
          <table:table-cell office:value-type="string" calcext:value-type="string">
            <text:p>893 LOREM IPSUM DOLOR</text:p>
          </table:table-cell>
          <table:table-cell office:value-type="float" office:value="1503956869" calcext:value-type="float">
            <text:p>150395686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920" calcext:value-type="float">
            <text:p>920</text:p>
          </table:table-cell>
          <table:table-cell office:value-type="string" calcext:value-type="string">
            <text:p>894 LOREM IPSUM DOLOR</text:p>
          </table:table-cell>
          <table:table-cell office:value-type="float" office:value="1503956870" calcext:value-type="float">
            <text:p>150395687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989" calcext:value-type="float">
            <text:p>989</text:p>
          </table:table-cell>
          <table:table-cell office:value-type="string" calcext:value-type="string">
            <text:p>895 LOREM IPSUM DOLOR</text:p>
          </table:table-cell>
          <table:table-cell office:value-type="float" office:value="1503956871" calcext:value-type="float">
            <text:p>150395687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25" calcext:value-type="float">
            <text:p>25</text:p>
          </table:table-cell>
          <table:table-cell office:value-type="string" calcext:value-type="string">
            <text:p>896 LOREM IPSUM DOLOR</text:p>
          </table:table-cell>
          <table:table-cell office:value-type="float" office:value="1503956872" calcext:value-type="float">
            <text:p>150395687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614" calcext:value-type="float">
            <text:p>614</text:p>
          </table:table-cell>
          <table:table-cell office:value-type="string" calcext:value-type="string">
            <text:p>897 LOREM IPSUM DOLOR</text:p>
          </table:table-cell>
          <table:table-cell office:value-type="float" office:value="1503956873" calcext:value-type="float">
            <text:p>150395687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859" calcext:value-type="float">
            <text:p>859</text:p>
          </table:table-cell>
          <table:table-cell office:value-type="string" calcext:value-type="string">
            <text:p>898 LOREM IPSUM DOLOR</text:p>
          </table:table-cell>
          <table:table-cell office:value-type="float" office:value="1503956874" calcext:value-type="float">
            <text:p>150395687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678" calcext:value-type="float">
            <text:p>678</text:p>
          </table:table-cell>
          <table:table-cell office:value-type="string" calcext:value-type="string">
            <text:p>899 LOREM IPSUM DOLOR</text:p>
          </table:table-cell>
          <table:table-cell office:value-type="float" office:value="1503956875" calcext:value-type="float">
            <text:p>15039568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18" calcext:value-type="float">
            <text:p>18</text:p>
          </table:table-cell>
          <table:table-cell office:value-type="string" calcext:value-type="string">
            <text:p>900 LOREM IPSUM DOLOR</text:p>
          </table:table-cell>
          <table:table-cell office:value-type="float" office:value="1503956876" calcext:value-type="float">
            <text:p>150395687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917" calcext:value-type="float">
            <text:p>917</text:p>
          </table:table-cell>
          <table:table-cell office:value-type="string" calcext:value-type="string">
            <text:p>901 LOREM IPSUM DOLOR</text:p>
          </table:table-cell>
          <table:table-cell office:value-type="float" office:value="1503956877" calcext:value-type="float">
            <text:p>150395687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79" calcext:value-type="float">
            <text:p>79</text:p>
          </table:table-cell>
          <table:table-cell office:value-type="string" calcext:value-type="string">
            <text:p>902 LOREM IPSUM DOLOR</text:p>
          </table:table-cell>
          <table:table-cell office:value-type="float" office:value="1503956878" calcext:value-type="float">
            <text:p>150395687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581" calcext:value-type="float">
            <text:p>581</text:p>
          </table:table-cell>
          <table:table-cell office:value-type="string" calcext:value-type="string">
            <text:p>903 LOREM IPSUM DOLOR</text:p>
          </table:table-cell>
          <table:table-cell office:value-type="float" office:value="1503956879" calcext:value-type="float">
            <text:p>150395687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113" calcext:value-type="float">
            <text:p>113</text:p>
          </table:table-cell>
          <table:table-cell office:value-type="string" calcext:value-type="string">
            <text:p>904 LOREM IPSUM DOLOR</text:p>
          </table:table-cell>
          <table:table-cell office:value-type="float" office:value="1503956880" calcext:value-type="float">
            <text:p>150395688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79" calcext:value-type="float">
            <text:p>79</text:p>
          </table:table-cell>
          <table:table-cell office:value-type="string" calcext:value-type="string">
            <text:p>905 LOREM IPSUM DOLOR</text:p>
          </table:table-cell>
          <table:table-cell office:value-type="float" office:value="1503956881" calcext:value-type="float">
            <text:p>150395688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488" calcext:value-type="float">
            <text:p>488</text:p>
          </table:table-cell>
          <table:table-cell office:value-type="string" calcext:value-type="string">
            <text:p>906 LOREM IPSUM DOLOR</text:p>
          </table:table-cell>
          <table:table-cell office:value-type="float" office:value="1503956882" calcext:value-type="float">
            <text:p>150395688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63" calcext:value-type="float">
            <text:p>63</text:p>
          </table:table-cell>
          <table:table-cell office:value-type="string" calcext:value-type="string">
            <text:p>907 LOREM IPSUM DOLOR</text:p>
          </table:table-cell>
          <table:table-cell office:value-type="float" office:value="1503956883" calcext:value-type="float">
            <text:p>150395688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468" calcext:value-type="float">
            <text:p>468</text:p>
          </table:table-cell>
          <table:table-cell office:value-type="string" calcext:value-type="string">
            <text:p>908 LOREM IPSUM DOLOR</text:p>
          </table:table-cell>
          <table:table-cell office:value-type="float" office:value="1503956884" calcext:value-type="float">
            <text:p>150395688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762" calcext:value-type="float">
            <text:p>762</text:p>
          </table:table-cell>
          <table:table-cell office:value-type="string" calcext:value-type="string">
            <text:p>909 LOREM IPSUM DOLOR</text:p>
          </table:table-cell>
          <table:table-cell office:value-type="float" office:value="1503956885" calcext:value-type="float">
            <text:p>150395688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665" calcext:value-type="float">
            <text:p>665</text:p>
          </table:table-cell>
          <table:table-cell office:value-type="string" calcext:value-type="string">
            <text:p>910 LOREM IPSUM DOLOR</text:p>
          </table:table-cell>
          <table:table-cell office:value-type="float" office:value="1503956886" calcext:value-type="float">
            <text:p>150395688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837" calcext:value-type="float">
            <text:p>837</text:p>
          </table:table-cell>
          <table:table-cell office:value-type="string" calcext:value-type="string">
            <text:p>911 LOREM IPSUM DOLOR</text:p>
          </table:table-cell>
          <table:table-cell office:value-type="float" office:value="1503956887" calcext:value-type="float">
            <text:p>150395688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37" calcext:value-type="float">
            <text:p>37</text:p>
          </table:table-cell>
          <table:table-cell office:value-type="string" calcext:value-type="string">
            <text:p>912 LOREM IPSUM DOLOR</text:p>
          </table:table-cell>
          <table:table-cell office:value-type="float" office:value="1503956888" calcext:value-type="float">
            <text:p>150395688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496" calcext:value-type="float">
            <text:p>496</text:p>
          </table:table-cell>
          <table:table-cell office:value-type="string" calcext:value-type="string">
            <text:p>913 LOREM IPSUM DOLOR</text:p>
          </table:table-cell>
          <table:table-cell office:value-type="float" office:value="1503956889" calcext:value-type="float">
            <text:p>150395688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646" calcext:value-type="float">
            <text:p>646</text:p>
          </table:table-cell>
          <table:table-cell office:value-type="string" calcext:value-type="string">
            <text:p>914 LOREM IPSUM DOLOR</text:p>
          </table:table-cell>
          <table:table-cell office:value-type="float" office:value="1503956890" calcext:value-type="float">
            <text:p>150395689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975" calcext:value-type="float">
            <text:p>975</text:p>
          </table:table-cell>
          <table:table-cell office:value-type="string" calcext:value-type="string">
            <text:p>915 LOREM IPSUM DOLOR</text:p>
          </table:table-cell>
          <table:table-cell office:value-type="float" office:value="1503956891" calcext:value-type="float">
            <text:p>150395689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813" calcext:value-type="float">
            <text:p>813</text:p>
          </table:table-cell>
          <table:table-cell office:value-type="string" calcext:value-type="string">
            <text:p>916 LOREM IPSUM DOLOR</text:p>
          </table:table-cell>
          <table:table-cell office:value-type="float" office:value="1503956892" calcext:value-type="float">
            <text:p>150395689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925" calcext:value-type="float">
            <text:p>925</text:p>
          </table:table-cell>
          <table:table-cell office:value-type="string" calcext:value-type="string">
            <text:p>917 LOREM IPSUM DOLOR</text:p>
          </table:table-cell>
          <table:table-cell office:value-type="float" office:value="1503956893" calcext:value-type="float">
            <text:p>150395689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738" calcext:value-type="float">
            <text:p>738</text:p>
          </table:table-cell>
          <table:table-cell office:value-type="string" calcext:value-type="string">
            <text:p>918 LOREM IPSUM DOLOR</text:p>
          </table:table-cell>
          <table:table-cell office:value-type="float" office:value="1503956894" calcext:value-type="float">
            <text:p>150395689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245" calcext:value-type="float">
            <text:p>245</text:p>
          </table:table-cell>
          <table:table-cell office:value-type="string" calcext:value-type="string">
            <text:p>919 LOREM IPSUM DOLOR</text:p>
          </table:table-cell>
          <table:table-cell office:value-type="float" office:value="1503956895" calcext:value-type="float">
            <text:p>150395689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397" calcext:value-type="float">
            <text:p>397</text:p>
          </table:table-cell>
          <table:table-cell office:value-type="string" calcext:value-type="string">
            <text:p>920 LOREM IPSUM DOLOR</text:p>
          </table:table-cell>
          <table:table-cell office:value-type="float" office:value="1503956896" calcext:value-type="float">
            <text:p>1503956896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898" calcext:value-type="float">
            <text:p>898</text:p>
          </table:table-cell>
          <table:table-cell office:value-type="string" calcext:value-type="string">
            <text:p>921 LOREM IPSUM DOLOR</text:p>
          </table:table-cell>
          <table:table-cell office:value-type="float" office:value="1503956897" calcext:value-type="float">
            <text:p>150395689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192" calcext:value-type="float">
            <text:p>192</text:p>
          </table:table-cell>
          <table:table-cell office:value-type="string" calcext:value-type="string">
            <text:p>922 LOREM IPSUM DOLOR</text:p>
          </table:table-cell>
          <table:table-cell office:value-type="float" office:value="1503956898" calcext:value-type="float">
            <text:p>150395689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467" calcext:value-type="float">
            <text:p>467</text:p>
          </table:table-cell>
          <table:table-cell office:value-type="string" calcext:value-type="string">
            <text:p>923 LOREM IPSUM DOLOR</text:p>
          </table:table-cell>
          <table:table-cell office:value-type="float" office:value="1503956899" calcext:value-type="float">
            <text:p>150395689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694" calcext:value-type="float">
            <text:p>694</text:p>
          </table:table-cell>
          <table:table-cell office:value-type="string" calcext:value-type="string">
            <text:p>924 LOREM IPSUM DOLOR</text:p>
          </table:table-cell>
          <table:table-cell office:value-type="float" office:value="1503956900" calcext:value-type="float">
            <text:p>150395690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333" calcext:value-type="float">
            <text:p>333</text:p>
          </table:table-cell>
          <table:table-cell office:value-type="string" calcext:value-type="string">
            <text:p>925 LOREM IPSUM DOLOR</text:p>
          </table:table-cell>
          <table:table-cell office:value-type="float" office:value="1503956901" calcext:value-type="float">
            <text:p>150395690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644" calcext:value-type="float">
            <text:p>644</text:p>
          </table:table-cell>
          <table:table-cell office:value-type="string" calcext:value-type="string">
            <text:p>926 LOREM IPSUM DOLOR</text:p>
          </table:table-cell>
          <table:table-cell office:value-type="float" office:value="1503956902" calcext:value-type="float">
            <text:p>150395690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663" calcext:value-type="float">
            <text:p>663</text:p>
          </table:table-cell>
          <table:table-cell office:value-type="string" calcext:value-type="string">
            <text:p>927 LOREM IPSUM DOLOR</text:p>
          </table:table-cell>
          <table:table-cell office:value-type="float" office:value="1503956903" calcext:value-type="float">
            <text:p>150395690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967" calcext:value-type="float">
            <text:p>967</text:p>
          </table:table-cell>
          <table:table-cell office:value-type="string" calcext:value-type="string">
            <text:p>928 LOREM IPSUM DOLOR</text:p>
          </table:table-cell>
          <table:table-cell office:value-type="float" office:value="1503956904" calcext:value-type="float">
            <text:p>150395690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838" calcext:value-type="float">
            <text:p>838</text:p>
          </table:table-cell>
          <table:table-cell office:value-type="string" calcext:value-type="string">
            <text:p>929 LOREM IPSUM DOLOR</text:p>
          </table:table-cell>
          <table:table-cell office:value-type="float" office:value="1503956905" calcext:value-type="float">
            <text:p>150395690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573" calcext:value-type="float">
            <text:p>573</text:p>
          </table:table-cell>
          <table:table-cell office:value-type="string" calcext:value-type="string">
            <text:p>930 LOREM IPSUM DOLOR</text:p>
          </table:table-cell>
          <table:table-cell office:value-type="float" office:value="1503956906" calcext:value-type="float">
            <text:p>150395690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592" calcext:value-type="float">
            <text:p>592</text:p>
          </table:table-cell>
          <table:table-cell office:value-type="string" calcext:value-type="string">
            <text:p>931 LOREM IPSUM DOLOR</text:p>
          </table:table-cell>
          <table:table-cell office:value-type="float" office:value="1503956907" calcext:value-type="float">
            <text:p>150395690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580" calcext:value-type="float">
            <text:p>580</text:p>
          </table:table-cell>
          <table:table-cell office:value-type="string" calcext:value-type="string">
            <text:p>932 LOREM IPSUM DOLOR</text:p>
          </table:table-cell>
          <table:table-cell office:value-type="float" office:value="1503956908" calcext:value-type="float">
            <text:p>150395690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681" calcext:value-type="float">
            <text:p>681</text:p>
          </table:table-cell>
          <table:table-cell office:value-type="string" calcext:value-type="string">
            <text:p>933 LOREM IPSUM DOLOR</text:p>
          </table:table-cell>
          <table:table-cell office:value-type="float" office:value="1503956909" calcext:value-type="float">
            <text:p>150395690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349" calcext:value-type="float">
            <text:p>349</text:p>
          </table:table-cell>
          <table:table-cell office:value-type="string" calcext:value-type="string">
            <text:p>934 LOREM IPSUM DOLOR</text:p>
          </table:table-cell>
          <table:table-cell office:value-type="float" office:value="1503956910" calcext:value-type="float">
            <text:p>15039569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747" calcext:value-type="float">
            <text:p>747</text:p>
          </table:table-cell>
          <table:table-cell office:value-type="string" calcext:value-type="string">
            <text:p>935 LOREM IPSUM DOLOR</text:p>
          </table:table-cell>
          <table:table-cell office:value-type="float" office:value="1503956911" calcext:value-type="float">
            <text:p>15039569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541" calcext:value-type="float">
            <text:p>541</text:p>
          </table:table-cell>
          <table:table-cell office:value-type="string" calcext:value-type="string">
            <text:p>936 LOREM IPSUM DOLOR</text:p>
          </table:table-cell>
          <table:table-cell office:value-type="float" office:value="1503956912" calcext:value-type="float">
            <text:p>150395691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536" calcext:value-type="float">
            <text:p>536</text:p>
          </table:table-cell>
          <table:table-cell office:value-type="string" calcext:value-type="string">
            <text:p>937 LOREM IPSUM DOLOR</text:p>
          </table:table-cell>
          <table:table-cell office:value-type="float" office:value="1503956913" calcext:value-type="float">
            <text:p>15039569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20" calcext:value-type="float">
            <text:p>20</text:p>
          </table:table-cell>
          <table:table-cell office:value-type="string" calcext:value-type="string">
            <text:p>938 LOREM IPSUM DOLOR</text:p>
          </table:table-cell>
          <table:table-cell office:value-type="float" office:value="1503956914" calcext:value-type="float">
            <text:p>150395691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33" calcext:value-type="float">
            <text:p>33</text:p>
          </table:table-cell>
          <table:table-cell office:value-type="string" calcext:value-type="string">
            <text:p>939 LOREM IPSUM DOLOR</text:p>
          </table:table-cell>
          <table:table-cell office:value-type="float" office:value="1503956915" calcext:value-type="float">
            <text:p>15039569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199" calcext:value-type="float">
            <text:p>199</text:p>
          </table:table-cell>
          <table:table-cell office:value-type="string" calcext:value-type="string">
            <text:p>940 LOREM IPSUM DOLOR</text:p>
          </table:table-cell>
          <table:table-cell office:value-type="float" office:value="1503956916" calcext:value-type="float">
            <text:p>15039569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870" calcext:value-type="float">
            <text:p>870</text:p>
          </table:table-cell>
          <table:table-cell office:value-type="string" calcext:value-type="string">
            <text:p>941 LOREM IPSUM DOLOR</text:p>
          </table:table-cell>
          <table:table-cell office:value-type="float" office:value="1503956917" calcext:value-type="float">
            <text:p>150395691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457" calcext:value-type="float">
            <text:p>457</text:p>
          </table:table-cell>
          <table:table-cell office:value-type="string" calcext:value-type="string">
            <text:p>942 LOREM IPSUM DOLOR</text:p>
          </table:table-cell>
          <table:table-cell office:value-type="float" office:value="1503956918" calcext:value-type="float">
            <text:p>15039569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447" calcext:value-type="float">
            <text:p>447</text:p>
          </table:table-cell>
          <table:table-cell office:value-type="string" calcext:value-type="string">
            <text:p>943 LOREM IPSUM DOLOR</text:p>
          </table:table-cell>
          <table:table-cell office:value-type="float" office:value="1503956919" calcext:value-type="float">
            <text:p>15039569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843" calcext:value-type="float">
            <text:p>843</text:p>
          </table:table-cell>
          <table:table-cell office:value-type="string" calcext:value-type="string">
            <text:p>944 LOREM IPSUM DOLOR</text:p>
          </table:table-cell>
          <table:table-cell office:value-type="float" office:value="1503956920" calcext:value-type="float">
            <text:p>150395692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586" calcext:value-type="float">
            <text:p>586</text:p>
          </table:table-cell>
          <table:table-cell office:value-type="string" calcext:value-type="string">
            <text:p>945 LOREM IPSUM DOLOR</text:p>
          </table:table-cell>
          <table:table-cell office:value-type="float" office:value="1503956921" calcext:value-type="float">
            <text:p>150395692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160" calcext:value-type="float">
            <text:p>160</text:p>
          </table:table-cell>
          <table:table-cell office:value-type="string" calcext:value-type="string">
            <text:p>946 LOREM IPSUM DOLOR</text:p>
          </table:table-cell>
          <table:table-cell office:value-type="float" office:value="1503956922" calcext:value-type="float">
            <text:p>150395692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887" calcext:value-type="float">
            <text:p>887</text:p>
          </table:table-cell>
          <table:table-cell office:value-type="string" calcext:value-type="string">
            <text:p>947 LOREM IPSUM DOLOR</text:p>
          </table:table-cell>
          <table:table-cell office:value-type="float" office:value="1503956923" calcext:value-type="float">
            <text:p>15039569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647" calcext:value-type="float">
            <text:p>647</text:p>
          </table:table-cell>
          <table:table-cell office:value-type="string" calcext:value-type="string">
            <text:p>948 LOREM IPSUM DOLOR</text:p>
          </table:table-cell>
          <table:table-cell office:value-type="float" office:value="1503956924" calcext:value-type="float">
            <text:p>150395692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278" calcext:value-type="float">
            <text:p>278</text:p>
          </table:table-cell>
          <table:table-cell office:value-type="string" calcext:value-type="string">
            <text:p>949 LOREM IPSUM DOLOR</text:p>
          </table:table-cell>
          <table:table-cell office:value-type="float" office:value="1503956925" calcext:value-type="float">
            <text:p>15039569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22" calcext:value-type="float">
            <text:p>22</text:p>
          </table:table-cell>
          <table:table-cell office:value-type="string" calcext:value-type="string">
            <text:p>950 LOREM IPSUM DOLOR</text:p>
          </table:table-cell>
          <table:table-cell office:value-type="float" office:value="1503956926" calcext:value-type="float">
            <text:p>150395692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43" calcext:value-type="float">
            <text:p>43</text:p>
          </table:table-cell>
          <table:table-cell office:value-type="string" calcext:value-type="string">
            <text:p>951 LOREM IPSUM DOLOR</text:p>
          </table:table-cell>
          <table:table-cell office:value-type="float" office:value="1503956927" calcext:value-type="float">
            <text:p>150395692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542" calcext:value-type="float">
            <text:p>542</text:p>
          </table:table-cell>
          <table:table-cell office:value-type="string" calcext:value-type="string">
            <text:p>952 LOREM IPSUM DOLOR</text:p>
          </table:table-cell>
          <table:table-cell office:value-type="float" office:value="1503956928" calcext:value-type="float">
            <text:p>150395692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809" calcext:value-type="float">
            <text:p>809</text:p>
          </table:table-cell>
          <table:table-cell office:value-type="string" calcext:value-type="string">
            <text:p>953 LOREM IPSUM DOLOR</text:p>
          </table:table-cell>
          <table:table-cell office:value-type="float" office:value="1503956929" calcext:value-type="float">
            <text:p>150395692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429" calcext:value-type="float">
            <text:p>429</text:p>
          </table:table-cell>
          <table:table-cell office:value-type="string" calcext:value-type="string">
            <text:p>954 LOREM IPSUM DOLOR</text:p>
          </table:table-cell>
          <table:table-cell office:value-type="float" office:value="1503956930" calcext:value-type="float">
            <text:p>150395693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956" calcext:value-type="float">
            <text:p>956</text:p>
          </table:table-cell>
          <table:table-cell office:value-type="string" calcext:value-type="string">
            <text:p>955 LOREM IPSUM DOLOR</text:p>
          </table:table-cell>
          <table:table-cell office:value-type="float" office:value="1503956931" calcext:value-type="float">
            <text:p>150395693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406" calcext:value-type="float">
            <text:p>406</text:p>
          </table:table-cell>
          <table:table-cell office:value-type="string" calcext:value-type="string">
            <text:p>956 LOREM IPSUM DOLOR</text:p>
          </table:table-cell>
          <table:table-cell office:value-type="float" office:value="1503956932" calcext:value-type="float">
            <text:p>150395693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261" calcext:value-type="float">
            <text:p>261</text:p>
          </table:table-cell>
          <table:table-cell office:value-type="string" calcext:value-type="string">
            <text:p>957 LOREM IPSUM DOLOR</text:p>
          </table:table-cell>
          <table:table-cell office:value-type="float" office:value="1503956933" calcext:value-type="float">
            <text:p>150395693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309" calcext:value-type="float">
            <text:p>309</text:p>
          </table:table-cell>
          <table:table-cell office:value-type="string" calcext:value-type="string">
            <text:p>958 LOREM IPSUM DOLOR</text:p>
          </table:table-cell>
          <table:table-cell office:value-type="float" office:value="1503956934" calcext:value-type="float">
            <text:p>150395693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977" calcext:value-type="float">
            <text:p>977</text:p>
          </table:table-cell>
          <table:table-cell office:value-type="string" calcext:value-type="string">
            <text:p>959 LOREM IPSUM DOLOR</text:p>
          </table:table-cell>
          <table:table-cell office:value-type="float" office:value="1503956935" calcext:value-type="float">
            <text:p>15039569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836" calcext:value-type="float">
            <text:p>836</text:p>
          </table:table-cell>
          <table:table-cell office:value-type="string" calcext:value-type="string">
            <text:p>960 LOREM IPSUM DOLOR</text:p>
          </table:table-cell>
          <table:table-cell office:value-type="float" office:value="1503956936" calcext:value-type="float">
            <text:p>150395693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392" calcext:value-type="float">
            <text:p>392</text:p>
          </table:table-cell>
          <table:table-cell office:value-type="string" calcext:value-type="string">
            <text:p>961 LOREM IPSUM DOLOR</text:p>
          </table:table-cell>
          <table:table-cell office:value-type="float" office:value="1503956937" calcext:value-type="float">
            <text:p>150395693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409" calcext:value-type="float">
            <text:p>409</text:p>
          </table:table-cell>
          <table:table-cell office:value-type="string" calcext:value-type="string">
            <text:p>962 LOREM IPSUM DOLOR</text:p>
          </table:table-cell>
          <table:table-cell office:value-type="float" office:value="1503956938" calcext:value-type="float">
            <text:p>150395693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134" calcext:value-type="float">
            <text:p>134</text:p>
          </table:table-cell>
          <table:table-cell office:value-type="string" calcext:value-type="string">
            <text:p>963 LOREM IPSUM DOLOR</text:p>
          </table:table-cell>
          <table:table-cell office:value-type="float" office:value="1503956939" calcext:value-type="float">
            <text:p>150395693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112" calcext:value-type="float">
            <text:p>112</text:p>
          </table:table-cell>
          <table:table-cell office:value-type="string" calcext:value-type="string">
            <text:p>964 LOREM IPSUM DOLOR</text:p>
          </table:table-cell>
          <table:table-cell office:value-type="float" office:value="1503956940" calcext:value-type="float">
            <text:p>150395694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14" calcext:value-type="float">
            <text:p>14</text:p>
          </table:table-cell>
          <table:table-cell office:value-type="string" calcext:value-type="string">
            <text:p>965 LOREM IPSUM DOLOR</text:p>
          </table:table-cell>
          <table:table-cell office:value-type="float" office:value="1503956941" calcext:value-type="float">
            <text:p>150395694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527" calcext:value-type="float">
            <text:p>527</text:p>
          </table:table-cell>
          <table:table-cell office:value-type="string" calcext:value-type="string">
            <text:p>966 LOREM IPSUM DOLOR</text:p>
          </table:table-cell>
          <table:table-cell office:value-type="float" office:value="1503956942" calcext:value-type="float">
            <text:p>150395694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836" calcext:value-type="float">
            <text:p>836</text:p>
          </table:table-cell>
          <table:table-cell office:value-type="string" calcext:value-type="string">
            <text:p>967 LOREM IPSUM DOLOR</text:p>
          </table:table-cell>
          <table:table-cell office:value-type="float" office:value="1503956943" calcext:value-type="float">
            <text:p>150395694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618" calcext:value-type="float">
            <text:p>618</text:p>
          </table:table-cell>
          <table:table-cell office:value-type="string" calcext:value-type="string">
            <text:p>968 LOREM IPSUM DOLOR</text:p>
          </table:table-cell>
          <table:table-cell office:value-type="float" office:value="1503956944" calcext:value-type="float">
            <text:p>150395694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189" calcext:value-type="float">
            <text:p>189</text:p>
          </table:table-cell>
          <table:table-cell office:value-type="string" calcext:value-type="string">
            <text:p>969 LOREM IPSUM DOLOR</text:p>
          </table:table-cell>
          <table:table-cell office:value-type="float" office:value="1503956945" calcext:value-type="float">
            <text:p>150395694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656" calcext:value-type="float">
            <text:p>656</text:p>
          </table:table-cell>
          <table:table-cell office:value-type="string" calcext:value-type="string">
            <text:p>970 LOREM IPSUM DOLOR</text:p>
          </table:table-cell>
          <table:table-cell office:value-type="float" office:value="1503956946" calcext:value-type="float">
            <text:p>150395694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217" calcext:value-type="float">
            <text:p>217</text:p>
          </table:table-cell>
          <table:table-cell office:value-type="string" calcext:value-type="string">
            <text:p>971 LOREM IPSUM DOLOR</text:p>
          </table:table-cell>
          <table:table-cell office:value-type="float" office:value="1503956947" calcext:value-type="float">
            <text:p>150395694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100" calcext:value-type="float">
            <text:p>100</text:p>
          </table:table-cell>
          <table:table-cell office:value-type="string" calcext:value-type="string">
            <text:p>972 LOREM IPSUM DOLOR</text:p>
          </table:table-cell>
          <table:table-cell office:value-type="float" office:value="1503956948" calcext:value-type="float">
            <text:p>150395694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794" calcext:value-type="float">
            <text:p>794</text:p>
          </table:table-cell>
          <table:table-cell office:value-type="string" calcext:value-type="string">
            <text:p>973 LOREM IPSUM DOLOR</text:p>
          </table:table-cell>
          <table:table-cell office:value-type="float" office:value="1503956949" calcext:value-type="float">
            <text:p>150395694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496" calcext:value-type="float">
            <text:p>496</text:p>
          </table:table-cell>
          <table:table-cell office:value-type="string" calcext:value-type="string">
            <text:p>974 LOREM IPSUM DOLOR</text:p>
          </table:table-cell>
          <table:table-cell office:value-type="float" office:value="1503956950" calcext:value-type="float">
            <text:p>150395695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604" calcext:value-type="float">
            <text:p>604</text:p>
          </table:table-cell>
          <table:table-cell office:value-type="string" calcext:value-type="string">
            <text:p>975 LOREM IPSUM DOLOR</text:p>
          </table:table-cell>
          <table:table-cell office:value-type="float" office:value="1503956951" calcext:value-type="float">
            <text:p>150395695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344" calcext:value-type="float">
            <text:p>344</text:p>
          </table:table-cell>
          <table:table-cell office:value-type="string" calcext:value-type="string">
            <text:p>976 LOREM IPSUM DOLOR</text:p>
          </table:table-cell>
          <table:table-cell office:value-type="float" office:value="1503956952" calcext:value-type="float">
            <text:p>150395695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327" calcext:value-type="float">
            <text:p>327</text:p>
          </table:table-cell>
          <table:table-cell office:value-type="string" calcext:value-type="string">
            <text:p>977 LOREM IPSUM DOLOR</text:p>
          </table:table-cell>
          <table:table-cell office:value-type="float" office:value="1503956953" calcext:value-type="float">
            <text:p>150395695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553" calcext:value-type="float">
            <text:p>553</text:p>
          </table:table-cell>
          <table:table-cell office:value-type="string" calcext:value-type="string">
            <text:p>978 LOREM IPSUM DOLOR</text:p>
          </table:table-cell>
          <table:table-cell office:value-type="float" office:value="1503956954" calcext:value-type="float">
            <text:p>150395695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526" calcext:value-type="float">
            <text:p>526</text:p>
          </table:table-cell>
          <table:table-cell office:value-type="string" calcext:value-type="string">
            <text:p>979 LOREM IPSUM DOLOR</text:p>
          </table:table-cell>
          <table:table-cell office:value-type="float" office:value="1503956955" calcext:value-type="float">
            <text:p>15039569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481" calcext:value-type="float">
            <text:p>481</text:p>
          </table:table-cell>
          <table:table-cell office:value-type="string" calcext:value-type="string">
            <text:p>980 LOREM IPSUM DOLOR</text:p>
          </table:table-cell>
          <table:table-cell office:value-type="float" office:value="1503956956" calcext:value-type="float">
            <text:p>150395695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153" calcext:value-type="float">
            <text:p>153</text:p>
          </table:table-cell>
          <table:table-cell office:value-type="string" calcext:value-type="string">
            <text:p>981 LOREM IPSUM DOLOR</text:p>
          </table:table-cell>
          <table:table-cell office:value-type="float" office:value="1503956957" calcext:value-type="float">
            <text:p>150395695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484" calcext:value-type="float">
            <text:p>484</text:p>
          </table:table-cell>
          <table:table-cell office:value-type="string" calcext:value-type="string">
            <text:p>982 LOREM IPSUM DOLOR</text:p>
          </table:table-cell>
          <table:table-cell office:value-type="float" office:value="1503956958" calcext:value-type="float">
            <text:p>150395695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443" calcext:value-type="float">
            <text:p>443</text:p>
          </table:table-cell>
          <table:table-cell office:value-type="string" calcext:value-type="string">
            <text:p>983 LOREM IPSUM DOLOR</text:p>
          </table:table-cell>
          <table:table-cell office:value-type="float" office:value="1503956959" calcext:value-type="float">
            <text:p>150395695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167" calcext:value-type="float">
            <text:p>167</text:p>
          </table:table-cell>
          <table:table-cell office:value-type="string" calcext:value-type="string">
            <text:p>984 LOREM IPSUM DOLOR</text:p>
          </table:table-cell>
          <table:table-cell office:value-type="float" office:value="1503956960" calcext:value-type="float">
            <text:p>150395696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802" calcext:value-type="float">
            <text:p>802</text:p>
          </table:table-cell>
          <table:table-cell office:value-type="string" calcext:value-type="string">
            <text:p>985 LOREM IPSUM DOLOR</text:p>
          </table:table-cell>
          <table:table-cell office:value-type="float" office:value="1503956961" calcext:value-type="float">
            <text:p>150395696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228" calcext:value-type="float">
            <text:p>228</text:p>
          </table:table-cell>
          <table:table-cell office:value-type="string" calcext:value-type="string">
            <text:p>986 LOREM IPSUM DOLOR</text:p>
          </table:table-cell>
          <table:table-cell office:value-type="float" office:value="1503956962" calcext:value-type="float">
            <text:p>150395696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791" calcext:value-type="float">
            <text:p>791</text:p>
          </table:table-cell>
          <table:table-cell office:value-type="string" calcext:value-type="string">
            <text:p>987 LOREM IPSUM DOLOR</text:p>
          </table:table-cell>
          <table:table-cell office:value-type="float" office:value="1503956963" calcext:value-type="float">
            <text:p>150395696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272" calcext:value-type="float">
            <text:p>272</text:p>
          </table:table-cell>
          <table:table-cell office:value-type="string" calcext:value-type="string">
            <text:p>988 LOREM IPSUM DOLOR</text:p>
          </table:table-cell>
          <table:table-cell office:value-type="float" office:value="1503956964" calcext:value-type="float">
            <text:p>150395696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537" calcext:value-type="float">
            <text:p>537</text:p>
          </table:table-cell>
          <table:table-cell office:value-type="string" calcext:value-type="string">
            <text:p>989 LOREM IPSUM DOLOR</text:p>
          </table:table-cell>
          <table:table-cell office:value-type="float" office:value="1503956965" calcext:value-type="float">
            <text:p>150395696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383" calcext:value-type="float">
            <text:p>383</text:p>
          </table:table-cell>
          <table:table-cell office:value-type="string" calcext:value-type="string">
            <text:p>990 LOREM IPSUM DOLOR</text:p>
          </table:table-cell>
          <table:table-cell office:value-type="float" office:value="1503956966" calcext:value-type="float">
            <text:p>150395696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784" calcext:value-type="float">
            <text:p>784</text:p>
          </table:table-cell>
          <table:table-cell office:value-type="string" calcext:value-type="string">
            <text:p>991 LOREM IPSUM DOLOR</text:p>
          </table:table-cell>
          <table:table-cell office:value-type="float" office:value="1503956967" calcext:value-type="float">
            <text:p>150395696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588" calcext:value-type="float">
            <text:p>588</text:p>
          </table:table-cell>
          <table:table-cell office:value-type="string" calcext:value-type="string">
            <text:p>992 LOREM IPSUM DOLOR</text:p>
          </table:table-cell>
          <table:table-cell office:value-type="float" office:value="1503956968" calcext:value-type="float">
            <text:p>150395696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832" calcext:value-type="float">
            <text:p>832</text:p>
          </table:table-cell>
          <table:table-cell office:value-type="string" calcext:value-type="string">
            <text:p>993 LOREM IPSUM DOLOR</text:p>
          </table:table-cell>
          <table:table-cell office:value-type="float" office:value="1503956969" calcext:value-type="float">
            <text:p>150395696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600" calcext:value-type="float">
            <text:p>600</text:p>
          </table:table-cell>
          <table:table-cell office:value-type="string" calcext:value-type="string">
            <text:p>994 LOREM IPSUM DOLOR</text:p>
          </table:table-cell>
          <table:table-cell office:value-type="float" office:value="1503956970" calcext:value-type="float">
            <text:p>150395697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473" calcext:value-type="float">
            <text:p>473</text:p>
          </table:table-cell>
          <table:table-cell office:value-type="string" calcext:value-type="string">
            <text:p>995 LOREM IPSUM DOLOR</text:p>
          </table:table-cell>
          <table:table-cell office:value-type="float" office:value="1503956971" calcext:value-type="float">
            <text:p>150395697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980" calcext:value-type="float">
            <text:p>980</text:p>
          </table:table-cell>
          <table:table-cell office:value-type="string" calcext:value-type="string">
            <text:p>996 LOREM IPSUM DOLOR</text:p>
          </table:table-cell>
          <table:table-cell office:value-type="float" office:value="1503956972" calcext:value-type="float">
            <text:p>150395697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441" calcext:value-type="float">
            <text:p>441</text:p>
          </table:table-cell>
          <table:table-cell office:value-type="string" calcext:value-type="string">
            <text:p>997 LOREM IPSUM DOLOR</text:p>
          </table:table-cell>
          <table:table-cell office:value-type="float" office:value="1503956973" calcext:value-type="float">
            <text:p>150395697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626" calcext:value-type="float">
            <text:p>626</text:p>
          </table:table-cell>
          <table:table-cell office:value-type="string" calcext:value-type="string">
            <text:p>998 LOREM IPSUM DOLOR</text:p>
          </table:table-cell>
          <table:table-cell office:value-type="float" office:value="1503956974" calcext:value-type="float">
            <text:p>150395697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ROUND(RAND()*99+1)" office:value-type="float" office:value="1" calcext:value-type="float">
            <text:p>1</text:p>
          </table:table-cell>
          <table:table-cell table:formula="of:=ROUND(RAND()*999+1)" office:value-type="float" office:value="104" calcext:value-type="float">
            <text:p>104</text:p>
          </table:table-cell>
          <table:table-cell office:value-type="string" calcext:value-type="string">
            <text:p>999 LOREM IPSUM DOLOR</text:p>
          </table:table-cell>
          <table:table-cell office:value-type="float" office:value="1503956975" calcext:value-type="float">
            <text:p>15039569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501" calcext:value-type="float">
            <text:p>501</text:p>
          </table:table-cell>
          <table:table-cell office:value-type="string" calcext:value-type="string">
            <text:p>1000 LOREM IPSUM DOLOR</text:p>
          </table:table-cell>
          <table:table-cell office:value-type="float" office:value="1503956976" calcext:value-type="float">
            <text:p>150395697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2" calcext:value-type="float">
            <text:p>2</text:p>
          </table:table-cell>
          <table:table-cell office:value-type="string" calcext:value-type="string">
            <text:p>1001 LOREM IPSUM DOLOR</text:p>
          </table:table-cell>
          <table:table-cell office:value-type="float" office:value="1503956977" calcext:value-type="float">
            <text:p>150395697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124" calcext:value-type="float">
            <text:p>124</text:p>
          </table:table-cell>
          <table:table-cell office:value-type="string" calcext:value-type="string">
            <text:p>1002 LOREM IPSUM DOLOR</text:p>
          </table:table-cell>
          <table:table-cell office:value-type="float" office:value="1503956978" calcext:value-type="float">
            <text:p>150395697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592" calcext:value-type="float">
            <text:p>592</text:p>
          </table:table-cell>
          <table:table-cell office:value-type="string" calcext:value-type="string">
            <text:p>1003 LOREM IPSUM DOLOR</text:p>
          </table:table-cell>
          <table:table-cell office:value-type="float" office:value="1503956979" calcext:value-type="float">
            <text:p>150395697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646" calcext:value-type="float">
            <text:p>646</text:p>
          </table:table-cell>
          <table:table-cell office:value-type="string" calcext:value-type="string">
            <text:p>1004 LOREM IPSUM DOLOR</text:p>
          </table:table-cell>
          <table:table-cell office:value-type="float" office:value="1503956980" calcext:value-type="float">
            <text:p>150395698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54" calcext:value-type="float">
            <text:p>54</text:p>
          </table:table-cell>
          <table:table-cell office:value-type="string" calcext:value-type="string">
            <text:p>1005 LOREM IPSUM DOLOR</text:p>
          </table:table-cell>
          <table:table-cell office:value-type="float" office:value="1503956981" calcext:value-type="float">
            <text:p>150395698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856" calcext:value-type="float">
            <text:p>856</text:p>
          </table:table-cell>
          <table:table-cell office:value-type="string" calcext:value-type="string">
            <text:p>1006 LOREM IPSUM DOLOR</text:p>
          </table:table-cell>
          <table:table-cell office:value-type="float" office:value="1503956982" calcext:value-type="float">
            <text:p>150395698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466" calcext:value-type="float">
            <text:p>466</text:p>
          </table:table-cell>
          <table:table-cell office:value-type="string" calcext:value-type="string">
            <text:p>1007 LOREM IPSUM DOLOR</text:p>
          </table:table-cell>
          <table:table-cell office:value-type="float" office:value="1503956983" calcext:value-type="float">
            <text:p>150395698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35" calcext:value-type="float">
            <text:p>35</text:p>
          </table:table-cell>
          <table:table-cell office:value-type="string" calcext:value-type="string">
            <text:p>1008 LOREM IPSUM DOLOR</text:p>
          </table:table-cell>
          <table:table-cell office:value-type="float" office:value="1503956984" calcext:value-type="float">
            <text:p>150395698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134" calcext:value-type="float">
            <text:p>134</text:p>
          </table:table-cell>
          <table:table-cell office:value-type="string" calcext:value-type="string">
            <text:p>1009 LOREM IPSUM DOLOR</text:p>
          </table:table-cell>
          <table:table-cell office:value-type="float" office:value="1503956985" calcext:value-type="float">
            <text:p>150395698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654" calcext:value-type="float">
            <text:p>654</text:p>
          </table:table-cell>
          <table:table-cell office:value-type="string" calcext:value-type="string">
            <text:p>1010 LOREM IPSUM DOLOR</text:p>
          </table:table-cell>
          <table:table-cell office:value-type="float" office:value="1503956986" calcext:value-type="float">
            <text:p>150395698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973" calcext:value-type="float">
            <text:p>973</text:p>
          </table:table-cell>
          <table:table-cell office:value-type="string" calcext:value-type="string">
            <text:p>1011 LOREM IPSUM DOLOR</text:p>
          </table:table-cell>
          <table:table-cell office:value-type="float" office:value="1503956987" calcext:value-type="float">
            <text:p>150395698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499" calcext:value-type="float">
            <text:p>499</text:p>
          </table:table-cell>
          <table:table-cell office:value-type="string" calcext:value-type="string">
            <text:p>1012 LOREM IPSUM DOLOR</text:p>
          </table:table-cell>
          <table:table-cell office:value-type="float" office:value="1503956988" calcext:value-type="float">
            <text:p>150395698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333" calcext:value-type="float">
            <text:p>333</text:p>
          </table:table-cell>
          <table:table-cell office:value-type="string" calcext:value-type="string">
            <text:p>1013 LOREM IPSUM DOLOR</text:p>
          </table:table-cell>
          <table:table-cell office:value-type="float" office:value="1503956989" calcext:value-type="float">
            <text:p>150395698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850" calcext:value-type="float">
            <text:p>850</text:p>
          </table:table-cell>
          <table:table-cell office:value-type="string" calcext:value-type="string">
            <text:p>1014 LOREM IPSUM DOLOR</text:p>
          </table:table-cell>
          <table:table-cell office:value-type="float" office:value="1503956990" calcext:value-type="float">
            <text:p>150395699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348" calcext:value-type="float">
            <text:p>348</text:p>
          </table:table-cell>
          <table:table-cell office:value-type="string" calcext:value-type="string">
            <text:p>1015 LOREM IPSUM DOLOR</text:p>
          </table:table-cell>
          <table:table-cell office:value-type="float" office:value="1503956991" calcext:value-type="float">
            <text:p>150395699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549" calcext:value-type="float">
            <text:p>549</text:p>
          </table:table-cell>
          <table:table-cell office:value-type="string" calcext:value-type="string">
            <text:p>1016 LOREM IPSUM DOLOR</text:p>
          </table:table-cell>
          <table:table-cell office:value-type="float" office:value="1503956992" calcext:value-type="float">
            <text:p>150395699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206" calcext:value-type="float">
            <text:p>206</text:p>
          </table:table-cell>
          <table:table-cell office:value-type="string" calcext:value-type="string">
            <text:p>1017 LOREM IPSUM DOLOR</text:p>
          </table:table-cell>
          <table:table-cell office:value-type="float" office:value="1503956993" calcext:value-type="float">
            <text:p>150395699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205" calcext:value-type="float">
            <text:p>205</text:p>
          </table:table-cell>
          <table:table-cell office:value-type="string" calcext:value-type="string">
            <text:p>1018 LOREM IPSUM DOLOR</text:p>
          </table:table-cell>
          <table:table-cell office:value-type="float" office:value="1503956994" calcext:value-type="float">
            <text:p>150395699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491" calcext:value-type="float">
            <text:p>491</text:p>
          </table:table-cell>
          <table:table-cell office:value-type="string" calcext:value-type="string">
            <text:p>1019 LOREM IPSUM DOLOR</text:p>
          </table:table-cell>
          <table:table-cell office:value-type="float" office:value="1503956995" calcext:value-type="float">
            <text:p>150395699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108" calcext:value-type="float">
            <text:p>108</text:p>
          </table:table-cell>
          <table:table-cell office:value-type="string" calcext:value-type="string">
            <text:p>1020 LOREM IPSUM DOLOR</text:p>
          </table:table-cell>
          <table:table-cell office:value-type="float" office:value="1503956996" calcext:value-type="float">
            <text:p>1503956996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910" calcext:value-type="float">
            <text:p>910</text:p>
          </table:table-cell>
          <table:table-cell office:value-type="string" calcext:value-type="string">
            <text:p>1021 LOREM IPSUM DOLOR</text:p>
          </table:table-cell>
          <table:table-cell office:value-type="float" office:value="1503956997" calcext:value-type="float">
            <text:p>150395699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257" calcext:value-type="float">
            <text:p>257</text:p>
          </table:table-cell>
          <table:table-cell office:value-type="string" calcext:value-type="string">
            <text:p>1022 LOREM IPSUM DOLOR</text:p>
          </table:table-cell>
          <table:table-cell office:value-type="float" office:value="1503956998" calcext:value-type="float">
            <text:p>150395699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769" calcext:value-type="float">
            <text:p>769</text:p>
          </table:table-cell>
          <table:table-cell office:value-type="string" calcext:value-type="string">
            <text:p>1023 LOREM IPSUM DOLOR</text:p>
          </table:table-cell>
          <table:table-cell office:value-type="float" office:value="1503956999" calcext:value-type="float">
            <text:p>15039569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704" calcext:value-type="float">
            <text:p>704</text:p>
          </table:table-cell>
          <table:table-cell office:value-type="string" calcext:value-type="string">
            <text:p>1024 LOREM IPSUM DOLOR</text:p>
          </table:table-cell>
          <table:table-cell office:value-type="float" office:value="1503957000" calcext:value-type="float">
            <text:p>150395700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114" calcext:value-type="float">
            <text:p>114</text:p>
          </table:table-cell>
          <table:table-cell office:value-type="string" calcext:value-type="string">
            <text:p>1025 LOREM IPSUM DOLOR</text:p>
          </table:table-cell>
          <table:table-cell office:value-type="float" office:value="1503957001" calcext:value-type="float">
            <text:p>150395700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569" calcext:value-type="float">
            <text:p>569</text:p>
          </table:table-cell>
          <table:table-cell office:value-type="string" calcext:value-type="string">
            <text:p>1026 LOREM IPSUM DOLOR</text:p>
          </table:table-cell>
          <table:table-cell office:value-type="float" office:value="1503957002" calcext:value-type="float">
            <text:p>150395700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845" calcext:value-type="float">
            <text:p>845</text:p>
          </table:table-cell>
          <table:table-cell office:value-type="string" calcext:value-type="string">
            <text:p>1027 LOREM IPSUM DOLOR</text:p>
          </table:table-cell>
          <table:table-cell office:value-type="float" office:value="1503957003" calcext:value-type="float">
            <text:p>150395700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788" calcext:value-type="float">
            <text:p>788</text:p>
          </table:table-cell>
          <table:table-cell office:value-type="string" calcext:value-type="string">
            <text:p>1028 LOREM IPSUM DOLOR</text:p>
          </table:table-cell>
          <table:table-cell office:value-type="float" office:value="1503957004" calcext:value-type="float">
            <text:p>150395700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984" calcext:value-type="float">
            <text:p>984</text:p>
          </table:table-cell>
          <table:table-cell office:value-type="string" calcext:value-type="string">
            <text:p>1029 LOREM IPSUM DOLOR</text:p>
          </table:table-cell>
          <table:table-cell office:value-type="float" office:value="1503957005" calcext:value-type="float">
            <text:p>150395700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546" calcext:value-type="float">
            <text:p>546</text:p>
          </table:table-cell>
          <table:table-cell office:value-type="string" calcext:value-type="string">
            <text:p>1030 LOREM IPSUM DOLOR</text:p>
          </table:table-cell>
          <table:table-cell office:value-type="float" office:value="1503957006" calcext:value-type="float">
            <text:p>150395700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695" calcext:value-type="float">
            <text:p>695</text:p>
          </table:table-cell>
          <table:table-cell office:value-type="string" calcext:value-type="string">
            <text:p>1031 LOREM IPSUM DOLOR</text:p>
          </table:table-cell>
          <table:table-cell office:value-type="float" office:value="1503957007" calcext:value-type="float">
            <text:p>150395700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216" calcext:value-type="float">
            <text:p>216</text:p>
          </table:table-cell>
          <table:table-cell office:value-type="string" calcext:value-type="string">
            <text:p>1032 LOREM IPSUM DOLOR</text:p>
          </table:table-cell>
          <table:table-cell office:value-type="float" office:value="1503957008" calcext:value-type="float">
            <text:p>150395700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235" calcext:value-type="float">
            <text:p>235</text:p>
          </table:table-cell>
          <table:table-cell office:value-type="string" calcext:value-type="string">
            <text:p>1033 LOREM IPSUM DOLOR</text:p>
          </table:table-cell>
          <table:table-cell office:value-type="float" office:value="1503957009" calcext:value-type="float">
            <text:p>1503957009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982" calcext:value-type="float">
            <text:p>982</text:p>
          </table:table-cell>
          <table:table-cell office:value-type="string" calcext:value-type="string">
            <text:p>1034 LOREM IPSUM DOLOR</text:p>
          </table:table-cell>
          <table:table-cell office:value-type="float" office:value="1503957010" calcext:value-type="float">
            <text:p>150395701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876" calcext:value-type="float">
            <text:p>876</text:p>
          </table:table-cell>
          <table:table-cell office:value-type="string" calcext:value-type="string">
            <text:p>1035 LOREM IPSUM DOLOR</text:p>
          </table:table-cell>
          <table:table-cell office:value-type="float" office:value="1503957011" calcext:value-type="float">
            <text:p>150395701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12" calcext:value-type="float">
            <text:p>12</text:p>
          </table:table-cell>
          <table:table-cell office:value-type="string" calcext:value-type="string">
            <text:p>1036 LOREM IPSUM DOLOR</text:p>
          </table:table-cell>
          <table:table-cell office:value-type="float" office:value="1503957012" calcext:value-type="float">
            <text:p>150395701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933" calcext:value-type="float">
            <text:p>933</text:p>
          </table:table-cell>
          <table:table-cell office:value-type="string" calcext:value-type="string">
            <text:p>1037 LOREM IPSUM DOLOR</text:p>
          </table:table-cell>
          <table:table-cell office:value-type="float" office:value="1503957013" calcext:value-type="float">
            <text:p>150395701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666" calcext:value-type="float">
            <text:p>666</text:p>
          </table:table-cell>
          <table:table-cell office:value-type="string" calcext:value-type="string">
            <text:p>1038 LOREM IPSUM DOLOR</text:p>
          </table:table-cell>
          <table:table-cell office:value-type="float" office:value="1503957014" calcext:value-type="float">
            <text:p>150395701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447" calcext:value-type="float">
            <text:p>447</text:p>
          </table:table-cell>
          <table:table-cell office:value-type="string" calcext:value-type="string">
            <text:p>1039 LOREM IPSUM DOLOR</text:p>
          </table:table-cell>
          <table:table-cell office:value-type="float" office:value="1503957015" calcext:value-type="float">
            <text:p>150395701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855" calcext:value-type="float">
            <text:p>855</text:p>
          </table:table-cell>
          <table:table-cell office:value-type="string" calcext:value-type="string">
            <text:p>1040 LOREM IPSUM DOLOR</text:p>
          </table:table-cell>
          <table:table-cell office:value-type="float" office:value="1503957016" calcext:value-type="float">
            <text:p>1503957016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474" calcext:value-type="float">
            <text:p>474</text:p>
          </table:table-cell>
          <table:table-cell office:value-type="string" calcext:value-type="string">
            <text:p>1041 LOREM IPSUM DOLOR</text:p>
          </table:table-cell>
          <table:table-cell office:value-type="float" office:value="1503957017" calcext:value-type="float">
            <text:p>150395701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857" calcext:value-type="float">
            <text:p>857</text:p>
          </table:table-cell>
          <table:table-cell office:value-type="string" calcext:value-type="string">
            <text:p>1042 LOREM IPSUM DOLOR</text:p>
          </table:table-cell>
          <table:table-cell office:value-type="float" office:value="1503957018" calcext:value-type="float">
            <text:p>150395701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733" calcext:value-type="float">
            <text:p>733</text:p>
          </table:table-cell>
          <table:table-cell office:value-type="string" calcext:value-type="string">
            <text:p>1043 LOREM IPSUM DOLOR</text:p>
          </table:table-cell>
          <table:table-cell office:value-type="float" office:value="1503957019" calcext:value-type="float">
            <text:p>150395701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48" calcext:value-type="float">
            <text:p>48</text:p>
          </table:table-cell>
          <table:table-cell office:value-type="string" calcext:value-type="string">
            <text:p>1044 LOREM IPSUM DOLOR</text:p>
          </table:table-cell>
          <table:table-cell office:value-type="float" office:value="1503957020" calcext:value-type="float">
            <text:p>150395702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961" calcext:value-type="float">
            <text:p>961</text:p>
          </table:table-cell>
          <table:table-cell office:value-type="string" calcext:value-type="string">
            <text:p>1045 LOREM IPSUM DOLOR</text:p>
          </table:table-cell>
          <table:table-cell office:value-type="float" office:value="1503957021" calcext:value-type="float">
            <text:p>1503957021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548" calcext:value-type="float">
            <text:p>548</text:p>
          </table:table-cell>
          <table:table-cell office:value-type="string" calcext:value-type="string">
            <text:p>1046 LOREM IPSUM DOLOR</text:p>
          </table:table-cell>
          <table:table-cell office:value-type="float" office:value="1503957022" calcext:value-type="float">
            <text:p>150395702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503" calcext:value-type="float">
            <text:p>503</text:p>
          </table:table-cell>
          <table:table-cell office:value-type="string" calcext:value-type="string">
            <text:p>1047 LOREM IPSUM DOLOR</text:p>
          </table:table-cell>
          <table:table-cell office:value-type="float" office:value="1503957023" calcext:value-type="float">
            <text:p>150395702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703" calcext:value-type="float">
            <text:p>703</text:p>
          </table:table-cell>
          <table:table-cell office:value-type="string" calcext:value-type="string">
            <text:p>1048 LOREM IPSUM DOLOR</text:p>
          </table:table-cell>
          <table:table-cell office:value-type="float" office:value="1503957024" calcext:value-type="float">
            <text:p>1503957024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547" calcext:value-type="float">
            <text:p>547</text:p>
          </table:table-cell>
          <table:table-cell office:value-type="string" calcext:value-type="string">
            <text:p>1049 LOREM IPSUM DOLOR</text:p>
          </table:table-cell>
          <table:table-cell office:value-type="float" office:value="1503957025" calcext:value-type="float">
            <text:p>150395702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735" calcext:value-type="float">
            <text:p>735</text:p>
          </table:table-cell>
          <table:table-cell office:value-type="string" calcext:value-type="string">
            <text:p>1050 LOREM IPSUM DOLOR</text:p>
          </table:table-cell>
          <table:table-cell office:value-type="float" office:value="1503957026" calcext:value-type="float">
            <text:p>150395702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117" calcext:value-type="float">
            <text:p>117</text:p>
          </table:table-cell>
          <table:table-cell office:value-type="string" calcext:value-type="string">
            <text:p>1051 LOREM IPSUM DOLOR</text:p>
          </table:table-cell>
          <table:table-cell office:value-type="float" office:value="1503957027" calcext:value-type="float">
            <text:p>150395702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551" calcext:value-type="float">
            <text:p>551</text:p>
          </table:table-cell>
          <table:table-cell office:value-type="string" calcext:value-type="string">
            <text:p>1052 LOREM IPSUM DOLOR</text:p>
          </table:table-cell>
          <table:table-cell office:value-type="float" office:value="1503957028" calcext:value-type="float">
            <text:p>150395702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308" calcext:value-type="float">
            <text:p>308</text:p>
          </table:table-cell>
          <table:table-cell office:value-type="string" calcext:value-type="string">
            <text:p>1053 LOREM IPSUM DOLOR</text:p>
          </table:table-cell>
          <table:table-cell office:value-type="float" office:value="1503957029" calcext:value-type="float">
            <text:p>150395702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63" calcext:value-type="float">
            <text:p>63</text:p>
          </table:table-cell>
          <table:table-cell office:value-type="string" calcext:value-type="string">
            <text:p>1054 LOREM IPSUM DOLOR</text:p>
          </table:table-cell>
          <table:table-cell office:value-type="float" office:value="1503957030" calcext:value-type="float">
            <text:p>150395703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705" calcext:value-type="float">
            <text:p>705</text:p>
          </table:table-cell>
          <table:table-cell office:value-type="string" calcext:value-type="string">
            <text:p>1055 LOREM IPSUM DOLOR</text:p>
          </table:table-cell>
          <table:table-cell office:value-type="float" office:value="1503957031" calcext:value-type="float">
            <text:p>1503957031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919" calcext:value-type="float">
            <text:p>919</text:p>
          </table:table-cell>
          <table:table-cell office:value-type="string" calcext:value-type="string">
            <text:p>1056 LOREM IPSUM DOLOR</text:p>
          </table:table-cell>
          <table:table-cell office:value-type="float" office:value="1503957032" calcext:value-type="float">
            <text:p>150395703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426" calcext:value-type="float">
            <text:p>426</text:p>
          </table:table-cell>
          <table:table-cell office:value-type="string" calcext:value-type="string">
            <text:p>1057 LOREM IPSUM DOLOR</text:p>
          </table:table-cell>
          <table:table-cell office:value-type="float" office:value="1503957033" calcext:value-type="float">
            <text:p>150395703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553" calcext:value-type="float">
            <text:p>553</text:p>
          </table:table-cell>
          <table:table-cell office:value-type="string" calcext:value-type="string">
            <text:p>1058 LOREM IPSUM DOLOR</text:p>
          </table:table-cell>
          <table:table-cell office:value-type="float" office:value="1503957034" calcext:value-type="float">
            <text:p>150395703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797" calcext:value-type="float">
            <text:p>797</text:p>
          </table:table-cell>
          <table:table-cell office:value-type="string" calcext:value-type="string">
            <text:p>1059 LOREM IPSUM DOLOR</text:p>
          </table:table-cell>
          <table:table-cell office:value-type="float" office:value="1503957035" calcext:value-type="float">
            <text:p>150395703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933" calcext:value-type="float">
            <text:p>933</text:p>
          </table:table-cell>
          <table:table-cell office:value-type="string" calcext:value-type="string">
            <text:p>1060 LOREM IPSUM DOLOR</text:p>
          </table:table-cell>
          <table:table-cell office:value-type="float" office:value="1503957036" calcext:value-type="float">
            <text:p>150395703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210" calcext:value-type="float">
            <text:p>210</text:p>
          </table:table-cell>
          <table:table-cell office:value-type="string" calcext:value-type="string">
            <text:p>1061 LOREM IPSUM DOLOR</text:p>
          </table:table-cell>
          <table:table-cell office:value-type="float" office:value="1503957037" calcext:value-type="float">
            <text:p>1503957037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555" calcext:value-type="float">
            <text:p>555</text:p>
          </table:table-cell>
          <table:table-cell office:value-type="string" calcext:value-type="string">
            <text:p>1062 LOREM IPSUM DOLOR</text:p>
          </table:table-cell>
          <table:table-cell office:value-type="float" office:value="1503957038" calcext:value-type="float">
            <text:p>150395703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52" calcext:value-type="float">
            <text:p>52</text:p>
          </table:table-cell>
          <table:table-cell office:value-type="string" calcext:value-type="string">
            <text:p>1063 LOREM IPSUM DOLOR</text:p>
          </table:table-cell>
          <table:table-cell office:value-type="float" office:value="1503957039" calcext:value-type="float">
            <text:p>150395703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478" calcext:value-type="float">
            <text:p>478</text:p>
          </table:table-cell>
          <table:table-cell office:value-type="string" calcext:value-type="string">
            <text:p>1064 LOREM IPSUM DOLOR</text:p>
          </table:table-cell>
          <table:table-cell office:value-type="float" office:value="1503957040" calcext:value-type="float">
            <text:p>150395704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153" calcext:value-type="float">
            <text:p>153</text:p>
          </table:table-cell>
          <table:table-cell office:value-type="string" calcext:value-type="string">
            <text:p>1065 LOREM IPSUM DOLOR</text:p>
          </table:table-cell>
          <table:table-cell office:value-type="float" office:value="1503957041" calcext:value-type="float">
            <text:p>1503957041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870" calcext:value-type="float">
            <text:p>870</text:p>
          </table:table-cell>
          <table:table-cell office:value-type="string" calcext:value-type="string">
            <text:p>1066 LOREM IPSUM DOLOR</text:p>
          </table:table-cell>
          <table:table-cell office:value-type="float" office:value="1503957042" calcext:value-type="float">
            <text:p>150395704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974" calcext:value-type="float">
            <text:p>974</text:p>
          </table:table-cell>
          <table:table-cell office:value-type="string" calcext:value-type="string">
            <text:p>1067 LOREM IPSUM DOLOR</text:p>
          </table:table-cell>
          <table:table-cell office:value-type="float" office:value="1503957043" calcext:value-type="float">
            <text:p>150395704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70" calcext:value-type="float">
            <text:p>70</text:p>
          </table:table-cell>
          <table:table-cell office:value-type="string" calcext:value-type="string">
            <text:p>1068 LOREM IPSUM DOLOR</text:p>
          </table:table-cell>
          <table:table-cell office:value-type="float" office:value="1503957044" calcext:value-type="float">
            <text:p>150395704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ROUND(RAND()*99+1)" office:value-type="float" office:value="1" calcext:value-type="float">
            <text:p>1</text:p>
          </table:table-cell>
          <table:table-cell table:formula="of:=ROUND(RAND()*999+1)" office:value-type="float" office:value="828" calcext:value-type="float">
            <text:p>828</text:p>
          </table:table-cell>
          <table:table-cell office:value-type="string" calcext:value-type="string">
            <text:p>1069 LOREM IPSUM DOLOR</text:p>
          </table:table-cell>
          <table:table-cell office:value-type="float" office:value="1503957045" calcext:value-type="float">
            <text:p>150395704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582" calcext:value-type="float">
            <text:p>582</text:p>
          </table:table-cell>
          <table:table-cell office:value-type="string" calcext:value-type="string">
            <text:p>1070 LOREM IPSUM DOLOR</text:p>
          </table:table-cell>
          <table:table-cell office:value-type="float" office:value="1503957046" calcext:value-type="float">
            <text:p>150395704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129" calcext:value-type="float">
            <text:p>129</text:p>
          </table:table-cell>
          <table:table-cell office:value-type="string" calcext:value-type="string">
            <text:p>1071 LOREM IPSUM DOLOR</text:p>
          </table:table-cell>
          <table:table-cell office:value-type="float" office:value="1503957047" calcext:value-type="float">
            <text:p>150395704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781" calcext:value-type="float">
            <text:p>781</text:p>
          </table:table-cell>
          <table:table-cell office:value-type="string" calcext:value-type="string">
            <text:p>1072 LOREM IPSUM DOLOR</text:p>
          </table:table-cell>
          <table:table-cell office:value-type="float" office:value="1503957048" calcext:value-type="float">
            <text:p>150395704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956" calcext:value-type="float">
            <text:p>956</text:p>
          </table:table-cell>
          <table:table-cell office:value-type="string" calcext:value-type="string">
            <text:p>1073 LOREM IPSUM DOLOR</text:p>
          </table:table-cell>
          <table:table-cell office:value-type="float" office:value="1503957049" calcext:value-type="float">
            <text:p>150395704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740" calcext:value-type="float">
            <text:p>740</text:p>
          </table:table-cell>
          <table:table-cell office:value-type="string" calcext:value-type="string">
            <text:p>1074 LOREM IPSUM DOLOR</text:p>
          </table:table-cell>
          <table:table-cell office:value-type="float" office:value="1503957050" calcext:value-type="float">
            <text:p>150395705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193" calcext:value-type="float">
            <text:p>193</text:p>
          </table:table-cell>
          <table:table-cell office:value-type="string" calcext:value-type="string">
            <text:p>1075 LOREM IPSUM DOLOR</text:p>
          </table:table-cell>
          <table:table-cell office:value-type="float" office:value="1503957051" calcext:value-type="float">
            <text:p>150395705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592" calcext:value-type="float">
            <text:p>592</text:p>
          </table:table-cell>
          <table:table-cell office:value-type="string" calcext:value-type="string">
            <text:p>1076 LOREM IPSUM DOLOR</text:p>
          </table:table-cell>
          <table:table-cell office:value-type="float" office:value="1503957052" calcext:value-type="float">
            <text:p>150395705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259" calcext:value-type="float">
            <text:p>259</text:p>
          </table:table-cell>
          <table:table-cell office:value-type="string" calcext:value-type="string">
            <text:p>1077 LOREM IPSUM DOLOR</text:p>
          </table:table-cell>
          <table:table-cell office:value-type="float" office:value="1503957053" calcext:value-type="float">
            <text:p>150395705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87" calcext:value-type="float">
            <text:p>87</text:p>
          </table:table-cell>
          <table:table-cell office:value-type="string" calcext:value-type="string">
            <text:p>1078 LOREM IPSUM DOLOR</text:p>
          </table:table-cell>
          <table:table-cell office:value-type="float" office:value="1503957054" calcext:value-type="float">
            <text:p>150395705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787" calcext:value-type="float">
            <text:p>787</text:p>
          </table:table-cell>
          <table:table-cell office:value-type="string" calcext:value-type="string">
            <text:p>1079 LOREM IPSUM DOLOR</text:p>
          </table:table-cell>
          <table:table-cell office:value-type="float" office:value="1503957055" calcext:value-type="float">
            <text:p>150395705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354" calcext:value-type="float">
            <text:p>354</text:p>
          </table:table-cell>
          <table:table-cell office:value-type="string" calcext:value-type="string">
            <text:p>1080 LOREM IPSUM DOLOR</text:p>
          </table:table-cell>
          <table:table-cell office:value-type="float" office:value="1503957056" calcext:value-type="float">
            <text:p>150395705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679" calcext:value-type="float">
            <text:p>679</text:p>
          </table:table-cell>
          <table:table-cell office:value-type="string" calcext:value-type="string">
            <text:p>1081 LOREM IPSUM DOLOR</text:p>
          </table:table-cell>
          <table:table-cell office:value-type="float" office:value="1503957057" calcext:value-type="float">
            <text:p>150395705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886" calcext:value-type="float">
            <text:p>886</text:p>
          </table:table-cell>
          <table:table-cell office:value-type="string" calcext:value-type="string">
            <text:p>1082 LOREM IPSUM DOLOR</text:p>
          </table:table-cell>
          <table:table-cell office:value-type="float" office:value="1503957058" calcext:value-type="float">
            <text:p>150395705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184" calcext:value-type="float">
            <text:p>184</text:p>
          </table:table-cell>
          <table:table-cell office:value-type="string" calcext:value-type="string">
            <text:p>1083 LOREM IPSUM DOLOR</text:p>
          </table:table-cell>
          <table:table-cell office:value-type="float" office:value="1503957059" calcext:value-type="float">
            <text:p>1503957059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243" calcext:value-type="float">
            <text:p>243</text:p>
          </table:table-cell>
          <table:table-cell office:value-type="string" calcext:value-type="string">
            <text:p>1084 LOREM IPSUM DOLOR</text:p>
          </table:table-cell>
          <table:table-cell office:value-type="float" office:value="1503957060" calcext:value-type="float">
            <text:p>150395706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833" calcext:value-type="float">
            <text:p>833</text:p>
          </table:table-cell>
          <table:table-cell office:value-type="string" calcext:value-type="string">
            <text:p>1085 LOREM IPSUM DOLOR</text:p>
          </table:table-cell>
          <table:table-cell office:value-type="float" office:value="1503957061" calcext:value-type="float">
            <text:p>1503957061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290" calcext:value-type="float">
            <text:p>290</text:p>
          </table:table-cell>
          <table:table-cell office:value-type="string" calcext:value-type="string">
            <text:p>1086 LOREM IPSUM DOLOR</text:p>
          </table:table-cell>
          <table:table-cell office:value-type="float" office:value="1503957062" calcext:value-type="float">
            <text:p>1503957062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815" calcext:value-type="float">
            <text:p>815</text:p>
          </table:table-cell>
          <table:table-cell office:value-type="string" calcext:value-type="string">
            <text:p>1087 LOREM IPSUM DOLOR</text:p>
          </table:table-cell>
          <table:table-cell office:value-type="float" office:value="1503957063" calcext:value-type="float">
            <text:p>150395706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336" calcext:value-type="float">
            <text:p>336</text:p>
          </table:table-cell>
          <table:table-cell office:value-type="string" calcext:value-type="string">
            <text:p>1088 LOREM IPSUM DOLOR</text:p>
          </table:table-cell>
          <table:table-cell office:value-type="float" office:value="1503957064" calcext:value-type="float">
            <text:p>150395706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450" calcext:value-type="float">
            <text:p>450</text:p>
          </table:table-cell>
          <table:table-cell office:value-type="string" calcext:value-type="string">
            <text:p>1089 LOREM IPSUM DOLOR</text:p>
          </table:table-cell>
          <table:table-cell office:value-type="float" office:value="1503957065" calcext:value-type="float">
            <text:p>150395706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534" calcext:value-type="float">
            <text:p>534</text:p>
          </table:table-cell>
          <table:table-cell office:value-type="string" calcext:value-type="string">
            <text:p>1090 LOREM IPSUM DOLOR</text:p>
          </table:table-cell>
          <table:table-cell office:value-type="float" office:value="1503957066" calcext:value-type="float">
            <text:p>150395706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980" calcext:value-type="float">
            <text:p>980</text:p>
          </table:table-cell>
          <table:table-cell office:value-type="string" calcext:value-type="string">
            <text:p>1091 LOREM IPSUM DOLOR</text:p>
          </table:table-cell>
          <table:table-cell office:value-type="float" office:value="1503957067" calcext:value-type="float">
            <text:p>150395706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948" calcext:value-type="float">
            <text:p>948</text:p>
          </table:table-cell>
          <table:table-cell office:value-type="string" calcext:value-type="string">
            <text:p>1092 LOREM IPSUM DOLOR</text:p>
          </table:table-cell>
          <table:table-cell office:value-type="float" office:value="1503957068" calcext:value-type="float">
            <text:p>150395706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252" calcext:value-type="float">
            <text:p>252</text:p>
          </table:table-cell>
          <table:table-cell office:value-type="string" calcext:value-type="string">
            <text:p>1093 LOREM IPSUM DOLOR</text:p>
          </table:table-cell>
          <table:table-cell office:value-type="float" office:value="1503957069" calcext:value-type="float">
            <text:p>150395706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576" calcext:value-type="float">
            <text:p>576</text:p>
          </table:table-cell>
          <table:table-cell office:value-type="string" calcext:value-type="string">
            <text:p>1094 LOREM IPSUM DOLOR</text:p>
          </table:table-cell>
          <table:table-cell office:value-type="float" office:value="1503957070" calcext:value-type="float">
            <text:p>150395707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29" calcext:value-type="float">
            <text:p>29</text:p>
          </table:table-cell>
          <table:table-cell office:value-type="string" calcext:value-type="string">
            <text:p>1095 LOREM IPSUM DOLOR</text:p>
          </table:table-cell>
          <table:table-cell office:value-type="float" office:value="1503957071" calcext:value-type="float">
            <text:p>1503957071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152" calcext:value-type="float">
            <text:p>152</text:p>
          </table:table-cell>
          <table:table-cell office:value-type="string" calcext:value-type="string">
            <text:p>1096 LOREM IPSUM DOLOR</text:p>
          </table:table-cell>
          <table:table-cell office:value-type="float" office:value="1503957072" calcext:value-type="float">
            <text:p>150395707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603" calcext:value-type="float">
            <text:p>603</text:p>
          </table:table-cell>
          <table:table-cell office:value-type="string" calcext:value-type="string">
            <text:p>1097 LOREM IPSUM DOLOR</text:p>
          </table:table-cell>
          <table:table-cell office:value-type="float" office:value="1503957073" calcext:value-type="float">
            <text:p>150395707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758" calcext:value-type="float">
            <text:p>758</text:p>
          </table:table-cell>
          <table:table-cell office:value-type="string" calcext:value-type="string">
            <text:p>1098 LOREM IPSUM DOLOR</text:p>
          </table:table-cell>
          <table:table-cell office:value-type="float" office:value="1503957074" calcext:value-type="float">
            <text:p>150395707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247" calcext:value-type="float">
            <text:p>247</text:p>
          </table:table-cell>
          <table:table-cell office:value-type="string" calcext:value-type="string">
            <text:p>1099 LOREM IPSUM DOLOR</text:p>
          </table:table-cell>
          <table:table-cell office:value-type="float" office:value="1503957075" calcext:value-type="float">
            <text:p>15039570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393" calcext:value-type="float">
            <text:p>393</text:p>
          </table:table-cell>
          <table:table-cell office:value-type="string" calcext:value-type="string">
            <text:p>1100 LOREM IPSUM DOLOR</text:p>
          </table:table-cell>
          <table:table-cell office:value-type="float" office:value="1503957076" calcext:value-type="float">
            <text:p>150395707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525" calcext:value-type="float">
            <text:p>525</text:p>
          </table:table-cell>
          <table:table-cell office:value-type="string" calcext:value-type="string">
            <text:p>1101 LOREM IPSUM DOLOR</text:p>
          </table:table-cell>
          <table:table-cell office:value-type="float" office:value="1503957077" calcext:value-type="float">
            <text:p>150395707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873" calcext:value-type="float">
            <text:p>873</text:p>
          </table:table-cell>
          <table:table-cell office:value-type="string" calcext:value-type="string">
            <text:p>1102 LOREM IPSUM DOLOR</text:p>
          </table:table-cell>
          <table:table-cell office:value-type="float" office:value="1503957078" calcext:value-type="float">
            <text:p>150395707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216" calcext:value-type="float">
            <text:p>216</text:p>
          </table:table-cell>
          <table:table-cell office:value-type="string" calcext:value-type="string">
            <text:p>1103 LOREM IPSUM DOLOR</text:p>
          </table:table-cell>
          <table:table-cell office:value-type="float" office:value="1503957079" calcext:value-type="float">
            <text:p>150395707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499" calcext:value-type="float">
            <text:p>499</text:p>
          </table:table-cell>
          <table:table-cell office:value-type="string" calcext:value-type="string">
            <text:p>1104 LOREM IPSUM DOLOR</text:p>
          </table:table-cell>
          <table:table-cell office:value-type="float" office:value="1503957080" calcext:value-type="float">
            <text:p>150395708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547" calcext:value-type="float">
            <text:p>547</text:p>
          </table:table-cell>
          <table:table-cell office:value-type="string" calcext:value-type="string">
            <text:p>1105 LOREM IPSUM DOLOR</text:p>
          </table:table-cell>
          <table:table-cell office:value-type="float" office:value="1503957081" calcext:value-type="float">
            <text:p>150395708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569" calcext:value-type="float">
            <text:p>569</text:p>
          </table:table-cell>
          <table:table-cell office:value-type="string" calcext:value-type="string">
            <text:p>1106 LOREM IPSUM DOLOR</text:p>
          </table:table-cell>
          <table:table-cell office:value-type="float" office:value="1503957082" calcext:value-type="float">
            <text:p>150395708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830" calcext:value-type="float">
            <text:p>830</text:p>
          </table:table-cell>
          <table:table-cell office:value-type="string" calcext:value-type="string">
            <text:p>1107 LOREM IPSUM DOLOR</text:p>
          </table:table-cell>
          <table:table-cell office:value-type="float" office:value="1503957083" calcext:value-type="float">
            <text:p>150395708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604" calcext:value-type="float">
            <text:p>604</text:p>
          </table:table-cell>
          <table:table-cell office:value-type="string" calcext:value-type="string">
            <text:p>1108 LOREM IPSUM DOLOR</text:p>
          </table:table-cell>
          <table:table-cell office:value-type="float" office:value="1503957084" calcext:value-type="float">
            <text:p>150395708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111" calcext:value-type="float">
            <text:p>111</text:p>
          </table:table-cell>
          <table:table-cell office:value-type="string" calcext:value-type="string">
            <text:p>1109 LOREM IPSUM DOLOR</text:p>
          </table:table-cell>
          <table:table-cell office:value-type="float" office:value="1503957085" calcext:value-type="float">
            <text:p>150395708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208" calcext:value-type="float">
            <text:p>208</text:p>
          </table:table-cell>
          <table:table-cell office:value-type="string" calcext:value-type="string">
            <text:p>1110 LOREM IPSUM DOLOR</text:p>
          </table:table-cell>
          <table:table-cell office:value-type="float" office:value="1503957086" calcext:value-type="float">
            <text:p>150395708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79" calcext:value-type="float">
            <text:p>79</text:p>
          </table:table-cell>
          <table:table-cell office:value-type="string" calcext:value-type="string">
            <text:p>1111 LOREM IPSUM DOLOR</text:p>
          </table:table-cell>
          <table:table-cell office:value-type="float" office:value="1503957087" calcext:value-type="float">
            <text:p>150395708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154" calcext:value-type="float">
            <text:p>154</text:p>
          </table:table-cell>
          <table:table-cell office:value-type="string" calcext:value-type="string">
            <text:p>1112 LOREM IPSUM DOLOR</text:p>
          </table:table-cell>
          <table:table-cell office:value-type="float" office:value="1503957088" calcext:value-type="float">
            <text:p>150395708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813" calcext:value-type="float">
            <text:p>813</text:p>
          </table:table-cell>
          <table:table-cell office:value-type="string" calcext:value-type="string">
            <text:p>1113 LOREM IPSUM DOLOR</text:p>
          </table:table-cell>
          <table:table-cell office:value-type="float" office:value="1503957089" calcext:value-type="float">
            <text:p>150395708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338" calcext:value-type="float">
            <text:p>338</text:p>
          </table:table-cell>
          <table:table-cell office:value-type="string" calcext:value-type="string">
            <text:p>1114 LOREM IPSUM DOLOR</text:p>
          </table:table-cell>
          <table:table-cell office:value-type="float" office:value="1503957090" calcext:value-type="float">
            <text:p>150395709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957" calcext:value-type="float">
            <text:p>957</text:p>
          </table:table-cell>
          <table:table-cell office:value-type="string" calcext:value-type="string">
            <text:p>1115 LOREM IPSUM DOLOR</text:p>
          </table:table-cell>
          <table:table-cell office:value-type="float" office:value="1503957091" calcext:value-type="float">
            <text:p>150395709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244" calcext:value-type="float">
            <text:p>244</text:p>
          </table:table-cell>
          <table:table-cell office:value-type="string" calcext:value-type="string">
            <text:p>1116 LOREM IPSUM DOLOR</text:p>
          </table:table-cell>
          <table:table-cell office:value-type="float" office:value="1503957092" calcext:value-type="float">
            <text:p>1503957092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70" calcext:value-type="float">
            <text:p>70</text:p>
          </table:table-cell>
          <table:table-cell office:value-type="string" calcext:value-type="string">
            <text:p>1117 LOREM IPSUM DOLOR</text:p>
          </table:table-cell>
          <table:table-cell office:value-type="float" office:value="1503957093" calcext:value-type="float">
            <text:p>150395709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930" calcext:value-type="float">
            <text:p>930</text:p>
          </table:table-cell>
          <table:table-cell office:value-type="string" calcext:value-type="string">
            <text:p>1118 LOREM IPSUM DOLOR</text:p>
          </table:table-cell>
          <table:table-cell office:value-type="float" office:value="1503957094" calcext:value-type="float">
            <text:p>150395709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657" calcext:value-type="float">
            <text:p>657</text:p>
          </table:table-cell>
          <table:table-cell office:value-type="string" calcext:value-type="string">
            <text:p>1119 LOREM IPSUM DOLOR</text:p>
          </table:table-cell>
          <table:table-cell office:value-type="float" office:value="1503957095" calcext:value-type="float">
            <text:p>150395709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804" calcext:value-type="float">
            <text:p>804</text:p>
          </table:table-cell>
          <table:table-cell office:value-type="string" calcext:value-type="string">
            <text:p>1120 LOREM IPSUM DOLOR</text:p>
          </table:table-cell>
          <table:table-cell office:value-type="float" office:value="1503957096" calcext:value-type="float">
            <text:p>150395709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644" calcext:value-type="float">
            <text:p>644</text:p>
          </table:table-cell>
          <table:table-cell office:value-type="string" calcext:value-type="string">
            <text:p>1121 LOREM IPSUM DOLOR</text:p>
          </table:table-cell>
          <table:table-cell office:value-type="float" office:value="1503957097" calcext:value-type="float">
            <text:p>150395709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845" calcext:value-type="float">
            <text:p>845</text:p>
          </table:table-cell>
          <table:table-cell office:value-type="string" calcext:value-type="string">
            <text:p>1122 LOREM IPSUM DOLOR</text:p>
          </table:table-cell>
          <table:table-cell office:value-type="float" office:value="1503957098" calcext:value-type="float">
            <text:p>150395709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370" calcext:value-type="float">
            <text:p>370</text:p>
          </table:table-cell>
          <table:table-cell office:value-type="string" calcext:value-type="string">
            <text:p>1123 LOREM IPSUM DOLOR</text:p>
          </table:table-cell>
          <table:table-cell office:value-type="float" office:value="1503957099" calcext:value-type="float">
            <text:p>150395709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992" calcext:value-type="float">
            <text:p>992</text:p>
          </table:table-cell>
          <table:table-cell office:value-type="string" calcext:value-type="string">
            <text:p>1124 LOREM IPSUM DOLOR</text:p>
          </table:table-cell>
          <table:table-cell office:value-type="float" office:value="1503957100" calcext:value-type="float">
            <text:p>150395710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989" calcext:value-type="float">
            <text:p>989</text:p>
          </table:table-cell>
          <table:table-cell office:value-type="string" calcext:value-type="string">
            <text:p>1125 LOREM IPSUM DOLOR</text:p>
          </table:table-cell>
          <table:table-cell office:value-type="float" office:value="1503957101" calcext:value-type="float">
            <text:p>150395710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972" calcext:value-type="float">
            <text:p>972</text:p>
          </table:table-cell>
          <table:table-cell office:value-type="string" calcext:value-type="string">
            <text:p>1126 LOREM IPSUM DOLOR</text:p>
          </table:table-cell>
          <table:table-cell office:value-type="float" office:value="1503957102" calcext:value-type="float">
            <text:p>150395710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925" calcext:value-type="float">
            <text:p>925</text:p>
          </table:table-cell>
          <table:table-cell office:value-type="string" calcext:value-type="string">
            <text:p>1127 LOREM IPSUM DOLOR</text:p>
          </table:table-cell>
          <table:table-cell office:value-type="float" office:value="1503957103" calcext:value-type="float">
            <text:p>150395710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121" calcext:value-type="float">
            <text:p>121</text:p>
          </table:table-cell>
          <table:table-cell office:value-type="string" calcext:value-type="string">
            <text:p>1128 LOREM IPSUM DOLOR</text:p>
          </table:table-cell>
          <table:table-cell office:value-type="float" office:value="1503957104" calcext:value-type="float">
            <text:p>150395710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234" calcext:value-type="float">
            <text:p>234</text:p>
          </table:table-cell>
          <table:table-cell office:value-type="string" calcext:value-type="string">
            <text:p>1129 LOREM IPSUM DOLOR</text:p>
          </table:table-cell>
          <table:table-cell office:value-type="float" office:value="1503957105" calcext:value-type="float">
            <text:p>150395710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461" calcext:value-type="float">
            <text:p>461</text:p>
          </table:table-cell>
          <table:table-cell office:value-type="string" calcext:value-type="string">
            <text:p>1130 LOREM IPSUM DOLOR</text:p>
          </table:table-cell>
          <table:table-cell office:value-type="float" office:value="1503957106" calcext:value-type="float">
            <text:p>150395710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746" calcext:value-type="float">
            <text:p>746</text:p>
          </table:table-cell>
          <table:table-cell office:value-type="string" calcext:value-type="string">
            <text:p>1131 LOREM IPSUM DOLOR</text:p>
          </table:table-cell>
          <table:table-cell office:value-type="float" office:value="1503957107" calcext:value-type="float">
            <text:p>1503957107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963" calcext:value-type="float">
            <text:p>963</text:p>
          </table:table-cell>
          <table:table-cell office:value-type="string" calcext:value-type="string">
            <text:p>1132 LOREM IPSUM DOLOR</text:p>
          </table:table-cell>
          <table:table-cell office:value-type="float" office:value="1503957108" calcext:value-type="float">
            <text:p>150395710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197" calcext:value-type="float">
            <text:p>197</text:p>
          </table:table-cell>
          <table:table-cell office:value-type="string" calcext:value-type="string">
            <text:p>1133 LOREM IPSUM DOLOR</text:p>
          </table:table-cell>
          <table:table-cell office:value-type="float" office:value="1503957109" calcext:value-type="float">
            <text:p>1503957109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419" calcext:value-type="float">
            <text:p>419</text:p>
          </table:table-cell>
          <table:table-cell office:value-type="string" calcext:value-type="string">
            <text:p>1134 LOREM IPSUM DOLOR</text:p>
          </table:table-cell>
          <table:table-cell office:value-type="float" office:value="1503957110" calcext:value-type="float">
            <text:p>150395711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91" calcext:value-type="float">
            <text:p>91</text:p>
          </table:table-cell>
          <table:table-cell office:value-type="string" calcext:value-type="string">
            <text:p>1135 LOREM IPSUM DOLOR</text:p>
          </table:table-cell>
          <table:table-cell office:value-type="float" office:value="1503957111" calcext:value-type="float">
            <text:p>150395711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891" calcext:value-type="float">
            <text:p>891</text:p>
          </table:table-cell>
          <table:table-cell office:value-type="string" calcext:value-type="string">
            <text:p>1136 LOREM IPSUM DOLOR</text:p>
          </table:table-cell>
          <table:table-cell office:value-type="float" office:value="1503957112" calcext:value-type="float">
            <text:p>150395711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505" calcext:value-type="float">
            <text:p>505</text:p>
          </table:table-cell>
          <table:table-cell office:value-type="string" calcext:value-type="string">
            <text:p>1137 LOREM IPSUM DOLOR</text:p>
          </table:table-cell>
          <table:table-cell office:value-type="float" office:value="1503957113" calcext:value-type="float">
            <text:p>150395711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80" calcext:value-type="float">
            <text:p>80</text:p>
          </table:table-cell>
          <table:table-cell office:value-type="string" calcext:value-type="string">
            <text:p>1138 LOREM IPSUM DOLOR</text:p>
          </table:table-cell>
          <table:table-cell office:value-type="float" office:value="1503957114" calcext:value-type="float">
            <text:p>150395711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706" calcext:value-type="float">
            <text:p>706</text:p>
          </table:table-cell>
          <table:table-cell office:value-type="string" calcext:value-type="string">
            <text:p>1139 LOREM IPSUM DOLOR</text:p>
          </table:table-cell>
          <table:table-cell office:value-type="float" office:value="1503957115" calcext:value-type="float">
            <text:p>150395711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621" calcext:value-type="float">
            <text:p>621</text:p>
          </table:table-cell>
          <table:table-cell office:value-type="string" calcext:value-type="string">
            <text:p>1140 LOREM IPSUM DOLOR</text:p>
          </table:table-cell>
          <table:table-cell office:value-type="float" office:value="1503957116" calcext:value-type="float">
            <text:p>150395711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841" calcext:value-type="float">
            <text:p>841</text:p>
          </table:table-cell>
          <table:table-cell office:value-type="string" calcext:value-type="string">
            <text:p>1141 LOREM IPSUM DOLOR</text:p>
          </table:table-cell>
          <table:table-cell office:value-type="float" office:value="1503957117" calcext:value-type="float">
            <text:p>150395711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209" calcext:value-type="float">
            <text:p>209</text:p>
          </table:table-cell>
          <table:table-cell office:value-type="string" calcext:value-type="string">
            <text:p>1142 LOREM IPSUM DOLOR</text:p>
          </table:table-cell>
          <table:table-cell office:value-type="float" office:value="1503957118" calcext:value-type="float">
            <text:p>150395711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70" calcext:value-type="float">
            <text:p>70</text:p>
          </table:table-cell>
          <table:table-cell office:value-type="string" calcext:value-type="string">
            <text:p>1143 LOREM IPSUM DOLOR</text:p>
          </table:table-cell>
          <table:table-cell office:value-type="float" office:value="1503957119" calcext:value-type="float">
            <text:p>150395711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998" calcext:value-type="float">
            <text:p>998</text:p>
          </table:table-cell>
          <table:table-cell office:value-type="string" calcext:value-type="string">
            <text:p>1144 LOREM IPSUM DOLOR</text:p>
          </table:table-cell>
          <table:table-cell office:value-type="float" office:value="1503957120" calcext:value-type="float">
            <text:p>150395712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881" calcext:value-type="float">
            <text:p>881</text:p>
          </table:table-cell>
          <table:table-cell office:value-type="string" calcext:value-type="string">
            <text:p>1145 LOREM IPSUM DOLOR</text:p>
          </table:table-cell>
          <table:table-cell office:value-type="float" office:value="1503957121" calcext:value-type="float">
            <text:p>150395712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490" calcext:value-type="float">
            <text:p>490</text:p>
          </table:table-cell>
          <table:table-cell office:value-type="string" calcext:value-type="string">
            <text:p>1146 LOREM IPSUM DOLOR</text:p>
          </table:table-cell>
          <table:table-cell office:value-type="float" office:value="1503957122" calcext:value-type="float">
            <text:p>150395712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283" calcext:value-type="float">
            <text:p>283</text:p>
          </table:table-cell>
          <table:table-cell office:value-type="string" calcext:value-type="string">
            <text:p>1147 LOREM IPSUM DOLOR</text:p>
          </table:table-cell>
          <table:table-cell office:value-type="float" office:value="1503957123" calcext:value-type="float">
            <text:p>150395712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846" calcext:value-type="float">
            <text:p>846</text:p>
          </table:table-cell>
          <table:table-cell office:value-type="string" calcext:value-type="string">
            <text:p>1148 LOREM IPSUM DOLOR</text:p>
          </table:table-cell>
          <table:table-cell office:value-type="float" office:value="1503957124" calcext:value-type="float">
            <text:p>150395712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377" calcext:value-type="float">
            <text:p>377</text:p>
          </table:table-cell>
          <table:table-cell office:value-type="string" calcext:value-type="string">
            <text:p>1149 LOREM IPSUM DOLOR</text:p>
          </table:table-cell>
          <table:table-cell office:value-type="float" office:value="1503957125" calcext:value-type="float">
            <text:p>150395712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123" calcext:value-type="float">
            <text:p>123</text:p>
          </table:table-cell>
          <table:table-cell office:value-type="string" calcext:value-type="string">
            <text:p>1150 LOREM IPSUM DOLOR</text:p>
          </table:table-cell>
          <table:table-cell office:value-type="float" office:value="1503957126" calcext:value-type="float">
            <text:p>150395712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709" calcext:value-type="float">
            <text:p>709</text:p>
          </table:table-cell>
          <table:table-cell office:value-type="string" calcext:value-type="string">
            <text:p>1151 LOREM IPSUM DOLOR</text:p>
          </table:table-cell>
          <table:table-cell office:value-type="float" office:value="1503957127" calcext:value-type="float">
            <text:p>150395712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10" calcext:value-type="float">
            <text:p>10</text:p>
          </table:table-cell>
          <table:table-cell office:value-type="string" calcext:value-type="string">
            <text:p>1152 LOREM IPSUM DOLOR</text:p>
          </table:table-cell>
          <table:table-cell office:value-type="float" office:value="1503957128" calcext:value-type="float">
            <text:p>150395712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974" calcext:value-type="float">
            <text:p>974</text:p>
          </table:table-cell>
          <table:table-cell office:value-type="string" calcext:value-type="string">
            <text:p>1153 LOREM IPSUM DOLOR</text:p>
          </table:table-cell>
          <table:table-cell office:value-type="float" office:value="1503957129" calcext:value-type="float">
            <text:p>1503957129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227" calcext:value-type="float">
            <text:p>227</text:p>
          </table:table-cell>
          <table:table-cell office:value-type="string" calcext:value-type="string">
            <text:p>1154 LOREM IPSUM DOLOR</text:p>
          </table:table-cell>
          <table:table-cell office:value-type="float" office:value="1503957130" calcext:value-type="float">
            <text:p>150395713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481" calcext:value-type="float">
            <text:p>481</text:p>
          </table:table-cell>
          <table:table-cell office:value-type="string" calcext:value-type="string">
            <text:p>1155 LOREM IPSUM DOLOR</text:p>
          </table:table-cell>
          <table:table-cell office:value-type="float" office:value="1503957131" calcext:value-type="float">
            <text:p>150395713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75" calcext:value-type="float">
            <text:p>75</text:p>
          </table:table-cell>
          <table:table-cell office:value-type="string" calcext:value-type="string">
            <text:p>1156 LOREM IPSUM DOLOR</text:p>
          </table:table-cell>
          <table:table-cell office:value-type="float" office:value="1503957132" calcext:value-type="float">
            <text:p>150395713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52" calcext:value-type="float">
            <text:p>52</text:p>
          </table:table-cell>
          <table:table-cell office:value-type="string" calcext:value-type="string">
            <text:p>1157 LOREM IPSUM DOLOR</text:p>
          </table:table-cell>
          <table:table-cell office:value-type="float" office:value="1503957133" calcext:value-type="float">
            <text:p>150395713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955" calcext:value-type="float">
            <text:p>955</text:p>
          </table:table-cell>
          <table:table-cell office:value-type="string" calcext:value-type="string">
            <text:p>1158 LOREM IPSUM DOLOR</text:p>
          </table:table-cell>
          <table:table-cell office:value-type="float" office:value="1503957134" calcext:value-type="float">
            <text:p>150395713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174" calcext:value-type="float">
            <text:p>174</text:p>
          </table:table-cell>
          <table:table-cell office:value-type="string" calcext:value-type="string">
            <text:p>1159 LOREM IPSUM DOLOR</text:p>
          </table:table-cell>
          <table:table-cell office:value-type="float" office:value="1503957135" calcext:value-type="float">
            <text:p>150395713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604" calcext:value-type="float">
            <text:p>604</text:p>
          </table:table-cell>
          <table:table-cell office:value-type="string" calcext:value-type="string">
            <text:p>1160 LOREM IPSUM DOLOR</text:p>
          </table:table-cell>
          <table:table-cell office:value-type="float" office:value="1503957136" calcext:value-type="float">
            <text:p>150395713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576" calcext:value-type="float">
            <text:p>576</text:p>
          </table:table-cell>
          <table:table-cell office:value-type="string" calcext:value-type="string">
            <text:p>1161 LOREM IPSUM DOLOR</text:p>
          </table:table-cell>
          <table:table-cell office:value-type="float" office:value="1503957137" calcext:value-type="float">
            <text:p>150395713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957" calcext:value-type="float">
            <text:p>957</text:p>
          </table:table-cell>
          <table:table-cell office:value-type="string" calcext:value-type="string">
            <text:p>1162 LOREM IPSUM DOLOR</text:p>
          </table:table-cell>
          <table:table-cell office:value-type="float" office:value="1503957138" calcext:value-type="float">
            <text:p>150395713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437" calcext:value-type="float">
            <text:p>437</text:p>
          </table:table-cell>
          <table:table-cell office:value-type="string" calcext:value-type="string">
            <text:p>1163 LOREM IPSUM DOLOR</text:p>
          </table:table-cell>
          <table:table-cell office:value-type="float" office:value="1503957139" calcext:value-type="float">
            <text:p>1503957139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176" calcext:value-type="float">
            <text:p>176</text:p>
          </table:table-cell>
          <table:table-cell office:value-type="string" calcext:value-type="string">
            <text:p>1164 LOREM IPSUM DOLOR</text:p>
          </table:table-cell>
          <table:table-cell office:value-type="float" office:value="1503957140" calcext:value-type="float">
            <text:p>150395714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530" calcext:value-type="float">
            <text:p>530</text:p>
          </table:table-cell>
          <table:table-cell office:value-type="string" calcext:value-type="string">
            <text:p>1165 LOREM IPSUM DOLOR</text:p>
          </table:table-cell>
          <table:table-cell office:value-type="float" office:value="1503957141" calcext:value-type="float">
            <text:p>150395714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705" calcext:value-type="float">
            <text:p>705</text:p>
          </table:table-cell>
          <table:table-cell office:value-type="string" calcext:value-type="string">
            <text:p>1166 LOREM IPSUM DOLOR</text:p>
          </table:table-cell>
          <table:table-cell office:value-type="float" office:value="1503957142" calcext:value-type="float">
            <text:p>150395714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95" calcext:value-type="float">
            <text:p>95</text:p>
          </table:table-cell>
          <table:table-cell office:value-type="string" calcext:value-type="string">
            <text:p>1167 LOREM IPSUM DOLOR</text:p>
          </table:table-cell>
          <table:table-cell office:value-type="float" office:value="1503957143" calcext:value-type="float">
            <text:p>150395714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780" calcext:value-type="float">
            <text:p>780</text:p>
          </table:table-cell>
          <table:table-cell office:value-type="string" calcext:value-type="string">
            <text:p>1168 LOREM IPSUM DOLOR</text:p>
          </table:table-cell>
          <table:table-cell office:value-type="float" office:value="1503957144" calcext:value-type="float">
            <text:p>150395714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452" calcext:value-type="float">
            <text:p>452</text:p>
          </table:table-cell>
          <table:table-cell office:value-type="string" calcext:value-type="string">
            <text:p>1169 LOREM IPSUM DOLOR</text:p>
          </table:table-cell>
          <table:table-cell office:value-type="float" office:value="1503957145" calcext:value-type="float">
            <text:p>150395714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704" calcext:value-type="float">
            <text:p>704</text:p>
          </table:table-cell>
          <table:table-cell office:value-type="string" calcext:value-type="string">
            <text:p>1170 LOREM IPSUM DOLOR</text:p>
          </table:table-cell>
          <table:table-cell office:value-type="float" office:value="1503957146" calcext:value-type="float">
            <text:p>150395714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284" calcext:value-type="float">
            <text:p>284</text:p>
          </table:table-cell>
          <table:table-cell office:value-type="string" calcext:value-type="string">
            <text:p>1171 LOREM IPSUM DOLOR</text:p>
          </table:table-cell>
          <table:table-cell office:value-type="float" office:value="1503957147" calcext:value-type="float">
            <text:p>150395714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50" calcext:value-type="float">
            <text:p>50</text:p>
          </table:table-cell>
          <table:table-cell office:value-type="string" calcext:value-type="string">
            <text:p>1172 LOREM IPSUM DOLOR</text:p>
          </table:table-cell>
          <table:table-cell office:value-type="float" office:value="1503957148" calcext:value-type="float">
            <text:p>150395714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616" calcext:value-type="float">
            <text:p>616</text:p>
          </table:table-cell>
          <table:table-cell office:value-type="string" calcext:value-type="string">
            <text:p>1173 LOREM IPSUM DOLOR</text:p>
          </table:table-cell>
          <table:table-cell office:value-type="float" office:value="1503957149" calcext:value-type="float">
            <text:p>150395714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791" calcext:value-type="float">
            <text:p>791</text:p>
          </table:table-cell>
          <table:table-cell office:value-type="string" calcext:value-type="string">
            <text:p>1174 LOREM IPSUM DOLOR</text:p>
          </table:table-cell>
          <table:table-cell office:value-type="float" office:value="1503957150" calcext:value-type="float">
            <text:p>150395715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855" calcext:value-type="float">
            <text:p>855</text:p>
          </table:table-cell>
          <table:table-cell office:value-type="string" calcext:value-type="string">
            <text:p>1175 LOREM IPSUM DOLOR</text:p>
          </table:table-cell>
          <table:table-cell office:value-type="float" office:value="1503957151" calcext:value-type="float">
            <text:p>150395715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518" calcext:value-type="float">
            <text:p>518</text:p>
          </table:table-cell>
          <table:table-cell office:value-type="string" calcext:value-type="string">
            <text:p>1176 LOREM IPSUM DOLOR</text:p>
          </table:table-cell>
          <table:table-cell office:value-type="float" office:value="1503957152" calcext:value-type="float">
            <text:p>150395715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86" calcext:value-type="float">
            <text:p>86</text:p>
          </table:table-cell>
          <table:table-cell office:value-type="string" calcext:value-type="string">
            <text:p>1177 LOREM IPSUM DOLOR</text:p>
          </table:table-cell>
          <table:table-cell office:value-type="float" office:value="1503957153" calcext:value-type="float">
            <text:p>150395715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381" calcext:value-type="float">
            <text:p>381</text:p>
          </table:table-cell>
          <table:table-cell office:value-type="string" calcext:value-type="string">
            <text:p>1178 LOREM IPSUM DOLOR</text:p>
          </table:table-cell>
          <table:table-cell office:value-type="float" office:value="1503957154" calcext:value-type="float">
            <text:p>150395715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268" calcext:value-type="float">
            <text:p>268</text:p>
          </table:table-cell>
          <table:table-cell office:value-type="string" calcext:value-type="string">
            <text:p>1179 LOREM IPSUM DOLOR</text:p>
          </table:table-cell>
          <table:table-cell office:value-type="float" office:value="1503957155" calcext:value-type="float">
            <text:p>150395715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360" calcext:value-type="float">
            <text:p>360</text:p>
          </table:table-cell>
          <table:table-cell office:value-type="string" calcext:value-type="string">
            <text:p>1180 LOREM IPSUM DOLOR</text:p>
          </table:table-cell>
          <table:table-cell office:value-type="float" office:value="1503957156" calcext:value-type="float">
            <text:p>150395715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701" calcext:value-type="float">
            <text:p>701</text:p>
          </table:table-cell>
          <table:table-cell office:value-type="string" calcext:value-type="string">
            <text:p>1181 LOREM IPSUM DOLOR</text:p>
          </table:table-cell>
          <table:table-cell office:value-type="float" office:value="1503957157" calcext:value-type="float">
            <text:p>150395715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479" calcext:value-type="float">
            <text:p>479</text:p>
          </table:table-cell>
          <table:table-cell office:value-type="string" calcext:value-type="string">
            <text:p>1182 LOREM IPSUM DOLOR</text:p>
          </table:table-cell>
          <table:table-cell office:value-type="float" office:value="1503957158" calcext:value-type="float">
            <text:p>150395715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661" calcext:value-type="float">
            <text:p>661</text:p>
          </table:table-cell>
          <table:table-cell office:value-type="string" calcext:value-type="string">
            <text:p>1183 LOREM IPSUM DOLOR</text:p>
          </table:table-cell>
          <table:table-cell office:value-type="float" office:value="1503957159" calcext:value-type="float">
            <text:p>150395715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117" calcext:value-type="float">
            <text:p>117</text:p>
          </table:table-cell>
          <table:table-cell office:value-type="string" calcext:value-type="string">
            <text:p>1184 LOREM IPSUM DOLOR</text:p>
          </table:table-cell>
          <table:table-cell office:value-type="float" office:value="1503957160" calcext:value-type="float">
            <text:p>150395716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542" calcext:value-type="float">
            <text:p>542</text:p>
          </table:table-cell>
          <table:table-cell office:value-type="string" calcext:value-type="string">
            <text:p>1185 LOREM IPSUM DOLOR</text:p>
          </table:table-cell>
          <table:table-cell office:value-type="float" office:value="1503957161" calcext:value-type="float">
            <text:p>150395716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252" calcext:value-type="float">
            <text:p>252</text:p>
          </table:table-cell>
          <table:table-cell office:value-type="string" calcext:value-type="string">
            <text:p>1186 LOREM IPSUM DOLOR</text:p>
          </table:table-cell>
          <table:table-cell office:value-type="float" office:value="1503957162" calcext:value-type="float">
            <text:p>150395716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125" calcext:value-type="float">
            <text:p>125</text:p>
          </table:table-cell>
          <table:table-cell office:value-type="string" calcext:value-type="string">
            <text:p>1187 LOREM IPSUM DOLOR</text:p>
          </table:table-cell>
          <table:table-cell office:value-type="float" office:value="1503957163" calcext:value-type="float">
            <text:p>150395716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467" calcext:value-type="float">
            <text:p>467</text:p>
          </table:table-cell>
          <table:table-cell office:value-type="string" calcext:value-type="string">
            <text:p>1188 LOREM IPSUM DOLOR</text:p>
          </table:table-cell>
          <table:table-cell office:value-type="float" office:value="1503957164" calcext:value-type="float">
            <text:p>150395716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543" calcext:value-type="float">
            <text:p>543</text:p>
          </table:table-cell>
          <table:table-cell office:value-type="string" calcext:value-type="string">
            <text:p>1189 LOREM IPSUM DOLOR</text:p>
          </table:table-cell>
          <table:table-cell office:value-type="float" office:value="1503957165" calcext:value-type="float">
            <text:p>150395716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928" calcext:value-type="float">
            <text:p>928</text:p>
          </table:table-cell>
          <table:table-cell office:value-type="string" calcext:value-type="string">
            <text:p>1190 LOREM IPSUM DOLOR</text:p>
          </table:table-cell>
          <table:table-cell office:value-type="float" office:value="1503957166" calcext:value-type="float">
            <text:p>150395716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775" calcext:value-type="float">
            <text:p>775</text:p>
          </table:table-cell>
          <table:table-cell office:value-type="string" calcext:value-type="string">
            <text:p>1191 LOREM IPSUM DOLOR</text:p>
          </table:table-cell>
          <table:table-cell office:value-type="float" office:value="1503957167" calcext:value-type="float">
            <text:p>150395716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847" calcext:value-type="float">
            <text:p>847</text:p>
          </table:table-cell>
          <table:table-cell office:value-type="string" calcext:value-type="string">
            <text:p>1192 LOREM IPSUM DOLOR</text:p>
          </table:table-cell>
          <table:table-cell office:value-type="float" office:value="1503957168" calcext:value-type="float">
            <text:p>150395716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740" calcext:value-type="float">
            <text:p>740</text:p>
          </table:table-cell>
          <table:table-cell office:value-type="string" calcext:value-type="string">
            <text:p>1193 LOREM IPSUM DOLOR</text:p>
          </table:table-cell>
          <table:table-cell office:value-type="float" office:value="1503957169" calcext:value-type="float">
            <text:p>1503957169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145" calcext:value-type="float">
            <text:p>145</text:p>
          </table:table-cell>
          <table:table-cell office:value-type="string" calcext:value-type="string">
            <text:p>1194 LOREM IPSUM DOLOR</text:p>
          </table:table-cell>
          <table:table-cell office:value-type="float" office:value="1503957170" calcext:value-type="float">
            <text:p>150395717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940" calcext:value-type="float">
            <text:p>940</text:p>
          </table:table-cell>
          <table:table-cell office:value-type="string" calcext:value-type="string">
            <text:p>1195 LOREM IPSUM DOLOR</text:p>
          </table:table-cell>
          <table:table-cell office:value-type="float" office:value="1503957171" calcext:value-type="float">
            <text:p>1503957171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594" calcext:value-type="float">
            <text:p>594</text:p>
          </table:table-cell>
          <table:table-cell office:value-type="string" calcext:value-type="string">
            <text:p>1196 LOREM IPSUM DOLOR</text:p>
          </table:table-cell>
          <table:table-cell office:value-type="float" office:value="1503957172" calcext:value-type="float">
            <text:p>150395717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994" calcext:value-type="float">
            <text:p>994</text:p>
          </table:table-cell>
          <table:table-cell office:value-type="string" calcext:value-type="string">
            <text:p>1197 LOREM IPSUM DOLOR</text:p>
          </table:table-cell>
          <table:table-cell office:value-type="float" office:value="1503957173" calcext:value-type="float">
            <text:p>150395717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215" calcext:value-type="float">
            <text:p>215</text:p>
          </table:table-cell>
          <table:table-cell office:value-type="string" calcext:value-type="string">
            <text:p>1198 LOREM IPSUM DOLOR</text:p>
          </table:table-cell>
          <table:table-cell office:value-type="float" office:value="1503957174" calcext:value-type="float">
            <text:p>150395717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941" calcext:value-type="float">
            <text:p>941</text:p>
          </table:table-cell>
          <table:table-cell office:value-type="string" calcext:value-type="string">
            <text:p>1199 LOREM IPSUM DOLOR</text:p>
          </table:table-cell>
          <table:table-cell office:value-type="float" office:value="1503957175" calcext:value-type="float">
            <text:p>15039571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713" calcext:value-type="float">
            <text:p>713</text:p>
          </table:table-cell>
          <table:table-cell office:value-type="string" calcext:value-type="string">
            <text:p>1200 LOREM IPSUM DOLOR</text:p>
          </table:table-cell>
          <table:table-cell office:value-type="float" office:value="1503957176" calcext:value-type="float">
            <text:p>150395717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217" calcext:value-type="float">
            <text:p>217</text:p>
          </table:table-cell>
          <table:table-cell office:value-type="string" calcext:value-type="string">
            <text:p>1201 LOREM IPSUM DOLOR</text:p>
          </table:table-cell>
          <table:table-cell office:value-type="float" office:value="1503957177" calcext:value-type="float">
            <text:p>1503957177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349" calcext:value-type="float">
            <text:p>349</text:p>
          </table:table-cell>
          <table:table-cell office:value-type="string" calcext:value-type="string">
            <text:p>1202 LOREM IPSUM DOLOR</text:p>
          </table:table-cell>
          <table:table-cell office:value-type="float" office:value="1503957178" calcext:value-type="float">
            <text:p>150395717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57" calcext:value-type="float">
            <text:p>57</text:p>
          </table:table-cell>
          <table:table-cell office:value-type="string" calcext:value-type="string">
            <text:p>1203 LOREM IPSUM DOLOR</text:p>
          </table:table-cell>
          <table:table-cell office:value-type="float" office:value="1503957179" calcext:value-type="float">
            <text:p>150395717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877" calcext:value-type="float">
            <text:p>877</text:p>
          </table:table-cell>
          <table:table-cell office:value-type="string" calcext:value-type="string">
            <text:p>1204 LOREM IPSUM DOLOR</text:p>
          </table:table-cell>
          <table:table-cell office:value-type="float" office:value="1503957180" calcext:value-type="float">
            <text:p>150395718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135" calcext:value-type="float">
            <text:p>135</text:p>
          </table:table-cell>
          <table:table-cell office:value-type="string" calcext:value-type="string">
            <text:p>1205 LOREM IPSUM DOLOR</text:p>
          </table:table-cell>
          <table:table-cell office:value-type="float" office:value="1503957181" calcext:value-type="float">
            <text:p>150395718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605" calcext:value-type="float">
            <text:p>605</text:p>
          </table:table-cell>
          <table:table-cell office:value-type="string" calcext:value-type="string">
            <text:p>1206 LOREM IPSUM DOLOR</text:p>
          </table:table-cell>
          <table:table-cell office:value-type="float" office:value="1503957182" calcext:value-type="float">
            <text:p>150395718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601" calcext:value-type="float">
            <text:p>601</text:p>
          </table:table-cell>
          <table:table-cell office:value-type="string" calcext:value-type="string">
            <text:p>1207 LOREM IPSUM DOLOR</text:p>
          </table:table-cell>
          <table:table-cell office:value-type="float" office:value="1503957183" calcext:value-type="float">
            <text:p>150395718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191" calcext:value-type="float">
            <text:p>191</text:p>
          </table:table-cell>
          <table:table-cell office:value-type="string" calcext:value-type="string">
            <text:p>1208 LOREM IPSUM DOLOR</text:p>
          </table:table-cell>
          <table:table-cell office:value-type="float" office:value="1503957184" calcext:value-type="float">
            <text:p>150395718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955" calcext:value-type="float">
            <text:p>955</text:p>
          </table:table-cell>
          <table:table-cell office:value-type="string" calcext:value-type="string">
            <text:p>1209 LOREM IPSUM DOLOR</text:p>
          </table:table-cell>
          <table:table-cell office:value-type="float" office:value="1503957185" calcext:value-type="float">
            <text:p>150395718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166" calcext:value-type="float">
            <text:p>166</text:p>
          </table:table-cell>
          <table:table-cell office:value-type="string" calcext:value-type="string">
            <text:p>1210 LOREM IPSUM DOLOR</text:p>
          </table:table-cell>
          <table:table-cell office:value-type="float" office:value="1503957186" calcext:value-type="float">
            <text:p>1503957186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139" calcext:value-type="float">
            <text:p>139</text:p>
          </table:table-cell>
          <table:table-cell office:value-type="string" calcext:value-type="string">
            <text:p>1211 LOREM IPSUM DOLOR</text:p>
          </table:table-cell>
          <table:table-cell office:value-type="float" office:value="1503957187" calcext:value-type="float">
            <text:p>1503957187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51" calcext:value-type="float">
            <text:p>51</text:p>
          </table:table-cell>
          <table:table-cell office:value-type="string" calcext:value-type="string">
            <text:p>1212 LOREM IPSUM DOLOR</text:p>
          </table:table-cell>
          <table:table-cell office:value-type="float" office:value="1503957188" calcext:value-type="float">
            <text:p>150395718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291" calcext:value-type="float">
            <text:p>291</text:p>
          </table:table-cell>
          <table:table-cell office:value-type="string" calcext:value-type="string">
            <text:p>1213 LOREM IPSUM DOLOR</text:p>
          </table:table-cell>
          <table:table-cell office:value-type="float" office:value="1503957189" calcext:value-type="float">
            <text:p>1503957189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400" calcext:value-type="float">
            <text:p>400</text:p>
          </table:table-cell>
          <table:table-cell office:value-type="string" calcext:value-type="string">
            <text:p>1214 LOREM IPSUM DOLOR</text:p>
          </table:table-cell>
          <table:table-cell office:value-type="float" office:value="1503957190" calcext:value-type="float">
            <text:p>150395719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24" calcext:value-type="float">
            <text:p>24</text:p>
          </table:table-cell>
          <table:table-cell office:value-type="string" calcext:value-type="string">
            <text:p>1215 LOREM IPSUM DOLOR</text:p>
          </table:table-cell>
          <table:table-cell office:value-type="float" office:value="1503957191" calcext:value-type="float">
            <text:p>150395719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966" calcext:value-type="float">
            <text:p>966</text:p>
          </table:table-cell>
          <table:table-cell office:value-type="string" calcext:value-type="string">
            <text:p>1216 LOREM IPSUM DOLOR</text:p>
          </table:table-cell>
          <table:table-cell office:value-type="float" office:value="1503957192" calcext:value-type="float">
            <text:p>150395719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748" calcext:value-type="float">
            <text:p>748</text:p>
          </table:table-cell>
          <table:table-cell office:value-type="string" calcext:value-type="string">
            <text:p>1217 LOREM IPSUM DOLOR</text:p>
          </table:table-cell>
          <table:table-cell office:value-type="float" office:value="1503957193" calcext:value-type="float">
            <text:p>150395719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65" calcext:value-type="float">
            <text:p>65</text:p>
          </table:table-cell>
          <table:table-cell office:value-type="string" calcext:value-type="string">
            <text:p>1218 LOREM IPSUM DOLOR</text:p>
          </table:table-cell>
          <table:table-cell office:value-type="float" office:value="1503957194" calcext:value-type="float">
            <text:p>150395719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973" calcext:value-type="float">
            <text:p>973</text:p>
          </table:table-cell>
          <table:table-cell office:value-type="string" calcext:value-type="string">
            <text:p>1219 LOREM IPSUM DOLOR</text:p>
          </table:table-cell>
          <table:table-cell office:value-type="float" office:value="1503957195" calcext:value-type="float">
            <text:p>150395719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284" calcext:value-type="float">
            <text:p>284</text:p>
          </table:table-cell>
          <table:table-cell office:value-type="string" calcext:value-type="string">
            <text:p>1220 LOREM IPSUM DOLOR</text:p>
          </table:table-cell>
          <table:table-cell office:value-type="float" office:value="1503957196" calcext:value-type="float">
            <text:p>1503957196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221" calcext:value-type="float">
            <text:p>221</text:p>
          </table:table-cell>
          <table:table-cell office:value-type="string" calcext:value-type="string">
            <text:p>1221 LOREM IPSUM DOLOR</text:p>
          </table:table-cell>
          <table:table-cell office:value-type="float" office:value="1503957197" calcext:value-type="float">
            <text:p>150395719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670" calcext:value-type="float">
            <text:p>670</text:p>
          </table:table-cell>
          <table:table-cell office:value-type="string" calcext:value-type="string">
            <text:p>1222 LOREM IPSUM DOLOR</text:p>
          </table:table-cell>
          <table:table-cell office:value-type="float" office:value="1503957198" calcext:value-type="float">
            <text:p>150395719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931" calcext:value-type="float">
            <text:p>931</text:p>
          </table:table-cell>
          <table:table-cell office:value-type="string" calcext:value-type="string">
            <text:p>1223 LOREM IPSUM DOLOR</text:p>
          </table:table-cell>
          <table:table-cell office:value-type="float" office:value="1503957199" calcext:value-type="float">
            <text:p>150395719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340" calcext:value-type="float">
            <text:p>340</text:p>
          </table:table-cell>
          <table:table-cell office:value-type="string" calcext:value-type="string">
            <text:p>1224 LOREM IPSUM DOLOR</text:p>
          </table:table-cell>
          <table:table-cell office:value-type="float" office:value="1503957200" calcext:value-type="float">
            <text:p>150395720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981" calcext:value-type="float">
            <text:p>981</text:p>
          </table:table-cell>
          <table:table-cell office:value-type="string" calcext:value-type="string">
            <text:p>1225 LOREM IPSUM DOLOR</text:p>
          </table:table-cell>
          <table:table-cell office:value-type="float" office:value="1503957201" calcext:value-type="float">
            <text:p>150395720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982" calcext:value-type="float">
            <text:p>982</text:p>
          </table:table-cell>
          <table:table-cell office:value-type="string" calcext:value-type="string">
            <text:p>1226 LOREM IPSUM DOLOR</text:p>
          </table:table-cell>
          <table:table-cell office:value-type="float" office:value="1503957202" calcext:value-type="float">
            <text:p>150395720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599" calcext:value-type="float">
            <text:p>599</text:p>
          </table:table-cell>
          <table:table-cell office:value-type="string" calcext:value-type="string">
            <text:p>1227 LOREM IPSUM DOLOR</text:p>
          </table:table-cell>
          <table:table-cell office:value-type="float" office:value="1503957203" calcext:value-type="float">
            <text:p>150395720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318" calcext:value-type="float">
            <text:p>318</text:p>
          </table:table-cell>
          <table:table-cell office:value-type="string" calcext:value-type="string">
            <text:p>1228 LOREM IPSUM DOLOR</text:p>
          </table:table-cell>
          <table:table-cell office:value-type="float" office:value="1503957204" calcext:value-type="float">
            <text:p>150395720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420" calcext:value-type="float">
            <text:p>420</text:p>
          </table:table-cell>
          <table:table-cell office:value-type="string" calcext:value-type="string">
            <text:p>1229 LOREM IPSUM DOLOR</text:p>
          </table:table-cell>
          <table:table-cell office:value-type="float" office:value="1503957205" calcext:value-type="float">
            <text:p>150395720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31" calcext:value-type="float">
            <text:p>31</text:p>
          </table:table-cell>
          <table:table-cell office:value-type="string" calcext:value-type="string">
            <text:p>1230 LOREM IPSUM DOLOR</text:p>
          </table:table-cell>
          <table:table-cell office:value-type="float" office:value="1503957206" calcext:value-type="float">
            <text:p>150395720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928" calcext:value-type="float">
            <text:p>928</text:p>
          </table:table-cell>
          <table:table-cell office:value-type="string" calcext:value-type="string">
            <text:p>1231 LOREM IPSUM DOLOR</text:p>
          </table:table-cell>
          <table:table-cell office:value-type="float" office:value="1503957207" calcext:value-type="float">
            <text:p>150395720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779" calcext:value-type="float">
            <text:p>779</text:p>
          </table:table-cell>
          <table:table-cell office:value-type="string" calcext:value-type="string">
            <text:p>1232 LOREM IPSUM DOLOR</text:p>
          </table:table-cell>
          <table:table-cell office:value-type="float" office:value="1503957208" calcext:value-type="float">
            <text:p>150395720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852" calcext:value-type="float">
            <text:p>852</text:p>
          </table:table-cell>
          <table:table-cell office:value-type="string" calcext:value-type="string">
            <text:p>1233 LOREM IPSUM DOLOR</text:p>
          </table:table-cell>
          <table:table-cell office:value-type="float" office:value="1503957209" calcext:value-type="float">
            <text:p>150395720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532" calcext:value-type="float">
            <text:p>532</text:p>
          </table:table-cell>
          <table:table-cell office:value-type="string" calcext:value-type="string">
            <text:p>1234 LOREM IPSUM DOLOR</text:p>
          </table:table-cell>
          <table:table-cell office:value-type="float" office:value="1503957210" calcext:value-type="float">
            <text:p>150395721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634" calcext:value-type="float">
            <text:p>634</text:p>
          </table:table-cell>
          <table:table-cell office:value-type="string" calcext:value-type="string">
            <text:p>1235 LOREM IPSUM DOLOR</text:p>
          </table:table-cell>
          <table:table-cell office:value-type="float" office:value="1503957211" calcext:value-type="float">
            <text:p>1503957211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138" calcext:value-type="float">
            <text:p>138</text:p>
          </table:table-cell>
          <table:table-cell office:value-type="string" calcext:value-type="string">
            <text:p>1236 LOREM IPSUM DOLOR</text:p>
          </table:table-cell>
          <table:table-cell office:value-type="float" office:value="1503957212" calcext:value-type="float">
            <text:p>150395721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318" calcext:value-type="float">
            <text:p>318</text:p>
          </table:table-cell>
          <table:table-cell office:value-type="string" calcext:value-type="string">
            <text:p>1237 LOREM IPSUM DOLOR</text:p>
          </table:table-cell>
          <table:table-cell office:value-type="float" office:value="1503957213" calcext:value-type="float">
            <text:p>150395721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499" calcext:value-type="float">
            <text:p>499</text:p>
          </table:table-cell>
          <table:table-cell office:value-type="string" calcext:value-type="string">
            <text:p>1238 LOREM IPSUM DOLOR</text:p>
          </table:table-cell>
          <table:table-cell office:value-type="float" office:value="1503957214" calcext:value-type="float">
            <text:p>1503957214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470" calcext:value-type="float">
            <text:p>470</text:p>
          </table:table-cell>
          <table:table-cell office:value-type="string" calcext:value-type="string">
            <text:p>1239 LOREM IPSUM DOLOR</text:p>
          </table:table-cell>
          <table:table-cell office:value-type="float" office:value="1503957215" calcext:value-type="float">
            <text:p>150395721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816" calcext:value-type="float">
            <text:p>816</text:p>
          </table:table-cell>
          <table:table-cell office:value-type="string" calcext:value-type="string">
            <text:p>1240 LOREM IPSUM DOLOR</text:p>
          </table:table-cell>
          <table:table-cell office:value-type="float" office:value="1503957216" calcext:value-type="float">
            <text:p>150395721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924" calcext:value-type="float">
            <text:p>924</text:p>
          </table:table-cell>
          <table:table-cell office:value-type="string" calcext:value-type="string">
            <text:p>1241 LOREM IPSUM DOLOR</text:p>
          </table:table-cell>
          <table:table-cell office:value-type="float" office:value="1503957217" calcext:value-type="float">
            <text:p>150395721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593" calcext:value-type="float">
            <text:p>593</text:p>
          </table:table-cell>
          <table:table-cell office:value-type="string" calcext:value-type="string">
            <text:p>1242 LOREM IPSUM DOLOR</text:p>
          </table:table-cell>
          <table:table-cell office:value-type="float" office:value="1503957218" calcext:value-type="float">
            <text:p>150395721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333" calcext:value-type="float">
            <text:p>333</text:p>
          </table:table-cell>
          <table:table-cell office:value-type="string" calcext:value-type="string">
            <text:p>1243 LOREM IPSUM DOLOR</text:p>
          </table:table-cell>
          <table:table-cell office:value-type="float" office:value="1503957219" calcext:value-type="float">
            <text:p>1503957219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738" calcext:value-type="float">
            <text:p>738</text:p>
          </table:table-cell>
          <table:table-cell office:value-type="string" calcext:value-type="string">
            <text:p>1244 LOREM IPSUM DOLOR</text:p>
          </table:table-cell>
          <table:table-cell office:value-type="float" office:value="1503957220" calcext:value-type="float">
            <text:p>150395722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61" calcext:value-type="float">
            <text:p>61</text:p>
          </table:table-cell>
          <table:table-cell office:value-type="string" calcext:value-type="string">
            <text:p>1245 LOREM IPSUM DOLOR</text:p>
          </table:table-cell>
          <table:table-cell office:value-type="float" office:value="1503957221" calcext:value-type="float">
            <text:p>150395722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40" calcext:value-type="float">
            <text:p>40</text:p>
          </table:table-cell>
          <table:table-cell office:value-type="string" calcext:value-type="string">
            <text:p>1246 LOREM IPSUM DOLOR</text:p>
          </table:table-cell>
          <table:table-cell office:value-type="float" office:value="1503957222" calcext:value-type="float">
            <text:p>150395722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55" calcext:value-type="float">
            <text:p>55</text:p>
          </table:table-cell>
          <table:table-cell office:value-type="string" calcext:value-type="string">
            <text:p>1247 LOREM IPSUM DOLOR</text:p>
          </table:table-cell>
          <table:table-cell office:value-type="float" office:value="1503957223" calcext:value-type="float">
            <text:p>150395722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880" calcext:value-type="float">
            <text:p>880</text:p>
          </table:table-cell>
          <table:table-cell office:value-type="string" calcext:value-type="string">
            <text:p>1248 LOREM IPSUM DOLOR</text:p>
          </table:table-cell>
          <table:table-cell office:value-type="float" office:value="1503957224" calcext:value-type="float">
            <text:p>150395722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842" calcext:value-type="float">
            <text:p>842</text:p>
          </table:table-cell>
          <table:table-cell office:value-type="string" calcext:value-type="string">
            <text:p>1249 LOREM IPSUM DOLOR</text:p>
          </table:table-cell>
          <table:table-cell office:value-type="float" office:value="1503957225" calcext:value-type="float">
            <text:p>150395722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779" calcext:value-type="float">
            <text:p>779</text:p>
          </table:table-cell>
          <table:table-cell office:value-type="string" calcext:value-type="string">
            <text:p>1250 LOREM IPSUM DOLOR</text:p>
          </table:table-cell>
          <table:table-cell office:value-type="float" office:value="1503957226" calcext:value-type="float">
            <text:p>150395722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155" calcext:value-type="float">
            <text:p>155</text:p>
          </table:table-cell>
          <table:table-cell office:value-type="string" calcext:value-type="string">
            <text:p>1251 LOREM IPSUM DOLOR</text:p>
          </table:table-cell>
          <table:table-cell office:value-type="float" office:value="1503957227" calcext:value-type="float">
            <text:p>150395722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42" calcext:value-type="float">
            <text:p>42</text:p>
          </table:table-cell>
          <table:table-cell office:value-type="string" calcext:value-type="string">
            <text:p>1252 LOREM IPSUM DOLOR</text:p>
          </table:table-cell>
          <table:table-cell office:value-type="float" office:value="1503957228" calcext:value-type="float">
            <text:p>150395722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971" calcext:value-type="float">
            <text:p>971</text:p>
          </table:table-cell>
          <table:table-cell office:value-type="string" calcext:value-type="string">
            <text:p>1253 LOREM IPSUM DOLOR</text:p>
          </table:table-cell>
          <table:table-cell office:value-type="float" office:value="1503957229" calcext:value-type="float">
            <text:p>1503957229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70" calcext:value-type="float">
            <text:p>70</text:p>
          </table:table-cell>
          <table:table-cell office:value-type="string" calcext:value-type="string">
            <text:p>1254 LOREM IPSUM DOLOR</text:p>
          </table:table-cell>
          <table:table-cell office:value-type="float" office:value="1503957230" calcext:value-type="float">
            <text:p>150395723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363" calcext:value-type="float">
            <text:p>363</text:p>
          </table:table-cell>
          <table:table-cell office:value-type="string" calcext:value-type="string">
            <text:p>1255 LOREM IPSUM DOLOR</text:p>
          </table:table-cell>
          <table:table-cell office:value-type="float" office:value="1503957231" calcext:value-type="float">
            <text:p>150395723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539" calcext:value-type="float">
            <text:p>539</text:p>
          </table:table-cell>
          <table:table-cell office:value-type="string" calcext:value-type="string">
            <text:p>1256 LOREM IPSUM DOLOR</text:p>
          </table:table-cell>
          <table:table-cell office:value-type="float" office:value="1503957232" calcext:value-type="float">
            <text:p>150395723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694" calcext:value-type="float">
            <text:p>694</text:p>
          </table:table-cell>
          <table:table-cell office:value-type="string" calcext:value-type="string">
            <text:p>1257 LOREM IPSUM DOLOR</text:p>
          </table:table-cell>
          <table:table-cell office:value-type="float" office:value="1503957233" calcext:value-type="float">
            <text:p>1503957233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174" calcext:value-type="float">
            <text:p>174</text:p>
          </table:table-cell>
          <table:table-cell office:value-type="string" calcext:value-type="string">
            <text:p>1258 LOREM IPSUM DOLOR</text:p>
          </table:table-cell>
          <table:table-cell office:value-type="float" office:value="1503957234" calcext:value-type="float">
            <text:p>150395723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714" calcext:value-type="float">
            <text:p>714</text:p>
          </table:table-cell>
          <table:table-cell office:value-type="string" calcext:value-type="string">
            <text:p>1259 LOREM IPSUM DOLOR</text:p>
          </table:table-cell>
          <table:table-cell office:value-type="float" office:value="1503957235" calcext:value-type="float">
            <text:p>150395723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786" calcext:value-type="float">
            <text:p>786</text:p>
          </table:table-cell>
          <table:table-cell office:value-type="string" calcext:value-type="string">
            <text:p>1260 LOREM IPSUM DOLOR</text:p>
          </table:table-cell>
          <table:table-cell office:value-type="float" office:value="1503957236" calcext:value-type="float">
            <text:p>150395723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55" calcext:value-type="float">
            <text:p>55</text:p>
          </table:table-cell>
          <table:table-cell office:value-type="string" calcext:value-type="string">
            <text:p>1261 LOREM IPSUM DOLOR</text:p>
          </table:table-cell>
          <table:table-cell office:value-type="float" office:value="1503957237" calcext:value-type="float">
            <text:p>150395723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673" calcext:value-type="float">
            <text:p>673</text:p>
          </table:table-cell>
          <table:table-cell office:value-type="string" calcext:value-type="string">
            <text:p>1262 LOREM IPSUM DOLOR</text:p>
          </table:table-cell>
          <table:table-cell office:value-type="float" office:value="1503957238" calcext:value-type="float">
            <text:p>150395723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745" calcext:value-type="float">
            <text:p>745</text:p>
          </table:table-cell>
          <table:table-cell office:value-type="string" calcext:value-type="string">
            <text:p>1263 LOREM IPSUM DOLOR</text:p>
          </table:table-cell>
          <table:table-cell office:value-type="float" office:value="1503957239" calcext:value-type="float">
            <text:p>150395723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843" calcext:value-type="float">
            <text:p>843</text:p>
          </table:table-cell>
          <table:table-cell office:value-type="string" calcext:value-type="string">
            <text:p>1264 LOREM IPSUM DOLOR</text:p>
          </table:table-cell>
          <table:table-cell office:value-type="float" office:value="1503957240" calcext:value-type="float">
            <text:p>150395724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211" calcext:value-type="float">
            <text:p>211</text:p>
          </table:table-cell>
          <table:table-cell office:value-type="string" calcext:value-type="string">
            <text:p>1265 LOREM IPSUM DOLOR</text:p>
          </table:table-cell>
          <table:table-cell office:value-type="float" office:value="1503957241" calcext:value-type="float">
            <text:p>150395724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587" calcext:value-type="float">
            <text:p>587</text:p>
          </table:table-cell>
          <table:table-cell office:value-type="string" calcext:value-type="string">
            <text:p>1266 LOREM IPSUM DOLOR</text:p>
          </table:table-cell>
          <table:table-cell office:value-type="float" office:value="1503957242" calcext:value-type="float">
            <text:p>150395724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612" calcext:value-type="float">
            <text:p>612</text:p>
          </table:table-cell>
          <table:table-cell office:value-type="string" calcext:value-type="string">
            <text:p>1267 LOREM IPSUM DOLOR</text:p>
          </table:table-cell>
          <table:table-cell office:value-type="float" office:value="1503957243" calcext:value-type="float">
            <text:p>150395724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627" calcext:value-type="float">
            <text:p>627</text:p>
          </table:table-cell>
          <table:table-cell office:value-type="string" calcext:value-type="string">
            <text:p>1268 LOREM IPSUM DOLOR</text:p>
          </table:table-cell>
          <table:table-cell office:value-type="float" office:value="1503957244" calcext:value-type="float">
            <text:p>1503957244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49" calcext:value-type="float">
            <text:p>49</text:p>
          </table:table-cell>
          <table:table-cell office:value-type="string" calcext:value-type="string">
            <text:p>1269 LOREM IPSUM DOLOR</text:p>
          </table:table-cell>
          <table:table-cell office:value-type="float" office:value="1503957245" calcext:value-type="float">
            <text:p>150395724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851" calcext:value-type="float">
            <text:p>851</text:p>
          </table:table-cell>
          <table:table-cell office:value-type="string" calcext:value-type="string">
            <text:p>1270 LOREM IPSUM DOLOR</text:p>
          </table:table-cell>
          <table:table-cell office:value-type="float" office:value="1503957246" calcext:value-type="float">
            <text:p>1503957246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777" calcext:value-type="float">
            <text:p>777</text:p>
          </table:table-cell>
          <table:table-cell office:value-type="string" calcext:value-type="string">
            <text:p>1271 LOREM IPSUM DOLOR</text:p>
          </table:table-cell>
          <table:table-cell office:value-type="float" office:value="1503957247" calcext:value-type="float">
            <text:p>150395724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347" calcext:value-type="float">
            <text:p>347</text:p>
          </table:table-cell>
          <table:table-cell office:value-type="string" calcext:value-type="string">
            <text:p>1272 LOREM IPSUM DOLOR</text:p>
          </table:table-cell>
          <table:table-cell office:value-type="float" office:value="1503957248" calcext:value-type="float">
            <text:p>150395724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646" calcext:value-type="float">
            <text:p>646</text:p>
          </table:table-cell>
          <table:table-cell office:value-type="string" calcext:value-type="string">
            <text:p>1273 LOREM IPSUM DOLOR</text:p>
          </table:table-cell>
          <table:table-cell office:value-type="float" office:value="1503957249" calcext:value-type="float">
            <text:p>1503957249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150" calcext:value-type="float">
            <text:p>150</text:p>
          </table:table-cell>
          <table:table-cell office:value-type="string" calcext:value-type="string">
            <text:p>1274 LOREM IPSUM DOLOR</text:p>
          </table:table-cell>
          <table:table-cell office:value-type="float" office:value="1503957250" calcext:value-type="float">
            <text:p>150395725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851" calcext:value-type="float">
            <text:p>851</text:p>
          </table:table-cell>
          <table:table-cell office:value-type="string" calcext:value-type="string">
            <text:p>1275 LOREM IPSUM DOLOR</text:p>
          </table:table-cell>
          <table:table-cell office:value-type="float" office:value="1503957251" calcext:value-type="float">
            <text:p>150395725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329" calcext:value-type="float">
            <text:p>329</text:p>
          </table:table-cell>
          <table:table-cell office:value-type="string" calcext:value-type="string">
            <text:p>1276 LOREM IPSUM DOLOR</text:p>
          </table:table-cell>
          <table:table-cell office:value-type="float" office:value="1503957252" calcext:value-type="float">
            <text:p>150395725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250" calcext:value-type="float">
            <text:p>250</text:p>
          </table:table-cell>
          <table:table-cell office:value-type="string" calcext:value-type="string">
            <text:p>1277 LOREM IPSUM DOLOR</text:p>
          </table:table-cell>
          <table:table-cell office:value-type="float" office:value="1503957253" calcext:value-type="float">
            <text:p>150395725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596" calcext:value-type="float">
            <text:p>596</text:p>
          </table:table-cell>
          <table:table-cell office:value-type="string" calcext:value-type="string">
            <text:p>1278 LOREM IPSUM DOLOR</text:p>
          </table:table-cell>
          <table:table-cell office:value-type="float" office:value="1503957254" calcext:value-type="float">
            <text:p>150395725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91" calcext:value-type="float">
            <text:p>91</text:p>
          </table:table-cell>
          <table:table-cell office:value-type="string" calcext:value-type="string">
            <text:p>1279 LOREM IPSUM DOLOR</text:p>
          </table:table-cell>
          <table:table-cell office:value-type="float" office:value="1503957255" calcext:value-type="float">
            <text:p>150395725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244" calcext:value-type="float">
            <text:p>244</text:p>
          </table:table-cell>
          <table:table-cell office:value-type="string" calcext:value-type="string">
            <text:p>1280 LOREM IPSUM DOLOR</text:p>
          </table:table-cell>
          <table:table-cell office:value-type="float" office:value="1503957256" calcext:value-type="float">
            <text:p>150395725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505" calcext:value-type="float">
            <text:p>505</text:p>
          </table:table-cell>
          <table:table-cell office:value-type="string" calcext:value-type="string">
            <text:p>1281 LOREM IPSUM DOLOR</text:p>
          </table:table-cell>
          <table:table-cell office:value-type="float" office:value="1503957257" calcext:value-type="float">
            <text:p>150395725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139" calcext:value-type="float">
            <text:p>139</text:p>
          </table:table-cell>
          <table:table-cell office:value-type="string" calcext:value-type="string">
            <text:p>1282 LOREM IPSUM DOLOR</text:p>
          </table:table-cell>
          <table:table-cell office:value-type="float" office:value="1503957258" calcext:value-type="float">
            <text:p>150395725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966" calcext:value-type="float">
            <text:p>966</text:p>
          </table:table-cell>
          <table:table-cell office:value-type="string" calcext:value-type="string">
            <text:p>1283 LOREM IPSUM DOLOR</text:p>
          </table:table-cell>
          <table:table-cell office:value-type="float" office:value="1503957259" calcext:value-type="float">
            <text:p>150395725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731" calcext:value-type="float">
            <text:p>731</text:p>
          </table:table-cell>
          <table:table-cell office:value-type="string" calcext:value-type="string">
            <text:p>1284 LOREM IPSUM DOLOR</text:p>
          </table:table-cell>
          <table:table-cell office:value-type="float" office:value="1503957260" calcext:value-type="float">
            <text:p>150395726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874" calcext:value-type="float">
            <text:p>874</text:p>
          </table:table-cell>
          <table:table-cell office:value-type="string" calcext:value-type="string">
            <text:p>1285 LOREM IPSUM DOLOR</text:p>
          </table:table-cell>
          <table:table-cell office:value-type="float" office:value="1503957261" calcext:value-type="float">
            <text:p>150395726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699" calcext:value-type="float">
            <text:p>699</text:p>
          </table:table-cell>
          <table:table-cell office:value-type="string" calcext:value-type="string">
            <text:p>1286 LOREM IPSUM DOLOR</text:p>
          </table:table-cell>
          <table:table-cell office:value-type="float" office:value="1503957262" calcext:value-type="float">
            <text:p>150395726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391" calcext:value-type="float">
            <text:p>391</text:p>
          </table:table-cell>
          <table:table-cell office:value-type="string" calcext:value-type="string">
            <text:p>1287 LOREM IPSUM DOLOR</text:p>
          </table:table-cell>
          <table:table-cell office:value-type="float" office:value="1503957263" calcext:value-type="float">
            <text:p>1503957263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336" calcext:value-type="float">
            <text:p>336</text:p>
          </table:table-cell>
          <table:table-cell office:value-type="string" calcext:value-type="string">
            <text:p>1288 LOREM IPSUM DOLOR</text:p>
          </table:table-cell>
          <table:table-cell office:value-type="float" office:value="1503957264" calcext:value-type="float">
            <text:p>150395726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867" calcext:value-type="float">
            <text:p>867</text:p>
          </table:table-cell>
          <table:table-cell office:value-type="string" calcext:value-type="string">
            <text:p>1289 LOREM IPSUM DOLOR</text:p>
          </table:table-cell>
          <table:table-cell office:value-type="float" office:value="1503957265" calcext:value-type="float">
            <text:p>150395726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694" calcext:value-type="float">
            <text:p>694</text:p>
          </table:table-cell>
          <table:table-cell office:value-type="string" calcext:value-type="string">
            <text:p>1290 LOREM IPSUM DOLOR</text:p>
          </table:table-cell>
          <table:table-cell office:value-type="float" office:value="1503957266" calcext:value-type="float">
            <text:p>1503957266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69" calcext:value-type="float">
            <text:p>69</text:p>
          </table:table-cell>
          <table:table-cell office:value-type="string" calcext:value-type="string">
            <text:p>1291 LOREM IPSUM DOLOR</text:p>
          </table:table-cell>
          <table:table-cell office:value-type="float" office:value="1503957267" calcext:value-type="float">
            <text:p>1503957267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208" calcext:value-type="float">
            <text:p>208</text:p>
          </table:table-cell>
          <table:table-cell office:value-type="string" calcext:value-type="string">
            <text:p>1292 LOREM IPSUM DOLOR</text:p>
          </table:table-cell>
          <table:table-cell office:value-type="float" office:value="1503957268" calcext:value-type="float">
            <text:p>150395726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707" calcext:value-type="float">
            <text:p>707</text:p>
          </table:table-cell>
          <table:table-cell office:value-type="string" calcext:value-type="string">
            <text:p>1293 LOREM IPSUM DOLOR</text:p>
          </table:table-cell>
          <table:table-cell office:value-type="float" office:value="1503957269" calcext:value-type="float">
            <text:p>1503957269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268" calcext:value-type="float">
            <text:p>268</text:p>
          </table:table-cell>
          <table:table-cell office:value-type="string" calcext:value-type="string">
            <text:p>1294 LOREM IPSUM DOLOR</text:p>
          </table:table-cell>
          <table:table-cell office:value-type="float" office:value="1503957270" calcext:value-type="float">
            <text:p>150395727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45" calcext:value-type="float">
            <text:p>45</text:p>
          </table:table-cell>
          <table:table-cell office:value-type="string" calcext:value-type="string">
            <text:p>1295 LOREM IPSUM DOLOR</text:p>
          </table:table-cell>
          <table:table-cell office:value-type="float" office:value="1503957271" calcext:value-type="float">
            <text:p>150395727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212" calcext:value-type="float">
            <text:p>212</text:p>
          </table:table-cell>
          <table:table-cell office:value-type="string" calcext:value-type="string">
            <text:p>1296 LOREM IPSUM DOLOR</text:p>
          </table:table-cell>
          <table:table-cell office:value-type="float" office:value="1503957272" calcext:value-type="float">
            <text:p>150395727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606" calcext:value-type="float">
            <text:p>606</text:p>
          </table:table-cell>
          <table:table-cell office:value-type="string" calcext:value-type="string">
            <text:p>1297 LOREM IPSUM DOLOR</text:p>
          </table:table-cell>
          <table:table-cell office:value-type="float" office:value="1503957273" calcext:value-type="float">
            <text:p>1503957273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343" calcext:value-type="float">
            <text:p>343</text:p>
          </table:table-cell>
          <table:table-cell office:value-type="string" calcext:value-type="string">
            <text:p>1298 LOREM IPSUM DOLOR</text:p>
          </table:table-cell>
          <table:table-cell office:value-type="float" office:value="1503957274" calcext:value-type="float">
            <text:p>150395727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719" calcext:value-type="float">
            <text:p>719</text:p>
          </table:table-cell>
          <table:table-cell office:value-type="string" calcext:value-type="string">
            <text:p>1299 LOREM IPSUM DOLOR</text:p>
          </table:table-cell>
          <table:table-cell office:value-type="float" office:value="1503957275" calcext:value-type="float">
            <text:p>150395727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183" calcext:value-type="float">
            <text:p>183</text:p>
          </table:table-cell>
          <table:table-cell office:value-type="string" calcext:value-type="string">
            <text:p>1300 LOREM IPSUM DOLOR</text:p>
          </table:table-cell>
          <table:table-cell office:value-type="float" office:value="1503957276" calcext:value-type="float">
            <text:p>150395727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150" calcext:value-type="float">
            <text:p>150</text:p>
          </table:table-cell>
          <table:table-cell office:value-type="string" calcext:value-type="string">
            <text:p>1301 LOREM IPSUM DOLOR</text:p>
          </table:table-cell>
          <table:table-cell office:value-type="float" office:value="1503957277" calcext:value-type="float">
            <text:p>150395727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64" calcext:value-type="float">
            <text:p>64</text:p>
          </table:table-cell>
          <table:table-cell office:value-type="string" calcext:value-type="string">
            <text:p>1302 LOREM IPSUM DOLOR</text:p>
          </table:table-cell>
          <table:table-cell office:value-type="float" office:value="1503957278" calcext:value-type="float">
            <text:p>1503957278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347" calcext:value-type="float">
            <text:p>347</text:p>
          </table:table-cell>
          <table:table-cell office:value-type="string" calcext:value-type="string">
            <text:p>1303 LOREM IPSUM DOLOR</text:p>
          </table:table-cell>
          <table:table-cell office:value-type="float" office:value="1503957279" calcext:value-type="float">
            <text:p>1503957279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16" calcext:value-type="float">
            <text:p>16</text:p>
          </table:table-cell>
          <table:table-cell office:value-type="string" calcext:value-type="string">
            <text:p>1304 LOREM IPSUM DOLOR</text:p>
          </table:table-cell>
          <table:table-cell office:value-type="float" office:value="1503957280" calcext:value-type="float">
            <text:p>150395728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14" calcext:value-type="float">
            <text:p>14</text:p>
          </table:table-cell>
          <table:table-cell office:value-type="string" calcext:value-type="string">
            <text:p>1305 LOREM IPSUM DOLOR</text:p>
          </table:table-cell>
          <table:table-cell office:value-type="float" office:value="1503957281" calcext:value-type="float">
            <text:p>1503957281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903" calcext:value-type="float">
            <text:p>903</text:p>
          </table:table-cell>
          <table:table-cell office:value-type="string" calcext:value-type="string">
            <text:p>1306 LOREM IPSUM DOLOR</text:p>
          </table:table-cell>
          <table:table-cell office:value-type="float" office:value="1503957282" calcext:value-type="float">
            <text:p>150395728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795" calcext:value-type="float">
            <text:p>795</text:p>
          </table:table-cell>
          <table:table-cell office:value-type="string" calcext:value-type="string">
            <text:p>1307 LOREM IPSUM DOLOR</text:p>
          </table:table-cell>
          <table:table-cell office:value-type="float" office:value="1503957283" calcext:value-type="float">
            <text:p>150395728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161" calcext:value-type="float">
            <text:p>161</text:p>
          </table:table-cell>
          <table:table-cell office:value-type="string" calcext:value-type="string">
            <text:p>1308 LOREM IPSUM DOLOR</text:p>
          </table:table-cell>
          <table:table-cell office:value-type="float" office:value="1503957284" calcext:value-type="float">
            <text:p>150395728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464" calcext:value-type="float">
            <text:p>464</text:p>
          </table:table-cell>
          <table:table-cell office:value-type="string" calcext:value-type="string">
            <text:p>1309 LOREM IPSUM DOLOR</text:p>
          </table:table-cell>
          <table:table-cell office:value-type="float" office:value="1503957285" calcext:value-type="float">
            <text:p>150395728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487" calcext:value-type="float">
            <text:p>487</text:p>
          </table:table-cell>
          <table:table-cell office:value-type="string" calcext:value-type="string">
            <text:p>1310 LOREM IPSUM DOLOR</text:p>
          </table:table-cell>
          <table:table-cell office:value-type="float" office:value="1503957286" calcext:value-type="float">
            <text:p>150395728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542" calcext:value-type="float">
            <text:p>542</text:p>
          </table:table-cell>
          <table:table-cell office:value-type="string" calcext:value-type="string">
            <text:p>1311 LOREM IPSUM DOLOR</text:p>
          </table:table-cell>
          <table:table-cell office:value-type="float" office:value="1503957287" calcext:value-type="float">
            <text:p>150395728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229" calcext:value-type="float">
            <text:p>229</text:p>
          </table:table-cell>
          <table:table-cell office:value-type="string" calcext:value-type="string">
            <text:p>1312 LOREM IPSUM DOLOR</text:p>
          </table:table-cell>
          <table:table-cell office:value-type="float" office:value="1503957288" calcext:value-type="float">
            <text:p>1503957288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218" calcext:value-type="float">
            <text:p>218</text:p>
          </table:table-cell>
          <table:table-cell office:value-type="string" calcext:value-type="string">
            <text:p>1313 LOREM IPSUM DOLOR</text:p>
          </table:table-cell>
          <table:table-cell office:value-type="float" office:value="1503957289" calcext:value-type="float">
            <text:p>150395728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966" calcext:value-type="float">
            <text:p>966</text:p>
          </table:table-cell>
          <table:table-cell office:value-type="string" calcext:value-type="string">
            <text:p>1314 LOREM IPSUM DOLOR</text:p>
          </table:table-cell>
          <table:table-cell office:value-type="float" office:value="1503957290" calcext:value-type="float">
            <text:p>150395729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781" calcext:value-type="float">
            <text:p>781</text:p>
          </table:table-cell>
          <table:table-cell office:value-type="string" calcext:value-type="string">
            <text:p>1315 LOREM IPSUM DOLOR</text:p>
          </table:table-cell>
          <table:table-cell office:value-type="float" office:value="1503957291" calcext:value-type="float">
            <text:p>150395729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946" calcext:value-type="float">
            <text:p>946</text:p>
          </table:table-cell>
          <table:table-cell office:value-type="string" calcext:value-type="string">
            <text:p>1316 LOREM IPSUM DOLOR</text:p>
          </table:table-cell>
          <table:table-cell office:value-type="float" office:value="1503957292" calcext:value-type="float">
            <text:p>150395729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363" calcext:value-type="float">
            <text:p>363</text:p>
          </table:table-cell>
          <table:table-cell office:value-type="string" calcext:value-type="string">
            <text:p>1317 LOREM IPSUM DOLOR</text:p>
          </table:table-cell>
          <table:table-cell office:value-type="float" office:value="1503957293" calcext:value-type="float">
            <text:p>150395729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320" calcext:value-type="float">
            <text:p>320</text:p>
          </table:table-cell>
          <table:table-cell office:value-type="string" calcext:value-type="string">
            <text:p>1318 LOREM IPSUM DOLOR</text:p>
          </table:table-cell>
          <table:table-cell office:value-type="float" office:value="1503957294" calcext:value-type="float">
            <text:p>150395729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88" calcext:value-type="float">
            <text:p>88</text:p>
          </table:table-cell>
          <table:table-cell office:value-type="string" calcext:value-type="string">
            <text:p>1319 LOREM IPSUM DOLOR</text:p>
          </table:table-cell>
          <table:table-cell office:value-type="float" office:value="1503957295" calcext:value-type="float">
            <text:p>150395729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95" calcext:value-type="float">
            <text:p>95</text:p>
          </table:table-cell>
          <table:table-cell office:value-type="string" calcext:value-type="string">
            <text:p>1320 LOREM IPSUM DOLOR</text:p>
          </table:table-cell>
          <table:table-cell office:value-type="float" office:value="1503957296" calcext:value-type="float">
            <text:p>150395729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409" calcext:value-type="float">
            <text:p>409</text:p>
          </table:table-cell>
          <table:table-cell office:value-type="string" calcext:value-type="string">
            <text:p>1321 LOREM IPSUM DOLOR</text:p>
          </table:table-cell>
          <table:table-cell office:value-type="float" office:value="1503957297" calcext:value-type="float">
            <text:p>150395729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294" calcext:value-type="float">
            <text:p>294</text:p>
          </table:table-cell>
          <table:table-cell office:value-type="string" calcext:value-type="string">
            <text:p>1322 LOREM IPSUM DOLOR</text:p>
          </table:table-cell>
          <table:table-cell office:value-type="float" office:value="1503957298" calcext:value-type="float">
            <text:p>150395729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193" calcext:value-type="float">
            <text:p>193</text:p>
          </table:table-cell>
          <table:table-cell office:value-type="string" calcext:value-type="string">
            <text:p>1323 LOREM IPSUM DOLOR</text:p>
          </table:table-cell>
          <table:table-cell office:value-type="float" office:value="1503957299" calcext:value-type="float">
            <text:p>150395729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458" calcext:value-type="float">
            <text:p>458</text:p>
          </table:table-cell>
          <table:table-cell office:value-type="string" calcext:value-type="string">
            <text:p>1324 LOREM IPSUM DOLOR</text:p>
          </table:table-cell>
          <table:table-cell office:value-type="float" office:value="1503957300" calcext:value-type="float">
            <text:p>150395730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299" calcext:value-type="float">
            <text:p>299</text:p>
          </table:table-cell>
          <table:table-cell office:value-type="string" calcext:value-type="string">
            <text:p>1325 LOREM IPSUM DOLOR</text:p>
          </table:table-cell>
          <table:table-cell office:value-type="float" office:value="1503957301" calcext:value-type="float">
            <text:p>150395730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949" calcext:value-type="float">
            <text:p>949</text:p>
          </table:table-cell>
          <table:table-cell office:value-type="string" calcext:value-type="string">
            <text:p>1326 LOREM IPSUM DOLOR</text:p>
          </table:table-cell>
          <table:table-cell office:value-type="float" office:value="1503957302" calcext:value-type="float">
            <text:p>150395730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892" calcext:value-type="float">
            <text:p>892</text:p>
          </table:table-cell>
          <table:table-cell office:value-type="string" calcext:value-type="string">
            <text:p>1327 LOREM IPSUM DOLOR</text:p>
          </table:table-cell>
          <table:table-cell office:value-type="float" office:value="1503957303" calcext:value-type="float">
            <text:p>1503957303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474" calcext:value-type="float">
            <text:p>474</text:p>
          </table:table-cell>
          <table:table-cell office:value-type="string" calcext:value-type="string">
            <text:p>1328 LOREM IPSUM DOLOR</text:p>
          </table:table-cell>
          <table:table-cell office:value-type="float" office:value="1503957304" calcext:value-type="float">
            <text:p>1503957304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435" calcext:value-type="float">
            <text:p>435</text:p>
          </table:table-cell>
          <table:table-cell office:value-type="string" calcext:value-type="string">
            <text:p>1329 LOREM IPSUM DOLOR</text:p>
          </table:table-cell>
          <table:table-cell office:value-type="float" office:value="1503957305" calcext:value-type="float">
            <text:p>150395730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907" calcext:value-type="float">
            <text:p>907</text:p>
          </table:table-cell>
          <table:table-cell office:value-type="string" calcext:value-type="string">
            <text:p>1330 LOREM IPSUM DOLOR</text:p>
          </table:table-cell>
          <table:table-cell office:value-type="float" office:value="1503957306" calcext:value-type="float">
            <text:p>1503957306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334" calcext:value-type="float">
            <text:p>334</text:p>
          </table:table-cell>
          <table:table-cell office:value-type="string" calcext:value-type="string">
            <text:p>1331 LOREM IPSUM DOLOR</text:p>
          </table:table-cell>
          <table:table-cell office:value-type="float" office:value="1503957307" calcext:value-type="float">
            <text:p>150395730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326" calcext:value-type="float">
            <text:p>326</text:p>
          </table:table-cell>
          <table:table-cell office:value-type="string" calcext:value-type="string">
            <text:p>1332 LOREM IPSUM DOLOR</text:p>
          </table:table-cell>
          <table:table-cell office:value-type="float" office:value="1503957308" calcext:value-type="float">
            <text:p>150395730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503" calcext:value-type="float">
            <text:p>503</text:p>
          </table:table-cell>
          <table:table-cell office:value-type="string" calcext:value-type="string">
            <text:p>1333 LOREM IPSUM DOLOR</text:p>
          </table:table-cell>
          <table:table-cell office:value-type="float" office:value="1503957309" calcext:value-type="float">
            <text:p>1503957309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929" calcext:value-type="float">
            <text:p>929</text:p>
          </table:table-cell>
          <table:table-cell office:value-type="string" calcext:value-type="string">
            <text:p>1334 LOREM IPSUM DOLOR</text:p>
          </table:table-cell>
          <table:table-cell office:value-type="float" office:value="1503957310" calcext:value-type="float">
            <text:p>150395731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586" calcext:value-type="float">
            <text:p>586</text:p>
          </table:table-cell>
          <table:table-cell office:value-type="string" calcext:value-type="string">
            <text:p>1335 LOREM IPSUM DOLOR</text:p>
          </table:table-cell>
          <table:table-cell office:value-type="float" office:value="1503957311" calcext:value-type="float">
            <text:p>150395731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259" calcext:value-type="float">
            <text:p>259</text:p>
          </table:table-cell>
          <table:table-cell office:value-type="string" calcext:value-type="string">
            <text:p>1336 LOREM IPSUM DOLOR</text:p>
          </table:table-cell>
          <table:table-cell office:value-type="float" office:value="1503957312" calcext:value-type="float">
            <text:p>150395731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898" calcext:value-type="float">
            <text:p>898</text:p>
          </table:table-cell>
          <table:table-cell office:value-type="string" calcext:value-type="string">
            <text:p>1337 LOREM IPSUM DOLOR</text:p>
          </table:table-cell>
          <table:table-cell office:value-type="float" office:value="1503957313" calcext:value-type="float">
            <text:p>150395731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132" calcext:value-type="float">
            <text:p>132</text:p>
          </table:table-cell>
          <table:table-cell office:value-type="string" calcext:value-type="string">
            <text:p>1338 LOREM IPSUM DOLOR</text:p>
          </table:table-cell>
          <table:table-cell office:value-type="float" office:value="1503957314" calcext:value-type="float">
            <text:p>150395731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168" calcext:value-type="float">
            <text:p>168</text:p>
          </table:table-cell>
          <table:table-cell office:value-type="string" calcext:value-type="string">
            <text:p>1339 LOREM IPSUM DOLOR</text:p>
          </table:table-cell>
          <table:table-cell office:value-type="float" office:value="1503957315" calcext:value-type="float">
            <text:p>150395731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700" calcext:value-type="float">
            <text:p>700</text:p>
          </table:table-cell>
          <table:table-cell office:value-type="string" calcext:value-type="string">
            <text:p>1340 LOREM IPSUM DOLOR</text:p>
          </table:table-cell>
          <table:table-cell office:value-type="float" office:value="1503957316" calcext:value-type="float">
            <text:p>1503957316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893" calcext:value-type="float">
            <text:p>893</text:p>
          </table:table-cell>
          <table:table-cell office:value-type="string" calcext:value-type="string">
            <text:p>1341 LOREM IPSUM DOLOR</text:p>
          </table:table-cell>
          <table:table-cell office:value-type="float" office:value="1503957317" calcext:value-type="float">
            <text:p>150395731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799" calcext:value-type="float">
            <text:p>799</text:p>
          </table:table-cell>
          <table:table-cell office:value-type="string" calcext:value-type="string">
            <text:p>1342 LOREM IPSUM DOLOR</text:p>
          </table:table-cell>
          <table:table-cell office:value-type="float" office:value="1503957318" calcext:value-type="float">
            <text:p>150395731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292" calcext:value-type="float">
            <text:p>292</text:p>
          </table:table-cell>
          <table:table-cell office:value-type="string" calcext:value-type="string">
            <text:p>1343 LOREM IPSUM DOLOR</text:p>
          </table:table-cell>
          <table:table-cell office:value-type="float" office:value="1503957319" calcext:value-type="float">
            <text:p>1503957319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355" calcext:value-type="float">
            <text:p>355</text:p>
          </table:table-cell>
          <table:table-cell office:value-type="string" calcext:value-type="string">
            <text:p>1344 LOREM IPSUM DOLOR</text:p>
          </table:table-cell>
          <table:table-cell office:value-type="float" office:value="1503957320" calcext:value-type="float">
            <text:p>150395732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120" calcext:value-type="float">
            <text:p>120</text:p>
          </table:table-cell>
          <table:table-cell office:value-type="string" calcext:value-type="string">
            <text:p>1345 LOREM IPSUM DOLOR</text:p>
          </table:table-cell>
          <table:table-cell office:value-type="float" office:value="1503957321" calcext:value-type="float">
            <text:p>150395732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394" calcext:value-type="float">
            <text:p>394</text:p>
          </table:table-cell>
          <table:table-cell office:value-type="string" calcext:value-type="string">
            <text:p>1346 LOREM IPSUM DOLOR</text:p>
          </table:table-cell>
          <table:table-cell office:value-type="float" office:value="1503957322" calcext:value-type="float">
            <text:p>1503957322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126" calcext:value-type="float">
            <text:p>126</text:p>
          </table:table-cell>
          <table:table-cell office:value-type="string" calcext:value-type="string">
            <text:p>1347 LOREM IPSUM DOLOR</text:p>
          </table:table-cell>
          <table:table-cell office:value-type="float" office:value="1503957323" calcext:value-type="float">
            <text:p>150395732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865" calcext:value-type="float">
            <text:p>865</text:p>
          </table:table-cell>
          <table:table-cell office:value-type="string" calcext:value-type="string">
            <text:p>1348 LOREM IPSUM DOLOR</text:p>
          </table:table-cell>
          <table:table-cell office:value-type="float" office:value="1503957324" calcext:value-type="float">
            <text:p>150395732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639" calcext:value-type="float">
            <text:p>639</text:p>
          </table:table-cell>
          <table:table-cell office:value-type="string" calcext:value-type="string">
            <text:p>1349 LOREM IPSUM DOLOR</text:p>
          </table:table-cell>
          <table:table-cell office:value-type="float" office:value="1503957325" calcext:value-type="float">
            <text:p>150395732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300" calcext:value-type="float">
            <text:p>300</text:p>
          </table:table-cell>
          <table:table-cell office:value-type="string" calcext:value-type="string">
            <text:p>1350 LOREM IPSUM DOLOR</text:p>
          </table:table-cell>
          <table:table-cell office:value-type="float" office:value="1503957326" calcext:value-type="float">
            <text:p>150395732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447" calcext:value-type="float">
            <text:p>447</text:p>
          </table:table-cell>
          <table:table-cell office:value-type="string" calcext:value-type="string">
            <text:p>1351 LOREM IPSUM DOLOR</text:p>
          </table:table-cell>
          <table:table-cell office:value-type="float" office:value="1503957327" calcext:value-type="float">
            <text:p>150395732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923" calcext:value-type="float">
            <text:p>923</text:p>
          </table:table-cell>
          <table:table-cell office:value-type="string" calcext:value-type="string">
            <text:p>1352 LOREM IPSUM DOLOR</text:p>
          </table:table-cell>
          <table:table-cell office:value-type="float" office:value="1503957328" calcext:value-type="float">
            <text:p>150395732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942" calcext:value-type="float">
            <text:p>942</text:p>
          </table:table-cell>
          <table:table-cell office:value-type="string" calcext:value-type="string">
            <text:p>1353 LOREM IPSUM DOLOR</text:p>
          </table:table-cell>
          <table:table-cell office:value-type="float" office:value="1503957329" calcext:value-type="float">
            <text:p>1503957329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364" calcext:value-type="float">
            <text:p>364</text:p>
          </table:table-cell>
          <table:table-cell office:value-type="string" calcext:value-type="string">
            <text:p>1354 LOREM IPSUM DOLOR</text:p>
          </table:table-cell>
          <table:table-cell office:value-type="float" office:value="1503957330" calcext:value-type="float">
            <text:p>150395733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971" calcext:value-type="float">
            <text:p>971</text:p>
          </table:table-cell>
          <table:table-cell office:value-type="string" calcext:value-type="string">
            <text:p>1355 LOREM IPSUM DOLOR</text:p>
          </table:table-cell>
          <table:table-cell office:value-type="float" office:value="1503957331" calcext:value-type="float">
            <text:p>150395733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61" calcext:value-type="float">
            <text:p>61</text:p>
          </table:table-cell>
          <table:table-cell office:value-type="string" calcext:value-type="string">
            <text:p>1356 LOREM IPSUM DOLOR</text:p>
          </table:table-cell>
          <table:table-cell office:value-type="float" office:value="1503957332" calcext:value-type="float">
            <text:p>150395733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419" calcext:value-type="float">
            <text:p>419</text:p>
          </table:table-cell>
          <table:table-cell office:value-type="string" calcext:value-type="string">
            <text:p>1357 LOREM IPSUM DOLOR</text:p>
          </table:table-cell>
          <table:table-cell office:value-type="float" office:value="1503957333" calcext:value-type="float">
            <text:p>1503957333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873" calcext:value-type="float">
            <text:p>873</text:p>
          </table:table-cell>
          <table:table-cell office:value-type="string" calcext:value-type="string">
            <text:p>1358 LOREM IPSUM DOLOR</text:p>
          </table:table-cell>
          <table:table-cell office:value-type="float" office:value="1503957334" calcext:value-type="float">
            <text:p>150395733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919" calcext:value-type="float">
            <text:p>919</text:p>
          </table:table-cell>
          <table:table-cell office:value-type="string" calcext:value-type="string">
            <text:p>1359 LOREM IPSUM DOLOR</text:p>
          </table:table-cell>
          <table:table-cell office:value-type="float" office:value="1503957335" calcext:value-type="float">
            <text:p>150395733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282" calcext:value-type="float">
            <text:p>282</text:p>
          </table:table-cell>
          <table:table-cell office:value-type="string" calcext:value-type="string">
            <text:p>1360 LOREM IPSUM DOLOR</text:p>
          </table:table-cell>
          <table:table-cell office:value-type="float" office:value="1503957336" calcext:value-type="float">
            <text:p>150395733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966" calcext:value-type="float">
            <text:p>966</text:p>
          </table:table-cell>
          <table:table-cell office:value-type="string" calcext:value-type="string">
            <text:p>1361 LOREM IPSUM DOLOR</text:p>
          </table:table-cell>
          <table:table-cell office:value-type="float" office:value="1503957337" calcext:value-type="float">
            <text:p>150395733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885" calcext:value-type="float">
            <text:p>885</text:p>
          </table:table-cell>
          <table:table-cell office:value-type="string" calcext:value-type="string">
            <text:p>1362 LOREM IPSUM DOLOR</text:p>
          </table:table-cell>
          <table:table-cell office:value-type="float" office:value="1503957338" calcext:value-type="float">
            <text:p>150395733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196" calcext:value-type="float">
            <text:p>196</text:p>
          </table:table-cell>
          <table:table-cell office:value-type="string" calcext:value-type="string">
            <text:p>1363 LOREM IPSUM DOLOR</text:p>
          </table:table-cell>
          <table:table-cell office:value-type="float" office:value="1503957339" calcext:value-type="float">
            <text:p>1503957339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664" calcext:value-type="float">
            <text:p>664</text:p>
          </table:table-cell>
          <table:table-cell office:value-type="string" calcext:value-type="string">
            <text:p>1364 LOREM IPSUM DOLOR</text:p>
          </table:table-cell>
          <table:table-cell office:value-type="float" office:value="1503957340" calcext:value-type="float">
            <text:p>150395734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979" calcext:value-type="float">
            <text:p>979</text:p>
          </table:table-cell>
          <table:table-cell office:value-type="string" calcext:value-type="string">
            <text:p>1365 LOREM IPSUM DOLOR</text:p>
          </table:table-cell>
          <table:table-cell office:value-type="float" office:value="1503957341" calcext:value-type="float">
            <text:p>1503957341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574" calcext:value-type="float">
            <text:p>574</text:p>
          </table:table-cell>
          <table:table-cell office:value-type="string" calcext:value-type="string">
            <text:p>1366 LOREM IPSUM DOLOR</text:p>
          </table:table-cell>
          <table:table-cell office:value-type="float" office:value="1503957342" calcext:value-type="float">
            <text:p>150395734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168" calcext:value-type="float">
            <text:p>168</text:p>
          </table:table-cell>
          <table:table-cell office:value-type="string" calcext:value-type="string">
            <text:p>1367 LOREM IPSUM DOLOR</text:p>
          </table:table-cell>
          <table:table-cell office:value-type="float" office:value="1503957343" calcext:value-type="float">
            <text:p>150395734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172" calcext:value-type="float">
            <text:p>172</text:p>
          </table:table-cell>
          <table:table-cell office:value-type="string" calcext:value-type="string">
            <text:p>1368 LOREM IPSUM DOLOR</text:p>
          </table:table-cell>
          <table:table-cell office:value-type="float" office:value="1503957344" calcext:value-type="float">
            <text:p>150395734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168" calcext:value-type="float">
            <text:p>168</text:p>
          </table:table-cell>
          <table:table-cell office:value-type="string" calcext:value-type="string">
            <text:p>1369 LOREM IPSUM DOLOR</text:p>
          </table:table-cell>
          <table:table-cell office:value-type="float" office:value="1503957345" calcext:value-type="float">
            <text:p>150395734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980" calcext:value-type="float">
            <text:p>980</text:p>
          </table:table-cell>
          <table:table-cell office:value-type="string" calcext:value-type="string">
            <text:p>1370 LOREM IPSUM DOLOR</text:p>
          </table:table-cell>
          <table:table-cell office:value-type="float" office:value="1503957346" calcext:value-type="float">
            <text:p>1503957346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622" calcext:value-type="float">
            <text:p>622</text:p>
          </table:table-cell>
          <table:table-cell office:value-type="string" calcext:value-type="string">
            <text:p>1371 LOREM IPSUM DOLOR</text:p>
          </table:table-cell>
          <table:table-cell office:value-type="float" office:value="1503957347" calcext:value-type="float">
            <text:p>150395734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123" calcext:value-type="float">
            <text:p>123</text:p>
          </table:table-cell>
          <table:table-cell office:value-type="string" calcext:value-type="string">
            <text:p>1372 LOREM IPSUM DOLOR</text:p>
          </table:table-cell>
          <table:table-cell office:value-type="float" office:value="1503957348" calcext:value-type="float">
            <text:p>150395734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329" calcext:value-type="float">
            <text:p>329</text:p>
          </table:table-cell>
          <table:table-cell office:value-type="string" calcext:value-type="string">
            <text:p>1373 LOREM IPSUM DOLOR</text:p>
          </table:table-cell>
          <table:table-cell office:value-type="float" office:value="1503957349" calcext:value-type="float">
            <text:p>150395734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381" calcext:value-type="float">
            <text:p>381</text:p>
          </table:table-cell>
          <table:table-cell office:value-type="string" calcext:value-type="string">
            <text:p>1374 LOREM IPSUM DOLOR</text:p>
          </table:table-cell>
          <table:table-cell office:value-type="float" office:value="1503957350" calcext:value-type="float">
            <text:p>150395735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474" calcext:value-type="float">
            <text:p>474</text:p>
          </table:table-cell>
          <table:table-cell office:value-type="string" calcext:value-type="string">
            <text:p>1375 LOREM IPSUM DOLOR</text:p>
          </table:table-cell>
          <table:table-cell office:value-type="float" office:value="1503957351" calcext:value-type="float">
            <text:p>150395735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660" calcext:value-type="float">
            <text:p>660</text:p>
          </table:table-cell>
          <table:table-cell office:value-type="string" calcext:value-type="string">
            <text:p>1376 LOREM IPSUM DOLOR</text:p>
          </table:table-cell>
          <table:table-cell office:value-type="float" office:value="1503957352" calcext:value-type="float">
            <text:p>1503957352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279" calcext:value-type="float">
            <text:p>279</text:p>
          </table:table-cell>
          <table:table-cell office:value-type="string" calcext:value-type="string">
            <text:p>1377 LOREM IPSUM DOLOR</text:p>
          </table:table-cell>
          <table:table-cell office:value-type="float" office:value="1503957353" calcext:value-type="float">
            <text:p>150395735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444" calcext:value-type="float">
            <text:p>444</text:p>
          </table:table-cell>
          <table:table-cell office:value-type="string" calcext:value-type="string">
            <text:p>1378 LOREM IPSUM DOLOR</text:p>
          </table:table-cell>
          <table:table-cell office:value-type="float" office:value="1503957354" calcext:value-type="float">
            <text:p>150395735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226" calcext:value-type="float">
            <text:p>226</text:p>
          </table:table-cell>
          <table:table-cell office:value-type="string" calcext:value-type="string">
            <text:p>1379 LOREM IPSUM DOLOR</text:p>
          </table:table-cell>
          <table:table-cell office:value-type="float" office:value="1503957355" calcext:value-type="float">
            <text:p>150395735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688" calcext:value-type="float">
            <text:p>688</text:p>
          </table:table-cell>
          <table:table-cell office:value-type="string" calcext:value-type="string">
            <text:p>1380 LOREM IPSUM DOLOR</text:p>
          </table:table-cell>
          <table:table-cell office:value-type="float" office:value="1503957356" calcext:value-type="float">
            <text:p>150395735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107" calcext:value-type="float">
            <text:p>107</text:p>
          </table:table-cell>
          <table:table-cell office:value-type="string" calcext:value-type="string">
            <text:p>1381 LOREM IPSUM DOLOR</text:p>
          </table:table-cell>
          <table:table-cell office:value-type="float" office:value="1503957357" calcext:value-type="float">
            <text:p>150395735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433" calcext:value-type="float">
            <text:p>433</text:p>
          </table:table-cell>
          <table:table-cell office:value-type="string" calcext:value-type="string">
            <text:p>1382 LOREM IPSUM DOLOR</text:p>
          </table:table-cell>
          <table:table-cell office:value-type="float" office:value="1503957358" calcext:value-type="float">
            <text:p>1503957358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722" calcext:value-type="float">
            <text:p>722</text:p>
          </table:table-cell>
          <table:table-cell office:value-type="string" calcext:value-type="string">
            <text:p>1383 LOREM IPSUM DOLOR</text:p>
          </table:table-cell>
          <table:table-cell office:value-type="float" office:value="1503957359" calcext:value-type="float">
            <text:p>150395735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15" calcext:value-type="float">
            <text:p>15</text:p>
          </table:table-cell>
          <table:table-cell office:value-type="string" calcext:value-type="string">
            <text:p>1384 LOREM IPSUM DOLOR</text:p>
          </table:table-cell>
          <table:table-cell office:value-type="float" office:value="1503957360" calcext:value-type="float">
            <text:p>150395736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602" calcext:value-type="float">
            <text:p>602</text:p>
          </table:table-cell>
          <table:table-cell office:value-type="string" calcext:value-type="string">
            <text:p>1385 LOREM IPSUM DOLOR</text:p>
          </table:table-cell>
          <table:table-cell office:value-type="float" office:value="1503957361" calcext:value-type="float">
            <text:p>150395736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642" calcext:value-type="float">
            <text:p>642</text:p>
          </table:table-cell>
          <table:table-cell office:value-type="string" calcext:value-type="string">
            <text:p>1386 LOREM IPSUM DOLOR</text:p>
          </table:table-cell>
          <table:table-cell office:value-type="float" office:value="1503957362" calcext:value-type="float">
            <text:p>150395736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539" calcext:value-type="float">
            <text:p>539</text:p>
          </table:table-cell>
          <table:table-cell office:value-type="string" calcext:value-type="string">
            <text:p>1387 LOREM IPSUM DOLOR</text:p>
          </table:table-cell>
          <table:table-cell office:value-type="float" office:value="1503957363" calcext:value-type="float">
            <text:p>1503957363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589" calcext:value-type="float">
            <text:p>589</text:p>
          </table:table-cell>
          <table:table-cell office:value-type="string" calcext:value-type="string">
            <text:p>1388 LOREM IPSUM DOLOR</text:p>
          </table:table-cell>
          <table:table-cell office:value-type="float" office:value="1503957364" calcext:value-type="float">
            <text:p>150395736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808" calcext:value-type="float">
            <text:p>808</text:p>
          </table:table-cell>
          <table:table-cell office:value-type="string" calcext:value-type="string">
            <text:p>1389 LOREM IPSUM DOLOR</text:p>
          </table:table-cell>
          <table:table-cell office:value-type="float" office:value="1503957365" calcext:value-type="float">
            <text:p>150395736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676" calcext:value-type="float">
            <text:p>676</text:p>
          </table:table-cell>
          <table:table-cell office:value-type="string" calcext:value-type="string">
            <text:p>1390 LOREM IPSUM DOLOR</text:p>
          </table:table-cell>
          <table:table-cell office:value-type="float" office:value="1503957366" calcext:value-type="float">
            <text:p>150395736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817" calcext:value-type="float">
            <text:p>817</text:p>
          </table:table-cell>
          <table:table-cell office:value-type="string" calcext:value-type="string">
            <text:p>1391 LOREM IPSUM DOLOR</text:p>
          </table:table-cell>
          <table:table-cell office:value-type="float" office:value="1503957367" calcext:value-type="float">
            <text:p>1503957367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232" calcext:value-type="float">
            <text:p>232</text:p>
          </table:table-cell>
          <table:table-cell office:value-type="string" calcext:value-type="string">
            <text:p>1392 LOREM IPSUM DOLOR</text:p>
          </table:table-cell>
          <table:table-cell office:value-type="float" office:value="1503957368" calcext:value-type="float">
            <text:p>150395736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432" calcext:value-type="float">
            <text:p>432</text:p>
          </table:table-cell>
          <table:table-cell office:value-type="string" calcext:value-type="string">
            <text:p>1393 LOREM IPSUM DOLOR</text:p>
          </table:table-cell>
          <table:table-cell office:value-type="float" office:value="1503957369" calcext:value-type="float">
            <text:p>1503957369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624" calcext:value-type="float">
            <text:p>624</text:p>
          </table:table-cell>
          <table:table-cell office:value-type="string" calcext:value-type="string">
            <text:p>1394 LOREM IPSUM DOLOR</text:p>
          </table:table-cell>
          <table:table-cell office:value-type="float" office:value="1503957370" calcext:value-type="float">
            <text:p>150395737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373" calcext:value-type="float">
            <text:p>373</text:p>
          </table:table-cell>
          <table:table-cell office:value-type="string" calcext:value-type="string">
            <text:p>1395 LOREM IPSUM DOLOR</text:p>
          </table:table-cell>
          <table:table-cell office:value-type="float" office:value="1503957371" calcext:value-type="float">
            <text:p>1503957371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768" calcext:value-type="float">
            <text:p>768</text:p>
          </table:table-cell>
          <table:table-cell office:value-type="string" calcext:value-type="string">
            <text:p>1396 LOREM IPSUM DOLOR</text:p>
          </table:table-cell>
          <table:table-cell office:value-type="float" office:value="1503957372" calcext:value-type="float">
            <text:p>150395737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ROUND(RAND()*99+1)" office:value-type="float" office:value="1" calcext:value-type="float">
            <text:p>1</text:p>
          </table:table-cell>
          <table:table-cell table:formula="of:=ROUND(RAND()*999+1)" office:value-type="float" office:value="712" calcext:value-type="float">
            <text:p>712</text:p>
          </table:table-cell>
          <table:table-cell office:value-type="string" calcext:value-type="string">
            <text:p>1397 LOREM IPSUM DOLOR</text:p>
          </table:table-cell>
          <table:table-cell office:value-type="float" office:value="1503957373" calcext:value-type="float">
            <text:p>150395737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119" calcext:value-type="float">
            <text:p>119</text:p>
          </table:table-cell>
          <table:table-cell office:value-type="string" calcext:value-type="string">
            <text:p>1398 LOREM IPSUM DOLOR</text:p>
          </table:table-cell>
          <table:table-cell office:value-type="float" office:value="1503957374" calcext:value-type="float">
            <text:p>150395737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134" calcext:value-type="float">
            <text:p>134</text:p>
          </table:table-cell>
          <table:table-cell office:value-type="string" calcext:value-type="string">
            <text:p>1399 LOREM IPSUM DOLOR</text:p>
          </table:table-cell>
          <table:table-cell office:value-type="float" office:value="1503957375" calcext:value-type="float">
            <text:p>15039573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755" calcext:value-type="float">
            <text:p>755</text:p>
          </table:table-cell>
          <table:table-cell office:value-type="string" calcext:value-type="string">
            <text:p>1400 LOREM IPSUM DOLOR</text:p>
          </table:table-cell>
          <table:table-cell office:value-type="float" office:value="1503957376" calcext:value-type="float">
            <text:p>150395737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390" calcext:value-type="float">
            <text:p>390</text:p>
          </table:table-cell>
          <table:table-cell office:value-type="string" calcext:value-type="string">
            <text:p>1401 LOREM IPSUM DOLOR</text:p>
          </table:table-cell>
          <table:table-cell office:value-type="float" office:value="1503957377" calcext:value-type="float">
            <text:p>1503957377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112" calcext:value-type="float">
            <text:p>112</text:p>
          </table:table-cell>
          <table:table-cell office:value-type="string" calcext:value-type="string">
            <text:p>1402 LOREM IPSUM DOLOR</text:p>
          </table:table-cell>
          <table:table-cell office:value-type="float" office:value="1503957378" calcext:value-type="float">
            <text:p>150395737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288" calcext:value-type="float">
            <text:p>288</text:p>
          </table:table-cell>
          <table:table-cell office:value-type="string" calcext:value-type="string">
            <text:p>1403 LOREM IPSUM DOLOR</text:p>
          </table:table-cell>
          <table:table-cell office:value-type="float" office:value="1503957379" calcext:value-type="float">
            <text:p>150395737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692" calcext:value-type="float">
            <text:p>692</text:p>
          </table:table-cell>
          <table:table-cell office:value-type="string" calcext:value-type="string">
            <text:p>1404 LOREM IPSUM DOLOR</text:p>
          </table:table-cell>
          <table:table-cell office:value-type="float" office:value="1503957380" calcext:value-type="float">
            <text:p>150395738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543" calcext:value-type="float">
            <text:p>543</text:p>
          </table:table-cell>
          <table:table-cell office:value-type="string" calcext:value-type="string">
            <text:p>1405 LOREM IPSUM DOLOR</text:p>
          </table:table-cell>
          <table:table-cell office:value-type="float" office:value="1503957381" calcext:value-type="float">
            <text:p>150395738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876" calcext:value-type="float">
            <text:p>876</text:p>
          </table:table-cell>
          <table:table-cell office:value-type="string" calcext:value-type="string">
            <text:p>1406 LOREM IPSUM DOLOR</text:p>
          </table:table-cell>
          <table:table-cell office:value-type="float" office:value="1503957382" calcext:value-type="float">
            <text:p>150395738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302" calcext:value-type="float">
            <text:p>302</text:p>
          </table:table-cell>
          <table:table-cell office:value-type="string" calcext:value-type="string">
            <text:p>1407 LOREM IPSUM DOLOR</text:p>
          </table:table-cell>
          <table:table-cell office:value-type="float" office:value="1503957383" calcext:value-type="float">
            <text:p>150395738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29" calcext:value-type="float">
            <text:p>29</text:p>
          </table:table-cell>
          <table:table-cell office:value-type="string" calcext:value-type="string">
            <text:p>1408 LOREM IPSUM DOLOR</text:p>
          </table:table-cell>
          <table:table-cell office:value-type="float" office:value="1503957384" calcext:value-type="float">
            <text:p>150395738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487" calcext:value-type="float">
            <text:p>487</text:p>
          </table:table-cell>
          <table:table-cell office:value-type="string" calcext:value-type="string">
            <text:p>1409 LOREM IPSUM DOLOR</text:p>
          </table:table-cell>
          <table:table-cell office:value-type="float" office:value="1503957385" calcext:value-type="float">
            <text:p>150395738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654" calcext:value-type="float">
            <text:p>654</text:p>
          </table:table-cell>
          <table:table-cell office:value-type="string" calcext:value-type="string">
            <text:p>1410 LOREM IPSUM DOLOR</text:p>
          </table:table-cell>
          <table:table-cell office:value-type="float" office:value="1503957386" calcext:value-type="float">
            <text:p>150395738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432" calcext:value-type="float">
            <text:p>432</text:p>
          </table:table-cell>
          <table:table-cell office:value-type="string" calcext:value-type="string">
            <text:p>1411 LOREM IPSUM DOLOR</text:p>
          </table:table-cell>
          <table:table-cell office:value-type="float" office:value="1503957387" calcext:value-type="float">
            <text:p>150395738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47" calcext:value-type="float">
            <text:p>47</text:p>
          </table:table-cell>
          <table:table-cell office:value-type="string" calcext:value-type="string">
            <text:p>1412 LOREM IPSUM DOLOR</text:p>
          </table:table-cell>
          <table:table-cell office:value-type="float" office:value="1503957388" calcext:value-type="float">
            <text:p>150395738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620" calcext:value-type="float">
            <text:p>620</text:p>
          </table:table-cell>
          <table:table-cell office:value-type="string" calcext:value-type="string">
            <text:p>1413 LOREM IPSUM DOLOR</text:p>
          </table:table-cell>
          <table:table-cell office:value-type="float" office:value="1503957389" calcext:value-type="float">
            <text:p>1503957389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69" calcext:value-type="float">
            <text:p>69</text:p>
          </table:table-cell>
          <table:table-cell office:value-type="string" calcext:value-type="string">
            <text:p>1414 LOREM IPSUM DOLOR</text:p>
          </table:table-cell>
          <table:table-cell office:value-type="float" office:value="1503957390" calcext:value-type="float">
            <text:p>150395739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852" calcext:value-type="float">
            <text:p>852</text:p>
          </table:table-cell>
          <table:table-cell office:value-type="string" calcext:value-type="string">
            <text:p>1415 LOREM IPSUM DOLOR</text:p>
          </table:table-cell>
          <table:table-cell office:value-type="float" office:value="1503957391" calcext:value-type="float">
            <text:p>150395739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636" calcext:value-type="float">
            <text:p>636</text:p>
          </table:table-cell>
          <table:table-cell office:value-type="string" calcext:value-type="string">
            <text:p>1416 LOREM IPSUM DOLOR</text:p>
          </table:table-cell>
          <table:table-cell office:value-type="float" office:value="1503957392" calcext:value-type="float">
            <text:p>150395739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142" calcext:value-type="float">
            <text:p>142</text:p>
          </table:table-cell>
          <table:table-cell office:value-type="string" calcext:value-type="string">
            <text:p>1417 LOREM IPSUM DOLOR</text:p>
          </table:table-cell>
          <table:table-cell office:value-type="float" office:value="1503957393" calcext:value-type="float">
            <text:p>150395739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502" calcext:value-type="float">
            <text:p>502</text:p>
          </table:table-cell>
          <table:table-cell office:value-type="string" calcext:value-type="string">
            <text:p>1418 LOREM IPSUM DOLOR</text:p>
          </table:table-cell>
          <table:table-cell office:value-type="float" office:value="1503957394" calcext:value-type="float">
            <text:p>1503957394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596" calcext:value-type="float">
            <text:p>596</text:p>
          </table:table-cell>
          <table:table-cell office:value-type="string" calcext:value-type="string">
            <text:p>1419 LOREM IPSUM DOLOR</text:p>
          </table:table-cell>
          <table:table-cell office:value-type="float" office:value="1503957395" calcext:value-type="float">
            <text:p>150395739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789" calcext:value-type="float">
            <text:p>789</text:p>
          </table:table-cell>
          <table:table-cell office:value-type="string" calcext:value-type="string">
            <text:p>1420 LOREM IPSUM DOLOR</text:p>
          </table:table-cell>
          <table:table-cell office:value-type="float" office:value="1503957396" calcext:value-type="float">
            <text:p>1503957396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848" calcext:value-type="float">
            <text:p>848</text:p>
          </table:table-cell>
          <table:table-cell office:value-type="string" calcext:value-type="string">
            <text:p>1421 LOREM IPSUM DOLOR</text:p>
          </table:table-cell>
          <table:table-cell office:value-type="float" office:value="1503957397" calcext:value-type="float">
            <text:p>1503957397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801" calcext:value-type="float">
            <text:p>801</text:p>
          </table:table-cell>
          <table:table-cell office:value-type="string" calcext:value-type="string">
            <text:p>1422 LOREM IPSUM DOLOR</text:p>
          </table:table-cell>
          <table:table-cell office:value-type="float" office:value="1503957398" calcext:value-type="float">
            <text:p>150395739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635" calcext:value-type="float">
            <text:p>635</text:p>
          </table:table-cell>
          <table:table-cell office:value-type="string" calcext:value-type="string">
            <text:p>1423 LOREM IPSUM DOLOR</text:p>
          </table:table-cell>
          <table:table-cell office:value-type="float" office:value="1503957399" calcext:value-type="float">
            <text:p>1503957399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577" calcext:value-type="float">
            <text:p>577</text:p>
          </table:table-cell>
          <table:table-cell office:value-type="string" calcext:value-type="string">
            <text:p>1424 LOREM IPSUM DOLOR</text:p>
          </table:table-cell>
          <table:table-cell office:value-type="float" office:value="1503957400" calcext:value-type="float">
            <text:p>150395740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226" calcext:value-type="float">
            <text:p>226</text:p>
          </table:table-cell>
          <table:table-cell office:value-type="string" calcext:value-type="string">
            <text:p>1425 LOREM IPSUM DOLOR</text:p>
          </table:table-cell>
          <table:table-cell office:value-type="float" office:value="1503957401" calcext:value-type="float">
            <text:p>150395740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998" calcext:value-type="float">
            <text:p>998</text:p>
          </table:table-cell>
          <table:table-cell office:value-type="string" calcext:value-type="string">
            <text:p>1426 LOREM IPSUM DOLOR</text:p>
          </table:table-cell>
          <table:table-cell office:value-type="float" office:value="1503957402" calcext:value-type="float">
            <text:p>150395740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906" calcext:value-type="float">
            <text:p>906</text:p>
          </table:table-cell>
          <table:table-cell office:value-type="string" calcext:value-type="string">
            <text:p>1427 LOREM IPSUM DOLOR</text:p>
          </table:table-cell>
          <table:table-cell office:value-type="float" office:value="1503957403" calcext:value-type="float">
            <text:p>150395740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201" calcext:value-type="float">
            <text:p>201</text:p>
          </table:table-cell>
          <table:table-cell office:value-type="string" calcext:value-type="string">
            <text:p>1428 LOREM IPSUM DOLOR</text:p>
          </table:table-cell>
          <table:table-cell office:value-type="float" office:value="1503957404" calcext:value-type="float">
            <text:p>150395740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302" calcext:value-type="float">
            <text:p>302</text:p>
          </table:table-cell>
          <table:table-cell office:value-type="string" calcext:value-type="string">
            <text:p>1429 LOREM IPSUM DOLOR</text:p>
          </table:table-cell>
          <table:table-cell office:value-type="float" office:value="1503957405" calcext:value-type="float">
            <text:p>150395740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918" calcext:value-type="float">
            <text:p>918</text:p>
          </table:table-cell>
          <table:table-cell office:value-type="string" calcext:value-type="string">
            <text:p>1430 LOREM IPSUM DOLOR</text:p>
          </table:table-cell>
          <table:table-cell office:value-type="float" office:value="1503957406" calcext:value-type="float">
            <text:p>150395740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70" calcext:value-type="float">
            <text:p>70</text:p>
          </table:table-cell>
          <table:table-cell office:value-type="string" calcext:value-type="string">
            <text:p>1431 LOREM IPSUM DOLOR</text:p>
          </table:table-cell>
          <table:table-cell office:value-type="float" office:value="1503957407" calcext:value-type="float">
            <text:p>150395740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836" calcext:value-type="float">
            <text:p>836</text:p>
          </table:table-cell>
          <table:table-cell office:value-type="string" calcext:value-type="string">
            <text:p>1432 LOREM IPSUM DOLOR</text:p>
          </table:table-cell>
          <table:table-cell office:value-type="float" office:value="1503957408" calcext:value-type="float">
            <text:p>150395740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599" calcext:value-type="float">
            <text:p>599</text:p>
          </table:table-cell>
          <table:table-cell office:value-type="string" calcext:value-type="string">
            <text:p>1433 LOREM IPSUM DOLOR</text:p>
          </table:table-cell>
          <table:table-cell office:value-type="float" office:value="1503957409" calcext:value-type="float">
            <text:p>150395740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462" calcext:value-type="float">
            <text:p>462</text:p>
          </table:table-cell>
          <table:table-cell office:value-type="string" calcext:value-type="string">
            <text:p>1434 LOREM IPSUM DOLOR</text:p>
          </table:table-cell>
          <table:table-cell office:value-type="float" office:value="1503957410" calcext:value-type="float">
            <text:p>150395741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862" calcext:value-type="float">
            <text:p>862</text:p>
          </table:table-cell>
          <table:table-cell office:value-type="string" calcext:value-type="string">
            <text:p>1435 LOREM IPSUM DOLOR</text:p>
          </table:table-cell>
          <table:table-cell office:value-type="float" office:value="1503957411" calcext:value-type="float">
            <text:p>150395741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771" calcext:value-type="float">
            <text:p>771</text:p>
          </table:table-cell>
          <table:table-cell office:value-type="string" calcext:value-type="string">
            <text:p>1436 LOREM IPSUM DOLOR</text:p>
          </table:table-cell>
          <table:table-cell office:value-type="float" office:value="1503957412" calcext:value-type="float">
            <text:p>150395741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734" calcext:value-type="float">
            <text:p>734</text:p>
          </table:table-cell>
          <table:table-cell office:value-type="string" calcext:value-type="string">
            <text:p>1437 LOREM IPSUM DOLOR</text:p>
          </table:table-cell>
          <table:table-cell office:value-type="float" office:value="1503957413" calcext:value-type="float">
            <text:p>150395741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800" calcext:value-type="float">
            <text:p>800</text:p>
          </table:table-cell>
          <table:table-cell office:value-type="string" calcext:value-type="string">
            <text:p>1438 LOREM IPSUM DOLOR</text:p>
          </table:table-cell>
          <table:table-cell office:value-type="float" office:value="1503957414" calcext:value-type="float">
            <text:p>1503957414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198" calcext:value-type="float">
            <text:p>198</text:p>
          </table:table-cell>
          <table:table-cell office:value-type="string" calcext:value-type="string">
            <text:p>1439 LOREM IPSUM DOLOR</text:p>
          </table:table-cell>
          <table:table-cell office:value-type="float" office:value="1503957415" calcext:value-type="float">
            <text:p>150395741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219" calcext:value-type="float">
            <text:p>219</text:p>
          </table:table-cell>
          <table:table-cell office:value-type="string" calcext:value-type="string">
            <text:p>1440 LOREM IPSUM DOLOR</text:p>
          </table:table-cell>
          <table:table-cell office:value-type="float" office:value="1503957416" calcext:value-type="float">
            <text:p>150395741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115" calcext:value-type="float">
            <text:p>115</text:p>
          </table:table-cell>
          <table:table-cell office:value-type="string" calcext:value-type="string">
            <text:p>1441 LOREM IPSUM DOLOR</text:p>
          </table:table-cell>
          <table:table-cell office:value-type="float" office:value="1503957417" calcext:value-type="float">
            <text:p>1503957417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666" calcext:value-type="float">
            <text:p>666</text:p>
          </table:table-cell>
          <table:table-cell office:value-type="string" calcext:value-type="string">
            <text:p>1442 LOREM IPSUM DOLOR</text:p>
          </table:table-cell>
          <table:table-cell office:value-type="float" office:value="1503957418" calcext:value-type="float">
            <text:p>150395741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592" calcext:value-type="float">
            <text:p>592</text:p>
          </table:table-cell>
          <table:table-cell office:value-type="string" calcext:value-type="string">
            <text:p>1443 LOREM IPSUM DOLOR</text:p>
          </table:table-cell>
          <table:table-cell office:value-type="float" office:value="1503957419" calcext:value-type="float">
            <text:p>150395741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170" calcext:value-type="float">
            <text:p>170</text:p>
          </table:table-cell>
          <table:table-cell office:value-type="string" calcext:value-type="string">
            <text:p>1444 LOREM IPSUM DOLOR</text:p>
          </table:table-cell>
          <table:table-cell office:value-type="float" office:value="1503957420" calcext:value-type="float">
            <text:p>150395742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ROUND(RAND()*99+1)" office:value-type="float" office:value="1" calcext:value-type="float">
            <text:p>1</text:p>
          </table:table-cell>
          <table:table-cell table:formula="of:=ROUND(RAND()*999+1)" office:value-type="float" office:value="761" calcext:value-type="float">
            <text:p>761</text:p>
          </table:table-cell>
          <table:table-cell office:value-type="string" calcext:value-type="string">
            <text:p>1445 LOREM IPSUM DOLOR</text:p>
          </table:table-cell>
          <table:table-cell office:value-type="float" office:value="1503957421" calcext:value-type="float">
            <text:p>150395742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772" calcext:value-type="float">
            <text:p>772</text:p>
          </table:table-cell>
          <table:table-cell office:value-type="string" calcext:value-type="string">
            <text:p>1446 LOREM IPSUM DOLOR</text:p>
          </table:table-cell>
          <table:table-cell office:value-type="float" office:value="1503957422" calcext:value-type="float">
            <text:p>1503957422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520" calcext:value-type="float">
            <text:p>520</text:p>
          </table:table-cell>
          <table:table-cell office:value-type="string" calcext:value-type="string">
            <text:p>1447 LOREM IPSUM DOLOR</text:p>
          </table:table-cell>
          <table:table-cell office:value-type="float" office:value="1503957423" calcext:value-type="float">
            <text:p>150395742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728" calcext:value-type="float">
            <text:p>728</text:p>
          </table:table-cell>
          <table:table-cell office:value-type="string" calcext:value-type="string">
            <text:p>1448 LOREM IPSUM DOLOR</text:p>
          </table:table-cell>
          <table:table-cell office:value-type="float" office:value="1503957424" calcext:value-type="float">
            <text:p>150395742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499" calcext:value-type="float">
            <text:p>499</text:p>
          </table:table-cell>
          <table:table-cell office:value-type="string" calcext:value-type="string">
            <text:p>1449 LOREM IPSUM DOLOR</text:p>
          </table:table-cell>
          <table:table-cell office:value-type="float" office:value="1503957425" calcext:value-type="float">
            <text:p>150395742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660" calcext:value-type="float">
            <text:p>660</text:p>
          </table:table-cell>
          <table:table-cell office:value-type="string" calcext:value-type="string">
            <text:p>1450 LOREM IPSUM DOLOR</text:p>
          </table:table-cell>
          <table:table-cell office:value-type="float" office:value="1503957426" calcext:value-type="float">
            <text:p>150395742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224" calcext:value-type="float">
            <text:p>224</text:p>
          </table:table-cell>
          <table:table-cell office:value-type="string" calcext:value-type="string">
            <text:p>1451 LOREM IPSUM DOLOR</text:p>
          </table:table-cell>
          <table:table-cell office:value-type="float" office:value="1503957427" calcext:value-type="float">
            <text:p>150395742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928" calcext:value-type="float">
            <text:p>928</text:p>
          </table:table-cell>
          <table:table-cell office:value-type="string" calcext:value-type="string">
            <text:p>1452 LOREM IPSUM DOLOR</text:p>
          </table:table-cell>
          <table:table-cell office:value-type="float" office:value="1503957428" calcext:value-type="float">
            <text:p>150395742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817" calcext:value-type="float">
            <text:p>817</text:p>
          </table:table-cell>
          <table:table-cell office:value-type="string" calcext:value-type="string">
            <text:p>1453 LOREM IPSUM DOLOR</text:p>
          </table:table-cell>
          <table:table-cell office:value-type="float" office:value="1503957429" calcext:value-type="float">
            <text:p>1503957429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665" calcext:value-type="float">
            <text:p>665</text:p>
          </table:table-cell>
          <table:table-cell office:value-type="string" calcext:value-type="string">
            <text:p>1454 LOREM IPSUM DOLOR</text:p>
          </table:table-cell>
          <table:table-cell office:value-type="float" office:value="1503957430" calcext:value-type="float">
            <text:p>150395743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95" calcext:value-type="float">
            <text:p>95</text:p>
          </table:table-cell>
          <table:table-cell office:value-type="string" calcext:value-type="string">
            <text:p>1455 LOREM IPSUM DOLOR</text:p>
          </table:table-cell>
          <table:table-cell office:value-type="float" office:value="1503957431" calcext:value-type="float">
            <text:p>150395743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296" calcext:value-type="float">
            <text:p>296</text:p>
          </table:table-cell>
          <table:table-cell office:value-type="string" calcext:value-type="string">
            <text:p>1456 LOREM IPSUM DOLOR</text:p>
          </table:table-cell>
          <table:table-cell office:value-type="float" office:value="1503957432" calcext:value-type="float">
            <text:p>150395743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885" calcext:value-type="float">
            <text:p>885</text:p>
          </table:table-cell>
          <table:table-cell office:value-type="string" calcext:value-type="string">
            <text:p>1457 LOREM IPSUM DOLOR</text:p>
          </table:table-cell>
          <table:table-cell office:value-type="float" office:value="1503957433" calcext:value-type="float">
            <text:p>150395743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540" calcext:value-type="float">
            <text:p>540</text:p>
          </table:table-cell>
          <table:table-cell office:value-type="string" calcext:value-type="string">
            <text:p>1458 LOREM IPSUM DOLOR</text:p>
          </table:table-cell>
          <table:table-cell office:value-type="float" office:value="1503957434" calcext:value-type="float">
            <text:p>1503957434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361" calcext:value-type="float">
            <text:p>361</text:p>
          </table:table-cell>
          <table:table-cell office:value-type="string" calcext:value-type="string">
            <text:p>1459 LOREM IPSUM DOLOR</text:p>
          </table:table-cell>
          <table:table-cell office:value-type="float" office:value="1503957435" calcext:value-type="float">
            <text:p>150395743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442" calcext:value-type="float">
            <text:p>442</text:p>
          </table:table-cell>
          <table:table-cell office:value-type="string" calcext:value-type="string">
            <text:p>1460 LOREM IPSUM DOLOR</text:p>
          </table:table-cell>
          <table:table-cell office:value-type="float" office:value="1503957436" calcext:value-type="float">
            <text:p>150395743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208" calcext:value-type="float">
            <text:p>208</text:p>
          </table:table-cell>
          <table:table-cell office:value-type="string" calcext:value-type="string">
            <text:p>1461 LOREM IPSUM DOLOR</text:p>
          </table:table-cell>
          <table:table-cell office:value-type="float" office:value="1503957437" calcext:value-type="float">
            <text:p>150395743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419" calcext:value-type="float">
            <text:p>419</text:p>
          </table:table-cell>
          <table:table-cell office:value-type="string" calcext:value-type="string">
            <text:p>1462 LOREM IPSUM DOLOR</text:p>
          </table:table-cell>
          <table:table-cell office:value-type="float" office:value="1503957438" calcext:value-type="float">
            <text:p>1503957438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905" calcext:value-type="float">
            <text:p>905</text:p>
          </table:table-cell>
          <table:table-cell office:value-type="string" calcext:value-type="string">
            <text:p>1463 LOREM IPSUM DOLOR</text:p>
          </table:table-cell>
          <table:table-cell office:value-type="float" office:value="1503957439" calcext:value-type="float">
            <text:p>150395743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340" calcext:value-type="float">
            <text:p>340</text:p>
          </table:table-cell>
          <table:table-cell office:value-type="string" calcext:value-type="string">
            <text:p>1464 LOREM IPSUM DOLOR</text:p>
          </table:table-cell>
          <table:table-cell office:value-type="float" office:value="1503957440" calcext:value-type="float">
            <text:p>150395744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170" calcext:value-type="float">
            <text:p>170</text:p>
          </table:table-cell>
          <table:table-cell office:value-type="string" calcext:value-type="string">
            <text:p>1465 LOREM IPSUM DOLOR</text:p>
          </table:table-cell>
          <table:table-cell office:value-type="float" office:value="1503957441" calcext:value-type="float">
            <text:p>1503957441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341" calcext:value-type="float">
            <text:p>341</text:p>
          </table:table-cell>
          <table:table-cell office:value-type="string" calcext:value-type="string">
            <text:p>1466 LOREM IPSUM DOLOR</text:p>
          </table:table-cell>
          <table:table-cell office:value-type="float" office:value="1503957442" calcext:value-type="float">
            <text:p>150395744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557" calcext:value-type="float">
            <text:p>557</text:p>
          </table:table-cell>
          <table:table-cell office:value-type="string" calcext:value-type="string">
            <text:p>1467 LOREM IPSUM DOLOR</text:p>
          </table:table-cell>
          <table:table-cell office:value-type="float" office:value="1503957443" calcext:value-type="float">
            <text:p>150395744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285" calcext:value-type="float">
            <text:p>285</text:p>
          </table:table-cell>
          <table:table-cell office:value-type="string" calcext:value-type="string">
            <text:p>1468 LOREM IPSUM DOLOR</text:p>
          </table:table-cell>
          <table:table-cell office:value-type="float" office:value="1503957444" calcext:value-type="float">
            <text:p>150395744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542" calcext:value-type="float">
            <text:p>542</text:p>
          </table:table-cell>
          <table:table-cell office:value-type="string" calcext:value-type="string">
            <text:p>1469 LOREM IPSUM DOLOR</text:p>
          </table:table-cell>
          <table:table-cell office:value-type="float" office:value="1503957445" calcext:value-type="float">
            <text:p>150395744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61" calcext:value-type="float">
            <text:p>61</text:p>
          </table:table-cell>
          <table:table-cell office:value-type="string" calcext:value-type="string">
            <text:p>1470 LOREM IPSUM DOLOR</text:p>
          </table:table-cell>
          <table:table-cell office:value-type="float" office:value="1503957446" calcext:value-type="float">
            <text:p>150395744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6" calcext:value-type="float">
            <text:p>6</text:p>
          </table:table-cell>
          <table:table-cell office:value-type="string" calcext:value-type="string">
            <text:p>1471 LOREM IPSUM DOLOR</text:p>
          </table:table-cell>
          <table:table-cell office:value-type="float" office:value="1503957447" calcext:value-type="float">
            <text:p>150395744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755" calcext:value-type="float">
            <text:p>755</text:p>
          </table:table-cell>
          <table:table-cell office:value-type="string" calcext:value-type="string">
            <text:p>1472 LOREM IPSUM DOLOR</text:p>
          </table:table-cell>
          <table:table-cell office:value-type="float" office:value="1503957448" calcext:value-type="float">
            <text:p>150395744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739" calcext:value-type="float">
            <text:p>739</text:p>
          </table:table-cell>
          <table:table-cell office:value-type="string" calcext:value-type="string">
            <text:p>1473 LOREM IPSUM DOLOR</text:p>
          </table:table-cell>
          <table:table-cell office:value-type="float" office:value="1503957449" calcext:value-type="float">
            <text:p>150395744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494" calcext:value-type="float">
            <text:p>494</text:p>
          </table:table-cell>
          <table:table-cell office:value-type="string" calcext:value-type="string">
            <text:p>1474 LOREM IPSUM DOLOR</text:p>
          </table:table-cell>
          <table:table-cell office:value-type="float" office:value="1503957450" calcext:value-type="float">
            <text:p>150395745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677" calcext:value-type="float">
            <text:p>677</text:p>
          </table:table-cell>
          <table:table-cell office:value-type="string" calcext:value-type="string">
            <text:p>1475 LOREM IPSUM DOLOR</text:p>
          </table:table-cell>
          <table:table-cell office:value-type="float" office:value="1503957451" calcext:value-type="float">
            <text:p>150395745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913" calcext:value-type="float">
            <text:p>913</text:p>
          </table:table-cell>
          <table:table-cell office:value-type="string" calcext:value-type="string">
            <text:p>1476 LOREM IPSUM DOLOR</text:p>
          </table:table-cell>
          <table:table-cell office:value-type="float" office:value="1503957452" calcext:value-type="float">
            <text:p>150395745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511" calcext:value-type="float">
            <text:p>511</text:p>
          </table:table-cell>
          <table:table-cell office:value-type="string" calcext:value-type="string">
            <text:p>1477 LOREM IPSUM DOLOR</text:p>
          </table:table-cell>
          <table:table-cell office:value-type="float" office:value="1503957453" calcext:value-type="float">
            <text:p>150395745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649" calcext:value-type="float">
            <text:p>649</text:p>
          </table:table-cell>
          <table:table-cell office:value-type="string" calcext:value-type="string">
            <text:p>1478 LOREM IPSUM DOLOR</text:p>
          </table:table-cell>
          <table:table-cell office:value-type="float" office:value="1503957454" calcext:value-type="float">
            <text:p>1503957454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734" calcext:value-type="float">
            <text:p>734</text:p>
          </table:table-cell>
          <table:table-cell office:value-type="string" calcext:value-type="string">
            <text:p>1479 LOREM IPSUM DOLOR</text:p>
          </table:table-cell>
          <table:table-cell office:value-type="float" office:value="1503957455" calcext:value-type="float">
            <text:p>150395745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49" calcext:value-type="float">
            <text:p>49</text:p>
          </table:table-cell>
          <table:table-cell office:value-type="string" calcext:value-type="string">
            <text:p>1480 LOREM IPSUM DOLOR</text:p>
          </table:table-cell>
          <table:table-cell office:value-type="float" office:value="1503957456" calcext:value-type="float">
            <text:p>150395745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692" calcext:value-type="float">
            <text:p>692</text:p>
          </table:table-cell>
          <table:table-cell office:value-type="string" calcext:value-type="string">
            <text:p>1481 LOREM IPSUM DOLOR</text:p>
          </table:table-cell>
          <table:table-cell office:value-type="float" office:value="1503957457" calcext:value-type="float">
            <text:p>150395745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739" calcext:value-type="float">
            <text:p>739</text:p>
          </table:table-cell>
          <table:table-cell office:value-type="string" calcext:value-type="string">
            <text:p>1482 LOREM IPSUM DOLOR</text:p>
          </table:table-cell>
          <table:table-cell office:value-type="float" office:value="1503957458" calcext:value-type="float">
            <text:p>150395745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881" calcext:value-type="float">
            <text:p>881</text:p>
          </table:table-cell>
          <table:table-cell office:value-type="string" calcext:value-type="string">
            <text:p>1483 LOREM IPSUM DOLOR</text:p>
          </table:table-cell>
          <table:table-cell office:value-type="float" office:value="1503957459" calcext:value-type="float">
            <text:p>1503957459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598" calcext:value-type="float">
            <text:p>598</text:p>
          </table:table-cell>
          <table:table-cell office:value-type="string" calcext:value-type="string">
            <text:p>1484 LOREM IPSUM DOLOR</text:p>
          </table:table-cell>
          <table:table-cell office:value-type="float" office:value="1503957460" calcext:value-type="float">
            <text:p>150395746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882" calcext:value-type="float">
            <text:p>882</text:p>
          </table:table-cell>
          <table:table-cell office:value-type="string" calcext:value-type="string">
            <text:p>1485 LOREM IPSUM DOLOR</text:p>
          </table:table-cell>
          <table:table-cell office:value-type="float" office:value="1503957461" calcext:value-type="float">
            <text:p>150395746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354" calcext:value-type="float">
            <text:p>354</text:p>
          </table:table-cell>
          <table:table-cell office:value-type="string" calcext:value-type="string">
            <text:p>1486 LOREM IPSUM DOLOR</text:p>
          </table:table-cell>
          <table:table-cell office:value-type="float" office:value="1503957462" calcext:value-type="float">
            <text:p>1503957462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504" calcext:value-type="float">
            <text:p>504</text:p>
          </table:table-cell>
          <table:table-cell office:value-type="string" calcext:value-type="string">
            <text:p>1487 LOREM IPSUM DOLOR</text:p>
          </table:table-cell>
          <table:table-cell office:value-type="float" office:value="1503957463" calcext:value-type="float">
            <text:p>150395746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297" calcext:value-type="float">
            <text:p>297</text:p>
          </table:table-cell>
          <table:table-cell office:value-type="string" calcext:value-type="string">
            <text:p>1488 LOREM IPSUM DOLOR</text:p>
          </table:table-cell>
          <table:table-cell office:value-type="float" office:value="1503957464" calcext:value-type="float">
            <text:p>150395746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765" calcext:value-type="float">
            <text:p>765</text:p>
          </table:table-cell>
          <table:table-cell office:value-type="string" calcext:value-type="string">
            <text:p>1489 LOREM IPSUM DOLOR</text:p>
          </table:table-cell>
          <table:table-cell office:value-type="float" office:value="1503957465" calcext:value-type="float">
            <text:p>150395746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163" calcext:value-type="float">
            <text:p>163</text:p>
          </table:table-cell>
          <table:table-cell office:value-type="string" calcext:value-type="string">
            <text:p>1490 LOREM IPSUM DOLOR</text:p>
          </table:table-cell>
          <table:table-cell office:value-type="float" office:value="1503957466" calcext:value-type="float">
            <text:p>150395746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935" calcext:value-type="float">
            <text:p>935</text:p>
          </table:table-cell>
          <table:table-cell office:value-type="string" calcext:value-type="string">
            <text:p>1491 LOREM IPSUM DOLOR</text:p>
          </table:table-cell>
          <table:table-cell office:value-type="float" office:value="1503957467" calcext:value-type="float">
            <text:p>150395746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8" calcext:value-type="float">
            <text:p>8</text:p>
          </table:table-cell>
          <table:table-cell office:value-type="string" calcext:value-type="string">
            <text:p>1492 LOREM IPSUM DOLOR</text:p>
          </table:table-cell>
          <table:table-cell office:value-type="float" office:value="1503957468" calcext:value-type="float">
            <text:p>150395746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539" calcext:value-type="float">
            <text:p>539</text:p>
          </table:table-cell>
          <table:table-cell office:value-type="string" calcext:value-type="string">
            <text:p>1493 LOREM IPSUM DOLOR</text:p>
          </table:table-cell>
          <table:table-cell office:value-type="float" office:value="1503957469" calcext:value-type="float">
            <text:p>150395746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341" calcext:value-type="float">
            <text:p>341</text:p>
          </table:table-cell>
          <table:table-cell office:value-type="string" calcext:value-type="string">
            <text:p>1494 LOREM IPSUM DOLOR</text:p>
          </table:table-cell>
          <table:table-cell office:value-type="float" office:value="1503957470" calcext:value-type="float">
            <text:p>150395747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833" calcext:value-type="float">
            <text:p>833</text:p>
          </table:table-cell>
          <table:table-cell office:value-type="string" calcext:value-type="string">
            <text:p>1495 LOREM IPSUM DOLOR</text:p>
          </table:table-cell>
          <table:table-cell office:value-type="float" office:value="1503957471" calcext:value-type="float">
            <text:p>150395747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46" calcext:value-type="float">
            <text:p>46</text:p>
          </table:table-cell>
          <table:table-cell office:value-type="string" calcext:value-type="string">
            <text:p>1496 LOREM IPSUM DOLOR</text:p>
          </table:table-cell>
          <table:table-cell office:value-type="float" office:value="1503957472" calcext:value-type="float">
            <text:p>150395747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445" calcext:value-type="float">
            <text:p>445</text:p>
          </table:table-cell>
          <table:table-cell office:value-type="string" calcext:value-type="string">
            <text:p>1497 LOREM IPSUM DOLOR</text:p>
          </table:table-cell>
          <table:table-cell office:value-type="float" office:value="1503957473" calcext:value-type="float">
            <text:p>150395747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471" calcext:value-type="float">
            <text:p>471</text:p>
          </table:table-cell>
          <table:table-cell office:value-type="string" calcext:value-type="string">
            <text:p>1498 LOREM IPSUM DOLOR</text:p>
          </table:table-cell>
          <table:table-cell office:value-type="float" office:value="1503957474" calcext:value-type="float">
            <text:p>150395747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186" calcext:value-type="float">
            <text:p>186</text:p>
          </table:table-cell>
          <table:table-cell office:value-type="string" calcext:value-type="string">
            <text:p>1499 LOREM IPSUM DOLOR</text:p>
          </table:table-cell>
          <table:table-cell office:value-type="float" office:value="1503957475" calcext:value-type="float">
            <text:p>1503957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231" calcext:value-type="float">
            <text:p>231</text:p>
          </table:table-cell>
          <table:table-cell office:value-type="string" calcext:value-type="string">
            <text:p>1500 LOREM IPSUM DOLOR</text:p>
          </table:table-cell>
          <table:table-cell office:value-type="float" office:value="1503957476" calcext:value-type="float">
            <text:p>1503957476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507" calcext:value-type="float">
            <text:p>507</text:p>
          </table:table-cell>
          <table:table-cell office:value-type="string" calcext:value-type="string">
            <text:p>1501 LOREM IPSUM DOLOR</text:p>
          </table:table-cell>
          <table:table-cell office:value-type="float" office:value="1503957477" calcext:value-type="float">
            <text:p>1503957477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827" calcext:value-type="float">
            <text:p>827</text:p>
          </table:table-cell>
          <table:table-cell office:value-type="string" calcext:value-type="string">
            <text:p>1502 LOREM IPSUM DOLOR</text:p>
          </table:table-cell>
          <table:table-cell office:value-type="float" office:value="1503957478" calcext:value-type="float">
            <text:p>150395747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599" calcext:value-type="float">
            <text:p>599</text:p>
          </table:table-cell>
          <table:table-cell office:value-type="string" calcext:value-type="string">
            <text:p>1503 LOREM IPSUM DOLOR</text:p>
          </table:table-cell>
          <table:table-cell office:value-type="float" office:value="1503957479" calcext:value-type="float">
            <text:p>150395747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826" calcext:value-type="float">
            <text:p>826</text:p>
          </table:table-cell>
          <table:table-cell office:value-type="string" calcext:value-type="string">
            <text:p>1504 LOREM IPSUM DOLOR</text:p>
          </table:table-cell>
          <table:table-cell office:value-type="float" office:value="1503957480" calcext:value-type="float">
            <text:p>150395748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372" calcext:value-type="float">
            <text:p>372</text:p>
          </table:table-cell>
          <table:table-cell office:value-type="string" calcext:value-type="string">
            <text:p>1505 LOREM IPSUM DOLOR</text:p>
          </table:table-cell>
          <table:table-cell office:value-type="float" office:value="1503957481" calcext:value-type="float">
            <text:p>1503957481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935" calcext:value-type="float">
            <text:p>935</text:p>
          </table:table-cell>
          <table:table-cell office:value-type="string" calcext:value-type="string">
            <text:p>1506 LOREM IPSUM DOLOR</text:p>
          </table:table-cell>
          <table:table-cell office:value-type="float" office:value="1503957482" calcext:value-type="float">
            <text:p>150395748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984" calcext:value-type="float">
            <text:p>984</text:p>
          </table:table-cell>
          <table:table-cell office:value-type="string" calcext:value-type="string">
            <text:p>1507 LOREM IPSUM DOLOR</text:p>
          </table:table-cell>
          <table:table-cell office:value-type="float" office:value="1503957483" calcext:value-type="float">
            <text:p>150395748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862" calcext:value-type="float">
            <text:p>862</text:p>
          </table:table-cell>
          <table:table-cell office:value-type="string" calcext:value-type="string">
            <text:p>1508 LOREM IPSUM DOLOR</text:p>
          </table:table-cell>
          <table:table-cell office:value-type="float" office:value="1503957484" calcext:value-type="float">
            <text:p>150395748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336" calcext:value-type="float">
            <text:p>336</text:p>
          </table:table-cell>
          <table:table-cell office:value-type="string" calcext:value-type="string">
            <text:p>1509 LOREM IPSUM DOLOR</text:p>
          </table:table-cell>
          <table:table-cell office:value-type="float" office:value="1503957485" calcext:value-type="float">
            <text:p>150395748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490" calcext:value-type="float">
            <text:p>490</text:p>
          </table:table-cell>
          <table:table-cell office:value-type="string" calcext:value-type="string">
            <text:p>1510 LOREM IPSUM DOLOR</text:p>
          </table:table-cell>
          <table:table-cell office:value-type="float" office:value="1503957486" calcext:value-type="float">
            <text:p>150395748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964" calcext:value-type="float">
            <text:p>964</text:p>
          </table:table-cell>
          <table:table-cell office:value-type="string" calcext:value-type="string">
            <text:p>1511 LOREM IPSUM DOLOR</text:p>
          </table:table-cell>
          <table:table-cell office:value-type="float" office:value="1503957487" calcext:value-type="float">
            <text:p>150395748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389" calcext:value-type="float">
            <text:p>389</text:p>
          </table:table-cell>
          <table:table-cell office:value-type="string" calcext:value-type="string">
            <text:p>1512 LOREM IPSUM DOLOR</text:p>
          </table:table-cell>
          <table:table-cell office:value-type="float" office:value="1503957488" calcext:value-type="float">
            <text:p>150395748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699" calcext:value-type="float">
            <text:p>699</text:p>
          </table:table-cell>
          <table:table-cell office:value-type="string" calcext:value-type="string">
            <text:p>1513 LOREM IPSUM DOLOR</text:p>
          </table:table-cell>
          <table:table-cell office:value-type="float" office:value="1503957489" calcext:value-type="float">
            <text:p>150395748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413" calcext:value-type="float">
            <text:p>413</text:p>
          </table:table-cell>
          <table:table-cell office:value-type="string" calcext:value-type="string">
            <text:p>1514 LOREM IPSUM DOLOR</text:p>
          </table:table-cell>
          <table:table-cell office:value-type="float" office:value="1503957490" calcext:value-type="float">
            <text:p>150395749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749" calcext:value-type="float">
            <text:p>749</text:p>
          </table:table-cell>
          <table:table-cell office:value-type="string" calcext:value-type="string">
            <text:p>1515 LOREM IPSUM DOLOR</text:p>
          </table:table-cell>
          <table:table-cell office:value-type="float" office:value="1503957491" calcext:value-type="float">
            <text:p>1503957491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786" calcext:value-type="float">
            <text:p>786</text:p>
          </table:table-cell>
          <table:table-cell office:value-type="string" calcext:value-type="string">
            <text:p>1516 LOREM IPSUM DOLOR</text:p>
          </table:table-cell>
          <table:table-cell office:value-type="float" office:value="1503957492" calcext:value-type="float">
            <text:p>1503957492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605" calcext:value-type="float">
            <text:p>605</text:p>
          </table:table-cell>
          <table:table-cell office:value-type="string" calcext:value-type="string">
            <text:p>1517 LOREM IPSUM DOLOR</text:p>
          </table:table-cell>
          <table:table-cell office:value-type="float" office:value="1503957493" calcext:value-type="float">
            <text:p>150395749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101" calcext:value-type="float">
            <text:p>101</text:p>
          </table:table-cell>
          <table:table-cell office:value-type="string" calcext:value-type="string">
            <text:p>1518 LOREM IPSUM DOLOR</text:p>
          </table:table-cell>
          <table:table-cell office:value-type="float" office:value="1503957494" calcext:value-type="float">
            <text:p>1503957494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418" calcext:value-type="float">
            <text:p>418</text:p>
          </table:table-cell>
          <table:table-cell office:value-type="string" calcext:value-type="string">
            <text:p>1519 LOREM IPSUM DOLOR</text:p>
          </table:table-cell>
          <table:table-cell office:value-type="float" office:value="1503957495" calcext:value-type="float">
            <text:p>150395749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214" calcext:value-type="float">
            <text:p>214</text:p>
          </table:table-cell>
          <table:table-cell office:value-type="string" calcext:value-type="string">
            <text:p>1520 LOREM IPSUM DOLOR</text:p>
          </table:table-cell>
          <table:table-cell office:value-type="float" office:value="1503957496" calcext:value-type="float">
            <text:p>150395749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83" calcext:value-type="float">
            <text:p>83</text:p>
          </table:table-cell>
          <table:table-cell office:value-type="string" calcext:value-type="string">
            <text:p>1521 LOREM IPSUM DOLOR</text:p>
          </table:table-cell>
          <table:table-cell office:value-type="float" office:value="1503957497" calcext:value-type="float">
            <text:p>150395749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847" calcext:value-type="float">
            <text:p>847</text:p>
          </table:table-cell>
          <table:table-cell office:value-type="string" calcext:value-type="string">
            <text:p>1522 LOREM IPSUM DOLOR</text:p>
          </table:table-cell>
          <table:table-cell office:value-type="float" office:value="1503957498" calcext:value-type="float">
            <text:p>150395749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420" calcext:value-type="float">
            <text:p>420</text:p>
          </table:table-cell>
          <table:table-cell office:value-type="string" calcext:value-type="string">
            <text:p>1523 LOREM IPSUM DOLOR</text:p>
          </table:table-cell>
          <table:table-cell office:value-type="float" office:value="1503957499" calcext:value-type="float">
            <text:p>1503957499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860" calcext:value-type="float">
            <text:p>860</text:p>
          </table:table-cell>
          <table:table-cell office:value-type="string" calcext:value-type="string">
            <text:p>1524 LOREM IPSUM DOLOR</text:p>
          </table:table-cell>
          <table:table-cell office:value-type="float" office:value="1503957500" calcext:value-type="float">
            <text:p>150395750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569" calcext:value-type="float">
            <text:p>569</text:p>
          </table:table-cell>
          <table:table-cell office:value-type="string" calcext:value-type="string">
            <text:p>1525 LOREM IPSUM DOLOR</text:p>
          </table:table-cell>
          <table:table-cell office:value-type="float" office:value="1503957501" calcext:value-type="float">
            <text:p>150395750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332" calcext:value-type="float">
            <text:p>332</text:p>
          </table:table-cell>
          <table:table-cell office:value-type="string" calcext:value-type="string">
            <text:p>1526 LOREM IPSUM DOLOR</text:p>
          </table:table-cell>
          <table:table-cell office:value-type="float" office:value="1503957502" calcext:value-type="float">
            <text:p>150395750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111" calcext:value-type="float">
            <text:p>111</text:p>
          </table:table-cell>
          <table:table-cell office:value-type="string" calcext:value-type="string">
            <text:p>1527 LOREM IPSUM DOLOR</text:p>
          </table:table-cell>
          <table:table-cell office:value-type="float" office:value="1503957503" calcext:value-type="float">
            <text:p>1503957503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396" calcext:value-type="float">
            <text:p>396</text:p>
          </table:table-cell>
          <table:table-cell office:value-type="string" calcext:value-type="string">
            <text:p>1528 LOREM IPSUM DOLOR</text:p>
          </table:table-cell>
          <table:table-cell office:value-type="float" office:value="1503957504" calcext:value-type="float">
            <text:p>1503957504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549" calcext:value-type="float">
            <text:p>549</text:p>
          </table:table-cell>
          <table:table-cell office:value-type="string" calcext:value-type="string">
            <text:p>1529 LOREM IPSUM DOLOR</text:p>
          </table:table-cell>
          <table:table-cell office:value-type="float" office:value="1503957505" calcext:value-type="float">
            <text:p>150395750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185" calcext:value-type="float">
            <text:p>185</text:p>
          </table:table-cell>
          <table:table-cell office:value-type="string" calcext:value-type="string">
            <text:p>1530 LOREM IPSUM DOLOR</text:p>
          </table:table-cell>
          <table:table-cell office:value-type="float" office:value="1503957506" calcext:value-type="float">
            <text:p>150395750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596" calcext:value-type="float">
            <text:p>596</text:p>
          </table:table-cell>
          <table:table-cell office:value-type="string" calcext:value-type="string">
            <text:p>1531 LOREM IPSUM DOLOR</text:p>
          </table:table-cell>
          <table:table-cell office:value-type="float" office:value="1503957507" calcext:value-type="float">
            <text:p>1503957507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156" calcext:value-type="float">
            <text:p>156</text:p>
          </table:table-cell>
          <table:table-cell office:value-type="string" calcext:value-type="string">
            <text:p>1532 LOREM IPSUM DOLOR</text:p>
          </table:table-cell>
          <table:table-cell office:value-type="float" office:value="1503957508" calcext:value-type="float">
            <text:p>1503957508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769" calcext:value-type="float">
            <text:p>769</text:p>
          </table:table-cell>
          <table:table-cell office:value-type="string" calcext:value-type="string">
            <text:p>1533 LOREM IPSUM DOLOR</text:p>
          </table:table-cell>
          <table:table-cell office:value-type="float" office:value="1503957509" calcext:value-type="float">
            <text:p>150395750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144" calcext:value-type="float">
            <text:p>144</text:p>
          </table:table-cell>
          <table:table-cell office:value-type="string" calcext:value-type="string">
            <text:p>1534 LOREM IPSUM DOLOR</text:p>
          </table:table-cell>
          <table:table-cell office:value-type="float" office:value="1503957510" calcext:value-type="float">
            <text:p>150395751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288" calcext:value-type="float">
            <text:p>288</text:p>
          </table:table-cell>
          <table:table-cell office:value-type="string" calcext:value-type="string">
            <text:p>1535 LOREM IPSUM DOLOR</text:p>
          </table:table-cell>
          <table:table-cell office:value-type="float" office:value="1503957511" calcext:value-type="float">
            <text:p>1503957511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816" calcext:value-type="float">
            <text:p>816</text:p>
          </table:table-cell>
          <table:table-cell office:value-type="string" calcext:value-type="string">
            <text:p>1536 LOREM IPSUM DOLOR</text:p>
          </table:table-cell>
          <table:table-cell office:value-type="float" office:value="1503957512" calcext:value-type="float">
            <text:p>1503957512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285" calcext:value-type="float">
            <text:p>285</text:p>
          </table:table-cell>
          <table:table-cell office:value-type="string" calcext:value-type="string">
            <text:p>1537 LOREM IPSUM DOLOR</text:p>
          </table:table-cell>
          <table:table-cell office:value-type="float" office:value="1503957513" calcext:value-type="float">
            <text:p>150395751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658" calcext:value-type="float">
            <text:p>658</text:p>
          </table:table-cell>
          <table:table-cell office:value-type="string" calcext:value-type="string">
            <text:p>1538 LOREM IPSUM DOLOR</text:p>
          </table:table-cell>
          <table:table-cell office:value-type="float" office:value="1503957514" calcext:value-type="float">
            <text:p>1503957514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855" calcext:value-type="float">
            <text:p>855</text:p>
          </table:table-cell>
          <table:table-cell office:value-type="string" calcext:value-type="string">
            <text:p>1539 LOREM IPSUM DOLOR</text:p>
          </table:table-cell>
          <table:table-cell office:value-type="float" office:value="1503957515" calcext:value-type="float">
            <text:p>150395751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713" calcext:value-type="float">
            <text:p>713</text:p>
          </table:table-cell>
          <table:table-cell office:value-type="string" calcext:value-type="string">
            <text:p>1540 LOREM IPSUM DOLOR</text:p>
          </table:table-cell>
          <table:table-cell office:value-type="float" office:value="1503957516" calcext:value-type="float">
            <text:p>150395751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512" calcext:value-type="float">
            <text:p>512</text:p>
          </table:table-cell>
          <table:table-cell office:value-type="string" calcext:value-type="string">
            <text:p>1541 LOREM IPSUM DOLOR</text:p>
          </table:table-cell>
          <table:table-cell office:value-type="float" office:value="1503957517" calcext:value-type="float">
            <text:p>150395751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841" calcext:value-type="float">
            <text:p>841</text:p>
          </table:table-cell>
          <table:table-cell office:value-type="string" calcext:value-type="string">
            <text:p>1542 LOREM IPSUM DOLOR</text:p>
          </table:table-cell>
          <table:table-cell office:value-type="float" office:value="1503957518" calcext:value-type="float">
            <text:p>1503957518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165" calcext:value-type="float">
            <text:p>165</text:p>
          </table:table-cell>
          <table:table-cell office:value-type="string" calcext:value-type="string">
            <text:p>1543 LOREM IPSUM DOLOR</text:p>
          </table:table-cell>
          <table:table-cell office:value-type="float" office:value="1503957519" calcext:value-type="float">
            <text:p>150395751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379" calcext:value-type="float">
            <text:p>379</text:p>
          </table:table-cell>
          <table:table-cell office:value-type="string" calcext:value-type="string">
            <text:p>1544 LOREM IPSUM DOLOR</text:p>
          </table:table-cell>
          <table:table-cell office:value-type="float" office:value="1503957520" calcext:value-type="float">
            <text:p>150395752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508" calcext:value-type="float">
            <text:p>508</text:p>
          </table:table-cell>
          <table:table-cell office:value-type="string" calcext:value-type="string">
            <text:p>1545 LOREM IPSUM DOLOR</text:p>
          </table:table-cell>
          <table:table-cell office:value-type="float" office:value="1503957521" calcext:value-type="float">
            <text:p>1503957521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81" calcext:value-type="float">
            <text:p>81</text:p>
          </table:table-cell>
          <table:table-cell office:value-type="string" calcext:value-type="string">
            <text:p>1546 LOREM IPSUM DOLOR</text:p>
          </table:table-cell>
          <table:table-cell office:value-type="float" office:value="1503957522" calcext:value-type="float">
            <text:p>150395752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399" calcext:value-type="float">
            <text:p>399</text:p>
          </table:table-cell>
          <table:table-cell office:value-type="string" calcext:value-type="string">
            <text:p>1547 LOREM IPSUM DOLOR</text:p>
          </table:table-cell>
          <table:table-cell office:value-type="float" office:value="1503957523" calcext:value-type="float">
            <text:p>150395752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100" calcext:value-type="float">
            <text:p>100</text:p>
          </table:table-cell>
          <table:table-cell office:value-type="string" calcext:value-type="string">
            <text:p>1548 LOREM IPSUM DOLOR</text:p>
          </table:table-cell>
          <table:table-cell office:value-type="float" office:value="1503957524" calcext:value-type="float">
            <text:p>150395752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408" calcext:value-type="float">
            <text:p>408</text:p>
          </table:table-cell>
          <table:table-cell office:value-type="string" calcext:value-type="string">
            <text:p>1549 LOREM IPSUM DOLOR</text:p>
          </table:table-cell>
          <table:table-cell office:value-type="float" office:value="1503957525" calcext:value-type="float">
            <text:p>150395752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172" calcext:value-type="float">
            <text:p>172</text:p>
          </table:table-cell>
          <table:table-cell office:value-type="string" calcext:value-type="string">
            <text:p>1550 LOREM IPSUM DOLOR</text:p>
          </table:table-cell>
          <table:table-cell office:value-type="float" office:value="1503957526" calcext:value-type="float">
            <text:p>150395752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582" calcext:value-type="float">
            <text:p>582</text:p>
          </table:table-cell>
          <table:table-cell office:value-type="string" calcext:value-type="string">
            <text:p>1551 LOREM IPSUM DOLOR</text:p>
          </table:table-cell>
          <table:table-cell office:value-type="float" office:value="1503957527" calcext:value-type="float">
            <text:p>1503957527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464" calcext:value-type="float">
            <text:p>464</text:p>
          </table:table-cell>
          <table:table-cell office:value-type="string" calcext:value-type="string">
            <text:p>1552 LOREM IPSUM DOLOR</text:p>
          </table:table-cell>
          <table:table-cell office:value-type="float" office:value="1503957528" calcext:value-type="float">
            <text:p>150395752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179" calcext:value-type="float">
            <text:p>179</text:p>
          </table:table-cell>
          <table:table-cell office:value-type="string" calcext:value-type="string">
            <text:p>1553 LOREM IPSUM DOLOR</text:p>
          </table:table-cell>
          <table:table-cell office:value-type="float" office:value="1503957529" calcext:value-type="float">
            <text:p>150395752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134" calcext:value-type="float">
            <text:p>134</text:p>
          </table:table-cell>
          <table:table-cell office:value-type="string" calcext:value-type="string">
            <text:p>1554 LOREM IPSUM DOLOR</text:p>
          </table:table-cell>
          <table:table-cell office:value-type="float" office:value="1503957530" calcext:value-type="float">
            <text:p>150395753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727" calcext:value-type="float">
            <text:p>727</text:p>
          </table:table-cell>
          <table:table-cell office:value-type="string" calcext:value-type="string">
            <text:p>1555 LOREM IPSUM DOLOR</text:p>
          </table:table-cell>
          <table:table-cell office:value-type="float" office:value="1503957531" calcext:value-type="float">
            <text:p>150395753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850" calcext:value-type="float">
            <text:p>850</text:p>
          </table:table-cell>
          <table:table-cell office:value-type="string" calcext:value-type="string">
            <text:p>1556 LOREM IPSUM DOLOR</text:p>
          </table:table-cell>
          <table:table-cell office:value-type="float" office:value="1503957532" calcext:value-type="float">
            <text:p>150395753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992" calcext:value-type="float">
            <text:p>992</text:p>
          </table:table-cell>
          <table:table-cell office:value-type="string" calcext:value-type="string">
            <text:p>1557 LOREM IPSUM DOLOR</text:p>
          </table:table-cell>
          <table:table-cell office:value-type="float" office:value="1503957533" calcext:value-type="float">
            <text:p>1503957533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672" calcext:value-type="float">
            <text:p>672</text:p>
          </table:table-cell>
          <table:table-cell office:value-type="string" calcext:value-type="string">
            <text:p>1558 LOREM IPSUM DOLOR</text:p>
          </table:table-cell>
          <table:table-cell office:value-type="float" office:value="1503957534" calcext:value-type="float">
            <text:p>150395753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542" calcext:value-type="float">
            <text:p>542</text:p>
          </table:table-cell>
          <table:table-cell office:value-type="string" calcext:value-type="string">
            <text:p>1559 LOREM IPSUM DOLOR</text:p>
          </table:table-cell>
          <table:table-cell office:value-type="float" office:value="1503957535" calcext:value-type="float">
            <text:p>150395753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782" calcext:value-type="float">
            <text:p>782</text:p>
          </table:table-cell>
          <table:table-cell office:value-type="string" calcext:value-type="string">
            <text:p>1560 LOREM IPSUM DOLOR</text:p>
          </table:table-cell>
          <table:table-cell office:value-type="float" office:value="1503957536" calcext:value-type="float">
            <text:p>150395753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52" calcext:value-type="float">
            <text:p>52</text:p>
          </table:table-cell>
          <table:table-cell office:value-type="string" calcext:value-type="string">
            <text:p>1561 LOREM IPSUM DOLOR</text:p>
          </table:table-cell>
          <table:table-cell office:value-type="float" office:value="1503957537" calcext:value-type="float">
            <text:p>150395753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824" calcext:value-type="float">
            <text:p>824</text:p>
          </table:table-cell>
          <table:table-cell office:value-type="string" calcext:value-type="string">
            <text:p>1562 LOREM IPSUM DOLOR</text:p>
          </table:table-cell>
          <table:table-cell office:value-type="float" office:value="1503957538" calcext:value-type="float">
            <text:p>150395753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801" calcext:value-type="float">
            <text:p>801</text:p>
          </table:table-cell>
          <table:table-cell office:value-type="string" calcext:value-type="string">
            <text:p>1563 LOREM IPSUM DOLOR</text:p>
          </table:table-cell>
          <table:table-cell office:value-type="float" office:value="1503957539" calcext:value-type="float">
            <text:p>150395753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914" calcext:value-type="float">
            <text:p>914</text:p>
          </table:table-cell>
          <table:table-cell office:value-type="string" calcext:value-type="string">
            <text:p>1564 LOREM IPSUM DOLOR</text:p>
          </table:table-cell>
          <table:table-cell office:value-type="float" office:value="1503957540" calcext:value-type="float">
            <text:p>150395754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108" calcext:value-type="float">
            <text:p>108</text:p>
          </table:table-cell>
          <table:table-cell office:value-type="string" calcext:value-type="string">
            <text:p>1565 LOREM IPSUM DOLOR</text:p>
          </table:table-cell>
          <table:table-cell office:value-type="float" office:value="1503957541" calcext:value-type="float">
            <text:p>150395754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991" calcext:value-type="float">
            <text:p>991</text:p>
          </table:table-cell>
          <table:table-cell office:value-type="string" calcext:value-type="string">
            <text:p>1566 LOREM IPSUM DOLOR</text:p>
          </table:table-cell>
          <table:table-cell office:value-type="float" office:value="1503957542" calcext:value-type="float">
            <text:p>150395754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646" calcext:value-type="float">
            <text:p>646</text:p>
          </table:table-cell>
          <table:table-cell office:value-type="string" calcext:value-type="string">
            <text:p>1567 LOREM IPSUM DOLOR</text:p>
          </table:table-cell>
          <table:table-cell office:value-type="float" office:value="1503957543" calcext:value-type="float">
            <text:p>150395754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391" calcext:value-type="float">
            <text:p>391</text:p>
          </table:table-cell>
          <table:table-cell office:value-type="string" calcext:value-type="string">
            <text:p>1568 LOREM IPSUM DOLOR</text:p>
          </table:table-cell>
          <table:table-cell office:value-type="float" office:value="1503957544" calcext:value-type="float">
            <text:p>150395754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833" calcext:value-type="float">
            <text:p>833</text:p>
          </table:table-cell>
          <table:table-cell office:value-type="string" calcext:value-type="string">
            <text:p>1569 LOREM IPSUM DOLOR</text:p>
          </table:table-cell>
          <table:table-cell office:value-type="float" office:value="1503957545" calcext:value-type="float">
            <text:p>150395754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24" calcext:value-type="float">
            <text:p>24</text:p>
          </table:table-cell>
          <table:table-cell office:value-type="string" calcext:value-type="string">
            <text:p>1570 LOREM IPSUM DOLOR</text:p>
          </table:table-cell>
          <table:table-cell office:value-type="float" office:value="1503957546" calcext:value-type="float">
            <text:p>150395754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609" calcext:value-type="float">
            <text:p>609</text:p>
          </table:table-cell>
          <table:table-cell office:value-type="string" calcext:value-type="string">
            <text:p>1571 LOREM IPSUM DOLOR</text:p>
          </table:table-cell>
          <table:table-cell office:value-type="float" office:value="1503957547" calcext:value-type="float">
            <text:p>150395754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521" calcext:value-type="float">
            <text:p>521</text:p>
          </table:table-cell>
          <table:table-cell office:value-type="string" calcext:value-type="string">
            <text:p>1572 LOREM IPSUM DOLOR</text:p>
          </table:table-cell>
          <table:table-cell office:value-type="float" office:value="1503957548" calcext:value-type="float">
            <text:p>150395754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859" calcext:value-type="float">
            <text:p>859</text:p>
          </table:table-cell>
          <table:table-cell office:value-type="string" calcext:value-type="string">
            <text:p>1573 LOREM IPSUM DOLOR</text:p>
          </table:table-cell>
          <table:table-cell office:value-type="float" office:value="1503957549" calcext:value-type="float">
            <text:p>1503957549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236" calcext:value-type="float">
            <text:p>236</text:p>
          </table:table-cell>
          <table:table-cell office:value-type="string" calcext:value-type="string">
            <text:p>1574 LOREM IPSUM DOLOR</text:p>
          </table:table-cell>
          <table:table-cell office:value-type="float" office:value="1503957550" calcext:value-type="float">
            <text:p>150395755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873" calcext:value-type="float">
            <text:p>873</text:p>
          </table:table-cell>
          <table:table-cell office:value-type="string" calcext:value-type="string">
            <text:p>1575 LOREM IPSUM DOLOR</text:p>
          </table:table-cell>
          <table:table-cell office:value-type="float" office:value="1503957551" calcext:value-type="float">
            <text:p>1503957551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290" calcext:value-type="float">
            <text:p>290</text:p>
          </table:table-cell>
          <table:table-cell office:value-type="string" calcext:value-type="string">
            <text:p>1576 LOREM IPSUM DOLOR</text:p>
          </table:table-cell>
          <table:table-cell office:value-type="float" office:value="1503957552" calcext:value-type="float">
            <text:p>150395755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882" calcext:value-type="float">
            <text:p>882</text:p>
          </table:table-cell>
          <table:table-cell office:value-type="string" calcext:value-type="string">
            <text:p>1577 LOREM IPSUM DOLOR</text:p>
          </table:table-cell>
          <table:table-cell office:value-type="float" office:value="1503957553" calcext:value-type="float">
            <text:p>150395755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965" calcext:value-type="float">
            <text:p>965</text:p>
          </table:table-cell>
          <table:table-cell office:value-type="string" calcext:value-type="string">
            <text:p>1578 LOREM IPSUM DOLOR</text:p>
          </table:table-cell>
          <table:table-cell office:value-type="float" office:value="1503957554" calcext:value-type="float">
            <text:p>1503957554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194" calcext:value-type="float">
            <text:p>194</text:p>
          </table:table-cell>
          <table:table-cell office:value-type="string" calcext:value-type="string">
            <text:p>1579 LOREM IPSUM DOLOR</text:p>
          </table:table-cell>
          <table:table-cell office:value-type="float" office:value="1503957555" calcext:value-type="float">
            <text:p>150395755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203" calcext:value-type="float">
            <text:p>203</text:p>
          </table:table-cell>
          <table:table-cell office:value-type="string" calcext:value-type="string">
            <text:p>1580 LOREM IPSUM DOLOR</text:p>
          </table:table-cell>
          <table:table-cell office:value-type="float" office:value="1503957556" calcext:value-type="float">
            <text:p>150395755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789" calcext:value-type="float">
            <text:p>789</text:p>
          </table:table-cell>
          <table:table-cell office:value-type="string" calcext:value-type="string">
            <text:p>1581 LOREM IPSUM DOLOR</text:p>
          </table:table-cell>
          <table:table-cell office:value-type="float" office:value="1503957557" calcext:value-type="float">
            <text:p>1503957557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942" calcext:value-type="float">
            <text:p>942</text:p>
          </table:table-cell>
          <table:table-cell office:value-type="string" calcext:value-type="string">
            <text:p>1582 LOREM IPSUM DOLOR</text:p>
          </table:table-cell>
          <table:table-cell office:value-type="float" office:value="1503957558" calcext:value-type="float">
            <text:p>1503957558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550" calcext:value-type="float">
            <text:p>550</text:p>
          </table:table-cell>
          <table:table-cell office:value-type="string" calcext:value-type="string">
            <text:p>1583 LOREM IPSUM DOLOR</text:p>
          </table:table-cell>
          <table:table-cell office:value-type="float" office:value="1503957559" calcext:value-type="float">
            <text:p>150395755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111" calcext:value-type="float">
            <text:p>111</text:p>
          </table:table-cell>
          <table:table-cell office:value-type="string" calcext:value-type="string">
            <text:p>1584 LOREM IPSUM DOLOR</text:p>
          </table:table-cell>
          <table:table-cell office:value-type="float" office:value="1503957560" calcext:value-type="float">
            <text:p>150395756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223" calcext:value-type="float">
            <text:p>223</text:p>
          </table:table-cell>
          <table:table-cell office:value-type="string" calcext:value-type="string">
            <text:p>1585 LOREM IPSUM DOLOR</text:p>
          </table:table-cell>
          <table:table-cell office:value-type="float" office:value="1503957561" calcext:value-type="float">
            <text:p>1503957561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150" calcext:value-type="float">
            <text:p>150</text:p>
          </table:table-cell>
          <table:table-cell office:value-type="string" calcext:value-type="string">
            <text:p>1586 LOREM IPSUM DOLOR</text:p>
          </table:table-cell>
          <table:table-cell office:value-type="float" office:value="1503957562" calcext:value-type="float">
            <text:p>1503957562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62" calcext:value-type="float">
            <text:p>62</text:p>
          </table:table-cell>
          <table:table-cell office:value-type="string" calcext:value-type="string">
            <text:p>1587 LOREM IPSUM DOLOR</text:p>
          </table:table-cell>
          <table:table-cell office:value-type="float" office:value="1503957563" calcext:value-type="float">
            <text:p>1503957563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6" calcext:value-type="float">
            <text:p>6</text:p>
          </table:table-cell>
          <table:table-cell office:value-type="string" calcext:value-type="string">
            <text:p>1588 LOREM IPSUM DOLOR</text:p>
          </table:table-cell>
          <table:table-cell office:value-type="float" office:value="1503957564" calcext:value-type="float">
            <text:p>150395756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441" calcext:value-type="float">
            <text:p>441</text:p>
          </table:table-cell>
          <table:table-cell office:value-type="string" calcext:value-type="string">
            <text:p>1589 LOREM IPSUM DOLOR</text:p>
          </table:table-cell>
          <table:table-cell office:value-type="float" office:value="1503957565" calcext:value-type="float">
            <text:p>150395756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657" calcext:value-type="float">
            <text:p>657</text:p>
          </table:table-cell>
          <table:table-cell office:value-type="string" calcext:value-type="string">
            <text:p>1590 LOREM IPSUM DOLOR</text:p>
          </table:table-cell>
          <table:table-cell office:value-type="float" office:value="1503957566" calcext:value-type="float">
            <text:p>150395756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553" calcext:value-type="float">
            <text:p>553</text:p>
          </table:table-cell>
          <table:table-cell office:value-type="string" calcext:value-type="string">
            <text:p>1591 LOREM IPSUM DOLOR</text:p>
          </table:table-cell>
          <table:table-cell office:value-type="float" office:value="1503957567" calcext:value-type="float">
            <text:p>150395756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592" calcext:value-type="float">
            <text:p>592</text:p>
          </table:table-cell>
          <table:table-cell office:value-type="string" calcext:value-type="string">
            <text:p>1592 LOREM IPSUM DOLOR</text:p>
          </table:table-cell>
          <table:table-cell office:value-type="float" office:value="1503957568" calcext:value-type="float">
            <text:p>150395756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445" calcext:value-type="float">
            <text:p>445</text:p>
          </table:table-cell>
          <table:table-cell office:value-type="string" calcext:value-type="string">
            <text:p>1593 LOREM IPSUM DOLOR</text:p>
          </table:table-cell>
          <table:table-cell office:value-type="float" office:value="1503957569" calcext:value-type="float">
            <text:p>1503957569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320" calcext:value-type="float">
            <text:p>320</text:p>
          </table:table-cell>
          <table:table-cell office:value-type="string" calcext:value-type="string">
            <text:p>1594 LOREM IPSUM DOLOR</text:p>
          </table:table-cell>
          <table:table-cell office:value-type="float" office:value="1503957570" calcext:value-type="float">
            <text:p>150395757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32" calcext:value-type="float">
            <text:p>32</text:p>
          </table:table-cell>
          <table:table-cell office:value-type="string" calcext:value-type="string">
            <text:p>1595 LOREM IPSUM DOLOR</text:p>
          </table:table-cell>
          <table:table-cell office:value-type="float" office:value="1503957571" calcext:value-type="float">
            <text:p>1503957571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418" calcext:value-type="float">
            <text:p>418</text:p>
          </table:table-cell>
          <table:table-cell office:value-type="string" calcext:value-type="string">
            <text:p>1596 LOREM IPSUM DOLOR</text:p>
          </table:table-cell>
          <table:table-cell office:value-type="float" office:value="1503957572" calcext:value-type="float">
            <text:p>1503957572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849" calcext:value-type="float">
            <text:p>849</text:p>
          </table:table-cell>
          <table:table-cell office:value-type="string" calcext:value-type="string">
            <text:p>1597 LOREM IPSUM DOLOR</text:p>
          </table:table-cell>
          <table:table-cell office:value-type="float" office:value="1503957573" calcext:value-type="float">
            <text:p>150395757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330" calcext:value-type="float">
            <text:p>330</text:p>
          </table:table-cell>
          <table:table-cell office:value-type="string" calcext:value-type="string">
            <text:p>1598 LOREM IPSUM DOLOR</text:p>
          </table:table-cell>
          <table:table-cell office:value-type="float" office:value="1503957574" calcext:value-type="float">
            <text:p>150395757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25" calcext:value-type="float">
            <text:p>25</text:p>
          </table:table-cell>
          <table:table-cell office:value-type="string" calcext:value-type="string">
            <text:p>1599 LOREM IPSUM DOLOR</text:p>
          </table:table-cell>
          <table:table-cell office:value-type="float" office:value="1503957575" calcext:value-type="float">
            <text:p>150395757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638" calcext:value-type="float">
            <text:p>638</text:p>
          </table:table-cell>
          <table:table-cell office:value-type="string" calcext:value-type="string">
            <text:p>1600 LOREM IPSUM DOLOR</text:p>
          </table:table-cell>
          <table:table-cell office:value-type="float" office:value="1503957576" calcext:value-type="float">
            <text:p>150395757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400" calcext:value-type="float">
            <text:p>400</text:p>
          </table:table-cell>
          <table:table-cell office:value-type="string" calcext:value-type="string">
            <text:p>1601 LOREM IPSUM DOLOR</text:p>
          </table:table-cell>
          <table:table-cell office:value-type="float" office:value="1503957577" calcext:value-type="float">
            <text:p>150395757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312" calcext:value-type="float">
            <text:p>312</text:p>
          </table:table-cell>
          <table:table-cell office:value-type="string" calcext:value-type="string">
            <text:p>1602 LOREM IPSUM DOLOR</text:p>
          </table:table-cell>
          <table:table-cell office:value-type="float" office:value="1503957578" calcext:value-type="float">
            <text:p>1503957578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827" calcext:value-type="float">
            <text:p>827</text:p>
          </table:table-cell>
          <table:table-cell office:value-type="string" calcext:value-type="string">
            <text:p>1603 LOREM IPSUM DOLOR</text:p>
          </table:table-cell>
          <table:table-cell office:value-type="float" office:value="1503957579" calcext:value-type="float">
            <text:p>1503957579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921" calcext:value-type="float">
            <text:p>921</text:p>
          </table:table-cell>
          <table:table-cell office:value-type="string" calcext:value-type="string">
            <text:p>1604 LOREM IPSUM DOLOR</text:p>
          </table:table-cell>
          <table:table-cell office:value-type="float" office:value="1503957580" calcext:value-type="float">
            <text:p>150395758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263" calcext:value-type="float">
            <text:p>263</text:p>
          </table:table-cell>
          <table:table-cell office:value-type="string" calcext:value-type="string">
            <text:p>1605 LOREM IPSUM DOLOR</text:p>
          </table:table-cell>
          <table:table-cell office:value-type="float" office:value="1503957581" calcext:value-type="float">
            <text:p>1503957581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871" calcext:value-type="float">
            <text:p>871</text:p>
          </table:table-cell>
          <table:table-cell office:value-type="string" calcext:value-type="string">
            <text:p>1606 LOREM IPSUM DOLOR</text:p>
          </table:table-cell>
          <table:table-cell office:value-type="float" office:value="1503957582" calcext:value-type="float">
            <text:p>150395758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351" calcext:value-type="float">
            <text:p>351</text:p>
          </table:table-cell>
          <table:table-cell office:value-type="string" calcext:value-type="string">
            <text:p>1607 LOREM IPSUM DOLOR</text:p>
          </table:table-cell>
          <table:table-cell office:value-type="float" office:value="1503957583" calcext:value-type="float">
            <text:p>150395758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67" calcext:value-type="float">
            <text:p>67</text:p>
          </table:table-cell>
          <table:table-cell office:value-type="string" calcext:value-type="string">
            <text:p>1608 LOREM IPSUM DOLOR</text:p>
          </table:table-cell>
          <table:table-cell office:value-type="float" office:value="1503957584" calcext:value-type="float">
            <text:p>1503957584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595" calcext:value-type="float">
            <text:p>595</text:p>
          </table:table-cell>
          <table:table-cell office:value-type="string" calcext:value-type="string">
            <text:p>1609 LOREM IPSUM DOLOR</text:p>
          </table:table-cell>
          <table:table-cell office:value-type="float" office:value="1503957585" calcext:value-type="float">
            <text:p>150395758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450" calcext:value-type="float">
            <text:p>450</text:p>
          </table:table-cell>
          <table:table-cell office:value-type="string" calcext:value-type="string">
            <text:p>1610 LOREM IPSUM DOLOR</text:p>
          </table:table-cell>
          <table:table-cell office:value-type="float" office:value="1503957586" calcext:value-type="float">
            <text:p>1503957586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44" calcext:value-type="float">
            <text:p>44</text:p>
          </table:table-cell>
          <table:table-cell office:value-type="string" calcext:value-type="string">
            <text:p>1611 LOREM IPSUM DOLOR</text:p>
          </table:table-cell>
          <table:table-cell office:value-type="float" office:value="1503957587" calcext:value-type="float">
            <text:p>150395758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624" calcext:value-type="float">
            <text:p>624</text:p>
          </table:table-cell>
          <table:table-cell office:value-type="string" calcext:value-type="string">
            <text:p>1612 LOREM IPSUM DOLOR</text:p>
          </table:table-cell>
          <table:table-cell office:value-type="float" office:value="1503957588" calcext:value-type="float">
            <text:p>150395758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414" calcext:value-type="float">
            <text:p>414</text:p>
          </table:table-cell>
          <table:table-cell office:value-type="string" calcext:value-type="string">
            <text:p>1613 LOREM IPSUM DOLOR</text:p>
          </table:table-cell>
          <table:table-cell office:value-type="float" office:value="1503957589" calcext:value-type="float">
            <text:p>1503957589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508" calcext:value-type="float">
            <text:p>508</text:p>
          </table:table-cell>
          <table:table-cell office:value-type="string" calcext:value-type="string">
            <text:p>1614 LOREM IPSUM DOLOR</text:p>
          </table:table-cell>
          <table:table-cell office:value-type="float" office:value="1503957590" calcext:value-type="float">
            <text:p>150395759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749" calcext:value-type="float">
            <text:p>749</text:p>
          </table:table-cell>
          <table:table-cell office:value-type="string" calcext:value-type="string">
            <text:p>1615 LOREM IPSUM DOLOR</text:p>
          </table:table-cell>
          <table:table-cell office:value-type="float" office:value="1503957591" calcext:value-type="float">
            <text:p>1503957591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502" calcext:value-type="float">
            <text:p>502</text:p>
          </table:table-cell>
          <table:table-cell office:value-type="string" calcext:value-type="string">
            <text:p>1616 LOREM IPSUM DOLOR</text:p>
          </table:table-cell>
          <table:table-cell office:value-type="float" office:value="1503957592" calcext:value-type="float">
            <text:p>150395759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443" calcext:value-type="float">
            <text:p>443</text:p>
          </table:table-cell>
          <table:table-cell office:value-type="string" calcext:value-type="string">
            <text:p>1617 LOREM IPSUM DOLOR</text:p>
          </table:table-cell>
          <table:table-cell office:value-type="float" office:value="1503957593" calcext:value-type="float">
            <text:p>150395759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461" calcext:value-type="float">
            <text:p>461</text:p>
          </table:table-cell>
          <table:table-cell office:value-type="string" calcext:value-type="string">
            <text:p>1618 LOREM IPSUM DOLOR</text:p>
          </table:table-cell>
          <table:table-cell office:value-type="float" office:value="1503957594" calcext:value-type="float">
            <text:p>150395759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977" calcext:value-type="float">
            <text:p>977</text:p>
          </table:table-cell>
          <table:table-cell office:value-type="string" calcext:value-type="string">
            <text:p>1619 LOREM IPSUM DOLOR</text:p>
          </table:table-cell>
          <table:table-cell office:value-type="float" office:value="1503957595" calcext:value-type="float">
            <text:p>150395759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980" calcext:value-type="float">
            <text:p>980</text:p>
          </table:table-cell>
          <table:table-cell office:value-type="string" calcext:value-type="string">
            <text:p>1620 LOREM IPSUM DOLOR</text:p>
          </table:table-cell>
          <table:table-cell office:value-type="float" office:value="1503957596" calcext:value-type="float">
            <text:p>150395759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610" calcext:value-type="float">
            <text:p>610</text:p>
          </table:table-cell>
          <table:table-cell office:value-type="string" calcext:value-type="string">
            <text:p>1621 LOREM IPSUM DOLOR</text:p>
          </table:table-cell>
          <table:table-cell office:value-type="float" office:value="1503957597" calcext:value-type="float">
            <text:p>150395759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679" calcext:value-type="float">
            <text:p>679</text:p>
          </table:table-cell>
          <table:table-cell office:value-type="string" calcext:value-type="string">
            <text:p>1622 LOREM IPSUM DOLOR</text:p>
          </table:table-cell>
          <table:table-cell office:value-type="float" office:value="1503957598" calcext:value-type="float">
            <text:p>150395759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430" calcext:value-type="float">
            <text:p>430</text:p>
          </table:table-cell>
          <table:table-cell office:value-type="string" calcext:value-type="string">
            <text:p>1623 LOREM IPSUM DOLOR</text:p>
          </table:table-cell>
          <table:table-cell office:value-type="float" office:value="1503957599" calcext:value-type="float">
            <text:p>150395759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463" calcext:value-type="float">
            <text:p>463</text:p>
          </table:table-cell>
          <table:table-cell office:value-type="string" calcext:value-type="string">
            <text:p>1624 LOREM IPSUM DOLOR</text:p>
          </table:table-cell>
          <table:table-cell office:value-type="float" office:value="1503957600" calcext:value-type="float">
            <text:p>150395760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989" calcext:value-type="float">
            <text:p>989</text:p>
          </table:table-cell>
          <table:table-cell office:value-type="string" calcext:value-type="string">
            <text:p>1625 LOREM IPSUM DOLOR</text:p>
          </table:table-cell>
          <table:table-cell office:value-type="float" office:value="1503957601" calcext:value-type="float">
            <text:p>150395760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197" calcext:value-type="float">
            <text:p>197</text:p>
          </table:table-cell>
          <table:table-cell office:value-type="string" calcext:value-type="string">
            <text:p>1626 LOREM IPSUM DOLOR</text:p>
          </table:table-cell>
          <table:table-cell office:value-type="float" office:value="1503957602" calcext:value-type="float">
            <text:p>150395760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953" calcext:value-type="float">
            <text:p>953</text:p>
          </table:table-cell>
          <table:table-cell office:value-type="string" calcext:value-type="string">
            <text:p>1627 LOREM IPSUM DOLOR</text:p>
          </table:table-cell>
          <table:table-cell office:value-type="float" office:value="1503957603" calcext:value-type="float">
            <text:p>1503957603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822" calcext:value-type="float">
            <text:p>822</text:p>
          </table:table-cell>
          <table:table-cell office:value-type="string" calcext:value-type="string">
            <text:p>1628 LOREM IPSUM DOLOR</text:p>
          </table:table-cell>
          <table:table-cell office:value-type="float" office:value="1503957604" calcext:value-type="float">
            <text:p>1503957604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925" calcext:value-type="float">
            <text:p>925</text:p>
          </table:table-cell>
          <table:table-cell office:value-type="string" calcext:value-type="string">
            <text:p>1629 LOREM IPSUM DOLOR</text:p>
          </table:table-cell>
          <table:table-cell office:value-type="float" office:value="1503957605" calcext:value-type="float">
            <text:p>150395760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120" calcext:value-type="float">
            <text:p>120</text:p>
          </table:table-cell>
          <table:table-cell office:value-type="string" calcext:value-type="string">
            <text:p>1630 LOREM IPSUM DOLOR</text:p>
          </table:table-cell>
          <table:table-cell office:value-type="float" office:value="1503957606" calcext:value-type="float">
            <text:p>150395760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53" calcext:value-type="float">
            <text:p>53</text:p>
          </table:table-cell>
          <table:table-cell office:value-type="string" calcext:value-type="string">
            <text:p>1631 LOREM IPSUM DOLOR</text:p>
          </table:table-cell>
          <table:table-cell office:value-type="float" office:value="1503957607" calcext:value-type="float">
            <text:p>150395760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379" calcext:value-type="float">
            <text:p>379</text:p>
          </table:table-cell>
          <table:table-cell office:value-type="string" calcext:value-type="string">
            <text:p>1632 LOREM IPSUM DOLOR</text:p>
          </table:table-cell>
          <table:table-cell office:value-type="float" office:value="1503957608" calcext:value-type="float">
            <text:p>1503957608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267" calcext:value-type="float">
            <text:p>267</text:p>
          </table:table-cell>
          <table:table-cell office:value-type="string" calcext:value-type="string">
            <text:p>1633 LOREM IPSUM DOLOR</text:p>
          </table:table-cell>
          <table:table-cell office:value-type="float" office:value="1503957609" calcext:value-type="float">
            <text:p>1503957609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888" calcext:value-type="float">
            <text:p>888</text:p>
          </table:table-cell>
          <table:table-cell office:value-type="string" calcext:value-type="string">
            <text:p>1634 LOREM IPSUM DOLOR</text:p>
          </table:table-cell>
          <table:table-cell office:value-type="float" office:value="1503957610" calcext:value-type="float">
            <text:p>150395761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815" calcext:value-type="float">
            <text:p>815</text:p>
          </table:table-cell>
          <table:table-cell office:value-type="string" calcext:value-type="string">
            <text:p>1635 LOREM IPSUM DOLOR</text:p>
          </table:table-cell>
          <table:table-cell office:value-type="float" office:value="1503957611" calcext:value-type="float">
            <text:p>150395761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152" calcext:value-type="float">
            <text:p>152</text:p>
          </table:table-cell>
          <table:table-cell office:value-type="string" calcext:value-type="string">
            <text:p>1636 LOREM IPSUM DOLOR</text:p>
          </table:table-cell>
          <table:table-cell office:value-type="float" office:value="1503957612" calcext:value-type="float">
            <text:p>1503957612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222" calcext:value-type="float">
            <text:p>222</text:p>
          </table:table-cell>
          <table:table-cell office:value-type="string" calcext:value-type="string">
            <text:p>1637 LOREM IPSUM DOLOR</text:p>
          </table:table-cell>
          <table:table-cell office:value-type="float" office:value="1503957613" calcext:value-type="float">
            <text:p>1503957613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341" calcext:value-type="float">
            <text:p>341</text:p>
          </table:table-cell>
          <table:table-cell office:value-type="string" calcext:value-type="string">
            <text:p>1638 LOREM IPSUM DOLOR</text:p>
          </table:table-cell>
          <table:table-cell office:value-type="float" office:value="1503957614" calcext:value-type="float">
            <text:p>1503957614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615" calcext:value-type="float">
            <text:p>615</text:p>
          </table:table-cell>
          <table:table-cell office:value-type="string" calcext:value-type="string">
            <text:p>1639 LOREM IPSUM DOLOR</text:p>
          </table:table-cell>
          <table:table-cell office:value-type="float" office:value="1503957615" calcext:value-type="float">
            <text:p>150395761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969" calcext:value-type="float">
            <text:p>969</text:p>
          </table:table-cell>
          <table:table-cell office:value-type="string" calcext:value-type="string">
            <text:p>1640 LOREM IPSUM DOLOR</text:p>
          </table:table-cell>
          <table:table-cell office:value-type="float" office:value="1503957616" calcext:value-type="float">
            <text:p>150395761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245" calcext:value-type="float">
            <text:p>245</text:p>
          </table:table-cell>
          <table:table-cell office:value-type="string" calcext:value-type="string">
            <text:p>1641 LOREM IPSUM DOLOR</text:p>
          </table:table-cell>
          <table:table-cell office:value-type="float" office:value="1503957617" calcext:value-type="float">
            <text:p>150395761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485" calcext:value-type="float">
            <text:p>485</text:p>
          </table:table-cell>
          <table:table-cell office:value-type="string" calcext:value-type="string">
            <text:p>1642 LOREM IPSUM DOLOR</text:p>
          </table:table-cell>
          <table:table-cell office:value-type="float" office:value="1503957618" calcext:value-type="float">
            <text:p>1503957618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87" calcext:value-type="float">
            <text:p>87</text:p>
          </table:table-cell>
          <table:table-cell office:value-type="string" calcext:value-type="string">
            <text:p>1643 LOREM IPSUM DOLOR</text:p>
          </table:table-cell>
          <table:table-cell office:value-type="float" office:value="1503957619" calcext:value-type="float">
            <text:p>1503957619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752" calcext:value-type="float">
            <text:p>752</text:p>
          </table:table-cell>
          <table:table-cell office:value-type="string" calcext:value-type="string">
            <text:p>1644 LOREM IPSUM DOLOR</text:p>
          </table:table-cell>
          <table:table-cell office:value-type="float" office:value="1503957620" calcext:value-type="float">
            <text:p>150395762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579" calcext:value-type="float">
            <text:p>579</text:p>
          </table:table-cell>
          <table:table-cell office:value-type="string" calcext:value-type="string">
            <text:p>1645 LOREM IPSUM DOLOR</text:p>
          </table:table-cell>
          <table:table-cell office:value-type="float" office:value="1503957621" calcext:value-type="float">
            <text:p>1503957621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410" calcext:value-type="float">
            <text:p>410</text:p>
          </table:table-cell>
          <table:table-cell office:value-type="string" calcext:value-type="string">
            <text:p>1646 LOREM IPSUM DOLOR</text:p>
          </table:table-cell>
          <table:table-cell office:value-type="float" office:value="1503957622" calcext:value-type="float">
            <text:p>1503957622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559" calcext:value-type="float">
            <text:p>559</text:p>
          </table:table-cell>
          <table:table-cell office:value-type="string" calcext:value-type="string">
            <text:p>1647 LOREM IPSUM DOLOR</text:p>
          </table:table-cell>
          <table:table-cell office:value-type="float" office:value="1503957623" calcext:value-type="float">
            <text:p>1503957623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2" calcext:value-type="float">
            <text:p>2</text:p>
          </table:table-cell>
          <table:table-cell office:value-type="string" calcext:value-type="string">
            <text:p>1648 LOREM IPSUM DOLOR</text:p>
          </table:table-cell>
          <table:table-cell office:value-type="float" office:value="1503957624" calcext:value-type="float">
            <text:p>150395762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689" calcext:value-type="float">
            <text:p>689</text:p>
          </table:table-cell>
          <table:table-cell office:value-type="string" calcext:value-type="string">
            <text:p>1649 LOREM IPSUM DOLOR</text:p>
          </table:table-cell>
          <table:table-cell office:value-type="float" office:value="1503957625" calcext:value-type="float">
            <text:p>150395762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305" calcext:value-type="float">
            <text:p>305</text:p>
          </table:table-cell>
          <table:table-cell office:value-type="string" calcext:value-type="string">
            <text:p>1650 LOREM IPSUM DOLOR</text:p>
          </table:table-cell>
          <table:table-cell office:value-type="float" office:value="1503957626" calcext:value-type="float">
            <text:p>150395762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527" calcext:value-type="float">
            <text:p>527</text:p>
          </table:table-cell>
          <table:table-cell office:value-type="string" calcext:value-type="string">
            <text:p>1651 LOREM IPSUM DOLOR</text:p>
          </table:table-cell>
          <table:table-cell office:value-type="float" office:value="1503957627" calcext:value-type="float">
            <text:p>150395762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338" calcext:value-type="float">
            <text:p>338</text:p>
          </table:table-cell>
          <table:table-cell office:value-type="string" calcext:value-type="string">
            <text:p>1652 LOREM IPSUM DOLOR</text:p>
          </table:table-cell>
          <table:table-cell office:value-type="float" office:value="1503957628" calcext:value-type="float">
            <text:p>1503957628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88" calcext:value-type="float">
            <text:p>88</text:p>
          </table:table-cell>
          <table:table-cell office:value-type="string" calcext:value-type="string">
            <text:p>1653 LOREM IPSUM DOLOR</text:p>
          </table:table-cell>
          <table:table-cell office:value-type="float" office:value="1503957629" calcext:value-type="float">
            <text:p>1503957629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955" calcext:value-type="float">
            <text:p>955</text:p>
          </table:table-cell>
          <table:table-cell office:value-type="string" calcext:value-type="string">
            <text:p>1654 LOREM IPSUM DOLOR</text:p>
          </table:table-cell>
          <table:table-cell office:value-type="float" office:value="1503957630" calcext:value-type="float">
            <text:p>150395763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329" calcext:value-type="float">
            <text:p>329</text:p>
          </table:table-cell>
          <table:table-cell office:value-type="string" calcext:value-type="string">
            <text:p>1655 LOREM IPSUM DOLOR</text:p>
          </table:table-cell>
          <table:table-cell office:value-type="float" office:value="1503957631" calcext:value-type="float">
            <text:p>150395763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695" calcext:value-type="float">
            <text:p>695</text:p>
          </table:table-cell>
          <table:table-cell office:value-type="string" calcext:value-type="string">
            <text:p>1656 LOREM IPSUM DOLOR</text:p>
          </table:table-cell>
          <table:table-cell office:value-type="float" office:value="1503957632" calcext:value-type="float">
            <text:p>150395763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217" calcext:value-type="float">
            <text:p>217</text:p>
          </table:table-cell>
          <table:table-cell office:value-type="string" calcext:value-type="string">
            <text:p>1657 LOREM IPSUM DOLOR</text:p>
          </table:table-cell>
          <table:table-cell office:value-type="float" office:value="1503957633" calcext:value-type="float">
            <text:p>1503957633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10" calcext:value-type="float">
            <text:p>10</text:p>
          </table:table-cell>
          <table:table-cell office:value-type="string" calcext:value-type="string">
            <text:p>1658 LOREM IPSUM DOLOR</text:p>
          </table:table-cell>
          <table:table-cell office:value-type="float" office:value="1503957634" calcext:value-type="float">
            <text:p>150395763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288" calcext:value-type="float">
            <text:p>288</text:p>
          </table:table-cell>
          <table:table-cell office:value-type="string" calcext:value-type="string">
            <text:p>1659 LOREM IPSUM DOLOR</text:p>
          </table:table-cell>
          <table:table-cell office:value-type="float" office:value="1503957635" calcext:value-type="float">
            <text:p>150395763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710" calcext:value-type="float">
            <text:p>710</text:p>
          </table:table-cell>
          <table:table-cell office:value-type="string" calcext:value-type="string">
            <text:p>1660 LOREM IPSUM DOLOR</text:p>
          </table:table-cell>
          <table:table-cell office:value-type="float" office:value="1503957636" calcext:value-type="float">
            <text:p>150395763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362" calcext:value-type="float">
            <text:p>362</text:p>
          </table:table-cell>
          <table:table-cell office:value-type="string" calcext:value-type="string">
            <text:p>1661 LOREM IPSUM DOLOR</text:p>
          </table:table-cell>
          <table:table-cell office:value-type="float" office:value="1503957637" calcext:value-type="float">
            <text:p>150395763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893" calcext:value-type="float">
            <text:p>893</text:p>
          </table:table-cell>
          <table:table-cell office:value-type="string" calcext:value-type="string">
            <text:p>1662 LOREM IPSUM DOLOR</text:p>
          </table:table-cell>
          <table:table-cell office:value-type="float" office:value="1503957638" calcext:value-type="float">
            <text:p>1503957638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340" calcext:value-type="float">
            <text:p>340</text:p>
          </table:table-cell>
          <table:table-cell office:value-type="string" calcext:value-type="string">
            <text:p>1663 LOREM IPSUM DOLOR</text:p>
          </table:table-cell>
          <table:table-cell office:value-type="float" office:value="1503957639" calcext:value-type="float">
            <text:p>1503957639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723" calcext:value-type="float">
            <text:p>723</text:p>
          </table:table-cell>
          <table:table-cell office:value-type="string" calcext:value-type="string">
            <text:p>1664 LOREM IPSUM DOLOR</text:p>
          </table:table-cell>
          <table:table-cell office:value-type="float" office:value="1503957640" calcext:value-type="float">
            <text:p>150395764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260" calcext:value-type="float">
            <text:p>260</text:p>
          </table:table-cell>
          <table:table-cell office:value-type="string" calcext:value-type="string">
            <text:p>1665 LOREM IPSUM DOLOR</text:p>
          </table:table-cell>
          <table:table-cell office:value-type="float" office:value="1503957641" calcext:value-type="float">
            <text:p>1503957641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455" calcext:value-type="float">
            <text:p>455</text:p>
          </table:table-cell>
          <table:table-cell office:value-type="string" calcext:value-type="string">
            <text:p>1666 LOREM IPSUM DOLOR</text:p>
          </table:table-cell>
          <table:table-cell office:value-type="float" office:value="1503957642" calcext:value-type="float">
            <text:p>150395764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771" calcext:value-type="float">
            <text:p>771</text:p>
          </table:table-cell>
          <table:table-cell office:value-type="string" calcext:value-type="string">
            <text:p>1667 LOREM IPSUM DOLOR</text:p>
          </table:table-cell>
          <table:table-cell office:value-type="float" office:value="1503957643" calcext:value-type="float">
            <text:p>1503957643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9" calcext:value-type="float">
            <text:p>9</text:p>
          </table:table-cell>
          <table:table-cell office:value-type="string" calcext:value-type="string">
            <text:p>1668 LOREM IPSUM DOLOR</text:p>
          </table:table-cell>
          <table:table-cell office:value-type="float" office:value="1503957644" calcext:value-type="float">
            <text:p>1503957644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563" calcext:value-type="float">
            <text:p>563</text:p>
          </table:table-cell>
          <table:table-cell office:value-type="string" calcext:value-type="string">
            <text:p>1669 LOREM IPSUM DOLOR</text:p>
          </table:table-cell>
          <table:table-cell office:value-type="float" office:value="1503957645" calcext:value-type="float">
            <text:p>150395764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21" calcext:value-type="float">
            <text:p>21</text:p>
          </table:table-cell>
          <table:table-cell office:value-type="string" calcext:value-type="string">
            <text:p>1670 LOREM IPSUM DOLOR</text:p>
          </table:table-cell>
          <table:table-cell office:value-type="float" office:value="1503957646" calcext:value-type="float">
            <text:p>150395764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431" calcext:value-type="float">
            <text:p>431</text:p>
          </table:table-cell>
          <table:table-cell office:value-type="string" calcext:value-type="string">
            <text:p>1671 LOREM IPSUM DOLOR</text:p>
          </table:table-cell>
          <table:table-cell office:value-type="float" office:value="1503957647" calcext:value-type="float">
            <text:p>1503957647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892" calcext:value-type="float">
            <text:p>892</text:p>
          </table:table-cell>
          <table:table-cell office:value-type="string" calcext:value-type="string">
            <text:p>1672 LOREM IPSUM DOLOR</text:p>
          </table:table-cell>
          <table:table-cell office:value-type="float" office:value="1503957648" calcext:value-type="float">
            <text:p>1503957648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582" calcext:value-type="float">
            <text:p>582</text:p>
          </table:table-cell>
          <table:table-cell office:value-type="string" calcext:value-type="string">
            <text:p>1673 LOREM IPSUM DOLOR</text:p>
          </table:table-cell>
          <table:table-cell office:value-type="float" office:value="1503957649" calcext:value-type="float">
            <text:p>1503957649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399" calcext:value-type="float">
            <text:p>399</text:p>
          </table:table-cell>
          <table:table-cell office:value-type="string" calcext:value-type="string">
            <text:p>1674 LOREM IPSUM DOLOR</text:p>
          </table:table-cell>
          <table:table-cell office:value-type="float" office:value="1503957650" calcext:value-type="float">
            <text:p>150395765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590" calcext:value-type="float">
            <text:p>590</text:p>
          </table:table-cell>
          <table:table-cell office:value-type="string" calcext:value-type="string">
            <text:p>1675 LOREM IPSUM DOLOR</text:p>
          </table:table-cell>
          <table:table-cell office:value-type="float" office:value="1503957651" calcext:value-type="float">
            <text:p>150395765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584" calcext:value-type="float">
            <text:p>584</text:p>
          </table:table-cell>
          <table:table-cell office:value-type="string" calcext:value-type="string">
            <text:p>1676 LOREM IPSUM DOLOR</text:p>
          </table:table-cell>
          <table:table-cell office:value-type="float" office:value="1503957652" calcext:value-type="float">
            <text:p>150395765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698" calcext:value-type="float">
            <text:p>698</text:p>
          </table:table-cell>
          <table:table-cell office:value-type="string" calcext:value-type="string">
            <text:p>1677 LOREM IPSUM DOLOR</text:p>
          </table:table-cell>
          <table:table-cell office:value-type="float" office:value="1503957653" calcext:value-type="float">
            <text:p>150395765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811" calcext:value-type="float">
            <text:p>811</text:p>
          </table:table-cell>
          <table:table-cell office:value-type="string" calcext:value-type="string">
            <text:p>1678 LOREM IPSUM DOLOR</text:p>
          </table:table-cell>
          <table:table-cell office:value-type="float" office:value="1503957654" calcext:value-type="float">
            <text:p>1503957654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745" calcext:value-type="float">
            <text:p>745</text:p>
          </table:table-cell>
          <table:table-cell office:value-type="string" calcext:value-type="string">
            <text:p>1679 LOREM IPSUM DOLOR</text:p>
          </table:table-cell>
          <table:table-cell office:value-type="float" office:value="1503957655" calcext:value-type="float">
            <text:p>150395765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886" calcext:value-type="float">
            <text:p>886</text:p>
          </table:table-cell>
          <table:table-cell office:value-type="string" calcext:value-type="string">
            <text:p>1680 LOREM IPSUM DOLOR</text:p>
          </table:table-cell>
          <table:table-cell office:value-type="float" office:value="1503957656" calcext:value-type="float">
            <text:p>150395765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751" calcext:value-type="float">
            <text:p>751</text:p>
          </table:table-cell>
          <table:table-cell office:value-type="string" calcext:value-type="string">
            <text:p>1681 LOREM IPSUM DOLOR</text:p>
          </table:table-cell>
          <table:table-cell office:value-type="float" office:value="1503957657" calcext:value-type="float">
            <text:p>1503957657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937" calcext:value-type="float">
            <text:p>937</text:p>
          </table:table-cell>
          <table:table-cell office:value-type="string" calcext:value-type="string">
            <text:p>1682 LOREM IPSUM DOLOR</text:p>
          </table:table-cell>
          <table:table-cell office:value-type="float" office:value="1503957658" calcext:value-type="float">
            <text:p>150395765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350" calcext:value-type="float">
            <text:p>350</text:p>
          </table:table-cell>
          <table:table-cell office:value-type="string" calcext:value-type="string">
            <text:p>1683 LOREM IPSUM DOLOR</text:p>
          </table:table-cell>
          <table:table-cell office:value-type="float" office:value="1503957659" calcext:value-type="float">
            <text:p>150395765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7" calcext:value-type="float">
            <text:p>7</text:p>
          </table:table-cell>
          <table:table-cell office:value-type="string" calcext:value-type="string">
            <text:p>1684 LOREM IPSUM DOLOR</text:p>
          </table:table-cell>
          <table:table-cell office:value-type="float" office:value="1503957660" calcext:value-type="float">
            <text:p>150395766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483" calcext:value-type="float">
            <text:p>483</text:p>
          </table:table-cell>
          <table:table-cell office:value-type="string" calcext:value-type="string">
            <text:p>1685 LOREM IPSUM DOLOR</text:p>
          </table:table-cell>
          <table:table-cell office:value-type="float" office:value="1503957661" calcext:value-type="float">
            <text:p>150395766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42" calcext:value-type="float">
            <text:p>42</text:p>
          </table:table-cell>
          <table:table-cell office:value-type="string" calcext:value-type="string">
            <text:p>1686 LOREM IPSUM DOLOR</text:p>
          </table:table-cell>
          <table:table-cell office:value-type="float" office:value="1503957662" calcext:value-type="float">
            <text:p>1503957662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117" calcext:value-type="float">
            <text:p>117</text:p>
          </table:table-cell>
          <table:table-cell office:value-type="string" calcext:value-type="string">
            <text:p>1687 LOREM IPSUM DOLOR</text:p>
          </table:table-cell>
          <table:table-cell office:value-type="float" office:value="1503957663" calcext:value-type="float">
            <text:p>150395766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979" calcext:value-type="float">
            <text:p>979</text:p>
          </table:table-cell>
          <table:table-cell office:value-type="string" calcext:value-type="string">
            <text:p>1688 LOREM IPSUM DOLOR</text:p>
          </table:table-cell>
          <table:table-cell office:value-type="float" office:value="1503957664" calcext:value-type="float">
            <text:p>1503957664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21" calcext:value-type="float">
            <text:p>21</text:p>
          </table:table-cell>
          <table:table-cell office:value-type="string" calcext:value-type="string">
            <text:p>1689 LOREM IPSUM DOLOR</text:p>
          </table:table-cell>
          <table:table-cell office:value-type="float" office:value="1503957665" calcext:value-type="float">
            <text:p>150395766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666" calcext:value-type="float">
            <text:p>666</text:p>
          </table:table-cell>
          <table:table-cell office:value-type="string" calcext:value-type="string">
            <text:p>1690 LOREM IPSUM DOLOR</text:p>
          </table:table-cell>
          <table:table-cell office:value-type="float" office:value="1503957666" calcext:value-type="float">
            <text:p>150395766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199" calcext:value-type="float">
            <text:p>199</text:p>
          </table:table-cell>
          <table:table-cell office:value-type="string" calcext:value-type="string">
            <text:p>1691 LOREM IPSUM DOLOR</text:p>
          </table:table-cell>
          <table:table-cell office:value-type="float" office:value="1503957667" calcext:value-type="float">
            <text:p>1503957667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487" calcext:value-type="float">
            <text:p>487</text:p>
          </table:table-cell>
          <table:table-cell office:value-type="string" calcext:value-type="string">
            <text:p>1692 LOREM IPSUM DOLOR</text:p>
          </table:table-cell>
          <table:table-cell office:value-type="float" office:value="1503957668" calcext:value-type="float">
            <text:p>1503957668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700" calcext:value-type="float">
            <text:p>700</text:p>
          </table:table-cell>
          <table:table-cell office:value-type="string" calcext:value-type="string">
            <text:p>1693 LOREM IPSUM DOLOR</text:p>
          </table:table-cell>
          <table:table-cell office:value-type="float" office:value="1503957669" calcext:value-type="float">
            <text:p>1503957669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140" calcext:value-type="float">
            <text:p>140</text:p>
          </table:table-cell>
          <table:table-cell office:value-type="string" calcext:value-type="string">
            <text:p>1694 LOREM IPSUM DOLOR</text:p>
          </table:table-cell>
          <table:table-cell office:value-type="float" office:value="1503957670" calcext:value-type="float">
            <text:p>150395767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118" calcext:value-type="float">
            <text:p>118</text:p>
          </table:table-cell>
          <table:table-cell office:value-type="string" calcext:value-type="string">
            <text:p>1695 LOREM IPSUM DOLOR</text:p>
          </table:table-cell>
          <table:table-cell office:value-type="float" office:value="1503957671" calcext:value-type="float">
            <text:p>1503957671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724" calcext:value-type="float">
            <text:p>724</text:p>
          </table:table-cell>
          <table:table-cell office:value-type="string" calcext:value-type="string">
            <text:p>1696 LOREM IPSUM DOLOR</text:p>
          </table:table-cell>
          <table:table-cell office:value-type="float" office:value="1503957672" calcext:value-type="float">
            <text:p>1503957672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390" calcext:value-type="float">
            <text:p>390</text:p>
          </table:table-cell>
          <table:table-cell office:value-type="string" calcext:value-type="string">
            <text:p>1697 LOREM IPSUM DOLOR</text:p>
          </table:table-cell>
          <table:table-cell office:value-type="float" office:value="1503957673" calcext:value-type="float">
            <text:p>1503957673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543" calcext:value-type="float">
            <text:p>543</text:p>
          </table:table-cell>
          <table:table-cell office:value-type="string" calcext:value-type="string">
            <text:p>1698 LOREM IPSUM DOLOR</text:p>
          </table:table-cell>
          <table:table-cell office:value-type="float" office:value="1503957674" calcext:value-type="float">
            <text:p>1503957674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954" calcext:value-type="float">
            <text:p>954</text:p>
          </table:table-cell>
          <table:table-cell office:value-type="string" calcext:value-type="string">
            <text:p>1699 LOREM IPSUM DOLOR</text:p>
          </table:table-cell>
          <table:table-cell office:value-type="float" office:value="1503957675" calcext:value-type="float">
            <text:p>15039576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314" calcext:value-type="float">
            <text:p>314</text:p>
          </table:table-cell>
          <table:table-cell office:value-type="string" calcext:value-type="string">
            <text:p>1700 LOREM IPSUM DOLOR</text:p>
          </table:table-cell>
          <table:table-cell office:value-type="float" office:value="1503957676" calcext:value-type="float">
            <text:p>1503957676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660" calcext:value-type="float">
            <text:p>660</text:p>
          </table:table-cell>
          <table:table-cell office:value-type="string" calcext:value-type="string">
            <text:p>1701 LOREM IPSUM DOLOR</text:p>
          </table:table-cell>
          <table:table-cell office:value-type="float" office:value="1503957677" calcext:value-type="float">
            <text:p>1503957677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456" calcext:value-type="float">
            <text:p>456</text:p>
          </table:table-cell>
          <table:table-cell office:value-type="string" calcext:value-type="string">
            <text:p>1702 LOREM IPSUM DOLOR</text:p>
          </table:table-cell>
          <table:table-cell office:value-type="float" office:value="1503957678" calcext:value-type="float">
            <text:p>1503957678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25" calcext:value-type="float">
            <text:p>25</text:p>
          </table:table-cell>
          <table:table-cell office:value-type="string" calcext:value-type="string">
            <text:p>1703 LOREM IPSUM DOLOR</text:p>
          </table:table-cell>
          <table:table-cell office:value-type="float" office:value="1503957679" calcext:value-type="float">
            <text:p>1503957679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647" calcext:value-type="float">
            <text:p>647</text:p>
          </table:table-cell>
          <table:table-cell office:value-type="string" calcext:value-type="string">
            <text:p>1704 LOREM IPSUM DOLOR</text:p>
          </table:table-cell>
          <table:table-cell office:value-type="float" office:value="1503957680" calcext:value-type="float">
            <text:p>150395768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134" calcext:value-type="float">
            <text:p>134</text:p>
          </table:table-cell>
          <table:table-cell office:value-type="string" calcext:value-type="string">
            <text:p>1705 LOREM IPSUM DOLOR</text:p>
          </table:table-cell>
          <table:table-cell office:value-type="float" office:value="1503957681" calcext:value-type="float">
            <text:p>150395768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602" calcext:value-type="float">
            <text:p>602</text:p>
          </table:table-cell>
          <table:table-cell office:value-type="string" calcext:value-type="string">
            <text:p>1706 LOREM IPSUM DOLOR</text:p>
          </table:table-cell>
          <table:table-cell office:value-type="float" office:value="1503957682" calcext:value-type="float">
            <text:p>150395768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453" calcext:value-type="float">
            <text:p>453</text:p>
          </table:table-cell>
          <table:table-cell office:value-type="string" calcext:value-type="string">
            <text:p>1707 LOREM IPSUM DOLOR</text:p>
          </table:table-cell>
          <table:table-cell office:value-type="float" office:value="1503957683" calcext:value-type="float">
            <text:p>1503957683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47" calcext:value-type="float">
            <text:p>47</text:p>
          </table:table-cell>
          <table:table-cell office:value-type="string" calcext:value-type="string">
            <text:p>1708 LOREM IPSUM DOLOR</text:p>
          </table:table-cell>
          <table:table-cell office:value-type="float" office:value="1503957684" calcext:value-type="float">
            <text:p>150395768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451" calcext:value-type="float">
            <text:p>451</text:p>
          </table:table-cell>
          <table:table-cell office:value-type="string" calcext:value-type="string">
            <text:p>1709 LOREM IPSUM DOLOR</text:p>
          </table:table-cell>
          <table:table-cell office:value-type="float" office:value="1503957685" calcext:value-type="float">
            <text:p>150395768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277" calcext:value-type="float">
            <text:p>277</text:p>
          </table:table-cell>
          <table:table-cell office:value-type="string" calcext:value-type="string">
            <text:p>1710 LOREM IPSUM DOLOR</text:p>
          </table:table-cell>
          <table:table-cell office:value-type="float" office:value="1503957686" calcext:value-type="float">
            <text:p>1503957686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74" calcext:value-type="float">
            <text:p>74</text:p>
          </table:table-cell>
          <table:table-cell office:value-type="string" calcext:value-type="string">
            <text:p>1711 LOREM IPSUM DOLOR</text:p>
          </table:table-cell>
          <table:table-cell office:value-type="float" office:value="1503957687" calcext:value-type="float">
            <text:p>150395768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64" calcext:value-type="float">
            <text:p>64</text:p>
          </table:table-cell>
          <table:table-cell office:value-type="string" calcext:value-type="string">
            <text:p>1712 LOREM IPSUM DOLOR</text:p>
          </table:table-cell>
          <table:table-cell office:value-type="float" office:value="1503957688" calcext:value-type="float">
            <text:p>1503957688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196" calcext:value-type="float">
            <text:p>196</text:p>
          </table:table-cell>
          <table:table-cell office:value-type="string" calcext:value-type="string">
            <text:p>1713 LOREM IPSUM DOLOR</text:p>
          </table:table-cell>
          <table:table-cell office:value-type="float" office:value="1503957689" calcext:value-type="float">
            <text:p>1503957689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528" calcext:value-type="float">
            <text:p>528</text:p>
          </table:table-cell>
          <table:table-cell office:value-type="string" calcext:value-type="string">
            <text:p>1714 LOREM IPSUM DOLOR</text:p>
          </table:table-cell>
          <table:table-cell office:value-type="float" office:value="1503957690" calcext:value-type="float">
            <text:p>150395769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704" calcext:value-type="float">
            <text:p>704</text:p>
          </table:table-cell>
          <table:table-cell office:value-type="string" calcext:value-type="string">
            <text:p>1715 LOREM IPSUM DOLOR</text:p>
          </table:table-cell>
          <table:table-cell office:value-type="float" office:value="1503957691" calcext:value-type="float">
            <text:p>1503957691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81" calcext:value-type="float">
            <text:p>81</text:p>
          </table:table-cell>
          <table:table-cell office:value-type="string" calcext:value-type="string">
            <text:p>1716 LOREM IPSUM DOLOR</text:p>
          </table:table-cell>
          <table:table-cell office:value-type="float" office:value="1503957692" calcext:value-type="float">
            <text:p>1503957692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228" calcext:value-type="float">
            <text:p>228</text:p>
          </table:table-cell>
          <table:table-cell office:value-type="string" calcext:value-type="string">
            <text:p>1717 LOREM IPSUM DOLOR</text:p>
          </table:table-cell>
          <table:table-cell office:value-type="float" office:value="1503957693" calcext:value-type="float">
            <text:p>1503957693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984" calcext:value-type="float">
            <text:p>984</text:p>
          </table:table-cell>
          <table:table-cell office:value-type="string" calcext:value-type="string">
            <text:p>1718 LOREM IPSUM DOLOR</text:p>
          </table:table-cell>
          <table:table-cell office:value-type="float" office:value="1503957694" calcext:value-type="float">
            <text:p>1503957694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625" calcext:value-type="float">
            <text:p>625</text:p>
          </table:table-cell>
          <table:table-cell office:value-type="string" calcext:value-type="string">
            <text:p>1719 LOREM IPSUM DOLOR</text:p>
          </table:table-cell>
          <table:table-cell office:value-type="float" office:value="1503957695" calcext:value-type="float">
            <text:p>150395769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112" calcext:value-type="float">
            <text:p>112</text:p>
          </table:table-cell>
          <table:table-cell office:value-type="string" calcext:value-type="string">
            <text:p>1720 LOREM IPSUM DOLOR</text:p>
          </table:table-cell>
          <table:table-cell office:value-type="float" office:value="1503957696" calcext:value-type="float">
            <text:p>150395769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31" calcext:value-type="float">
            <text:p>31</text:p>
          </table:table-cell>
          <table:table-cell office:value-type="string" calcext:value-type="string">
            <text:p>1721 LOREM IPSUM DOLOR</text:p>
          </table:table-cell>
          <table:table-cell office:value-type="float" office:value="1503957697" calcext:value-type="float">
            <text:p>1503957697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687" calcext:value-type="float">
            <text:p>687</text:p>
          </table:table-cell>
          <table:table-cell office:value-type="string" calcext:value-type="string">
            <text:p>1722 LOREM IPSUM DOLOR</text:p>
          </table:table-cell>
          <table:table-cell office:value-type="float" office:value="1503957698" calcext:value-type="float">
            <text:p>150395769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82" calcext:value-type="float">
            <text:p>82</text:p>
          </table:table-cell>
          <table:table-cell office:value-type="string" calcext:value-type="string">
            <text:p>1723 LOREM IPSUM DOLOR</text:p>
          </table:table-cell>
          <table:table-cell office:value-type="float" office:value="1503957699" calcext:value-type="float">
            <text:p>1503957699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197" calcext:value-type="float">
            <text:p>197</text:p>
          </table:table-cell>
          <table:table-cell office:value-type="string" calcext:value-type="string">
            <text:p>1724 LOREM IPSUM DOLOR</text:p>
          </table:table-cell>
          <table:table-cell office:value-type="float" office:value="1503957700" calcext:value-type="float">
            <text:p>150395770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521" calcext:value-type="float">
            <text:p>521</text:p>
          </table:table-cell>
          <table:table-cell office:value-type="string" calcext:value-type="string">
            <text:p>1725 LOREM IPSUM DOLOR</text:p>
          </table:table-cell>
          <table:table-cell office:value-type="float" office:value="1503957701" calcext:value-type="float">
            <text:p>1503957701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409" calcext:value-type="float">
            <text:p>409</text:p>
          </table:table-cell>
          <table:table-cell office:value-type="string" calcext:value-type="string">
            <text:p>1726 LOREM IPSUM DOLOR</text:p>
          </table:table-cell>
          <table:table-cell office:value-type="float" office:value="1503957702" calcext:value-type="float">
            <text:p>1503957702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376" calcext:value-type="float">
            <text:p>376</text:p>
          </table:table-cell>
          <table:table-cell office:value-type="string" calcext:value-type="string">
            <text:p>1727 LOREM IPSUM DOLOR</text:p>
          </table:table-cell>
          <table:table-cell office:value-type="float" office:value="1503957703" calcext:value-type="float">
            <text:p>150395770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937" calcext:value-type="float">
            <text:p>937</text:p>
          </table:table-cell>
          <table:table-cell office:value-type="string" calcext:value-type="string">
            <text:p>1728 LOREM IPSUM DOLOR</text:p>
          </table:table-cell>
          <table:table-cell office:value-type="float" office:value="1503957704" calcext:value-type="float">
            <text:p>1503957704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200" calcext:value-type="float">
            <text:p>200</text:p>
          </table:table-cell>
          <table:table-cell office:value-type="string" calcext:value-type="string">
            <text:p>1729 LOREM IPSUM DOLOR</text:p>
          </table:table-cell>
          <table:table-cell office:value-type="float" office:value="1503957705" calcext:value-type="float">
            <text:p>150395770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805" calcext:value-type="float">
            <text:p>805</text:p>
          </table:table-cell>
          <table:table-cell office:value-type="string" calcext:value-type="string">
            <text:p>1730 LOREM IPSUM DOLOR</text:p>
          </table:table-cell>
          <table:table-cell office:value-type="float" office:value="1503957706" calcext:value-type="float">
            <text:p>1503957706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465" calcext:value-type="float">
            <text:p>465</text:p>
          </table:table-cell>
          <table:table-cell office:value-type="string" calcext:value-type="string">
            <text:p>1731 LOREM IPSUM DOLOR</text:p>
          </table:table-cell>
          <table:table-cell office:value-type="float" office:value="1503957707" calcext:value-type="float">
            <text:p>1503957707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462" calcext:value-type="float">
            <text:p>462</text:p>
          </table:table-cell>
          <table:table-cell office:value-type="string" calcext:value-type="string">
            <text:p>1732 LOREM IPSUM DOLOR</text:p>
          </table:table-cell>
          <table:table-cell office:value-type="float" office:value="1503957708" calcext:value-type="float">
            <text:p>1503957708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82" calcext:value-type="float">
            <text:p>82</text:p>
          </table:table-cell>
          <table:table-cell office:value-type="string" calcext:value-type="string">
            <text:p>1733 LOREM IPSUM DOLOR</text:p>
          </table:table-cell>
          <table:table-cell office:value-type="float" office:value="1503957709" calcext:value-type="float">
            <text:p>1503957709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582" calcext:value-type="float">
            <text:p>582</text:p>
          </table:table-cell>
          <table:table-cell office:value-type="string" calcext:value-type="string">
            <text:p>1734 LOREM IPSUM DOLOR</text:p>
          </table:table-cell>
          <table:table-cell office:value-type="float" office:value="1503957710" calcext:value-type="float">
            <text:p>150395771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208" calcext:value-type="float">
            <text:p>208</text:p>
          </table:table-cell>
          <table:table-cell office:value-type="string" calcext:value-type="string">
            <text:p>1735 LOREM IPSUM DOLOR</text:p>
          </table:table-cell>
          <table:table-cell office:value-type="float" office:value="1503957711" calcext:value-type="float">
            <text:p>150395771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517" calcext:value-type="float">
            <text:p>517</text:p>
          </table:table-cell>
          <table:table-cell office:value-type="string" calcext:value-type="string">
            <text:p>1736 LOREM IPSUM DOLOR</text:p>
          </table:table-cell>
          <table:table-cell office:value-type="float" office:value="1503957712" calcext:value-type="float">
            <text:p>1503957712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277" calcext:value-type="float">
            <text:p>277</text:p>
          </table:table-cell>
          <table:table-cell office:value-type="string" calcext:value-type="string">
            <text:p>1737 LOREM IPSUM DOLOR</text:p>
          </table:table-cell>
          <table:table-cell office:value-type="float" office:value="1503957713" calcext:value-type="float">
            <text:p>1503957713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642" calcext:value-type="float">
            <text:p>642</text:p>
          </table:table-cell>
          <table:table-cell office:value-type="string" calcext:value-type="string">
            <text:p>1738 LOREM IPSUM DOLOR</text:p>
          </table:table-cell>
          <table:table-cell office:value-type="float" office:value="1503957714" calcext:value-type="float">
            <text:p>1503957714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916" calcext:value-type="float">
            <text:p>916</text:p>
          </table:table-cell>
          <table:table-cell office:value-type="string" calcext:value-type="string">
            <text:p>1739 LOREM IPSUM DOLOR</text:p>
          </table:table-cell>
          <table:table-cell office:value-type="float" office:value="1503957715" calcext:value-type="float">
            <text:p>150395771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672" calcext:value-type="float">
            <text:p>672</text:p>
          </table:table-cell>
          <table:table-cell office:value-type="string" calcext:value-type="string">
            <text:p>1740 LOREM IPSUM DOLOR</text:p>
          </table:table-cell>
          <table:table-cell office:value-type="float" office:value="1503957716" calcext:value-type="float">
            <text:p>150395771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257" calcext:value-type="float">
            <text:p>257</text:p>
          </table:table-cell>
          <table:table-cell office:value-type="string" calcext:value-type="string">
            <text:p>1741 LOREM IPSUM DOLOR</text:p>
          </table:table-cell>
          <table:table-cell office:value-type="float" office:value="1503957717" calcext:value-type="float">
            <text:p>1503957717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619" calcext:value-type="float">
            <text:p>619</text:p>
          </table:table-cell>
          <table:table-cell office:value-type="string" calcext:value-type="string">
            <text:p>1742 LOREM IPSUM DOLOR</text:p>
          </table:table-cell>
          <table:table-cell office:value-type="float" office:value="1503957718" calcext:value-type="float">
            <text:p>1503957718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222" calcext:value-type="float">
            <text:p>222</text:p>
          </table:table-cell>
          <table:table-cell office:value-type="string" calcext:value-type="string">
            <text:p>1743 LOREM IPSUM DOLOR</text:p>
          </table:table-cell>
          <table:table-cell office:value-type="float" office:value="1503957719" calcext:value-type="float">
            <text:p>1503957719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765" calcext:value-type="float">
            <text:p>765</text:p>
          </table:table-cell>
          <table:table-cell office:value-type="string" calcext:value-type="string">
            <text:p>1744 LOREM IPSUM DOLOR</text:p>
          </table:table-cell>
          <table:table-cell office:value-type="float" office:value="1503957720" calcext:value-type="float">
            <text:p>150395772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525" calcext:value-type="float">
            <text:p>525</text:p>
          </table:table-cell>
          <table:table-cell office:value-type="string" calcext:value-type="string">
            <text:p>1745 LOREM IPSUM DOLOR</text:p>
          </table:table-cell>
          <table:table-cell office:value-type="float" office:value="1503957721" calcext:value-type="float">
            <text:p>1503957721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487" calcext:value-type="float">
            <text:p>487</text:p>
          </table:table-cell>
          <table:table-cell office:value-type="string" calcext:value-type="string">
            <text:p>1746 LOREM IPSUM DOLOR</text:p>
          </table:table-cell>
          <table:table-cell office:value-type="float" office:value="1503957722" calcext:value-type="float">
            <text:p>1503957722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203" calcext:value-type="float">
            <text:p>203</text:p>
          </table:table-cell>
          <table:table-cell office:value-type="string" calcext:value-type="string">
            <text:p>1747 LOREM IPSUM DOLOR</text:p>
          </table:table-cell>
          <table:table-cell office:value-type="float" office:value="1503957723" calcext:value-type="float">
            <text:p>150395772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993" calcext:value-type="float">
            <text:p>993</text:p>
          </table:table-cell>
          <table:table-cell office:value-type="string" calcext:value-type="string">
            <text:p>1748 LOREM IPSUM DOLOR</text:p>
          </table:table-cell>
          <table:table-cell office:value-type="float" office:value="1503957724" calcext:value-type="float">
            <text:p>1503957724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302" calcext:value-type="float">
            <text:p>302</text:p>
          </table:table-cell>
          <table:table-cell office:value-type="string" calcext:value-type="string">
            <text:p>1749 LOREM IPSUM DOLOR</text:p>
          </table:table-cell>
          <table:table-cell office:value-type="float" office:value="1503957725" calcext:value-type="float">
            <text:p>150395772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607" calcext:value-type="float">
            <text:p>607</text:p>
          </table:table-cell>
          <table:table-cell office:value-type="string" calcext:value-type="string">
            <text:p>1750 LOREM IPSUM DOLOR</text:p>
          </table:table-cell>
          <table:table-cell office:value-type="float" office:value="1503957726" calcext:value-type="float">
            <text:p>1503957726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505" calcext:value-type="float">
            <text:p>505</text:p>
          </table:table-cell>
          <table:table-cell office:value-type="string" calcext:value-type="string">
            <text:p>1751 LOREM IPSUM DOLOR</text:p>
          </table:table-cell>
          <table:table-cell office:value-type="float" office:value="1503957727" calcext:value-type="float">
            <text:p>150395772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132" calcext:value-type="float">
            <text:p>132</text:p>
          </table:table-cell>
          <table:table-cell office:value-type="string" calcext:value-type="string">
            <text:p>1752 LOREM IPSUM DOLOR</text:p>
          </table:table-cell>
          <table:table-cell office:value-type="float" office:value="1503957728" calcext:value-type="float">
            <text:p>150395772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387" calcext:value-type="float">
            <text:p>387</text:p>
          </table:table-cell>
          <table:table-cell office:value-type="string" calcext:value-type="string">
            <text:p>1753 LOREM IPSUM DOLOR</text:p>
          </table:table-cell>
          <table:table-cell office:value-type="float" office:value="1503957729" calcext:value-type="float">
            <text:p>1503957729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190" calcext:value-type="float">
            <text:p>190</text:p>
          </table:table-cell>
          <table:table-cell office:value-type="string" calcext:value-type="string">
            <text:p>1754 LOREM IPSUM DOLOR</text:p>
          </table:table-cell>
          <table:table-cell office:value-type="float" office:value="1503957730" calcext:value-type="float">
            <text:p>150395773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753" calcext:value-type="float">
            <text:p>753</text:p>
          </table:table-cell>
          <table:table-cell office:value-type="string" calcext:value-type="string">
            <text:p>1755 LOREM IPSUM DOLOR</text:p>
          </table:table-cell>
          <table:table-cell office:value-type="float" office:value="1503957731" calcext:value-type="float">
            <text:p>1503957731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204" calcext:value-type="float">
            <text:p>204</text:p>
          </table:table-cell>
          <table:table-cell office:value-type="string" calcext:value-type="string">
            <text:p>1756 LOREM IPSUM DOLOR</text:p>
          </table:table-cell>
          <table:table-cell office:value-type="float" office:value="1503957732" calcext:value-type="float">
            <text:p>150395773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427" calcext:value-type="float">
            <text:p>427</text:p>
          </table:table-cell>
          <table:table-cell office:value-type="string" calcext:value-type="string">
            <text:p>1757 LOREM IPSUM DOLOR</text:p>
          </table:table-cell>
          <table:table-cell office:value-type="float" office:value="1503957733" calcext:value-type="float">
            <text:p>1503957733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212" calcext:value-type="float">
            <text:p>212</text:p>
          </table:table-cell>
          <table:table-cell office:value-type="string" calcext:value-type="string">
            <text:p>1758 LOREM IPSUM DOLOR</text:p>
          </table:table-cell>
          <table:table-cell office:value-type="float" office:value="1503957734" calcext:value-type="float">
            <text:p>150395773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707" calcext:value-type="float">
            <text:p>707</text:p>
          </table:table-cell>
          <table:table-cell office:value-type="string" calcext:value-type="string">
            <text:p>1759 LOREM IPSUM DOLOR</text:p>
          </table:table-cell>
          <table:table-cell office:value-type="float" office:value="1503957735" calcext:value-type="float">
            <text:p>150395773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214" calcext:value-type="float">
            <text:p>214</text:p>
          </table:table-cell>
          <table:table-cell office:value-type="string" calcext:value-type="string">
            <text:p>1760 LOREM IPSUM DOLOR</text:p>
          </table:table-cell>
          <table:table-cell office:value-type="float" office:value="1503957736" calcext:value-type="float">
            <text:p>150395773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165" calcext:value-type="float">
            <text:p>165</text:p>
          </table:table-cell>
          <table:table-cell office:value-type="string" calcext:value-type="string">
            <text:p>1761 LOREM IPSUM DOLOR</text:p>
          </table:table-cell>
          <table:table-cell office:value-type="float" office:value="1503957737" calcext:value-type="float">
            <text:p>1503957737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237" calcext:value-type="float">
            <text:p>237</text:p>
          </table:table-cell>
          <table:table-cell office:value-type="string" calcext:value-type="string">
            <text:p>1762 LOREM IPSUM DOLOR</text:p>
          </table:table-cell>
          <table:table-cell office:value-type="float" office:value="1503957738" calcext:value-type="float">
            <text:p>1503957738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47" calcext:value-type="float">
            <text:p>47</text:p>
          </table:table-cell>
          <table:table-cell office:value-type="string" calcext:value-type="string">
            <text:p>1763 LOREM IPSUM DOLOR</text:p>
          </table:table-cell>
          <table:table-cell office:value-type="float" office:value="1503957739" calcext:value-type="float">
            <text:p>1503957739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386" calcext:value-type="float">
            <text:p>386</text:p>
          </table:table-cell>
          <table:table-cell office:value-type="string" calcext:value-type="string">
            <text:p>1764 LOREM IPSUM DOLOR</text:p>
          </table:table-cell>
          <table:table-cell office:value-type="float" office:value="1503957740" calcext:value-type="float">
            <text:p>150395774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545" calcext:value-type="float">
            <text:p>545</text:p>
          </table:table-cell>
          <table:table-cell office:value-type="string" calcext:value-type="string">
            <text:p>1765 LOREM IPSUM DOLOR</text:p>
          </table:table-cell>
          <table:table-cell office:value-type="float" office:value="1503957741" calcext:value-type="float">
            <text:p>150395774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928" calcext:value-type="float">
            <text:p>928</text:p>
          </table:table-cell>
          <table:table-cell office:value-type="string" calcext:value-type="string">
            <text:p>1766 LOREM IPSUM DOLOR</text:p>
          </table:table-cell>
          <table:table-cell office:value-type="float" office:value="1503957742" calcext:value-type="float">
            <text:p>1503957742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810" calcext:value-type="float">
            <text:p>810</text:p>
          </table:table-cell>
          <table:table-cell office:value-type="string" calcext:value-type="string">
            <text:p>1767 LOREM IPSUM DOLOR</text:p>
          </table:table-cell>
          <table:table-cell office:value-type="float" office:value="1503957743" calcext:value-type="float">
            <text:p>1503957743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109" calcext:value-type="float">
            <text:p>109</text:p>
          </table:table-cell>
          <table:table-cell office:value-type="string" calcext:value-type="string">
            <text:p>1768 LOREM IPSUM DOLOR</text:p>
          </table:table-cell>
          <table:table-cell office:value-type="float" office:value="1503957744" calcext:value-type="float">
            <text:p>1503957744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198" calcext:value-type="float">
            <text:p>198</text:p>
          </table:table-cell>
          <table:table-cell office:value-type="string" calcext:value-type="string">
            <text:p>1769 LOREM IPSUM DOLOR</text:p>
          </table:table-cell>
          <table:table-cell office:value-type="float" office:value="1503957745" calcext:value-type="float">
            <text:p>150395774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796" calcext:value-type="float">
            <text:p>796</text:p>
          </table:table-cell>
          <table:table-cell office:value-type="string" calcext:value-type="string">
            <text:p>1770 LOREM IPSUM DOLOR</text:p>
          </table:table-cell>
          <table:table-cell office:value-type="float" office:value="1503957746" calcext:value-type="float">
            <text:p>1503957746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164" calcext:value-type="float">
            <text:p>164</text:p>
          </table:table-cell>
          <table:table-cell office:value-type="string" calcext:value-type="string">
            <text:p>1771 LOREM IPSUM DOLOR</text:p>
          </table:table-cell>
          <table:table-cell office:value-type="float" office:value="1503957747" calcext:value-type="float">
            <text:p>1503957747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908" calcext:value-type="float">
            <text:p>908</text:p>
          </table:table-cell>
          <table:table-cell office:value-type="string" calcext:value-type="string">
            <text:p>1772 LOREM IPSUM DOLOR</text:p>
          </table:table-cell>
          <table:table-cell office:value-type="float" office:value="1503957748" calcext:value-type="float">
            <text:p>1503957748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700" calcext:value-type="float">
            <text:p>700</text:p>
          </table:table-cell>
          <table:table-cell office:value-type="string" calcext:value-type="string">
            <text:p>1773 LOREM IPSUM DOLOR</text:p>
          </table:table-cell>
          <table:table-cell office:value-type="float" office:value="1503957749" calcext:value-type="float">
            <text:p>1503957749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176" calcext:value-type="float">
            <text:p>176</text:p>
          </table:table-cell>
          <table:table-cell office:value-type="string" calcext:value-type="string">
            <text:p>1774 LOREM IPSUM DOLOR</text:p>
          </table:table-cell>
          <table:table-cell office:value-type="float" office:value="1503957750" calcext:value-type="float">
            <text:p>150395775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834" calcext:value-type="float">
            <text:p>834</text:p>
          </table:table-cell>
          <table:table-cell office:value-type="string" calcext:value-type="string">
            <text:p>1775 LOREM IPSUM DOLOR</text:p>
          </table:table-cell>
          <table:table-cell office:value-type="float" office:value="1503957751" calcext:value-type="float">
            <text:p>1503957751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935" calcext:value-type="float">
            <text:p>935</text:p>
          </table:table-cell>
          <table:table-cell office:value-type="string" calcext:value-type="string">
            <text:p>1776 LOREM IPSUM DOLOR</text:p>
          </table:table-cell>
          <table:table-cell office:value-type="float" office:value="1503957752" calcext:value-type="float">
            <text:p>1503957752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453" calcext:value-type="float">
            <text:p>453</text:p>
          </table:table-cell>
          <table:table-cell office:value-type="string" calcext:value-type="string">
            <text:p>1777 LOREM IPSUM DOLOR</text:p>
          </table:table-cell>
          <table:table-cell office:value-type="float" office:value="1503957753" calcext:value-type="float">
            <text:p>1503957753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739" calcext:value-type="float">
            <text:p>739</text:p>
          </table:table-cell>
          <table:table-cell office:value-type="string" calcext:value-type="string">
            <text:p>1778 LOREM IPSUM DOLOR</text:p>
          </table:table-cell>
          <table:table-cell office:value-type="float" office:value="1503957754" calcext:value-type="float">
            <text:p>150395775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89" calcext:value-type="float">
            <text:p>89</text:p>
          </table:table-cell>
          <table:table-cell office:value-type="string" calcext:value-type="string">
            <text:p>1779 LOREM IPSUM DOLOR</text:p>
          </table:table-cell>
          <table:table-cell office:value-type="float" office:value="1503957755" calcext:value-type="float">
            <text:p>150395775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361" calcext:value-type="float">
            <text:p>361</text:p>
          </table:table-cell>
          <table:table-cell office:value-type="string" calcext:value-type="string">
            <text:p>1780 LOREM IPSUM DOLOR</text:p>
          </table:table-cell>
          <table:table-cell office:value-type="float" office:value="1503957756" calcext:value-type="float">
            <text:p>1503957756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61" calcext:value-type="float">
            <text:p>61</text:p>
          </table:table-cell>
          <table:table-cell office:value-type="string" calcext:value-type="string">
            <text:p>1781 LOREM IPSUM DOLOR</text:p>
          </table:table-cell>
          <table:table-cell office:value-type="float" office:value="1503957757" calcext:value-type="float">
            <text:p>150395775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588" calcext:value-type="float">
            <text:p>588</text:p>
          </table:table-cell>
          <table:table-cell office:value-type="string" calcext:value-type="string">
            <text:p>1782 LOREM IPSUM DOLOR</text:p>
          </table:table-cell>
          <table:table-cell office:value-type="float" office:value="1503957758" calcext:value-type="float">
            <text:p>1503957758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553" calcext:value-type="float">
            <text:p>553</text:p>
          </table:table-cell>
          <table:table-cell office:value-type="string" calcext:value-type="string">
            <text:p>1783 LOREM IPSUM DOLOR</text:p>
          </table:table-cell>
          <table:table-cell office:value-type="float" office:value="1503957759" calcext:value-type="float">
            <text:p>150395775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241" calcext:value-type="float">
            <text:p>241</text:p>
          </table:table-cell>
          <table:table-cell office:value-type="string" calcext:value-type="string">
            <text:p>1784 LOREM IPSUM DOLOR</text:p>
          </table:table-cell>
          <table:table-cell office:value-type="float" office:value="1503957760" calcext:value-type="float">
            <text:p>150395776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439" calcext:value-type="float">
            <text:p>439</text:p>
          </table:table-cell>
          <table:table-cell office:value-type="string" calcext:value-type="string">
            <text:p>1785 LOREM IPSUM DOLOR</text:p>
          </table:table-cell>
          <table:table-cell office:value-type="float" office:value="1503957761" calcext:value-type="float">
            <text:p>1503957761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395" calcext:value-type="float">
            <text:p>395</text:p>
          </table:table-cell>
          <table:table-cell office:value-type="string" calcext:value-type="string">
            <text:p>1786 LOREM IPSUM DOLOR</text:p>
          </table:table-cell>
          <table:table-cell office:value-type="float" office:value="1503957762" calcext:value-type="float">
            <text:p>1503957762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799" calcext:value-type="float">
            <text:p>799</text:p>
          </table:table-cell>
          <table:table-cell office:value-type="string" calcext:value-type="string">
            <text:p>1787 LOREM IPSUM DOLOR</text:p>
          </table:table-cell>
          <table:table-cell office:value-type="float" office:value="1503957763" calcext:value-type="float">
            <text:p>150395776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871" calcext:value-type="float">
            <text:p>871</text:p>
          </table:table-cell>
          <table:table-cell office:value-type="string" calcext:value-type="string">
            <text:p>1788 LOREM IPSUM DOLOR</text:p>
          </table:table-cell>
          <table:table-cell office:value-type="float" office:value="1503957764" calcext:value-type="float">
            <text:p>1503957764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387" calcext:value-type="float">
            <text:p>387</text:p>
          </table:table-cell>
          <table:table-cell office:value-type="string" calcext:value-type="string">
            <text:p>1789 LOREM IPSUM DOLOR</text:p>
          </table:table-cell>
          <table:table-cell office:value-type="float" office:value="1503957765" calcext:value-type="float">
            <text:p>150395776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465" calcext:value-type="float">
            <text:p>465</text:p>
          </table:table-cell>
          <table:table-cell office:value-type="string" calcext:value-type="string">
            <text:p>1790 LOREM IPSUM DOLOR</text:p>
          </table:table-cell>
          <table:table-cell office:value-type="float" office:value="1503957766" calcext:value-type="float">
            <text:p>1503957766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848" calcext:value-type="float">
            <text:p>848</text:p>
          </table:table-cell>
          <table:table-cell office:value-type="string" calcext:value-type="string">
            <text:p>1791 LOREM IPSUM DOLOR</text:p>
          </table:table-cell>
          <table:table-cell office:value-type="float" office:value="1503957767" calcext:value-type="float">
            <text:p>150395776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258" calcext:value-type="float">
            <text:p>258</text:p>
          </table:table-cell>
          <table:table-cell office:value-type="string" calcext:value-type="string">
            <text:p>1792 LOREM IPSUM DOLOR</text:p>
          </table:table-cell>
          <table:table-cell office:value-type="float" office:value="1503957768" calcext:value-type="float">
            <text:p>1503957768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927" calcext:value-type="float">
            <text:p>927</text:p>
          </table:table-cell>
          <table:table-cell office:value-type="string" calcext:value-type="string">
            <text:p>1793 LOREM IPSUM DOLOR</text:p>
          </table:table-cell>
          <table:table-cell office:value-type="float" office:value="1503957769" calcext:value-type="float">
            <text:p>1503957769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821" calcext:value-type="float">
            <text:p>821</text:p>
          </table:table-cell>
          <table:table-cell office:value-type="string" calcext:value-type="string">
            <text:p>1794 LOREM IPSUM DOLOR</text:p>
          </table:table-cell>
          <table:table-cell office:value-type="float" office:value="1503957770" calcext:value-type="float">
            <text:p>150395777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301" calcext:value-type="float">
            <text:p>301</text:p>
          </table:table-cell>
          <table:table-cell office:value-type="string" calcext:value-type="string">
            <text:p>1795 LOREM IPSUM DOLOR</text:p>
          </table:table-cell>
          <table:table-cell office:value-type="float" office:value="1503957771" calcext:value-type="float">
            <text:p>150395777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155" calcext:value-type="float">
            <text:p>155</text:p>
          </table:table-cell>
          <table:table-cell office:value-type="string" calcext:value-type="string">
            <text:p>1796 LOREM IPSUM DOLOR</text:p>
          </table:table-cell>
          <table:table-cell office:value-type="float" office:value="1503957772" calcext:value-type="float">
            <text:p>1503957772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572" calcext:value-type="float">
            <text:p>572</text:p>
          </table:table-cell>
          <table:table-cell office:value-type="string" calcext:value-type="string">
            <text:p>1797 LOREM IPSUM DOLOR</text:p>
          </table:table-cell>
          <table:table-cell office:value-type="float" office:value="1503957773" calcext:value-type="float">
            <text:p>150395777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152" calcext:value-type="float">
            <text:p>152</text:p>
          </table:table-cell>
          <table:table-cell office:value-type="string" calcext:value-type="string">
            <text:p>1798 LOREM IPSUM DOLOR</text:p>
          </table:table-cell>
          <table:table-cell office:value-type="float" office:value="1503957774" calcext:value-type="float">
            <text:p>1503957774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120" calcext:value-type="float">
            <text:p>120</text:p>
          </table:table-cell>
          <table:table-cell office:value-type="string" calcext:value-type="string">
            <text:p>1799 LOREM IPSUM DOLOR</text:p>
          </table:table-cell>
          <table:table-cell office:value-type="float" office:value="1503957775" calcext:value-type="float">
            <text:p>150395777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694" calcext:value-type="float">
            <text:p>694</text:p>
          </table:table-cell>
          <table:table-cell office:value-type="string" calcext:value-type="string">
            <text:p>1800 LOREM IPSUM DOLOR</text:p>
          </table:table-cell>
          <table:table-cell office:value-type="float" office:value="1503957776" calcext:value-type="float">
            <text:p>150395777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106" calcext:value-type="float">
            <text:p>106</text:p>
          </table:table-cell>
          <table:table-cell office:value-type="string" calcext:value-type="string">
            <text:p>1801 LOREM IPSUM DOLOR</text:p>
          </table:table-cell>
          <table:table-cell office:value-type="float" office:value="1503957777" calcext:value-type="float">
            <text:p>150395777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834" calcext:value-type="float">
            <text:p>834</text:p>
          </table:table-cell>
          <table:table-cell office:value-type="string" calcext:value-type="string">
            <text:p>1802 LOREM IPSUM DOLOR</text:p>
          </table:table-cell>
          <table:table-cell office:value-type="float" office:value="1503957778" calcext:value-type="float">
            <text:p>150395777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403" calcext:value-type="float">
            <text:p>403</text:p>
          </table:table-cell>
          <table:table-cell office:value-type="string" calcext:value-type="string">
            <text:p>1803 LOREM IPSUM DOLOR</text:p>
          </table:table-cell>
          <table:table-cell office:value-type="float" office:value="1503957779" calcext:value-type="float">
            <text:p>1503957779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539" calcext:value-type="float">
            <text:p>539</text:p>
          </table:table-cell>
          <table:table-cell office:value-type="string" calcext:value-type="string">
            <text:p>1804 LOREM IPSUM DOLOR</text:p>
          </table:table-cell>
          <table:table-cell office:value-type="float" office:value="1503957780" calcext:value-type="float">
            <text:p>150395778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920" calcext:value-type="float">
            <text:p>920</text:p>
          </table:table-cell>
          <table:table-cell office:value-type="string" calcext:value-type="string">
            <text:p>1805 LOREM IPSUM DOLOR</text:p>
          </table:table-cell>
          <table:table-cell office:value-type="float" office:value="1503957781" calcext:value-type="float">
            <text:p>150395778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326" calcext:value-type="float">
            <text:p>326</text:p>
          </table:table-cell>
          <table:table-cell office:value-type="string" calcext:value-type="string">
            <text:p>1806 LOREM IPSUM DOLOR</text:p>
          </table:table-cell>
          <table:table-cell office:value-type="float" office:value="1503957782" calcext:value-type="float">
            <text:p>150395778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74" calcext:value-type="float">
            <text:p>74</text:p>
          </table:table-cell>
          <table:table-cell office:value-type="string" calcext:value-type="string">
            <text:p>1807 LOREM IPSUM DOLOR</text:p>
          </table:table-cell>
          <table:table-cell office:value-type="float" office:value="1503957783" calcext:value-type="float">
            <text:p>150395778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571" calcext:value-type="float">
            <text:p>571</text:p>
          </table:table-cell>
          <table:table-cell office:value-type="string" calcext:value-type="string">
            <text:p>1808 LOREM IPSUM DOLOR</text:p>
          </table:table-cell>
          <table:table-cell office:value-type="float" office:value="1503957784" calcext:value-type="float">
            <text:p>1503957784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157" calcext:value-type="float">
            <text:p>157</text:p>
          </table:table-cell>
          <table:table-cell office:value-type="string" calcext:value-type="string">
            <text:p>1809 LOREM IPSUM DOLOR</text:p>
          </table:table-cell>
          <table:table-cell office:value-type="float" office:value="1503957785" calcext:value-type="float">
            <text:p>150395778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919" calcext:value-type="float">
            <text:p>919</text:p>
          </table:table-cell>
          <table:table-cell office:value-type="string" calcext:value-type="string">
            <text:p>1810 LOREM IPSUM DOLOR</text:p>
          </table:table-cell>
          <table:table-cell office:value-type="float" office:value="1503957786" calcext:value-type="float">
            <text:p>150395778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13" calcext:value-type="float">
            <text:p>13</text:p>
          </table:table-cell>
          <table:table-cell office:value-type="string" calcext:value-type="string">
            <text:p>1811 LOREM IPSUM DOLOR</text:p>
          </table:table-cell>
          <table:table-cell office:value-type="float" office:value="1503957787" calcext:value-type="float">
            <text:p>150395778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49" calcext:value-type="float">
            <text:p>49</text:p>
          </table:table-cell>
          <table:table-cell office:value-type="string" calcext:value-type="string">
            <text:p>1812 LOREM IPSUM DOLOR</text:p>
          </table:table-cell>
          <table:table-cell office:value-type="float" office:value="1503957788" calcext:value-type="float">
            <text:p>150395778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138" calcext:value-type="float">
            <text:p>138</text:p>
          </table:table-cell>
          <table:table-cell office:value-type="string" calcext:value-type="string">
            <text:p>1813 LOREM IPSUM DOLOR</text:p>
          </table:table-cell>
          <table:table-cell office:value-type="float" office:value="1503957789" calcext:value-type="float">
            <text:p>1503957789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207" calcext:value-type="float">
            <text:p>207</text:p>
          </table:table-cell>
          <table:table-cell office:value-type="string" calcext:value-type="string">
            <text:p>1814 LOREM IPSUM DOLOR</text:p>
          </table:table-cell>
          <table:table-cell office:value-type="float" office:value="1503957790" calcext:value-type="float">
            <text:p>150395779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490" calcext:value-type="float">
            <text:p>490</text:p>
          </table:table-cell>
          <table:table-cell office:value-type="string" calcext:value-type="string">
            <text:p>1815 LOREM IPSUM DOLOR</text:p>
          </table:table-cell>
          <table:table-cell office:value-type="float" office:value="1503957791" calcext:value-type="float">
            <text:p>1503957791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360" calcext:value-type="float">
            <text:p>360</text:p>
          </table:table-cell>
          <table:table-cell office:value-type="string" calcext:value-type="string">
            <text:p>1816 LOREM IPSUM DOLOR</text:p>
          </table:table-cell>
          <table:table-cell office:value-type="float" office:value="1503957792" calcext:value-type="float">
            <text:p>150395779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297" calcext:value-type="float">
            <text:p>297</text:p>
          </table:table-cell>
          <table:table-cell office:value-type="string" calcext:value-type="string">
            <text:p>1817 LOREM IPSUM DOLOR</text:p>
          </table:table-cell>
          <table:table-cell office:value-type="float" office:value="1503957793" calcext:value-type="float">
            <text:p>1503957793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145" calcext:value-type="float">
            <text:p>145</text:p>
          </table:table-cell>
          <table:table-cell office:value-type="string" calcext:value-type="string">
            <text:p>1818 LOREM IPSUM DOLOR</text:p>
          </table:table-cell>
          <table:table-cell office:value-type="float" office:value="1503957794" calcext:value-type="float">
            <text:p>1503957794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407" calcext:value-type="float">
            <text:p>407</text:p>
          </table:table-cell>
          <table:table-cell office:value-type="string" calcext:value-type="string">
            <text:p>1819 LOREM IPSUM DOLOR</text:p>
          </table:table-cell>
          <table:table-cell office:value-type="float" office:value="1503957795" calcext:value-type="float">
            <text:p>150395779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541" calcext:value-type="float">
            <text:p>541</text:p>
          </table:table-cell>
          <table:table-cell office:value-type="string" calcext:value-type="string">
            <text:p>1820 LOREM IPSUM DOLOR</text:p>
          </table:table-cell>
          <table:table-cell office:value-type="float" office:value="1503957796" calcext:value-type="float">
            <text:p>1503957796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699" calcext:value-type="float">
            <text:p>699</text:p>
          </table:table-cell>
          <table:table-cell office:value-type="string" calcext:value-type="string">
            <text:p>1821 LOREM IPSUM DOLOR</text:p>
          </table:table-cell>
          <table:table-cell office:value-type="float" office:value="1503957797" calcext:value-type="float">
            <text:p>1503957797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100" calcext:value-type="float">
            <text:p>100</text:p>
          </table:table-cell>
          <table:table-cell office:value-type="string" calcext:value-type="string">
            <text:p>1822 LOREM IPSUM DOLOR</text:p>
          </table:table-cell>
          <table:table-cell office:value-type="float" office:value="1503957798" calcext:value-type="float">
            <text:p>150395779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894" calcext:value-type="float">
            <text:p>894</text:p>
          </table:table-cell>
          <table:table-cell office:value-type="string" calcext:value-type="string">
            <text:p>1823 LOREM IPSUM DOLOR</text:p>
          </table:table-cell>
          <table:table-cell office:value-type="float" office:value="1503957799" calcext:value-type="float">
            <text:p>150395779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689" calcext:value-type="float">
            <text:p>689</text:p>
          </table:table-cell>
          <table:table-cell office:value-type="string" calcext:value-type="string">
            <text:p>1824 LOREM IPSUM DOLOR</text:p>
          </table:table-cell>
          <table:table-cell office:value-type="float" office:value="1503957800" calcext:value-type="float">
            <text:p>150395780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729" calcext:value-type="float">
            <text:p>729</text:p>
          </table:table-cell>
          <table:table-cell office:value-type="string" calcext:value-type="string">
            <text:p>1825 LOREM IPSUM DOLOR</text:p>
          </table:table-cell>
          <table:table-cell office:value-type="float" office:value="1503957801" calcext:value-type="float">
            <text:p>150395780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898" calcext:value-type="float">
            <text:p>898</text:p>
          </table:table-cell>
          <table:table-cell office:value-type="string" calcext:value-type="string">
            <text:p>1826 LOREM IPSUM DOLOR</text:p>
          </table:table-cell>
          <table:table-cell office:value-type="float" office:value="1503957802" calcext:value-type="float">
            <text:p>150395780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424" calcext:value-type="float">
            <text:p>424</text:p>
          </table:table-cell>
          <table:table-cell office:value-type="string" calcext:value-type="string">
            <text:p>1827 LOREM IPSUM DOLOR</text:p>
          </table:table-cell>
          <table:table-cell office:value-type="float" office:value="1503957803" calcext:value-type="float">
            <text:p>150395780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952" calcext:value-type="float">
            <text:p>952</text:p>
          </table:table-cell>
          <table:table-cell office:value-type="string" calcext:value-type="string">
            <text:p>1828 LOREM IPSUM DOLOR</text:p>
          </table:table-cell>
          <table:table-cell office:value-type="float" office:value="1503957804" calcext:value-type="float">
            <text:p>1503957804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969" calcext:value-type="float">
            <text:p>969</text:p>
          </table:table-cell>
          <table:table-cell office:value-type="string" calcext:value-type="string">
            <text:p>1829 LOREM IPSUM DOLOR</text:p>
          </table:table-cell>
          <table:table-cell office:value-type="float" office:value="1503957805" calcext:value-type="float">
            <text:p>150395780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791" calcext:value-type="float">
            <text:p>791</text:p>
          </table:table-cell>
          <table:table-cell office:value-type="string" calcext:value-type="string">
            <text:p>1830 LOREM IPSUM DOLOR</text:p>
          </table:table-cell>
          <table:table-cell office:value-type="float" office:value="1503957806" calcext:value-type="float">
            <text:p>1503957806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390" calcext:value-type="float">
            <text:p>390</text:p>
          </table:table-cell>
          <table:table-cell office:value-type="string" calcext:value-type="string">
            <text:p>1831 LOREM IPSUM DOLOR</text:p>
          </table:table-cell>
          <table:table-cell office:value-type="float" office:value="1503957807" calcext:value-type="float">
            <text:p>150395780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735" calcext:value-type="float">
            <text:p>735</text:p>
          </table:table-cell>
          <table:table-cell office:value-type="string" calcext:value-type="string">
            <text:p>1832 LOREM IPSUM DOLOR</text:p>
          </table:table-cell>
          <table:table-cell office:value-type="float" office:value="1503957808" calcext:value-type="float">
            <text:p>1503957808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42" calcext:value-type="float">
            <text:p>42</text:p>
          </table:table-cell>
          <table:table-cell office:value-type="string" calcext:value-type="string">
            <text:p>1833 LOREM IPSUM DOLOR</text:p>
          </table:table-cell>
          <table:table-cell office:value-type="float" office:value="1503957809" calcext:value-type="float">
            <text:p>1503957809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68" calcext:value-type="float">
            <text:p>68</text:p>
          </table:table-cell>
          <table:table-cell office:value-type="string" calcext:value-type="string">
            <text:p>1834 LOREM IPSUM DOLOR</text:p>
          </table:table-cell>
          <table:table-cell office:value-type="float" office:value="1503957810" calcext:value-type="float">
            <text:p>150395781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524" calcext:value-type="float">
            <text:p>524</text:p>
          </table:table-cell>
          <table:table-cell office:value-type="string" calcext:value-type="string">
            <text:p>1835 LOREM IPSUM DOLOR</text:p>
          </table:table-cell>
          <table:table-cell office:value-type="float" office:value="1503957811" calcext:value-type="float">
            <text:p>1503957811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852" calcext:value-type="float">
            <text:p>852</text:p>
          </table:table-cell>
          <table:table-cell office:value-type="string" calcext:value-type="string">
            <text:p>1836 LOREM IPSUM DOLOR</text:p>
          </table:table-cell>
          <table:table-cell office:value-type="float" office:value="1503957812" calcext:value-type="float">
            <text:p>1503957812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271" calcext:value-type="float">
            <text:p>271</text:p>
          </table:table-cell>
          <table:table-cell office:value-type="string" calcext:value-type="string">
            <text:p>1837 LOREM IPSUM DOLOR</text:p>
          </table:table-cell>
          <table:table-cell office:value-type="float" office:value="1503957813" calcext:value-type="float">
            <text:p>150395781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777" calcext:value-type="float">
            <text:p>777</text:p>
          </table:table-cell>
          <table:table-cell office:value-type="string" calcext:value-type="string">
            <text:p>1838 LOREM IPSUM DOLOR</text:p>
          </table:table-cell>
          <table:table-cell office:value-type="float" office:value="1503957814" calcext:value-type="float">
            <text:p>150395781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459" calcext:value-type="float">
            <text:p>459</text:p>
          </table:table-cell>
          <table:table-cell office:value-type="string" calcext:value-type="string">
            <text:p>1839 LOREM IPSUM DOLOR</text:p>
          </table:table-cell>
          <table:table-cell office:value-type="float" office:value="1503957815" calcext:value-type="float">
            <text:p>150395781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156" calcext:value-type="float">
            <text:p>156</text:p>
          </table:table-cell>
          <table:table-cell office:value-type="string" calcext:value-type="string">
            <text:p>1840 LOREM IPSUM DOLOR</text:p>
          </table:table-cell>
          <table:table-cell office:value-type="float" office:value="1503957816" calcext:value-type="float">
            <text:p>1503957816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129" calcext:value-type="float">
            <text:p>129</text:p>
          </table:table-cell>
          <table:table-cell office:value-type="string" calcext:value-type="string">
            <text:p>1841 LOREM IPSUM DOLOR</text:p>
          </table:table-cell>
          <table:table-cell office:value-type="float" office:value="1503957817" calcext:value-type="float">
            <text:p>1503957817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454" calcext:value-type="float">
            <text:p>454</text:p>
          </table:table-cell>
          <table:table-cell office:value-type="string" calcext:value-type="string">
            <text:p>1842 LOREM IPSUM DOLOR</text:p>
          </table:table-cell>
          <table:table-cell office:value-type="float" office:value="1503957818" calcext:value-type="float">
            <text:p>1503957818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549" calcext:value-type="float">
            <text:p>549</text:p>
          </table:table-cell>
          <table:table-cell office:value-type="string" calcext:value-type="string">
            <text:p>1843 LOREM IPSUM DOLOR</text:p>
          </table:table-cell>
          <table:table-cell office:value-type="float" office:value="1503957819" calcext:value-type="float">
            <text:p>1503957819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765" calcext:value-type="float">
            <text:p>765</text:p>
          </table:table-cell>
          <table:table-cell office:value-type="string" calcext:value-type="string">
            <text:p>1844 LOREM IPSUM DOLOR</text:p>
          </table:table-cell>
          <table:table-cell office:value-type="float" office:value="1503957820" calcext:value-type="float">
            <text:p>150395782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700" calcext:value-type="float">
            <text:p>700</text:p>
          </table:table-cell>
          <table:table-cell office:value-type="string" calcext:value-type="string">
            <text:p>1845 LOREM IPSUM DOLOR</text:p>
          </table:table-cell>
          <table:table-cell office:value-type="float" office:value="1503957821" calcext:value-type="float">
            <text:p>1503957821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663" calcext:value-type="float">
            <text:p>663</text:p>
          </table:table-cell>
          <table:table-cell office:value-type="string" calcext:value-type="string">
            <text:p>1846 LOREM IPSUM DOLOR</text:p>
          </table:table-cell>
          <table:table-cell office:value-type="float" office:value="1503957822" calcext:value-type="float">
            <text:p>150395782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68" calcext:value-type="float">
            <text:p>68</text:p>
          </table:table-cell>
          <table:table-cell office:value-type="string" calcext:value-type="string">
            <text:p>1847 LOREM IPSUM DOLOR</text:p>
          </table:table-cell>
          <table:table-cell office:value-type="float" office:value="1503957823" calcext:value-type="float">
            <text:p>150395782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962" calcext:value-type="float">
            <text:p>962</text:p>
          </table:table-cell>
          <table:table-cell office:value-type="string" calcext:value-type="string">
            <text:p>1848 LOREM IPSUM DOLOR</text:p>
          </table:table-cell>
          <table:table-cell office:value-type="float" office:value="1503957824" calcext:value-type="float">
            <text:p>1503957824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131" calcext:value-type="float">
            <text:p>131</text:p>
          </table:table-cell>
          <table:table-cell office:value-type="string" calcext:value-type="string">
            <text:p>1849 LOREM IPSUM DOLOR</text:p>
          </table:table-cell>
          <table:table-cell office:value-type="float" office:value="1503957825" calcext:value-type="float">
            <text:p>150395782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640" calcext:value-type="float">
            <text:p>640</text:p>
          </table:table-cell>
          <table:table-cell office:value-type="string" calcext:value-type="string">
            <text:p>1850 LOREM IPSUM DOLOR</text:p>
          </table:table-cell>
          <table:table-cell office:value-type="float" office:value="1503957826" calcext:value-type="float">
            <text:p>150395782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928" calcext:value-type="float">
            <text:p>928</text:p>
          </table:table-cell>
          <table:table-cell office:value-type="string" calcext:value-type="string">
            <text:p>1851 LOREM IPSUM DOLOR</text:p>
          </table:table-cell>
          <table:table-cell office:value-type="float" office:value="1503957827" calcext:value-type="float">
            <text:p>1503957827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708" calcext:value-type="float">
            <text:p>708</text:p>
          </table:table-cell>
          <table:table-cell office:value-type="string" calcext:value-type="string">
            <text:p>1852 LOREM IPSUM DOLOR</text:p>
          </table:table-cell>
          <table:table-cell office:value-type="float" office:value="1503957828" calcext:value-type="float">
            <text:p>150395782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938" calcext:value-type="float">
            <text:p>938</text:p>
          </table:table-cell>
          <table:table-cell office:value-type="string" calcext:value-type="string">
            <text:p>1853 LOREM IPSUM DOLOR</text:p>
          </table:table-cell>
          <table:table-cell office:value-type="float" office:value="1503957829" calcext:value-type="float">
            <text:p>1503957829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664" calcext:value-type="float">
            <text:p>664</text:p>
          </table:table-cell>
          <table:table-cell office:value-type="string" calcext:value-type="string">
            <text:p>1854 LOREM IPSUM DOLOR</text:p>
          </table:table-cell>
          <table:table-cell office:value-type="float" office:value="1503957830" calcext:value-type="float">
            <text:p>150395783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779" calcext:value-type="float">
            <text:p>779</text:p>
          </table:table-cell>
          <table:table-cell office:value-type="string" calcext:value-type="string">
            <text:p>1855 LOREM IPSUM DOLOR</text:p>
          </table:table-cell>
          <table:table-cell office:value-type="float" office:value="1503957831" calcext:value-type="float">
            <text:p>1503957831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521" calcext:value-type="float">
            <text:p>521</text:p>
          </table:table-cell>
          <table:table-cell office:value-type="string" calcext:value-type="string">
            <text:p>1856 LOREM IPSUM DOLOR</text:p>
          </table:table-cell>
          <table:table-cell office:value-type="float" office:value="1503957832" calcext:value-type="float">
            <text:p>150395783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333" calcext:value-type="float">
            <text:p>333</text:p>
          </table:table-cell>
          <table:table-cell office:value-type="string" calcext:value-type="string">
            <text:p>1857 LOREM IPSUM DOLOR</text:p>
          </table:table-cell>
          <table:table-cell office:value-type="float" office:value="1503957833" calcext:value-type="float">
            <text:p>150395783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343" calcext:value-type="float">
            <text:p>343</text:p>
          </table:table-cell>
          <table:table-cell office:value-type="string" calcext:value-type="string">
            <text:p>1858 LOREM IPSUM DOLOR</text:p>
          </table:table-cell>
          <table:table-cell office:value-type="float" office:value="1503957834" calcext:value-type="float">
            <text:p>1503957834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386" calcext:value-type="float">
            <text:p>386</text:p>
          </table:table-cell>
          <table:table-cell office:value-type="string" calcext:value-type="string">
            <text:p>1859 LOREM IPSUM DOLOR</text:p>
          </table:table-cell>
          <table:table-cell office:value-type="float" office:value="1503957835" calcext:value-type="float">
            <text:p>150395783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673" calcext:value-type="float">
            <text:p>673</text:p>
          </table:table-cell>
          <table:table-cell office:value-type="string" calcext:value-type="string">
            <text:p>1860 LOREM IPSUM DOLOR</text:p>
          </table:table-cell>
          <table:table-cell office:value-type="float" office:value="1503957836" calcext:value-type="float">
            <text:p>1503957836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887" calcext:value-type="float">
            <text:p>887</text:p>
          </table:table-cell>
          <table:table-cell office:value-type="string" calcext:value-type="string">
            <text:p>1861 LOREM IPSUM DOLOR</text:p>
          </table:table-cell>
          <table:table-cell office:value-type="float" office:value="1503957837" calcext:value-type="float">
            <text:p>1503957837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91" calcext:value-type="float">
            <text:p>91</text:p>
          </table:table-cell>
          <table:table-cell office:value-type="string" calcext:value-type="string">
            <text:p>1862 LOREM IPSUM DOLOR</text:p>
          </table:table-cell>
          <table:table-cell office:value-type="float" office:value="1503957838" calcext:value-type="float">
            <text:p>150395783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188" calcext:value-type="float">
            <text:p>188</text:p>
          </table:table-cell>
          <table:table-cell office:value-type="string" calcext:value-type="string">
            <text:p>1863 LOREM IPSUM DOLOR</text:p>
          </table:table-cell>
          <table:table-cell office:value-type="float" office:value="1503957839" calcext:value-type="float">
            <text:p>150395783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450" calcext:value-type="float">
            <text:p>450</text:p>
          </table:table-cell>
          <table:table-cell office:value-type="string" calcext:value-type="string">
            <text:p>1864 LOREM IPSUM DOLOR</text:p>
          </table:table-cell>
          <table:table-cell office:value-type="float" office:value="1503957840" calcext:value-type="float">
            <text:p>150395784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759" calcext:value-type="float">
            <text:p>759</text:p>
          </table:table-cell>
          <table:table-cell office:value-type="string" calcext:value-type="string">
            <text:p>1865 LOREM IPSUM DOLOR</text:p>
          </table:table-cell>
          <table:table-cell office:value-type="float" office:value="1503957841" calcext:value-type="float">
            <text:p>1503957841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487" calcext:value-type="float">
            <text:p>487</text:p>
          </table:table-cell>
          <table:table-cell office:value-type="string" calcext:value-type="string">
            <text:p>1866 LOREM IPSUM DOLOR</text:p>
          </table:table-cell>
          <table:table-cell office:value-type="float" office:value="1503957842" calcext:value-type="float">
            <text:p>150395784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519" calcext:value-type="float">
            <text:p>519</text:p>
          </table:table-cell>
          <table:table-cell office:value-type="string" calcext:value-type="string">
            <text:p>1867 LOREM IPSUM DOLOR</text:p>
          </table:table-cell>
          <table:table-cell office:value-type="float" office:value="1503957843" calcext:value-type="float">
            <text:p>150395784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779" calcext:value-type="float">
            <text:p>779</text:p>
          </table:table-cell>
          <table:table-cell office:value-type="string" calcext:value-type="string">
            <text:p>1868 LOREM IPSUM DOLOR</text:p>
          </table:table-cell>
          <table:table-cell office:value-type="float" office:value="1503957844" calcext:value-type="float">
            <text:p>1503957844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579" calcext:value-type="float">
            <text:p>579</text:p>
          </table:table-cell>
          <table:table-cell office:value-type="string" calcext:value-type="string">
            <text:p>1869 LOREM IPSUM DOLOR</text:p>
          </table:table-cell>
          <table:table-cell office:value-type="float" office:value="1503957845" calcext:value-type="float">
            <text:p>150395784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903" calcext:value-type="float">
            <text:p>903</text:p>
          </table:table-cell>
          <table:table-cell office:value-type="string" calcext:value-type="string">
            <text:p>1870 LOREM IPSUM DOLOR</text:p>
          </table:table-cell>
          <table:table-cell office:value-type="float" office:value="1503957846" calcext:value-type="float">
            <text:p>1503957846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995" calcext:value-type="float">
            <text:p>995</text:p>
          </table:table-cell>
          <table:table-cell office:value-type="string" calcext:value-type="string">
            <text:p>1871 LOREM IPSUM DOLOR</text:p>
          </table:table-cell>
          <table:table-cell office:value-type="float" office:value="1503957847" calcext:value-type="float">
            <text:p>1503957847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81" calcext:value-type="float">
            <text:p>81</text:p>
          </table:table-cell>
          <table:table-cell office:value-type="string" calcext:value-type="string">
            <text:p>1872 LOREM IPSUM DOLOR</text:p>
          </table:table-cell>
          <table:table-cell office:value-type="float" office:value="1503957848" calcext:value-type="float">
            <text:p>1503957848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725" calcext:value-type="float">
            <text:p>725</text:p>
          </table:table-cell>
          <table:table-cell office:value-type="string" calcext:value-type="string">
            <text:p>1873 LOREM IPSUM DOLOR</text:p>
          </table:table-cell>
          <table:table-cell office:value-type="float" office:value="1503957849" calcext:value-type="float">
            <text:p>1503957849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388" calcext:value-type="float">
            <text:p>388</text:p>
          </table:table-cell>
          <table:table-cell office:value-type="string" calcext:value-type="string">
            <text:p>1874 LOREM IPSUM DOLOR</text:p>
          </table:table-cell>
          <table:table-cell office:value-type="float" office:value="1503957850" calcext:value-type="float">
            <text:p>150395785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800" calcext:value-type="float">
            <text:p>800</text:p>
          </table:table-cell>
          <table:table-cell office:value-type="string" calcext:value-type="string">
            <text:p>1875 LOREM IPSUM DOLOR</text:p>
          </table:table-cell>
          <table:table-cell office:value-type="float" office:value="1503957851" calcext:value-type="float">
            <text:p>1503957851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710" calcext:value-type="float">
            <text:p>710</text:p>
          </table:table-cell>
          <table:table-cell office:value-type="string" calcext:value-type="string">
            <text:p>1876 LOREM IPSUM DOLOR</text:p>
          </table:table-cell>
          <table:table-cell office:value-type="float" office:value="1503957852" calcext:value-type="float">
            <text:p>150395785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402" calcext:value-type="float">
            <text:p>402</text:p>
          </table:table-cell>
          <table:table-cell office:value-type="string" calcext:value-type="string">
            <text:p>1877 LOREM IPSUM DOLOR</text:p>
          </table:table-cell>
          <table:table-cell office:value-type="float" office:value="1503957853" calcext:value-type="float">
            <text:p>1503957853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602" calcext:value-type="float">
            <text:p>602</text:p>
          </table:table-cell>
          <table:table-cell office:value-type="string" calcext:value-type="string">
            <text:p>1878 LOREM IPSUM DOLOR</text:p>
          </table:table-cell>
          <table:table-cell office:value-type="float" office:value="1503957854" calcext:value-type="float">
            <text:p>1503957854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291" calcext:value-type="float">
            <text:p>291</text:p>
          </table:table-cell>
          <table:table-cell office:value-type="string" calcext:value-type="string">
            <text:p>1879 LOREM IPSUM DOLOR</text:p>
          </table:table-cell>
          <table:table-cell office:value-type="float" office:value="1503957855" calcext:value-type="float">
            <text:p>150395785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545" calcext:value-type="float">
            <text:p>545</text:p>
          </table:table-cell>
          <table:table-cell office:value-type="string" calcext:value-type="string">
            <text:p>1880 LOREM IPSUM DOLOR</text:p>
          </table:table-cell>
          <table:table-cell office:value-type="float" office:value="1503957856" calcext:value-type="float">
            <text:p>1503957856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342" calcext:value-type="float">
            <text:p>342</text:p>
          </table:table-cell>
          <table:table-cell office:value-type="string" calcext:value-type="string">
            <text:p>1881 LOREM IPSUM DOLOR</text:p>
          </table:table-cell>
          <table:table-cell office:value-type="float" office:value="1503957857" calcext:value-type="float">
            <text:p>1503957857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845" calcext:value-type="float">
            <text:p>845</text:p>
          </table:table-cell>
          <table:table-cell office:value-type="string" calcext:value-type="string">
            <text:p>1882 LOREM IPSUM DOLOR</text:p>
          </table:table-cell>
          <table:table-cell office:value-type="float" office:value="1503957858" calcext:value-type="float">
            <text:p>1503957858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93" calcext:value-type="float">
            <text:p>93</text:p>
          </table:table-cell>
          <table:table-cell office:value-type="string" calcext:value-type="string">
            <text:p>1883 LOREM IPSUM DOLOR</text:p>
          </table:table-cell>
          <table:table-cell office:value-type="float" office:value="1503957859" calcext:value-type="float">
            <text:p>1503957859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289" calcext:value-type="float">
            <text:p>289</text:p>
          </table:table-cell>
          <table:table-cell office:value-type="string" calcext:value-type="string">
            <text:p>1884 LOREM IPSUM DOLOR</text:p>
          </table:table-cell>
          <table:table-cell office:value-type="float" office:value="1503957860" calcext:value-type="float">
            <text:p>150395786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697" calcext:value-type="float">
            <text:p>697</text:p>
          </table:table-cell>
          <table:table-cell office:value-type="string" calcext:value-type="string">
            <text:p>1885 LOREM IPSUM DOLOR</text:p>
          </table:table-cell>
          <table:table-cell office:value-type="float" office:value="1503957861" calcext:value-type="float">
            <text:p>1503957861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318" calcext:value-type="float">
            <text:p>318</text:p>
          </table:table-cell>
          <table:table-cell office:value-type="string" calcext:value-type="string">
            <text:p>1886 LOREM IPSUM DOLOR</text:p>
          </table:table-cell>
          <table:table-cell office:value-type="float" office:value="1503957862" calcext:value-type="float">
            <text:p>1503957862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244" calcext:value-type="float">
            <text:p>244</text:p>
          </table:table-cell>
          <table:table-cell office:value-type="string" calcext:value-type="string">
            <text:p>1887 LOREM IPSUM DOLOR</text:p>
          </table:table-cell>
          <table:table-cell office:value-type="float" office:value="1503957863" calcext:value-type="float">
            <text:p>150395786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354" calcext:value-type="float">
            <text:p>354</text:p>
          </table:table-cell>
          <table:table-cell office:value-type="string" calcext:value-type="string">
            <text:p>1888 LOREM IPSUM DOLOR</text:p>
          </table:table-cell>
          <table:table-cell office:value-type="float" office:value="1503957864" calcext:value-type="float">
            <text:p>150395786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650" calcext:value-type="float">
            <text:p>650</text:p>
          </table:table-cell>
          <table:table-cell office:value-type="string" calcext:value-type="string">
            <text:p>1889 LOREM IPSUM DOLOR</text:p>
          </table:table-cell>
          <table:table-cell office:value-type="float" office:value="1503957865" calcext:value-type="float">
            <text:p>150395786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396" calcext:value-type="float">
            <text:p>396</text:p>
          </table:table-cell>
          <table:table-cell office:value-type="string" calcext:value-type="string">
            <text:p>1890 LOREM IPSUM DOLOR</text:p>
          </table:table-cell>
          <table:table-cell office:value-type="float" office:value="1503957866" calcext:value-type="float">
            <text:p>1503957866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287" calcext:value-type="float">
            <text:p>287</text:p>
          </table:table-cell>
          <table:table-cell office:value-type="string" calcext:value-type="string">
            <text:p>1891 LOREM IPSUM DOLOR</text:p>
          </table:table-cell>
          <table:table-cell office:value-type="float" office:value="1503957867" calcext:value-type="float">
            <text:p>150395786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852" calcext:value-type="float">
            <text:p>852</text:p>
          </table:table-cell>
          <table:table-cell office:value-type="string" calcext:value-type="string">
            <text:p>1892 LOREM IPSUM DOLOR</text:p>
          </table:table-cell>
          <table:table-cell office:value-type="float" office:value="1503957868" calcext:value-type="float">
            <text:p>1503957868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88" calcext:value-type="float">
            <text:p>88</text:p>
          </table:table-cell>
          <table:table-cell office:value-type="string" calcext:value-type="string">
            <text:p>1893 LOREM IPSUM DOLOR</text:p>
          </table:table-cell>
          <table:table-cell office:value-type="float" office:value="1503957869" calcext:value-type="float">
            <text:p>1503957869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246" calcext:value-type="float">
            <text:p>246</text:p>
          </table:table-cell>
          <table:table-cell office:value-type="string" calcext:value-type="string">
            <text:p>1894 LOREM IPSUM DOLOR</text:p>
          </table:table-cell>
          <table:table-cell office:value-type="float" office:value="1503957870" calcext:value-type="float">
            <text:p>150395787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845" calcext:value-type="float">
            <text:p>845</text:p>
          </table:table-cell>
          <table:table-cell office:value-type="string" calcext:value-type="string">
            <text:p>1895 LOREM IPSUM DOLOR</text:p>
          </table:table-cell>
          <table:table-cell office:value-type="float" office:value="1503957871" calcext:value-type="float">
            <text:p>1503957871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600" calcext:value-type="float">
            <text:p>600</text:p>
          </table:table-cell>
          <table:table-cell office:value-type="string" calcext:value-type="string">
            <text:p>1896 LOREM IPSUM DOLOR</text:p>
          </table:table-cell>
          <table:table-cell office:value-type="float" office:value="1503957872" calcext:value-type="float">
            <text:p>1503957872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342" calcext:value-type="float">
            <text:p>342</text:p>
          </table:table-cell>
          <table:table-cell office:value-type="string" calcext:value-type="string">
            <text:p>1897 LOREM IPSUM DOLOR</text:p>
          </table:table-cell>
          <table:table-cell office:value-type="float" office:value="1503957873" calcext:value-type="float">
            <text:p>1503957873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54" calcext:value-type="float">
            <text:p>54</text:p>
          </table:table-cell>
          <table:table-cell office:value-type="string" calcext:value-type="string">
            <text:p>1898 LOREM IPSUM DOLOR</text:p>
          </table:table-cell>
          <table:table-cell office:value-type="float" office:value="1503957874" calcext:value-type="float">
            <text:p>1503957874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398" calcext:value-type="float">
            <text:p>398</text:p>
          </table:table-cell>
          <table:table-cell office:value-type="string" calcext:value-type="string">
            <text:p>1899 LOREM IPSUM DOLOR</text:p>
          </table:table-cell>
          <table:table-cell office:value-type="float" office:value="1503957875" calcext:value-type="float">
            <text:p>15039578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295" calcext:value-type="float">
            <text:p>295</text:p>
          </table:table-cell>
          <table:table-cell office:value-type="string" calcext:value-type="string">
            <text:p>1900 LOREM IPSUM DOLOR</text:p>
          </table:table-cell>
          <table:table-cell office:value-type="float" office:value="1503957876" calcext:value-type="float">
            <text:p>150395787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435" calcext:value-type="float">
            <text:p>435</text:p>
          </table:table-cell>
          <table:table-cell office:value-type="string" calcext:value-type="string">
            <text:p>1901 LOREM IPSUM DOLOR</text:p>
          </table:table-cell>
          <table:table-cell office:value-type="float" office:value="1503957877" calcext:value-type="float">
            <text:p>150395787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35" calcext:value-type="float">
            <text:p>35</text:p>
          </table:table-cell>
          <table:table-cell office:value-type="string" calcext:value-type="string">
            <text:p>1902 LOREM IPSUM DOLOR</text:p>
          </table:table-cell>
          <table:table-cell office:value-type="float" office:value="1503957878" calcext:value-type="float">
            <text:p>1503957878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978" calcext:value-type="float">
            <text:p>978</text:p>
          </table:table-cell>
          <table:table-cell office:value-type="string" calcext:value-type="string">
            <text:p>1903 LOREM IPSUM DOLOR</text:p>
          </table:table-cell>
          <table:table-cell office:value-type="float" office:value="1503957879" calcext:value-type="float">
            <text:p>1503957879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421" calcext:value-type="float">
            <text:p>421</text:p>
          </table:table-cell>
          <table:table-cell office:value-type="string" calcext:value-type="string">
            <text:p>1904 LOREM IPSUM DOLOR</text:p>
          </table:table-cell>
          <table:table-cell office:value-type="float" office:value="1503957880" calcext:value-type="float">
            <text:p>150395788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956" calcext:value-type="float">
            <text:p>956</text:p>
          </table:table-cell>
          <table:table-cell office:value-type="string" calcext:value-type="string">
            <text:p>1905 LOREM IPSUM DOLOR</text:p>
          </table:table-cell>
          <table:table-cell office:value-type="float" office:value="1503957881" calcext:value-type="float">
            <text:p>150395788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642" calcext:value-type="float">
            <text:p>642</text:p>
          </table:table-cell>
          <table:table-cell office:value-type="string" calcext:value-type="string">
            <text:p>1906 LOREM IPSUM DOLOR</text:p>
          </table:table-cell>
          <table:table-cell office:value-type="float" office:value="1503957882" calcext:value-type="float">
            <text:p>150395788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290" calcext:value-type="float">
            <text:p>290</text:p>
          </table:table-cell>
          <table:table-cell office:value-type="string" calcext:value-type="string">
            <text:p>1907 LOREM IPSUM DOLOR</text:p>
          </table:table-cell>
          <table:table-cell office:value-type="float" office:value="1503957883" calcext:value-type="float">
            <text:p>1503957883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22" calcext:value-type="float">
            <text:p>22</text:p>
          </table:table-cell>
          <table:table-cell office:value-type="string" calcext:value-type="string">
            <text:p>1908 LOREM IPSUM DOLOR</text:p>
          </table:table-cell>
          <table:table-cell office:value-type="float" office:value="1503957884" calcext:value-type="float">
            <text:p>150395788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919" calcext:value-type="float">
            <text:p>919</text:p>
          </table:table-cell>
          <table:table-cell office:value-type="string" calcext:value-type="string">
            <text:p>1909 LOREM IPSUM DOLOR</text:p>
          </table:table-cell>
          <table:table-cell office:value-type="float" office:value="1503957885" calcext:value-type="float">
            <text:p>1503957885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540" calcext:value-type="float">
            <text:p>540</text:p>
          </table:table-cell>
          <table:table-cell office:value-type="string" calcext:value-type="string">
            <text:p>1910 LOREM IPSUM DOLOR</text:p>
          </table:table-cell>
          <table:table-cell office:value-type="float" office:value="1503957886" calcext:value-type="float">
            <text:p>1503957886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186" calcext:value-type="float">
            <text:p>186</text:p>
          </table:table-cell>
          <table:table-cell office:value-type="string" calcext:value-type="string">
            <text:p>1911 LOREM IPSUM DOLOR</text:p>
          </table:table-cell>
          <table:table-cell office:value-type="float" office:value="1503957887" calcext:value-type="float">
            <text:p>1503957887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559" calcext:value-type="float">
            <text:p>559</text:p>
          </table:table-cell>
          <table:table-cell office:value-type="string" calcext:value-type="string">
            <text:p>1912 LOREM IPSUM DOLOR</text:p>
          </table:table-cell>
          <table:table-cell office:value-type="float" office:value="1503957888" calcext:value-type="float">
            <text:p>1503957888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338" calcext:value-type="float">
            <text:p>338</text:p>
          </table:table-cell>
          <table:table-cell office:value-type="string" calcext:value-type="string">
            <text:p>1913 LOREM IPSUM DOLOR</text:p>
          </table:table-cell>
          <table:table-cell office:value-type="float" office:value="1503957889" calcext:value-type="float">
            <text:p>1503957889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408" calcext:value-type="float">
            <text:p>408</text:p>
          </table:table-cell>
          <table:table-cell office:value-type="string" calcext:value-type="string">
            <text:p>1914 LOREM IPSUM DOLOR</text:p>
          </table:table-cell>
          <table:table-cell office:value-type="float" office:value="1503957890" calcext:value-type="float">
            <text:p>150395789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308" calcext:value-type="float">
            <text:p>308</text:p>
          </table:table-cell>
          <table:table-cell office:value-type="string" calcext:value-type="string">
            <text:p>1915 LOREM IPSUM DOLOR</text:p>
          </table:table-cell>
          <table:table-cell office:value-type="float" office:value="1503957891" calcext:value-type="float">
            <text:p>1503957891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213" calcext:value-type="float">
            <text:p>213</text:p>
          </table:table-cell>
          <table:table-cell office:value-type="string" calcext:value-type="string">
            <text:p>1916 LOREM IPSUM DOLOR</text:p>
          </table:table-cell>
          <table:table-cell office:value-type="float" office:value="1503957892" calcext:value-type="float">
            <text:p>150395789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71" calcext:value-type="float">
            <text:p>71</text:p>
          </table:table-cell>
          <table:table-cell office:value-type="string" calcext:value-type="string">
            <text:p>1917 LOREM IPSUM DOLOR</text:p>
          </table:table-cell>
          <table:table-cell office:value-type="float" office:value="1503957893" calcext:value-type="float">
            <text:p>1503957893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493" calcext:value-type="float">
            <text:p>493</text:p>
          </table:table-cell>
          <table:table-cell office:value-type="string" calcext:value-type="string">
            <text:p>1918 LOREM IPSUM DOLOR</text:p>
          </table:table-cell>
          <table:table-cell office:value-type="float" office:value="1503957894" calcext:value-type="float">
            <text:p>1503957894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203" calcext:value-type="float">
            <text:p>203</text:p>
          </table:table-cell>
          <table:table-cell office:value-type="string" calcext:value-type="string">
            <text:p>1919 LOREM IPSUM DOLOR</text:p>
          </table:table-cell>
          <table:table-cell office:value-type="float" office:value="1503957895" calcext:value-type="float">
            <text:p>150395789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817" calcext:value-type="float">
            <text:p>817</text:p>
          </table:table-cell>
          <table:table-cell office:value-type="string" calcext:value-type="string">
            <text:p>1920 LOREM IPSUM DOLOR</text:p>
          </table:table-cell>
          <table:table-cell office:value-type="float" office:value="1503957896" calcext:value-type="float">
            <text:p>1503957896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383" calcext:value-type="float">
            <text:p>383</text:p>
          </table:table-cell>
          <table:table-cell office:value-type="string" calcext:value-type="string">
            <text:p>1921 LOREM IPSUM DOLOR</text:p>
          </table:table-cell>
          <table:table-cell office:value-type="float" office:value="1503957897" calcext:value-type="float">
            <text:p>1503957897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105" calcext:value-type="float">
            <text:p>105</text:p>
          </table:table-cell>
          <table:table-cell office:value-type="string" calcext:value-type="string">
            <text:p>1922 LOREM IPSUM DOLOR</text:p>
          </table:table-cell>
          <table:table-cell office:value-type="float" office:value="1503957898" calcext:value-type="float">
            <text:p>1503957898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537" calcext:value-type="float">
            <text:p>537</text:p>
          </table:table-cell>
          <table:table-cell office:value-type="string" calcext:value-type="string">
            <text:p>1923 LOREM IPSUM DOLOR</text:p>
          </table:table-cell>
          <table:table-cell office:value-type="float" office:value="1503957899" calcext:value-type="float">
            <text:p>1503957899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876" calcext:value-type="float">
            <text:p>876</text:p>
          </table:table-cell>
          <table:table-cell office:value-type="string" calcext:value-type="string">
            <text:p>1924 LOREM IPSUM DOLOR</text:p>
          </table:table-cell>
          <table:table-cell office:value-type="float" office:value="1503957900" calcext:value-type="float">
            <text:p>150395790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286" calcext:value-type="float">
            <text:p>286</text:p>
          </table:table-cell>
          <table:table-cell office:value-type="string" calcext:value-type="string">
            <text:p>1925 LOREM IPSUM DOLOR</text:p>
          </table:table-cell>
          <table:table-cell office:value-type="float" office:value="1503957901" calcext:value-type="float">
            <text:p>1503957901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741" calcext:value-type="float">
            <text:p>741</text:p>
          </table:table-cell>
          <table:table-cell office:value-type="string" calcext:value-type="string">
            <text:p>1926 LOREM IPSUM DOLOR</text:p>
          </table:table-cell>
          <table:table-cell office:value-type="float" office:value="1503957902" calcext:value-type="float">
            <text:p>150395790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267" calcext:value-type="float">
            <text:p>267</text:p>
          </table:table-cell>
          <table:table-cell office:value-type="string" calcext:value-type="string">
            <text:p>1927 LOREM IPSUM DOLOR</text:p>
          </table:table-cell>
          <table:table-cell office:value-type="float" office:value="1503957903" calcext:value-type="float">
            <text:p>150395790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379" calcext:value-type="float">
            <text:p>379</text:p>
          </table:table-cell>
          <table:table-cell office:value-type="string" calcext:value-type="string">
            <text:p>1928 LOREM IPSUM DOLOR</text:p>
          </table:table-cell>
          <table:table-cell office:value-type="float" office:value="1503957904" calcext:value-type="float">
            <text:p>150395790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764" calcext:value-type="float">
            <text:p>764</text:p>
          </table:table-cell>
          <table:table-cell office:value-type="string" calcext:value-type="string">
            <text:p>1929 LOREM IPSUM DOLOR</text:p>
          </table:table-cell>
          <table:table-cell office:value-type="float" office:value="1503957905" calcext:value-type="float">
            <text:p>150395790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347" calcext:value-type="float">
            <text:p>347</text:p>
          </table:table-cell>
          <table:table-cell office:value-type="string" calcext:value-type="string">
            <text:p>1930 LOREM IPSUM DOLOR</text:p>
          </table:table-cell>
          <table:table-cell office:value-type="float" office:value="1503957906" calcext:value-type="float">
            <text:p>150395790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369" calcext:value-type="float">
            <text:p>369</text:p>
          </table:table-cell>
          <table:table-cell office:value-type="string" calcext:value-type="string">
            <text:p>1931 LOREM IPSUM DOLOR</text:p>
          </table:table-cell>
          <table:table-cell office:value-type="float" office:value="1503957907" calcext:value-type="float">
            <text:p>1503957907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393" calcext:value-type="float">
            <text:p>393</text:p>
          </table:table-cell>
          <table:table-cell office:value-type="string" calcext:value-type="string">
            <text:p>1932 LOREM IPSUM DOLOR</text:p>
          </table:table-cell>
          <table:table-cell office:value-type="float" office:value="1503957908" calcext:value-type="float">
            <text:p>1503957908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778" calcext:value-type="float">
            <text:p>778</text:p>
          </table:table-cell>
          <table:table-cell office:value-type="string" calcext:value-type="string">
            <text:p>1933 LOREM IPSUM DOLOR</text:p>
          </table:table-cell>
          <table:table-cell office:value-type="float" office:value="1503957909" calcext:value-type="float">
            <text:p>150395790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395" calcext:value-type="float">
            <text:p>395</text:p>
          </table:table-cell>
          <table:table-cell office:value-type="string" calcext:value-type="string">
            <text:p>1934 LOREM IPSUM DOLOR</text:p>
          </table:table-cell>
          <table:table-cell office:value-type="float" office:value="1503957910" calcext:value-type="float">
            <text:p>150395791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629" calcext:value-type="float">
            <text:p>629</text:p>
          </table:table-cell>
          <table:table-cell office:value-type="string" calcext:value-type="string">
            <text:p>1935 LOREM IPSUM DOLOR</text:p>
          </table:table-cell>
          <table:table-cell office:value-type="float" office:value="1503957911" calcext:value-type="float">
            <text:p>150395791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541" calcext:value-type="float">
            <text:p>541</text:p>
          </table:table-cell>
          <table:table-cell office:value-type="string" calcext:value-type="string">
            <text:p>1936 LOREM IPSUM DOLOR</text:p>
          </table:table-cell>
          <table:table-cell office:value-type="float" office:value="1503957912" calcext:value-type="float">
            <text:p>150395791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91" calcext:value-type="float">
            <text:p>91</text:p>
          </table:table-cell>
          <table:table-cell office:value-type="string" calcext:value-type="string">
            <text:p>1937 LOREM IPSUM DOLOR</text:p>
          </table:table-cell>
          <table:table-cell office:value-type="float" office:value="1503957913" calcext:value-type="float">
            <text:p>1503957913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90" calcext:value-type="float">
            <text:p>90</text:p>
          </table:table-cell>
          <table:table-cell office:value-type="string" calcext:value-type="string">
            <text:p>1938 LOREM IPSUM DOLOR</text:p>
          </table:table-cell>
          <table:table-cell office:value-type="float" office:value="1503957914" calcext:value-type="float">
            <text:p>150395791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501" calcext:value-type="float">
            <text:p>501</text:p>
          </table:table-cell>
          <table:table-cell office:value-type="string" calcext:value-type="string">
            <text:p>1939 LOREM IPSUM DOLOR</text:p>
          </table:table-cell>
          <table:table-cell office:value-type="float" office:value="1503957915" calcext:value-type="float">
            <text:p>150395791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313" calcext:value-type="float">
            <text:p>313</text:p>
          </table:table-cell>
          <table:table-cell office:value-type="string" calcext:value-type="string">
            <text:p>1940 LOREM IPSUM DOLOR</text:p>
          </table:table-cell>
          <table:table-cell office:value-type="float" office:value="1503957916" calcext:value-type="float">
            <text:p>150395791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434" calcext:value-type="float">
            <text:p>434</text:p>
          </table:table-cell>
          <table:table-cell office:value-type="string" calcext:value-type="string">
            <text:p>1941 LOREM IPSUM DOLOR</text:p>
          </table:table-cell>
          <table:table-cell office:value-type="float" office:value="1503957917" calcext:value-type="float">
            <text:p>1503957917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711" calcext:value-type="float">
            <text:p>711</text:p>
          </table:table-cell>
          <table:table-cell office:value-type="string" calcext:value-type="string">
            <text:p>1942 LOREM IPSUM DOLOR</text:p>
          </table:table-cell>
          <table:table-cell office:value-type="float" office:value="1503957918" calcext:value-type="float">
            <text:p>150395791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654" calcext:value-type="float">
            <text:p>654</text:p>
          </table:table-cell>
          <table:table-cell office:value-type="string" calcext:value-type="string">
            <text:p>1943 LOREM IPSUM DOLOR</text:p>
          </table:table-cell>
          <table:table-cell office:value-type="float" office:value="1503957919" calcext:value-type="float">
            <text:p>1503957919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813" calcext:value-type="float">
            <text:p>813</text:p>
          </table:table-cell>
          <table:table-cell office:value-type="string" calcext:value-type="string">
            <text:p>1944 LOREM IPSUM DOLOR</text:p>
          </table:table-cell>
          <table:table-cell office:value-type="float" office:value="1503957920" calcext:value-type="float">
            <text:p>150395792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86" calcext:value-type="float">
            <text:p>86</text:p>
          </table:table-cell>
          <table:table-cell office:value-type="string" calcext:value-type="string">
            <text:p>1945 LOREM IPSUM DOLOR</text:p>
          </table:table-cell>
          <table:table-cell office:value-type="float" office:value="1503957921" calcext:value-type="float">
            <text:p>1503957921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148" calcext:value-type="float">
            <text:p>148</text:p>
          </table:table-cell>
          <table:table-cell office:value-type="string" calcext:value-type="string">
            <text:p>1946 LOREM IPSUM DOLOR</text:p>
          </table:table-cell>
          <table:table-cell office:value-type="float" office:value="1503957922" calcext:value-type="float">
            <text:p>150395792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490" calcext:value-type="float">
            <text:p>490</text:p>
          </table:table-cell>
          <table:table-cell office:value-type="string" calcext:value-type="string">
            <text:p>1947 LOREM IPSUM DOLOR</text:p>
          </table:table-cell>
          <table:table-cell office:value-type="float" office:value="1503957923" calcext:value-type="float">
            <text:p>150395792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951" calcext:value-type="float">
            <text:p>951</text:p>
          </table:table-cell>
          <table:table-cell office:value-type="string" calcext:value-type="string">
            <text:p>1948 LOREM IPSUM DOLOR</text:p>
          </table:table-cell>
          <table:table-cell office:value-type="float" office:value="1503957924" calcext:value-type="float">
            <text:p>150395792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458" calcext:value-type="float">
            <text:p>458</text:p>
          </table:table-cell>
          <table:table-cell office:value-type="string" calcext:value-type="string">
            <text:p>1949 LOREM IPSUM DOLOR</text:p>
          </table:table-cell>
          <table:table-cell office:value-type="float" office:value="1503957925" calcext:value-type="float">
            <text:p>150395792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574" calcext:value-type="float">
            <text:p>574</text:p>
          </table:table-cell>
          <table:table-cell office:value-type="string" calcext:value-type="string">
            <text:p>1950 LOREM IPSUM DOLOR</text:p>
          </table:table-cell>
          <table:table-cell office:value-type="float" office:value="1503957926" calcext:value-type="float">
            <text:p>150395792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605" calcext:value-type="float">
            <text:p>605</text:p>
          </table:table-cell>
          <table:table-cell office:value-type="string" calcext:value-type="string">
            <text:p>1951 LOREM IPSUM DOLOR</text:p>
          </table:table-cell>
          <table:table-cell office:value-type="float" office:value="1503957927" calcext:value-type="float">
            <text:p>1503957927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671" calcext:value-type="float">
            <text:p>671</text:p>
          </table:table-cell>
          <table:table-cell office:value-type="string" calcext:value-type="string">
            <text:p>1952 LOREM IPSUM DOLOR</text:p>
          </table:table-cell>
          <table:table-cell office:value-type="float" office:value="1503957928" calcext:value-type="float">
            <text:p>150395792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598" calcext:value-type="float">
            <text:p>598</text:p>
          </table:table-cell>
          <table:table-cell office:value-type="string" calcext:value-type="string">
            <text:p>1953 LOREM IPSUM DOLOR</text:p>
          </table:table-cell>
          <table:table-cell office:value-type="float" office:value="1503957929" calcext:value-type="float">
            <text:p>1503957929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601" calcext:value-type="float">
            <text:p>601</text:p>
          </table:table-cell>
          <table:table-cell office:value-type="string" calcext:value-type="string">
            <text:p>1954 LOREM IPSUM DOLOR</text:p>
          </table:table-cell>
          <table:table-cell office:value-type="float" office:value="1503957930" calcext:value-type="float">
            <text:p>150395793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62" calcext:value-type="float">
            <text:p>62</text:p>
          </table:table-cell>
          <table:table-cell office:value-type="string" calcext:value-type="string">
            <text:p>1955 LOREM IPSUM DOLOR</text:p>
          </table:table-cell>
          <table:table-cell office:value-type="float" office:value="1503957931" calcext:value-type="float">
            <text:p>1503957931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234" calcext:value-type="float">
            <text:p>234</text:p>
          </table:table-cell>
          <table:table-cell office:value-type="string" calcext:value-type="string">
            <text:p>1956 LOREM IPSUM DOLOR</text:p>
          </table:table-cell>
          <table:table-cell office:value-type="float" office:value="1503957932" calcext:value-type="float">
            <text:p>150395793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38" calcext:value-type="float">
            <text:p>38</text:p>
          </table:table-cell>
          <table:table-cell office:value-type="string" calcext:value-type="string">
            <text:p>1957 LOREM IPSUM DOLOR</text:p>
          </table:table-cell>
          <table:table-cell office:value-type="float" office:value="1503957933" calcext:value-type="float">
            <text:p>1503957933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731" calcext:value-type="float">
            <text:p>731</text:p>
          </table:table-cell>
          <table:table-cell office:value-type="string" calcext:value-type="string">
            <text:p>1958 LOREM IPSUM DOLOR</text:p>
          </table:table-cell>
          <table:table-cell office:value-type="float" office:value="1503957934" calcext:value-type="float">
            <text:p>1503957934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652" calcext:value-type="float">
            <text:p>652</text:p>
          </table:table-cell>
          <table:table-cell office:value-type="string" calcext:value-type="string">
            <text:p>1959 LOREM IPSUM DOLOR</text:p>
          </table:table-cell>
          <table:table-cell office:value-type="float" office:value="1503957935" calcext:value-type="float">
            <text:p>150395793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903" calcext:value-type="float">
            <text:p>903</text:p>
          </table:table-cell>
          <table:table-cell office:value-type="string" calcext:value-type="string">
            <text:p>1960 LOREM IPSUM DOLOR</text:p>
          </table:table-cell>
          <table:table-cell office:value-type="float" office:value="1503957936" calcext:value-type="float">
            <text:p>150395793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589" calcext:value-type="float">
            <text:p>589</text:p>
          </table:table-cell>
          <table:table-cell office:value-type="string" calcext:value-type="string">
            <text:p>1961 LOREM IPSUM DOLOR</text:p>
          </table:table-cell>
          <table:table-cell office:value-type="float" office:value="1503957937" calcext:value-type="float">
            <text:p>1503957937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453" calcext:value-type="float">
            <text:p>453</text:p>
          </table:table-cell>
          <table:table-cell office:value-type="string" calcext:value-type="string">
            <text:p>1962 LOREM IPSUM DOLOR</text:p>
          </table:table-cell>
          <table:table-cell office:value-type="float" office:value="1503957938" calcext:value-type="float">
            <text:p>150395793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506" calcext:value-type="float">
            <text:p>506</text:p>
          </table:table-cell>
          <table:table-cell office:value-type="string" calcext:value-type="string">
            <text:p>1963 LOREM IPSUM DOLOR</text:p>
          </table:table-cell>
          <table:table-cell office:value-type="float" office:value="1503957939" calcext:value-type="float">
            <text:p>1503957939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243" calcext:value-type="float">
            <text:p>243</text:p>
          </table:table-cell>
          <table:table-cell office:value-type="string" calcext:value-type="string">
            <text:p>1964 LOREM IPSUM DOLOR</text:p>
          </table:table-cell>
          <table:table-cell office:value-type="float" office:value="1503957940" calcext:value-type="float">
            <text:p>150395794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611" calcext:value-type="float">
            <text:p>611</text:p>
          </table:table-cell>
          <table:table-cell office:value-type="string" calcext:value-type="string">
            <text:p>1965 LOREM IPSUM DOLOR</text:p>
          </table:table-cell>
          <table:table-cell office:value-type="float" office:value="1503957941" calcext:value-type="float">
            <text:p>150395794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465" calcext:value-type="float">
            <text:p>465</text:p>
          </table:table-cell>
          <table:table-cell office:value-type="string" calcext:value-type="string">
            <text:p>1966 LOREM IPSUM DOLOR</text:p>
          </table:table-cell>
          <table:table-cell office:value-type="float" office:value="1503957942" calcext:value-type="float">
            <text:p>150395794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38" calcext:value-type="float">
            <text:p>38</text:p>
          </table:table-cell>
          <table:table-cell office:value-type="string" calcext:value-type="string">
            <text:p>1967 LOREM IPSUM DOLOR</text:p>
          </table:table-cell>
          <table:table-cell office:value-type="float" office:value="1503957943" calcext:value-type="float">
            <text:p>1503957943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381" calcext:value-type="float">
            <text:p>381</text:p>
          </table:table-cell>
          <table:table-cell office:value-type="string" calcext:value-type="string">
            <text:p>1968 LOREM IPSUM DOLOR</text:p>
          </table:table-cell>
          <table:table-cell office:value-type="float" office:value="1503957944" calcext:value-type="float">
            <text:p>150395794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407" calcext:value-type="float">
            <text:p>407</text:p>
          </table:table-cell>
          <table:table-cell office:value-type="string" calcext:value-type="string">
            <text:p>1969 LOREM IPSUM DOLOR</text:p>
          </table:table-cell>
          <table:table-cell office:value-type="float" office:value="1503957945" calcext:value-type="float">
            <text:p>150395794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306" calcext:value-type="float">
            <text:p>306</text:p>
          </table:table-cell>
          <table:table-cell office:value-type="string" calcext:value-type="string">
            <text:p>1970 LOREM IPSUM DOLOR</text:p>
          </table:table-cell>
          <table:table-cell office:value-type="float" office:value="1503957946" calcext:value-type="float">
            <text:p>150395794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574" calcext:value-type="float">
            <text:p>574</text:p>
          </table:table-cell>
          <table:table-cell office:value-type="string" calcext:value-type="string">
            <text:p>1971 LOREM IPSUM DOLOR</text:p>
          </table:table-cell>
          <table:table-cell office:value-type="float" office:value="1503957947" calcext:value-type="float">
            <text:p>150395794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179" calcext:value-type="float">
            <text:p>179</text:p>
          </table:table-cell>
          <table:table-cell office:value-type="string" calcext:value-type="string">
            <text:p>1972 LOREM IPSUM DOLOR</text:p>
          </table:table-cell>
          <table:table-cell office:value-type="float" office:value="1503957948" calcext:value-type="float">
            <text:p>150395794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251" calcext:value-type="float">
            <text:p>251</text:p>
          </table:table-cell>
          <table:table-cell office:value-type="string" calcext:value-type="string">
            <text:p>1973 LOREM IPSUM DOLOR</text:p>
          </table:table-cell>
          <table:table-cell office:value-type="float" office:value="1503957949" calcext:value-type="float">
            <text:p>150395794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286" calcext:value-type="float">
            <text:p>286</text:p>
          </table:table-cell>
          <table:table-cell office:value-type="string" calcext:value-type="string">
            <text:p>1974 LOREM IPSUM DOLOR</text:p>
          </table:table-cell>
          <table:table-cell office:value-type="float" office:value="1503957950" calcext:value-type="float">
            <text:p>150395795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725" calcext:value-type="float">
            <text:p>725</text:p>
          </table:table-cell>
          <table:table-cell office:value-type="string" calcext:value-type="string">
            <text:p>1975 LOREM IPSUM DOLOR</text:p>
          </table:table-cell>
          <table:table-cell office:value-type="float" office:value="1503957951" calcext:value-type="float">
            <text:p>150395795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412" calcext:value-type="float">
            <text:p>412</text:p>
          </table:table-cell>
          <table:table-cell office:value-type="string" calcext:value-type="string">
            <text:p>1976 LOREM IPSUM DOLOR</text:p>
          </table:table-cell>
          <table:table-cell office:value-type="float" office:value="1503957952" calcext:value-type="float">
            <text:p>1503957952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910" calcext:value-type="float">
            <text:p>910</text:p>
          </table:table-cell>
          <table:table-cell office:value-type="string" calcext:value-type="string">
            <text:p>1977 LOREM IPSUM DOLOR</text:p>
          </table:table-cell>
          <table:table-cell office:value-type="float" office:value="1503957953" calcext:value-type="float">
            <text:p>1503957953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686" calcext:value-type="float">
            <text:p>686</text:p>
          </table:table-cell>
          <table:table-cell office:value-type="string" calcext:value-type="string">
            <text:p>1978 LOREM IPSUM DOLOR</text:p>
          </table:table-cell>
          <table:table-cell office:value-type="float" office:value="1503957954" calcext:value-type="float">
            <text:p>150395795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406" calcext:value-type="float">
            <text:p>406</text:p>
          </table:table-cell>
          <table:table-cell office:value-type="string" calcext:value-type="string">
            <text:p>1979 LOREM IPSUM DOLOR</text:p>
          </table:table-cell>
          <table:table-cell office:value-type="float" office:value="1503957955" calcext:value-type="float">
            <text:p>150395795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577" calcext:value-type="float">
            <text:p>577</text:p>
          </table:table-cell>
          <table:table-cell office:value-type="string" calcext:value-type="string">
            <text:p>1980 LOREM IPSUM DOLOR</text:p>
          </table:table-cell>
          <table:table-cell office:value-type="float" office:value="1503957956" calcext:value-type="float">
            <text:p>150395795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951" calcext:value-type="float">
            <text:p>951</text:p>
          </table:table-cell>
          <table:table-cell office:value-type="string" calcext:value-type="string">
            <text:p>1981 LOREM IPSUM DOLOR</text:p>
          </table:table-cell>
          <table:table-cell office:value-type="float" office:value="1503957957" calcext:value-type="float">
            <text:p>150395795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943" calcext:value-type="float">
            <text:p>943</text:p>
          </table:table-cell>
          <table:table-cell office:value-type="string" calcext:value-type="string">
            <text:p>1982 LOREM IPSUM DOLOR</text:p>
          </table:table-cell>
          <table:table-cell office:value-type="float" office:value="1503957958" calcext:value-type="float">
            <text:p>150395795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931" calcext:value-type="float">
            <text:p>931</text:p>
          </table:table-cell>
          <table:table-cell office:value-type="string" calcext:value-type="string">
            <text:p>1983 LOREM IPSUM DOLOR</text:p>
          </table:table-cell>
          <table:table-cell office:value-type="float" office:value="1503957959" calcext:value-type="float">
            <text:p>1503957959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693" calcext:value-type="float">
            <text:p>693</text:p>
          </table:table-cell>
          <table:table-cell office:value-type="string" calcext:value-type="string">
            <text:p>1984 LOREM IPSUM DOLOR</text:p>
          </table:table-cell>
          <table:table-cell office:value-type="float" office:value="1503957960" calcext:value-type="float">
            <text:p>150395796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888" calcext:value-type="float">
            <text:p>888</text:p>
          </table:table-cell>
          <table:table-cell office:value-type="string" calcext:value-type="string">
            <text:p>1985 LOREM IPSUM DOLOR</text:p>
          </table:table-cell>
          <table:table-cell office:value-type="float" office:value="1503957961" calcext:value-type="float">
            <text:p>150395796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660" calcext:value-type="float">
            <text:p>660</text:p>
          </table:table-cell>
          <table:table-cell office:value-type="string" calcext:value-type="string">
            <text:p>1986 LOREM IPSUM DOLOR</text:p>
          </table:table-cell>
          <table:table-cell office:value-type="float" office:value="1503957962" calcext:value-type="float">
            <text:p>150395796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752" calcext:value-type="float">
            <text:p>752</text:p>
          </table:table-cell>
          <table:table-cell office:value-type="string" calcext:value-type="string">
            <text:p>1987 LOREM IPSUM DOLOR</text:p>
          </table:table-cell>
          <table:table-cell office:value-type="float" office:value="1503957963" calcext:value-type="float">
            <text:p>150395796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200" calcext:value-type="float">
            <text:p>200</text:p>
          </table:table-cell>
          <table:table-cell office:value-type="string" calcext:value-type="string">
            <text:p>1988 LOREM IPSUM DOLOR</text:p>
          </table:table-cell>
          <table:table-cell office:value-type="float" office:value="1503957964" calcext:value-type="float">
            <text:p>150395796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239" calcext:value-type="float">
            <text:p>239</text:p>
          </table:table-cell>
          <table:table-cell office:value-type="string" calcext:value-type="string">
            <text:p>1989 LOREM IPSUM DOLOR</text:p>
          </table:table-cell>
          <table:table-cell office:value-type="float" office:value="1503957965" calcext:value-type="float">
            <text:p>150395796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259" calcext:value-type="float">
            <text:p>259</text:p>
          </table:table-cell>
          <table:table-cell office:value-type="string" calcext:value-type="string">
            <text:p>1990 LOREM IPSUM DOLOR</text:p>
          </table:table-cell>
          <table:table-cell office:value-type="float" office:value="1503957966" calcext:value-type="float">
            <text:p>150395796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388" calcext:value-type="float">
            <text:p>388</text:p>
          </table:table-cell>
          <table:table-cell office:value-type="string" calcext:value-type="string">
            <text:p>1991 LOREM IPSUM DOLOR</text:p>
          </table:table-cell>
          <table:table-cell office:value-type="float" office:value="1503957967" calcext:value-type="float">
            <text:p>150395796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138" calcext:value-type="float">
            <text:p>138</text:p>
          </table:table-cell>
          <table:table-cell office:value-type="string" calcext:value-type="string">
            <text:p>1992 LOREM IPSUM DOLOR</text:p>
          </table:table-cell>
          <table:table-cell office:value-type="float" office:value="1503957968" calcext:value-type="float">
            <text:p>150395796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485" calcext:value-type="float">
            <text:p>485</text:p>
          </table:table-cell>
          <table:table-cell office:value-type="string" calcext:value-type="string">
            <text:p>1993 LOREM IPSUM DOLOR</text:p>
          </table:table-cell>
          <table:table-cell office:value-type="float" office:value="1503957969" calcext:value-type="float">
            <text:p>150395796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113" calcext:value-type="float">
            <text:p>113</text:p>
          </table:table-cell>
          <table:table-cell office:value-type="string" calcext:value-type="string">
            <text:p>1994 LOREM IPSUM DOLOR</text:p>
          </table:table-cell>
          <table:table-cell office:value-type="float" office:value="1503957970" calcext:value-type="float">
            <text:p>150395797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289" calcext:value-type="float">
            <text:p>289</text:p>
          </table:table-cell>
          <table:table-cell office:value-type="string" calcext:value-type="string">
            <text:p>1995 LOREM IPSUM DOLOR</text:p>
          </table:table-cell>
          <table:table-cell office:value-type="float" office:value="1503957971" calcext:value-type="float">
            <text:p>150395797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220" calcext:value-type="float">
            <text:p>220</text:p>
          </table:table-cell>
          <table:table-cell office:value-type="string" calcext:value-type="string">
            <text:p>1996 LOREM IPSUM DOLOR</text:p>
          </table:table-cell>
          <table:table-cell office:value-type="float" office:value="1503957972" calcext:value-type="float">
            <text:p>150395797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688" calcext:value-type="float">
            <text:p>688</text:p>
          </table:table-cell>
          <table:table-cell office:value-type="string" calcext:value-type="string">
            <text:p>1997 LOREM IPSUM DOLOR</text:p>
          </table:table-cell>
          <table:table-cell office:value-type="float" office:value="1503957973" calcext:value-type="float">
            <text:p>150395797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850" calcext:value-type="float">
            <text:p>850</text:p>
          </table:table-cell>
          <table:table-cell office:value-type="string" calcext:value-type="string">
            <text:p>1998 LOREM IPSUM DOLOR</text:p>
          </table:table-cell>
          <table:table-cell office:value-type="float" office:value="1503957974" calcext:value-type="float">
            <text:p>150395797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809" calcext:value-type="float">
            <text:p>809</text:p>
          </table:table-cell>
          <table:table-cell office:value-type="string" calcext:value-type="string">
            <text:p>1999 LOREM IPSUM DOLOR</text:p>
          </table:table-cell>
          <table:table-cell office:value-type="float" office:value="1503957975" calcext:value-type="float">
            <text:p>15039579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450" calcext:value-type="float">
            <text:p>450</text:p>
          </table:table-cell>
          <table:table-cell office:value-type="string" calcext:value-type="string">
            <text:p>2000 LOREM IPSUM DOLOR</text:p>
          </table:table-cell>
          <table:table-cell office:value-type="float" office:value="1503957976" calcext:value-type="float">
            <text:p>150395797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532" calcext:value-type="float">
            <text:p>532</text:p>
          </table:table-cell>
          <table:table-cell office:value-type="string" calcext:value-type="string">
            <text:p>2001 LOREM IPSUM DOLOR</text:p>
          </table:table-cell>
          <table:table-cell office:value-type="float" office:value="1503957977" calcext:value-type="float">
            <text:p>150395797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595" calcext:value-type="float">
            <text:p>595</text:p>
          </table:table-cell>
          <table:table-cell office:value-type="string" calcext:value-type="string">
            <text:p>2002 LOREM IPSUM DOLOR</text:p>
          </table:table-cell>
          <table:table-cell office:value-type="float" office:value="1503957978" calcext:value-type="float">
            <text:p>150395797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597" calcext:value-type="float">
            <text:p>597</text:p>
          </table:table-cell>
          <table:table-cell office:value-type="string" calcext:value-type="string">
            <text:p>2003 LOREM IPSUM DOLOR</text:p>
          </table:table-cell>
          <table:table-cell office:value-type="float" office:value="1503957979" calcext:value-type="float">
            <text:p>150395797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885" calcext:value-type="float">
            <text:p>885</text:p>
          </table:table-cell>
          <table:table-cell office:value-type="string" calcext:value-type="string">
            <text:p>2004 LOREM IPSUM DOLOR</text:p>
          </table:table-cell>
          <table:table-cell office:value-type="float" office:value="1503957980" calcext:value-type="float">
            <text:p>150395798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638" calcext:value-type="float">
            <text:p>638</text:p>
          </table:table-cell>
          <table:table-cell office:value-type="string" calcext:value-type="string">
            <text:p>2005 LOREM IPSUM DOLOR</text:p>
          </table:table-cell>
          <table:table-cell office:value-type="float" office:value="1503957981" calcext:value-type="float">
            <text:p>150395798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211" calcext:value-type="float">
            <text:p>211</text:p>
          </table:table-cell>
          <table:table-cell office:value-type="string" calcext:value-type="string">
            <text:p>2006 LOREM IPSUM DOLOR</text:p>
          </table:table-cell>
          <table:table-cell office:value-type="float" office:value="1503957982" calcext:value-type="float">
            <text:p>150395798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955" calcext:value-type="float">
            <text:p>955</text:p>
          </table:table-cell>
          <table:table-cell office:value-type="string" calcext:value-type="string">
            <text:p>2007 LOREM IPSUM DOLOR</text:p>
          </table:table-cell>
          <table:table-cell office:value-type="float" office:value="1503957983" calcext:value-type="float">
            <text:p>150395798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437" calcext:value-type="float">
            <text:p>437</text:p>
          </table:table-cell>
          <table:table-cell office:value-type="string" calcext:value-type="string">
            <text:p>2008 LOREM IPSUM DOLOR</text:p>
          </table:table-cell>
          <table:table-cell office:value-type="float" office:value="1503957984" calcext:value-type="float">
            <text:p>150395798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525" calcext:value-type="float">
            <text:p>525</text:p>
          </table:table-cell>
          <table:table-cell office:value-type="string" calcext:value-type="string">
            <text:p>2009 LOREM IPSUM DOLOR</text:p>
          </table:table-cell>
          <table:table-cell office:value-type="float" office:value="1503957985" calcext:value-type="float">
            <text:p>150395798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638" calcext:value-type="float">
            <text:p>638</text:p>
          </table:table-cell>
          <table:table-cell office:value-type="string" calcext:value-type="string">
            <text:p>2010 LOREM IPSUM DOLOR</text:p>
          </table:table-cell>
          <table:table-cell office:value-type="float" office:value="1503957986" calcext:value-type="float">
            <text:p>150395798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914" calcext:value-type="float">
            <text:p>914</text:p>
          </table:table-cell>
          <table:table-cell office:value-type="string" calcext:value-type="string">
            <text:p>2011 LOREM IPSUM DOLOR</text:p>
          </table:table-cell>
          <table:table-cell office:value-type="float" office:value="1503957987" calcext:value-type="float">
            <text:p>150395798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646" calcext:value-type="float">
            <text:p>646</text:p>
          </table:table-cell>
          <table:table-cell office:value-type="string" calcext:value-type="string">
            <text:p>2012 LOREM IPSUM DOLOR</text:p>
          </table:table-cell>
          <table:table-cell office:value-type="float" office:value="1503957988" calcext:value-type="float">
            <text:p>150395798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729" calcext:value-type="float">
            <text:p>729</text:p>
          </table:table-cell>
          <table:table-cell office:value-type="string" calcext:value-type="string">
            <text:p>2013 LOREM IPSUM DOLOR</text:p>
          </table:table-cell>
          <table:table-cell office:value-type="float" office:value="1503957989" calcext:value-type="float">
            <text:p>150395798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200" calcext:value-type="float">
            <text:p>200</text:p>
          </table:table-cell>
          <table:table-cell office:value-type="string" calcext:value-type="string">
            <text:p>2014 LOREM IPSUM DOLOR</text:p>
          </table:table-cell>
          <table:table-cell office:value-type="float" office:value="1503957990" calcext:value-type="float">
            <text:p>150395799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165" calcext:value-type="float">
            <text:p>165</text:p>
          </table:table-cell>
          <table:table-cell office:value-type="string" calcext:value-type="string">
            <text:p>2015 LOREM IPSUM DOLOR</text:p>
          </table:table-cell>
          <table:table-cell office:value-type="float" office:value="1503957991" calcext:value-type="float">
            <text:p>150395799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413" calcext:value-type="float">
            <text:p>413</text:p>
          </table:table-cell>
          <table:table-cell office:value-type="string" calcext:value-type="string">
            <text:p>2016 LOREM IPSUM DOLOR</text:p>
          </table:table-cell>
          <table:table-cell office:value-type="float" office:value="1503957992" calcext:value-type="float">
            <text:p>150395799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641" calcext:value-type="float">
            <text:p>641</text:p>
          </table:table-cell>
          <table:table-cell office:value-type="string" calcext:value-type="string">
            <text:p>2017 LOREM IPSUM DOLOR</text:p>
          </table:table-cell>
          <table:table-cell office:value-type="float" office:value="1503957993" calcext:value-type="float">
            <text:p>150395799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590" calcext:value-type="float">
            <text:p>590</text:p>
          </table:table-cell>
          <table:table-cell office:value-type="string" calcext:value-type="string">
            <text:p>2018 LOREM IPSUM DOLOR</text:p>
          </table:table-cell>
          <table:table-cell office:value-type="float" office:value="1503957994" calcext:value-type="float">
            <text:p>1503957994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117" calcext:value-type="float">
            <text:p>117</text:p>
          </table:table-cell>
          <table:table-cell office:value-type="string" calcext:value-type="string">
            <text:p>2019 LOREM IPSUM DOLOR</text:p>
          </table:table-cell>
          <table:table-cell office:value-type="float" office:value="1503957995" calcext:value-type="float">
            <text:p>150395799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246" calcext:value-type="float">
            <text:p>246</text:p>
          </table:table-cell>
          <table:table-cell office:value-type="string" calcext:value-type="string">
            <text:p>2020 LOREM IPSUM DOLOR</text:p>
          </table:table-cell>
          <table:table-cell office:value-type="float" office:value="1503957996" calcext:value-type="float">
            <text:p>1503957996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538" calcext:value-type="float">
            <text:p>538</text:p>
          </table:table-cell>
          <table:table-cell office:value-type="string" calcext:value-type="string">
            <text:p>2021 LOREM IPSUM DOLOR</text:p>
          </table:table-cell>
          <table:table-cell office:value-type="float" office:value="1503957997" calcext:value-type="float">
            <text:p>150395799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865" calcext:value-type="float">
            <text:p>865</text:p>
          </table:table-cell>
          <table:table-cell office:value-type="string" calcext:value-type="string">
            <text:p>2022 LOREM IPSUM DOLOR</text:p>
          </table:table-cell>
          <table:table-cell office:value-type="float" office:value="1503957998" calcext:value-type="float">
            <text:p>150395799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203" calcext:value-type="float">
            <text:p>203</text:p>
          </table:table-cell>
          <table:table-cell office:value-type="string" calcext:value-type="string">
            <text:p>2023 LOREM IPSUM DOLOR</text:p>
          </table:table-cell>
          <table:table-cell office:value-type="float" office:value="1503957999" calcext:value-type="float">
            <text:p>1503957999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311" calcext:value-type="float">
            <text:p>311</text:p>
          </table:table-cell>
          <table:table-cell office:value-type="string" calcext:value-type="string">
            <text:p>2024 LOREM IPSUM DOLOR</text:p>
          </table:table-cell>
          <table:table-cell office:value-type="float" office:value="1503958000" calcext:value-type="float">
            <text:p>150395800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218" calcext:value-type="float">
            <text:p>218</text:p>
          </table:table-cell>
          <table:table-cell office:value-type="string" calcext:value-type="string">
            <text:p>2025 LOREM IPSUM DOLOR</text:p>
          </table:table-cell>
          <table:table-cell office:value-type="float" office:value="1503958001" calcext:value-type="float">
            <text:p>1503958001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448" calcext:value-type="float">
            <text:p>448</text:p>
          </table:table-cell>
          <table:table-cell office:value-type="string" calcext:value-type="string">
            <text:p>2026 LOREM IPSUM DOLOR</text:p>
          </table:table-cell>
          <table:table-cell office:value-type="float" office:value="1503958002" calcext:value-type="float">
            <text:p>1503958002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834" calcext:value-type="float">
            <text:p>834</text:p>
          </table:table-cell>
          <table:table-cell office:value-type="string" calcext:value-type="string">
            <text:p>2027 LOREM IPSUM DOLOR</text:p>
          </table:table-cell>
          <table:table-cell office:value-type="float" office:value="1503958003" calcext:value-type="float">
            <text:p>1503958003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763" calcext:value-type="float">
            <text:p>763</text:p>
          </table:table-cell>
          <table:table-cell office:value-type="string" calcext:value-type="string">
            <text:p>2028 LOREM IPSUM DOLOR</text:p>
          </table:table-cell>
          <table:table-cell office:value-type="float" office:value="1503958004" calcext:value-type="float">
            <text:p>1503958004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355" calcext:value-type="float">
            <text:p>355</text:p>
          </table:table-cell>
          <table:table-cell office:value-type="string" calcext:value-type="string">
            <text:p>2029 LOREM IPSUM DOLOR</text:p>
          </table:table-cell>
          <table:table-cell office:value-type="float" office:value="1503958005" calcext:value-type="float">
            <text:p>150395800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490" calcext:value-type="float">
            <text:p>490</text:p>
          </table:table-cell>
          <table:table-cell office:value-type="string" calcext:value-type="string">
            <text:p>2030 LOREM IPSUM DOLOR</text:p>
          </table:table-cell>
          <table:table-cell office:value-type="float" office:value="1503958006" calcext:value-type="float">
            <text:p>150395800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152" calcext:value-type="float">
            <text:p>152</text:p>
          </table:table-cell>
          <table:table-cell office:value-type="string" calcext:value-type="string">
            <text:p>2031 LOREM IPSUM DOLOR</text:p>
          </table:table-cell>
          <table:table-cell office:value-type="float" office:value="1503958007" calcext:value-type="float">
            <text:p>1503958007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155" calcext:value-type="float">
            <text:p>155</text:p>
          </table:table-cell>
          <table:table-cell office:value-type="string" calcext:value-type="string">
            <text:p>2032 LOREM IPSUM DOLOR</text:p>
          </table:table-cell>
          <table:table-cell office:value-type="float" office:value="1503958008" calcext:value-type="float">
            <text:p>1503958008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176" calcext:value-type="float">
            <text:p>176</text:p>
          </table:table-cell>
          <table:table-cell office:value-type="string" calcext:value-type="string">
            <text:p>2033 LOREM IPSUM DOLOR</text:p>
          </table:table-cell>
          <table:table-cell office:value-type="float" office:value="1503958009" calcext:value-type="float">
            <text:p>1503958009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7" calcext:value-type="float">
            <text:p>7</text:p>
          </table:table-cell>
          <table:table-cell office:value-type="string" calcext:value-type="string">
            <text:p>2034 LOREM IPSUM DOLOR</text:p>
          </table:table-cell>
          <table:table-cell office:value-type="float" office:value="1503958010" calcext:value-type="float">
            <text:p>150395801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66" calcext:value-type="float">
            <text:p>66</text:p>
          </table:table-cell>
          <table:table-cell office:value-type="string" calcext:value-type="string">
            <text:p>2035 LOREM IPSUM DOLOR</text:p>
          </table:table-cell>
          <table:table-cell office:value-type="float" office:value="1503958011" calcext:value-type="float">
            <text:p>1503958011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763" calcext:value-type="float">
            <text:p>763</text:p>
          </table:table-cell>
          <table:table-cell office:value-type="string" calcext:value-type="string">
            <text:p>2036 LOREM IPSUM DOLOR</text:p>
          </table:table-cell>
          <table:table-cell office:value-type="float" office:value="1503958012" calcext:value-type="float">
            <text:p>1503958012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644" calcext:value-type="float">
            <text:p>644</text:p>
          </table:table-cell>
          <table:table-cell office:value-type="string" calcext:value-type="string">
            <text:p>2037 LOREM IPSUM DOLOR</text:p>
          </table:table-cell>
          <table:table-cell office:value-type="float" office:value="1503958013" calcext:value-type="float">
            <text:p>1503958013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399" calcext:value-type="float">
            <text:p>399</text:p>
          </table:table-cell>
          <table:table-cell office:value-type="string" calcext:value-type="string">
            <text:p>2038 LOREM IPSUM DOLOR</text:p>
          </table:table-cell>
          <table:table-cell office:value-type="float" office:value="1503958014" calcext:value-type="float">
            <text:p>1503958014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796" calcext:value-type="float">
            <text:p>796</text:p>
          </table:table-cell>
          <table:table-cell office:value-type="string" calcext:value-type="string">
            <text:p>2039 LOREM IPSUM DOLOR</text:p>
          </table:table-cell>
          <table:table-cell office:value-type="float" office:value="1503958015" calcext:value-type="float">
            <text:p>150395801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892" calcext:value-type="float">
            <text:p>892</text:p>
          </table:table-cell>
          <table:table-cell office:value-type="string" calcext:value-type="string">
            <text:p>2040 LOREM IPSUM DOLOR</text:p>
          </table:table-cell>
          <table:table-cell office:value-type="float" office:value="1503958016" calcext:value-type="float">
            <text:p>1503958016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426" calcext:value-type="float">
            <text:p>426</text:p>
          </table:table-cell>
          <table:table-cell office:value-type="string" calcext:value-type="string">
            <text:p>2041 LOREM IPSUM DOLOR</text:p>
          </table:table-cell>
          <table:table-cell office:value-type="float" office:value="1503958017" calcext:value-type="float">
            <text:p>1503958017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980" calcext:value-type="float">
            <text:p>980</text:p>
          </table:table-cell>
          <table:table-cell office:value-type="string" calcext:value-type="string">
            <text:p>2042 LOREM IPSUM DOLOR</text:p>
          </table:table-cell>
          <table:table-cell office:value-type="float" office:value="1503958018" calcext:value-type="float">
            <text:p>1503958018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223" calcext:value-type="float">
            <text:p>223</text:p>
          </table:table-cell>
          <table:table-cell office:value-type="string" calcext:value-type="string">
            <text:p>2043 LOREM IPSUM DOLOR</text:p>
          </table:table-cell>
          <table:table-cell office:value-type="float" office:value="1503958019" calcext:value-type="float">
            <text:p>1503958019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781" calcext:value-type="float">
            <text:p>781</text:p>
          </table:table-cell>
          <table:table-cell office:value-type="string" calcext:value-type="string">
            <text:p>2044 LOREM IPSUM DOLOR</text:p>
          </table:table-cell>
          <table:table-cell office:value-type="float" office:value="1503958020" calcext:value-type="float">
            <text:p>150395802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411" calcext:value-type="float">
            <text:p>411</text:p>
          </table:table-cell>
          <table:table-cell office:value-type="string" calcext:value-type="string">
            <text:p>2045 LOREM IPSUM DOLOR</text:p>
          </table:table-cell>
          <table:table-cell office:value-type="float" office:value="1503958021" calcext:value-type="float">
            <text:p>1503958021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702" calcext:value-type="float">
            <text:p>702</text:p>
          </table:table-cell>
          <table:table-cell office:value-type="string" calcext:value-type="string">
            <text:p>2046 LOREM IPSUM DOLOR</text:p>
          </table:table-cell>
          <table:table-cell office:value-type="float" office:value="1503958022" calcext:value-type="float">
            <text:p>1503958022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353" calcext:value-type="float">
            <text:p>353</text:p>
          </table:table-cell>
          <table:table-cell office:value-type="string" calcext:value-type="string">
            <text:p>2047 LOREM IPSUM DOLOR</text:p>
          </table:table-cell>
          <table:table-cell office:value-type="float" office:value="1503958023" calcext:value-type="float">
            <text:p>150395802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149" calcext:value-type="float">
            <text:p>149</text:p>
          </table:table-cell>
          <table:table-cell office:value-type="string" calcext:value-type="string">
            <text:p>2048 LOREM IPSUM DOLOR</text:p>
          </table:table-cell>
          <table:table-cell office:value-type="float" office:value="1503958024" calcext:value-type="float">
            <text:p>1503958024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128" calcext:value-type="float">
            <text:p>128</text:p>
          </table:table-cell>
          <table:table-cell office:value-type="string" calcext:value-type="string">
            <text:p>2049 LOREM IPSUM DOLOR</text:p>
          </table:table-cell>
          <table:table-cell office:value-type="float" office:value="1503958025" calcext:value-type="float">
            <text:p>150395802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17" calcext:value-type="float">
            <text:p>17</text:p>
          </table:table-cell>
          <table:table-cell office:value-type="string" calcext:value-type="string">
            <text:p>2050 LOREM IPSUM DOLOR</text:p>
          </table:table-cell>
          <table:table-cell office:value-type="float" office:value="1503958026" calcext:value-type="float">
            <text:p>1503958026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490" calcext:value-type="float">
            <text:p>490</text:p>
          </table:table-cell>
          <table:table-cell office:value-type="string" calcext:value-type="string">
            <text:p>2051 LOREM IPSUM DOLOR</text:p>
          </table:table-cell>
          <table:table-cell office:value-type="float" office:value="1503958027" calcext:value-type="float">
            <text:p>1503958027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646" calcext:value-type="float">
            <text:p>646</text:p>
          </table:table-cell>
          <table:table-cell office:value-type="string" calcext:value-type="string">
            <text:p>2052 LOREM IPSUM DOLOR</text:p>
          </table:table-cell>
          <table:table-cell office:value-type="float" office:value="1503958028" calcext:value-type="float">
            <text:p>1503958028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719" calcext:value-type="float">
            <text:p>719</text:p>
          </table:table-cell>
          <table:table-cell office:value-type="string" calcext:value-type="string">
            <text:p>2053 LOREM IPSUM DOLOR</text:p>
          </table:table-cell>
          <table:table-cell office:value-type="float" office:value="1503958029" calcext:value-type="float">
            <text:p>1503958029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139" calcext:value-type="float">
            <text:p>139</text:p>
          </table:table-cell>
          <table:table-cell office:value-type="string" calcext:value-type="string">
            <text:p>2054 LOREM IPSUM DOLOR</text:p>
          </table:table-cell>
          <table:table-cell office:value-type="float" office:value="1503958030" calcext:value-type="float">
            <text:p>150395803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141" calcext:value-type="float">
            <text:p>141</text:p>
          </table:table-cell>
          <table:table-cell office:value-type="string" calcext:value-type="string">
            <text:p>2055 LOREM IPSUM DOLOR</text:p>
          </table:table-cell>
          <table:table-cell office:value-type="float" office:value="1503958031" calcext:value-type="float">
            <text:p>1503958031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988" calcext:value-type="float">
            <text:p>988</text:p>
          </table:table-cell>
          <table:table-cell office:value-type="string" calcext:value-type="string">
            <text:p>2056 LOREM IPSUM DOLOR</text:p>
          </table:table-cell>
          <table:table-cell office:value-type="float" office:value="1503958032" calcext:value-type="float">
            <text:p>1503958032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844" calcext:value-type="float">
            <text:p>844</text:p>
          </table:table-cell>
          <table:table-cell office:value-type="string" calcext:value-type="string">
            <text:p>2057 LOREM IPSUM DOLOR</text:p>
          </table:table-cell>
          <table:table-cell office:value-type="float" office:value="1503958033" calcext:value-type="float">
            <text:p>1503958033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511" calcext:value-type="float">
            <text:p>511</text:p>
          </table:table-cell>
          <table:table-cell office:value-type="string" calcext:value-type="string">
            <text:p>2058 LOREM IPSUM DOLOR</text:p>
          </table:table-cell>
          <table:table-cell office:value-type="float" office:value="1503958034" calcext:value-type="float">
            <text:p>1503958034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145" calcext:value-type="float">
            <text:p>145</text:p>
          </table:table-cell>
          <table:table-cell office:value-type="string" calcext:value-type="string">
            <text:p>2059 LOREM IPSUM DOLOR</text:p>
          </table:table-cell>
          <table:table-cell office:value-type="float" office:value="1503958035" calcext:value-type="float">
            <text:p>1503958035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538" calcext:value-type="float">
            <text:p>538</text:p>
          </table:table-cell>
          <table:table-cell office:value-type="string" calcext:value-type="string">
            <text:p>2060 LOREM IPSUM DOLOR</text:p>
          </table:table-cell>
          <table:table-cell office:value-type="float" office:value="1503958036" calcext:value-type="float">
            <text:p>1503958036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ROUND(RAND()*99+1)" office:value-type="float" office:value="36" calcext:value-type="float">
            <text:p>36</text:p>
          </table:table-cell>
          <table:table-cell table:formula="of:=ROUND(RAND()*999+1)" office:value-type="float" office:value="442" calcext:value-type="float">
            <text:p>442</text:p>
          </table:table-cell>
          <table:table-cell office:value-type="string" calcext:value-type="string">
            <text:p>2061 LOREM IPSUM DOLOR</text:p>
          </table:table-cell>
          <table:table-cell office:value-type="float" office:value="1503958037" calcext:value-type="float">
            <text:p>1503958037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448" calcext:value-type="float">
            <text:p>448</text:p>
          </table:table-cell>
          <table:table-cell office:value-type="string" calcext:value-type="string">
            <text:p>2062 LOREM IPSUM DOLOR</text:p>
          </table:table-cell>
          <table:table-cell office:value-type="float" office:value="1503958038" calcext:value-type="float">
            <text:p>1503958038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384" calcext:value-type="float">
            <text:p>384</text:p>
          </table:table-cell>
          <table:table-cell office:value-type="string" calcext:value-type="string">
            <text:p>2063 LOREM IPSUM DOLOR</text:p>
          </table:table-cell>
          <table:table-cell office:value-type="float" office:value="1503958039" calcext:value-type="float">
            <text:p>1503958039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987" calcext:value-type="float">
            <text:p>987</text:p>
          </table:table-cell>
          <table:table-cell office:value-type="string" calcext:value-type="string">
            <text:p>2064 LOREM IPSUM DOLOR</text:p>
          </table:table-cell>
          <table:table-cell office:value-type="float" office:value="1503958040" calcext:value-type="float">
            <text:p>150395804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110" calcext:value-type="float">
            <text:p>110</text:p>
          </table:table-cell>
          <table:table-cell office:value-type="string" calcext:value-type="string">
            <text:p>2065 LOREM IPSUM DOLOR</text:p>
          </table:table-cell>
          <table:table-cell office:value-type="float" office:value="1503958041" calcext:value-type="float">
            <text:p>1503958041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289" calcext:value-type="float">
            <text:p>289</text:p>
          </table:table-cell>
          <table:table-cell office:value-type="string" calcext:value-type="string">
            <text:p>2066 LOREM IPSUM DOLOR</text:p>
          </table:table-cell>
          <table:table-cell office:value-type="float" office:value="1503958042" calcext:value-type="float">
            <text:p>1503958042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188" calcext:value-type="float">
            <text:p>188</text:p>
          </table:table-cell>
          <table:table-cell office:value-type="string" calcext:value-type="string">
            <text:p>2067 LOREM IPSUM DOLOR</text:p>
          </table:table-cell>
          <table:table-cell office:value-type="float" office:value="1503958043" calcext:value-type="float">
            <text:p>150395804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755" calcext:value-type="float">
            <text:p>755</text:p>
          </table:table-cell>
          <table:table-cell office:value-type="string" calcext:value-type="string">
            <text:p>2068 LOREM IPSUM DOLOR</text:p>
          </table:table-cell>
          <table:table-cell office:value-type="float" office:value="1503958044" calcext:value-type="float">
            <text:p>1503958044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16" calcext:value-type="float">
            <text:p>16</text:p>
          </table:table-cell>
          <table:table-cell office:value-type="string" calcext:value-type="string">
            <text:p>2069 LOREM IPSUM DOLOR</text:p>
          </table:table-cell>
          <table:table-cell office:value-type="float" office:value="1503958045" calcext:value-type="float">
            <text:p>150395804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129" calcext:value-type="float">
            <text:p>129</text:p>
          </table:table-cell>
          <table:table-cell office:value-type="string" calcext:value-type="string">
            <text:p>2070 LOREM IPSUM DOLOR</text:p>
          </table:table-cell>
          <table:table-cell office:value-type="float" office:value="1503958046" calcext:value-type="float">
            <text:p>1503958046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685" calcext:value-type="float">
            <text:p>685</text:p>
          </table:table-cell>
          <table:table-cell office:value-type="string" calcext:value-type="string">
            <text:p>2071 LOREM IPSUM DOLOR</text:p>
          </table:table-cell>
          <table:table-cell office:value-type="float" office:value="1503958047" calcext:value-type="float">
            <text:p>1503958047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31" calcext:value-type="float">
            <text:p>31</text:p>
          </table:table-cell>
          <table:table-cell office:value-type="string" calcext:value-type="string">
            <text:p>2072 LOREM IPSUM DOLOR</text:p>
          </table:table-cell>
          <table:table-cell office:value-type="float" office:value="1503958048" calcext:value-type="float">
            <text:p>1503958048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201" calcext:value-type="float">
            <text:p>201</text:p>
          </table:table-cell>
          <table:table-cell office:value-type="string" calcext:value-type="string">
            <text:p>2073 LOREM IPSUM DOLOR</text:p>
          </table:table-cell>
          <table:table-cell office:value-type="float" office:value="1503958049" calcext:value-type="float">
            <text:p>1503958049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29" calcext:value-type="float">
            <text:p>29</text:p>
          </table:table-cell>
          <table:table-cell office:value-type="string" calcext:value-type="string">
            <text:p>2074 LOREM IPSUM DOLOR</text:p>
          </table:table-cell>
          <table:table-cell office:value-type="float" office:value="1503958050" calcext:value-type="float">
            <text:p>150395805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35" calcext:value-type="float">
            <text:p>35</text:p>
          </table:table-cell>
          <table:table-cell office:value-type="string" calcext:value-type="string">
            <text:p>2075 LOREM IPSUM DOLOR</text:p>
          </table:table-cell>
          <table:table-cell office:value-type="float" office:value="1503958051" calcext:value-type="float">
            <text:p>1503958051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656" calcext:value-type="float">
            <text:p>656</text:p>
          </table:table-cell>
          <table:table-cell office:value-type="string" calcext:value-type="string">
            <text:p>2076 LOREM IPSUM DOLOR</text:p>
          </table:table-cell>
          <table:table-cell office:value-type="float" office:value="1503958052" calcext:value-type="float">
            <text:p>1503958052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617" calcext:value-type="float">
            <text:p>617</text:p>
          </table:table-cell>
          <table:table-cell office:value-type="string" calcext:value-type="string">
            <text:p>2077 LOREM IPSUM DOLOR</text:p>
          </table:table-cell>
          <table:table-cell office:value-type="float" office:value="1503958053" calcext:value-type="float">
            <text:p>1503958053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120" calcext:value-type="float">
            <text:p>120</text:p>
          </table:table-cell>
          <table:table-cell office:value-type="string" calcext:value-type="string">
            <text:p>2078 LOREM IPSUM DOLOR</text:p>
          </table:table-cell>
          <table:table-cell office:value-type="float" office:value="1503958054" calcext:value-type="float">
            <text:p>1503958054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603" calcext:value-type="float">
            <text:p>603</text:p>
          </table:table-cell>
          <table:table-cell office:value-type="string" calcext:value-type="string">
            <text:p>2079 LOREM IPSUM DOLOR</text:p>
          </table:table-cell>
          <table:table-cell office:value-type="float" office:value="1503958055" calcext:value-type="float">
            <text:p>1503958055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257" calcext:value-type="float">
            <text:p>257</text:p>
          </table:table-cell>
          <table:table-cell office:value-type="string" calcext:value-type="string">
            <text:p>2080 LOREM IPSUM DOLOR</text:p>
          </table:table-cell>
          <table:table-cell office:value-type="float" office:value="1503958056" calcext:value-type="float">
            <text:p>1503958056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188" calcext:value-type="float">
            <text:p>188</text:p>
          </table:table-cell>
          <table:table-cell office:value-type="string" calcext:value-type="string">
            <text:p>2081 LOREM IPSUM DOLOR</text:p>
          </table:table-cell>
          <table:table-cell office:value-type="float" office:value="1503958057" calcext:value-type="float">
            <text:p>1503958057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424" calcext:value-type="float">
            <text:p>424</text:p>
          </table:table-cell>
          <table:table-cell office:value-type="string" calcext:value-type="string">
            <text:p>2082 LOREM IPSUM DOLOR</text:p>
          </table:table-cell>
          <table:table-cell office:value-type="float" office:value="1503958058" calcext:value-type="float">
            <text:p>150395805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698" calcext:value-type="float">
            <text:p>698</text:p>
          </table:table-cell>
          <table:table-cell office:value-type="string" calcext:value-type="string">
            <text:p>2083 LOREM IPSUM DOLOR</text:p>
          </table:table-cell>
          <table:table-cell office:value-type="float" office:value="1503958059" calcext:value-type="float">
            <text:p>1503958059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516" calcext:value-type="float">
            <text:p>516</text:p>
          </table:table-cell>
          <table:table-cell office:value-type="string" calcext:value-type="string">
            <text:p>2084 LOREM IPSUM DOLOR</text:p>
          </table:table-cell>
          <table:table-cell office:value-type="float" office:value="1503958060" calcext:value-type="float">
            <text:p>150395806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171" calcext:value-type="float">
            <text:p>171</text:p>
          </table:table-cell>
          <table:table-cell office:value-type="string" calcext:value-type="string">
            <text:p>2085 LOREM IPSUM DOLOR</text:p>
          </table:table-cell>
          <table:table-cell office:value-type="float" office:value="1503958061" calcext:value-type="float">
            <text:p>1503958061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198" calcext:value-type="float">
            <text:p>198</text:p>
          </table:table-cell>
          <table:table-cell office:value-type="string" calcext:value-type="string">
            <text:p>2086 LOREM IPSUM DOLOR</text:p>
          </table:table-cell>
          <table:table-cell office:value-type="float" office:value="1503958062" calcext:value-type="float">
            <text:p>1503958062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203" calcext:value-type="float">
            <text:p>203</text:p>
          </table:table-cell>
          <table:table-cell office:value-type="string" calcext:value-type="string">
            <text:p>2087 LOREM IPSUM DOLOR</text:p>
          </table:table-cell>
          <table:table-cell office:value-type="float" office:value="1503958063" calcext:value-type="float">
            <text:p>1503958063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466" calcext:value-type="float">
            <text:p>466</text:p>
          </table:table-cell>
          <table:table-cell office:value-type="string" calcext:value-type="string">
            <text:p>2088 LOREM IPSUM DOLOR</text:p>
          </table:table-cell>
          <table:table-cell office:value-type="float" office:value="1503958064" calcext:value-type="float">
            <text:p>1503958064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269" calcext:value-type="float">
            <text:p>269</text:p>
          </table:table-cell>
          <table:table-cell office:value-type="string" calcext:value-type="string">
            <text:p>2089 LOREM IPSUM DOLOR</text:p>
          </table:table-cell>
          <table:table-cell office:value-type="float" office:value="1503958065" calcext:value-type="float">
            <text:p>1503958065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325" calcext:value-type="float">
            <text:p>325</text:p>
          </table:table-cell>
          <table:table-cell office:value-type="string" calcext:value-type="string">
            <text:p>2090 LOREM IPSUM DOLOR</text:p>
          </table:table-cell>
          <table:table-cell office:value-type="float" office:value="1503958066" calcext:value-type="float">
            <text:p>1503958066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839" calcext:value-type="float">
            <text:p>839</text:p>
          </table:table-cell>
          <table:table-cell office:value-type="string" calcext:value-type="string">
            <text:p>2091 LOREM IPSUM DOLOR</text:p>
          </table:table-cell>
          <table:table-cell office:value-type="float" office:value="1503958067" calcext:value-type="float">
            <text:p>1503958067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449" calcext:value-type="float">
            <text:p>449</text:p>
          </table:table-cell>
          <table:table-cell office:value-type="string" calcext:value-type="string">
            <text:p>2092 LOREM IPSUM DOLOR</text:p>
          </table:table-cell>
          <table:table-cell office:value-type="float" office:value="1503958068" calcext:value-type="float">
            <text:p>1503958068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684" calcext:value-type="float">
            <text:p>684</text:p>
          </table:table-cell>
          <table:table-cell office:value-type="string" calcext:value-type="string">
            <text:p>2093 LOREM IPSUM DOLOR</text:p>
          </table:table-cell>
          <table:table-cell office:value-type="float" office:value="1503958069" calcext:value-type="float">
            <text:p>1503958069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914" calcext:value-type="float">
            <text:p>914</text:p>
          </table:table-cell>
          <table:table-cell office:value-type="string" calcext:value-type="string">
            <text:p>2094 LOREM IPSUM DOLOR</text:p>
          </table:table-cell>
          <table:table-cell office:value-type="float" office:value="1503958070" calcext:value-type="float">
            <text:p>150395807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907" calcext:value-type="float">
            <text:p>907</text:p>
          </table:table-cell>
          <table:table-cell office:value-type="string" calcext:value-type="string">
            <text:p>2095 LOREM IPSUM DOLOR</text:p>
          </table:table-cell>
          <table:table-cell office:value-type="float" office:value="1503958071" calcext:value-type="float">
            <text:p>1503958071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803" calcext:value-type="float">
            <text:p>803</text:p>
          </table:table-cell>
          <table:table-cell office:value-type="string" calcext:value-type="string">
            <text:p>2096 LOREM IPSUM DOLOR</text:p>
          </table:table-cell>
          <table:table-cell office:value-type="float" office:value="1503958072" calcext:value-type="float">
            <text:p>1503958072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447" calcext:value-type="float">
            <text:p>447</text:p>
          </table:table-cell>
          <table:table-cell office:value-type="string" calcext:value-type="string">
            <text:p>2097 LOREM IPSUM DOLOR</text:p>
          </table:table-cell>
          <table:table-cell office:value-type="float" office:value="1503958073" calcext:value-type="float">
            <text:p>1503958073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486" calcext:value-type="float">
            <text:p>486</text:p>
          </table:table-cell>
          <table:table-cell office:value-type="string" calcext:value-type="string">
            <text:p>2098 LOREM IPSUM DOLOR</text:p>
          </table:table-cell>
          <table:table-cell office:value-type="float" office:value="1503958074" calcext:value-type="float">
            <text:p>1503958074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972" calcext:value-type="float">
            <text:p>972</text:p>
          </table:table-cell>
          <table:table-cell office:value-type="string" calcext:value-type="string">
            <text:p>2099 LOREM IPSUM DOLOR</text:p>
          </table:table-cell>
          <table:table-cell office:value-type="float" office:value="1503958075" calcext:value-type="float">
            <text:p>150395807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666" calcext:value-type="float">
            <text:p>666</text:p>
          </table:table-cell>
          <table:table-cell office:value-type="string" calcext:value-type="string">
            <text:p>2100 LOREM IPSUM DOLOR</text:p>
          </table:table-cell>
          <table:table-cell office:value-type="float" office:value="1503958076" calcext:value-type="float">
            <text:p>1503958076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578" calcext:value-type="float">
            <text:p>578</text:p>
          </table:table-cell>
          <table:table-cell office:value-type="string" calcext:value-type="string">
            <text:p>2101 LOREM IPSUM DOLOR</text:p>
          </table:table-cell>
          <table:table-cell office:value-type="float" office:value="1503958077" calcext:value-type="float">
            <text:p>1503958077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376" calcext:value-type="float">
            <text:p>376</text:p>
          </table:table-cell>
          <table:table-cell office:value-type="string" calcext:value-type="string">
            <text:p>2102 LOREM IPSUM DOLOR</text:p>
          </table:table-cell>
          <table:table-cell office:value-type="float" office:value="1503958078" calcext:value-type="float">
            <text:p>1503958078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204" calcext:value-type="float">
            <text:p>204</text:p>
          </table:table-cell>
          <table:table-cell office:value-type="string" calcext:value-type="string">
            <text:p>2103 LOREM IPSUM DOLOR</text:p>
          </table:table-cell>
          <table:table-cell office:value-type="float" office:value="1503958079" calcext:value-type="float">
            <text:p>1503958079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410" calcext:value-type="float">
            <text:p>410</text:p>
          </table:table-cell>
          <table:table-cell office:value-type="string" calcext:value-type="string">
            <text:p>2104 LOREM IPSUM DOLOR</text:p>
          </table:table-cell>
          <table:table-cell office:value-type="float" office:value="1503958080" calcext:value-type="float">
            <text:p>150395808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623" calcext:value-type="float">
            <text:p>623</text:p>
          </table:table-cell>
          <table:table-cell office:value-type="string" calcext:value-type="string">
            <text:p>2105 LOREM IPSUM DOLOR</text:p>
          </table:table-cell>
          <table:table-cell office:value-type="float" office:value="1503958081" calcext:value-type="float">
            <text:p>1503958081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927" calcext:value-type="float">
            <text:p>927</text:p>
          </table:table-cell>
          <table:table-cell office:value-type="string" calcext:value-type="string">
            <text:p>2106 LOREM IPSUM DOLOR</text:p>
          </table:table-cell>
          <table:table-cell office:value-type="float" office:value="1503958082" calcext:value-type="float">
            <text:p>1503958082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25" calcext:value-type="float">
            <text:p>25</text:p>
          </table:table-cell>
          <table:table-cell office:value-type="string" calcext:value-type="string">
            <text:p>2107 LOREM IPSUM DOLOR</text:p>
          </table:table-cell>
          <table:table-cell office:value-type="float" office:value="1503958083" calcext:value-type="float">
            <text:p>1503958083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87" calcext:value-type="float">
            <text:p>87</text:p>
          </table:table-cell>
          <table:table-cell office:value-type="string" calcext:value-type="string">
            <text:p>2108 LOREM IPSUM DOLOR</text:p>
          </table:table-cell>
          <table:table-cell office:value-type="float" office:value="1503958084" calcext:value-type="float">
            <text:p>1503958084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408" calcext:value-type="float">
            <text:p>408</text:p>
          </table:table-cell>
          <table:table-cell office:value-type="string" calcext:value-type="string">
            <text:p>2109 LOREM IPSUM DOLOR</text:p>
          </table:table-cell>
          <table:table-cell office:value-type="float" office:value="1503958085" calcext:value-type="float">
            <text:p>150395808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617" calcext:value-type="float">
            <text:p>617</text:p>
          </table:table-cell>
          <table:table-cell office:value-type="string" calcext:value-type="string">
            <text:p>2110 LOREM IPSUM DOLOR</text:p>
          </table:table-cell>
          <table:table-cell office:value-type="float" office:value="1503958086" calcext:value-type="float">
            <text:p>1503958086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118" calcext:value-type="float">
            <text:p>118</text:p>
          </table:table-cell>
          <table:table-cell office:value-type="string" calcext:value-type="string">
            <text:p>2111 LOREM IPSUM DOLOR</text:p>
          </table:table-cell>
          <table:table-cell office:value-type="float" office:value="1503958087" calcext:value-type="float">
            <text:p>1503958087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583" calcext:value-type="float">
            <text:p>583</text:p>
          </table:table-cell>
          <table:table-cell office:value-type="string" calcext:value-type="string">
            <text:p>2112 LOREM IPSUM DOLOR</text:p>
          </table:table-cell>
          <table:table-cell office:value-type="float" office:value="1503958088" calcext:value-type="float">
            <text:p>1503958088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393" calcext:value-type="float">
            <text:p>393</text:p>
          </table:table-cell>
          <table:table-cell office:value-type="string" calcext:value-type="string">
            <text:p>2113 LOREM IPSUM DOLOR</text:p>
          </table:table-cell>
          <table:table-cell office:value-type="float" office:value="1503958089" calcext:value-type="float">
            <text:p>1503958089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518" calcext:value-type="float">
            <text:p>518</text:p>
          </table:table-cell>
          <table:table-cell office:value-type="string" calcext:value-type="string">
            <text:p>2114 LOREM IPSUM DOLOR</text:p>
          </table:table-cell>
          <table:table-cell office:value-type="float" office:value="1503958090" calcext:value-type="float">
            <text:p>150395809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43" calcext:value-type="float">
            <text:p>43</text:p>
          </table:table-cell>
          <table:table-cell office:value-type="string" calcext:value-type="string">
            <text:p>2115 LOREM IPSUM DOLOR</text:p>
          </table:table-cell>
          <table:table-cell office:value-type="float" office:value="1503958091" calcext:value-type="float">
            <text:p>1503958091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299" calcext:value-type="float">
            <text:p>299</text:p>
          </table:table-cell>
          <table:table-cell office:value-type="string" calcext:value-type="string">
            <text:p>2116 LOREM IPSUM DOLOR</text:p>
          </table:table-cell>
          <table:table-cell office:value-type="float" office:value="1503958092" calcext:value-type="float">
            <text:p>1503958092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278" calcext:value-type="float">
            <text:p>278</text:p>
          </table:table-cell>
          <table:table-cell office:value-type="string" calcext:value-type="string">
            <text:p>2117 LOREM IPSUM DOLOR</text:p>
          </table:table-cell>
          <table:table-cell office:value-type="float" office:value="1503958093" calcext:value-type="float">
            <text:p>150395809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363" calcext:value-type="float">
            <text:p>363</text:p>
          </table:table-cell>
          <table:table-cell office:value-type="string" calcext:value-type="string">
            <text:p>2118 LOREM IPSUM DOLOR</text:p>
          </table:table-cell>
          <table:table-cell office:value-type="float" office:value="1503958094" calcext:value-type="float">
            <text:p>1503958094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999" calcext:value-type="float">
            <text:p>999</text:p>
          </table:table-cell>
          <table:table-cell office:value-type="string" calcext:value-type="string">
            <text:p>2119 LOREM IPSUM DOLOR</text:p>
          </table:table-cell>
          <table:table-cell office:value-type="float" office:value="1503958095" calcext:value-type="float">
            <text:p>150395809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165" calcext:value-type="float">
            <text:p>165</text:p>
          </table:table-cell>
          <table:table-cell office:value-type="string" calcext:value-type="string">
            <text:p>2120 LOREM IPSUM DOLOR</text:p>
          </table:table-cell>
          <table:table-cell office:value-type="float" office:value="1503958096" calcext:value-type="float">
            <text:p>1503958096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328" calcext:value-type="float">
            <text:p>328</text:p>
          </table:table-cell>
          <table:table-cell office:value-type="string" calcext:value-type="string">
            <text:p>2121 LOREM IPSUM DOLOR</text:p>
          </table:table-cell>
          <table:table-cell office:value-type="float" office:value="1503958097" calcext:value-type="float">
            <text:p>1503958097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414" calcext:value-type="float">
            <text:p>414</text:p>
          </table:table-cell>
          <table:table-cell office:value-type="string" calcext:value-type="string">
            <text:p>2122 LOREM IPSUM DOLOR</text:p>
          </table:table-cell>
          <table:table-cell office:value-type="float" office:value="1503958098" calcext:value-type="float">
            <text:p>1503958098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23" calcext:value-type="float">
            <text:p>23</text:p>
          </table:table-cell>
          <table:table-cell office:value-type="string" calcext:value-type="string">
            <text:p>2123 LOREM IPSUM DOLOR</text:p>
          </table:table-cell>
          <table:table-cell office:value-type="float" office:value="1503958099" calcext:value-type="float">
            <text:p>1503958099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ROUND(RAND()*99+1)" office:value-type="float" office:value="15" calcext:value-type="float">
            <text:p>15</text:p>
          </table:table-cell>
          <table:table-cell table:formula="of:=ROUND(RAND()*999+1)" office:value-type="float" office:value="858" calcext:value-type="float">
            <text:p>858</text:p>
          </table:table-cell>
          <table:table-cell office:value-type="string" calcext:value-type="string">
            <text:p>2124 LOREM IPSUM DOLOR</text:p>
          </table:table-cell>
          <table:table-cell office:value-type="float" office:value="1503958100" calcext:value-type="float">
            <text:p>150395810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369" calcext:value-type="float">
            <text:p>369</text:p>
          </table:table-cell>
          <table:table-cell office:value-type="string" calcext:value-type="string">
            <text:p>2125 LOREM IPSUM DOLOR</text:p>
          </table:table-cell>
          <table:table-cell office:value-type="float" office:value="1503958101" calcext:value-type="float">
            <text:p>1503958101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897" calcext:value-type="float">
            <text:p>897</text:p>
          </table:table-cell>
          <table:table-cell office:value-type="string" calcext:value-type="string">
            <text:p>2126 LOREM IPSUM DOLOR</text:p>
          </table:table-cell>
          <table:table-cell office:value-type="float" office:value="1503958102" calcext:value-type="float">
            <text:p>1503958102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477" calcext:value-type="float">
            <text:p>477</text:p>
          </table:table-cell>
          <table:table-cell office:value-type="string" calcext:value-type="string">
            <text:p>2127 LOREM IPSUM DOLOR</text:p>
          </table:table-cell>
          <table:table-cell office:value-type="float" office:value="1503958103" calcext:value-type="float">
            <text:p>1503958103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725" calcext:value-type="float">
            <text:p>725</text:p>
          </table:table-cell>
          <table:table-cell office:value-type="string" calcext:value-type="string">
            <text:p>2128 LOREM IPSUM DOLOR</text:p>
          </table:table-cell>
          <table:table-cell office:value-type="float" office:value="1503958104" calcext:value-type="float">
            <text:p>1503958104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289" calcext:value-type="float">
            <text:p>289</text:p>
          </table:table-cell>
          <table:table-cell office:value-type="string" calcext:value-type="string">
            <text:p>2129 LOREM IPSUM DOLOR</text:p>
          </table:table-cell>
          <table:table-cell office:value-type="float" office:value="1503958105" calcext:value-type="float">
            <text:p>150395810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616" calcext:value-type="float">
            <text:p>616</text:p>
          </table:table-cell>
          <table:table-cell office:value-type="string" calcext:value-type="string">
            <text:p>2130 LOREM IPSUM DOLOR</text:p>
          </table:table-cell>
          <table:table-cell office:value-type="float" office:value="1503958106" calcext:value-type="float">
            <text:p>1503958106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975" calcext:value-type="float">
            <text:p>975</text:p>
          </table:table-cell>
          <table:table-cell office:value-type="string" calcext:value-type="string">
            <text:p>2131 LOREM IPSUM DOLOR</text:p>
          </table:table-cell>
          <table:table-cell office:value-type="float" office:value="1503958107" calcext:value-type="float">
            <text:p>1503958107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591" calcext:value-type="float">
            <text:p>591</text:p>
          </table:table-cell>
          <table:table-cell office:value-type="string" calcext:value-type="string">
            <text:p>2132 LOREM IPSUM DOLOR</text:p>
          </table:table-cell>
          <table:table-cell office:value-type="float" office:value="1503958108" calcext:value-type="float">
            <text:p>1503958108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463" calcext:value-type="float">
            <text:p>463</text:p>
          </table:table-cell>
          <table:table-cell office:value-type="string" calcext:value-type="string">
            <text:p>2133 LOREM IPSUM DOLOR</text:p>
          </table:table-cell>
          <table:table-cell office:value-type="float" office:value="1503958109" calcext:value-type="float">
            <text:p>1503958109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147" calcext:value-type="float">
            <text:p>147</text:p>
          </table:table-cell>
          <table:table-cell office:value-type="string" calcext:value-type="string">
            <text:p>2134 LOREM IPSUM DOLOR</text:p>
          </table:table-cell>
          <table:table-cell office:value-type="float" office:value="1503958110" calcext:value-type="float">
            <text:p>150395811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530" calcext:value-type="float">
            <text:p>530</text:p>
          </table:table-cell>
          <table:table-cell office:value-type="string" calcext:value-type="string">
            <text:p>2135 LOREM IPSUM DOLOR</text:p>
          </table:table-cell>
          <table:table-cell office:value-type="float" office:value="1503958111" calcext:value-type="float">
            <text:p>1503958111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599" calcext:value-type="float">
            <text:p>599</text:p>
          </table:table-cell>
          <table:table-cell office:value-type="string" calcext:value-type="string">
            <text:p>2136 LOREM IPSUM DOLOR</text:p>
          </table:table-cell>
          <table:table-cell office:value-type="float" office:value="1503958112" calcext:value-type="float">
            <text:p>1503958112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220" calcext:value-type="float">
            <text:p>220</text:p>
          </table:table-cell>
          <table:table-cell office:value-type="string" calcext:value-type="string">
            <text:p>2137 LOREM IPSUM DOLOR</text:p>
          </table:table-cell>
          <table:table-cell office:value-type="float" office:value="1503958113" calcext:value-type="float">
            <text:p>1503958113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663" calcext:value-type="float">
            <text:p>663</text:p>
          </table:table-cell>
          <table:table-cell office:value-type="string" calcext:value-type="string">
            <text:p>2138 LOREM IPSUM DOLOR</text:p>
          </table:table-cell>
          <table:table-cell office:value-type="float" office:value="1503958114" calcext:value-type="float">
            <text:p>150395811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429" calcext:value-type="float">
            <text:p>429</text:p>
          </table:table-cell>
          <table:table-cell office:value-type="string" calcext:value-type="string">
            <text:p>2139 LOREM IPSUM DOLOR</text:p>
          </table:table-cell>
          <table:table-cell office:value-type="float" office:value="1503958115" calcext:value-type="float">
            <text:p>1503958115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933" calcext:value-type="float">
            <text:p>933</text:p>
          </table:table-cell>
          <table:table-cell office:value-type="string" calcext:value-type="string">
            <text:p>2140 LOREM IPSUM DOLOR</text:p>
          </table:table-cell>
          <table:table-cell office:value-type="float" office:value="1503958116" calcext:value-type="float">
            <text:p>1503958116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879" calcext:value-type="float">
            <text:p>879</text:p>
          </table:table-cell>
          <table:table-cell office:value-type="string" calcext:value-type="string">
            <text:p>2141 LOREM IPSUM DOLOR</text:p>
          </table:table-cell>
          <table:table-cell office:value-type="float" office:value="1503958117" calcext:value-type="float">
            <text:p>1503958117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661" calcext:value-type="float">
            <text:p>661</text:p>
          </table:table-cell>
          <table:table-cell office:value-type="string" calcext:value-type="string">
            <text:p>2142 LOREM IPSUM DOLOR</text:p>
          </table:table-cell>
          <table:table-cell office:value-type="float" office:value="1503958118" calcext:value-type="float">
            <text:p>1503958118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325" calcext:value-type="float">
            <text:p>325</text:p>
          </table:table-cell>
          <table:table-cell office:value-type="string" calcext:value-type="string">
            <text:p>2143 LOREM IPSUM DOLOR</text:p>
          </table:table-cell>
          <table:table-cell office:value-type="float" office:value="1503958119" calcext:value-type="float">
            <text:p>1503958119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512" calcext:value-type="float">
            <text:p>512</text:p>
          </table:table-cell>
          <table:table-cell office:value-type="string" calcext:value-type="string">
            <text:p>2144 LOREM IPSUM DOLOR</text:p>
          </table:table-cell>
          <table:table-cell office:value-type="float" office:value="1503958120" calcext:value-type="float">
            <text:p>150395812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156" calcext:value-type="float">
            <text:p>156</text:p>
          </table:table-cell>
          <table:table-cell office:value-type="string" calcext:value-type="string">
            <text:p>2145 LOREM IPSUM DOLOR</text:p>
          </table:table-cell>
          <table:table-cell office:value-type="float" office:value="1503958121" calcext:value-type="float">
            <text:p>1503958121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718" calcext:value-type="float">
            <text:p>718</text:p>
          </table:table-cell>
          <table:table-cell office:value-type="string" calcext:value-type="string">
            <text:p>2146 LOREM IPSUM DOLOR</text:p>
          </table:table-cell>
          <table:table-cell office:value-type="float" office:value="1503958122" calcext:value-type="float">
            <text:p>1503958122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638" calcext:value-type="float">
            <text:p>638</text:p>
          </table:table-cell>
          <table:table-cell office:value-type="string" calcext:value-type="string">
            <text:p>2147 LOREM IPSUM DOLOR</text:p>
          </table:table-cell>
          <table:table-cell office:value-type="float" office:value="1503958123" calcext:value-type="float">
            <text:p>1503958123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528" calcext:value-type="float">
            <text:p>528</text:p>
          </table:table-cell>
          <table:table-cell office:value-type="string" calcext:value-type="string">
            <text:p>2148 LOREM IPSUM DOLOR</text:p>
          </table:table-cell>
          <table:table-cell office:value-type="float" office:value="1503958124" calcext:value-type="float">
            <text:p>1503958124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625" calcext:value-type="float">
            <text:p>625</text:p>
          </table:table-cell>
          <table:table-cell office:value-type="string" calcext:value-type="string">
            <text:p>2149 LOREM IPSUM DOLOR</text:p>
          </table:table-cell>
          <table:table-cell office:value-type="float" office:value="1503958125" calcext:value-type="float">
            <text:p>150395812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851" calcext:value-type="float">
            <text:p>851</text:p>
          </table:table-cell>
          <table:table-cell office:value-type="string" calcext:value-type="string">
            <text:p>2150 LOREM IPSUM DOLOR</text:p>
          </table:table-cell>
          <table:table-cell office:value-type="float" office:value="1503958126" calcext:value-type="float">
            <text:p>1503958126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29" calcext:value-type="float">
            <text:p>29</text:p>
          </table:table-cell>
          <table:table-cell office:value-type="string" calcext:value-type="string">
            <text:p>2151 LOREM IPSUM DOLOR</text:p>
          </table:table-cell>
          <table:table-cell office:value-type="float" office:value="1503958127" calcext:value-type="float">
            <text:p>1503958127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239" calcext:value-type="float">
            <text:p>239</text:p>
          </table:table-cell>
          <table:table-cell office:value-type="string" calcext:value-type="string">
            <text:p>2152 LOREM IPSUM DOLOR</text:p>
          </table:table-cell>
          <table:table-cell office:value-type="float" office:value="1503958128" calcext:value-type="float">
            <text:p>1503958128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2" calcext:value-type="float">
            <text:p>2</text:p>
          </table:table-cell>
          <table:table-cell office:value-type="string" calcext:value-type="string">
            <text:p>2153 LOREM IPSUM DOLOR</text:p>
          </table:table-cell>
          <table:table-cell office:value-type="float" office:value="1503958129" calcext:value-type="float">
            <text:p>1503958129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916" calcext:value-type="float">
            <text:p>916</text:p>
          </table:table-cell>
          <table:table-cell office:value-type="string" calcext:value-type="string">
            <text:p>2154 LOREM IPSUM DOLOR</text:p>
          </table:table-cell>
          <table:table-cell office:value-type="float" office:value="1503958130" calcext:value-type="float">
            <text:p>150395813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559" calcext:value-type="float">
            <text:p>559</text:p>
          </table:table-cell>
          <table:table-cell office:value-type="string" calcext:value-type="string">
            <text:p>2155 LOREM IPSUM DOLOR</text:p>
          </table:table-cell>
          <table:table-cell office:value-type="float" office:value="1503958131" calcext:value-type="float">
            <text:p>1503958131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726" calcext:value-type="float">
            <text:p>726</text:p>
          </table:table-cell>
          <table:table-cell office:value-type="string" calcext:value-type="string">
            <text:p>2156 LOREM IPSUM DOLOR</text:p>
          </table:table-cell>
          <table:table-cell office:value-type="float" office:value="1503958132" calcext:value-type="float">
            <text:p>1503958132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table:formula="of:=ROUND(RAND()*99+1)" office:value-type="float" office:value="84" calcext:value-type="float">
            <text:p>84</text:p>
          </table:table-cell>
          <table:table-cell table:formula="of:=ROUND(RAND()*999+1)" office:value-type="float" office:value="745" calcext:value-type="float">
            <text:p>745</text:p>
          </table:table-cell>
          <table:table-cell office:value-type="string" calcext:value-type="string">
            <text:p>2157 LOREM IPSUM DOLOR</text:p>
          </table:table-cell>
          <table:table-cell office:value-type="float" office:value="1503958133" calcext:value-type="float">
            <text:p>1503958133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579" calcext:value-type="float">
            <text:p>579</text:p>
          </table:table-cell>
          <table:table-cell office:value-type="string" calcext:value-type="string">
            <text:p>2158 LOREM IPSUM DOLOR</text:p>
          </table:table-cell>
          <table:table-cell office:value-type="float" office:value="1503958134" calcext:value-type="float">
            <text:p>1503958134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411" calcext:value-type="float">
            <text:p>411</text:p>
          </table:table-cell>
          <table:table-cell office:value-type="string" calcext:value-type="string">
            <text:p>2159 LOREM IPSUM DOLOR</text:p>
          </table:table-cell>
          <table:table-cell office:value-type="float" office:value="1503958135" calcext:value-type="float">
            <text:p>150395813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630" calcext:value-type="float">
            <text:p>630</text:p>
          </table:table-cell>
          <table:table-cell office:value-type="string" calcext:value-type="string">
            <text:p>2160 LOREM IPSUM DOLOR</text:p>
          </table:table-cell>
          <table:table-cell office:value-type="float" office:value="1503958136" calcext:value-type="float">
            <text:p>1503958136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891" calcext:value-type="float">
            <text:p>891</text:p>
          </table:table-cell>
          <table:table-cell office:value-type="string" calcext:value-type="string">
            <text:p>2161 LOREM IPSUM DOLOR</text:p>
          </table:table-cell>
          <table:table-cell office:value-type="float" office:value="1503958137" calcext:value-type="float">
            <text:p>1503958137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795" calcext:value-type="float">
            <text:p>795</text:p>
          </table:table-cell>
          <table:table-cell office:value-type="string" calcext:value-type="string">
            <text:p>2162 LOREM IPSUM DOLOR</text:p>
          </table:table-cell>
          <table:table-cell office:value-type="float" office:value="1503958138" calcext:value-type="float">
            <text:p>1503958138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629" calcext:value-type="float">
            <text:p>629</text:p>
          </table:table-cell>
          <table:table-cell office:value-type="string" calcext:value-type="string">
            <text:p>2163 LOREM IPSUM DOLOR</text:p>
          </table:table-cell>
          <table:table-cell office:value-type="float" office:value="1503958139" calcext:value-type="float">
            <text:p>1503958139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410" calcext:value-type="float">
            <text:p>410</text:p>
          </table:table-cell>
          <table:table-cell office:value-type="string" calcext:value-type="string">
            <text:p>2164 LOREM IPSUM DOLOR</text:p>
          </table:table-cell>
          <table:table-cell office:value-type="float" office:value="1503958140" calcext:value-type="float">
            <text:p>150395814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280" calcext:value-type="float">
            <text:p>280</text:p>
          </table:table-cell>
          <table:table-cell office:value-type="string" calcext:value-type="string">
            <text:p>2165 LOREM IPSUM DOLOR</text:p>
          </table:table-cell>
          <table:table-cell office:value-type="float" office:value="1503958141" calcext:value-type="float">
            <text:p>1503958141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36" calcext:value-type="float">
            <text:p>36</text:p>
          </table:table-cell>
          <table:table-cell office:value-type="string" calcext:value-type="string">
            <text:p>2166 LOREM IPSUM DOLOR</text:p>
          </table:table-cell>
          <table:table-cell office:value-type="float" office:value="1503958142" calcext:value-type="float">
            <text:p>1503958142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668" calcext:value-type="float">
            <text:p>668</text:p>
          </table:table-cell>
          <table:table-cell office:value-type="string" calcext:value-type="string">
            <text:p>2167 LOREM IPSUM DOLOR</text:p>
          </table:table-cell>
          <table:table-cell office:value-type="float" office:value="1503958143" calcext:value-type="float">
            <text:p>1503958143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854" calcext:value-type="float">
            <text:p>854</text:p>
          </table:table-cell>
          <table:table-cell office:value-type="string" calcext:value-type="string">
            <text:p>2168 LOREM IPSUM DOLOR</text:p>
          </table:table-cell>
          <table:table-cell office:value-type="float" office:value="1503958144" calcext:value-type="float">
            <text:p>1503958144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740" calcext:value-type="float">
            <text:p>740</text:p>
          </table:table-cell>
          <table:table-cell office:value-type="string" calcext:value-type="string">
            <text:p>2169 LOREM IPSUM DOLOR</text:p>
          </table:table-cell>
          <table:table-cell office:value-type="float" office:value="1503958145" calcext:value-type="float">
            <text:p>1503958145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40" calcext:value-type="float">
            <text:p>40</text:p>
          </table:table-cell>
          <table:table-cell office:value-type="string" calcext:value-type="string">
            <text:p>2170 LOREM IPSUM DOLOR</text:p>
          </table:table-cell>
          <table:table-cell office:value-type="float" office:value="1503958146" calcext:value-type="float">
            <text:p>1503958146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681" calcext:value-type="float">
            <text:p>681</text:p>
          </table:table-cell>
          <table:table-cell office:value-type="string" calcext:value-type="string">
            <text:p>2171 LOREM IPSUM DOLOR</text:p>
          </table:table-cell>
          <table:table-cell office:value-type="float" office:value="1503958147" calcext:value-type="float">
            <text:p>1503958147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698" calcext:value-type="float">
            <text:p>698</text:p>
          </table:table-cell>
          <table:table-cell office:value-type="string" calcext:value-type="string">
            <text:p>2172 LOREM IPSUM DOLOR</text:p>
          </table:table-cell>
          <table:table-cell office:value-type="float" office:value="1503958148" calcext:value-type="float">
            <text:p>1503958148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807" calcext:value-type="float">
            <text:p>807</text:p>
          </table:table-cell>
          <table:table-cell office:value-type="string" calcext:value-type="string">
            <text:p>2173 LOREM IPSUM DOLOR</text:p>
          </table:table-cell>
          <table:table-cell office:value-type="float" office:value="1503958149" calcext:value-type="float">
            <text:p>1503958149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546" calcext:value-type="float">
            <text:p>546</text:p>
          </table:table-cell>
          <table:table-cell office:value-type="string" calcext:value-type="string">
            <text:p>2174 LOREM IPSUM DOLOR</text:p>
          </table:table-cell>
          <table:table-cell office:value-type="float" office:value="1503958150" calcext:value-type="float">
            <text:p>150395815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877" calcext:value-type="float">
            <text:p>877</text:p>
          </table:table-cell>
          <table:table-cell office:value-type="string" calcext:value-type="string">
            <text:p>2175 LOREM IPSUM DOLOR</text:p>
          </table:table-cell>
          <table:table-cell office:value-type="float" office:value="1503958151" calcext:value-type="float">
            <text:p>1503958151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163" calcext:value-type="float">
            <text:p>163</text:p>
          </table:table-cell>
          <table:table-cell office:value-type="string" calcext:value-type="string">
            <text:p>2176 LOREM IPSUM DOLOR</text:p>
          </table:table-cell>
          <table:table-cell office:value-type="float" office:value="1503958152" calcext:value-type="float">
            <text:p>1503958152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167" calcext:value-type="float">
            <text:p>167</text:p>
          </table:table-cell>
          <table:table-cell office:value-type="string" calcext:value-type="string">
            <text:p>2177 LOREM IPSUM DOLOR</text:p>
          </table:table-cell>
          <table:table-cell office:value-type="float" office:value="1503958153" calcext:value-type="float">
            <text:p>1503958153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706" calcext:value-type="float">
            <text:p>706</text:p>
          </table:table-cell>
          <table:table-cell office:value-type="string" calcext:value-type="string">
            <text:p>2178 LOREM IPSUM DOLOR</text:p>
          </table:table-cell>
          <table:table-cell office:value-type="float" office:value="1503958154" calcext:value-type="float">
            <text:p>1503958154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918" calcext:value-type="float">
            <text:p>918</text:p>
          </table:table-cell>
          <table:table-cell office:value-type="string" calcext:value-type="string">
            <text:p>2179 LOREM IPSUM DOLOR</text:p>
          </table:table-cell>
          <table:table-cell office:value-type="float" office:value="1503958155" calcext:value-type="float">
            <text:p>150395815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317" calcext:value-type="float">
            <text:p>317</text:p>
          </table:table-cell>
          <table:table-cell office:value-type="string" calcext:value-type="string">
            <text:p>2180 LOREM IPSUM DOLOR</text:p>
          </table:table-cell>
          <table:table-cell office:value-type="float" office:value="1503958156" calcext:value-type="float">
            <text:p>1503958156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150" calcext:value-type="float">
            <text:p>150</text:p>
          </table:table-cell>
          <table:table-cell office:value-type="string" calcext:value-type="string">
            <text:p>2181 LOREM IPSUM DOLOR</text:p>
          </table:table-cell>
          <table:table-cell office:value-type="float" office:value="1503958157" calcext:value-type="float">
            <text:p>1503958157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753" calcext:value-type="float">
            <text:p>753</text:p>
          </table:table-cell>
          <table:table-cell office:value-type="string" calcext:value-type="string">
            <text:p>2182 LOREM IPSUM DOLOR</text:p>
          </table:table-cell>
          <table:table-cell office:value-type="float" office:value="1503958158" calcext:value-type="float">
            <text:p>1503958158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893" calcext:value-type="float">
            <text:p>893</text:p>
          </table:table-cell>
          <table:table-cell office:value-type="string" calcext:value-type="string">
            <text:p>2183 LOREM IPSUM DOLOR</text:p>
          </table:table-cell>
          <table:table-cell office:value-type="float" office:value="1503958159" calcext:value-type="float">
            <text:p>1503958159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649" calcext:value-type="float">
            <text:p>649</text:p>
          </table:table-cell>
          <table:table-cell office:value-type="string" calcext:value-type="string">
            <text:p>2184 LOREM IPSUM DOLOR</text:p>
          </table:table-cell>
          <table:table-cell office:value-type="float" office:value="1503958160" calcext:value-type="float">
            <text:p>150395816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875" calcext:value-type="float">
            <text:p>875</text:p>
          </table:table-cell>
          <table:table-cell office:value-type="string" calcext:value-type="string">
            <text:p>2185 LOREM IPSUM DOLOR</text:p>
          </table:table-cell>
          <table:table-cell office:value-type="float" office:value="1503958161" calcext:value-type="float">
            <text:p>1503958161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ROUND(RAND()*99+1)" office:value-type="float" office:value="39" calcext:value-type="float">
            <text:p>39</text:p>
          </table:table-cell>
          <table:table-cell table:formula="of:=ROUND(RAND()*999+1)" office:value-type="float" office:value="904" calcext:value-type="float">
            <text:p>904</text:p>
          </table:table-cell>
          <table:table-cell office:value-type="string" calcext:value-type="string">
            <text:p>2186 LOREM IPSUM DOLOR</text:p>
          </table:table-cell>
          <table:table-cell office:value-type="float" office:value="1503958162" calcext:value-type="float">
            <text:p>1503958162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299" calcext:value-type="float">
            <text:p>299</text:p>
          </table:table-cell>
          <table:table-cell office:value-type="string" calcext:value-type="string">
            <text:p>2187 LOREM IPSUM DOLOR</text:p>
          </table:table-cell>
          <table:table-cell office:value-type="float" office:value="1503958163" calcext:value-type="float">
            <text:p>1503958163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732" calcext:value-type="float">
            <text:p>732</text:p>
          </table:table-cell>
          <table:table-cell office:value-type="string" calcext:value-type="string">
            <text:p>2188 LOREM IPSUM DOLOR</text:p>
          </table:table-cell>
          <table:table-cell office:value-type="float" office:value="1503958164" calcext:value-type="float">
            <text:p>1503958164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317" calcext:value-type="float">
            <text:p>317</text:p>
          </table:table-cell>
          <table:table-cell office:value-type="string" calcext:value-type="string">
            <text:p>2189 LOREM IPSUM DOLOR</text:p>
          </table:table-cell>
          <table:table-cell office:value-type="float" office:value="1503958165" calcext:value-type="float">
            <text:p>1503958165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414" calcext:value-type="float">
            <text:p>414</text:p>
          </table:table-cell>
          <table:table-cell office:value-type="string" calcext:value-type="string">
            <text:p>2190 LOREM IPSUM DOLOR</text:p>
          </table:table-cell>
          <table:table-cell office:value-type="float" office:value="1503958166" calcext:value-type="float">
            <text:p>1503958166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705" calcext:value-type="float">
            <text:p>705</text:p>
          </table:table-cell>
          <table:table-cell office:value-type="string" calcext:value-type="string">
            <text:p>2191 LOREM IPSUM DOLOR</text:p>
          </table:table-cell>
          <table:table-cell office:value-type="float" office:value="1503958167" calcext:value-type="float">
            <text:p>1503958167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73" calcext:value-type="float">
            <text:p>73</text:p>
          </table:table-cell>
          <table:table-cell office:value-type="string" calcext:value-type="string">
            <text:p>2192 LOREM IPSUM DOLOR</text:p>
          </table:table-cell>
          <table:table-cell office:value-type="float" office:value="1503958168" calcext:value-type="float">
            <text:p>1503958168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817" calcext:value-type="float">
            <text:p>817</text:p>
          </table:table-cell>
          <table:table-cell office:value-type="string" calcext:value-type="string">
            <text:p>2193 LOREM IPSUM DOLOR</text:p>
          </table:table-cell>
          <table:table-cell office:value-type="float" office:value="1503958169" calcext:value-type="float">
            <text:p>1503958169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768" calcext:value-type="float">
            <text:p>768</text:p>
          </table:table-cell>
          <table:table-cell office:value-type="string" calcext:value-type="string">
            <text:p>2194 LOREM IPSUM DOLOR</text:p>
          </table:table-cell>
          <table:table-cell office:value-type="float" office:value="1503958170" calcext:value-type="float">
            <text:p>150395817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113" calcext:value-type="float">
            <text:p>113</text:p>
          </table:table-cell>
          <table:table-cell office:value-type="string" calcext:value-type="string">
            <text:p>2195 LOREM IPSUM DOLOR</text:p>
          </table:table-cell>
          <table:table-cell office:value-type="float" office:value="1503958171" calcext:value-type="float">
            <text:p>1503958171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192" calcext:value-type="float">
            <text:p>192</text:p>
          </table:table-cell>
          <table:table-cell office:value-type="string" calcext:value-type="string">
            <text:p>2196 LOREM IPSUM DOLOR</text:p>
          </table:table-cell>
          <table:table-cell office:value-type="float" office:value="1503958172" calcext:value-type="float">
            <text:p>1503958172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833" calcext:value-type="float">
            <text:p>833</text:p>
          </table:table-cell>
          <table:table-cell office:value-type="string" calcext:value-type="string">
            <text:p>2197 LOREM IPSUM DOLOR</text:p>
          </table:table-cell>
          <table:table-cell office:value-type="float" office:value="1503958173" calcext:value-type="float">
            <text:p>1503958173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426" calcext:value-type="float">
            <text:p>426</text:p>
          </table:table-cell>
          <table:table-cell office:value-type="string" calcext:value-type="string">
            <text:p>2198 LOREM IPSUM DOLOR</text:p>
          </table:table-cell>
          <table:table-cell office:value-type="float" office:value="1503958174" calcext:value-type="float">
            <text:p>1503958174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577" calcext:value-type="float">
            <text:p>577</text:p>
          </table:table-cell>
          <table:table-cell office:value-type="string" calcext:value-type="string">
            <text:p>2199 LOREM IPSUM DOLOR</text:p>
          </table:table-cell>
          <table:table-cell office:value-type="float" office:value="1503958175" calcext:value-type="float">
            <text:p>15039581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ROUND(RAND()*99+1)" office:value-type="float" office:value="3" calcext:value-type="float">
            <text:p>3</text:p>
          </table:table-cell>
          <table:table-cell table:formula="of:=ROUND(RAND()*999+1)" office:value-type="float" office:value="864" calcext:value-type="float">
            <text:p>864</text:p>
          </table:table-cell>
          <table:table-cell office:value-type="string" calcext:value-type="string">
            <text:p>2200 LOREM IPSUM DOLOR</text:p>
          </table:table-cell>
          <table:table-cell office:value-type="float" office:value="1503958176" calcext:value-type="float">
            <text:p>1503958176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380" calcext:value-type="float">
            <text:p>380</text:p>
          </table:table-cell>
          <table:table-cell office:value-type="string" calcext:value-type="string">
            <text:p>2201 LOREM IPSUM DOLOR</text:p>
          </table:table-cell>
          <table:table-cell office:value-type="float" office:value="1503958177" calcext:value-type="float">
            <text:p>1503958177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994" calcext:value-type="float">
            <text:p>994</text:p>
          </table:table-cell>
          <table:table-cell office:value-type="string" calcext:value-type="string">
            <text:p>2202 LOREM IPSUM DOLOR</text:p>
          </table:table-cell>
          <table:table-cell office:value-type="float" office:value="1503958178" calcext:value-type="float">
            <text:p>1503958178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646" calcext:value-type="float">
            <text:p>646</text:p>
          </table:table-cell>
          <table:table-cell office:value-type="string" calcext:value-type="string">
            <text:p>2203 LOREM IPSUM DOLOR</text:p>
          </table:table-cell>
          <table:table-cell office:value-type="float" office:value="1503958179" calcext:value-type="float">
            <text:p>1503958179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342" calcext:value-type="float">
            <text:p>342</text:p>
          </table:table-cell>
          <table:table-cell office:value-type="string" calcext:value-type="string">
            <text:p>2204 LOREM IPSUM DOLOR</text:p>
          </table:table-cell>
          <table:table-cell office:value-type="float" office:value="1503958180" calcext:value-type="float">
            <text:p>150395818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603" calcext:value-type="float">
            <text:p>603</text:p>
          </table:table-cell>
          <table:table-cell office:value-type="string" calcext:value-type="string">
            <text:p>2205 LOREM IPSUM DOLOR</text:p>
          </table:table-cell>
          <table:table-cell office:value-type="float" office:value="1503958181" calcext:value-type="float">
            <text:p>1503958181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920" calcext:value-type="float">
            <text:p>920</text:p>
          </table:table-cell>
          <table:table-cell office:value-type="string" calcext:value-type="string">
            <text:p>2206 LOREM IPSUM DOLOR</text:p>
          </table:table-cell>
          <table:table-cell office:value-type="float" office:value="1503958182" calcext:value-type="float">
            <text:p>1503958182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724" calcext:value-type="float">
            <text:p>724</text:p>
          </table:table-cell>
          <table:table-cell office:value-type="string" calcext:value-type="string">
            <text:p>2207 LOREM IPSUM DOLOR</text:p>
          </table:table-cell>
          <table:table-cell office:value-type="float" office:value="1503958183" calcext:value-type="float">
            <text:p>1503958183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404" calcext:value-type="float">
            <text:p>404</text:p>
          </table:table-cell>
          <table:table-cell office:value-type="string" calcext:value-type="string">
            <text:p>2208 LOREM IPSUM DOLOR</text:p>
          </table:table-cell>
          <table:table-cell office:value-type="float" office:value="1503958184" calcext:value-type="float">
            <text:p>1503958184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546" calcext:value-type="float">
            <text:p>546</text:p>
          </table:table-cell>
          <table:table-cell office:value-type="string" calcext:value-type="string">
            <text:p>2209 LOREM IPSUM DOLOR</text:p>
          </table:table-cell>
          <table:table-cell office:value-type="float" office:value="1503958185" calcext:value-type="float">
            <text:p>150395818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697" calcext:value-type="float">
            <text:p>697</text:p>
          </table:table-cell>
          <table:table-cell office:value-type="string" calcext:value-type="string">
            <text:p>2210 LOREM IPSUM DOLOR</text:p>
          </table:table-cell>
          <table:table-cell office:value-type="float" office:value="1503958186" calcext:value-type="float">
            <text:p>1503958186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422" calcext:value-type="float">
            <text:p>422</text:p>
          </table:table-cell>
          <table:table-cell office:value-type="string" calcext:value-type="string">
            <text:p>2211 LOREM IPSUM DOLOR</text:p>
          </table:table-cell>
          <table:table-cell office:value-type="float" office:value="1503958187" calcext:value-type="float">
            <text:p>1503958187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483" calcext:value-type="float">
            <text:p>483</text:p>
          </table:table-cell>
          <table:table-cell office:value-type="string" calcext:value-type="string">
            <text:p>2212 LOREM IPSUM DOLOR</text:p>
          </table:table-cell>
          <table:table-cell office:value-type="float" office:value="1503958188" calcext:value-type="float">
            <text:p>1503958188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542" calcext:value-type="float">
            <text:p>542</text:p>
          </table:table-cell>
          <table:table-cell office:value-type="string" calcext:value-type="string">
            <text:p>2213 LOREM IPSUM DOLOR</text:p>
          </table:table-cell>
          <table:table-cell office:value-type="float" office:value="1503958189" calcext:value-type="float">
            <text:p>1503958189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290" calcext:value-type="float">
            <text:p>290</text:p>
          </table:table-cell>
          <table:table-cell office:value-type="string" calcext:value-type="string">
            <text:p>2214 LOREM IPSUM DOLOR</text:p>
          </table:table-cell>
          <table:table-cell office:value-type="float" office:value="1503958190" calcext:value-type="float">
            <text:p>150395819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507" calcext:value-type="float">
            <text:p>507</text:p>
          </table:table-cell>
          <table:table-cell office:value-type="string" calcext:value-type="string">
            <text:p>2215 LOREM IPSUM DOLOR</text:p>
          </table:table-cell>
          <table:table-cell office:value-type="float" office:value="1503958191" calcext:value-type="float">
            <text:p>1503958191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795" calcext:value-type="float">
            <text:p>795</text:p>
          </table:table-cell>
          <table:table-cell office:value-type="string" calcext:value-type="string">
            <text:p>2216 LOREM IPSUM DOLOR</text:p>
          </table:table-cell>
          <table:table-cell office:value-type="float" office:value="1503958192" calcext:value-type="float">
            <text:p>1503958192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355" calcext:value-type="float">
            <text:p>355</text:p>
          </table:table-cell>
          <table:table-cell office:value-type="string" calcext:value-type="string">
            <text:p>2217 LOREM IPSUM DOLOR</text:p>
          </table:table-cell>
          <table:table-cell office:value-type="float" office:value="1503958193" calcext:value-type="float">
            <text:p>1503958193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909" calcext:value-type="float">
            <text:p>909</text:p>
          </table:table-cell>
          <table:table-cell office:value-type="string" calcext:value-type="string">
            <text:p>2218 LOREM IPSUM DOLOR</text:p>
          </table:table-cell>
          <table:table-cell office:value-type="float" office:value="1503958194" calcext:value-type="float">
            <text:p>1503958194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412" calcext:value-type="float">
            <text:p>412</text:p>
          </table:table-cell>
          <table:table-cell office:value-type="string" calcext:value-type="string">
            <text:p>2219 LOREM IPSUM DOLOR</text:p>
          </table:table-cell>
          <table:table-cell office:value-type="float" office:value="1503958195" calcext:value-type="float">
            <text:p>150395819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651" calcext:value-type="float">
            <text:p>651</text:p>
          </table:table-cell>
          <table:table-cell office:value-type="string" calcext:value-type="string">
            <text:p>2220 LOREM IPSUM DOLOR</text:p>
          </table:table-cell>
          <table:table-cell office:value-type="float" office:value="1503958196" calcext:value-type="float">
            <text:p>1503958196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865" calcext:value-type="float">
            <text:p>865</text:p>
          </table:table-cell>
          <table:table-cell office:value-type="string" calcext:value-type="string">
            <text:p>2221 LOREM IPSUM DOLOR</text:p>
          </table:table-cell>
          <table:table-cell office:value-type="float" office:value="1503958197" calcext:value-type="float">
            <text:p>1503958197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589" calcext:value-type="float">
            <text:p>589</text:p>
          </table:table-cell>
          <table:table-cell office:value-type="string" calcext:value-type="string">
            <text:p>2222 LOREM IPSUM DOLOR</text:p>
          </table:table-cell>
          <table:table-cell office:value-type="float" office:value="1503958198" calcext:value-type="float">
            <text:p>1503958198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683" calcext:value-type="float">
            <text:p>683</text:p>
          </table:table-cell>
          <table:table-cell office:value-type="string" calcext:value-type="string">
            <text:p>2223 LOREM IPSUM DOLOR</text:p>
          </table:table-cell>
          <table:table-cell office:value-type="float" office:value="1503958199" calcext:value-type="float">
            <text:p>1503958199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532" calcext:value-type="float">
            <text:p>532</text:p>
          </table:table-cell>
          <table:table-cell office:value-type="string" calcext:value-type="string">
            <text:p>2224 LOREM IPSUM DOLOR</text:p>
          </table:table-cell>
          <table:table-cell office:value-type="float" office:value="1503958200" calcext:value-type="float">
            <text:p>150395820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689" calcext:value-type="float">
            <text:p>689</text:p>
          </table:table-cell>
          <table:table-cell office:value-type="string" calcext:value-type="string">
            <text:p>2225 LOREM IPSUM DOLOR</text:p>
          </table:table-cell>
          <table:table-cell office:value-type="float" office:value="1503958201" calcext:value-type="float">
            <text:p>1503958201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103" calcext:value-type="float">
            <text:p>103</text:p>
          </table:table-cell>
          <table:table-cell office:value-type="string" calcext:value-type="string">
            <text:p>2226 LOREM IPSUM DOLOR</text:p>
          </table:table-cell>
          <table:table-cell office:value-type="float" office:value="1503958202" calcext:value-type="float">
            <text:p>1503958202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755" calcext:value-type="float">
            <text:p>755</text:p>
          </table:table-cell>
          <table:table-cell office:value-type="string" calcext:value-type="string">
            <text:p>2227 LOREM IPSUM DOLOR</text:p>
          </table:table-cell>
          <table:table-cell office:value-type="float" office:value="1503958203" calcext:value-type="float">
            <text:p>1503958203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ROUND(RAND()*99+1)" office:value-type="float" office:value="35" calcext:value-type="float">
            <text:p>35</text:p>
          </table:table-cell>
          <table:table-cell table:formula="of:=ROUND(RAND()*999+1)" office:value-type="float" office:value="499" calcext:value-type="float">
            <text:p>499</text:p>
          </table:table-cell>
          <table:table-cell office:value-type="string" calcext:value-type="string">
            <text:p>2228 LOREM IPSUM DOLOR</text:p>
          </table:table-cell>
          <table:table-cell office:value-type="float" office:value="1503958204" calcext:value-type="float">
            <text:p>1503958204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290" calcext:value-type="float">
            <text:p>290</text:p>
          </table:table-cell>
          <table:table-cell office:value-type="string" calcext:value-type="string">
            <text:p>2229 LOREM IPSUM DOLOR</text:p>
          </table:table-cell>
          <table:table-cell office:value-type="float" office:value="1503958205" calcext:value-type="float">
            <text:p>150395820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426" calcext:value-type="float">
            <text:p>426</text:p>
          </table:table-cell>
          <table:table-cell office:value-type="string" calcext:value-type="string">
            <text:p>2230 LOREM IPSUM DOLOR</text:p>
          </table:table-cell>
          <table:table-cell office:value-type="float" office:value="1503958206" calcext:value-type="float">
            <text:p>1503958206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580" calcext:value-type="float">
            <text:p>580</text:p>
          </table:table-cell>
          <table:table-cell office:value-type="string" calcext:value-type="string">
            <text:p>2231 LOREM IPSUM DOLOR</text:p>
          </table:table-cell>
          <table:table-cell office:value-type="float" office:value="1503958207" calcext:value-type="float">
            <text:p>1503958207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301" calcext:value-type="float">
            <text:p>301</text:p>
          </table:table-cell>
          <table:table-cell office:value-type="string" calcext:value-type="string">
            <text:p>2232 LOREM IPSUM DOLOR</text:p>
          </table:table-cell>
          <table:table-cell office:value-type="float" office:value="1503958208" calcext:value-type="float">
            <text:p>1503958208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735" calcext:value-type="float">
            <text:p>735</text:p>
          </table:table-cell>
          <table:table-cell office:value-type="string" calcext:value-type="string">
            <text:p>2233 LOREM IPSUM DOLOR</text:p>
          </table:table-cell>
          <table:table-cell office:value-type="float" office:value="1503958209" calcext:value-type="float">
            <text:p>1503958209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288" calcext:value-type="float">
            <text:p>288</text:p>
          </table:table-cell>
          <table:table-cell office:value-type="string" calcext:value-type="string">
            <text:p>2234 LOREM IPSUM DOLOR</text:p>
          </table:table-cell>
          <table:table-cell office:value-type="float" office:value="1503958210" calcext:value-type="float">
            <text:p>150395821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50" calcext:value-type="float">
            <text:p>50</text:p>
          </table:table-cell>
          <table:table-cell office:value-type="string" calcext:value-type="string">
            <text:p>2235 LOREM IPSUM DOLOR</text:p>
          </table:table-cell>
          <table:table-cell office:value-type="float" office:value="1503958211" calcext:value-type="float">
            <text:p>1503958211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479" calcext:value-type="float">
            <text:p>479</text:p>
          </table:table-cell>
          <table:table-cell office:value-type="string" calcext:value-type="string">
            <text:p>2236 LOREM IPSUM DOLOR</text:p>
          </table:table-cell>
          <table:table-cell office:value-type="float" office:value="1503958212" calcext:value-type="float">
            <text:p>1503958212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684" calcext:value-type="float">
            <text:p>684</text:p>
          </table:table-cell>
          <table:table-cell office:value-type="string" calcext:value-type="string">
            <text:p>2237 LOREM IPSUM DOLOR</text:p>
          </table:table-cell>
          <table:table-cell office:value-type="float" office:value="1503958213" calcext:value-type="float">
            <text:p>1503958213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590" calcext:value-type="float">
            <text:p>590</text:p>
          </table:table-cell>
          <table:table-cell office:value-type="string" calcext:value-type="string">
            <text:p>2238 LOREM IPSUM DOLOR</text:p>
          </table:table-cell>
          <table:table-cell office:value-type="float" office:value="1503958214" calcext:value-type="float">
            <text:p>1503958214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232" calcext:value-type="float">
            <text:p>232</text:p>
          </table:table-cell>
          <table:table-cell office:value-type="string" calcext:value-type="string">
            <text:p>2239 LOREM IPSUM DOLOR</text:p>
          </table:table-cell>
          <table:table-cell office:value-type="float" office:value="1503958215" calcext:value-type="float">
            <text:p>1503958215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380" calcext:value-type="float">
            <text:p>380</text:p>
          </table:table-cell>
          <table:table-cell office:value-type="string" calcext:value-type="string">
            <text:p>2240 LOREM IPSUM DOLOR</text:p>
          </table:table-cell>
          <table:table-cell office:value-type="float" office:value="1503958216" calcext:value-type="float">
            <text:p>1503958216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144" calcext:value-type="float">
            <text:p>144</text:p>
          </table:table-cell>
          <table:table-cell office:value-type="string" calcext:value-type="string">
            <text:p>2241 LOREM IPSUM DOLOR</text:p>
          </table:table-cell>
          <table:table-cell office:value-type="float" office:value="1503958217" calcext:value-type="float">
            <text:p>1503958217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84" calcext:value-type="float">
            <text:p>84</text:p>
          </table:table-cell>
          <table:table-cell office:value-type="string" calcext:value-type="string">
            <text:p>2242 LOREM IPSUM DOLOR</text:p>
          </table:table-cell>
          <table:table-cell office:value-type="float" office:value="1503958218" calcext:value-type="float">
            <text:p>1503958218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766" calcext:value-type="float">
            <text:p>766</text:p>
          </table:table-cell>
          <table:table-cell office:value-type="string" calcext:value-type="string">
            <text:p>2243 LOREM IPSUM DOLOR</text:p>
          </table:table-cell>
          <table:table-cell office:value-type="float" office:value="1503958219" calcext:value-type="float">
            <text:p>1503958219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94" calcext:value-type="float">
            <text:p>94</text:p>
          </table:table-cell>
          <table:table-cell office:value-type="string" calcext:value-type="string">
            <text:p>2244 LOREM IPSUM DOLOR</text:p>
          </table:table-cell>
          <table:table-cell office:value-type="float" office:value="1503958220" calcext:value-type="float">
            <text:p>150395822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649" calcext:value-type="float">
            <text:p>649</text:p>
          </table:table-cell>
          <table:table-cell office:value-type="string" calcext:value-type="string">
            <text:p>2245 LOREM IPSUM DOLOR</text:p>
          </table:table-cell>
          <table:table-cell office:value-type="float" office:value="1503958221" calcext:value-type="float">
            <text:p>1503958221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765" calcext:value-type="float">
            <text:p>765</text:p>
          </table:table-cell>
          <table:table-cell office:value-type="string" calcext:value-type="string">
            <text:p>2246 LOREM IPSUM DOLOR</text:p>
          </table:table-cell>
          <table:table-cell office:value-type="float" office:value="1503958222" calcext:value-type="float">
            <text:p>1503958222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677" calcext:value-type="float">
            <text:p>677</text:p>
          </table:table-cell>
          <table:table-cell office:value-type="string" calcext:value-type="string">
            <text:p>2247 LOREM IPSUM DOLOR</text:p>
          </table:table-cell>
          <table:table-cell office:value-type="float" office:value="1503958223" calcext:value-type="float">
            <text:p>1503958223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734" calcext:value-type="float">
            <text:p>734</text:p>
          </table:table-cell>
          <table:table-cell office:value-type="string" calcext:value-type="string">
            <text:p>2248 LOREM IPSUM DOLOR</text:p>
          </table:table-cell>
          <table:table-cell office:value-type="float" office:value="1503958224" calcext:value-type="float">
            <text:p>150395822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374" calcext:value-type="float">
            <text:p>374</text:p>
          </table:table-cell>
          <table:table-cell office:value-type="string" calcext:value-type="string">
            <text:p>2249 LOREM IPSUM DOLOR</text:p>
          </table:table-cell>
          <table:table-cell office:value-type="float" office:value="1503958225" calcext:value-type="float">
            <text:p>150395822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179" calcext:value-type="float">
            <text:p>179</text:p>
          </table:table-cell>
          <table:table-cell office:value-type="string" calcext:value-type="string">
            <text:p>2250 LOREM IPSUM DOLOR</text:p>
          </table:table-cell>
          <table:table-cell office:value-type="float" office:value="1503958226" calcext:value-type="float">
            <text:p>1503958226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619" calcext:value-type="float">
            <text:p>619</text:p>
          </table:table-cell>
          <table:table-cell office:value-type="string" calcext:value-type="string">
            <text:p>2251 LOREM IPSUM DOLOR</text:p>
          </table:table-cell>
          <table:table-cell office:value-type="float" office:value="1503958227" calcext:value-type="float">
            <text:p>1503958227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530" calcext:value-type="float">
            <text:p>530</text:p>
          </table:table-cell>
          <table:table-cell office:value-type="string" calcext:value-type="string">
            <text:p>2252 LOREM IPSUM DOLOR</text:p>
          </table:table-cell>
          <table:table-cell office:value-type="float" office:value="1503958228" calcext:value-type="float">
            <text:p>1503958228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695" calcext:value-type="float">
            <text:p>695</text:p>
          </table:table-cell>
          <table:table-cell office:value-type="string" calcext:value-type="string">
            <text:p>2253 LOREM IPSUM DOLOR</text:p>
          </table:table-cell>
          <table:table-cell office:value-type="float" office:value="1503958229" calcext:value-type="float">
            <text:p>1503958229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table:formula="of:=ROUND(RAND()*99+1)" office:value-type="float" office:value="66" calcext:value-type="float">
            <text:p>66</text:p>
          </table:table-cell>
          <table:table-cell table:formula="of:=ROUND(RAND()*999+1)" office:value-type="float" office:value="3" calcext:value-type="float">
            <text:p>3</text:p>
          </table:table-cell>
          <table:table-cell office:value-type="string" calcext:value-type="string">
            <text:p>2254 LOREM IPSUM DOLOR</text:p>
          </table:table-cell>
          <table:table-cell office:value-type="float" office:value="1503958230" calcext:value-type="float">
            <text:p>150395823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552" calcext:value-type="float">
            <text:p>552</text:p>
          </table:table-cell>
          <table:table-cell office:value-type="string" calcext:value-type="string">
            <text:p>2255 LOREM IPSUM DOLOR</text:p>
          </table:table-cell>
          <table:table-cell office:value-type="float" office:value="1503958231" calcext:value-type="float">
            <text:p>150395823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817" calcext:value-type="float">
            <text:p>817</text:p>
          </table:table-cell>
          <table:table-cell office:value-type="string" calcext:value-type="string">
            <text:p>2256 LOREM IPSUM DOLOR</text:p>
          </table:table-cell>
          <table:table-cell office:value-type="float" office:value="1503958232" calcext:value-type="float">
            <text:p>1503958232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255" calcext:value-type="float">
            <text:p>255</text:p>
          </table:table-cell>
          <table:table-cell office:value-type="string" calcext:value-type="string">
            <text:p>2257 LOREM IPSUM DOLOR</text:p>
          </table:table-cell>
          <table:table-cell office:value-type="float" office:value="1503958233" calcext:value-type="float">
            <text:p>1503958233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735" calcext:value-type="float">
            <text:p>735</text:p>
          </table:table-cell>
          <table:table-cell office:value-type="string" calcext:value-type="string">
            <text:p>2258 LOREM IPSUM DOLOR</text:p>
          </table:table-cell>
          <table:table-cell office:value-type="float" office:value="1503958234" calcext:value-type="float">
            <text:p>1503958234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114" calcext:value-type="float">
            <text:p>114</text:p>
          </table:table-cell>
          <table:table-cell office:value-type="string" calcext:value-type="string">
            <text:p>2259 LOREM IPSUM DOLOR</text:p>
          </table:table-cell>
          <table:table-cell office:value-type="float" office:value="1503958235" calcext:value-type="float">
            <text:p>1503958235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482" calcext:value-type="float">
            <text:p>482</text:p>
          </table:table-cell>
          <table:table-cell office:value-type="string" calcext:value-type="string">
            <text:p>2260 LOREM IPSUM DOLOR</text:p>
          </table:table-cell>
          <table:table-cell office:value-type="float" office:value="1503958236" calcext:value-type="float">
            <text:p>1503958236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638" calcext:value-type="float">
            <text:p>638</text:p>
          </table:table-cell>
          <table:table-cell office:value-type="string" calcext:value-type="string">
            <text:p>2261 LOREM IPSUM DOLOR</text:p>
          </table:table-cell>
          <table:table-cell office:value-type="float" office:value="1503958237" calcext:value-type="float">
            <text:p>1503958237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46" calcext:value-type="float">
            <text:p>46</text:p>
          </table:table-cell>
          <table:table-cell office:value-type="string" calcext:value-type="string">
            <text:p>2262 LOREM IPSUM DOLOR</text:p>
          </table:table-cell>
          <table:table-cell office:value-type="float" office:value="1503958238" calcext:value-type="float">
            <text:p>1503958238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504" calcext:value-type="float">
            <text:p>504</text:p>
          </table:table-cell>
          <table:table-cell office:value-type="string" calcext:value-type="string">
            <text:p>2263 LOREM IPSUM DOLOR</text:p>
          </table:table-cell>
          <table:table-cell office:value-type="float" office:value="1503958239" calcext:value-type="float">
            <text:p>1503958239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table:formula="of:=ROUND(RAND()*99+1)" office:value-type="float" office:value="78" calcext:value-type="float">
            <text:p>78</text:p>
          </table:table-cell>
          <table:table-cell table:formula="of:=ROUND(RAND()*999+1)" office:value-type="float" office:value="211" calcext:value-type="float">
            <text:p>211</text:p>
          </table:table-cell>
          <table:table-cell office:value-type="string" calcext:value-type="string">
            <text:p>2264 LOREM IPSUM DOLOR</text:p>
          </table:table-cell>
          <table:table-cell office:value-type="float" office:value="1503958240" calcext:value-type="float">
            <text:p>150395824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248" calcext:value-type="float">
            <text:p>248</text:p>
          </table:table-cell>
          <table:table-cell office:value-type="string" calcext:value-type="string">
            <text:p>2265 LOREM IPSUM DOLOR</text:p>
          </table:table-cell>
          <table:table-cell office:value-type="float" office:value="1503958241" calcext:value-type="float">
            <text:p>1503958241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780" calcext:value-type="float">
            <text:p>780</text:p>
          </table:table-cell>
          <table:table-cell office:value-type="string" calcext:value-type="string">
            <text:p>2266 LOREM IPSUM DOLOR</text:p>
          </table:table-cell>
          <table:table-cell office:value-type="float" office:value="1503958242" calcext:value-type="float">
            <text:p>1503958242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10" calcext:value-type="float">
            <text:p>10</text:p>
          </table:table-cell>
          <table:table-cell office:value-type="string" calcext:value-type="string">
            <text:p>2267 LOREM IPSUM DOLOR</text:p>
          </table:table-cell>
          <table:table-cell office:value-type="float" office:value="1503958243" calcext:value-type="float">
            <text:p>1503958243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365" calcext:value-type="float">
            <text:p>365</text:p>
          </table:table-cell>
          <table:table-cell office:value-type="string" calcext:value-type="string">
            <text:p>2268 LOREM IPSUM DOLOR</text:p>
          </table:table-cell>
          <table:table-cell office:value-type="float" office:value="1503958244" calcext:value-type="float">
            <text:p>1503958244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389" calcext:value-type="float">
            <text:p>389</text:p>
          </table:table-cell>
          <table:table-cell office:value-type="string" calcext:value-type="string">
            <text:p>2269 LOREM IPSUM DOLOR</text:p>
          </table:table-cell>
          <table:table-cell office:value-type="float" office:value="1503958245" calcext:value-type="float">
            <text:p>150395824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125" calcext:value-type="float">
            <text:p>125</text:p>
          </table:table-cell>
          <table:table-cell office:value-type="string" calcext:value-type="string">
            <text:p>2270 LOREM IPSUM DOLOR</text:p>
          </table:table-cell>
          <table:table-cell office:value-type="float" office:value="1503958246" calcext:value-type="float">
            <text:p>1503958246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366" calcext:value-type="float">
            <text:p>366</text:p>
          </table:table-cell>
          <table:table-cell office:value-type="string" calcext:value-type="string">
            <text:p>2271 LOREM IPSUM DOLOR</text:p>
          </table:table-cell>
          <table:table-cell office:value-type="float" office:value="1503958247" calcext:value-type="float">
            <text:p>1503958247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557" calcext:value-type="float">
            <text:p>557</text:p>
          </table:table-cell>
          <table:table-cell office:value-type="string" calcext:value-type="string">
            <text:p>2272 LOREM IPSUM DOLOR</text:p>
          </table:table-cell>
          <table:table-cell office:value-type="float" office:value="1503958248" calcext:value-type="float">
            <text:p>1503958248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416" calcext:value-type="float">
            <text:p>416</text:p>
          </table:table-cell>
          <table:table-cell office:value-type="string" calcext:value-type="string">
            <text:p>2273 LOREM IPSUM DOLOR</text:p>
          </table:table-cell>
          <table:table-cell office:value-type="float" office:value="1503958249" calcext:value-type="float">
            <text:p>1503958249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400" calcext:value-type="float">
            <text:p>400</text:p>
          </table:table-cell>
          <table:table-cell office:value-type="string" calcext:value-type="string">
            <text:p>2274 LOREM IPSUM DOLOR</text:p>
          </table:table-cell>
          <table:table-cell office:value-type="float" office:value="1503958250" calcext:value-type="float">
            <text:p>150395825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985" calcext:value-type="float">
            <text:p>985</text:p>
          </table:table-cell>
          <table:table-cell office:value-type="string" calcext:value-type="string">
            <text:p>2275 LOREM IPSUM DOLOR</text:p>
          </table:table-cell>
          <table:table-cell office:value-type="float" office:value="1503958251" calcext:value-type="float">
            <text:p>1503958251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376" calcext:value-type="float">
            <text:p>376</text:p>
          </table:table-cell>
          <table:table-cell office:value-type="string" calcext:value-type="string">
            <text:p>2276 LOREM IPSUM DOLOR</text:p>
          </table:table-cell>
          <table:table-cell office:value-type="float" office:value="1503958252" calcext:value-type="float">
            <text:p>1503958252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508" calcext:value-type="float">
            <text:p>508</text:p>
          </table:table-cell>
          <table:table-cell office:value-type="string" calcext:value-type="string">
            <text:p>2277 LOREM IPSUM DOLOR</text:p>
          </table:table-cell>
          <table:table-cell office:value-type="float" office:value="1503958253" calcext:value-type="float">
            <text:p>1503958253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760" calcext:value-type="float">
            <text:p>760</text:p>
          </table:table-cell>
          <table:table-cell office:value-type="string" calcext:value-type="string">
            <text:p>2278 LOREM IPSUM DOLOR</text:p>
          </table:table-cell>
          <table:table-cell office:value-type="float" office:value="1503958254" calcext:value-type="float">
            <text:p>1503958254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418" calcext:value-type="float">
            <text:p>418</text:p>
          </table:table-cell>
          <table:table-cell office:value-type="string" calcext:value-type="string">
            <text:p>2279 LOREM IPSUM DOLOR</text:p>
          </table:table-cell>
          <table:table-cell office:value-type="float" office:value="1503958255" calcext:value-type="float">
            <text:p>1503958255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638" calcext:value-type="float">
            <text:p>638</text:p>
          </table:table-cell>
          <table:table-cell office:value-type="string" calcext:value-type="string">
            <text:p>2280 LOREM IPSUM DOLOR</text:p>
          </table:table-cell>
          <table:table-cell office:value-type="float" office:value="1503958256" calcext:value-type="float">
            <text:p>1503958256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511" calcext:value-type="float">
            <text:p>511</text:p>
          </table:table-cell>
          <table:table-cell office:value-type="string" calcext:value-type="string">
            <text:p>2281 LOREM IPSUM DOLOR</text:p>
          </table:table-cell>
          <table:table-cell office:value-type="float" office:value="1503958257" calcext:value-type="float">
            <text:p>1503958257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404" calcext:value-type="float">
            <text:p>404</text:p>
          </table:table-cell>
          <table:table-cell office:value-type="string" calcext:value-type="string">
            <text:p>2282 LOREM IPSUM DOLOR</text:p>
          </table:table-cell>
          <table:table-cell office:value-type="float" office:value="1503958258" calcext:value-type="float">
            <text:p>1503958258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table:formula="of:=ROUND(RAND()*99+1)" office:value-type="float" office:value="55" calcext:value-type="float">
            <text:p>55</text:p>
          </table:table-cell>
          <table:table-cell table:formula="of:=ROUND(RAND()*999+1)" office:value-type="float" office:value="953" calcext:value-type="float">
            <text:p>953</text:p>
          </table:table-cell>
          <table:table-cell office:value-type="string" calcext:value-type="string">
            <text:p>2283 LOREM IPSUM DOLOR</text:p>
          </table:table-cell>
          <table:table-cell office:value-type="float" office:value="1503958259" calcext:value-type="float">
            <text:p>1503958259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table:formula="of:=ROUND(RAND()*99+1)" office:value-type="float" office:value="69" calcext:value-type="float">
            <text:p>69</text:p>
          </table:table-cell>
          <table:table-cell table:formula="of:=ROUND(RAND()*999+1)" office:value-type="float" office:value="424" calcext:value-type="float">
            <text:p>424</text:p>
          </table:table-cell>
          <table:table-cell office:value-type="string" calcext:value-type="string">
            <text:p>2284 LOREM IPSUM DOLOR</text:p>
          </table:table-cell>
          <table:table-cell office:value-type="float" office:value="1503958260" calcext:value-type="float">
            <text:p>150395826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989" calcext:value-type="float">
            <text:p>989</text:p>
          </table:table-cell>
          <table:table-cell office:value-type="string" calcext:value-type="string">
            <text:p>2285 LOREM IPSUM DOLOR</text:p>
          </table:table-cell>
          <table:table-cell office:value-type="float" office:value="1503958261" calcext:value-type="float">
            <text:p>1503958261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919" calcext:value-type="float">
            <text:p>919</text:p>
          </table:table-cell>
          <table:table-cell office:value-type="string" calcext:value-type="string">
            <text:p>2286 LOREM IPSUM DOLOR</text:p>
          </table:table-cell>
          <table:table-cell office:value-type="float" office:value="1503958262" calcext:value-type="float">
            <text:p>1503958262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295" calcext:value-type="float">
            <text:p>295</text:p>
          </table:table-cell>
          <table:table-cell office:value-type="string" calcext:value-type="string">
            <text:p>2287 LOREM IPSUM DOLOR</text:p>
          </table:table-cell>
          <table:table-cell office:value-type="float" office:value="1503958263" calcext:value-type="float">
            <text:p>1503958263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696" calcext:value-type="float">
            <text:p>696</text:p>
          </table:table-cell>
          <table:table-cell office:value-type="string" calcext:value-type="string">
            <text:p>2288 LOREM IPSUM DOLOR</text:p>
          </table:table-cell>
          <table:table-cell office:value-type="float" office:value="1503958264" calcext:value-type="float">
            <text:p>1503958264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192" calcext:value-type="float">
            <text:p>192</text:p>
          </table:table-cell>
          <table:table-cell office:value-type="string" calcext:value-type="string">
            <text:p>2289 LOREM IPSUM DOLOR</text:p>
          </table:table-cell>
          <table:table-cell office:value-type="float" office:value="1503958265" calcext:value-type="float">
            <text:p>150395826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851" calcext:value-type="float">
            <text:p>851</text:p>
          </table:table-cell>
          <table:table-cell office:value-type="string" calcext:value-type="string">
            <text:p>2290 LOREM IPSUM DOLOR</text:p>
          </table:table-cell>
          <table:table-cell office:value-type="float" office:value="1503958266" calcext:value-type="float">
            <text:p>1503958266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ROUND(RAND()*99+1)" office:value-type="float" office:value="18" calcext:value-type="float">
            <text:p>18</text:p>
          </table:table-cell>
          <table:table-cell table:formula="of:=ROUND(RAND()*999+1)" office:value-type="float" office:value="203" calcext:value-type="float">
            <text:p>203</text:p>
          </table:table-cell>
          <table:table-cell office:value-type="string" calcext:value-type="string">
            <text:p>2291 LOREM IPSUM DOLOR</text:p>
          </table:table-cell>
          <table:table-cell office:value-type="float" office:value="1503958267" calcext:value-type="float">
            <text:p>1503958267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632" calcext:value-type="float">
            <text:p>632</text:p>
          </table:table-cell>
          <table:table-cell office:value-type="string" calcext:value-type="string">
            <text:p>2292 LOREM IPSUM DOLOR</text:p>
          </table:table-cell>
          <table:table-cell office:value-type="float" office:value="1503958268" calcext:value-type="float">
            <text:p>1503958268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811" calcext:value-type="float">
            <text:p>811</text:p>
          </table:table-cell>
          <table:table-cell office:value-type="string" calcext:value-type="string">
            <text:p>2293 LOREM IPSUM DOLOR</text:p>
          </table:table-cell>
          <table:table-cell office:value-type="float" office:value="1503958269" calcext:value-type="float">
            <text:p>1503958269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540" calcext:value-type="float">
            <text:p>540</text:p>
          </table:table-cell>
          <table:table-cell office:value-type="string" calcext:value-type="string">
            <text:p>2294 LOREM IPSUM DOLOR</text:p>
          </table:table-cell>
          <table:table-cell office:value-type="float" office:value="1503958270" calcext:value-type="float">
            <text:p>150395827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510" calcext:value-type="float">
            <text:p>510</text:p>
          </table:table-cell>
          <table:table-cell office:value-type="string" calcext:value-type="string">
            <text:p>2295 LOREM IPSUM DOLOR</text:p>
          </table:table-cell>
          <table:table-cell office:value-type="float" office:value="1503958271" calcext:value-type="float">
            <text:p>1503958271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785" calcext:value-type="float">
            <text:p>785</text:p>
          </table:table-cell>
          <table:table-cell office:value-type="string" calcext:value-type="string">
            <text:p>2296 LOREM IPSUM DOLOR</text:p>
          </table:table-cell>
          <table:table-cell office:value-type="float" office:value="1503958272" calcext:value-type="float">
            <text:p>1503958272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377" calcext:value-type="float">
            <text:p>377</text:p>
          </table:table-cell>
          <table:table-cell office:value-type="string" calcext:value-type="string">
            <text:p>2297 LOREM IPSUM DOLOR</text:p>
          </table:table-cell>
          <table:table-cell office:value-type="float" office:value="1503958273" calcext:value-type="float">
            <text:p>1503958273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810" calcext:value-type="float">
            <text:p>810</text:p>
          </table:table-cell>
          <table:table-cell office:value-type="string" calcext:value-type="string">
            <text:p>2298 LOREM IPSUM DOLOR</text:p>
          </table:table-cell>
          <table:table-cell office:value-type="float" office:value="1503958274" calcext:value-type="float">
            <text:p>1503958274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ROUND(RAND()*99+1)" office:value-type="float" office:value="71" calcext:value-type="float">
            <text:p>71</text:p>
          </table:table-cell>
          <table:table-cell table:formula="of:=ROUND(RAND()*999+1)" office:value-type="float" office:value="340" calcext:value-type="float">
            <text:p>340</text:p>
          </table:table-cell>
          <table:table-cell office:value-type="string" calcext:value-type="string">
            <text:p>2299 LOREM IPSUM DOLOR</text:p>
          </table:table-cell>
          <table:table-cell office:value-type="float" office:value="1503958275" calcext:value-type="float">
            <text:p>15039582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765" calcext:value-type="float">
            <text:p>765</text:p>
          </table:table-cell>
          <table:table-cell office:value-type="string" calcext:value-type="string">
            <text:p>2300 LOREM IPSUM DOLOR</text:p>
          </table:table-cell>
          <table:table-cell office:value-type="float" office:value="1503958276" calcext:value-type="float">
            <text:p>1503958276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174" calcext:value-type="float">
            <text:p>174</text:p>
          </table:table-cell>
          <table:table-cell office:value-type="string" calcext:value-type="string">
            <text:p>2301 LOREM IPSUM DOLOR</text:p>
          </table:table-cell>
          <table:table-cell office:value-type="float" office:value="1503958277" calcext:value-type="float">
            <text:p>1503958277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ROUND(RAND()*99+1)" office:value-type="float" office:value="46" calcext:value-type="float">
            <text:p>46</text:p>
          </table:table-cell>
          <table:table-cell table:formula="of:=ROUND(RAND()*999+1)" office:value-type="float" office:value="778" calcext:value-type="float">
            <text:p>778</text:p>
          </table:table-cell>
          <table:table-cell office:value-type="string" calcext:value-type="string">
            <text:p>2302 LOREM IPSUM DOLOR</text:p>
          </table:table-cell>
          <table:table-cell office:value-type="float" office:value="1503958278" calcext:value-type="float">
            <text:p>1503958278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ROUND(RAND()*99+1)" office:value-type="float" office:value="32" calcext:value-type="float">
            <text:p>32</text:p>
          </table:table-cell>
          <table:table-cell table:formula="of:=ROUND(RAND()*999+1)" office:value-type="float" office:value="341" calcext:value-type="float">
            <text:p>341</text:p>
          </table:table-cell>
          <table:table-cell office:value-type="string" calcext:value-type="string">
            <text:p>2303 LOREM IPSUM DOLOR</text:p>
          </table:table-cell>
          <table:table-cell office:value-type="float" office:value="1503958279" calcext:value-type="float">
            <text:p>1503958279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76" calcext:value-type="float">
            <text:p>76</text:p>
          </table:table-cell>
          <table:table-cell office:value-type="string" calcext:value-type="string">
            <text:p>2304 LOREM IPSUM DOLOR</text:p>
          </table:table-cell>
          <table:table-cell office:value-type="float" office:value="1503958280" calcext:value-type="float">
            <text:p>150395828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48" calcext:value-type="float">
            <text:p>48</text:p>
          </table:table-cell>
          <table:table-cell office:value-type="string" calcext:value-type="string">
            <text:p>2305 LOREM IPSUM DOLOR</text:p>
          </table:table-cell>
          <table:table-cell office:value-type="float" office:value="1503958281" calcext:value-type="float">
            <text:p>1503958281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479" calcext:value-type="float">
            <text:p>479</text:p>
          </table:table-cell>
          <table:table-cell office:value-type="string" calcext:value-type="string">
            <text:p>2306 LOREM IPSUM DOLOR</text:p>
          </table:table-cell>
          <table:table-cell office:value-type="float" office:value="1503958282" calcext:value-type="float">
            <text:p>1503958282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506" calcext:value-type="float">
            <text:p>506</text:p>
          </table:table-cell>
          <table:table-cell office:value-type="string" calcext:value-type="string">
            <text:p>2307 LOREM IPSUM DOLOR</text:p>
          </table:table-cell>
          <table:table-cell office:value-type="float" office:value="1503958283" calcext:value-type="float">
            <text:p>1503958283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17" calcext:value-type="float">
            <text:p>17</text:p>
          </table:table-cell>
          <table:table-cell office:value-type="string" calcext:value-type="string">
            <text:p>2308 LOREM IPSUM DOLOR</text:p>
          </table:table-cell>
          <table:table-cell office:value-type="float" office:value="1503958284" calcext:value-type="float">
            <text:p>1503958284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37" calcext:value-type="float">
            <text:p>37</text:p>
          </table:table-cell>
          <table:table-cell office:value-type="string" calcext:value-type="string">
            <text:p>2309 LOREM IPSUM DOLOR</text:p>
          </table:table-cell>
          <table:table-cell office:value-type="float" office:value="1503958285" calcext:value-type="float">
            <text:p>150395828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729" calcext:value-type="float">
            <text:p>729</text:p>
          </table:table-cell>
          <table:table-cell office:value-type="string" calcext:value-type="string">
            <text:p>2310 LOREM IPSUM DOLOR</text:p>
          </table:table-cell>
          <table:table-cell office:value-type="float" office:value="1503958286" calcext:value-type="float">
            <text:p>1503958286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963" calcext:value-type="float">
            <text:p>963</text:p>
          </table:table-cell>
          <table:table-cell office:value-type="string" calcext:value-type="string">
            <text:p>2311 LOREM IPSUM DOLOR</text:p>
          </table:table-cell>
          <table:table-cell office:value-type="float" office:value="1503958287" calcext:value-type="float">
            <text:p>1503958287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491" calcext:value-type="float">
            <text:p>491</text:p>
          </table:table-cell>
          <table:table-cell office:value-type="string" calcext:value-type="string">
            <text:p>2312 LOREM IPSUM DOLOR</text:p>
          </table:table-cell>
          <table:table-cell office:value-type="float" office:value="1503958288" calcext:value-type="float">
            <text:p>1503958288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150" calcext:value-type="float">
            <text:p>150</text:p>
          </table:table-cell>
          <table:table-cell office:value-type="string" calcext:value-type="string">
            <text:p>2313 LOREM IPSUM DOLOR</text:p>
          </table:table-cell>
          <table:table-cell office:value-type="float" office:value="1503958289" calcext:value-type="float">
            <text:p>1503958289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formula="of:=ROUND(RAND()*99+1)" office:value-type="float" office:value="24" calcext:value-type="float">
            <text:p>24</text:p>
          </table:table-cell>
          <table:table-cell table:formula="of:=ROUND(RAND()*999+1)" office:value-type="float" office:value="326" calcext:value-type="float">
            <text:p>326</text:p>
          </table:table-cell>
          <table:table-cell office:value-type="string" calcext:value-type="string">
            <text:p>2314 LOREM IPSUM DOLOR</text:p>
          </table:table-cell>
          <table:table-cell office:value-type="float" office:value="1503958290" calcext:value-type="float">
            <text:p>150395829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504" calcext:value-type="float">
            <text:p>504</text:p>
          </table:table-cell>
          <table:table-cell office:value-type="string" calcext:value-type="string">
            <text:p>2315 LOREM IPSUM DOLOR</text:p>
          </table:table-cell>
          <table:table-cell office:value-type="float" office:value="1503958291" calcext:value-type="float">
            <text:p>1503958291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117" calcext:value-type="float">
            <text:p>117</text:p>
          </table:table-cell>
          <table:table-cell office:value-type="string" calcext:value-type="string">
            <text:p>2316 LOREM IPSUM DOLOR</text:p>
          </table:table-cell>
          <table:table-cell office:value-type="float" office:value="1503958292" calcext:value-type="float">
            <text:p>1503958292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ROUND(RAND()*99+1)" office:value-type="float" office:value="2" calcext:value-type="float">
            <text:p>2</text:p>
          </table:table-cell>
          <table:table-cell table:formula="of:=ROUND(RAND()*999+1)" office:value-type="float" office:value="846" calcext:value-type="float">
            <text:p>846</text:p>
          </table:table-cell>
          <table:table-cell office:value-type="string" calcext:value-type="string">
            <text:p>2317 LOREM IPSUM DOLOR</text:p>
          </table:table-cell>
          <table:table-cell office:value-type="float" office:value="1503958293" calcext:value-type="float">
            <text:p>1503958293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27" calcext:value-type="float">
            <text:p>27</text:p>
          </table:table-cell>
          <table:table-cell office:value-type="string" calcext:value-type="string">
            <text:p>2318 LOREM IPSUM DOLOR</text:p>
          </table:table-cell>
          <table:table-cell office:value-type="float" office:value="1503958294" calcext:value-type="float">
            <text:p>1503958294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372" calcext:value-type="float">
            <text:p>372</text:p>
          </table:table-cell>
          <table:table-cell office:value-type="string" calcext:value-type="string">
            <text:p>2319 LOREM IPSUM DOLOR</text:p>
          </table:table-cell>
          <table:table-cell office:value-type="float" office:value="1503958295" calcext:value-type="float">
            <text:p>150395829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536" calcext:value-type="float">
            <text:p>536</text:p>
          </table:table-cell>
          <table:table-cell office:value-type="string" calcext:value-type="string">
            <text:p>2320 LOREM IPSUM DOLOR</text:p>
          </table:table-cell>
          <table:table-cell office:value-type="float" office:value="1503958296" calcext:value-type="float">
            <text:p>1503958296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947" calcext:value-type="float">
            <text:p>947</text:p>
          </table:table-cell>
          <table:table-cell office:value-type="string" calcext:value-type="string">
            <text:p>2321 LOREM IPSUM DOLOR</text:p>
          </table:table-cell>
          <table:table-cell office:value-type="float" office:value="1503958297" calcext:value-type="float">
            <text:p>1503958297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621" calcext:value-type="float">
            <text:p>621</text:p>
          </table:table-cell>
          <table:table-cell office:value-type="string" calcext:value-type="string">
            <text:p>2322 LOREM IPSUM DOLOR</text:p>
          </table:table-cell>
          <table:table-cell office:value-type="float" office:value="1503958298" calcext:value-type="float">
            <text:p>1503958298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783" calcext:value-type="float">
            <text:p>783</text:p>
          </table:table-cell>
          <table:table-cell office:value-type="string" calcext:value-type="string">
            <text:p>2323 LOREM IPSUM DOLOR</text:p>
          </table:table-cell>
          <table:table-cell office:value-type="float" office:value="1503958299" calcext:value-type="float">
            <text:p>1503958299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ROUND(RAND()*99+1)" office:value-type="float" office:value="22" calcext:value-type="float">
            <text:p>22</text:p>
          </table:table-cell>
          <table:table-cell table:formula="of:=ROUND(RAND()*999+1)" office:value-type="float" office:value="667" calcext:value-type="float">
            <text:p>667</text:p>
          </table:table-cell>
          <table:table-cell office:value-type="string" calcext:value-type="string">
            <text:p>2324 LOREM IPSUM DOLOR</text:p>
          </table:table-cell>
          <table:table-cell office:value-type="float" office:value="1503958300" calcext:value-type="float">
            <text:p>150395830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ROUND(RAND()*99+1)" office:value-type="float" office:value="6" calcext:value-type="float">
            <text:p>6</text:p>
          </table:table-cell>
          <table:table-cell table:formula="of:=ROUND(RAND()*999+1)" office:value-type="float" office:value="940" calcext:value-type="float">
            <text:p>940</text:p>
          </table:table-cell>
          <table:table-cell office:value-type="string" calcext:value-type="string">
            <text:p>2325 LOREM IPSUM DOLOR</text:p>
          </table:table-cell>
          <table:table-cell office:value-type="float" office:value="1503958301" calcext:value-type="float">
            <text:p>1503958301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table:formula="of:=ROUND(RAND()*99+1)" office:value-type="float" office:value="27" calcext:value-type="float">
            <text:p>27</text:p>
          </table:table-cell>
          <table:table-cell table:formula="of:=ROUND(RAND()*999+1)" office:value-type="float" office:value="351" calcext:value-type="float">
            <text:p>351</text:p>
          </table:table-cell>
          <table:table-cell office:value-type="string" calcext:value-type="string">
            <text:p>2326 LOREM IPSUM DOLOR</text:p>
          </table:table-cell>
          <table:table-cell office:value-type="float" office:value="1503958302" calcext:value-type="float">
            <text:p>1503958302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268" calcext:value-type="float">
            <text:p>268</text:p>
          </table:table-cell>
          <table:table-cell office:value-type="string" calcext:value-type="string">
            <text:p>2327 LOREM IPSUM DOLOR</text:p>
          </table:table-cell>
          <table:table-cell office:value-type="float" office:value="1503958303" calcext:value-type="float">
            <text:p>1503958303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420" calcext:value-type="float">
            <text:p>420</text:p>
          </table:table-cell>
          <table:table-cell office:value-type="string" calcext:value-type="string">
            <text:p>2328 LOREM IPSUM DOLOR</text:p>
          </table:table-cell>
          <table:table-cell office:value-type="float" office:value="1503958304" calcext:value-type="float">
            <text:p>1503958304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table:formula="of:=ROUND(RAND()*99+1)" office:value-type="float" office:value="100" calcext:value-type="float">
            <text:p>100</text:p>
          </table:table-cell>
          <table:table-cell table:formula="of:=ROUND(RAND()*999+1)" office:value-type="float" office:value="582" calcext:value-type="float">
            <text:p>582</text:p>
          </table:table-cell>
          <table:table-cell office:value-type="string" calcext:value-type="string">
            <text:p>2329 LOREM IPSUM DOLOR</text:p>
          </table:table-cell>
          <table:table-cell office:value-type="float" office:value="1503958305" calcext:value-type="float">
            <text:p>150395830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280" calcext:value-type="float">
            <text:p>280</text:p>
          </table:table-cell>
          <table:table-cell office:value-type="string" calcext:value-type="string">
            <text:p>2330 LOREM IPSUM DOLOR</text:p>
          </table:table-cell>
          <table:table-cell office:value-type="float" office:value="1503958306" calcext:value-type="float">
            <text:p>1503958306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827" calcext:value-type="float">
            <text:p>827</text:p>
          </table:table-cell>
          <table:table-cell office:value-type="string" calcext:value-type="string">
            <text:p>2331 LOREM IPSUM DOLOR</text:p>
          </table:table-cell>
          <table:table-cell office:value-type="float" office:value="1503958307" calcext:value-type="float">
            <text:p>1503958307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550" calcext:value-type="float">
            <text:p>550</text:p>
          </table:table-cell>
          <table:table-cell office:value-type="string" calcext:value-type="string">
            <text:p>2332 LOREM IPSUM DOLOR</text:p>
          </table:table-cell>
          <table:table-cell office:value-type="float" office:value="1503958308" calcext:value-type="float">
            <text:p>1503958308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table:formula="of:=ROUND(RAND()*99+1)" office:value-type="float" office:value="48" calcext:value-type="float">
            <text:p>48</text:p>
          </table:table-cell>
          <table:table-cell table:formula="of:=ROUND(RAND()*999+1)" office:value-type="float" office:value="732" calcext:value-type="float">
            <text:p>732</text:p>
          </table:table-cell>
          <table:table-cell office:value-type="string" calcext:value-type="string">
            <text:p>2333 LOREM IPSUM DOLOR</text:p>
          </table:table-cell>
          <table:table-cell office:value-type="float" office:value="1503958309" calcext:value-type="float">
            <text:p>1503958309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203" calcext:value-type="float">
            <text:p>203</text:p>
          </table:table-cell>
          <table:table-cell office:value-type="string" calcext:value-type="string">
            <text:p>2334 LOREM IPSUM DOLOR</text:p>
          </table:table-cell>
          <table:table-cell office:value-type="float" office:value="1503958310" calcext:value-type="float">
            <text:p>150395831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916" calcext:value-type="float">
            <text:p>916</text:p>
          </table:table-cell>
          <table:table-cell office:value-type="string" calcext:value-type="string">
            <text:p>2335 LOREM IPSUM DOLOR</text:p>
          </table:table-cell>
          <table:table-cell office:value-type="float" office:value="1503958311" calcext:value-type="float">
            <text:p>1503958311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ROUND(RAND()*99+1)" office:value-type="float" office:value="70" calcext:value-type="float">
            <text:p>70</text:p>
          </table:table-cell>
          <table:table-cell table:formula="of:=ROUND(RAND()*999+1)" office:value-type="float" office:value="505" calcext:value-type="float">
            <text:p>505</text:p>
          </table:table-cell>
          <table:table-cell office:value-type="string" calcext:value-type="string">
            <text:p>2336 LOREM IPSUM DOLOR</text:p>
          </table:table-cell>
          <table:table-cell office:value-type="float" office:value="1503958312" calcext:value-type="float">
            <text:p>1503958312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549" calcext:value-type="float">
            <text:p>549</text:p>
          </table:table-cell>
          <table:table-cell office:value-type="string" calcext:value-type="string">
            <text:p>2337 LOREM IPSUM DOLOR</text:p>
          </table:table-cell>
          <table:table-cell office:value-type="float" office:value="1503958313" calcext:value-type="float">
            <text:p>1503958313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962" calcext:value-type="float">
            <text:p>962</text:p>
          </table:table-cell>
          <table:table-cell office:value-type="string" calcext:value-type="string">
            <text:p>2338 LOREM IPSUM DOLOR</text:p>
          </table:table-cell>
          <table:table-cell office:value-type="float" office:value="1503958314" calcext:value-type="float">
            <text:p>1503958314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535" calcext:value-type="float">
            <text:p>535</text:p>
          </table:table-cell>
          <table:table-cell office:value-type="string" calcext:value-type="string">
            <text:p>2339 LOREM IPSUM DOLOR</text:p>
          </table:table-cell>
          <table:table-cell office:value-type="float" office:value="1503958315" calcext:value-type="float">
            <text:p>150395831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359" calcext:value-type="float">
            <text:p>359</text:p>
          </table:table-cell>
          <table:table-cell office:value-type="string" calcext:value-type="string">
            <text:p>2340 LOREM IPSUM DOLOR</text:p>
          </table:table-cell>
          <table:table-cell office:value-type="float" office:value="1503958316" calcext:value-type="float">
            <text:p>1503958316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207" calcext:value-type="float">
            <text:p>207</text:p>
          </table:table-cell>
          <table:table-cell office:value-type="string" calcext:value-type="string">
            <text:p>2341 LOREM IPSUM DOLOR</text:p>
          </table:table-cell>
          <table:table-cell office:value-type="float" office:value="1503958317" calcext:value-type="float">
            <text:p>1503958317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906" calcext:value-type="float">
            <text:p>906</text:p>
          </table:table-cell>
          <table:table-cell office:value-type="string" calcext:value-type="string">
            <text:p>2342 LOREM IPSUM DOLOR</text:p>
          </table:table-cell>
          <table:table-cell office:value-type="float" office:value="1503958318" calcext:value-type="float">
            <text:p>1503958318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923" calcext:value-type="float">
            <text:p>923</text:p>
          </table:table-cell>
          <table:table-cell office:value-type="string" calcext:value-type="string">
            <text:p>2343 LOREM IPSUM DOLOR</text:p>
          </table:table-cell>
          <table:table-cell office:value-type="float" office:value="1503958319" calcext:value-type="float">
            <text:p>1503958319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ROUND(RAND()*99+1)" office:value-type="float" office:value="97" calcext:value-type="float">
            <text:p>97</text:p>
          </table:table-cell>
          <table:table-cell table:formula="of:=ROUND(RAND()*999+1)" office:value-type="float" office:value="44" calcext:value-type="float">
            <text:p>44</text:p>
          </table:table-cell>
          <table:table-cell office:value-type="string" calcext:value-type="string">
            <text:p>2344 LOREM IPSUM DOLOR</text:p>
          </table:table-cell>
          <table:table-cell office:value-type="float" office:value="1503958320" calcext:value-type="float">
            <text:p>150395832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77" calcext:value-type="float">
            <text:p>77</text:p>
          </table:table-cell>
          <table:table-cell office:value-type="string" calcext:value-type="string">
            <text:p>2345 LOREM IPSUM DOLOR</text:p>
          </table:table-cell>
          <table:table-cell office:value-type="float" office:value="1503958321" calcext:value-type="float">
            <text:p>1503958321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ROUND(RAND()*99+1)" office:value-type="float" office:value="47" calcext:value-type="float">
            <text:p>47</text:p>
          </table:table-cell>
          <table:table-cell table:formula="of:=ROUND(RAND()*999+1)" office:value-type="float" office:value="614" calcext:value-type="float">
            <text:p>614</text:p>
          </table:table-cell>
          <table:table-cell office:value-type="string" calcext:value-type="string">
            <text:p>2346 LOREM IPSUM DOLOR</text:p>
          </table:table-cell>
          <table:table-cell office:value-type="float" office:value="1503958322" calcext:value-type="float">
            <text:p>1503958322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table:formula="of:=ROUND(RAND()*99+1)" office:value-type="float" office:value="65" calcext:value-type="float">
            <text:p>65</text:p>
          </table:table-cell>
          <table:table-cell table:formula="of:=ROUND(RAND()*999+1)" office:value-type="float" office:value="645" calcext:value-type="float">
            <text:p>645</text:p>
          </table:table-cell>
          <table:table-cell office:value-type="string" calcext:value-type="string">
            <text:p>2347 LOREM IPSUM DOLOR</text:p>
          </table:table-cell>
          <table:table-cell office:value-type="float" office:value="1503958323" calcext:value-type="float">
            <text:p>1503958323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631" calcext:value-type="float">
            <text:p>631</text:p>
          </table:table-cell>
          <table:table-cell office:value-type="string" calcext:value-type="string">
            <text:p>2348 LOREM IPSUM DOLOR</text:p>
          </table:table-cell>
          <table:table-cell office:value-type="float" office:value="1503958324" calcext:value-type="float">
            <text:p>1503958324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ROUND(RAND()*99+1)" office:value-type="float" office:value="86" calcext:value-type="float">
            <text:p>86</text:p>
          </table:table-cell>
          <table:table-cell table:formula="of:=ROUND(RAND()*999+1)" office:value-type="float" office:value="742" calcext:value-type="float">
            <text:p>742</text:p>
          </table:table-cell>
          <table:table-cell office:value-type="string" calcext:value-type="string">
            <text:p>2349 LOREM IPSUM DOLOR</text:p>
          </table:table-cell>
          <table:table-cell office:value-type="float" office:value="1503958325" calcext:value-type="float">
            <text:p>150395832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22" calcext:value-type="float">
            <text:p>22</text:p>
          </table:table-cell>
          <table:table-cell office:value-type="string" calcext:value-type="string">
            <text:p>2350 LOREM IPSUM DOLOR</text:p>
          </table:table-cell>
          <table:table-cell office:value-type="float" office:value="1503958326" calcext:value-type="float">
            <text:p>1503958326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213" calcext:value-type="float">
            <text:p>213</text:p>
          </table:table-cell>
          <table:table-cell office:value-type="string" calcext:value-type="string">
            <text:p>2351 LOREM IPSUM DOLOR</text:p>
          </table:table-cell>
          <table:table-cell office:value-type="float" office:value="1503958327" calcext:value-type="float">
            <text:p>1503958327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589" calcext:value-type="float">
            <text:p>589</text:p>
          </table:table-cell>
          <table:table-cell office:value-type="string" calcext:value-type="string">
            <text:p>2352 LOREM IPSUM DOLOR</text:p>
          </table:table-cell>
          <table:table-cell office:value-type="float" office:value="1503958328" calcext:value-type="float">
            <text:p>1503958328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ROUND(RAND()*99+1)" office:value-type="float" office:value="58" calcext:value-type="float">
            <text:p>58</text:p>
          </table:table-cell>
          <table:table-cell table:formula="of:=ROUND(RAND()*999+1)" office:value-type="float" office:value="694" calcext:value-type="float">
            <text:p>694</text:p>
          </table:table-cell>
          <table:table-cell office:value-type="string" calcext:value-type="string">
            <text:p>2353 LOREM IPSUM DOLOR</text:p>
          </table:table-cell>
          <table:table-cell office:value-type="float" office:value="1503958329" calcext:value-type="float">
            <text:p>1503958329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952" calcext:value-type="float">
            <text:p>952</text:p>
          </table:table-cell>
          <table:table-cell office:value-type="string" calcext:value-type="string">
            <text:p>2354 LOREM IPSUM DOLOR</text:p>
          </table:table-cell>
          <table:table-cell office:value-type="float" office:value="1503958330" calcext:value-type="float">
            <text:p>150395833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891" calcext:value-type="float">
            <text:p>891</text:p>
          </table:table-cell>
          <table:table-cell office:value-type="string" calcext:value-type="string">
            <text:p>2355 LOREM IPSUM DOLOR</text:p>
          </table:table-cell>
          <table:table-cell office:value-type="float" office:value="1503958331" calcext:value-type="float">
            <text:p>1503958331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477" calcext:value-type="float">
            <text:p>477</text:p>
          </table:table-cell>
          <table:table-cell office:value-type="string" calcext:value-type="string">
            <text:p>2356 LOREM IPSUM DOLOR</text:p>
          </table:table-cell>
          <table:table-cell office:value-type="float" office:value="1503958332" calcext:value-type="float">
            <text:p>1503958332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375" calcext:value-type="float">
            <text:p>375</text:p>
          </table:table-cell>
          <table:table-cell office:value-type="string" calcext:value-type="string">
            <text:p>2357 LOREM IPSUM DOLOR</text:p>
          </table:table-cell>
          <table:table-cell office:value-type="float" office:value="1503958333" calcext:value-type="float">
            <text:p>1503958333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131" calcext:value-type="float">
            <text:p>131</text:p>
          </table:table-cell>
          <table:table-cell office:value-type="string" calcext:value-type="string">
            <text:p>2358 LOREM IPSUM DOLOR</text:p>
          </table:table-cell>
          <table:table-cell office:value-type="float" office:value="1503958334" calcext:value-type="float">
            <text:p>1503958334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318" calcext:value-type="float">
            <text:p>318</text:p>
          </table:table-cell>
          <table:table-cell office:value-type="string" calcext:value-type="string">
            <text:p>2359 LOREM IPSUM DOLOR</text:p>
          </table:table-cell>
          <table:table-cell office:value-type="float" office:value="1503958335" calcext:value-type="float">
            <text:p>150395833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184" calcext:value-type="float">
            <text:p>184</text:p>
          </table:table-cell>
          <table:table-cell office:value-type="string" calcext:value-type="string">
            <text:p>2360 LOREM IPSUM DOLOR</text:p>
          </table:table-cell>
          <table:table-cell office:value-type="float" office:value="1503958336" calcext:value-type="float">
            <text:p>1503958336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627" calcext:value-type="float">
            <text:p>627</text:p>
          </table:table-cell>
          <table:table-cell office:value-type="string" calcext:value-type="string">
            <text:p>2361 LOREM IPSUM DOLOR</text:p>
          </table:table-cell>
          <table:table-cell office:value-type="float" office:value="1503958337" calcext:value-type="float">
            <text:p>1503958337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584" calcext:value-type="float">
            <text:p>584</text:p>
          </table:table-cell>
          <table:table-cell office:value-type="string" calcext:value-type="string">
            <text:p>2362 LOREM IPSUM DOLOR</text:p>
          </table:table-cell>
          <table:table-cell office:value-type="float" office:value="1503958338" calcext:value-type="float">
            <text:p>1503958338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table:formula="of:=ROUND(RAND()*99+1)" office:value-type="float" office:value="37" calcext:value-type="float">
            <text:p>37</text:p>
          </table:table-cell>
          <table:table-cell table:formula="of:=ROUND(RAND()*999+1)" office:value-type="float" office:value="491" calcext:value-type="float">
            <text:p>491</text:p>
          </table:table-cell>
          <table:table-cell office:value-type="string" calcext:value-type="string">
            <text:p>2363 LOREM IPSUM DOLOR</text:p>
          </table:table-cell>
          <table:table-cell office:value-type="float" office:value="1503958339" calcext:value-type="float">
            <text:p>1503958339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ROUND(RAND()*99+1)" office:value-type="float" office:value="49" calcext:value-type="float">
            <text:p>49</text:p>
          </table:table-cell>
          <table:table-cell table:formula="of:=ROUND(RAND()*999+1)" office:value-type="float" office:value="426" calcext:value-type="float">
            <text:p>426</text:p>
          </table:table-cell>
          <table:table-cell office:value-type="string" calcext:value-type="string">
            <text:p>2364 LOREM IPSUM DOLOR</text:p>
          </table:table-cell>
          <table:table-cell office:value-type="float" office:value="1503958340" calcext:value-type="float">
            <text:p>150395834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814" calcext:value-type="float">
            <text:p>814</text:p>
          </table:table-cell>
          <table:table-cell office:value-type="string" calcext:value-type="string">
            <text:p>2365 LOREM IPSUM DOLOR</text:p>
          </table:table-cell>
          <table:table-cell office:value-type="float" office:value="1503958341" calcext:value-type="float">
            <text:p>1503958341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726" calcext:value-type="float">
            <text:p>726</text:p>
          </table:table-cell>
          <table:table-cell office:value-type="string" calcext:value-type="string">
            <text:p>2366 LOREM IPSUM DOLOR</text:p>
          </table:table-cell>
          <table:table-cell office:value-type="float" office:value="1503958342" calcext:value-type="float">
            <text:p>1503958342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437" calcext:value-type="float">
            <text:p>437</text:p>
          </table:table-cell>
          <table:table-cell office:value-type="string" calcext:value-type="string">
            <text:p>2367 LOREM IPSUM DOLOR</text:p>
          </table:table-cell>
          <table:table-cell office:value-type="float" office:value="1503958343" calcext:value-type="float">
            <text:p>1503958343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919" calcext:value-type="float">
            <text:p>919</text:p>
          </table:table-cell>
          <table:table-cell office:value-type="string" calcext:value-type="string">
            <text:p>2368 LOREM IPSUM DOLOR</text:p>
          </table:table-cell>
          <table:table-cell office:value-type="float" office:value="1503958344" calcext:value-type="float">
            <text:p>1503958344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920" calcext:value-type="float">
            <text:p>920</text:p>
          </table:table-cell>
          <table:table-cell office:value-type="string" calcext:value-type="string">
            <text:p>2369 LOREM IPSUM DOLOR</text:p>
          </table:table-cell>
          <table:table-cell office:value-type="float" office:value="1503958345" calcext:value-type="float">
            <text:p>150395834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422" calcext:value-type="float">
            <text:p>422</text:p>
          </table:table-cell>
          <table:table-cell office:value-type="string" calcext:value-type="string">
            <text:p>2370 LOREM IPSUM DOLOR</text:p>
          </table:table-cell>
          <table:table-cell office:value-type="float" office:value="1503958346" calcext:value-type="float">
            <text:p>1503958346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989" calcext:value-type="float">
            <text:p>989</text:p>
          </table:table-cell>
          <table:table-cell office:value-type="string" calcext:value-type="string">
            <text:p>2371 LOREM IPSUM DOLOR</text:p>
          </table:table-cell>
          <table:table-cell office:value-type="float" office:value="1503958347" calcext:value-type="float">
            <text:p>1503958347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ROUND(RAND()*99+1)" office:value-type="float" office:value="41" calcext:value-type="float">
            <text:p>41</text:p>
          </table:table-cell>
          <table:table-cell table:formula="of:=ROUND(RAND()*999+1)" office:value-type="float" office:value="323" calcext:value-type="float">
            <text:p>323</text:p>
          </table:table-cell>
          <table:table-cell office:value-type="string" calcext:value-type="string">
            <text:p>2372 LOREM IPSUM DOLOR</text:p>
          </table:table-cell>
          <table:table-cell office:value-type="float" office:value="1503958348" calcext:value-type="float">
            <text:p>1503958348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992" calcext:value-type="float">
            <text:p>992</text:p>
          </table:table-cell>
          <table:table-cell office:value-type="string" calcext:value-type="string">
            <text:p>2373 LOREM IPSUM DOLOR</text:p>
          </table:table-cell>
          <table:table-cell office:value-type="float" office:value="1503958349" calcext:value-type="float">
            <text:p>1503958349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227" calcext:value-type="float">
            <text:p>227</text:p>
          </table:table-cell>
          <table:table-cell office:value-type="string" calcext:value-type="string">
            <text:p>2374 LOREM IPSUM DOLOR</text:p>
          </table:table-cell>
          <table:table-cell office:value-type="float" office:value="1503958350" calcext:value-type="float">
            <text:p>150395835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formula="of:=ROUND(RAND()*99+1)" office:value-type="float" office:value="60" calcext:value-type="float">
            <text:p>60</text:p>
          </table:table-cell>
          <table:table-cell table:formula="of:=ROUND(RAND()*999+1)" office:value-type="float" office:value="690" calcext:value-type="float">
            <text:p>690</text:p>
          </table:table-cell>
          <table:table-cell office:value-type="string" calcext:value-type="string">
            <text:p>2375 LOREM IPSUM DOLOR</text:p>
          </table:table-cell>
          <table:table-cell office:value-type="float" office:value="1503958351" calcext:value-type="float">
            <text:p>1503958351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731" calcext:value-type="float">
            <text:p>731</text:p>
          </table:table-cell>
          <table:table-cell office:value-type="string" calcext:value-type="string">
            <text:p>2376 LOREM IPSUM DOLOR</text:p>
          </table:table-cell>
          <table:table-cell office:value-type="float" office:value="1503958352" calcext:value-type="float">
            <text:p>1503958352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780" calcext:value-type="float">
            <text:p>780</text:p>
          </table:table-cell>
          <table:table-cell office:value-type="string" calcext:value-type="string">
            <text:p>2377 LOREM IPSUM DOLOR</text:p>
          </table:table-cell>
          <table:table-cell office:value-type="float" office:value="1503958353" calcext:value-type="float">
            <text:p>1503958353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ROUND(RAND()*99+1)" office:value-type="float" office:value="77" calcext:value-type="float">
            <text:p>77</text:p>
          </table:table-cell>
          <table:table-cell table:formula="of:=ROUND(RAND()*999+1)" office:value-type="float" office:value="843" calcext:value-type="float">
            <text:p>843</text:p>
          </table:table-cell>
          <table:table-cell office:value-type="string" calcext:value-type="string">
            <text:p>2378 LOREM IPSUM DOLOR</text:p>
          </table:table-cell>
          <table:table-cell office:value-type="float" office:value="1503958354" calcext:value-type="float">
            <text:p>1503958354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782" calcext:value-type="float">
            <text:p>782</text:p>
          </table:table-cell>
          <table:table-cell office:value-type="string" calcext:value-type="string">
            <text:p>2379 LOREM IPSUM DOLOR</text:p>
          </table:table-cell>
          <table:table-cell office:value-type="float" office:value="1503958355" calcext:value-type="float">
            <text:p>150395835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82" calcext:value-type="float">
            <text:p>82</text:p>
          </table:table-cell>
          <table:table-cell office:value-type="string" calcext:value-type="string">
            <text:p>2380 LOREM IPSUM DOLOR</text:p>
          </table:table-cell>
          <table:table-cell office:value-type="float" office:value="1503958356" calcext:value-type="float">
            <text:p>1503958356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295" calcext:value-type="float">
            <text:p>295</text:p>
          </table:table-cell>
          <table:table-cell office:value-type="string" calcext:value-type="string">
            <text:p>2381 LOREM IPSUM DOLOR</text:p>
          </table:table-cell>
          <table:table-cell office:value-type="float" office:value="1503958357" calcext:value-type="float">
            <text:p>1503958357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677" calcext:value-type="float">
            <text:p>677</text:p>
          </table:table-cell>
          <table:table-cell office:value-type="string" calcext:value-type="string">
            <text:p>2382 LOREM IPSUM DOLOR</text:p>
          </table:table-cell>
          <table:table-cell office:value-type="float" office:value="1503958358" calcext:value-type="float">
            <text:p>1503958358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802" calcext:value-type="float">
            <text:p>802</text:p>
          </table:table-cell>
          <table:table-cell office:value-type="string" calcext:value-type="string">
            <text:p>2383 LOREM IPSUM DOLOR</text:p>
          </table:table-cell>
          <table:table-cell office:value-type="float" office:value="1503958359" calcext:value-type="float">
            <text:p>1503958359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276" calcext:value-type="float">
            <text:p>276</text:p>
          </table:table-cell>
          <table:table-cell office:value-type="string" calcext:value-type="string">
            <text:p>2384 LOREM IPSUM DOLOR</text:p>
          </table:table-cell>
          <table:table-cell office:value-type="float" office:value="1503958360" calcext:value-type="float">
            <text:p>150395836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362" calcext:value-type="float">
            <text:p>362</text:p>
          </table:table-cell>
          <table:table-cell office:value-type="string" calcext:value-type="string">
            <text:p>2385 LOREM IPSUM DOLOR</text:p>
          </table:table-cell>
          <table:table-cell office:value-type="float" office:value="1503958361" calcext:value-type="float">
            <text:p>1503958361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206" calcext:value-type="float">
            <text:p>206</text:p>
          </table:table-cell>
          <table:table-cell office:value-type="string" calcext:value-type="string">
            <text:p>2386 LOREM IPSUM DOLOR</text:p>
          </table:table-cell>
          <table:table-cell office:value-type="float" office:value="1503958362" calcext:value-type="float">
            <text:p>1503958362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833" calcext:value-type="float">
            <text:p>833</text:p>
          </table:table-cell>
          <table:table-cell office:value-type="string" calcext:value-type="string">
            <text:p>2387 LOREM IPSUM DOLOR</text:p>
          </table:table-cell>
          <table:table-cell office:value-type="float" office:value="1503958363" calcext:value-type="float">
            <text:p>1503958363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890" calcext:value-type="float">
            <text:p>890</text:p>
          </table:table-cell>
          <table:table-cell office:value-type="string" calcext:value-type="string">
            <text:p>2388 LOREM IPSUM DOLOR</text:p>
          </table:table-cell>
          <table:table-cell office:value-type="float" office:value="1503958364" calcext:value-type="float">
            <text:p>1503958364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ROUND(RAND()*99+1)" office:value-type="float" office:value="29" calcext:value-type="float">
            <text:p>29</text:p>
          </table:table-cell>
          <table:table-cell table:formula="of:=ROUND(RAND()*999+1)" office:value-type="float" office:value="544" calcext:value-type="float">
            <text:p>544</text:p>
          </table:table-cell>
          <table:table-cell office:value-type="string" calcext:value-type="string">
            <text:p>2389 LOREM IPSUM DOLOR</text:p>
          </table:table-cell>
          <table:table-cell office:value-type="float" office:value="1503958365" calcext:value-type="float">
            <text:p>1503958365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981" calcext:value-type="float">
            <text:p>981</text:p>
          </table:table-cell>
          <table:table-cell office:value-type="string" calcext:value-type="string">
            <text:p>2390 LOREM IPSUM DOLOR</text:p>
          </table:table-cell>
          <table:table-cell office:value-type="float" office:value="1503958366" calcext:value-type="float">
            <text:p>1503958366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ROUND(RAND()*99+1)" office:value-type="float" office:value="19" calcext:value-type="float">
            <text:p>19</text:p>
          </table:table-cell>
          <table:table-cell table:formula="of:=ROUND(RAND()*999+1)" office:value-type="float" office:value="72" calcext:value-type="float">
            <text:p>72</text:p>
          </table:table-cell>
          <table:table-cell office:value-type="string" calcext:value-type="string">
            <text:p>2391 LOREM IPSUM DOLOR</text:p>
          </table:table-cell>
          <table:table-cell office:value-type="float" office:value="1503958367" calcext:value-type="float">
            <text:p>1503958367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741" calcext:value-type="float">
            <text:p>741</text:p>
          </table:table-cell>
          <table:table-cell office:value-type="string" calcext:value-type="string">
            <text:p>2392 LOREM IPSUM DOLOR</text:p>
          </table:table-cell>
          <table:table-cell office:value-type="float" office:value="1503958368" calcext:value-type="float">
            <text:p>1503958368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ROUND(RAND()*99+1)" office:value-type="float" office:value="42" calcext:value-type="float">
            <text:p>42</text:p>
          </table:table-cell>
          <table:table-cell table:formula="of:=ROUND(RAND()*999+1)" office:value-type="float" office:value="648" calcext:value-type="float">
            <text:p>648</text:p>
          </table:table-cell>
          <table:table-cell office:value-type="string" calcext:value-type="string">
            <text:p>2393 LOREM IPSUM DOLOR</text:p>
          </table:table-cell>
          <table:table-cell office:value-type="float" office:value="1503958369" calcext:value-type="float">
            <text:p>1503958369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ROUND(RAND()*99+1)" office:value-type="float" office:value="51" calcext:value-type="float">
            <text:p>51</text:p>
          </table:table-cell>
          <table:table-cell table:formula="of:=ROUND(RAND()*999+1)" office:value-type="float" office:value="495" calcext:value-type="float">
            <text:p>495</text:p>
          </table:table-cell>
          <table:table-cell office:value-type="string" calcext:value-type="string">
            <text:p>2394 LOREM IPSUM DOLOR</text:p>
          </table:table-cell>
          <table:table-cell office:value-type="float" office:value="1503958370" calcext:value-type="float">
            <text:p>150395837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212" calcext:value-type="float">
            <text:p>212</text:p>
          </table:table-cell>
          <table:table-cell office:value-type="string" calcext:value-type="string">
            <text:p>2395 LOREM IPSUM DOLOR</text:p>
          </table:table-cell>
          <table:table-cell office:value-type="float" office:value="1503958371" calcext:value-type="float">
            <text:p>1503958371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572" calcext:value-type="float">
            <text:p>572</text:p>
          </table:table-cell>
          <table:table-cell office:value-type="string" calcext:value-type="string">
            <text:p>2396 LOREM IPSUM DOLOR</text:p>
          </table:table-cell>
          <table:table-cell office:value-type="float" office:value="1503958372" calcext:value-type="float">
            <text:p>1503958372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443" calcext:value-type="float">
            <text:p>443</text:p>
          </table:table-cell>
          <table:table-cell office:value-type="string" calcext:value-type="string">
            <text:p>2397 LOREM IPSUM DOLOR</text:p>
          </table:table-cell>
          <table:table-cell office:value-type="float" office:value="1503958373" calcext:value-type="float">
            <text:p>1503958373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294" calcext:value-type="float">
            <text:p>294</text:p>
          </table:table-cell>
          <table:table-cell office:value-type="string" calcext:value-type="string">
            <text:p>2398 LOREM IPSUM DOLOR</text:p>
          </table:table-cell>
          <table:table-cell office:value-type="float" office:value="1503958374" calcext:value-type="float">
            <text:p>1503958374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345" calcext:value-type="float">
            <text:p>345</text:p>
          </table:table-cell>
          <table:table-cell office:value-type="string" calcext:value-type="string">
            <text:p>2399 LOREM IPSUM DOLOR</text:p>
          </table:table-cell>
          <table:table-cell office:value-type="float" office:value="1503958375" calcext:value-type="float">
            <text:p>150395837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718" calcext:value-type="float">
            <text:p>718</text:p>
          </table:table-cell>
          <table:table-cell office:value-type="string" calcext:value-type="string">
            <text:p>2400 LOREM IPSUM DOLOR</text:p>
          </table:table-cell>
          <table:table-cell office:value-type="float" office:value="1503958376" calcext:value-type="float">
            <text:p>1503958376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table:formula="of:=ROUND(RAND()*99+1)" office:value-type="float" office:value="10" calcext:value-type="float">
            <text:p>10</text:p>
          </table:table-cell>
          <table:table-cell table:formula="of:=ROUND(RAND()*999+1)" office:value-type="float" office:value="704" calcext:value-type="float">
            <text:p>704</text:p>
          </table:table-cell>
          <table:table-cell office:value-type="string" calcext:value-type="string">
            <text:p>2401 LOREM IPSUM DOLOR</text:p>
          </table:table-cell>
          <table:table-cell office:value-type="float" office:value="1503958377" calcext:value-type="float">
            <text:p>1503958377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575" calcext:value-type="float">
            <text:p>575</text:p>
          </table:table-cell>
          <table:table-cell office:value-type="string" calcext:value-type="string">
            <text:p>2402 LOREM IPSUM DOLOR</text:p>
          </table:table-cell>
          <table:table-cell office:value-type="float" office:value="1503958378" calcext:value-type="float">
            <text:p>1503958378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ROUND(RAND()*99+1)" office:value-type="float" office:value="62" calcext:value-type="float">
            <text:p>62</text:p>
          </table:table-cell>
          <table:table-cell table:formula="of:=ROUND(RAND()*999+1)" office:value-type="float" office:value="387" calcext:value-type="float">
            <text:p>387</text:p>
          </table:table-cell>
          <table:table-cell office:value-type="string" calcext:value-type="string">
            <text:p>2403 LOREM IPSUM DOLOR</text:p>
          </table:table-cell>
          <table:table-cell office:value-type="float" office:value="1503958379" calcext:value-type="float">
            <text:p>1503958379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69" calcext:value-type="float">
            <text:p>69</text:p>
          </table:table-cell>
          <table:table-cell office:value-type="string" calcext:value-type="string">
            <text:p>2404 LOREM IPSUM DOLOR</text:p>
          </table:table-cell>
          <table:table-cell office:value-type="float" office:value="1503958380" calcext:value-type="float">
            <text:p>150395838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750" calcext:value-type="float">
            <text:p>750</text:p>
          </table:table-cell>
          <table:table-cell office:value-type="string" calcext:value-type="string">
            <text:p>2405 LOREM IPSUM DOLOR</text:p>
          </table:table-cell>
          <table:table-cell office:value-type="float" office:value="1503958381" calcext:value-type="float">
            <text:p>1503958381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739" calcext:value-type="float">
            <text:p>739</text:p>
          </table:table-cell>
          <table:table-cell office:value-type="string" calcext:value-type="string">
            <text:p>2406 LOREM IPSUM DOLOR</text:p>
          </table:table-cell>
          <table:table-cell office:value-type="float" office:value="1503958382" calcext:value-type="float">
            <text:p>1503958382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ROUND(RAND()*99+1)" office:value-type="float" office:value="90" calcext:value-type="float">
            <text:p>90</text:p>
          </table:table-cell>
          <table:table-cell table:formula="of:=ROUND(RAND()*999+1)" office:value-type="float" office:value="504" calcext:value-type="float">
            <text:p>504</text:p>
          </table:table-cell>
          <table:table-cell office:value-type="string" calcext:value-type="string">
            <text:p>2407 LOREM IPSUM DOLOR</text:p>
          </table:table-cell>
          <table:table-cell office:value-type="float" office:value="1503958383" calcext:value-type="float">
            <text:p>1503958383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ROUND(RAND()*99+1)" office:value-type="float" office:value="83" calcext:value-type="float">
            <text:p>83</text:p>
          </table:table-cell>
          <table:table-cell table:formula="of:=ROUND(RAND()*999+1)" office:value-type="float" office:value="650" calcext:value-type="float">
            <text:p>650</text:p>
          </table:table-cell>
          <table:table-cell office:value-type="string" calcext:value-type="string">
            <text:p>2408 LOREM IPSUM DOLOR</text:p>
          </table:table-cell>
          <table:table-cell office:value-type="float" office:value="1503958384" calcext:value-type="float">
            <text:p>1503958384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965" calcext:value-type="float">
            <text:p>965</text:p>
          </table:table-cell>
          <table:table-cell office:value-type="string" calcext:value-type="string">
            <text:p>2409 LOREM IPSUM DOLOR</text:p>
          </table:table-cell>
          <table:table-cell office:value-type="float" office:value="1503958385" calcext:value-type="float">
            <text:p>150395838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694" calcext:value-type="float">
            <text:p>694</text:p>
          </table:table-cell>
          <table:table-cell office:value-type="string" calcext:value-type="string">
            <text:p>2410 LOREM IPSUM DOLOR</text:p>
          </table:table-cell>
          <table:table-cell office:value-type="float" office:value="1503958386" calcext:value-type="float">
            <text:p>1503958386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19" calcext:value-type="float">
            <text:p>19</text:p>
          </table:table-cell>
          <table:table-cell office:value-type="string" calcext:value-type="string">
            <text:p>2411 LOREM IPSUM DOLOR</text:p>
          </table:table-cell>
          <table:table-cell office:value-type="float" office:value="1503958387" calcext:value-type="float">
            <text:p>1503958387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362" calcext:value-type="float">
            <text:p>362</text:p>
          </table:table-cell>
          <table:table-cell office:value-type="string" calcext:value-type="string">
            <text:p>2412 LOREM IPSUM DOLOR</text:p>
          </table:table-cell>
          <table:table-cell office:value-type="float" office:value="1503958388" calcext:value-type="float">
            <text:p>1503958388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table:formula="of:=ROUND(RAND()*99+1)" office:value-type="float" office:value="21" calcext:value-type="float">
            <text:p>21</text:p>
          </table:table-cell>
          <table:table-cell table:formula="of:=ROUND(RAND()*999+1)" office:value-type="float" office:value="623" calcext:value-type="float">
            <text:p>623</text:p>
          </table:table-cell>
          <table:table-cell office:value-type="string" calcext:value-type="string">
            <text:p>2413 LOREM IPSUM DOLOR</text:p>
          </table:table-cell>
          <table:table-cell office:value-type="float" office:value="1503958389" calcext:value-type="float">
            <text:p>1503958389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373" calcext:value-type="float">
            <text:p>373</text:p>
          </table:table-cell>
          <table:table-cell office:value-type="string" calcext:value-type="string">
            <text:p>2414 LOREM IPSUM DOLOR</text:p>
          </table:table-cell>
          <table:table-cell office:value-type="float" office:value="1503958390" calcext:value-type="float">
            <text:p>150395839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702" calcext:value-type="float">
            <text:p>702</text:p>
          </table:table-cell>
          <table:table-cell office:value-type="string" calcext:value-type="string">
            <text:p>2415 LOREM IPSUM DOLOR</text:p>
          </table:table-cell>
          <table:table-cell office:value-type="float" office:value="1503958391" calcext:value-type="float">
            <text:p>1503958391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609" calcext:value-type="float">
            <text:p>609</text:p>
          </table:table-cell>
          <table:table-cell office:value-type="string" calcext:value-type="string">
            <text:p>2416 LOREM IPSUM DOLOR</text:p>
          </table:table-cell>
          <table:table-cell office:value-type="float" office:value="1503958392" calcext:value-type="float">
            <text:p>1503958392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237" calcext:value-type="float">
            <text:p>237</text:p>
          </table:table-cell>
          <table:table-cell office:value-type="string" calcext:value-type="string">
            <text:p>2417 LOREM IPSUM DOLOR</text:p>
          </table:table-cell>
          <table:table-cell office:value-type="float" office:value="1503958393" calcext:value-type="float">
            <text:p>1503958393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255" calcext:value-type="float">
            <text:p>255</text:p>
          </table:table-cell>
          <table:table-cell office:value-type="string" calcext:value-type="string">
            <text:p>2418 LOREM IPSUM DOLOR</text:p>
          </table:table-cell>
          <table:table-cell office:value-type="float" office:value="1503958394" calcext:value-type="float">
            <text:p>1503958394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ROUND(RAND()*99+1)" office:value-type="float" office:value="74" calcext:value-type="float">
            <text:p>74</text:p>
          </table:table-cell>
          <table:table-cell table:formula="of:=ROUND(RAND()*999+1)" office:value-type="float" office:value="913" calcext:value-type="float">
            <text:p>913</text:p>
          </table:table-cell>
          <table:table-cell office:value-type="string" calcext:value-type="string">
            <text:p>2419 LOREM IPSUM DOLOR</text:p>
          </table:table-cell>
          <table:table-cell office:value-type="float" office:value="1503958395" calcext:value-type="float">
            <text:p>1503958395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ROUND(RAND()*99+1)" office:value-type="float" office:value="89" calcext:value-type="float">
            <text:p>89</text:p>
          </table:table-cell>
          <table:table-cell table:formula="of:=ROUND(RAND()*999+1)" office:value-type="float" office:value="582" calcext:value-type="float">
            <text:p>582</text:p>
          </table:table-cell>
          <table:table-cell office:value-type="string" calcext:value-type="string">
            <text:p>2420 LOREM IPSUM DOLOR</text:p>
          </table:table-cell>
          <table:table-cell office:value-type="float" office:value="1503958396" calcext:value-type="float">
            <text:p>1503958396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301" calcext:value-type="float">
            <text:p>301</text:p>
          </table:table-cell>
          <table:table-cell office:value-type="string" calcext:value-type="string">
            <text:p>2421 LOREM IPSUM DOLOR</text:p>
          </table:table-cell>
          <table:table-cell office:value-type="float" office:value="1503958397" calcext:value-type="float">
            <text:p>1503958397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600" calcext:value-type="float">
            <text:p>600</text:p>
          </table:table-cell>
          <table:table-cell office:value-type="string" calcext:value-type="string">
            <text:p>2422 LOREM IPSUM DOLOR</text:p>
          </table:table-cell>
          <table:table-cell office:value-type="float" office:value="1503958398" calcext:value-type="float">
            <text:p>1503958398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631" calcext:value-type="float">
            <text:p>631</text:p>
          </table:table-cell>
          <table:table-cell office:value-type="string" calcext:value-type="string">
            <text:p>2423 LOREM IPSUM DOLOR</text:p>
          </table:table-cell>
          <table:table-cell office:value-type="float" office:value="1503958399" calcext:value-type="float">
            <text:p>1503958399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611" calcext:value-type="float">
            <text:p>611</text:p>
          </table:table-cell>
          <table:table-cell office:value-type="string" calcext:value-type="string">
            <text:p>2424 LOREM IPSUM DOLOR</text:p>
          </table:table-cell>
          <table:table-cell office:value-type="float" office:value="1503958400" calcext:value-type="float">
            <text:p>150395840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534" calcext:value-type="float">
            <text:p>534</text:p>
          </table:table-cell>
          <table:table-cell office:value-type="string" calcext:value-type="string">
            <text:p>2425 LOREM IPSUM DOLOR</text:p>
          </table:table-cell>
          <table:table-cell office:value-type="float" office:value="1503958401" calcext:value-type="float">
            <text:p>1503958401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table:formula="of:=ROUND(RAND()*99+1)" office:value-type="float" office:value="20" calcext:value-type="float">
            <text:p>20</text:p>
          </table:table-cell>
          <table:table-cell table:formula="of:=ROUND(RAND()*999+1)" office:value-type="float" office:value="333" calcext:value-type="float">
            <text:p>333</text:p>
          </table:table-cell>
          <table:table-cell office:value-type="string" calcext:value-type="string">
            <text:p>2426 LOREM IPSUM DOLOR</text:p>
          </table:table-cell>
          <table:table-cell office:value-type="float" office:value="1503958402" calcext:value-type="float">
            <text:p>1503958402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928" calcext:value-type="float">
            <text:p>928</text:p>
          </table:table-cell>
          <table:table-cell office:value-type="string" calcext:value-type="string">
            <text:p>2427 LOREM IPSUM DOLOR</text:p>
          </table:table-cell>
          <table:table-cell office:value-type="float" office:value="1503958403" calcext:value-type="float">
            <text:p>1503958403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315" calcext:value-type="float">
            <text:p>315</text:p>
          </table:table-cell>
          <table:table-cell office:value-type="string" calcext:value-type="string">
            <text:p>2428 LOREM IPSUM DOLOR</text:p>
          </table:table-cell>
          <table:table-cell office:value-type="float" office:value="1503958404" calcext:value-type="float">
            <text:p>1503958404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table:formula="of:=ROUND(RAND()*99+1)" office:value-type="float" office:value="67" calcext:value-type="float">
            <text:p>67</text:p>
          </table:table-cell>
          <table:table-cell table:formula="of:=ROUND(RAND()*999+1)" office:value-type="float" office:value="355" calcext:value-type="float">
            <text:p>355</text:p>
          </table:table-cell>
          <table:table-cell office:value-type="string" calcext:value-type="string">
            <text:p>2429 LOREM IPSUM DOLOR</text:p>
          </table:table-cell>
          <table:table-cell office:value-type="float" office:value="1503958405" calcext:value-type="float">
            <text:p>150395840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ROUND(RAND()*99+1)" office:value-type="float" office:value="92" calcext:value-type="float">
            <text:p>92</text:p>
          </table:table-cell>
          <table:table-cell table:formula="of:=ROUND(RAND()*999+1)" office:value-type="float" office:value="101" calcext:value-type="float">
            <text:p>101</text:p>
          </table:table-cell>
          <table:table-cell office:value-type="string" calcext:value-type="string">
            <text:p>2430 LOREM IPSUM DOLOR</text:p>
          </table:table-cell>
          <table:table-cell office:value-type="float" office:value="1503958406" calcext:value-type="float">
            <text:p>1503958406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646" calcext:value-type="float">
            <text:p>646</text:p>
          </table:table-cell>
          <table:table-cell office:value-type="string" calcext:value-type="string">
            <text:p>2431 LOREM IPSUM DOLOR</text:p>
          </table:table-cell>
          <table:table-cell office:value-type="float" office:value="1503958407" calcext:value-type="float">
            <text:p>1503958407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ROUND(RAND()*99+1)" office:value-type="float" office:value="79" calcext:value-type="float">
            <text:p>79</text:p>
          </table:table-cell>
          <table:table-cell table:formula="of:=ROUND(RAND()*999+1)" office:value-type="float" office:value="295" calcext:value-type="float">
            <text:p>295</text:p>
          </table:table-cell>
          <table:table-cell office:value-type="string" calcext:value-type="string">
            <text:p>2432 LOREM IPSUM DOLOR</text:p>
          </table:table-cell>
          <table:table-cell office:value-type="float" office:value="1503958408" calcext:value-type="float">
            <text:p>1503958408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ROUND(RAND()*99+1)" office:value-type="float" office:value="54" calcext:value-type="float">
            <text:p>54</text:p>
          </table:table-cell>
          <table:table-cell table:formula="of:=ROUND(RAND()*999+1)" office:value-type="float" office:value="304" calcext:value-type="float">
            <text:p>304</text:p>
          </table:table-cell>
          <table:table-cell office:value-type="string" calcext:value-type="string">
            <text:p>2433 LOREM IPSUM DOLOR</text:p>
          </table:table-cell>
          <table:table-cell office:value-type="float" office:value="1503958409" calcext:value-type="float">
            <text:p>1503958409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table:formula="of:=ROUND(RAND()*99+1)" office:value-type="float" office:value="14" calcext:value-type="float">
            <text:p>14</text:p>
          </table:table-cell>
          <table:table-cell table:formula="of:=ROUND(RAND()*999+1)" office:value-type="float" office:value="95" calcext:value-type="float">
            <text:p>95</text:p>
          </table:table-cell>
          <table:table-cell office:value-type="string" calcext:value-type="string">
            <text:p>2434 LOREM IPSUM DOLOR</text:p>
          </table:table-cell>
          <table:table-cell office:value-type="float" office:value="1503958410" calcext:value-type="float">
            <text:p>150395841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479" calcext:value-type="float">
            <text:p>479</text:p>
          </table:table-cell>
          <table:table-cell office:value-type="string" calcext:value-type="string">
            <text:p>2435 LOREM IPSUM DOLOR</text:p>
          </table:table-cell>
          <table:table-cell office:value-type="float" office:value="1503958411" calcext:value-type="float">
            <text:p>1503958411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table:formula="of:=ROUND(RAND()*99+1)" office:value-type="float" office:value="34" calcext:value-type="float">
            <text:p>34</text:p>
          </table:table-cell>
          <table:table-cell table:formula="of:=ROUND(RAND()*999+1)" office:value-type="float" office:value="57" calcext:value-type="float">
            <text:p>57</text:p>
          </table:table-cell>
          <table:table-cell office:value-type="string" calcext:value-type="string">
            <text:p>2436 LOREM IPSUM DOLOR</text:p>
          </table:table-cell>
          <table:table-cell office:value-type="float" office:value="1503958412" calcext:value-type="float">
            <text:p>1503958412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ROUND(RAND()*99+1)" office:value-type="float" office:value="53" calcext:value-type="float">
            <text:p>53</text:p>
          </table:table-cell>
          <table:table-cell table:formula="of:=ROUND(RAND()*999+1)" office:value-type="float" office:value="113" calcext:value-type="float">
            <text:p>113</text:p>
          </table:table-cell>
          <table:table-cell office:value-type="string" calcext:value-type="string">
            <text:p>2437 LOREM IPSUM DOLOR</text:p>
          </table:table-cell>
          <table:table-cell office:value-type="float" office:value="1503958413" calcext:value-type="float">
            <text:p>1503958413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table:formula="of:=ROUND(RAND()*99+1)" office:value-type="float" office:value="63" calcext:value-type="float">
            <text:p>63</text:p>
          </table:table-cell>
          <table:table-cell table:formula="of:=ROUND(RAND()*999+1)" office:value-type="float" office:value="999" calcext:value-type="float">
            <text:p>999</text:p>
          </table:table-cell>
          <table:table-cell office:value-type="string" calcext:value-type="string">
            <text:p>2438 LOREM IPSUM DOLOR</text:p>
          </table:table-cell>
          <table:table-cell office:value-type="float" office:value="1503958414" calcext:value-type="float">
            <text:p>1503958414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table:formula="of:=ROUND(RAND()*99+1)" office:value-type="float" office:value="76" calcext:value-type="float">
            <text:p>76</text:p>
          </table:table-cell>
          <table:table-cell table:formula="of:=ROUND(RAND()*999+1)" office:value-type="float" office:value="761" calcext:value-type="float">
            <text:p>761</text:p>
          </table:table-cell>
          <table:table-cell office:value-type="string" calcext:value-type="string">
            <text:p>2439 LOREM IPSUM DOLOR</text:p>
          </table:table-cell>
          <table:table-cell office:value-type="float" office:value="1503958415" calcext:value-type="float">
            <text:p>150395841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67" calcext:value-type="float">
            <text:p>67</text:p>
          </table:table-cell>
          <table:table-cell office:value-type="string" calcext:value-type="string">
            <text:p>2440 LOREM IPSUM DOLOR</text:p>
          </table:table-cell>
          <table:table-cell office:value-type="float" office:value="1503958416" calcext:value-type="float">
            <text:p>1503958416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960" calcext:value-type="float">
            <text:p>960</text:p>
          </table:table-cell>
          <table:table-cell office:value-type="string" calcext:value-type="string">
            <text:p>2441 LOREM IPSUM DOLOR</text:p>
          </table:table-cell>
          <table:table-cell office:value-type="float" office:value="1503958417" calcext:value-type="float">
            <text:p>1503958417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448" calcext:value-type="float">
            <text:p>448</text:p>
          </table:table-cell>
          <table:table-cell office:value-type="string" calcext:value-type="string">
            <text:p>2442 LOREM IPSUM DOLOR</text:p>
          </table:table-cell>
          <table:table-cell office:value-type="float" office:value="1503958418" calcext:value-type="float">
            <text:p>1503958418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ROUND(RAND()*99+1)" office:value-type="float" office:value="56" calcext:value-type="float">
            <text:p>56</text:p>
          </table:table-cell>
          <table:table-cell table:formula="of:=ROUND(RAND()*999+1)" office:value-type="float" office:value="557" calcext:value-type="float">
            <text:p>557</text:p>
          </table:table-cell>
          <table:table-cell office:value-type="string" calcext:value-type="string">
            <text:p>2443 LOREM IPSUM DOLOR</text:p>
          </table:table-cell>
          <table:table-cell office:value-type="float" office:value="1503958419" calcext:value-type="float">
            <text:p>1503958419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ROUND(RAND()*99+1)" office:value-type="float" office:value="94" calcext:value-type="float">
            <text:p>94</text:p>
          </table:table-cell>
          <table:table-cell table:formula="of:=ROUND(RAND()*999+1)" office:value-type="float" office:value="709" calcext:value-type="float">
            <text:p>709</text:p>
          </table:table-cell>
          <table:table-cell office:value-type="string" calcext:value-type="string">
            <text:p>2444 LOREM IPSUM DOLOR</text:p>
          </table:table-cell>
          <table:table-cell office:value-type="float" office:value="1503958420" calcext:value-type="float">
            <text:p>150395842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891" calcext:value-type="float">
            <text:p>891</text:p>
          </table:table-cell>
          <table:table-cell office:value-type="string" calcext:value-type="string">
            <text:p>2445 LOREM IPSUM DOLOR</text:p>
          </table:table-cell>
          <table:table-cell office:value-type="float" office:value="1503958421" calcext:value-type="float">
            <text:p>1503958421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452" calcext:value-type="float">
            <text:p>452</text:p>
          </table:table-cell>
          <table:table-cell office:value-type="string" calcext:value-type="string">
            <text:p>2446 LOREM IPSUM DOLOR</text:p>
          </table:table-cell>
          <table:table-cell office:value-type="float" office:value="1503958422" calcext:value-type="float">
            <text:p>1503958422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747" calcext:value-type="float">
            <text:p>747</text:p>
          </table:table-cell>
          <table:table-cell office:value-type="string" calcext:value-type="string">
            <text:p>2447 LOREM IPSUM DOLOR</text:p>
          </table:table-cell>
          <table:table-cell office:value-type="float" office:value="1503958423" calcext:value-type="float">
            <text:p>1503958423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ROUND(RAND()*99+1)" office:value-type="float" office:value="26" calcext:value-type="float">
            <text:p>26</text:p>
          </table:table-cell>
          <table:table-cell table:formula="of:=ROUND(RAND()*999+1)" office:value-type="float" office:value="172" calcext:value-type="float">
            <text:p>172</text:p>
          </table:table-cell>
          <table:table-cell office:value-type="string" calcext:value-type="string">
            <text:p>2448 LOREM IPSUM DOLOR</text:p>
          </table:table-cell>
          <table:table-cell office:value-type="float" office:value="1503958424" calcext:value-type="float">
            <text:p>1503958424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725" calcext:value-type="float">
            <text:p>725</text:p>
          </table:table-cell>
          <table:table-cell office:value-type="string" calcext:value-type="string">
            <text:p>2449 LOREM IPSUM DOLOR</text:p>
          </table:table-cell>
          <table:table-cell office:value-type="float" office:value="1503958425" calcext:value-type="float">
            <text:p>1503958425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ROUND(RAND()*99+1)" office:value-type="float" office:value="5" calcext:value-type="float">
            <text:p>5</text:p>
          </table:table-cell>
          <table:table-cell table:formula="of:=ROUND(RAND()*999+1)" office:value-type="float" office:value="816" calcext:value-type="float">
            <text:p>816</text:p>
          </table:table-cell>
          <table:table-cell office:value-type="string" calcext:value-type="string">
            <text:p>2450 LOREM IPSUM DOLOR</text:p>
          </table:table-cell>
          <table:table-cell office:value-type="float" office:value="1503958426" calcext:value-type="float">
            <text:p>1503958426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table:formula="of:=ROUND(RAND()*99+1)" office:value-type="float" office:value="91" calcext:value-type="float">
            <text:p>91</text:p>
          </table:table-cell>
          <table:table-cell table:formula="of:=ROUND(RAND()*999+1)" office:value-type="float" office:value="511" calcext:value-type="float">
            <text:p>511</text:p>
          </table:table-cell>
          <table:table-cell office:value-type="string" calcext:value-type="string">
            <text:p>2451 LOREM IPSUM DOLOR</text:p>
          </table:table-cell>
          <table:table-cell office:value-type="float" office:value="1503958427" calcext:value-type="float">
            <text:p>1503958427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ROUND(RAND()*99+1)" office:value-type="float" office:value="30" calcext:value-type="float">
            <text:p>30</text:p>
          </table:table-cell>
          <table:table-cell table:formula="of:=ROUND(RAND()*999+1)" office:value-type="float" office:value="51" calcext:value-type="float">
            <text:p>51</text:p>
          </table:table-cell>
          <table:table-cell office:value-type="string" calcext:value-type="string">
            <text:p>2452 LOREM IPSUM DOLOR</text:p>
          </table:table-cell>
          <table:table-cell office:value-type="float" office:value="1503958428" calcext:value-type="float">
            <text:p>1503958428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223" calcext:value-type="float">
            <text:p>223</text:p>
          </table:table-cell>
          <table:table-cell office:value-type="string" calcext:value-type="string">
            <text:p>2453 LOREM IPSUM DOLOR</text:p>
          </table:table-cell>
          <table:table-cell office:value-type="float" office:value="1503958429" calcext:value-type="float">
            <text:p>1503958429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table:formula="of:=ROUND(RAND()*99+1)" office:value-type="float" office:value="96" calcext:value-type="float">
            <text:p>96</text:p>
          </table:table-cell>
          <table:table-cell table:formula="of:=ROUND(RAND()*999+1)" office:value-type="float" office:value="82" calcext:value-type="float">
            <text:p>82</text:p>
          </table:table-cell>
          <table:table-cell office:value-type="string" calcext:value-type="string">
            <text:p>2454 LOREM IPSUM DOLOR</text:p>
          </table:table-cell>
          <table:table-cell office:value-type="float" office:value="1503958430" calcext:value-type="float">
            <text:p>150395843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ROUND(RAND()*99+1)" office:value-type="float" office:value="28" calcext:value-type="float">
            <text:p>28</text:p>
          </table:table-cell>
          <table:table-cell table:formula="of:=ROUND(RAND()*999+1)" office:value-type="float" office:value="893" calcext:value-type="float">
            <text:p>893</text:p>
          </table:table-cell>
          <table:table-cell office:value-type="string" calcext:value-type="string">
            <text:p>2455 LOREM IPSUM DOLOR</text:p>
          </table:table-cell>
          <table:table-cell office:value-type="float" office:value="1503958431" calcext:value-type="float">
            <text:p>1503958431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276" calcext:value-type="float">
            <text:p>276</text:p>
          </table:table-cell>
          <table:table-cell office:value-type="string" calcext:value-type="string">
            <text:p>2456 LOREM IPSUM DOLOR</text:p>
          </table:table-cell>
          <table:table-cell office:value-type="float" office:value="1503958432" calcext:value-type="float">
            <text:p>1503958432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611" calcext:value-type="float">
            <text:p>611</text:p>
          </table:table-cell>
          <table:table-cell office:value-type="string" calcext:value-type="string">
            <text:p>2457 LOREM IPSUM DOLOR</text:p>
          </table:table-cell>
          <table:table-cell office:value-type="float" office:value="1503958433" calcext:value-type="float">
            <text:p>1503958433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ROUND(RAND()*99+1)" office:value-type="float" office:value="43" calcext:value-type="float">
            <text:p>43</text:p>
          </table:table-cell>
          <table:table-cell table:formula="of:=ROUND(RAND()*999+1)" office:value-type="float" office:value="856" calcext:value-type="float">
            <text:p>856</text:p>
          </table:table-cell>
          <table:table-cell office:value-type="string" calcext:value-type="string">
            <text:p>2458 LOREM IPSUM DOLOR</text:p>
          </table:table-cell>
          <table:table-cell office:value-type="float" office:value="1503958434" calcext:value-type="float">
            <text:p>1503958434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ROUND(RAND()*99+1)" office:value-type="float" office:value="59" calcext:value-type="float">
            <text:p>59</text:p>
          </table:table-cell>
          <table:table-cell table:formula="of:=ROUND(RAND()*999+1)" office:value-type="float" office:value="189" calcext:value-type="float">
            <text:p>189</text:p>
          </table:table-cell>
          <table:table-cell office:value-type="string" calcext:value-type="string">
            <text:p>2459 LOREM IPSUM DOLOR</text:p>
          </table:table-cell>
          <table:table-cell office:value-type="float" office:value="1503958435" calcext:value-type="float">
            <text:p>150395843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ROUND(RAND()*99+1)" office:value-type="float" office:value="11" calcext:value-type="float">
            <text:p>11</text:p>
          </table:table-cell>
          <table:table-cell table:formula="of:=ROUND(RAND()*999+1)" office:value-type="float" office:value="893" calcext:value-type="float">
            <text:p>893</text:p>
          </table:table-cell>
          <table:table-cell office:value-type="string" calcext:value-type="string">
            <text:p>2460 LOREM IPSUM DOLOR</text:p>
          </table:table-cell>
          <table:table-cell office:value-type="float" office:value="1503958436" calcext:value-type="float">
            <text:p>1503958436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858" calcext:value-type="float">
            <text:p>858</text:p>
          </table:table-cell>
          <table:table-cell office:value-type="string" calcext:value-type="string">
            <text:p>2461 LOREM IPSUM DOLOR</text:p>
          </table:table-cell>
          <table:table-cell office:value-type="float" office:value="1503958437" calcext:value-type="float">
            <text:p>1503958437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ROUND(RAND()*99+1)" office:value-type="float" office:value="81" calcext:value-type="float">
            <text:p>81</text:p>
          </table:table-cell>
          <table:table-cell table:formula="of:=ROUND(RAND()*999+1)" office:value-type="float" office:value="193" calcext:value-type="float">
            <text:p>193</text:p>
          </table:table-cell>
          <table:table-cell office:value-type="string" calcext:value-type="string">
            <text:p>2462 LOREM IPSUM DOLOR</text:p>
          </table:table-cell>
          <table:table-cell office:value-type="float" office:value="1503958438" calcext:value-type="float">
            <text:p>1503958438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table:formula="of:=ROUND(RAND()*99+1)" office:value-type="float" office:value="68" calcext:value-type="float">
            <text:p>68</text:p>
          </table:table-cell>
          <table:table-cell table:formula="of:=ROUND(RAND()*999+1)" office:value-type="float" office:value="436" calcext:value-type="float">
            <text:p>436</text:p>
          </table:table-cell>
          <table:table-cell office:value-type="string" calcext:value-type="string">
            <text:p>2463 LOREM IPSUM DOLOR</text:p>
          </table:table-cell>
          <table:table-cell office:value-type="float" office:value="1503958439" calcext:value-type="float">
            <text:p>1503958439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table:formula="of:=ROUND(RAND()*99+1)" office:value-type="float" office:value="85" calcext:value-type="float">
            <text:p>85</text:p>
          </table:table-cell>
          <table:table-cell table:formula="of:=ROUND(RAND()*999+1)" office:value-type="float" office:value="749" calcext:value-type="float">
            <text:p>749</text:p>
          </table:table-cell>
          <table:table-cell office:value-type="string" calcext:value-type="string">
            <text:p>2464 LOREM IPSUM DOLOR</text:p>
          </table:table-cell>
          <table:table-cell office:value-type="float" office:value="1503958440" calcext:value-type="float">
            <text:p>150395844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table:formula="of:=ROUND(RAND()*99+1)" office:value-type="float" office:value="98" calcext:value-type="float">
            <text:p>98</text:p>
          </table:table-cell>
          <table:table-cell table:formula="of:=ROUND(RAND()*999+1)" office:value-type="float" office:value="695" calcext:value-type="float">
            <text:p>695</text:p>
          </table:table-cell>
          <table:table-cell office:value-type="string" calcext:value-type="string">
            <text:p>2465 LOREM IPSUM DOLOR</text:p>
          </table:table-cell>
          <table:table-cell office:value-type="float" office:value="1503958441" calcext:value-type="float">
            <text:p>1503958441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ROUND(RAND()*99+1)" office:value-type="float" office:value="25" calcext:value-type="float">
            <text:p>25</text:p>
          </table:table-cell>
          <table:table-cell table:formula="of:=ROUND(RAND()*999+1)" office:value-type="float" office:value="42" calcext:value-type="float">
            <text:p>42</text:p>
          </table:table-cell>
          <table:table-cell office:value-type="string" calcext:value-type="string">
            <text:p>2466 LOREM IPSUM DOLOR</text:p>
          </table:table-cell>
          <table:table-cell office:value-type="float" office:value="1503958442" calcext:value-type="float">
            <text:p>1503958442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ROUND(RAND()*99+1)" office:value-type="float" office:value="88" calcext:value-type="float">
            <text:p>88</text:p>
          </table:table-cell>
          <table:table-cell table:formula="of:=ROUND(RAND()*999+1)" office:value-type="float" office:value="222" calcext:value-type="float">
            <text:p>222</text:p>
          </table:table-cell>
          <table:table-cell office:value-type="string" calcext:value-type="string">
            <text:p>2467 LOREM IPSUM DOLOR</text:p>
          </table:table-cell>
          <table:table-cell office:value-type="float" office:value="1503958443" calcext:value-type="float">
            <text:p>1503958443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table:formula="of:=ROUND(RAND()*99+1)" office:value-type="float" office:value="61" calcext:value-type="float">
            <text:p>61</text:p>
          </table:table-cell>
          <table:table-cell table:formula="of:=ROUND(RAND()*999+1)" office:value-type="float" office:value="353" calcext:value-type="float">
            <text:p>353</text:p>
          </table:table-cell>
          <table:table-cell office:value-type="string" calcext:value-type="string">
            <text:p>2468 LOREM IPSUM DOLOR</text:p>
          </table:table-cell>
          <table:table-cell office:value-type="float" office:value="1503958444" calcext:value-type="float">
            <text:p>1503958444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ROUND(RAND()*99+1)" office:value-type="float" office:value="33" calcext:value-type="float">
            <text:p>33</text:p>
          </table:table-cell>
          <table:table-cell table:formula="of:=ROUND(RAND()*999+1)" office:value-type="float" office:value="442" calcext:value-type="float">
            <text:p>442</text:p>
          </table:table-cell>
          <table:table-cell office:value-type="string" calcext:value-type="string">
            <text:p>2469 LOREM IPSUM DOLOR</text:p>
          </table:table-cell>
          <table:table-cell office:value-type="float" office:value="1503958445" calcext:value-type="float">
            <text:p>150395844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ROUND(RAND()*99+1)" office:value-type="float" office:value="40" calcext:value-type="float">
            <text:p>40</text:p>
          </table:table-cell>
          <table:table-cell table:formula="of:=ROUND(RAND()*999+1)" office:value-type="float" office:value="63" calcext:value-type="float">
            <text:p>63</text:p>
          </table:table-cell>
          <table:table-cell office:value-type="string" calcext:value-type="string">
            <text:p>2470 LOREM IPSUM DOLOR</text:p>
          </table:table-cell>
          <table:table-cell office:value-type="float" office:value="1503958446" calcext:value-type="float">
            <text:p>1503958446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516" calcext:value-type="float">
            <text:p>516</text:p>
          </table:table-cell>
          <table:table-cell office:value-type="string" calcext:value-type="string">
            <text:p>2471 LOREM IPSUM DOLOR</text:p>
          </table:table-cell>
          <table:table-cell office:value-type="float" office:value="1503958447" calcext:value-type="float">
            <text:p>1503958447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table:formula="of:=ROUND(RAND()*99+1)" office:value-type="float" office:value="87" calcext:value-type="float">
            <text:p>87</text:p>
          </table:table-cell>
          <table:table-cell table:formula="of:=ROUND(RAND()*999+1)" office:value-type="float" office:value="18" calcext:value-type="float">
            <text:p>18</text:p>
          </table:table-cell>
          <table:table-cell office:value-type="string" calcext:value-type="string">
            <text:p>2472 LOREM IPSUM DOLOR</text:p>
          </table:table-cell>
          <table:table-cell office:value-type="float" office:value="1503958448" calcext:value-type="float">
            <text:p>1503958448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ROUND(RAND()*99+1)" office:value-type="float" office:value="45" calcext:value-type="float">
            <text:p>45</text:p>
          </table:table-cell>
          <table:table-cell table:formula="of:=ROUND(RAND()*999+1)" office:value-type="float" office:value="487" calcext:value-type="float">
            <text:p>487</text:p>
          </table:table-cell>
          <table:table-cell office:value-type="string" calcext:value-type="string">
            <text:p>2473 LOREM IPSUM DOLOR</text:p>
          </table:table-cell>
          <table:table-cell office:value-type="float" office:value="1503958449" calcext:value-type="float">
            <text:p>1503958449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ROUND(RAND()*99+1)" office:value-type="float" office:value="44" calcext:value-type="float">
            <text:p>44</text:p>
          </table:table-cell>
          <table:table-cell table:formula="of:=ROUND(RAND()*999+1)" office:value-type="float" office:value="720" calcext:value-type="float">
            <text:p>720</text:p>
          </table:table-cell>
          <table:table-cell office:value-type="string" calcext:value-type="string">
            <text:p>2474 LOREM IPSUM DOLOR</text:p>
          </table:table-cell>
          <table:table-cell office:value-type="float" office:value="1503958450" calcext:value-type="float">
            <text:p>150395845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table:formula="of:=ROUND(RAND()*99+1)" office:value-type="float" office:value="73" calcext:value-type="float">
            <text:p>73</text:p>
          </table:table-cell>
          <table:table-cell table:formula="of:=ROUND(RAND()*999+1)" office:value-type="float" office:value="198" calcext:value-type="float">
            <text:p>198</text:p>
          </table:table-cell>
          <table:table-cell office:value-type="string" calcext:value-type="string">
            <text:p>2475 LOREM IPSUM DOLOR</text:p>
          </table:table-cell>
          <table:table-cell office:value-type="float" office:value="1503958451" calcext:value-type="float">
            <text:p>1503958451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ROUND(RAND()*99+1)" office:value-type="float" office:value="13" calcext:value-type="float">
            <text:p>13</text:p>
          </table:table-cell>
          <table:table-cell table:formula="of:=ROUND(RAND()*999+1)" office:value-type="float" office:value="936" calcext:value-type="float">
            <text:p>936</text:p>
          </table:table-cell>
          <table:table-cell office:value-type="string" calcext:value-type="string">
            <text:p>2476 LOREM IPSUM DOLOR</text:p>
          </table:table-cell>
          <table:table-cell office:value-type="float" office:value="1503958452" calcext:value-type="float">
            <text:p>1503958452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816" calcext:value-type="float">
            <text:p>816</text:p>
          </table:table-cell>
          <table:table-cell office:value-type="string" calcext:value-type="string">
            <text:p>2477 LOREM IPSUM DOLOR</text:p>
          </table:table-cell>
          <table:table-cell office:value-type="float" office:value="1503958453" calcext:value-type="float">
            <text:p>1503958453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ROUND(RAND()*99+1)" office:value-type="float" office:value="31" calcext:value-type="float">
            <text:p>31</text:p>
          </table:table-cell>
          <table:table-cell table:formula="of:=ROUND(RAND()*999+1)" office:value-type="float" office:value="643" calcext:value-type="float">
            <text:p>643</text:p>
          </table:table-cell>
          <table:table-cell office:value-type="string" calcext:value-type="string">
            <text:p>2478 LOREM IPSUM DOLOR</text:p>
          </table:table-cell>
          <table:table-cell office:value-type="float" office:value="1503958454" calcext:value-type="float">
            <text:p>1503958454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ROUND(RAND()*99+1)" office:value-type="float" office:value="72" calcext:value-type="float">
            <text:p>72</text:p>
          </table:table-cell>
          <table:table-cell table:formula="of:=ROUND(RAND()*999+1)" office:value-type="float" office:value="831" calcext:value-type="float">
            <text:p>831</text:p>
          </table:table-cell>
          <table:table-cell office:value-type="string" calcext:value-type="string">
            <text:p>2479 LOREM IPSUM DOLOR</text:p>
          </table:table-cell>
          <table:table-cell office:value-type="float" office:value="1503958455" calcext:value-type="float">
            <text:p>150395845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ROUND(RAND()*99+1)" office:value-type="float" office:value="38" calcext:value-type="float">
            <text:p>38</text:p>
          </table:table-cell>
          <table:table-cell table:formula="of:=ROUND(RAND()*999+1)" office:value-type="float" office:value="762" calcext:value-type="float">
            <text:p>762</text:p>
          </table:table-cell>
          <table:table-cell office:value-type="string" calcext:value-type="string">
            <text:p>2480 LOREM IPSUM DOLOR</text:p>
          </table:table-cell>
          <table:table-cell office:value-type="float" office:value="1503958456" calcext:value-type="float">
            <text:p>1503958456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table:formula="of:=ROUND(RAND()*99+1)" office:value-type="float" office:value="75" calcext:value-type="float">
            <text:p>75</text:p>
          </table:table-cell>
          <table:table-cell table:formula="of:=ROUND(RAND()*999+1)" office:value-type="float" office:value="330" calcext:value-type="float">
            <text:p>330</text:p>
          </table:table-cell>
          <table:table-cell office:value-type="string" calcext:value-type="string">
            <text:p>2481 LOREM IPSUM DOLOR</text:p>
          </table:table-cell>
          <table:table-cell office:value-type="float" office:value="1503958457" calcext:value-type="float">
            <text:p>1503958457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ROUND(RAND()*99+1)" office:value-type="float" office:value="80" calcext:value-type="float">
            <text:p>80</text:p>
          </table:table-cell>
          <table:table-cell table:formula="of:=ROUND(RAND()*999+1)" office:value-type="float" office:value="837" calcext:value-type="float">
            <text:p>837</text:p>
          </table:table-cell>
          <table:table-cell office:value-type="string" calcext:value-type="string">
            <text:p>2482 LOREM IPSUM DOLOR</text:p>
          </table:table-cell>
          <table:table-cell office:value-type="float" office:value="1503958458" calcext:value-type="float">
            <text:p>1503958458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606" calcext:value-type="float">
            <text:p>606</text:p>
          </table:table-cell>
          <table:table-cell office:value-type="string" calcext:value-type="string">
            <text:p>2483 LOREM IPSUM DOLOR</text:p>
          </table:table-cell>
          <table:table-cell office:value-type="float" office:value="1503958459" calcext:value-type="float">
            <text:p>150395845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table:formula="of:=ROUND(RAND()*99+1)" office:value-type="float" office:value="64" calcext:value-type="float">
            <text:p>64</text:p>
          </table:table-cell>
          <table:table-cell table:formula="of:=ROUND(RAND()*999+1)" office:value-type="float" office:value="85" calcext:value-type="float">
            <text:p>85</text:p>
          </table:table-cell>
          <table:table-cell office:value-type="string" calcext:value-type="string">
            <text:p>2484 LOREM IPSUM DOLOR</text:p>
          </table:table-cell>
          <table:table-cell office:value-type="float" office:value="1503958460" calcext:value-type="float">
            <text:p>150395846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443" calcext:value-type="float">
            <text:p>443</text:p>
          </table:table-cell>
          <table:table-cell office:value-type="string" calcext:value-type="string">
            <text:p>2485 LOREM IPSUM DOLOR</text:p>
          </table:table-cell>
          <table:table-cell office:value-type="float" office:value="1503958461" calcext:value-type="float">
            <text:p>1503958461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ROUND(RAND()*99+1)" office:value-type="float" office:value="50" calcext:value-type="float">
            <text:p>50</text:p>
          </table:table-cell>
          <table:table-cell table:formula="of:=ROUND(RAND()*999+1)" office:value-type="float" office:value="2" calcext:value-type="float">
            <text:p>2</text:p>
          </table:table-cell>
          <table:table-cell office:value-type="string" calcext:value-type="string">
            <text:p>2486 LOREM IPSUM DOLOR</text:p>
          </table:table-cell>
          <table:table-cell office:value-type="float" office:value="1503958462" calcext:value-type="float">
            <text:p>1503958462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table:formula="of:=ROUND(RAND()*99+1)" office:value-type="float" office:value="95" calcext:value-type="float">
            <text:p>95</text:p>
          </table:table-cell>
          <table:table-cell table:formula="of:=ROUND(RAND()*999+1)" office:value-type="float" office:value="656" calcext:value-type="float">
            <text:p>656</text:p>
          </table:table-cell>
          <table:table-cell office:value-type="string" calcext:value-type="string">
            <text:p>2487 LOREM IPSUM DOLOR</text:p>
          </table:table-cell>
          <table:table-cell office:value-type="float" office:value="1503958463" calcext:value-type="float">
            <text:p>1503958463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ROUND(RAND()*99+1)" office:value-type="float" office:value="52" calcext:value-type="float">
            <text:p>52</text:p>
          </table:table-cell>
          <table:table-cell table:formula="of:=ROUND(RAND()*999+1)" office:value-type="float" office:value="390" calcext:value-type="float">
            <text:p>390</text:p>
          </table:table-cell>
          <table:table-cell office:value-type="string" calcext:value-type="string">
            <text:p>2488 LOREM IPSUM DOLOR</text:p>
          </table:table-cell>
          <table:table-cell office:value-type="float" office:value="1503958464" calcext:value-type="float">
            <text:p>1503958464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ROUND(RAND()*99+1)" office:value-type="float" office:value="23" calcext:value-type="float">
            <text:p>23</text:p>
          </table:table-cell>
          <table:table-cell table:formula="of:=ROUND(RAND()*999+1)" office:value-type="float" office:value="98" calcext:value-type="float">
            <text:p>98</text:p>
          </table:table-cell>
          <table:table-cell office:value-type="string" calcext:value-type="string">
            <text:p>2489 LOREM IPSUM DOLOR</text:p>
          </table:table-cell>
          <table:table-cell office:value-type="float" office:value="1503958465" calcext:value-type="float">
            <text:p>150395846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ROUND(RAND()*99+1)" office:value-type="float" office:value="7" calcext:value-type="float">
            <text:p>7</text:p>
          </table:table-cell>
          <table:table-cell table:formula="of:=ROUND(RAND()*999+1)" office:value-type="float" office:value="520" calcext:value-type="float">
            <text:p>520</text:p>
          </table:table-cell>
          <table:table-cell office:value-type="string" calcext:value-type="string">
            <text:p>2490 LOREM IPSUM DOLOR</text:p>
          </table:table-cell>
          <table:table-cell office:value-type="float" office:value="1503958466" calcext:value-type="float">
            <text:p>1503958466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ROUND(RAND()*99+1)" office:value-type="float" office:value="8" calcext:value-type="float">
            <text:p>8</text:p>
          </table:table-cell>
          <table:table-cell table:formula="of:=ROUND(RAND()*999+1)" office:value-type="float" office:value="396" calcext:value-type="float">
            <text:p>396</text:p>
          </table:table-cell>
          <table:table-cell office:value-type="string" calcext:value-type="string">
            <text:p>2491 LOREM IPSUM DOLOR</text:p>
          </table:table-cell>
          <table:table-cell office:value-type="float" office:value="1503958467" calcext:value-type="float">
            <text:p>1503958467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ROUND(RAND()*99+1)" office:value-type="float" office:value="99" calcext:value-type="float">
            <text:p>99</text:p>
          </table:table-cell>
          <table:table-cell table:formula="of:=ROUND(RAND()*999+1)" office:value-type="float" office:value="250" calcext:value-type="float">
            <text:p>250</text:p>
          </table:table-cell>
          <table:table-cell office:value-type="string" calcext:value-type="string">
            <text:p>2492 LOREM IPSUM DOLOR</text:p>
          </table:table-cell>
          <table:table-cell office:value-type="float" office:value="1503958468" calcext:value-type="float">
            <text:p>1503958468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table:formula="of:=ROUND(RAND()*99+1)" office:value-type="float" office:value="12" calcext:value-type="float">
            <text:p>12</text:p>
          </table:table-cell>
          <table:table-cell table:formula="of:=ROUND(RAND()*999+1)" office:value-type="float" office:value="957" calcext:value-type="float">
            <text:p>957</text:p>
          </table:table-cell>
          <table:table-cell office:value-type="string" calcext:value-type="string">
            <text:p>2493 LOREM IPSUM DOLOR</text:p>
          </table:table-cell>
          <table:table-cell office:value-type="float" office:value="1503958469" calcext:value-type="float">
            <text:p>1503958469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table:formula="of:=ROUND(RAND()*99+1)" office:value-type="float" office:value="93" calcext:value-type="float">
            <text:p>93</text:p>
          </table:table-cell>
          <table:table-cell table:formula="of:=ROUND(RAND()*999+1)" office:value-type="float" office:value="351" calcext:value-type="float">
            <text:p>351</text:p>
          </table:table-cell>
          <table:table-cell office:value-type="string" calcext:value-type="string">
            <text:p>2494 LOREM IPSUM DOLOR</text:p>
          </table:table-cell>
          <table:table-cell office:value-type="float" office:value="1503958470" calcext:value-type="float">
            <text:p>150395847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ROUND(RAND()*99+1)" office:value-type="float" office:value="16" calcext:value-type="float">
            <text:p>16</text:p>
          </table:table-cell>
          <table:table-cell table:formula="of:=ROUND(RAND()*999+1)" office:value-type="float" office:value="835" calcext:value-type="float">
            <text:p>835</text:p>
          </table:table-cell>
          <table:table-cell office:value-type="string" calcext:value-type="string">
            <text:p>2495 LOREM IPSUM DOLOR</text:p>
          </table:table-cell>
          <table:table-cell office:value-type="float" office:value="1503958471" calcext:value-type="float">
            <text:p>1503958471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ROUND(RAND()*99+1)" office:value-type="float" office:value="9" calcext:value-type="float">
            <text:p>9</text:p>
          </table:table-cell>
          <table:table-cell table:formula="of:=ROUND(RAND()*999+1)" office:value-type="float" office:value="64" calcext:value-type="float">
            <text:p>64</text:p>
          </table:table-cell>
          <table:table-cell office:value-type="string" calcext:value-type="string">
            <text:p>2496 LOREM IPSUM DOLOR</text:p>
          </table:table-cell>
          <table:table-cell office:value-type="float" office:value="1503958472" calcext:value-type="float">
            <text:p>1503958472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table:formula="of:=ROUND(RAND()*99+1)" office:value-type="float" office:value="82" calcext:value-type="float">
            <text:p>82</text:p>
          </table:table-cell>
          <table:table-cell table:formula="of:=ROUND(RAND()*999+1)" office:value-type="float" office:value="8" calcext:value-type="float">
            <text:p>8</text:p>
          </table:table-cell>
          <table:table-cell office:value-type="string" calcext:value-type="string">
            <text:p>2497 LOREM IPSUM DOLOR</text:p>
          </table:table-cell>
          <table:table-cell office:value-type="float" office:value="1503958473" calcext:value-type="float">
            <text:p>1503958473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ROUND(RAND()*99+1)" office:value-type="float" office:value="17" calcext:value-type="float">
            <text:p>17</text:p>
          </table:table-cell>
          <table:table-cell table:formula="of:=ROUND(RAND()*999+1)" office:value-type="float" office:value="383" calcext:value-type="float">
            <text:p>383</text:p>
          </table:table-cell>
          <table:table-cell office:value-type="string" calcext:value-type="string">
            <text:p>2498 LOREM IPSUM DOLOR</text:p>
          </table:table-cell>
          <table:table-cell office:value-type="float" office:value="1503958474" calcext:value-type="float">
            <text:p>1503958474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table:formula="of:=ROUND(RAND()*99+1)" office:value-type="float" office:value="57" calcext:value-type="float">
            <text:p>57</text:p>
          </table:table-cell>
          <table:table-cell table:formula="of:=ROUND(RAND()*999+1)" office:value-type="float" office:value="489" calcext:value-type="float">
            <text:p>489</text:p>
          </table:table-cell>
          <table:table-cell office:value-type="string" calcext:value-type="string">
            <text:p>2499 LOREM IPSUM DOLOR</text:p>
          </table:table-cell>
          <table:table-cell office:value-type="float" office:value="1503958475" calcext:value-type="float">
            <text:p>15039584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ROUND(RAND()*99+1)" office:value-type="float" office:value="4" calcext:value-type="float">
            <text:p>4</text:p>
          </table:table-cell>
          <table:table-cell table:formula="of:=ROUND(RAND()*999+1)" office:value-type="float" office:value="831" calcext:value-type="float">
            <text:p>831</text:p>
          </table:table-cell>
          <table:table-cell office:value-type="string" calcext:value-type="string">
            <text:p>2500 LOREM IPSUM DOLOR</text:p>
          </table:table-cell>
          <table:table-cell office:value-type="float" office:value="1503958476" calcext:value-type="float">
            <text:p>1503958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23:57:21.517656635</meta:creation-date>
    <dc:date>2017-08-29T00:01:01.353261143</dc:date>
    <meta:editing-duration>PT3M40S</meta:editing-duration>
    <meta:editing-cycles>1</meta:editing-cycles>
    <meta:generator>LibreOffice/5.1.6.2$Linux_X86_64 LibreOffice_project/10m0$Build-2</meta:generator>
    <meta:document-statistic meta:table-count="1" meta:cell-count="12500" meta:object-count="0"/>
  </office:meta>
</office:document-meta>
</file>